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データの生成；線形" table:style-name="ta1" table:print="false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formula="of:=0.8*SQRT(-2*LOG(RAND()))*COS(2*PI()*RAND())+4.5" office:value-type="float" office:value="4.3625633231678">
            <text:p>4.3625633232</text:p>
          </table:table-cell>
          <table:table-cell table:formula="of:=0.8*SQRT(-2*LOG(RAND()))*SIN(2*PI()*RAND())+1.7" office:value-type="float" office:value="1.66107162706559">
            <text:p>1.6610716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9164126166772">
            <text:p>4.7916412617</text:p>
          </table:table-cell>
          <table:table-cell table:formula="of:=0.8*SQRT(-2*LOG(RAND()))*SIN(2*PI()*RAND())+1.7" office:value-type="float" office:value="1.25716737471809">
            <text:p>1.25716737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6195817544327">
            <text:p>5.3619581754</text:p>
          </table:table-cell>
          <table:table-cell table:formula="of:=0.8*SQRT(-2*LOG(RAND()))*SIN(2*PI()*RAND())+1.7" office:value-type="float" office:value="1.59177888490981">
            <text:p>1.59177888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1214695668774">
            <text:p>4.7121469567</text:p>
          </table:table-cell>
          <table:table-cell table:formula="of:=0.8*SQRT(-2*LOG(RAND()))*SIN(2*PI()*RAND())+1.7" office:value-type="float" office:value="0.953458444215071">
            <text:p>0.9534584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1540833391944">
            <text:p>5.0154083339</text:p>
          </table:table-cell>
          <table:table-cell table:formula="of:=0.8*SQRT(-2*LOG(RAND()))*SIN(2*PI()*RAND())+1.7" office:value-type="float" office:value="1.51979944420947">
            <text:p>1.5197994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628952617028">
            <text:p>4.6162895262</text:p>
          </table:table-cell>
          <table:table-cell table:formula="of:=0.8*SQRT(-2*LOG(RAND()))*SIN(2*PI()*RAND())+1.7" office:value-type="float" office:value="2.03529897765942">
            <text:p>2.03529897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4291425103607">
            <text:p>4.342914251</text:p>
          </table:table-cell>
          <table:table-cell table:formula="of:=0.8*SQRT(-2*LOG(RAND()))*SIN(2*PI()*RAND())+1.7" office:value-type="float" office:value="2.05042290456841">
            <text:p>2.05042290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5602946151151">
            <text:p>4.7560294615</text:p>
          </table:table-cell>
          <table:table-cell table:formula="of:=0.8*SQRT(-2*LOG(RAND()))*SIN(2*PI()*RAND())+1.7" office:value-type="float" office:value="2.21477526766733">
            <text:p>2.21477526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4067525372581">
            <text:p>4.1406752537</text:p>
          </table:table-cell>
          <table:table-cell table:formula="of:=0.8*SQRT(-2*LOG(RAND()))*SIN(2*PI()*RAND())+1.7" office:value-type="float" office:value="1.22731434799966">
            <text:p>1.2273143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8218891720366">
            <text:p>5.4821889172</text:p>
          </table:table-cell>
          <table:table-cell table:formula="of:=0.8*SQRT(-2*LOG(RAND()))*SIN(2*PI()*RAND())+1.7" office:value-type="float" office:value="2.08035120920924">
            <text:p>2.08035120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0529129165489">
            <text:p>4.2052912917</text:p>
          </table:table-cell>
          <table:table-cell table:formula="of:=0.8*SQRT(-2*LOG(RAND()))*SIN(2*PI()*RAND())+1.7" office:value-type="float" office:value="1.48029004766551">
            <text:p>1.48029004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3268388265313">
            <text:p>3.9326838827</text:p>
          </table:table-cell>
          <table:table-cell table:formula="of:=0.8*SQRT(-2*LOG(RAND()))*SIN(2*PI()*RAND())+1.7" office:value-type="float" office:value="2.15379659665894">
            <text:p>2.15379659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2.90033255305147">
            <text:p>2.9003325531</text:p>
          </table:table-cell>
          <table:table-cell table:formula="of:=0.8*SQRT(-2*LOG(RAND()))*SIN(2*PI()*RAND())+1.7" office:value-type="float" office:value="1.411023531831">
            <text:p>1.4110235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8018453009067">
            <text:p>4.6801845301</text:p>
          </table:table-cell>
          <table:table-cell table:formula="of:=0.8*SQRT(-2*LOG(RAND()))*SIN(2*PI()*RAND())+1.7" office:value-type="float" office:value="0.208780480768092">
            <text:p>0.20878048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2232596873298">
            <text:p>3.9223259687</text:p>
          </table:table-cell>
          <table:table-cell table:formula="of:=0.8*SQRT(-2*LOG(RAND()))*SIN(2*PI()*RAND())+1.7" office:value-type="float" office:value="1.32963391690201">
            <text:p>1.32963391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771469415571">
            <text:p>4.7771469416</text:p>
          </table:table-cell>
          <table:table-cell table:formula="of:=0.8*SQRT(-2*LOG(RAND()))*SIN(2*PI()*RAND())+1.7" office:value-type="float" office:value="1.96630150870033">
            <text:p>1.9663015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0024763177644">
            <text:p>4.4002476318</text:p>
          </table:table-cell>
          <table:table-cell table:formula="of:=0.8*SQRT(-2*LOG(RAND()))*SIN(2*PI()*RAND())+1.7" office:value-type="float" office:value="1.03982801649522">
            <text:p>1.03982801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424043927531">
            <text:p>4.9424043928</text:p>
          </table:table-cell>
          <table:table-cell table:formula="of:=0.8*SQRT(-2*LOG(RAND()))*SIN(2*PI()*RAND())+1.7" office:value-type="float" office:value="1.33021334734311">
            <text:p>1.33021334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4073320479029">
            <text:p>3.9407332048</text:p>
          </table:table-cell>
          <table:table-cell table:formula="of:=0.8*SQRT(-2*LOG(RAND()))*SIN(2*PI()*RAND())+1.7" office:value-type="float" office:value="1.6076016199027">
            <text:p>1.60760161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772591454384">
            <text:p>4.6177259145</text:p>
          </table:table-cell>
          <table:table-cell table:formula="of:=0.8*SQRT(-2*LOG(RAND()))*SIN(2*PI()*RAND())+1.7" office:value-type="float" office:value="1.47066439004377">
            <text:p>1.470664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1947651326519">
            <text:p>4.3194765133</text:p>
          </table:table-cell>
          <table:table-cell table:formula="of:=0.8*SQRT(-2*LOG(RAND()))*SIN(2*PI()*RAND())+1.7" office:value-type="float" office:value="2.17646904920226">
            <text:p>2.1764690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8634182536696">
            <text:p>3.9863418254</text:p>
          </table:table-cell>
          <table:table-cell table:formula="of:=0.8*SQRT(-2*LOG(RAND()))*SIN(2*PI()*RAND())+1.7" office:value-type="float" office:value="1.67537809896379">
            <text:p>1.675378099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'データの生成；線形'.M42" table:end-x="0.293cm" table:end-y="0.067cm" draw:z-index="0" draw:style-name="gr1" draw:text-style-name="P1" svg:width="15.999cm" svg:height="8.999cm" svg:x="0.101cm" svg:y="0.1cm">
              <draw:object draw:notify-on-update-of-ranges="'データの生成；線形'.A2:'データの生成；線形'.A600 'データの生成；線形'.A2:'データの生成；線形'.A600 'データの生成；線形'.B1:'データの生成；線形'.B1 'データの生成；線形'.B2:'データの生成；線形'.B6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0.8*SQRT(-2*LOG(RAND()))*COS(2*PI()*RAND())+4.5" office:value-type="float" office:value="4.30520770162984">
            <text:p>4.3052077016</text:p>
          </table:table-cell>
          <table:table-cell table:formula="of:=0.8*SQRT(-2*LOG(RAND()))*SIN(2*PI()*RAND())+1.7" office:value-type="float" office:value="2.05171085230881">
            <text:p>2.05171085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3145331585431">
            <text:p>4.0314533159</text:p>
          </table:table-cell>
          <table:table-cell table:formula="of:=0.8*SQRT(-2*LOG(RAND()))*SIN(2*PI()*RAND())+1.7" office:value-type="float" office:value="1.89359412537108">
            <text:p>1.89359412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1291198103358">
            <text:p>4.012911981</text:p>
          </table:table-cell>
          <table:table-cell table:formula="of:=0.8*SQRT(-2*LOG(RAND()))*SIN(2*PI()*RAND())+1.7" office:value-type="float" office:value="1.81612481436617">
            <text:p>1.8161248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497300167201">
            <text:p>3.8497300167</text:p>
          </table:table-cell>
          <table:table-cell table:formula="of:=0.8*SQRT(-2*LOG(RAND()))*SIN(2*PI()*RAND())+1.7" office:value-type="float" office:value="1.44875388173059">
            <text:p>1.44875388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4660146687483">
            <text:p>4.3466014669</text:p>
          </table:table-cell>
          <table:table-cell table:formula="of:=0.8*SQRT(-2*LOG(RAND()))*SIN(2*PI()*RAND())+1.7" office:value-type="float" office:value="1.69342881131707">
            <text:p>1.69342881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2906924944301">
            <text:p>4.8290692494</text:p>
          </table:table-cell>
          <table:table-cell table:formula="of:=0.8*SQRT(-2*LOG(RAND()))*SIN(2*PI()*RAND())+1.7" office:value-type="float" office:value="2.00153798613929">
            <text:p>2.00153798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4080010635455">
            <text:p>4.4408001064</text:p>
          </table:table-cell>
          <table:table-cell table:formula="of:=0.8*SQRT(-2*LOG(RAND()))*SIN(2*PI()*RAND())+1.7" office:value-type="float" office:value="1.75785405987348">
            <text:p>1.75785405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4479048375678">
            <text:p>4.7447904838</text:p>
          </table:table-cell>
          <table:table-cell table:formula="of:=0.8*SQRT(-2*LOG(RAND()))*SIN(2*PI()*RAND())+1.7" office:value-type="float" office:value="2.02150916978203">
            <text:p>2.02150916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8992880544732">
            <text:p>4.7899288054</text:p>
          </table:table-cell>
          <table:table-cell table:formula="of:=0.8*SQRT(-2*LOG(RAND()))*SIN(2*PI()*RAND())+1.7" office:value-type="float" office:value="1.71657531795507">
            <text:p>1.7165753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3605659737595">
            <text:p>5.4360565974</text:p>
          </table:table-cell>
          <table:table-cell table:formula="of:=0.8*SQRT(-2*LOG(RAND()))*SIN(2*PI()*RAND())+1.7" office:value-type="float" office:value="1.78209618121785">
            <text:p>1.78209618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7457902201592">
            <text:p>5.274579022</text:p>
          </table:table-cell>
          <table:table-cell table:formula="of:=0.8*SQRT(-2*LOG(RAND()))*SIN(2*PI()*RAND())+1.7" office:value-type="float" office:value="2.86381525453557">
            <text:p>2.86381525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2427067257847">
            <text:p>3.8242706726</text:p>
          </table:table-cell>
          <table:table-cell table:formula="of:=0.8*SQRT(-2*LOG(RAND()))*SIN(2*PI()*RAND())+1.7" office:value-type="float" office:value="1.15976064664592">
            <text:p>1.1597606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184791869599">
            <text:p>4.118479187</text:p>
          </table:table-cell>
          <table:table-cell table:formula="of:=0.8*SQRT(-2*LOG(RAND()))*SIN(2*PI()*RAND())+1.7" office:value-type="float" office:value="0.684290392083026">
            <text:p>0.68429039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2339986780166">
            <text:p>5.1233998678</text:p>
          </table:table-cell>
          <table:table-cell table:formula="of:=0.8*SQRT(-2*LOG(RAND()))*SIN(2*PI()*RAND())+1.7" office:value-type="float" office:value="1.49161407233522">
            <text:p>1.49161407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60858900803219">
            <text:p>3.608589008</text:p>
          </table:table-cell>
          <table:table-cell table:formula="of:=0.8*SQRT(-2*LOG(RAND()))*SIN(2*PI()*RAND())+1.7" office:value-type="float" office:value="1.37510351260201">
            <text:p>1.37510351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4701616918788">
            <text:p>5.3470161692</text:p>
          </table:table-cell>
          <table:table-cell table:formula="of:=0.8*SQRT(-2*LOG(RAND()))*SIN(2*PI()*RAND())+1.7" office:value-type="float" office:value="2.38515213569618">
            <text:p>2.38515213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7141684257289">
            <text:p>4.9714168426</text:p>
          </table:table-cell>
          <table:table-cell table:formula="of:=0.8*SQRT(-2*LOG(RAND()))*SIN(2*PI()*RAND())+1.7" office:value-type="float" office:value="2.08538955283316">
            <text:p>2.08538955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3342846325518">
            <text:p>5.4334284633</text:p>
          </table:table-cell>
          <table:table-cell table:formula="of:=0.8*SQRT(-2*LOG(RAND()))*SIN(2*PI()*RAND())+1.7" office:value-type="float" office:value="0.866893519383511">
            <text:p>0.86689351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2671313504588">
            <text:p>4.126713135</text:p>
          </table:table-cell>
          <table:table-cell table:formula="of:=0.8*SQRT(-2*LOG(RAND()))*SIN(2*PI()*RAND())+1.7" office:value-type="float" office:value="1.52531667826639">
            <text:p>1.52531667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6094275853835">
            <text:p>5.0609427585</text:p>
          </table:table-cell>
          <table:table-cell table:formula="of:=0.8*SQRT(-2*LOG(RAND()))*SIN(2*PI()*RAND())+1.7" office:value-type="float" office:value="1.69982258345789">
            <text:p>1.69982258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4754539538033">
            <text:p>5.2475453954</text:p>
          </table:table-cell>
          <table:table-cell table:formula="of:=0.8*SQRT(-2*LOG(RAND()))*SIN(2*PI()*RAND())+1.7" office:value-type="float" office:value="2.23326634414683">
            <text:p>2.23326634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5705432082104">
            <text:p>5.2570543208</text:p>
          </table:table-cell>
          <table:table-cell table:formula="of:=0.8*SQRT(-2*LOG(RAND()))*SIN(2*PI()*RAND())+1.7" office:value-type="float" office:value="1.05491325175541">
            <text:p>1.05491325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6878902814259">
            <text:p>4.1687890281</text:p>
          </table:table-cell>
          <table:table-cell table:formula="of:=0.8*SQRT(-2*LOG(RAND()))*SIN(2*PI()*RAND())+1.7" office:value-type="float" office:value="1.4797499096572">
            <text:p>1.47974990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9485253166303">
            <text:p>5.4948525317</text:p>
          </table:table-cell>
          <table:table-cell table:formula="of:=0.8*SQRT(-2*LOG(RAND()))*SIN(2*PI()*RAND())+1.7" office:value-type="float" office:value="1.75361807494479">
            <text:p>1.75361807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1852156579762">
            <text:p>4.1185215658</text:p>
          </table:table-cell>
          <table:table-cell table:formula="of:=0.8*SQRT(-2*LOG(RAND()))*SIN(2*PI()*RAND())+1.7" office:value-type="float" office:value="1.94844726324243">
            <text:p>1.94844726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7144722346498">
            <text:p>4.5714472235</text:p>
          </table:table-cell>
          <table:table-cell table:formula="of:=0.8*SQRT(-2*LOG(RAND()))*SIN(2*PI()*RAND())+1.7" office:value-type="float" office:value="1.89728351867128">
            <text:p>1.89728351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8358337093844">
            <text:p>5.3835833709</text:p>
          </table:table-cell>
          <table:table-cell table:formula="of:=0.8*SQRT(-2*LOG(RAND()))*SIN(2*PI()*RAND())+1.7" office:value-type="float" office:value="2.06085528624936">
            <text:p>2.06085528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0211575498111">
            <text:p>5.302115755</text:p>
          </table:table-cell>
          <table:table-cell table:formula="of:=0.8*SQRT(-2*LOG(RAND()))*SIN(2*PI()*RAND())+1.7" office:value-type="float" office:value="1.75782592031322">
            <text:p>1.75782592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9560579896147">
            <text:p>4.095605799</text:p>
          </table:table-cell>
          <table:table-cell table:formula="of:=0.8*SQRT(-2*LOG(RAND()))*SIN(2*PI()*RAND())+1.7" office:value-type="float" office:value="2.36581532188359">
            <text:p>2.36581532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0111362475387">
            <text:p>4.2011136248</text:p>
          </table:table-cell>
          <table:table-cell table:formula="of:=0.8*SQRT(-2*LOG(RAND()))*SIN(2*PI()*RAND())+1.7" office:value-type="float" office:value="1.64901773936029">
            <text:p>1.64901773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1903893783388">
            <text:p>4.0190389378</text:p>
          </table:table-cell>
          <table:table-cell table:formula="of:=0.8*SQRT(-2*LOG(RAND()))*SIN(2*PI()*RAND())+1.7" office:value-type="float" office:value="2.27562518193948">
            <text:p>2.27562518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84724331131">
            <text:p>4.6184724331</text:p>
          </table:table-cell>
          <table:table-cell table:formula="of:=0.8*SQRT(-2*LOG(RAND()))*SIN(2*PI()*RAND())+1.7" office:value-type="float" office:value="2.00562823061307">
            <text:p>2.00562823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7953041461794">
            <text:p>3.8795304146</text:p>
          </table:table-cell>
          <table:table-cell table:formula="of:=0.8*SQRT(-2*LOG(RAND()))*SIN(2*PI()*RAND())+1.7" office:value-type="float" office:value="1.22738450577519">
            <text:p>1.2273845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3299500598986">
            <text:p>4.532995006</text:p>
          </table:table-cell>
          <table:table-cell table:formula="of:=0.8*SQRT(-2*LOG(RAND()))*SIN(2*PI()*RAND())+1.7" office:value-type="float" office:value="2.26484815952052">
            <text:p>2.2648481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5277125252834">
            <text:p>4.9527712525</text:p>
          </table:table-cell>
          <table:table-cell table:formula="of:=0.8*SQRT(-2*LOG(RAND()))*SIN(2*PI()*RAND())+1.7" office:value-type="float" office:value="2.15207512789252">
            <text:p>2.15207512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1753679228041">
            <text:p>4.2175367923</text:p>
          </table:table-cell>
          <table:table-cell table:formula="of:=0.8*SQRT(-2*LOG(RAND()))*SIN(2*PI()*RAND())+1.7" office:value-type="float" office:value="1.00906683858928">
            <text:p>1.00906683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1922772142858">
            <text:p>4.0192277214</text:p>
          </table:table-cell>
          <table:table-cell table:formula="of:=0.8*SQRT(-2*LOG(RAND()))*SIN(2*PI()*RAND())+1.7" office:value-type="float" office:value="1.5224219462624">
            <text:p>1.5224219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1376735621737">
            <text:p>4.4137673562</text:p>
          </table:table-cell>
          <table:table-cell table:formula="of:=0.8*SQRT(-2*LOG(RAND()))*SIN(2*PI()*RAND())+1.7" office:value-type="float" office:value="2.20857077283458">
            <text:p>2.20857077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2335594130027">
            <text:p>4.6233559413</text:p>
          </table:table-cell>
          <table:table-cell table:formula="of:=0.8*SQRT(-2*LOG(RAND()))*SIN(2*PI()*RAND())+1.7" office:value-type="float" office:value="2.29153530385079">
            <text:p>2.29153530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0964044254267">
            <text:p>4.2096404425</text:p>
          </table:table-cell>
          <table:table-cell table:formula="of:=0.8*SQRT(-2*LOG(RAND()))*SIN(2*PI()*RAND())+1.7" office:value-type="float" office:value="2.73440279518889">
            <text:p>2.73440279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5469014935592">
            <text:p>4.1546901494</text:p>
          </table:table-cell>
          <table:table-cell table:formula="of:=0.8*SQRT(-2*LOG(RAND()))*SIN(2*PI()*RAND())+1.7" office:value-type="float" office:value="1.86259111917189">
            <text:p>1.8625911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4635630253809">
            <text:p>5.0463563025</text:p>
          </table:table-cell>
          <table:table-cell table:formula="of:=0.8*SQRT(-2*LOG(RAND()))*SIN(2*PI()*RAND())+1.7" office:value-type="float" office:value="2.27056244155685">
            <text:p>2.27056244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2327358805364">
            <text:p>4.3232735881</text:p>
          </table:table-cell>
          <table:table-cell table:formula="of:=0.8*SQRT(-2*LOG(RAND()))*SIN(2*PI()*RAND())+1.7" office:value-type="float" office:value="1.93070841853083">
            <text:p>1.93070841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3185452942559">
            <text:p>4.5318545294</text:p>
          </table:table-cell>
          <table:table-cell table:formula="of:=0.8*SQRT(-2*LOG(RAND()))*SIN(2*PI()*RAND())+1.7" office:value-type="float" office:value="2.3954528460605">
            <text:p>2.39545284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3591429365464">
            <text:p>4.0359142937</text:p>
          </table:table-cell>
          <table:table-cell table:formula="of:=0.8*SQRT(-2*LOG(RAND()))*SIN(2*PI()*RAND())+1.7" office:value-type="float" office:value="1.63409855790777">
            <text:p>1.63409855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092640982104">
            <text:p>4.5092640982</text:p>
          </table:table-cell>
          <table:table-cell table:formula="of:=0.8*SQRT(-2*LOG(RAND()))*SIN(2*PI()*RAND())+1.7" office:value-type="float" office:value="1.53705202607204">
            <text:p>1.53705202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2123589674764">
            <text:p>4.0212358967</text:p>
          </table:table-cell>
          <table:table-cell table:formula="of:=0.8*SQRT(-2*LOG(RAND()))*SIN(2*PI()*RAND())+1.7" office:value-type="float" office:value="1.91524446243327">
            <text:p>1.91524446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0990597045518">
            <text:p>4.4099059705</text:p>
          </table:table-cell>
          <table:table-cell table:formula="of:=0.8*SQRT(-2*LOG(RAND()))*SIN(2*PI()*RAND())+1.7" office:value-type="float" office:value="1.41348287376807">
            <text:p>1.41348287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0642539933449">
            <text:p>5.4064253993</text:p>
          </table:table-cell>
          <table:table-cell table:formula="of:=0.8*SQRT(-2*LOG(RAND()))*SIN(2*PI()*RAND())+1.7" office:value-type="float" office:value="1.39503365847084">
            <text:p>1.39503365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4988840483246">
            <text:p>4.8498884048</text:p>
          </table:table-cell>
          <table:table-cell table:formula="of:=0.8*SQRT(-2*LOG(RAND()))*SIN(2*PI()*RAND())+1.7" office:value-type="float" office:value="2.07404551833845">
            <text:p>2.07404551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62222013267831">
            <text:p>3.6222201327</text:p>
          </table:table-cell>
          <table:table-cell table:formula="of:=0.8*SQRT(-2*LOG(RAND()))*SIN(2*PI()*RAND())+1.7" office:value-type="float" office:value="2.87199725219806">
            <text:p>2.87199725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5401032589791">
            <text:p>4.5540103259</text:p>
          </table:table-cell>
          <table:table-cell table:formula="of:=0.8*SQRT(-2*LOG(RAND()))*SIN(2*PI()*RAND())+1.7" office:value-type="float" office:value="2.56743061138167">
            <text:p>2.56743061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5952971296921">
            <text:p>4.059529713</text:p>
          </table:table-cell>
          <table:table-cell table:formula="of:=0.8*SQRT(-2*LOG(RAND()))*SIN(2*PI()*RAND())+1.7" office:value-type="float" office:value="1.98852938092756">
            <text:p>1.98852938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6546120741786">
            <text:p>5.1654612074</text:p>
          </table:table-cell>
          <table:table-cell table:formula="of:=0.8*SQRT(-2*LOG(RAND()))*SIN(2*PI()*RAND())+1.7" office:value-type="float" office:value="1.37828205444234">
            <text:p>1.37828205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7079770642101">
            <text:p>3.7707977064</text:p>
          </table:table-cell>
          <table:table-cell table:formula="of:=0.8*SQRT(-2*LOG(RAND()))*SIN(2*PI()*RAND())+1.7" office:value-type="float" office:value="1.53034777809751">
            <text:p>1.53034777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0841040177298">
            <text:p>4.1084104018</text:p>
          </table:table-cell>
          <table:table-cell table:formula="of:=0.8*SQRT(-2*LOG(RAND()))*SIN(2*PI()*RAND())+1.7" office:value-type="float" office:value="2.11496586578067">
            <text:p>2.11496586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2254254061689">
            <text:p>5.3225425406</text:p>
          </table:table-cell>
          <table:table-cell table:formula="of:=0.8*SQRT(-2*LOG(RAND()))*SIN(2*PI()*RAND())+1.7" office:value-type="float" office:value="1.77608063735563">
            <text:p>1.77608063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74453433979445">
            <text:p>5.7445343398</text:p>
          </table:table-cell>
          <table:table-cell table:formula="of:=0.8*SQRT(-2*LOG(RAND()))*SIN(2*PI()*RAND())+1.7" office:value-type="float" office:value="0.737606374237333">
            <text:p>0.73760637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3864274555165">
            <text:p>5.1386427456</text:p>
          </table:table-cell>
          <table:table-cell table:formula="of:=0.8*SQRT(-2*LOG(RAND()))*SIN(2*PI()*RAND())+1.7" office:value-type="float" office:value="1.2960042604313">
            <text:p>1.29600426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6061075220823">
            <text:p>4.4606107522</text:p>
          </table:table-cell>
          <table:table-cell table:formula="of:=0.8*SQRT(-2*LOG(RAND()))*SIN(2*PI()*RAND())+1.7" office:value-type="float" office:value="1.93071181477352">
            <text:p>1.93071181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2371301874425">
            <text:p>4.7237130187</text:p>
          </table:table-cell>
          <table:table-cell table:formula="of:=0.8*SQRT(-2*LOG(RAND()))*SIN(2*PI()*RAND())+1.7" office:value-type="float" office:value="1.95801215062888">
            <text:p>1.95801215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3129963103299">
            <text:p>4.231299631</text:p>
          </table:table-cell>
          <table:table-cell table:formula="of:=0.8*SQRT(-2*LOG(RAND()))*SIN(2*PI()*RAND())+1.7" office:value-type="float" office:value="2.49877209730131">
            <text:p>2.49877209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9454610449899">
            <text:p>4.0945461045</text:p>
          </table:table-cell>
          <table:table-cell table:formula="of:=0.8*SQRT(-2*LOG(RAND()))*SIN(2*PI()*RAND())+1.7" office:value-type="float" office:value="1.66926612664831">
            <text:p>1.66926612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2425771807532">
            <text:p>4.9242577181</text:p>
          </table:table-cell>
          <table:table-cell table:formula="of:=0.8*SQRT(-2*LOG(RAND()))*SIN(2*PI()*RAND())+1.7" office:value-type="float" office:value="1.57054788994142">
            <text:p>1.57054788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5838279095116">
            <text:p>5.058382791</text:p>
          </table:table-cell>
          <table:table-cell table:formula="of:=0.8*SQRT(-2*LOG(RAND()))*SIN(2*PI()*RAND())+1.7" office:value-type="float" office:value="3.23307105258628">
            <text:p>3.23307105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2891780653682">
            <text:p>5.0289178065</text:p>
          </table:table-cell>
          <table:table-cell table:formula="of:=0.8*SQRT(-2*LOG(RAND()))*SIN(2*PI()*RAND())+1.7" office:value-type="float" office:value="1.34156348923375">
            <text:p>1.34156348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4798432524813">
            <text:p>4.4479843252</text:p>
          </table:table-cell>
          <table:table-cell table:formula="of:=0.8*SQRT(-2*LOG(RAND()))*SIN(2*PI()*RAND())+1.7" office:value-type="float" office:value="0.797651633963686">
            <text:p>0.7976516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8642616596185">
            <text:p>3.986426166</text:p>
          </table:table-cell>
          <table:table-cell table:formula="of:=0.8*SQRT(-2*LOG(RAND()))*SIN(2*PI()*RAND())+1.7" office:value-type="float" office:value="1.23354387894728">
            <text:p>1.23354387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411783155802">
            <text:p>4.5411783156</text:p>
          </table:table-cell>
          <table:table-cell table:formula="of:=0.8*SQRT(-2*LOG(RAND()))*SIN(2*PI()*RAND())+1.7" office:value-type="float" office:value="1.32304277317016">
            <text:p>1.32304277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4398857964383">
            <text:p>3.8439885796</text:p>
          </table:table-cell>
          <table:table-cell table:formula="of:=0.8*SQRT(-2*LOG(RAND()))*SIN(2*PI()*RAND())+1.7" office:value-type="float" office:value="1.71393136902985">
            <text:p>1.7139313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1765647652157">
            <text:p>4.4176564765</text:p>
          </table:table-cell>
          <table:table-cell table:formula="of:=0.8*SQRT(-2*LOG(RAND()))*SIN(2*PI()*RAND())+1.7" office:value-type="float" office:value="1.81754602784472">
            <text:p>1.81754602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2342189177789">
            <text:p>4.1234218918</text:p>
          </table:table-cell>
          <table:table-cell table:formula="of:=0.8*SQRT(-2*LOG(RAND()))*SIN(2*PI()*RAND())+1.7" office:value-type="float" office:value="1.31661878401926">
            <text:p>1.3166187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9589934435419">
            <text:p>4.6958993444</text:p>
          </table:table-cell>
          <table:table-cell table:formula="of:=0.8*SQRT(-2*LOG(RAND()))*SIN(2*PI()*RAND())+1.7" office:value-type="float" office:value="1.51016371182887">
            <text:p>1.51016371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869017025512">
            <text:p>4.6186901703</text:p>
          </table:table-cell>
          <table:table-cell table:formula="of:=0.8*SQRT(-2*LOG(RAND()))*SIN(2*PI()*RAND())+1.7" office:value-type="float" office:value="1.993692825469">
            <text:p>1.9936928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8342913798347">
            <text:p>4.283429138</text:p>
          </table:table-cell>
          <table:table-cell table:formula="of:=0.8*SQRT(-2*LOG(RAND()))*SIN(2*PI()*RAND())+1.7" office:value-type="float" office:value="0.251108402744365">
            <text:p>0.25110840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8020402971904">
            <text:p>4.6802040297</text:p>
          </table:table-cell>
          <table:table-cell table:formula="of:=0.8*SQRT(-2*LOG(RAND()))*SIN(2*PI()*RAND())+1.7" office:value-type="float" office:value="2.20162487923085">
            <text:p>2.20162487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9878492411012">
            <text:p>4.0987849241</text:p>
          </table:table-cell>
          <table:table-cell table:formula="of:=0.8*SQRT(-2*LOG(RAND()))*SIN(2*PI()*RAND())+1.7" office:value-type="float" office:value="2.38860319748626">
            <text:p>2.38860319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3316355167739">
            <text:p>4.0331635517</text:p>
          </table:table-cell>
          <table:table-cell table:formula="of:=0.8*SQRT(-2*LOG(RAND()))*SIN(2*PI()*RAND())+1.7" office:value-type="float" office:value="0.935848678352075">
            <text:p>0.93584867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7754128289465">
            <text:p>4.8775412829</text:p>
          </table:table-cell>
          <table:table-cell table:formula="of:=0.8*SQRT(-2*LOG(RAND()))*SIN(2*PI()*RAND())+1.7" office:value-type="float" office:value="1.51243084648282">
            <text:p>1.51243084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2974750707041">
            <text:p>5.4297475071</text:p>
          </table:table-cell>
          <table:table-cell table:formula="of:=0.8*SQRT(-2*LOG(RAND()))*SIN(2*PI()*RAND())+1.7" office:value-type="float" office:value="1.87999196251224">
            <text:p>1.87999196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50327733593735">
            <text:p>5.5032773359</text:p>
          </table:table-cell>
          <table:table-cell table:formula="of:=0.8*SQRT(-2*LOG(RAND()))*SIN(2*PI()*RAND())+1.7" office:value-type="float" office:value="1.00385141992847">
            <text:p>1.00385141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5796208510032">
            <text:p>4.3579620851</text:p>
          </table:table-cell>
          <table:table-cell table:formula="of:=0.8*SQRT(-2*LOG(RAND()))*SIN(2*PI()*RAND())+1.7" office:value-type="float" office:value="0.963371673939704">
            <text:p>0.96337167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4612689816348">
            <text:p>4.9461268982</text:p>
          </table:table-cell>
          <table:table-cell table:formula="of:=0.8*SQRT(-2*LOG(RAND()))*SIN(2*PI()*RAND())+1.7" office:value-type="float" office:value="1.42001229280922">
            <text:p>1.42001229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0409448332252">
            <text:p>5.2040944833</text:p>
          </table:table-cell>
          <table:table-cell table:formula="of:=0.8*SQRT(-2*LOG(RAND()))*SIN(2*PI()*RAND())+1.7" office:value-type="float" office:value="1.85596400608429">
            <text:p>1.8559640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5686985707807">
            <text:p>4.6568698571</text:p>
          </table:table-cell>
          <table:table-cell table:formula="of:=0.8*SQRT(-2*LOG(RAND()))*SIN(2*PI()*RAND())+1.7" office:value-type="float" office:value="1.48733212104499">
            <text:p>1.487332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1363297063102">
            <text:p>4.8136329706</text:p>
          </table:table-cell>
          <table:table-cell table:formula="of:=0.8*SQRT(-2*LOG(RAND()))*SIN(2*PI()*RAND())+1.7" office:value-type="float" office:value="1.41548826119625">
            <text:p>1.41548826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5539845474506">
            <text:p>4.3553984547</text:p>
          </table:table-cell>
          <table:table-cell table:formula="of:=0.8*SQRT(-2*LOG(RAND()))*SIN(2*PI()*RAND())+1.7" office:value-type="float" office:value="2.15327490154989">
            <text:p>2.15327490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9435833428448">
            <text:p>5.4943583343</text:p>
          </table:table-cell>
          <table:table-cell table:formula="of:=0.8*SQRT(-2*LOG(RAND()))*SIN(2*PI()*RAND())+1.7" office:value-type="float" office:value="1.44905780159196">
            <text:p>1.44905780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0957788380371">
            <text:p>3.7095778838</text:p>
          </table:table-cell>
          <table:table-cell table:formula="of:=0.8*SQRT(-2*LOG(RAND()))*SIN(2*PI()*RAND())+1.7" office:value-type="float" office:value="1.60862091037961">
            <text:p>1.60862091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5149527827581">
            <text:p>3.9514952783</text:p>
          </table:table-cell>
          <table:table-cell table:formula="of:=0.8*SQRT(-2*LOG(RAND()))*SIN(2*PI()*RAND())+1.7" office:value-type="float" office:value="1.8773873458059">
            <text:p>1.87738734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6557896932669">
            <text:p>4.4655789693</text:p>
          </table:table-cell>
          <table:table-cell table:formula="of:=0.8*SQRT(-2*LOG(RAND()))*SIN(2*PI()*RAND())+1.7" office:value-type="float" office:value="2.53109929005974">
            <text:p>2.53109929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3637015046392">
            <text:p>4.3363701505</text:p>
          </table:table-cell>
          <table:table-cell table:formula="of:=0.8*SQRT(-2*LOG(RAND()))*SIN(2*PI()*RAND())+1.7" office:value-type="float" office:value="1.96329726028586">
            <text:p>1.96329726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8053814743272">
            <text:p>4.6805381474</text:p>
          </table:table-cell>
          <table:table-cell table:formula="of:=0.8*SQRT(-2*LOG(RAND()))*SIN(2*PI()*RAND())+1.7" office:value-type="float" office:value="1.15879843115483">
            <text:p>1.15879843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3194502150377">
            <text:p>4.9319450215</text:p>
          </table:table-cell>
          <table:table-cell table:formula="of:=0.8*SQRT(-2*LOG(RAND()))*SIN(2*PI()*RAND())+1.7" office:value-type="float" office:value="1.27420256455647">
            <text:p>1.27420256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4725566639359">
            <text:p>4.9472556664</text:p>
          </table:table-cell>
          <table:table-cell table:formula="of:=0.8*SQRT(-2*LOG(RAND()))*SIN(2*PI()*RAND())+1.7" office:value-type="float" office:value="2.23310996351443">
            <text:p>2.23310996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6567509678669">
            <text:p>4.0656750968</text:p>
          </table:table-cell>
          <table:table-cell table:formula="of:=0.8*SQRT(-2*LOG(RAND()))*SIN(2*PI()*RAND())+1.7" office:value-type="float" office:value="2.23834456276874">
            <text:p>2.23834456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8179772964746">
            <text:p>5.4817977296</text:p>
          </table:table-cell>
          <table:table-cell table:formula="of:=0.8*SQRT(-2*LOG(RAND()))*SIN(2*PI()*RAND())+1.7" office:value-type="float" office:value="1.33238443358195">
            <text:p>1.33238443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8722353948656">
            <text:p>4.5872235395</text:p>
          </table:table-cell>
          <table:table-cell table:formula="of:=0.8*SQRT(-2*LOG(RAND()))*SIN(2*PI()*RAND())+1.7" office:value-type="float" office:value="2.15051563865184">
            <text:p>2.15051563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7018281720958">
            <text:p>5.4701828172</text:p>
          </table:table-cell>
          <table:table-cell table:formula="of:=0.8*SQRT(-2*LOG(RAND()))*SIN(2*PI()*RAND())+1.7" office:value-type="float" office:value="2.28253159027999">
            <text:p>2.28253159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2424644512583">
            <text:p>3.7242464451</text:p>
          </table:table-cell>
          <table:table-cell table:formula="of:=0.8*SQRT(-2*LOG(RAND()))*SIN(2*PI()*RAND())+1.7" office:value-type="float" office:value="1.17329079963825">
            <text:p>1.17329079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56126065699068">
            <text:p>5.561260657</text:p>
          </table:table-cell>
          <table:table-cell table:formula="of:=0.8*SQRT(-2*LOG(RAND()))*SIN(2*PI()*RAND())+1.7" office:value-type="float" office:value="0.275499044473564">
            <text:p>0.27549904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1651722323578">
            <text:p>4.4165172232</text:p>
          </table:table-cell>
          <table:table-cell table:formula="of:=0.8*SQRT(-2*LOG(RAND()))*SIN(2*PI()*RAND())+1.7" office:value-type="float" office:value="1.61236217230836">
            <text:p>1.61236217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8118908261426">
            <text:p>5.0811890826</text:p>
          </table:table-cell>
          <table:table-cell table:formula="of:=0.8*SQRT(-2*LOG(RAND()))*SIN(2*PI()*RAND())+1.7" office:value-type="float" office:value="2.75347193930389">
            <text:p>2.75347193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55156540271484">
            <text:p>3.5515654027</text:p>
          </table:table-cell>
          <table:table-cell table:formula="of:=0.8*SQRT(-2*LOG(RAND()))*SIN(2*PI()*RAND())+1.7" office:value-type="float" office:value="1.48124229172666">
            <text:p>1.48124229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4206428235541">
            <text:p>4.6420642824</text:p>
          </table:table-cell>
          <table:table-cell table:formula="of:=0.8*SQRT(-2*LOG(RAND()))*SIN(2*PI()*RAND())+1.7" office:value-type="float" office:value="2.38572480784943">
            <text:p>2.38572480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6601688352201">
            <text:p>5.1660168835</text:p>
          </table:table-cell>
          <table:table-cell table:formula="of:=0.8*SQRT(-2*LOG(RAND()))*SIN(2*PI()*RAND())+1.7" office:value-type="float" office:value="0.46247210909375">
            <text:p>0.46247210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9748596414692">
            <text:p>4.4974859641</text:p>
          </table:table-cell>
          <table:table-cell table:formula="of:=0.8*SQRT(-2*LOG(RAND()))*SIN(2*PI()*RAND())+1.7" office:value-type="float" office:value="0.920771461233425">
            <text:p>0.92077146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6621130043268">
            <text:p>4.2662113004</text:p>
          </table:table-cell>
          <table:table-cell table:formula="of:=0.8*SQRT(-2*LOG(RAND()))*SIN(2*PI()*RAND())+1.7" office:value-type="float" office:value="0.493598086702947">
            <text:p>0.49359808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4021103544368">
            <text:p>3.9402110354</text:p>
          </table:table-cell>
          <table:table-cell table:formula="of:=0.8*SQRT(-2*LOG(RAND()))*SIN(2*PI()*RAND())+1.7" office:value-type="float" office:value="0.961843085185629">
            <text:p>0.96184308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69827984487545">
            <text:p>3.6982798449</text:p>
          </table:table-cell>
          <table:table-cell table:formula="of:=0.8*SQRT(-2*LOG(RAND()))*SIN(2*PI()*RAND())+1.7" office:value-type="float" office:value="1.69955950232382">
            <text:p>1.69955950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65714853978792">
            <text:p>3.6571485398</text:p>
          </table:table-cell>
          <table:table-cell table:formula="of:=0.8*SQRT(-2*LOG(RAND()))*SIN(2*PI()*RAND())+1.7" office:value-type="float" office:value="0.773974801631235">
            <text:p>0.77397480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9617076540395">
            <text:p>4.2961707654</text:p>
          </table:table-cell>
          <table:table-cell table:formula="of:=0.8*SQRT(-2*LOG(RAND()))*SIN(2*PI()*RAND())+1.7" office:value-type="float" office:value="1.6397465496858">
            <text:p>1.63974654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32042935278178">
            <text:p>3.3204293528</text:p>
          </table:table-cell>
          <table:table-cell table:formula="of:=0.8*SQRT(-2*LOG(RAND()))*SIN(2*PI()*RAND())+1.7" office:value-type="float" office:value="1.82550291349101">
            <text:p>1.82550291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1866178837587">
            <text:p>4.7186617884</text:p>
          </table:table-cell>
          <table:table-cell table:formula="of:=0.8*SQRT(-2*LOG(RAND()))*SIN(2*PI()*RAND())+1.7" office:value-type="float" office:value="1.94332754817318">
            <text:p>1.94332754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9179936597355">
            <text:p>4.091799366</text:p>
          </table:table-cell>
          <table:table-cell table:formula="of:=0.8*SQRT(-2*LOG(RAND()))*SIN(2*PI()*RAND())+1.7" office:value-type="float" office:value="1.27422765229147">
            <text:p>1.27422765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5900894299062">
            <text:p>4.059008943</text:p>
          </table:table-cell>
          <table:table-cell table:formula="of:=0.8*SQRT(-2*LOG(RAND()))*SIN(2*PI()*RAND())+1.7" office:value-type="float" office:value="1.69755002954864">
            <text:p>1.69755002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8922425586679">
            <text:p>4.1892242559</text:p>
          </table:table-cell>
          <table:table-cell table:formula="of:=0.8*SQRT(-2*LOG(RAND()))*SIN(2*PI()*RAND())+1.7" office:value-type="float" office:value="0.190730948036051">
            <text:p>0.1907309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3517826209532">
            <text:p>4.6351782621</text:p>
          </table:table-cell>
          <table:table-cell table:formula="of:=0.8*SQRT(-2*LOG(RAND()))*SIN(2*PI()*RAND())+1.7" office:value-type="float" office:value="2.7482356469082">
            <text:p>2.74823564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2840697291704">
            <text:p>4.5284069729</text:p>
          </table:table-cell>
          <table:table-cell table:formula="of:=0.8*SQRT(-2*LOG(RAND()))*SIN(2*PI()*RAND())+1.7" office:value-type="float" office:value="2.23725420464915">
            <text:p>2.23725420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769123684893">
            <text:p>4.9769123685</text:p>
          </table:table-cell>
          <table:table-cell table:formula="of:=0.8*SQRT(-2*LOG(RAND()))*SIN(2*PI()*RAND())+1.7" office:value-type="float" office:value="1.78521074938557">
            <text:p>1.78521074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0320338304623">
            <text:p>4.003203383</text:p>
          </table:table-cell>
          <table:table-cell table:formula="of:=0.8*SQRT(-2*LOG(RAND()))*SIN(2*PI()*RAND())+1.7" office:value-type="float" office:value="2.89593436739582">
            <text:p>2.89593436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7840672709159">
            <text:p>3.9784067271</text:p>
          </table:table-cell>
          <table:table-cell table:formula="of:=0.8*SQRT(-2*LOG(RAND()))*SIN(2*PI()*RAND())+1.7" office:value-type="float" office:value="1.17266550570367">
            <text:p>1.17266550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0480143852607">
            <text:p>4.6048014385</text:p>
          </table:table-cell>
          <table:table-cell table:formula="of:=0.8*SQRT(-2*LOG(RAND()))*SIN(2*PI()*RAND())+1.7" office:value-type="float" office:value="1.70751957423297">
            <text:p>1.70751957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927232445677">
            <text:p>4.8927232446</text:p>
          </table:table-cell>
          <table:table-cell table:formula="of:=0.8*SQRT(-2*LOG(RAND()))*SIN(2*PI()*RAND())+1.7" office:value-type="float" office:value="1.89618276237442">
            <text:p>1.89618276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291473394309">
            <text:p>3.7291473394</text:p>
          </table:table-cell>
          <table:table-cell table:formula="of:=0.8*SQRT(-2*LOG(RAND()))*SIN(2*PI()*RAND())+1.7" office:value-type="float" office:value="1.86333699371747">
            <text:p>1.86333699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4953434969007">
            <text:p>4.7495343497</text:p>
          </table:table-cell>
          <table:table-cell table:formula="of:=0.8*SQRT(-2*LOG(RAND()))*SIN(2*PI()*RAND())+1.7" office:value-type="float" office:value="1.76376393019127">
            <text:p>1.76376393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603503626214">
            <text:p>4.5603503626</text:p>
          </table:table-cell>
          <table:table-cell table:formula="of:=0.8*SQRT(-2*LOG(RAND()))*SIN(2*PI()*RAND())+1.7" office:value-type="float" office:value="1.48360159016494">
            <text:p>1.48360159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6671825296132">
            <text:p>4.966718253</text:p>
          </table:table-cell>
          <table:table-cell table:formula="of:=0.8*SQRT(-2*LOG(RAND()))*SIN(2*PI()*RAND())+1.7" office:value-type="float" office:value="0.440600055107375">
            <text:p>0.44060005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056796726253">
            <text:p>5.0056796726</text:p>
          </table:table-cell>
          <table:table-cell table:formula="of:=0.8*SQRT(-2*LOG(RAND()))*SIN(2*PI()*RAND())+1.7" office:value-type="float" office:value="2.3991131447282">
            <text:p>2.39911314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1595246722932">
            <text:p>5.0159524672</text:p>
          </table:table-cell>
          <table:table-cell table:formula="of:=0.8*SQRT(-2*LOG(RAND()))*SIN(2*PI()*RAND())+1.7" office:value-type="float" office:value="0.870257309801135">
            <text:p>0.87025730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8300813893456">
            <text:p>4.5830081389</text:p>
          </table:table-cell>
          <table:table-cell table:formula="of:=0.8*SQRT(-2*LOG(RAND()))*SIN(2*PI()*RAND())+1.7" office:value-type="float" office:value="2.11635545955037">
            <text:p>2.11635545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7604318559797">
            <text:p>3.9760431856</text:p>
          </table:table-cell>
          <table:table-cell table:formula="of:=0.8*SQRT(-2*LOG(RAND()))*SIN(2*PI()*RAND())+1.7" office:value-type="float" office:value="2.3297406763795">
            <text:p>2.32974067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737976529581">
            <text:p>4.573797653</text:p>
          </table:table-cell>
          <table:table-cell table:formula="of:=0.8*SQRT(-2*LOG(RAND()))*SIN(2*PI()*RAND())+1.7" office:value-type="float" office:value="0.853271958742299">
            <text:p>0.85327195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6925100227285">
            <text:p>5.3692510023</text:p>
          </table:table-cell>
          <table:table-cell table:formula="of:=0.8*SQRT(-2*LOG(RAND()))*SIN(2*PI()*RAND())+1.7" office:value-type="float" office:value="1.48749174630387">
            <text:p>1.4874917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6752685676653">
            <text:p>5.2675268568</text:p>
          </table:table-cell>
          <table:table-cell table:formula="of:=0.8*SQRT(-2*LOG(RAND()))*SIN(2*PI()*RAND())+1.7" office:value-type="float" office:value="1.65400693306692">
            <text:p>1.65400693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6002170017098">
            <text:p>4.9600217002</text:p>
          </table:table-cell>
          <table:table-cell table:formula="of:=0.8*SQRT(-2*LOG(RAND()))*SIN(2*PI()*RAND())+1.7" office:value-type="float" office:value="1.63004906637993">
            <text:p>1.63004906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5088468827469">
            <text:p>4.2508846883</text:p>
          </table:table-cell>
          <table:table-cell table:formula="of:=0.8*SQRT(-2*LOG(RAND()))*SIN(2*PI()*RAND())+1.7" office:value-type="float" office:value="1.61776515502956">
            <text:p>1.6177651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3376883764929">
            <text:p>4.3337688376</text:p>
          </table:table-cell>
          <table:table-cell table:formula="of:=0.8*SQRT(-2*LOG(RAND()))*SIN(2*PI()*RAND())+1.7" office:value-type="float" office:value="1.47090274151557">
            <text:p>1.47090274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9299360547867">
            <text:p>5.1929936055</text:p>
          </table:table-cell>
          <table:table-cell table:formula="of:=0.8*SQRT(-2*LOG(RAND()))*SIN(2*PI()*RAND())+1.7" office:value-type="float" office:value="1.44584995819086">
            <text:p>1.44584995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44279255961321">
            <text:p>3.4427925596</text:p>
          </table:table-cell>
          <table:table-cell table:formula="of:=0.8*SQRT(-2*LOG(RAND()))*SIN(2*PI()*RAND())+1.7" office:value-type="float" office:value="2.61307999686835">
            <text:p>2.61307999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8571521506448">
            <text:p>4.0857152151</text:p>
          </table:table-cell>
          <table:table-cell table:formula="of:=0.8*SQRT(-2*LOG(RAND()))*SIN(2*PI()*RAND())+1.7" office:value-type="float" office:value="1.67208202970396">
            <text:p>1.67208202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6.14252063512264">
            <text:p>6.1425206351</text:p>
          </table:table-cell>
          <table:table-cell table:formula="of:=0.8*SQRT(-2*LOG(RAND()))*SIN(2*PI()*RAND())+1.7" office:value-type="float" office:value="1.14913422124351">
            <text:p>1.14913422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1356727613094">
            <text:p>4.8135672761</text:p>
          </table:table-cell>
          <table:table-cell table:formula="of:=0.8*SQRT(-2*LOG(RAND()))*SIN(2*PI()*RAND())+1.7" office:value-type="float" office:value="1.39257655695549">
            <text:p>1.3925765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8573970298458">
            <text:p>4.785739703</text:p>
          </table:table-cell>
          <table:table-cell table:formula="of:=0.8*SQRT(-2*LOG(RAND()))*SIN(2*PI()*RAND())+1.7" office:value-type="float" office:value="1.8245020086768">
            <text:p>1.8245020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9657754940246">
            <text:p>4.4965775494</text:p>
          </table:table-cell>
          <table:table-cell table:formula="of:=0.8*SQRT(-2*LOG(RAND()))*SIN(2*PI()*RAND())+1.7" office:value-type="float" office:value="1.93968194834612">
            <text:p>1.93968194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533630118595">
            <text:p>4.6153363012</text:p>
          </table:table-cell>
          <table:table-cell table:formula="of:=0.8*SQRT(-2*LOG(RAND()))*SIN(2*PI()*RAND())+1.7" office:value-type="float" office:value="1.82431916748203">
            <text:p>1.82431916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75173695015141">
            <text:p>5.7517369502</text:p>
          </table:table-cell>
          <table:table-cell table:formula="of:=0.8*SQRT(-2*LOG(RAND()))*SIN(2*PI()*RAND())+1.7" office:value-type="float" office:value="2.08295526822863">
            <text:p>2.08295526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577402825111">
            <text:p>3.9577402825</text:p>
          </table:table-cell>
          <table:table-cell table:formula="of:=0.8*SQRT(-2*LOG(RAND()))*SIN(2*PI()*RAND())+1.7" office:value-type="float" office:value="1.89853355335784">
            <text:p>1.89853355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007820437099">
            <text:p>4.8007820437</text:p>
          </table:table-cell>
          <table:table-cell table:formula="of:=0.8*SQRT(-2*LOG(RAND()))*SIN(2*PI()*RAND())+1.7" office:value-type="float" office:value="1.27829914581118">
            <text:p>1.27829914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2901420833583">
            <text:p>3.8290142083</text:p>
          </table:table-cell>
          <table:table-cell table:formula="of:=0.8*SQRT(-2*LOG(RAND()))*SIN(2*PI()*RAND())+1.7" office:value-type="float" office:value="0.87385132194484">
            <text:p>0.87385132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8701346156708">
            <text:p>4.8870134616</text:p>
          </table:table-cell>
          <table:table-cell table:formula="of:=0.8*SQRT(-2*LOG(RAND()))*SIN(2*PI()*RAND())+1.7" office:value-type="float" office:value="1.97245220264145">
            <text:p>1.97245220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583916415775">
            <text:p>4.2583916416</text:p>
          </table:table-cell>
          <table:table-cell table:formula="of:=0.8*SQRT(-2*LOG(RAND()))*SIN(2*PI()*RAND())+1.7" office:value-type="float" office:value="1.31460071636853">
            <text:p>1.31460071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422206085747">
            <text:p>4.6142220609</text:p>
          </table:table-cell>
          <table:table-cell table:formula="of:=0.8*SQRT(-2*LOG(RAND()))*SIN(2*PI()*RAND())+1.7" office:value-type="float" office:value="1.3611955838273">
            <text:p>1.36119558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2311073085247">
            <text:p>5.0231107309</text:p>
          </table:table-cell>
          <table:table-cell table:formula="of:=0.8*SQRT(-2*LOG(RAND()))*SIN(2*PI()*RAND())+1.7" office:value-type="float" office:value="1.81607711385064">
            <text:p>1.81607711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38791147221275">
            <text:p>3.3879114722</text:p>
          </table:table-cell>
          <table:table-cell table:formula="of:=0.8*SQRT(-2*LOG(RAND()))*SIN(2*PI()*RAND())+1.7" office:value-type="float" office:value="1.93723896762042">
            <text:p>1.93723896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0422621471645">
            <text:p>4.4042262147</text:p>
          </table:table-cell>
          <table:table-cell table:formula="of:=0.8*SQRT(-2*LOG(RAND()))*SIN(2*PI()*RAND())+1.7" office:value-type="float" office:value="1.60666958067296">
            <text:p>1.60666958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3451584940551">
            <text:p>4.5345158494</text:p>
          </table:table-cell>
          <table:table-cell table:formula="of:=0.8*SQRT(-2*LOG(RAND()))*SIN(2*PI()*RAND())+1.7" office:value-type="float" office:value="1.73645413281818">
            <text:p>1.73645413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6.01129465333484">
            <text:p>6.0112946533</text:p>
          </table:table-cell>
          <table:table-cell table:formula="of:=0.8*SQRT(-2*LOG(RAND()))*SIN(2*PI()*RAND())+1.7" office:value-type="float" office:value="1.35690588636377">
            <text:p>1.35690588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3647424160116">
            <text:p>4.6364742416</text:p>
          </table:table-cell>
          <table:table-cell table:formula="of:=0.8*SQRT(-2*LOG(RAND()))*SIN(2*PI()*RAND())+1.7" office:value-type="float" office:value="1.81543148607268">
            <text:p>1.81543148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731728823463">
            <text:p>4.4731728823</text:p>
          </table:table-cell>
          <table:table-cell table:formula="of:=0.8*SQRT(-2*LOG(RAND()))*SIN(2*PI()*RAND())+1.7" office:value-type="float" office:value="2.09901301383331">
            <text:p>2.09901301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7168315923289">
            <text:p>4.6716831592</text:p>
          </table:table-cell>
          <table:table-cell table:formula="of:=0.8*SQRT(-2*LOG(RAND()))*SIN(2*PI()*RAND())+1.7" office:value-type="float" office:value="1.91539280467917">
            <text:p>1.91539280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6573444680157">
            <text:p>4.3657344468</text:p>
          </table:table-cell>
          <table:table-cell table:formula="of:=0.8*SQRT(-2*LOG(RAND()))*SIN(2*PI()*RAND())+1.7" office:value-type="float" office:value="1.54845663478766">
            <text:p>1.54845663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8437920620643">
            <text:p>3.8843792062</text:p>
          </table:table-cell>
          <table:table-cell table:formula="of:=0.8*SQRT(-2*LOG(RAND()))*SIN(2*PI()*RAND())+1.7" office:value-type="float" office:value="2.18238290786627">
            <text:p>2.18238290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8298486195965">
            <text:p>3.982984862</text:p>
          </table:table-cell>
          <table:table-cell table:formula="of:=0.8*SQRT(-2*LOG(RAND()))*SIN(2*PI()*RAND())+1.7" office:value-type="float" office:value="1.50971235238034">
            <text:p>1.50971235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2199318875248">
            <text:p>5.2219931888</text:p>
          </table:table-cell>
          <table:table-cell table:formula="of:=0.8*SQRT(-2*LOG(RAND()))*SIN(2*PI()*RAND())+1.7" office:value-type="float" office:value="2.27212306814337">
            <text:p>2.27212306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4049811871916">
            <text:p>5.2404981187</text:p>
          </table:table-cell>
          <table:table-cell table:formula="of:=0.8*SQRT(-2*LOG(RAND()))*SIN(2*PI()*RAND())+1.7" office:value-type="float" office:value="1.5454924531995">
            <text:p>1.54549245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9086541694024">
            <text:p>3.9908654169</text:p>
          </table:table-cell>
          <table:table-cell table:formula="of:=0.8*SQRT(-2*LOG(RAND()))*SIN(2*PI()*RAND())+1.7" office:value-type="float" office:value="3.50259806083584">
            <text:p>3.50259806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3405411823892">
            <text:p>4.0340541182</text:p>
          </table:table-cell>
          <table:table-cell table:formula="of:=0.8*SQRT(-2*LOG(RAND()))*SIN(2*PI()*RAND())+1.7" office:value-type="float" office:value="1.64014303517911">
            <text:p>1.64014303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0482287003806">
            <text:p>3.80482287</text:p>
          </table:table-cell>
          <table:table-cell table:formula="of:=0.8*SQRT(-2*LOG(RAND()))*SIN(2*PI()*RAND())+1.7" office:value-type="float" office:value="1.81798650835354">
            <text:p>1.81798650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41057562870626">
            <text:p>3.4105756287</text:p>
          </table:table-cell>
          <table:table-cell table:formula="of:=0.8*SQRT(-2*LOG(RAND()))*SIN(2*PI()*RAND())+1.7" office:value-type="float" office:value="1.33020831447259">
            <text:p>1.3302083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530046298007">
            <text:p>4.595300463</text:p>
          </table:table-cell>
          <table:table-cell table:formula="of:=0.8*SQRT(-2*LOG(RAND()))*SIN(2*PI()*RAND())+1.7" office:value-type="float" office:value="2.00229703046777">
            <text:p>2.00229703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592932837789">
            <text:p>4.7592932838</text:p>
          </table:table-cell>
          <table:table-cell table:formula="of:=0.8*SQRT(-2*LOG(RAND()))*SIN(2*PI()*RAND())+1.7" office:value-type="float" office:value="1.59047921809018">
            <text:p>1.59047921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4306167132328">
            <text:p>4.9430616713</text:p>
          </table:table-cell>
          <table:table-cell table:formula="of:=0.8*SQRT(-2*LOG(RAND()))*SIN(2*PI()*RAND())+1.7" office:value-type="float" office:value="0.924173999039893">
            <text:p>0.9241739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1386818423052">
            <text:p>4.7138681842</text:p>
          </table:table-cell>
          <table:table-cell table:formula="of:=0.8*SQRT(-2*LOG(RAND()))*SIN(2*PI()*RAND())+1.7" office:value-type="float" office:value="2.78148718264286">
            <text:p>2.78148718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351117581755">
            <text:p>3.8351117582</text:p>
          </table:table-cell>
          <table:table-cell table:formula="of:=0.8*SQRT(-2*LOG(RAND()))*SIN(2*PI()*RAND())+1.7" office:value-type="float" office:value="1.89104943585947">
            <text:p>1.89104943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197352613601">
            <text:p>4.1197352614</text:p>
          </table:table-cell>
          <table:table-cell table:formula="of:=0.8*SQRT(-2*LOG(RAND()))*SIN(2*PI()*RAND())+1.7" office:value-type="float" office:value="1.20012978758365">
            <text:p>1.20012978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9194915201299">
            <text:p>4.391949152</text:p>
          </table:table-cell>
          <table:table-cell table:formula="of:=0.8*SQRT(-2*LOG(RAND()))*SIN(2*PI()*RAND())+1.7" office:value-type="float" office:value="1.37594245014159">
            <text:p>1.3759424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9473455303355">
            <text:p>4.494734553</text:p>
          </table:table-cell>
          <table:table-cell table:formula="of:=0.8*SQRT(-2*LOG(RAND()))*SIN(2*PI()*RAND())+1.7" office:value-type="float" office:value="1.5553787623801">
            <text:p>1.55537876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9969266724085">
            <text:p>4.1996926672</text:p>
          </table:table-cell>
          <table:table-cell table:formula="of:=0.8*SQRT(-2*LOG(RAND()))*SIN(2*PI()*RAND())+1.7" office:value-type="float" office:value="1.53770665902398">
            <text:p>1.5377066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795652790238">
            <text:p>4.5979565279</text:p>
          </table:table-cell>
          <table:table-cell table:formula="of:=0.8*SQRT(-2*LOG(RAND()))*SIN(2*PI()*RAND())+1.7" office:value-type="float" office:value="3.22928021222006">
            <text:p>3.22928021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0224810718639">
            <text:p>4.8022481072</text:p>
          </table:table-cell>
          <table:table-cell table:formula="of:=0.8*SQRT(-2*LOG(RAND()))*SIN(2*PI()*RAND())+1.7" office:value-type="float" office:value="1.22931281909529">
            <text:p>1.2293128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5199154545908">
            <text:p>4.3519915455</text:p>
          </table:table-cell>
          <table:table-cell table:formula="of:=0.8*SQRT(-2*LOG(RAND()))*SIN(2*PI()*RAND())+1.7" office:value-type="float" office:value="1.71652736356962">
            <text:p>1.71652736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8335695724387">
            <text:p>4.1833569572</text:p>
          </table:table-cell>
          <table:table-cell table:formula="of:=0.8*SQRT(-2*LOG(RAND()))*SIN(2*PI()*RAND())+1.7" office:value-type="float" office:value="2.08876524918155">
            <text:p>2.0887652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6353221331316">
            <text:p>4.4635322133</text:p>
          </table:table-cell>
          <table:table-cell table:formula="of:=0.8*SQRT(-2*LOG(RAND()))*SIN(2*PI()*RAND())+1.7" office:value-type="float" office:value="1.46995567205156">
            <text:p>1.46995567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131792833071">
            <text:p>4.5913179283</text:p>
          </table:table-cell>
          <table:table-cell table:formula="of:=0.8*SQRT(-2*LOG(RAND()))*SIN(2*PI()*RAND())+1.7" office:value-type="float" office:value="1.95456290933729">
            <text:p>1.95456290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215795880448">
            <text:p>4.6121579588</text:p>
          </table:table-cell>
          <table:table-cell table:formula="of:=0.8*SQRT(-2*LOG(RAND()))*SIN(2*PI()*RAND())+1.7" office:value-type="float" office:value="1.3994535541066">
            <text:p>1.39945355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2662980040806">
            <text:p>3.9266298004</text:p>
          </table:table-cell>
          <table:table-cell table:formula="of:=0.8*SQRT(-2*LOG(RAND()))*SIN(2*PI()*RAND())+1.7" office:value-type="float" office:value="2.06249582527199">
            <text:p>2.06249582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69843232375234">
            <text:p>3.6984323238</text:p>
          </table:table-cell>
          <table:table-cell table:formula="of:=0.8*SQRT(-2*LOG(RAND()))*SIN(2*PI()*RAND())+1.7" office:value-type="float" office:value="2.28629887974545">
            <text:p>2.28629887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2.98868256980696">
            <text:p>2.9886825698</text:p>
          </table:table-cell>
          <table:table-cell table:formula="of:=0.8*SQRT(-2*LOG(RAND()))*SIN(2*PI()*RAND())+1.7" office:value-type="float" office:value="1.86483859929855">
            <text:p>1.86483859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498673146823">
            <text:p>4.2498673147</text:p>
          </table:table-cell>
          <table:table-cell table:formula="of:=0.8*SQRT(-2*LOG(RAND()))*SIN(2*PI()*RAND())+1.7" office:value-type="float" office:value="1.46968862169722">
            <text:p>1.46968862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5800436364552">
            <text:p>5.0580043636</text:p>
          </table:table-cell>
          <table:table-cell table:formula="of:=0.8*SQRT(-2*LOG(RAND()))*SIN(2*PI()*RAND())+1.7" office:value-type="float" office:value="2.2725752500613">
            <text:p>2.2725752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931716553855">
            <text:p>4.6193171655</text:p>
          </table:table-cell>
          <table:table-cell table:formula="of:=0.8*SQRT(-2*LOG(RAND()))*SIN(2*PI()*RAND())+1.7" office:value-type="float" office:value="1.76040791797947">
            <text:p>1.7604079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4516144806492">
            <text:p>4.2451614481</text:p>
          </table:table-cell>
          <table:table-cell table:formula="of:=0.8*SQRT(-2*LOG(RAND()))*SIN(2*PI()*RAND())+1.7" office:value-type="float" office:value="2.32533060197611">
            <text:p>2.3253306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44878795755231">
            <text:p>3.4487879576</text:p>
          </table:table-cell>
          <table:table-cell table:formula="of:=0.8*SQRT(-2*LOG(RAND()))*SIN(2*PI()*RAND())+1.7" office:value-type="float" office:value="1.03411485649263">
            <text:p>1.03411485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1432613508695">
            <text:p>4.2143261351</text:p>
          </table:table-cell>
          <table:table-cell table:formula="of:=0.8*SQRT(-2*LOG(RAND()))*SIN(2*PI()*RAND())+1.7" office:value-type="float" office:value="1.18490359505867">
            <text:p>1.18490359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110868351104">
            <text:p>4.7110868351</text:p>
          </table:table-cell>
          <table:table-cell table:formula="of:=0.8*SQRT(-2*LOG(RAND()))*SIN(2*PI()*RAND())+1.7" office:value-type="float" office:value="1.24077754112348">
            <text:p>1.24077754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8414760017922">
            <text:p>4.1841476002</text:p>
          </table:table-cell>
          <table:table-cell table:formula="of:=0.8*SQRT(-2*LOG(RAND()))*SIN(2*PI()*RAND())+1.7" office:value-type="float" office:value="1.36421832598723">
            <text:p>1.3642183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6517137858999">
            <text:p>4.4651713786</text:p>
          </table:table-cell>
          <table:table-cell table:formula="of:=0.8*SQRT(-2*LOG(RAND()))*SIN(2*PI()*RAND())+1.7" office:value-type="float" office:value="1.97445988428184">
            <text:p>1.97445988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4731856920734">
            <text:p>3.7473185692</text:p>
          </table:table-cell>
          <table:table-cell table:formula="of:=0.8*SQRT(-2*LOG(RAND()))*SIN(2*PI()*RAND())+1.7" office:value-type="float" office:value="2.14478294984446">
            <text:p>2.14478294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2141594799262">
            <text:p>4.621415948</text:p>
          </table:table-cell>
          <table:table-cell table:formula="of:=0.8*SQRT(-2*LOG(RAND()))*SIN(2*PI()*RAND())+1.7" office:value-type="float" office:value="2.26549473908891">
            <text:p>2.26549473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7045250191277">
            <text:p>5.1704525019</text:p>
          </table:table-cell>
          <table:table-cell table:formula="of:=0.8*SQRT(-2*LOG(RAND()))*SIN(2*PI()*RAND())+1.7" office:value-type="float" office:value="1.35361884660592">
            <text:p>1.3536188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5014202210971">
            <text:p>5.1501420221</text:p>
          </table:table-cell>
          <table:table-cell table:formula="of:=0.8*SQRT(-2*LOG(RAND()))*SIN(2*PI()*RAND())+1.7" office:value-type="float" office:value="1.77474071977924">
            <text:p>1.77474071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8226054941299">
            <text:p>4.9822605494</text:p>
          </table:table-cell>
          <table:table-cell table:formula="of:=0.8*SQRT(-2*LOG(RAND()))*SIN(2*PI()*RAND())+1.7" office:value-type="float" office:value="2.1068122036983">
            <text:p>2.10681220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9522540396672">
            <text:p>4.395225404</text:p>
          </table:table-cell>
          <table:table-cell table:formula="of:=0.8*SQRT(-2*LOG(RAND()))*SIN(2*PI()*RAND())+1.7" office:value-type="float" office:value="2.03781128895947">
            <text:p>2.0378112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4049589423552">
            <text:p>4.3404958942</text:p>
          </table:table-cell>
          <table:table-cell table:formula="of:=0.8*SQRT(-2*LOG(RAND()))*SIN(2*PI()*RAND())+1.7" office:value-type="float" office:value="2.59874144625619">
            <text:p>2.5987414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07095054812616">
            <text:p>4.0709505481</text:p>
          </table:table-cell>
          <table:table-cell table:formula="of:=0.8*SQRT(-2*LOG(RAND()))*SIN(2*PI()*RAND())+1.7" office:value-type="float" office:value="1.41885040744513">
            <text:p>1.41885040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4289795237777">
            <text:p>3.9428979524</text:p>
          </table:table-cell>
          <table:table-cell table:formula="of:=0.8*SQRT(-2*LOG(RAND()))*SIN(2*PI()*RAND())+1.7" office:value-type="float" office:value="1.16825784661498">
            <text:p>1.16825784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26165405305586">
            <text:p>3.2616540531</text:p>
          </table:table-cell>
          <table:table-cell table:formula="of:=0.8*SQRT(-2*LOG(RAND()))*SIN(2*PI()*RAND())+1.7" office:value-type="float" office:value="0.850065988752271">
            <text:p>0.85006598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28008509484525">
            <text:p>5.2800850948</text:p>
          </table:table-cell>
          <table:table-cell table:formula="of:=0.8*SQRT(-2*LOG(RAND()))*SIN(2*PI()*RAND())+1.7" office:value-type="float" office:value="2.17203407483933">
            <text:p>2.17203407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2567038066488">
            <text:p>5.3256703807</text:p>
          </table:table-cell>
          <table:table-cell table:formula="of:=0.8*SQRT(-2*LOG(RAND()))*SIN(2*PI()*RAND())+1.7" office:value-type="float" office:value="2.54918657222015">
            <text:p>2.54918657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1855256428031">
            <text:p>4.9185525643</text:p>
          </table:table-cell>
          <table:table-cell table:formula="of:=0.8*SQRT(-2*LOG(RAND()))*SIN(2*PI()*RAND())+1.7" office:value-type="float" office:value="1.23468575798717">
            <text:p>1.2346857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59626862849717">
            <text:p>3.5962686285</text:p>
          </table:table-cell>
          <table:table-cell table:formula="of:=0.8*SQRT(-2*LOG(RAND()))*SIN(2*PI()*RAND())+1.7" office:value-type="float" office:value="1.81024607208228">
            <text:p>1.81024607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2947524827831">
            <text:p>4.5294752483</text:p>
          </table:table-cell>
          <table:table-cell table:formula="of:=0.8*SQRT(-2*LOG(RAND()))*SIN(2*PI()*RAND())+1.7" office:value-type="float" office:value="1.66934188595376">
            <text:p>1.6693418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4593381175038">
            <text:p>4.6459338118</text:p>
          </table:table-cell>
          <table:table-cell table:formula="of:=0.8*SQRT(-2*LOG(RAND()))*SIN(2*PI()*RAND())+1.7" office:value-type="float" office:value="2.11544580963603">
            <text:p>2.115445809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7446052294744">
            <text:p>4.1744605229</text:p>
          </table:table-cell>
          <table:table-cell table:formula="of:=0.8*SQRT(-2*LOG(RAND()))*SIN(2*PI()*RAND())+1.7" office:value-type="float" office:value="1.22476932409167">
            <text:p>1.22476932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4698266998607">
            <text:p>4.34698267</text:p>
          </table:table-cell>
          <table:table-cell table:formula="of:=0.8*SQRT(-2*LOG(RAND()))*SIN(2*PI()*RAND())+1.7" office:value-type="float" office:value="1.79334119563294">
            <text:p>1.79334119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7563324811876">
            <text:p>4.8756332481</text:p>
          </table:table-cell>
          <table:table-cell table:formula="of:=0.8*SQRT(-2*LOG(RAND()))*SIN(2*PI()*RAND())+1.7" office:value-type="float" office:value="1.73338008162389">
            <text:p>1.73338008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8988314646877">
            <text:p>5.0898831465</text:p>
          </table:table-cell>
          <table:table-cell table:formula="of:=0.8*SQRT(-2*LOG(RAND()))*SIN(2*PI()*RAND())+1.7" office:value-type="float" office:value="1.67896691128549">
            <text:p>1.67896691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0453226137664">
            <text:p>4.2045322614</text:p>
          </table:table-cell>
          <table:table-cell table:formula="of:=0.8*SQRT(-2*LOG(RAND()))*SIN(2*PI()*RAND())+1.7" office:value-type="float" office:value="2.13061198977349">
            <text:p>2.13061198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9053417431785">
            <text:p>5.3905341743</text:p>
          </table:table-cell>
          <table:table-cell table:formula="of:=0.8*SQRT(-2*LOG(RAND()))*SIN(2*PI()*RAND())+1.7" office:value-type="float" office:value="2.08609391969585">
            <text:p>2.0860939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1813815580115">
            <text:p>3.9181381558</text:p>
          </table:table-cell>
          <table:table-cell table:formula="of:=0.8*SQRT(-2*LOG(RAND()))*SIN(2*PI()*RAND())+1.7" office:value-type="float" office:value="1.57412210655157">
            <text:p>1.57412210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310673119638">
            <text:p>5.031067312</text:p>
          </table:table-cell>
          <table:table-cell table:formula="of:=0.8*SQRT(-2*LOG(RAND()))*SIN(2*PI()*RAND())+1.7" office:value-type="float" office:value="1.60402403493254">
            <text:p>1.60402403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53293387537216">
            <text:p>5.5329338754</text:p>
          </table:table-cell>
          <table:table-cell table:formula="of:=0.8*SQRT(-2*LOG(RAND()))*SIN(2*PI()*RAND())+1.7" office:value-type="float" office:value="1.95436934431419">
            <text:p>1.95436934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49466966243639">
            <text:p>3.4946696624</text:p>
          </table:table-cell>
          <table:table-cell table:formula="of:=0.8*SQRT(-2*LOG(RAND()))*SIN(2*PI()*RAND())+1.7" office:value-type="float" office:value="1.81110562758218">
            <text:p>1.81110562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9763707236777">
            <text:p>3.9976370724</text:p>
          </table:table-cell>
          <table:table-cell table:formula="of:=0.8*SQRT(-2*LOG(RAND()))*SIN(2*PI()*RAND())+1.7" office:value-type="float" office:value="2.11525624552033">
            <text:p>2.11525624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3095136050742">
            <text:p>3.9309513605</text:p>
          </table:table-cell>
          <table:table-cell table:formula="of:=0.8*SQRT(-2*LOG(RAND()))*SIN(2*PI()*RAND())+1.7" office:value-type="float" office:value="1.2661692197321">
            <text:p>1.26616921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6707538729295">
            <text:p>4.5670753873</text:p>
          </table:table-cell>
          <table:table-cell table:formula="of:=0.8*SQRT(-2*LOG(RAND()))*SIN(2*PI()*RAND())+1.7" office:value-type="float" office:value="1.80519095974566">
            <text:p>1.80519095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98763670628692">
            <text:p>4.9876367063</text:p>
          </table:table-cell>
          <table:table-cell table:formula="of:=0.8*SQRT(-2*LOG(RAND()))*SIN(2*PI()*RAND())+1.7" office:value-type="float" office:value="1.34430378351491">
            <text:p>1.34430378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1902528482354">
            <text:p>4.6190252848</text:p>
          </table:table-cell>
          <table:table-cell table:formula="of:=0.8*SQRT(-2*LOG(RAND()))*SIN(2*PI()*RAND())+1.7" office:value-type="float" office:value="1.11898173010794">
            <text:p>1.11898173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1227874534302">
            <text:p>3.9122787453</text:p>
          </table:table-cell>
          <table:table-cell table:formula="of:=0.8*SQRT(-2*LOG(RAND()))*SIN(2*PI()*RAND())+1.7" office:value-type="float" office:value="1.01593362356477">
            <text:p>1.0159336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2110702370673">
            <text:p>3.9211070237</text:p>
          </table:table-cell>
          <table:table-cell table:formula="of:=0.8*SQRT(-2*LOG(RAND()))*SIN(2*PI()*RAND())+1.7" office:value-type="float" office:value="1.3226885780696">
            <text:p>1.32268857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617490343922">
            <text:p>4.5961749034</text:p>
          </table:table-cell>
          <table:table-cell table:formula="of:=0.8*SQRT(-2*LOG(RAND()))*SIN(2*PI()*RAND())+1.7" office:value-type="float" office:value="1.06516669512889">
            <text:p>1.06516669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2.93179401475902">
            <text:p>2.9317940148</text:p>
          </table:table-cell>
          <table:table-cell table:formula="of:=0.8*SQRT(-2*LOG(RAND()))*SIN(2*PI()*RAND())+1.7" office:value-type="float" office:value="1.55504157926404">
            <text:p>1.55504157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1186478045851">
            <text:p>4.7118647805</text:p>
          </table:table-cell>
          <table:table-cell table:formula="of:=0.8*SQRT(-2*LOG(RAND()))*SIN(2*PI()*RAND())+1.7" office:value-type="float" office:value="1.39092907365334">
            <text:p>1.39092907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8314386496878">
            <text:p>3.783143865</text:p>
          </table:table-cell>
          <table:table-cell table:formula="of:=0.8*SQRT(-2*LOG(RAND()))*SIN(2*PI()*RAND())+1.7" office:value-type="float" office:value="2.85856826185697">
            <text:p>2.85856826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224983149606">
            <text:p>4.222498315</text:p>
          </table:table-cell>
          <table:table-cell table:formula="of:=0.8*SQRT(-2*LOG(RAND()))*SIN(2*PI()*RAND())+1.7" office:value-type="float" office:value="1.82679974543997">
            <text:p>1.82679974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3470447936822">
            <text:p>4.2347044794</text:p>
          </table:table-cell>
          <table:table-cell table:formula="of:=0.8*SQRT(-2*LOG(RAND()))*SIN(2*PI()*RAND())+1.7" office:value-type="float" office:value="2.71299220674764">
            <text:p>2.71299220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759445744905">
            <text:p>4.5975944574</text:p>
          </table:table-cell>
          <table:table-cell table:formula="of:=0.8*SQRT(-2*LOG(RAND()))*SIN(2*PI()*RAND())+1.7" office:value-type="float" office:value="1.72822677070621">
            <text:p>1.72822677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031249443261">
            <text:p>4.5031249443</text:p>
          </table:table-cell>
          <table:table-cell table:formula="of:=0.8*SQRT(-2*LOG(RAND()))*SIN(2*PI()*RAND())+1.7" office:value-type="float" office:value="2.12310048182993">
            <text:p>2.12310048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0479654291886">
            <text:p>4.1047965429</text:p>
          </table:table-cell>
          <table:table-cell table:formula="of:=0.8*SQRT(-2*LOG(RAND()))*SIN(2*PI()*RAND())+1.7" office:value-type="float" office:value="1.41566071922755">
            <text:p>1.4156607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2241679937288">
            <text:p>4.4224167994</text:p>
          </table:table-cell>
          <table:table-cell table:formula="of:=0.8*SQRT(-2*LOG(RAND()))*SIN(2*PI()*RAND())+1.7" office:value-type="float" office:value="1.17550091908078">
            <text:p>1.1755009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008771212828">
            <text:p>4.5900877121</text:p>
          </table:table-cell>
          <table:table-cell table:formula="of:=0.8*SQRT(-2*LOG(RAND()))*SIN(2*PI()*RAND())+1.7" office:value-type="float" office:value="1.03677415999002">
            <text:p>1.036774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86822498878035">
            <text:p>3.8682249888</text:p>
          </table:table-cell>
          <table:table-cell table:formula="of:=0.8*SQRT(-2*LOG(RAND()))*SIN(2*PI()*RAND())+1.7" office:value-type="float" office:value="1.24375476270602">
            <text:p>1.2437547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8506667183758">
            <text:p>3.7850666718</text:p>
          </table:table-cell>
          <table:table-cell table:formula="of:=0.8*SQRT(-2*LOG(RAND()))*SIN(2*PI()*RAND())+1.7" office:value-type="float" office:value="1.36170615541309">
            <text:p>1.36170615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7802557687007">
            <text:p>3.9780255769</text:p>
          </table:table-cell>
          <table:table-cell table:formula="of:=0.8*SQRT(-2*LOG(RAND()))*SIN(2*PI()*RAND())+1.7" office:value-type="float" office:value="1.74114260514608">
            <text:p>1.74114260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1351082479901">
            <text:p>4.3135108248</text:p>
          </table:table-cell>
          <table:table-cell table:formula="of:=0.8*SQRT(-2*LOG(RAND()))*SIN(2*PI()*RAND())+1.7" office:value-type="float" office:value="0.882086778623451">
            <text:p>0.88208677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8804077040785">
            <text:p>3.9880407704</text:p>
          </table:table-cell>
          <table:table-cell table:formula="of:=0.8*SQRT(-2*LOG(RAND()))*SIN(2*PI()*RAND())+1.7" office:value-type="float" office:value="2.42185732386718">
            <text:p>2.42185732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7720321148498">
            <text:p>4.2772032115</text:p>
          </table:table-cell>
          <table:table-cell table:formula="of:=0.8*SQRT(-2*LOG(RAND()))*SIN(2*PI()*RAND())+1.7" office:value-type="float" office:value="1.23882112397818">
            <text:p>1.2388211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2.95209159758759">
            <text:p>2.9520915976</text:p>
          </table:table-cell>
          <table:table-cell table:formula="of:=0.8*SQRT(-2*LOG(RAND()))*SIN(2*PI()*RAND())+1.7" office:value-type="float" office:value="0.492766044106652">
            <text:p>0.49276604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0793162649522">
            <text:p>4.5079316265</text:p>
          </table:table-cell>
          <table:table-cell table:formula="of:=0.8*SQRT(-2*LOG(RAND()))*SIN(2*PI()*RAND())+1.7" office:value-type="float" office:value="1.46758561208657">
            <text:p>1.4675856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309075789367">
            <text:p>5.0309075789</text:p>
          </table:table-cell>
          <table:table-cell table:formula="of:=0.8*SQRT(-2*LOG(RAND()))*SIN(2*PI()*RAND())+1.7" office:value-type="float" office:value="1.4224986155505">
            <text:p>1.42249861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9185329498284">
            <text:p>4.491853295</text:p>
          </table:table-cell>
          <table:table-cell table:formula="of:=0.8*SQRT(-2*LOG(RAND()))*SIN(2*PI()*RAND())+1.7" office:value-type="float" office:value="1.98923842995619">
            <text:p>1.989238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9383874605485">
            <text:p>4.5938387461</text:p>
          </table:table-cell>
          <table:table-cell table:formula="of:=0.8*SQRT(-2*LOG(RAND()))*SIN(2*PI()*RAND())+1.7" office:value-type="float" office:value="2.02835847144597">
            <text:p>2.02835847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6950549596216">
            <text:p>4.669505496</text:p>
          </table:table-cell>
          <table:table-cell table:formula="of:=0.8*SQRT(-2*LOG(RAND()))*SIN(2*PI()*RAND())+1.7" office:value-type="float" office:value="0.855903911904428">
            <text:p>0.85590391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3036101228569">
            <text:p>5.0303610123</text:p>
          </table:table-cell>
          <table:table-cell table:formula="of:=0.8*SQRT(-2*LOG(RAND()))*SIN(2*PI()*RAND())+1.7" office:value-type="float" office:value="2.80046412382187">
            <text:p>2.80046412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05442885080507">
            <text:p>5.0544288508</text:p>
          </table:table-cell>
          <table:table-cell table:formula="of:=0.8*SQRT(-2*LOG(RAND()))*SIN(2*PI()*RAND())+1.7" office:value-type="float" office:value="1.6921807247459">
            <text:p>1.69218072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44993119180197">
            <text:p>5.4499311918</text:p>
          </table:table-cell>
          <table:table-cell table:formula="of:=0.8*SQRT(-2*LOG(RAND()))*SIN(2*PI()*RAND())+1.7" office:value-type="float" office:value="1.36098904591247">
            <text:p>1.36098904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81076752508962">
            <text:p>4.8107675251</text:p>
          </table:table-cell>
          <table:table-cell table:formula="of:=0.8*SQRT(-2*LOG(RAND()))*SIN(2*PI()*RAND())+1.7" office:value-type="float" office:value="2.26952776655599">
            <text:p>2.26952776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6266083142794">
            <text:p>4.3626608314</text:p>
          </table:table-cell>
          <table:table-cell table:formula="of:=0.8*SQRT(-2*LOG(RAND()))*SIN(2*PI()*RAND())+1.7" office:value-type="float" office:value="1.25562449762488">
            <text:p>1.25562449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0894114208908">
            <text:p>4.3089411421</text:p>
          </table:table-cell>
          <table:table-cell table:formula="of:=0.8*SQRT(-2*LOG(RAND()))*SIN(2*PI()*RAND())+1.7" office:value-type="float" office:value="2.17592866837611">
            <text:p>2.17592866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8205591248926">
            <text:p>3.7820559125</text:p>
          </table:table-cell>
          <table:table-cell table:formula="of:=0.8*SQRT(-2*LOG(RAND()))*SIN(2*PI()*RAND())+1.7" office:value-type="float" office:value="2.68672778655148">
            <text:p>2.68672778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39082059053644">
            <text:p>4.3908205905</text:p>
          </table:table-cell>
          <table:table-cell table:formula="of:=0.8*SQRT(-2*LOG(RAND()))*SIN(2*PI()*RAND())+1.7" office:value-type="float" office:value="2.30936872691538">
            <text:p>2.30936872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7490754904337">
            <text:p>3.7490754904</text:p>
          </table:table-cell>
          <table:table-cell table:formula="of:=0.8*SQRT(-2*LOG(RAND()))*SIN(2*PI()*RAND())+1.7" office:value-type="float" office:value="1.13705830437134">
            <text:p>1.13705830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20538219604842">
            <text:p>4.205382196</text:p>
          </table:table-cell>
          <table:table-cell table:formula="of:=0.8*SQRT(-2*LOG(RAND()))*SIN(2*PI()*RAND())+1.7" office:value-type="float" office:value="1.51567618884695">
            <text:p>1.51567618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50821841398247">
            <text:p>4.508218414</text:p>
          </table:table-cell>
          <table:table-cell table:formula="of:=0.8*SQRT(-2*LOG(RAND()))*SIN(2*PI()*RAND())+1.7" office:value-type="float" office:value="2.69132392933635">
            <text:p>2.69132392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3.9412412971093">
            <text:p>3.9412412971</text:p>
          </table:table-cell>
          <table:table-cell table:formula="of:=0.8*SQRT(-2*LOG(RAND()))*SIN(2*PI()*RAND())+1.7" office:value-type="float" office:value="1.64575652358254">
            <text:p>1.64575652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32185406767888">
            <text:p>5.3218540677</text:p>
          </table:table-cell>
          <table:table-cell table:formula="of:=0.8*SQRT(-2*LOG(RAND()))*SIN(2*PI()*RAND())+1.7" office:value-type="float" office:value="0.689490030406754">
            <text:p>0.689490030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5.17167866840208">
            <text:p>5.1716786684</text:p>
          </table:table-cell>
          <table:table-cell table:formula="of:=0.8*SQRT(-2*LOG(RAND()))*SIN(2*PI()*RAND())+1.7" office:value-type="float" office:value="1.90660460500823">
            <text:p>1.9066046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8927064480445">
            <text:p>4.6892706448</text:p>
          </table:table-cell>
          <table:table-cell table:formula="of:=0.8*SQRT(-2*LOG(RAND()))*SIN(2*PI()*RAND())+1.7" office:value-type="float" office:value="1.27583035732604">
            <text:p>1.275830357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66615085549672">
            <text:p>4.6661508555</text:p>
          </table:table-cell>
          <table:table-cell table:formula="of:=0.8*SQRT(-2*LOG(RAND()))*SIN(2*PI()*RAND())+1.7" office:value-type="float" office:value="2.11969622905135">
            <text:p>2.11969622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48535434132374">
            <text:p>4.4853543413</text:p>
          </table:table-cell>
          <table:table-cell table:formula="of:=0.8*SQRT(-2*LOG(RAND()))*SIN(2*PI()*RAND())+1.7" office:value-type="float" office:value="1.38855781753811">
            <text:p>1.3885578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8958615445404">
            <text:p>4.1895861545</text:p>
          </table:table-cell>
          <table:table-cell table:formula="of:=0.8*SQRT(-2*LOG(RAND()))*SIN(2*PI()*RAND())+1.7" office:value-type="float" office:value="1.36860420169512">
            <text:p>1.36860420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4517822856925">
            <text:p>4.1451782286</text:p>
          </table:table-cell>
          <table:table-cell table:formula="of:=0.8*SQRT(-2*LOG(RAND()))*SIN(2*PI()*RAND())+1.7" office:value-type="float" office:value="1.3710831024812">
            <text:p>1.37108310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5151562088375">
            <text:p>4.1515156209</text:p>
          </table:table-cell>
          <table:table-cell table:formula="of:=0.8*SQRT(-2*LOG(RAND()))*SIN(2*PI()*RAND())+1.7" office:value-type="float" office:value="1.52112750075892">
            <text:p>1.52112750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3837316493585">
            <text:p>4.1383731649</text:p>
          </table:table-cell>
          <table:table-cell table:formula="of:=0.8*SQRT(-2*LOG(RAND()))*SIN(2*PI()*RAND())+1.7" office:value-type="float" office:value="0.479839409819066">
            <text:p>0.47983940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0124854437072">
            <text:p>4.1012485444</text:p>
          </table:table-cell>
          <table:table-cell table:formula="of:=0.8*SQRT(-2*LOG(RAND()))*SIN(2*PI()*RAND())+1.7" office:value-type="float" office:value="1.55794729903587">
            <text:p>1.5579472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72966908506411">
            <text:p>4.7296690851</text:p>
          </table:table-cell>
          <table:table-cell table:formula="of:=0.8*SQRT(-2*LOG(RAND()))*SIN(2*PI()*RAND())+1.7" office:value-type="float" office:value="1.35275440274102">
            <text:p>1.35275440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4.5" office:value-type="float" office:value="4.10749933137681">
            <text:p>4.1074993314</text:p>
          </table:table-cell>
          <table:table-cell table:formula="of:=0.8*SQRT(-2*LOG(RAND()))*SIN(2*PI()*RAND())+1.7" office:value-type="float" office:value="2.10102400579116">
            <text:p>2.10102400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3217513597017">
            <text:p>1.932175136</text:p>
          </table:table-cell>
          <table:table-cell table:formula="of:=0.8*SQRT(-2*LOG(RAND()))*SIN(2*PI()*RAND())+4.5" office:value-type="float" office:value="5.18720457675527">
            <text:p>5.187204576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5813138900297">
            <text:p>1.258131389</text:p>
          </table:table-cell>
          <table:table-cell table:formula="of:=0.8*SQRT(-2*LOG(RAND()))*SIN(2*PI()*RAND())+4.5" office:value-type="float" office:value="3.47582769728771">
            <text:p>3.475827697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4827670909802">
            <text:p>1.6482767091</text:p>
          </table:table-cell>
          <table:table-cell table:formula="of:=0.8*SQRT(-2*LOG(RAND()))*SIN(2*PI()*RAND())+4.5" office:value-type="float" office:value="4.34655976811622">
            <text:p>4.346559768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3537913594083">
            <text:p>1.7353791359</text:p>
          </table:table-cell>
          <table:table-cell table:formula="of:=0.8*SQRT(-2*LOG(RAND()))*SIN(2*PI()*RAND())+4.5" office:value-type="float" office:value="4.58760547401361">
            <text:p>4.58760547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9006938376739">
            <text:p>2.5900693838</text:p>
          </table:table-cell>
          <table:table-cell table:formula="of:=0.8*SQRT(-2*LOG(RAND()))*SIN(2*PI()*RAND())+4.5" office:value-type="float" office:value="4.61693805943333">
            <text:p>4.616938059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4743895859819">
            <text:p>1.3474389586</text:p>
          </table:table-cell>
          <table:table-cell table:formula="of:=0.8*SQRT(-2*LOG(RAND()))*SIN(2*PI()*RAND())+4.5" office:value-type="float" office:value="4.79413381995024">
            <text:p>4.794133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2957925691307">
            <text:p>1.8295792569</text:p>
          </table:table-cell>
          <table:table-cell table:formula="of:=0.8*SQRT(-2*LOG(RAND()))*SIN(2*PI()*RAND())+4.5" office:value-type="float" office:value="4.25169708095652">
            <text:p>4.25169708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939689714072">
            <text:p>2.2939689714</text:p>
          </table:table-cell>
          <table:table-cell table:formula="of:=0.8*SQRT(-2*LOG(RAND()))*SIN(2*PI()*RAND())+4.5" office:value-type="float" office:value="4.27725243155135">
            <text:p>4.277252431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8250600361331">
            <text:p>1.7825060036</text:p>
          </table:table-cell>
          <table:table-cell table:formula="of:=0.8*SQRT(-2*LOG(RAND()))*SIN(2*PI()*RAND())+4.5" office:value-type="float" office:value="4.67899071306394">
            <text:p>4.678990713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4401361311317">
            <text:p>1.0440136131</text:p>
          </table:table-cell>
          <table:table-cell table:formula="of:=0.8*SQRT(-2*LOG(RAND()))*SIN(2*PI()*RAND())+4.5" office:value-type="float" office:value="4.09213099328147">
            <text:p>4.09213099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6277218430256">
            <text:p>1.5627721843</text:p>
          </table:table-cell>
          <table:table-cell table:formula="of:=0.8*SQRT(-2*LOG(RAND()))*SIN(2*PI()*RAND())+4.5" office:value-type="float" office:value="4.1459619701734">
            <text:p>4.145961970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2713159750217">
            <text:p>1.7271315975</text:p>
          </table:table-cell>
          <table:table-cell table:formula="of:=0.8*SQRT(-2*LOG(RAND()))*SIN(2*PI()*RAND())+4.5" office:value-type="float" office:value="3.19866705861713">
            <text:p>3.198667058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7781627809798">
            <text:p>2.0778162781</text:p>
          </table:table-cell>
          <table:table-cell table:formula="of:=0.8*SQRT(-2*LOG(RAND()))*SIN(2*PI()*RAND())+4.5" office:value-type="float" office:value="4.73719901615956">
            <text:p>4.737199016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5112868185569">
            <text:p>1.6511286819</text:p>
          </table:table-cell>
          <table:table-cell table:formula="of:=0.8*SQRT(-2*LOG(RAND()))*SIN(2*PI()*RAND())+4.5" office:value-type="float" office:value="4.9548779048642">
            <text:p>4.954877904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7748685527869">
            <text:p>2.5774868553</text:p>
          </table:table-cell>
          <table:table-cell table:formula="of:=0.8*SQRT(-2*LOG(RAND()))*SIN(2*PI()*RAND())+4.5" office:value-type="float" office:value="4.21474969082699">
            <text:p>4.21474969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2665507514129">
            <text:p>1.6266550751</text:p>
          </table:table-cell>
          <table:table-cell table:formula="of:=0.8*SQRT(-2*LOG(RAND()))*SIN(2*PI()*RAND())+4.5" office:value-type="float" office:value="4.88043261318962">
            <text:p>4.880432613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2175156861084">
            <text:p>1.6217515686</text:p>
          </table:table-cell>
          <table:table-cell table:formula="of:=0.8*SQRT(-2*LOG(RAND()))*SIN(2*PI()*RAND())+4.5" office:value-type="float" office:value="3.66130520145625">
            <text:p>3.661305201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8090608052261">
            <text:p>1.4809060805</text:p>
          </table:table-cell>
          <table:table-cell table:formula="of:=0.8*SQRT(-2*LOG(RAND()))*SIN(2*PI()*RAND())+4.5" office:value-type="float" office:value="3.81634392615649">
            <text:p>3.816343926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2407957341916">
            <text:p>2.5240795734</text:p>
          </table:table-cell>
          <table:table-cell table:formula="of:=0.8*SQRT(-2*LOG(RAND()))*SIN(2*PI()*RAND())+4.5" office:value-type="float" office:value="4.26347167031915">
            <text:p>4.263471670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9251983432793">
            <text:p>1.7925198343</text:p>
          </table:table-cell>
          <table:table-cell table:formula="of:=0.8*SQRT(-2*LOG(RAND()))*SIN(2*PI()*RAND())+4.5" office:value-type="float" office:value="4.26295935727323">
            <text:p>4.262959357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5297627007771">
            <text:p>1.9529762701</text:p>
          </table:table-cell>
          <table:table-cell table:formula="of:=0.8*SQRT(-2*LOG(RAND()))*SIN(2*PI()*RAND())+4.5" office:value-type="float" office:value="4.97435515753357">
            <text:p>4.97435515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77193255778809">
            <text:p>0.9771932558</text:p>
          </table:table-cell>
          <table:table-cell table:formula="of:=0.8*SQRT(-2*LOG(RAND()))*SIN(2*PI()*RAND())+4.5" office:value-type="float" office:value="2.76892523604352">
            <text:p>2.7689252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60156335190437">
            <text:p>2.6015633519</text:p>
          </table:table-cell>
          <table:table-cell table:formula="of:=0.8*SQRT(-2*LOG(RAND()))*SIN(2*PI()*RAND())+4.5" office:value-type="float" office:value="4.09741447712526">
            <text:p>4.09741447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1652235917248">
            <text:p>2.2165223592</text:p>
          </table:table-cell>
          <table:table-cell table:formula="of:=0.8*SQRT(-2*LOG(RAND()))*SIN(2*PI()*RAND())+4.5" office:value-type="float" office:value="4.97971219502297">
            <text:p>4.97971219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1567772507949">
            <text:p>1.1156777251</text:p>
          </table:table-cell>
          <table:table-cell table:formula="of:=0.8*SQRT(-2*LOG(RAND()))*SIN(2*PI()*RAND())+4.5" office:value-type="float" office:value="3.71969882559649">
            <text:p>3.719698825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1628741504694">
            <text:p>1.716287415</text:p>
          </table:table-cell>
          <table:table-cell table:formula="of:=0.8*SQRT(-2*LOG(RAND()))*SIN(2*PI()*RAND())+4.5" office:value-type="float" office:value="4.28584364160326">
            <text:p>4.285843641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193933240886">
            <text:p>2.3193933241</text:p>
          </table:table-cell>
          <table:table-cell table:formula="of:=0.8*SQRT(-2*LOG(RAND()))*SIN(2*PI()*RAND())+4.5" office:value-type="float" office:value="4.87315256568548">
            <text:p>4.873152565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0961439623676">
            <text:p>1.7096143962</text:p>
          </table:table-cell>
          <table:table-cell table:formula="of:=0.8*SQRT(-2*LOG(RAND()))*SIN(2*PI()*RAND())+4.5" office:value-type="float" office:value="4.81869035819907">
            <text:p>4.81869035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3477515660561">
            <text:p>1.5347751566</text:p>
          </table:table-cell>
          <table:table-cell table:formula="of:=0.8*SQRT(-2*LOG(RAND()))*SIN(2*PI()*RAND())+4.5" office:value-type="float" office:value="5.69205796388709">
            <text:p>5.69205796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3124053680268">
            <text:p>1.8312405368</text:p>
          </table:table-cell>
          <table:table-cell table:formula="of:=0.8*SQRT(-2*LOG(RAND()))*SIN(2*PI()*RAND())+4.5" office:value-type="float" office:value="5.49904046153231">
            <text:p>5.499040461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5378480754568">
            <text:p>1.0537848075</text:p>
          </table:table-cell>
          <table:table-cell table:formula="of:=0.8*SQRT(-2*LOG(RAND()))*SIN(2*PI()*RAND())+4.5" office:value-type="float" office:value="4.44184924954968">
            <text:p>4.441849249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2996889075514">
            <text:p>1.6299688908</text:p>
          </table:table-cell>
          <table:table-cell table:formula="of:=0.8*SQRT(-2*LOG(RAND()))*SIN(2*PI()*RAND())+4.5" office:value-type="float" office:value="4.09534352422914">
            <text:p>4.09534352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3066216153104">
            <text:p>2.2306621615</text:p>
          </table:table-cell>
          <table:table-cell table:formula="of:=0.8*SQRT(-2*LOG(RAND()))*SIN(2*PI()*RAND())+4.5" office:value-type="float" office:value="4.00286943420797">
            <text:p>4.00286943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5939689387408">
            <text:p>1.5593968939</text:p>
          </table:table-cell>
          <table:table-cell table:formula="of:=0.8*SQRT(-2*LOG(RAND()))*SIN(2*PI()*RAND())+4.5" office:value-type="float" office:value="4.21159640026411">
            <text:p>4.211596400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6632888457375">
            <text:p>2.2663288846</text:p>
          </table:table-cell>
          <table:table-cell table:formula="of:=0.8*SQRT(-2*LOG(RAND()))*SIN(2*PI()*RAND())+4.5" office:value-type="float" office:value="4.34851162142929">
            <text:p>4.348511621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5404661154835">
            <text:p>1.6540466115</text:p>
          </table:table-cell>
          <table:table-cell table:formula="of:=0.8*SQRT(-2*LOG(RAND()))*SIN(2*PI()*RAND())+4.5" office:value-type="float" office:value="5.15113354900452">
            <text:p>5.15113354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5404584970952">
            <text:p>1.5540458497</text:p>
          </table:table-cell>
          <table:table-cell table:formula="of:=0.8*SQRT(-2*LOG(RAND()))*SIN(2*PI()*RAND())+4.5" office:value-type="float" office:value="4.5370374669677">
            <text:p>4.53703746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0153597308461">
            <text:p>2.2015359731</text:p>
          </table:table-cell>
          <table:table-cell table:formula="of:=0.8*SQRT(-2*LOG(RAND()))*SIN(2*PI()*RAND())+4.5" office:value-type="float" office:value="3.68281103129206">
            <text:p>3.682811031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8829300695696">
            <text:p>1.988293007</text:p>
          </table:table-cell>
          <table:table-cell table:formula="of:=0.8*SQRT(-2*LOG(RAND()))*SIN(2*PI()*RAND())+4.5" office:value-type="float" office:value="4.51946581010693">
            <text:p>4.519465810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5765351400047">
            <text:p>1.757653514</text:p>
          </table:table-cell>
          <table:table-cell table:formula="of:=0.8*SQRT(-2*LOG(RAND()))*SIN(2*PI()*RAND())+4.5" office:value-type="float" office:value="4.07953832308317">
            <text:p>4.079538323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0752440167611">
            <text:p>1.2075244017</text:p>
          </table:table-cell>
          <table:table-cell table:formula="of:=0.8*SQRT(-2*LOG(RAND()))*SIN(2*PI()*RAND())+4.5" office:value-type="float" office:value="3.68132686765281">
            <text:p>3.681326867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2481268583536">
            <text:p>2.0248126858</text:p>
          </table:table-cell>
          <table:table-cell table:formula="of:=0.8*SQRT(-2*LOG(RAND()))*SIN(2*PI()*RAND())+4.5" office:value-type="float" office:value="3.94505088773293">
            <text:p>3.945050887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1478734412485">
            <text:p>2.0147873441</text:p>
          </table:table-cell>
          <table:table-cell table:formula="of:=0.8*SQRT(-2*LOG(RAND()))*SIN(2*PI()*RAND())+4.5" office:value-type="float" office:value="4.12113199847349">
            <text:p>4.121131998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9348025223458">
            <text:p>1.1934802522</text:p>
          </table:table-cell>
          <table:table-cell table:formula="of:=0.8*SQRT(-2*LOG(RAND()))*SIN(2*PI()*RAND())+4.5" office:value-type="float" office:value="4.37654141084076">
            <text:p>4.37654141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0479200318178">
            <text:p>1.3047920032</text:p>
          </table:table-cell>
          <table:table-cell table:formula="of:=0.8*SQRT(-2*LOG(RAND()))*SIN(2*PI()*RAND())+4.5" office:value-type="float" office:value="5.26149191891664">
            <text:p>5.261491918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3711212363343">
            <text:p>2.1371121236</text:p>
          </table:table-cell>
          <table:table-cell table:formula="of:=0.8*SQRT(-2*LOG(RAND()))*SIN(2*PI()*RAND())+4.5" office:value-type="float" office:value="5.62981948713503">
            <text:p>5.62981948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7366089708431">
            <text:p>1.4736608971</text:p>
          </table:table-cell>
          <table:table-cell table:formula="of:=0.8*SQRT(-2*LOG(RAND()))*SIN(2*PI()*RAND())+4.5" office:value-type="float" office:value="4.45201582558092">
            <text:p>4.452015825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8014864095328">
            <text:p>1.180148641</text:p>
          </table:table-cell>
          <table:table-cell table:formula="of:=0.8*SQRT(-2*LOG(RAND()))*SIN(2*PI()*RAND())+4.5" office:value-type="float" office:value="4.848831740119">
            <text:p>4.848831740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8556200526943">
            <text:p>1.1855620053</text:p>
          </table:table-cell>
          <table:table-cell table:formula="of:=0.8*SQRT(-2*LOG(RAND()))*SIN(2*PI()*RAND())+4.5" office:value-type="float" office:value="4.7801894560302">
            <text:p>4.78018945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8802647987844">
            <text:p>1.3880264799</text:p>
          </table:table-cell>
          <table:table-cell table:formula="of:=0.8*SQRT(-2*LOG(RAND()))*SIN(2*PI()*RAND())+4.5" office:value-type="float" office:value="5.04398237893429">
            <text:p>5.043982378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0692164169944">
            <text:p>1.2069216417</text:p>
          </table:table-cell>
          <table:table-cell table:formula="of:=0.8*SQRT(-2*LOG(RAND()))*SIN(2*PI()*RAND())+4.5" office:value-type="float" office:value="5.40302703345651">
            <text:p>5.403027033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2146654043393">
            <text:p>1.1214665404</text:p>
          </table:table-cell>
          <table:table-cell table:formula="of:=0.8*SQRT(-2*LOG(RAND()))*SIN(2*PI()*RAND())+4.5" office:value-type="float" office:value="3.67760401897153">
            <text:p>3.67760401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9779832933829">
            <text:p>1.1977983293</text:p>
          </table:table-cell>
          <table:table-cell table:formula="of:=0.8*SQRT(-2*LOG(RAND()))*SIN(2*PI()*RAND())+4.5" office:value-type="float" office:value="5.04003373473941">
            <text:p>5.040033734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0538071987353">
            <text:p>1.9053807199</text:p>
          </table:table-cell>
          <table:table-cell table:formula="of:=0.8*SQRT(-2*LOG(RAND()))*SIN(2*PI()*RAND())+4.5" office:value-type="float" office:value="4.85733583377727">
            <text:p>4.857335833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8689311980336">
            <text:p>1.5868931198</text:p>
          </table:table-cell>
          <table:table-cell table:formula="of:=0.8*SQRT(-2*LOG(RAND()))*SIN(2*PI()*RAND())+4.5" office:value-type="float" office:value="4.31320917583046">
            <text:p>4.313209175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6376210572017">
            <text:p>1.7637621057</text:p>
          </table:table-cell>
          <table:table-cell table:formula="of:=0.8*SQRT(-2*LOG(RAND()))*SIN(2*PI()*RAND())+4.5" office:value-type="float" office:value="4.70922775229926">
            <text:p>4.709227752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2597060644317">
            <text:p>1.9259706064</text:p>
          </table:table-cell>
          <table:table-cell table:formula="of:=0.8*SQRT(-2*LOG(RAND()))*SIN(2*PI()*RAND())+4.5" office:value-type="float" office:value="5.91354412415162">
            <text:p>5.91354412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654018357777">
            <text:p>1.6765401836</text:p>
          </table:table-cell>
          <table:table-cell table:formula="of:=0.8*SQRT(-2*LOG(RAND()))*SIN(2*PI()*RAND())+4.5" office:value-type="float" office:value="4.34833392429768">
            <text:p>4.34833392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0099078063937">
            <text:p>1.4009907806</text:p>
          </table:table-cell>
          <table:table-cell table:formula="of:=0.8*SQRT(-2*LOG(RAND()))*SIN(2*PI()*RAND())+4.5" office:value-type="float" office:value="4.41099840056067">
            <text:p>4.410998400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4704653482553">
            <text:p>2.4704653483</text:p>
          </table:table-cell>
          <table:table-cell table:formula="of:=0.8*SQRT(-2*LOG(RAND()))*SIN(2*PI()*RAND())+4.5" office:value-type="float" office:value="3.99730620505702">
            <text:p>3.997306205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3818914681514">
            <text:p>1.0381891468</text:p>
          </table:table-cell>
          <table:table-cell table:formula="of:=0.8*SQRT(-2*LOG(RAND()))*SIN(2*PI()*RAND())+4.5" office:value-type="float" office:value="4.54142300748406">
            <text:p>4.54142300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389057135986">
            <text:p>1.6389057136</text:p>
          </table:table-cell>
          <table:table-cell table:formula="of:=0.8*SQRT(-2*LOG(RAND()))*SIN(2*PI()*RAND())+4.5" office:value-type="float" office:value="4.32870361398126">
            <text:p>4.32870361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8213441205755">
            <text:p>1.9821344121</text:p>
          </table:table-cell>
          <table:table-cell table:formula="of:=0.8*SQRT(-2*LOG(RAND()))*SIN(2*PI()*RAND())+4.5" office:value-type="float" office:value="5.44698419109825">
            <text:p>5.446984191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6584868617564">
            <text:p>2.5658486862</text:p>
          </table:table-cell>
          <table:table-cell table:formula="of:=0.8*SQRT(-2*LOG(RAND()))*SIN(2*PI()*RAND())+4.5" office:value-type="float" office:value="4.27494293386569">
            <text:p>4.27494293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7309427329321">
            <text:p>2.7309427329</text:p>
          </table:table-cell>
          <table:table-cell table:formula="of:=0.8*SQRT(-2*LOG(RAND()))*SIN(2*PI()*RAND())+4.5" office:value-type="float" office:value="4.92995311380593">
            <text:p>4.929953113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2875521827203">
            <text:p>1.7287552183</text:p>
          </table:table-cell>
          <table:table-cell table:formula="of:=0.8*SQRT(-2*LOG(RAND()))*SIN(2*PI()*RAND())+4.5" office:value-type="float" office:value="3.95821121581173">
            <text:p>3.958211215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2046286021295">
            <text:p>1.7204628602</text:p>
          </table:table-cell>
          <table:table-cell table:formula="of:=0.8*SQRT(-2*LOG(RAND()))*SIN(2*PI()*RAND())+4.5" office:value-type="float" office:value="4.14460001626805">
            <text:p>4.144600016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443524303728">
            <text:p>2.0443524304</text:p>
          </table:table-cell>
          <table:table-cell table:formula="of:=0.8*SQRT(-2*LOG(RAND()))*SIN(2*PI()*RAND())+4.5" office:value-type="float" office:value="4.746470481885">
            <text:p>4.746470481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9681371247164">
            <text:p>2.2968137125</text:p>
          </table:table-cell>
          <table:table-cell table:formula="of:=0.8*SQRT(-2*LOG(RAND()))*SIN(2*PI()*RAND())+4.5" office:value-type="float" office:value="4.17386186950238">
            <text:p>4.173861869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4763897304391">
            <text:p>1.347638973</text:p>
          </table:table-cell>
          <table:table-cell table:formula="of:=0.8*SQRT(-2*LOG(RAND()))*SIN(2*PI()*RAND())+4.5" office:value-type="float" office:value="4.45540328433073">
            <text:p>4.45540328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3406241001488">
            <text:p>1.53406241</text:p>
          </table:table-cell>
          <table:table-cell table:formula="of:=0.8*SQRT(-2*LOG(RAND()))*SIN(2*PI()*RAND())+4.5" office:value-type="float" office:value="4.12845916786455">
            <text:p>4.128459167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74559788461512">
            <text:p>0.9745597885</text:p>
          </table:table-cell>
          <table:table-cell table:formula="of:=0.8*SQRT(-2*LOG(RAND()))*SIN(2*PI()*RAND())+4.5" office:value-type="float" office:value="3.59717035079788">
            <text:p>3.59717035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47482464345709">
            <text:p>0.9474824643</text:p>
          </table:table-cell>
          <table:table-cell table:formula="of:=0.8*SQRT(-2*LOG(RAND()))*SIN(2*PI()*RAND())+4.5" office:value-type="float" office:value="4.79610301925923">
            <text:p>4.79610301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47199095733403">
            <text:p>2.4719909573</text:p>
          </table:table-cell>
          <table:table-cell table:formula="of:=0.8*SQRT(-2*LOG(RAND()))*SIN(2*PI()*RAND())+4.5" office:value-type="float" office:value="4.91427201413626">
            <text:p>4.914272014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16008473753">
            <text:p>1.5160084738</text:p>
          </table:table-cell>
          <table:table-cell table:formula="of:=0.8*SQRT(-2*LOG(RAND()))*SIN(2*PI()*RAND())+4.5" office:value-type="float" office:value="5.01397353114468">
            <text:p>5.013973531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843768776744">
            <text:p>1.6784376878</text:p>
          </table:table-cell>
          <table:table-cell table:formula="of:=0.8*SQRT(-2*LOG(RAND()))*SIN(2*PI()*RAND())+4.5" office:value-type="float" office:value="4.96991106500367">
            <text:p>4.96991106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0434379204496">
            <text:p>1.604343792</text:p>
          </table:table-cell>
          <table:table-cell table:formula="of:=0.8*SQRT(-2*LOG(RAND()))*SIN(2*PI()*RAND())+4.5" office:value-type="float" office:value="6.12649573076195">
            <text:p>6.12649573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2356537344998">
            <text:p>2.2235653734</text:p>
          </table:table-cell>
          <table:table-cell table:formula="of:=0.8*SQRT(-2*LOG(RAND()))*SIN(2*PI()*RAND())+4.5" office:value-type="float" office:value="4.61490678986502">
            <text:p>4.614906789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5791984444265">
            <text:p>1.9579198444</text:p>
          </table:table-cell>
          <table:table-cell table:formula="of:=0.8*SQRT(-2*LOG(RAND()))*SIN(2*PI()*RAND())+4.5" office:value-type="float" office:value="4.42732748781001">
            <text:p>4.427327487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9778732126476">
            <text:p>1.7977873213</text:p>
          </table:table-cell>
          <table:table-cell table:formula="of:=0.8*SQRT(-2*LOG(RAND()))*SIN(2*PI()*RAND())+4.5" office:value-type="float" office:value="4.38040858770463">
            <text:p>4.380408587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477535179860985">
            <text:p>0.4775351799</text:p>
          </table:table-cell>
          <table:table-cell table:formula="of:=0.8*SQRT(-2*LOG(RAND()))*SIN(2*PI()*RAND())+4.5" office:value-type="float" office:value="4.67061807252232">
            <text:p>4.670618072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9470362234205">
            <text:p>2.5947036223</text:p>
          </table:table-cell>
          <table:table-cell table:formula="of:=0.8*SQRT(-2*LOG(RAND()))*SIN(2*PI()*RAND())+4.5" office:value-type="float" office:value="3.77901838813287">
            <text:p>3.779018388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911617105373">
            <text:p>1.0911617105</text:p>
          </table:table-cell>
          <table:table-cell table:formula="of:=0.8*SQRT(-2*LOG(RAND()))*SIN(2*PI()*RAND())+4.5" office:value-type="float" office:value="4.87109972639825">
            <text:p>4.871099726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7734868720424">
            <text:p>1.7773486872</text:p>
          </table:table-cell>
          <table:table-cell table:formula="of:=0.8*SQRT(-2*LOG(RAND()))*SIN(2*PI()*RAND())+4.5" office:value-type="float" office:value="5.13270615819179">
            <text:p>5.13270615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9586369362937">
            <text:p>1.4958636936</text:p>
          </table:table-cell>
          <table:table-cell table:formula="of:=0.8*SQRT(-2*LOG(RAND()))*SIN(2*PI()*RAND())+4.5" office:value-type="float" office:value="3.96445080938035">
            <text:p>3.964450809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1292079570425">
            <text:p>1.9129207957</text:p>
          </table:table-cell>
          <table:table-cell table:formula="of:=0.8*SQRT(-2*LOG(RAND()))*SIN(2*PI()*RAND())+4.5" office:value-type="float" office:value="4.14154922082268">
            <text:p>4.14154922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323088556372">
            <text:p>2.5323088556</text:p>
          </table:table-cell>
          <table:table-cell table:formula="of:=0.8*SQRT(-2*LOG(RAND()))*SIN(2*PI()*RAND())+4.5" office:value-type="float" office:value="4.383335396729">
            <text:p>4.383335396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9041120891095">
            <text:p>1.8904112089</text:p>
          </table:table-cell>
          <table:table-cell table:formula="of:=0.8*SQRT(-2*LOG(RAND()))*SIN(2*PI()*RAND())+4.5" office:value-type="float" office:value="4.39889576883508">
            <text:p>4.398895768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6052908316467">
            <text:p>1.6605290832</text:p>
          </table:table-cell>
          <table:table-cell table:formula="of:=0.8*SQRT(-2*LOG(RAND()))*SIN(2*PI()*RAND())+4.5" office:value-type="float" office:value="4.83359412777547">
            <text:p>4.833594127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8992959684525">
            <text:p>2.0899295968</text:p>
          </table:table-cell>
          <table:table-cell table:formula="of:=0.8*SQRT(-2*LOG(RAND()))*SIN(2*PI()*RAND())+4.5" office:value-type="float" office:value="4.68117997990694">
            <text:p>4.681179979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1024791615644">
            <text:p>1.3102479162</text:p>
          </table:table-cell>
          <table:table-cell table:formula="of:=0.8*SQRT(-2*LOG(RAND()))*SIN(2*PI()*RAND())+4.5" office:value-type="float" office:value="3.95106090153178">
            <text:p>3.951060901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5284498576362">
            <text:p>1.3528449858</text:p>
          </table:table-cell>
          <table:table-cell table:formula="of:=0.8*SQRT(-2*LOG(RAND()))*SIN(2*PI()*RAND())+4.5" office:value-type="float" office:value="4.92051709136771">
            <text:p>4.920517091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4453006625995">
            <text:p>2.0445300663</text:p>
          </table:table-cell>
          <table:table-cell table:formula="of:=0.8*SQRT(-2*LOG(RAND()))*SIN(2*PI()*RAND())+4.5" office:value-type="float" office:value="3.808365384084">
            <text:p>3.808365384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0838857169998">
            <text:p>1.5083885717</text:p>
          </table:table-cell>
          <table:table-cell table:formula="of:=0.8*SQRT(-2*LOG(RAND()))*SIN(2*PI()*RAND())+4.5" office:value-type="float" office:value="4.86700784037333">
            <text:p>4.86700784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5303960178519">
            <text:p>1.5530396018</text:p>
          </table:table-cell>
          <table:table-cell table:formula="of:=0.8*SQRT(-2*LOG(RAND()))*SIN(2*PI()*RAND())+4.5" office:value-type="float" office:value="4.07572684044774">
            <text:p>4.07572684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1290590983338">
            <text:p>2.3129059098</text:p>
          </table:table-cell>
          <table:table-cell table:formula="of:=0.8*SQRT(-2*LOG(RAND()))*SIN(2*PI()*RAND())+4.5" office:value-type="float" office:value="4.15531348534882">
            <text:p>4.155313485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5043396553644">
            <text:p>1.6504339655</text:p>
          </table:table-cell>
          <table:table-cell table:formula="of:=0.8*SQRT(-2*LOG(RAND()))*SIN(2*PI()*RAND())+4.5" office:value-type="float" office:value="4.02441702783723">
            <text:p>4.024417027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2723257604166">
            <text:p>2.227232576</text:p>
          </table:table-cell>
          <table:table-cell table:formula="of:=0.8*SQRT(-2*LOG(RAND()))*SIN(2*PI()*RAND())+4.5" office:value-type="float" office:value="4.94170433228522">
            <text:p>4.941704332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3864753666895">
            <text:p>1.5386475367</text:p>
          </table:table-cell>
          <table:table-cell table:formula="of:=0.8*SQRT(-2*LOG(RAND()))*SIN(2*PI()*RAND())+4.5" office:value-type="float" office:value="3.9905609018387">
            <text:p>3.990560901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888330065628696">
            <text:p>0.8883300656</text:p>
          </table:table-cell>
          <table:table-cell table:formula="of:=0.8*SQRT(-2*LOG(RAND()))*SIN(2*PI()*RAND())+4.5" office:value-type="float" office:value="4.29881385164512">
            <text:p>4.298813851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0850791006638">
            <text:p>2.3085079101</text:p>
          </table:table-cell>
          <table:table-cell table:formula="of:=0.8*SQRT(-2*LOG(RAND()))*SIN(2*PI()*RAND())+4.5" office:value-type="float" office:value="4.36421660504397">
            <text:p>4.36421660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95303566563">
            <text:p>1.4953035666</text:p>
          </table:table-cell>
          <table:table-cell table:formula="of:=0.8*SQRT(-2*LOG(RAND()))*SIN(2*PI()*RAND())+4.5" office:value-type="float" office:value="5.02760976426487">
            <text:p>5.02760976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8939037460097">
            <text:p>1.4893903746</text:p>
          </table:table-cell>
          <table:table-cell table:formula="of:=0.8*SQRT(-2*LOG(RAND()))*SIN(2*PI()*RAND())+4.5" office:value-type="float" office:value="4.18742716468269">
            <text:p>4.187427164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5199730947718">
            <text:p>2.0519973095</text:p>
          </table:table-cell>
          <table:table-cell table:formula="of:=0.8*SQRT(-2*LOG(RAND()))*SIN(2*PI()*RAND())+4.5" office:value-type="float" office:value="4.67128786433369">
            <text:p>4.67128786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5437725628698">
            <text:p>1.9543772563</text:p>
          </table:table-cell>
          <table:table-cell table:formula="of:=0.8*SQRT(-2*LOG(RAND()))*SIN(2*PI()*RAND())+4.5" office:value-type="float" office:value="4.89341749298667">
            <text:p>4.8934174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8207670512199">
            <text:p>1.6820767051</text:p>
          </table:table-cell>
          <table:table-cell table:formula="of:=0.8*SQRT(-2*LOG(RAND()))*SIN(2*PI()*RAND())+4.5" office:value-type="float" office:value="4.23209774301807">
            <text:p>4.2320977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6108236022991">
            <text:p>1.9610823602</text:p>
          </table:table-cell>
          <table:table-cell table:formula="of:=0.8*SQRT(-2*LOG(RAND()))*SIN(2*PI()*RAND())+4.5" office:value-type="float" office:value="4.13159681466091">
            <text:p>4.131596814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5872775206943">
            <text:p>1.2587277521</text:p>
          </table:table-cell>
          <table:table-cell table:formula="of:=0.8*SQRT(-2*LOG(RAND()))*SIN(2*PI()*RAND())+4.5" office:value-type="float" office:value="3.94917326070776">
            <text:p>3.949173260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9253284940083">
            <text:p>1.4925328494</text:p>
          </table:table-cell>
          <table:table-cell table:formula="of:=0.8*SQRT(-2*LOG(RAND()))*SIN(2*PI()*RAND())+4.5" office:value-type="float" office:value="4.64636569292874">
            <text:p>4.646365692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9463851113868">
            <text:p>1.1946385111</text:p>
          </table:table-cell>
          <table:table-cell table:formula="of:=0.8*SQRT(-2*LOG(RAND()))*SIN(2*PI()*RAND())+4.5" office:value-type="float" office:value="4.85950968824965">
            <text:p>4.85950968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1966405367722">
            <text:p>1.4196640537</text:p>
          </table:table-cell>
          <table:table-cell table:formula="of:=0.8*SQRT(-2*LOG(RAND()))*SIN(2*PI()*RAND())+4.5" office:value-type="float" office:value="3.41849564283576">
            <text:p>3.418495642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6244785816575">
            <text:p>1.4624478582</text:p>
          </table:table-cell>
          <table:table-cell table:formula="of:=0.8*SQRT(-2*LOG(RAND()))*SIN(2*PI()*RAND())+4.5" office:value-type="float" office:value="3.92622288133142">
            <text:p>3.926222881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41918055321037">
            <text:p>2.4191805532</text:p>
          </table:table-cell>
          <table:table-cell table:formula="of:=0.8*SQRT(-2*LOG(RAND()))*SIN(2*PI()*RAND())+4.5" office:value-type="float" office:value="3.94899995163313">
            <text:p>3.948999951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4770665110554">
            <text:p>1.6477066511</text:p>
          </table:table-cell>
          <table:table-cell table:formula="of:=0.8*SQRT(-2*LOG(RAND()))*SIN(2*PI()*RAND())+4.5" office:value-type="float" office:value="4.25164878978493">
            <text:p>4.251648789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6277942468386">
            <text:p>1.7627794247</text:p>
          </table:table-cell>
          <table:table-cell table:formula="of:=0.8*SQRT(-2*LOG(RAND()))*SIN(2*PI()*RAND())+4.5" office:value-type="float" office:value="4.82887269964456">
            <text:p>4.828872699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1103235942535">
            <text:p>1.3110323594</text:p>
          </table:table-cell>
          <table:table-cell table:formula="of:=0.8*SQRT(-2*LOG(RAND()))*SIN(2*PI()*RAND())+4.5" office:value-type="float" office:value="3.89869159079852">
            <text:p>3.89869159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4389197161764">
            <text:p>1.2438919716</text:p>
          </table:table-cell>
          <table:table-cell table:formula="of:=0.8*SQRT(-2*LOG(RAND()))*SIN(2*PI()*RAND())+4.5" office:value-type="float" office:value="4.74581292431801">
            <text:p>4.74581292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6968491414086">
            <text:p>1.2696849141</text:p>
          </table:table-cell>
          <table:table-cell table:formula="of:=0.8*SQRT(-2*LOG(RAND()))*SIN(2*PI()*RAND())+4.5" office:value-type="float" office:value="5.05657233892572">
            <text:p>5.056572338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28811206641">
            <text:p>1.4288112066</text:p>
          </table:table-cell>
          <table:table-cell table:formula="of:=0.8*SQRT(-2*LOG(RAND()))*SIN(2*PI()*RAND())+4.5" office:value-type="float" office:value="4.66396535726345">
            <text:p>4.663965357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340277374191441">
            <text:p>0.3402773742</text:p>
          </table:table-cell>
          <table:table-cell table:formula="of:=0.8*SQRT(-2*LOG(RAND()))*SIN(2*PI()*RAND())+4.5" office:value-type="float" office:value="4.94647791328775">
            <text:p>4.94647791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801609183229358">
            <text:p>0.8016091832</text:p>
          </table:table-cell>
          <table:table-cell table:formula="of:=0.8*SQRT(-2*LOG(RAND()))*SIN(2*PI()*RAND())+4.5" office:value-type="float" office:value="4.52395536492109">
            <text:p>4.523955364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2557263617916">
            <text:p>1.3255726362</text:p>
          </table:table-cell>
          <table:table-cell table:formula="of:=0.8*SQRT(-2*LOG(RAND()))*SIN(2*PI()*RAND())+4.5" office:value-type="float" office:value="4.95808271035396">
            <text:p>4.95808271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22411355122482">
            <text:p>0.9224113551</text:p>
          </table:table-cell>
          <table:table-cell table:formula="of:=0.8*SQRT(-2*LOG(RAND()))*SIN(2*PI()*RAND())+4.5" office:value-type="float" office:value="3.75397444520982">
            <text:p>3.753974445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2278167209016">
            <text:p>1.9227816721</text:p>
          </table:table-cell>
          <table:table-cell table:formula="of:=0.8*SQRT(-2*LOG(RAND()))*SIN(2*PI()*RAND())+4.5" office:value-type="float" office:value="4.15148956827406">
            <text:p>4.151489568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5471994808676">
            <text:p>2.0547199481</text:p>
          </table:table-cell>
          <table:table-cell table:formula="of:=0.8*SQRT(-2*LOG(RAND()))*SIN(2*PI()*RAND())+4.5" office:value-type="float" office:value="4.32884775425579">
            <text:p>4.328847754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49323247409603">
            <text:p>0.9493232474</text:p>
          </table:table-cell>
          <table:table-cell table:formula="of:=0.8*SQRT(-2*LOG(RAND()))*SIN(2*PI()*RAND())+4.5" office:value-type="float" office:value="4.31395876038311">
            <text:p>4.31395876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79364535724773">
            <text:p>2.7936453572</text:p>
          </table:table-cell>
          <table:table-cell table:formula="of:=0.8*SQRT(-2*LOG(RAND()))*SIN(2*PI()*RAND())+4.5" office:value-type="float" office:value="4.99064899669613">
            <text:p>4.990648996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1287373076078">
            <text:p>2.0128737308</text:p>
          </table:table-cell>
          <table:table-cell table:formula="of:=0.8*SQRT(-2*LOG(RAND()))*SIN(2*PI()*RAND())+4.5" office:value-type="float" office:value="4.65086061213335">
            <text:p>4.650860612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39905255635246">
            <text:p>0.9399052556</text:p>
          </table:table-cell>
          <table:table-cell table:formula="of:=0.8*SQRT(-2*LOG(RAND()))*SIN(2*PI()*RAND())+4.5" office:value-type="float" office:value="5.74550730489116">
            <text:p>5.745507304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4815545710775">
            <text:p>1.6481554571</text:p>
          </table:table-cell>
          <table:table-cell table:formula="of:=0.8*SQRT(-2*LOG(RAND()))*SIN(2*PI()*RAND())+4.5" office:value-type="float" office:value="3.90506822336925">
            <text:p>3.905068223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1634127681587">
            <text:p>1.8163412768</text:p>
          </table:table-cell>
          <table:table-cell table:formula="of:=0.8*SQRT(-2*LOG(RAND()))*SIN(2*PI()*RAND())+4.5" office:value-type="float" office:value="4.72438302908033">
            <text:p>4.724383029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60798054363011">
            <text:p>2.6079805436</text:p>
          </table:table-cell>
          <table:table-cell table:formula="of:=0.8*SQRT(-2*LOG(RAND()))*SIN(2*PI()*RAND())+4.5" office:value-type="float" office:value="4.30425614669583">
            <text:p>4.304256146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1600755328589">
            <text:p>1.8160075533</text:p>
          </table:table-cell>
          <table:table-cell table:formula="of:=0.8*SQRT(-2*LOG(RAND()))*SIN(2*PI()*RAND())+4.5" office:value-type="float" office:value="3.65093665985732">
            <text:p>3.650936659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2751400730352">
            <text:p>1.9275140073</text:p>
          </table:table-cell>
          <table:table-cell table:formula="of:=0.8*SQRT(-2*LOG(RAND()))*SIN(2*PI()*RAND())+4.5" office:value-type="float" office:value="4.19396002872008">
            <text:p>4.193960028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0955413077272">
            <text:p>1.4095541308</text:p>
          </table:table-cell>
          <table:table-cell table:formula="of:=0.8*SQRT(-2*LOG(RAND()))*SIN(2*PI()*RAND())+4.5" office:value-type="float" office:value="4.33204044480866">
            <text:p>4.332040444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9668887033739">
            <text:p>1.4966888703</text:p>
          </table:table-cell>
          <table:table-cell table:formula="of:=0.8*SQRT(-2*LOG(RAND()))*SIN(2*PI()*RAND())+4.5" office:value-type="float" office:value="5.56360791327418">
            <text:p>5.56360791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3454442503655">
            <text:p>1.334544425</text:p>
          </table:table-cell>
          <table:table-cell table:formula="of:=0.8*SQRT(-2*LOG(RAND()))*SIN(2*PI()*RAND())+4.5" office:value-type="float" office:value="4.5073730547995">
            <text:p>4.507373054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9762463625561">
            <text:p>1.8976246363</text:p>
          </table:table-cell>
          <table:table-cell table:formula="of:=0.8*SQRT(-2*LOG(RAND()))*SIN(2*PI()*RAND())+4.5" office:value-type="float" office:value="4.64818213553807">
            <text:p>4.648182135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74244266308045">
            <text:p>0.7424426631</text:p>
          </table:table-cell>
          <table:table-cell table:formula="of:=0.8*SQRT(-2*LOG(RAND()))*SIN(2*PI()*RAND())+4.5" office:value-type="float" office:value="5.31318436192173">
            <text:p>5.313184361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6116760809899">
            <text:p>1.8611676081</text:p>
          </table:table-cell>
          <table:table-cell table:formula="of:=0.8*SQRT(-2*LOG(RAND()))*SIN(2*PI()*RAND())+4.5" office:value-type="float" office:value="4.76806829224848">
            <text:p>4.768068292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4321421499038">
            <text:p>1.543214215</text:p>
          </table:table-cell>
          <table:table-cell table:formula="of:=0.8*SQRT(-2*LOG(RAND()))*SIN(2*PI()*RAND())+4.5" office:value-type="float" office:value="4.59533205874667">
            <text:p>4.595332058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8594507352619">
            <text:p>1.0859450735</text:p>
          </table:table-cell>
          <table:table-cell table:formula="of:=0.8*SQRT(-2*LOG(RAND()))*SIN(2*PI()*RAND())+4.5" office:value-type="float" office:value="4.04269664714266">
            <text:p>4.04269664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7924935992853">
            <text:p>1.4792493599</text:p>
          </table:table-cell>
          <table:table-cell table:formula="of:=0.8*SQRT(-2*LOG(RAND()))*SIN(2*PI()*RAND())+4.5" office:value-type="float" office:value="4.52669005613428">
            <text:p>4.526690056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290499251721">
            <text:p>1.6729049925</text:p>
          </table:table-cell>
          <table:table-cell table:formula="of:=0.8*SQRT(-2*LOG(RAND()))*SIN(2*PI()*RAND())+4.5" office:value-type="float" office:value="4.54316474760174">
            <text:p>4.543164747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64082914111">
            <text:p>1.9640829141</text:p>
          </table:table-cell>
          <table:table-cell table:formula="of:=0.8*SQRT(-2*LOG(RAND()))*SIN(2*PI()*RAND())+4.5" office:value-type="float" office:value="4.68932430294372">
            <text:p>4.689324302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-0.0996509780525325">
            <text:p>-0.0996509781</text:p>
          </table:table-cell>
          <table:table-cell table:formula="of:=0.8*SQRT(-2*LOG(RAND()))*SIN(2*PI()*RAND())+4.5" office:value-type="float" office:value="3.80802339402655">
            <text:p>3.80802339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9878499008346">
            <text:p>1.9987849901</text:p>
          </table:table-cell>
          <table:table-cell table:formula="of:=0.8*SQRT(-2*LOG(RAND()))*SIN(2*PI()*RAND())+4.5" office:value-type="float" office:value="5.01565837992671">
            <text:p>5.015658379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40804079296241">
            <text:p>2.408040793</text:p>
          </table:table-cell>
          <table:table-cell table:formula="of:=0.8*SQRT(-2*LOG(RAND()))*SIN(2*PI()*RAND())+4.5" office:value-type="float" office:value="4.79772445400187">
            <text:p>4.79772445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2490471864185">
            <text:p>2.1249047186</text:p>
          </table:table-cell>
          <table:table-cell table:formula="of:=0.8*SQRT(-2*LOG(RAND()))*SIN(2*PI()*RAND())+4.5" office:value-type="float" office:value="4.93421029749379">
            <text:p>4.93421029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6583946024772">
            <text:p>2.1658394602</text:p>
          </table:table-cell>
          <table:table-cell table:formula="of:=0.8*SQRT(-2*LOG(RAND()))*SIN(2*PI()*RAND())+4.5" office:value-type="float" office:value="3.54877387572207">
            <text:p>3.548773875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8276656109652">
            <text:p>1.1827665611</text:p>
          </table:table-cell>
          <table:table-cell table:formula="of:=0.8*SQRT(-2*LOG(RAND()))*SIN(2*PI()*RAND())+4.5" office:value-type="float" office:value="4.59094255897488">
            <text:p>4.59094255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1836043072674">
            <text:p>2.1183604307</text:p>
          </table:table-cell>
          <table:table-cell table:formula="of:=0.8*SQRT(-2*LOG(RAND()))*SIN(2*PI()*RAND())+4.5" office:value-type="float" office:value="5.25648533239559">
            <text:p>5.256485332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9404667327111">
            <text:p>1.9940466733</text:p>
          </table:table-cell>
          <table:table-cell table:formula="of:=0.8*SQRT(-2*LOG(RAND()))*SIN(2*PI()*RAND())+4.5" office:value-type="float" office:value="3.28488948126493">
            <text:p>3.284889481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3217616203466">
            <text:p>1.032176162</text:p>
          </table:table-cell>
          <table:table-cell table:formula="of:=0.8*SQRT(-2*LOG(RAND()))*SIN(2*PI()*RAND())+4.5" office:value-type="float" office:value="5.50430346254959">
            <text:p>5.504303462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0468537936781">
            <text:p>1.9046853794</text:p>
          </table:table-cell>
          <table:table-cell table:formula="of:=0.8*SQRT(-2*LOG(RAND()))*SIN(2*PI()*RAND())+4.5" office:value-type="float" office:value="5.10587728023629">
            <text:p>5.105877280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3470042352344">
            <text:p>2.2347004235</text:p>
          </table:table-cell>
          <table:table-cell table:formula="of:=0.8*SQRT(-2*LOG(RAND()))*SIN(2*PI()*RAND())+4.5" office:value-type="float" office:value="5.30641158341633">
            <text:p>5.306411583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281751293262">
            <text:p>1.5281751293</text:p>
          </table:table-cell>
          <table:table-cell table:formula="of:=0.8*SQRT(-2*LOG(RAND()))*SIN(2*PI()*RAND())+4.5" office:value-type="float" office:value="4.74823807399496">
            <text:p>4.74823807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3.10097295366403">
            <text:p>3.1009729537</text:p>
          </table:table-cell>
          <table:table-cell table:formula="of:=0.8*SQRT(-2*LOG(RAND()))*SIN(2*PI()*RAND())+4.5" office:value-type="float" office:value="4.16537105421069">
            <text:p>4.16537105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2796017302711">
            <text:p>1.727960173</text:p>
          </table:table-cell>
          <table:table-cell table:formula="of:=0.8*SQRT(-2*LOG(RAND()))*SIN(2*PI()*RAND())+4.5" office:value-type="float" office:value="5.05723017682161">
            <text:p>5.057230176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827427499266">
            <text:p>2.2827427499</text:p>
          </table:table-cell>
          <table:table-cell table:formula="of:=0.8*SQRT(-2*LOG(RAND()))*SIN(2*PI()*RAND())+4.5" office:value-type="float" office:value="4.71276395749393">
            <text:p>4.71276395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9747251669339">
            <text:p>1.6974725167</text:p>
          </table:table-cell>
          <table:table-cell table:formula="of:=0.8*SQRT(-2*LOG(RAND()))*SIN(2*PI()*RAND())+4.5" office:value-type="float" office:value="3.95926793053202">
            <text:p>3.959267930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77335120555751">
            <text:p>2.7733512056</text:p>
          </table:table-cell>
          <table:table-cell table:formula="of:=0.8*SQRT(-2*LOG(RAND()))*SIN(2*PI()*RAND())+4.5" office:value-type="float" office:value="4.57261902446545">
            <text:p>4.572619024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9865118513876">
            <text:p>1.6986511851</text:p>
          </table:table-cell>
          <table:table-cell table:formula="of:=0.8*SQRT(-2*LOG(RAND()))*SIN(2*PI()*RAND())+4.5" office:value-type="float" office:value="4.19897647231267">
            <text:p>4.198976472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5951115059278">
            <text:p>1.2595111506</text:p>
          </table:table-cell>
          <table:table-cell table:formula="of:=0.8*SQRT(-2*LOG(RAND()))*SIN(2*PI()*RAND())+4.5" office:value-type="float" office:value="4.26047348397934">
            <text:p>4.26047348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0223037963639">
            <text:p>1.6022303796</text:p>
          </table:table-cell>
          <table:table-cell table:formula="of:=0.8*SQRT(-2*LOG(RAND()))*SIN(2*PI()*RAND())+4.5" office:value-type="float" office:value="4.61346816416481">
            <text:p>4.61346816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0165302753388">
            <text:p>1.6016530275</text:p>
          </table:table-cell>
          <table:table-cell table:formula="of:=0.8*SQRT(-2*LOG(RAND()))*SIN(2*PI()*RAND())+4.5" office:value-type="float" office:value="4.69454150105826">
            <text:p>4.694541501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7931105647503">
            <text:p>1.1793110565</text:p>
          </table:table-cell>
          <table:table-cell table:formula="of:=0.8*SQRT(-2*LOG(RAND()))*SIN(2*PI()*RAND())+4.5" office:value-type="float" office:value="4.26146393949534">
            <text:p>4.261463939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4333821980301">
            <text:p>1.0433382198</text:p>
          </table:table-cell>
          <table:table-cell table:formula="of:=0.8*SQRT(-2*LOG(RAND()))*SIN(2*PI()*RAND())+4.5" office:value-type="float" office:value="5.19523373804897">
            <text:p>5.19523373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43337428955297">
            <text:p>2.4333742896</text:p>
          </table:table-cell>
          <table:table-cell table:formula="of:=0.8*SQRT(-2*LOG(RAND()))*SIN(2*PI()*RAND())+4.5" office:value-type="float" office:value="4.56184432381914">
            <text:p>4.561844323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7949215792507">
            <text:p>2.5794921579</text:p>
          </table:table-cell>
          <table:table-cell table:formula="of:=0.8*SQRT(-2*LOG(RAND()))*SIN(2*PI()*RAND())+4.5" office:value-type="float" office:value="4.02274077264376">
            <text:p>4.022740772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4047185271247">
            <text:p>1.9404718527</text:p>
          </table:table-cell>
          <table:table-cell table:formula="of:=0.8*SQRT(-2*LOG(RAND()))*SIN(2*PI()*RAND())+4.5" office:value-type="float" office:value="3.6781170975385">
            <text:p>3.67811709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1561850229594">
            <text:p>1.5156185023</text:p>
          </table:table-cell>
          <table:table-cell table:formula="of:=0.8*SQRT(-2*LOG(RAND()))*SIN(2*PI()*RAND())+4.5" office:value-type="float" office:value="4.43876105094071">
            <text:p>4.438761050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335218838293">
            <text:p>2.0335218838</text:p>
          </table:table-cell>
          <table:table-cell table:formula="of:=0.8*SQRT(-2*LOG(RAND()))*SIN(2*PI()*RAND())+4.5" office:value-type="float" office:value="4.03074062282544">
            <text:p>4.030740622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0977741882319">
            <text:p>2.3097774188</text:p>
          </table:table-cell>
          <table:table-cell table:formula="of:=0.8*SQRT(-2*LOG(RAND()))*SIN(2*PI()*RAND())+4.5" office:value-type="float" office:value="4.11806177811623">
            <text:p>4.118061778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7928154930351">
            <text:p>1.9792815493</text:p>
          </table:table-cell>
          <table:table-cell table:formula="of:=0.8*SQRT(-2*LOG(RAND()))*SIN(2*PI()*RAND())+4.5" office:value-type="float" office:value="3.5712553751973">
            <text:p>3.571255375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341544484443">
            <text:p>2.5341544484</text:p>
          </table:table-cell>
          <table:table-cell table:formula="of:=0.8*SQRT(-2*LOG(RAND()))*SIN(2*PI()*RAND())+4.5" office:value-type="float" office:value="5.16658397715294">
            <text:p>5.166583977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3696734141221">
            <text:p>1.6369673414</text:p>
          </table:table-cell>
          <table:table-cell table:formula="of:=0.8*SQRT(-2*LOG(RAND()))*SIN(2*PI()*RAND())+4.5" office:value-type="float" office:value="4.75535891326552">
            <text:p>4.75535891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2046162066812">
            <text:p>1.6204616207</text:p>
          </table:table-cell>
          <table:table-cell table:formula="of:=0.8*SQRT(-2*LOG(RAND()))*SIN(2*PI()*RAND())+4.5" office:value-type="float" office:value="4.05918131711997">
            <text:p>4.05918131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360677421992">
            <text:p>2.0360677422</text:p>
          </table:table-cell>
          <table:table-cell table:formula="of:=0.8*SQRT(-2*LOG(RAND()))*SIN(2*PI()*RAND())+4.5" office:value-type="float" office:value="5.32468066127945">
            <text:p>5.324680661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7623886213674">
            <text:p>1.5762388621</text:p>
          </table:table-cell>
          <table:table-cell table:formula="of:=0.8*SQRT(-2*LOG(RAND()))*SIN(2*PI()*RAND())+4.5" office:value-type="float" office:value="4.79103945443869">
            <text:p>4.791039454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0579490623656">
            <text:p>2.3057949062</text:p>
          </table:table-cell>
          <table:table-cell table:formula="of:=0.8*SQRT(-2*LOG(RAND()))*SIN(2*PI()*RAND())+4.5" office:value-type="float" office:value="4.85097305063123">
            <text:p>4.850973050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6939938527903">
            <text:p>1.4693993853</text:p>
          </table:table-cell>
          <table:table-cell table:formula="of:=0.8*SQRT(-2*LOG(RAND()))*SIN(2*PI()*RAND())+4.5" office:value-type="float" office:value="4.83601481420791">
            <text:p>4.83601481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5956392404132">
            <text:p>1.059563924</text:p>
          </table:table-cell>
          <table:table-cell table:formula="of:=0.8*SQRT(-2*LOG(RAND()))*SIN(2*PI()*RAND())+4.5" office:value-type="float" office:value="4.66451674083691">
            <text:p>4.66451674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4522745790214">
            <text:p>1.8452274579</text:p>
          </table:table-cell>
          <table:table-cell table:formula="of:=0.8*SQRT(-2*LOG(RAND()))*SIN(2*PI()*RAND())+4.5" office:value-type="float" office:value="4.31455622509497">
            <text:p>4.314556225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9229574231258">
            <text:p>1.5922957423</text:p>
          </table:table-cell>
          <table:table-cell table:formula="of:=0.8*SQRT(-2*LOG(RAND()))*SIN(2*PI()*RAND())+4.5" office:value-type="float" office:value="4.1715073225626">
            <text:p>4.171507322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3796156472883">
            <text:p>2.0379615647</text:p>
          </table:table-cell>
          <table:table-cell table:formula="of:=0.8*SQRT(-2*LOG(RAND()))*SIN(2*PI()*RAND())+4.5" office:value-type="float" office:value="4.52231627393423">
            <text:p>4.52231627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5649093822783">
            <text:p>2.3564909382</text:p>
          </table:table-cell>
          <table:table-cell table:formula="of:=0.8*SQRT(-2*LOG(RAND()))*SIN(2*PI()*RAND())+4.5" office:value-type="float" office:value="5.33408698689347">
            <text:p>5.334086986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4670603722312">
            <text:p>1.2467060372</text:p>
          </table:table-cell>
          <table:table-cell table:formula="of:=0.8*SQRT(-2*LOG(RAND()))*SIN(2*PI()*RAND())+4.5" office:value-type="float" office:value="4.63488447817605">
            <text:p>4.63488447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3942432169773">
            <text:p>1.7394243217</text:p>
          </table:table-cell>
          <table:table-cell table:formula="of:=0.8*SQRT(-2*LOG(RAND()))*SIN(2*PI()*RAND())+4.5" office:value-type="float" office:value="4.94333867686618">
            <text:p>4.943338676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3443431507171">
            <text:p>1.9344343151</text:p>
          </table:table-cell>
          <table:table-cell table:formula="of:=0.8*SQRT(-2*LOG(RAND()))*SIN(2*PI()*RAND())+4.5" office:value-type="float" office:value="4.62527292997123">
            <text:p>4.625272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2426868207974">
            <text:p>1.6242686821</text:p>
          </table:table-cell>
          <table:table-cell table:formula="of:=0.8*SQRT(-2*LOG(RAND()))*SIN(2*PI()*RAND())+4.5" office:value-type="float" office:value="4.33778359960081">
            <text:p>4.337783599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4338299089848">
            <text:p>1.1433829909</text:p>
          </table:table-cell>
          <table:table-cell table:formula="of:=0.8*SQRT(-2*LOG(RAND()))*SIN(2*PI()*RAND())+4.5" office:value-type="float" office:value="4.88225360386603">
            <text:p>4.88225360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0948971599073">
            <text:p>2.209489716</text:p>
          </table:table-cell>
          <table:table-cell table:formula="of:=0.8*SQRT(-2*LOG(RAND()))*SIN(2*PI()*RAND())+4.5" office:value-type="float" office:value="3.91185395316273">
            <text:p>3.911853953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3933996400551">
            <text:p>2.539339964</text:p>
          </table:table-cell>
          <table:table-cell table:formula="of:=0.8*SQRT(-2*LOG(RAND()))*SIN(2*PI()*RAND())+4.5" office:value-type="float" office:value="4.58205773886562">
            <text:p>4.582057738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891671580470217">
            <text:p>0.8916715805</text:p>
          </table:table-cell>
          <table:table-cell table:formula="of:=0.8*SQRT(-2*LOG(RAND()))*SIN(2*PI()*RAND())+4.5" office:value-type="float" office:value="4.78090338110674">
            <text:p>4.780903381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0264375848738">
            <text:p>1.2026437585</text:p>
          </table:table-cell>
          <table:table-cell table:formula="of:=0.8*SQRT(-2*LOG(RAND()))*SIN(2*PI()*RAND())+4.5" office:value-type="float" office:value="4.1571586815878">
            <text:p>4.157158681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0987648946121">
            <text:p>1.3098764895</text:p>
          </table:table-cell>
          <table:table-cell table:formula="of:=0.8*SQRT(-2*LOG(RAND()))*SIN(2*PI()*RAND())+4.5" office:value-type="float" office:value="3.94165520171953">
            <text:p>3.941655201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8367385284974">
            <text:p>1.3836738528</text:p>
          </table:table-cell>
          <table:table-cell table:formula="of:=0.8*SQRT(-2*LOG(RAND()))*SIN(2*PI()*RAND())+4.5" office:value-type="float" office:value="4.02096573096494">
            <text:p>4.02096573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61457512312984">
            <text:p>0.9614575123</text:p>
          </table:table-cell>
          <table:table-cell table:formula="of:=0.8*SQRT(-2*LOG(RAND()))*SIN(2*PI()*RAND())+4.5" office:value-type="float" office:value="4.46658810181659">
            <text:p>4.466588101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7309620354964">
            <text:p>2.0730962035</text:p>
          </table:table-cell>
          <table:table-cell table:formula="of:=0.8*SQRT(-2*LOG(RAND()))*SIN(2*PI()*RAND())+4.5" office:value-type="float" office:value="4.62900301708335">
            <text:p>4.62900301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1316859695609">
            <text:p>1.513168597</text:p>
          </table:table-cell>
          <table:table-cell table:formula="of:=0.8*SQRT(-2*LOG(RAND()))*SIN(2*PI()*RAND())+4.5" office:value-type="float" office:value="4.464054890433">
            <text:p>4.46405489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3604923818495">
            <text:p>2.0360492382</text:p>
          </table:table-cell>
          <table:table-cell table:formula="of:=0.8*SQRT(-2*LOG(RAND()))*SIN(2*PI()*RAND())+4.5" office:value-type="float" office:value="4.21925404451601">
            <text:p>4.219254044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7942211659636">
            <text:p>1.0794221166</text:p>
          </table:table-cell>
          <table:table-cell table:formula="of:=0.8*SQRT(-2*LOG(RAND()))*SIN(2*PI()*RAND())+4.5" office:value-type="float" office:value="5.21721572089602">
            <text:p>5.217215720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8454518848666">
            <text:p>1.7845451885</text:p>
          </table:table-cell>
          <table:table-cell table:formula="of:=0.8*SQRT(-2*LOG(RAND()))*SIN(2*PI()*RAND())+4.5" office:value-type="float" office:value="4.62429789255434">
            <text:p>4.624297892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6690403220277">
            <text:p>1.3669040322</text:p>
          </table:table-cell>
          <table:table-cell table:formula="of:=0.8*SQRT(-2*LOG(RAND()))*SIN(2*PI()*RAND())+4.5" office:value-type="float" office:value="4.87217684702135">
            <text:p>4.87217684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402703120884">
            <text:p>1.6740270312</text:p>
          </table:table-cell>
          <table:table-cell table:formula="of:=0.8*SQRT(-2*LOG(RAND()))*SIN(2*PI()*RAND())+4.5" office:value-type="float" office:value="4.67883748619171">
            <text:p>4.678837486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3895435998719">
            <text:p>2.13895436</text:p>
          </table:table-cell>
          <table:table-cell table:formula="of:=0.8*SQRT(-2*LOG(RAND()))*SIN(2*PI()*RAND())+4.5" office:value-type="float" office:value="4.56171298706627">
            <text:p>4.561712987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9806221449762">
            <text:p>1.3980622145</text:p>
          </table:table-cell>
          <table:table-cell table:formula="of:=0.8*SQRT(-2*LOG(RAND()))*SIN(2*PI()*RAND())+4.5" office:value-type="float" office:value="4.06944845373499">
            <text:p>4.069448453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71555392002204">
            <text:p>2.71555392</text:p>
          </table:table-cell>
          <table:table-cell table:formula="of:=0.8*SQRT(-2*LOG(RAND()))*SIN(2*PI()*RAND())+4.5" office:value-type="float" office:value="4.31974878318346">
            <text:p>4.319748783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9655428987346">
            <text:p>1.9965542899</text:p>
          </table:table-cell>
          <table:table-cell table:formula="of:=0.8*SQRT(-2*LOG(RAND()))*SIN(2*PI()*RAND())+4.5" office:value-type="float" office:value="4.52340289014264">
            <text:p>4.523402890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8675051080942">
            <text:p>1.8867505108</text:p>
          </table:table-cell>
          <table:table-cell table:formula="of:=0.8*SQRT(-2*LOG(RAND()))*SIN(2*PI()*RAND())+4.5" office:value-type="float" office:value="3.84358061926903">
            <text:p>3.84358061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316343904874">
            <text:p>2.0316343905</text:p>
          </table:table-cell>
          <table:table-cell table:formula="of:=0.8*SQRT(-2*LOG(RAND()))*SIN(2*PI()*RAND())+4.5" office:value-type="float" office:value="5.01823008364033">
            <text:p>5.01823008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7838165667531">
            <text:p>2.0783816567</text:p>
          </table:table-cell>
          <table:table-cell table:formula="of:=0.8*SQRT(-2*LOG(RAND()))*SIN(2*PI()*RAND())+4.5" office:value-type="float" office:value="4.68076054880955">
            <text:p>4.680760548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2447625645626">
            <text:p>1.8244762565</text:p>
          </table:table-cell>
          <table:table-cell table:formula="of:=0.8*SQRT(-2*LOG(RAND()))*SIN(2*PI()*RAND())+4.5" office:value-type="float" office:value="4.06978329393377">
            <text:p>4.06978329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5355256377755">
            <text:p>2.3535525638</text:p>
          </table:table-cell>
          <table:table-cell table:formula="of:=0.8*SQRT(-2*LOG(RAND()))*SIN(2*PI()*RAND())+4.5" office:value-type="float" office:value="5.37050505619525">
            <text:p>5.370505056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897917593637">
            <text:p>1.7897917594</text:p>
          </table:table-cell>
          <table:table-cell table:formula="of:=0.8*SQRT(-2*LOG(RAND()))*SIN(2*PI()*RAND())+4.5" office:value-type="float" office:value="3.69050542652128">
            <text:p>3.690505426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7109995742262">
            <text:p>1.4710999574</text:p>
          </table:table-cell>
          <table:table-cell table:formula="of:=0.8*SQRT(-2*LOG(RAND()))*SIN(2*PI()*RAND())+4.5" office:value-type="float" office:value="4.99004880697594">
            <text:p>4.99004880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742392596641">
            <text:p>2.0742392597</text:p>
          </table:table-cell>
          <table:table-cell table:formula="of:=0.8*SQRT(-2*LOG(RAND()))*SIN(2*PI()*RAND())+4.5" office:value-type="float" office:value="4.83213886768065">
            <text:p>4.832138867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9765946904142">
            <text:p>1.097659469</text:p>
          </table:table-cell>
          <table:table-cell table:formula="of:=0.8*SQRT(-2*LOG(RAND()))*SIN(2*PI()*RAND())+4.5" office:value-type="float" office:value="5.43137281012968">
            <text:p>5.431372810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644868424169">
            <text:p>1.6644868424</text:p>
          </table:table-cell>
          <table:table-cell table:formula="of:=0.8*SQRT(-2*LOG(RAND()))*SIN(2*PI()*RAND())+4.5" office:value-type="float" office:value="4.17136899329781">
            <text:p>4.17136899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4824110010089">
            <text:p>1.4482411001</text:p>
          </table:table-cell>
          <table:table-cell table:formula="of:=0.8*SQRT(-2*LOG(RAND()))*SIN(2*PI()*RAND())+4.5" office:value-type="float" office:value="4.3738936112479">
            <text:p>4.373893611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2086884032178">
            <text:p>1.5208688403</text:p>
          </table:table-cell>
          <table:table-cell table:formula="of:=0.8*SQRT(-2*LOG(RAND()))*SIN(2*PI()*RAND())+4.5" office:value-type="float" office:value="4.09864357640061">
            <text:p>4.098643576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4662509574997">
            <text:p>1.9466250957</text:p>
          </table:table-cell>
          <table:table-cell table:formula="of:=0.8*SQRT(-2*LOG(RAND()))*SIN(2*PI()*RAND())+4.5" office:value-type="float" office:value="4.05077884502544">
            <text:p>4.05077884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7882816177468">
            <text:p>1.4788281618</text:p>
          </table:table-cell>
          <table:table-cell table:formula="of:=0.8*SQRT(-2*LOG(RAND()))*SIN(2*PI()*RAND())+4.5" office:value-type="float" office:value="4.75277412239371">
            <text:p>4.752774122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5962399384851">
            <text:p>1.5596239938</text:p>
          </table:table-cell>
          <table:table-cell table:formula="of:=0.8*SQRT(-2*LOG(RAND()))*SIN(2*PI()*RAND())+4.5" office:value-type="float" office:value="3.70591871540129">
            <text:p>3.705918715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7527025994953">
            <text:p>1.3752702599</text:p>
          </table:table-cell>
          <table:table-cell table:formula="of:=0.8*SQRT(-2*LOG(RAND()))*SIN(2*PI()*RAND())+4.5" office:value-type="float" office:value="3.32042913601862">
            <text:p>3.3204291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66069623232755">
            <text:p>2.6606962323</text:p>
          </table:table-cell>
          <table:table-cell table:formula="of:=0.8*SQRT(-2*LOG(RAND()))*SIN(2*PI()*RAND())+4.5" office:value-type="float" office:value="5.00616839760015">
            <text:p>5.006168397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1032088575289">
            <text:p>1.8103208858</text:p>
          </table:table-cell>
          <table:table-cell table:formula="of:=0.8*SQRT(-2*LOG(RAND()))*SIN(2*PI()*RAND())+4.5" office:value-type="float" office:value="4.88304645493263">
            <text:p>4.883046454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5872680191056">
            <text:p>2.3587268019</text:p>
          </table:table-cell>
          <table:table-cell table:formula="of:=0.8*SQRT(-2*LOG(RAND()))*SIN(2*PI()*RAND())+4.5" office:value-type="float" office:value="3.89048110915532">
            <text:p>3.890481109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6168816244128">
            <text:p>2.3616881624</text:p>
          </table:table-cell>
          <table:table-cell table:formula="of:=0.8*SQRT(-2*LOG(RAND()))*SIN(2*PI()*RAND())+4.5" office:value-type="float" office:value="4.2530911763725">
            <text:p>4.253091176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2365737753792">
            <text:p>1.0236573775</text:p>
          </table:table-cell>
          <table:table-cell table:formula="of:=0.8*SQRT(-2*LOG(RAND()))*SIN(2*PI()*RAND())+4.5" office:value-type="float" office:value="4.13926006342015">
            <text:p>4.139260063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472704863735">
            <text:p>1.3472704864</text:p>
          </table:table-cell>
          <table:table-cell table:formula="of:=0.8*SQRT(-2*LOG(RAND()))*SIN(2*PI()*RAND())+4.5" office:value-type="float" office:value="4.06596367339461">
            <text:p>4.065963673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445661603902">
            <text:p>1.674456616</text:p>
          </table:table-cell>
          <table:table-cell table:formula="of:=0.8*SQRT(-2*LOG(RAND()))*SIN(2*PI()*RAND())+4.5" office:value-type="float" office:value="4.042120128415">
            <text:p>4.042120128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1492732328877">
            <text:p>1.2149273233</text:p>
          </table:table-cell>
          <table:table-cell table:formula="of:=0.8*SQRT(-2*LOG(RAND()))*SIN(2*PI()*RAND())+4.5" office:value-type="float" office:value="4.99299803196677">
            <text:p>4.99299803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8875913357702">
            <text:p>1.9887591336</text:p>
          </table:table-cell>
          <table:table-cell table:formula="of:=0.8*SQRT(-2*LOG(RAND()))*SIN(2*PI()*RAND())+4.5" office:value-type="float" office:value="4.84565082908418">
            <text:p>4.845650829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67524319720766">
            <text:p>2.6752431972</text:p>
          </table:table-cell>
          <table:table-cell table:formula="of:=0.8*SQRT(-2*LOG(RAND()))*SIN(2*PI()*RAND())+4.5" office:value-type="float" office:value="5.63720766956711">
            <text:p>5.637207669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0163897912158">
            <text:p>1.0016389791</text:p>
          </table:table-cell>
          <table:table-cell table:formula="of:=0.8*SQRT(-2*LOG(RAND()))*SIN(2*PI()*RAND())+4.5" office:value-type="float" office:value="5.12896299250497">
            <text:p>5.128962992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28055635024746">
            <text:p>1.2805563502</text:p>
          </table:table-cell>
          <table:table-cell table:formula="of:=0.8*SQRT(-2*LOG(RAND()))*SIN(2*PI()*RAND())+4.5" office:value-type="float" office:value="4.58494247134798">
            <text:p>4.584942471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319322856249">
            <text:p>1.8319322856</text:p>
          </table:table-cell>
          <table:table-cell table:formula="of:=0.8*SQRT(-2*LOG(RAND()))*SIN(2*PI()*RAND())+4.5" office:value-type="float" office:value="4.74524033093031">
            <text:p>4.745240330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5433158537816">
            <text:p>1.8543315854</text:p>
          </table:table-cell>
          <table:table-cell table:formula="of:=0.8*SQRT(-2*LOG(RAND()))*SIN(2*PI()*RAND())+4.5" office:value-type="float" office:value="4.60201469702522">
            <text:p>4.60201469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2862052080341">
            <text:p>1.7286205208</text:p>
          </table:table-cell>
          <table:table-cell table:formula="of:=0.8*SQRT(-2*LOG(RAND()))*SIN(2*PI()*RAND())+4.5" office:value-type="float" office:value="4.33716398146076">
            <text:p>4.337163981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7500141557666">
            <text:p>1.9750014156</text:p>
          </table:table-cell>
          <table:table-cell table:formula="of:=0.8*SQRT(-2*LOG(RAND()))*SIN(2*PI()*RAND())+4.5" office:value-type="float" office:value="3.72597434474202">
            <text:p>3.725974344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0969108919724">
            <text:p>0.9096910892</text:p>
          </table:table-cell>
          <table:table-cell table:formula="of:=0.8*SQRT(-2*LOG(RAND()))*SIN(2*PI()*RAND())+4.5" office:value-type="float" office:value="4.32989737050084">
            <text:p>4.329897370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8496372501247">
            <text:p>2.184963725</text:p>
          </table:table-cell>
          <table:table-cell table:formula="of:=0.8*SQRT(-2*LOG(RAND()))*SIN(2*PI()*RAND())+4.5" office:value-type="float" office:value="4.18710818121825">
            <text:p>4.187108181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7918669440096">
            <text:p>1.4791866944</text:p>
          </table:table-cell>
          <table:table-cell table:formula="of:=0.8*SQRT(-2*LOG(RAND()))*SIN(2*PI()*RAND())+4.5" office:value-type="float" office:value="4.9134150321927">
            <text:p>4.913415032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4239085782558">
            <text:p>1.1423908578</text:p>
          </table:table-cell>
          <table:table-cell table:formula="of:=0.8*SQRT(-2*LOG(RAND()))*SIN(2*PI()*RAND())+4.5" office:value-type="float" office:value="4.78025106238374">
            <text:p>4.780251062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5723525670795">
            <text:p>2.3572352567</text:p>
          </table:table-cell>
          <table:table-cell table:formula="of:=0.8*SQRT(-2*LOG(RAND()))*SIN(2*PI()*RAND())+4.5" office:value-type="float" office:value="4.5698055726768">
            <text:p>4.569805572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45898679311417">
            <text:p>2.4589867931</text:p>
          </table:table-cell>
          <table:table-cell table:formula="of:=0.8*SQRT(-2*LOG(RAND()))*SIN(2*PI()*RAND())+4.5" office:value-type="float" office:value="4.5472050532912">
            <text:p>4.547205053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15141635057323">
            <text:p>0.9151416351</text:p>
          </table:table-cell>
          <table:table-cell table:formula="of:=0.8*SQRT(-2*LOG(RAND()))*SIN(2*PI()*RAND())+4.5" office:value-type="float" office:value="3.20382064628612">
            <text:p>3.203820646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330689576902">
            <text:p>1.1330689577</text:p>
          </table:table-cell>
          <table:table-cell table:formula="of:=0.8*SQRT(-2*LOG(RAND()))*SIN(2*PI()*RAND())+4.5" office:value-type="float" office:value="4.68851794612517">
            <text:p>4.688517946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405272308505">
            <text:p>1.6740527231</text:p>
          </table:table-cell>
          <table:table-cell table:formula="of:=0.8*SQRT(-2*LOG(RAND()))*SIN(2*PI()*RAND())+4.5" office:value-type="float" office:value="4.46542090650667">
            <text:p>4.465420906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013895924136">
            <text:p>2.0013895924</text:p>
          </table:table-cell>
          <table:table-cell table:formula="of:=0.8*SQRT(-2*LOG(RAND()))*SIN(2*PI()*RAND())+4.5" office:value-type="float" office:value="4.2014932462289">
            <text:p>4.201493246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9808060008976">
            <text:p>1.3980806001</text:p>
          </table:table-cell>
          <table:table-cell table:formula="of:=0.8*SQRT(-2*LOG(RAND()))*SIN(2*PI()*RAND())+4.5" office:value-type="float" office:value="4.19548691137711">
            <text:p>4.195486911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2952168330114">
            <text:p>1.5295216833</text:p>
          </table:table-cell>
          <table:table-cell table:formula="of:=0.8*SQRT(-2*LOG(RAND()))*SIN(2*PI()*RAND())+4.5" office:value-type="float" office:value="5.04312694038474">
            <text:p>5.04312694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02835453882098">
            <text:p>1.0283545388</text:p>
          </table:table-cell>
          <table:table-cell table:formula="of:=0.8*SQRT(-2*LOG(RAND()))*SIN(2*PI()*RAND())+4.5" office:value-type="float" office:value="5.50743048747883">
            <text:p>5.50743048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7084702110954">
            <text:p>1.6708470211</text:p>
          </table:table-cell>
          <table:table-cell table:formula="of:=0.8*SQRT(-2*LOG(RAND()))*SIN(2*PI()*RAND())+4.5" office:value-type="float" office:value="5.66887671523511">
            <text:p>5.668876715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9566365141361">
            <text:p>1.7956636514</text:p>
          </table:table-cell>
          <table:table-cell table:formula="of:=0.8*SQRT(-2*LOG(RAND()))*SIN(2*PI()*RAND())+4.5" office:value-type="float" office:value="4.7324699068044">
            <text:p>4.732469906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1900928210883">
            <text:p>1.7190092821</text:p>
          </table:table-cell>
          <table:table-cell table:formula="of:=0.8*SQRT(-2*LOG(RAND()))*SIN(2*PI()*RAND())+4.5" office:value-type="float" office:value="4.88539314718302">
            <text:p>4.885393147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840629857809336">
            <text:p>0.8406298578</text:p>
          </table:table-cell>
          <table:table-cell table:formula="of:=0.8*SQRT(-2*LOG(RAND()))*SIN(2*PI()*RAND())+4.5" office:value-type="float" office:value="4.84515344007824">
            <text:p>4.8451534401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0136651479993">
            <text:p>2.1013665148</text:p>
          </table:table-cell>
          <table:table-cell table:formula="of:=0.8*SQRT(-2*LOG(RAND()))*SIN(2*PI()*RAND())+4.5" office:value-type="float" office:value="4.01702983458928">
            <text:p>4.017029834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9464956813008">
            <text:p>1.5946495681</text:p>
          </table:table-cell>
          <table:table-cell table:formula="of:=0.8*SQRT(-2*LOG(RAND()))*SIN(2*PI()*RAND())+4.5" office:value-type="float" office:value="3.75083903517046">
            <text:p>3.750839035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6934120961303">
            <text:p>2.5693412096</text:p>
          </table:table-cell>
          <table:table-cell table:formula="of:=0.8*SQRT(-2*LOG(RAND()))*SIN(2*PI()*RAND())+4.5" office:value-type="float" office:value="4.73029159637929">
            <text:p>4.730291596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863156812148">
            <text:p>2.3863156812</text:p>
          </table:table-cell>
          <table:table-cell table:formula="of:=0.8*SQRT(-2*LOG(RAND()))*SIN(2*PI()*RAND())+4.5" office:value-type="float" office:value="4.68711592367905">
            <text:p>4.687115923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94778877415252">
            <text:p>2.9477887742</text:p>
          </table:table-cell>
          <table:table-cell table:formula="of:=0.8*SQRT(-2*LOG(RAND()))*SIN(2*PI()*RAND())+4.5" office:value-type="float" office:value="5.48769315786703">
            <text:p>5.487693157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3006379323937">
            <text:p>1.9300637932</text:p>
          </table:table-cell>
          <table:table-cell table:formula="of:=0.8*SQRT(-2*LOG(RAND()))*SIN(2*PI()*RAND())+4.5" office:value-type="float" office:value="4.77813603484015">
            <text:p>4.778136034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9058010861203">
            <text:p>1.8905801086</text:p>
          </table:table-cell>
          <table:table-cell table:formula="of:=0.8*SQRT(-2*LOG(RAND()))*SIN(2*PI()*RAND())+4.5" office:value-type="float" office:value="4.88598328587909">
            <text:p>4.885983285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9083273641721">
            <text:p>1.3908327364</text:p>
          </table:table-cell>
          <table:table-cell table:formula="of:=0.8*SQRT(-2*LOG(RAND()))*SIN(2*PI()*RAND())+4.5" office:value-type="float" office:value="3.77297004391322">
            <text:p>3.772970043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865339127340492">
            <text:p>0.8653391273</text:p>
          </table:table-cell>
          <table:table-cell table:formula="of:=0.8*SQRT(-2*LOG(RAND()))*SIN(2*PI()*RAND())+4.5" office:value-type="float" office:value="5.93754122070141">
            <text:p>5.937541220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1044550768089">
            <text:p>2.1104455077</text:p>
          </table:table-cell>
          <table:table-cell table:formula="of:=0.8*SQRT(-2*LOG(RAND()))*SIN(2*PI()*RAND())+4.5" office:value-type="float" office:value="4.62705340351048">
            <text:p>4.627053403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602831734501">
            <text:p>1.6602831735</text:p>
          </table:table-cell>
          <table:table-cell table:formula="of:=0.8*SQRT(-2*LOG(RAND()))*SIN(2*PI()*RAND())+4.5" office:value-type="float" office:value="4.86761957449317">
            <text:p>4.867619574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4682257853115">
            <text:p>2.1468225785</text:p>
          </table:table-cell>
          <table:table-cell table:formula="of:=0.8*SQRT(-2*LOG(RAND()))*SIN(2*PI()*RAND())+4.5" office:value-type="float" office:value="4.0892742114929">
            <text:p>4.089274211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9796903359832">
            <text:p>2.1979690336</text:p>
          </table:table-cell>
          <table:table-cell table:formula="of:=0.8*SQRT(-2*LOG(RAND()))*SIN(2*PI()*RAND())+4.5" office:value-type="float" office:value="3.99735154170185">
            <text:p>3.997351541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1278869900214">
            <text:p>1.712788699</text:p>
          </table:table-cell>
          <table:table-cell table:formula="of:=0.8*SQRT(-2*LOG(RAND()))*SIN(2*PI()*RAND())+4.5" office:value-type="float" office:value="4.77873592277736">
            <text:p>4.778735922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2400811496318">
            <text:p>1.724008115</text:p>
          </table:table-cell>
          <table:table-cell table:formula="of:=0.8*SQRT(-2*LOG(RAND()))*SIN(2*PI()*RAND())+4.5" office:value-type="float" office:value="5.04734998060556">
            <text:p>5.047349980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3536884928081">
            <text:p>1.7353688493</text:p>
          </table:table-cell>
          <table:table-cell table:formula="of:=0.8*SQRT(-2*LOG(RAND()))*SIN(2*PI()*RAND())+4.5" office:value-type="float" office:value="4.64559309461942">
            <text:p>4.645593094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98786919936704">
            <text:p>1.9878691994</text:p>
          </table:table-cell>
          <table:table-cell table:formula="of:=0.8*SQRT(-2*LOG(RAND()))*SIN(2*PI()*RAND())+4.5" office:value-type="float" office:value="5.12071978750119">
            <text:p>5.12071978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3206727798116">
            <text:p>1.832067278</text:p>
          </table:table-cell>
          <table:table-cell table:formula="of:=0.8*SQRT(-2*LOG(RAND()))*SIN(2*PI()*RAND())+4.5" office:value-type="float" office:value="4.58346318297989">
            <text:p>4.58346318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6335648593148">
            <text:p>1.7633564859</text:p>
          </table:table-cell>
          <table:table-cell table:formula="of:=0.8*SQRT(-2*LOG(RAND()))*SIN(2*PI()*RAND())+4.5" office:value-type="float" office:value="4.16724500833407">
            <text:p>4.167245008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55098456805758">
            <text:p>2.5509845681</text:p>
          </table:table-cell>
          <table:table-cell table:formula="of:=0.8*SQRT(-2*LOG(RAND()))*SIN(2*PI()*RAND())+4.5" office:value-type="float" office:value="3.73795633447066">
            <text:p>3.737956334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8491382583499">
            <text:p>1.3849138258</text:p>
          </table:table-cell>
          <table:table-cell table:formula="of:=0.8*SQRT(-2*LOG(RAND()))*SIN(2*PI()*RAND())+4.5" office:value-type="float" office:value="4.62396294928235">
            <text:p>4.62396294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7677652075001">
            <text:p>1.7767765208</text:p>
          </table:table-cell>
          <table:table-cell table:formula="of:=0.8*SQRT(-2*LOG(RAND()))*SIN(2*PI()*RAND())+4.5" office:value-type="float" office:value="4.39277566259113">
            <text:p>4.392775662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421894293007">
            <text:p>2.0421894293</text:p>
          </table:table-cell>
          <table:table-cell table:formula="of:=0.8*SQRT(-2*LOG(RAND()))*SIN(2*PI()*RAND())+4.5" office:value-type="float" office:value="4.52657151362012">
            <text:p>4.52657151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546322845521">
            <text:p>1.7546322846</text:p>
          </table:table-cell>
          <table:table-cell table:formula="of:=0.8*SQRT(-2*LOG(RAND()))*SIN(2*PI()*RAND())+4.5" office:value-type="float" office:value="5.33529405265656">
            <text:p>5.335294052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36856291122902">
            <text:p>1.3685629112</text:p>
          </table:table-cell>
          <table:table-cell table:formula="of:=0.8*SQRT(-2*LOG(RAND()))*SIN(2*PI()*RAND())+4.5" office:value-type="float" office:value="3.95744234000107">
            <text:p>3.9574423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991727782552661">
            <text:p>0.9917277826</text:p>
          </table:table-cell>
          <table:table-cell table:formula="of:=0.8*SQRT(-2*LOG(RAND()))*SIN(2*PI()*RAND())+4.5" office:value-type="float" office:value="4.58612332370114">
            <text:p>4.586123323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25776693314941">
            <text:p>2.2577669331</text:p>
          </table:table-cell>
          <table:table-cell table:formula="of:=0.8*SQRT(-2*LOG(RAND()))*SIN(2*PI()*RAND())+4.5" office:value-type="float" office:value="5.09676045993502">
            <text:p>5.096760459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51363981470731">
            <text:p>1.5136398147</text:p>
          </table:table-cell>
          <table:table-cell table:formula="of:=0.8*SQRT(-2*LOG(RAND()))*SIN(2*PI()*RAND())+4.5" office:value-type="float" office:value="3.7604367274703">
            <text:p>3.7604367275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02651642834829">
            <text:p>2.0265164283</text:p>
          </table:table-cell>
          <table:table-cell table:formula="of:=0.8*SQRT(-2*LOG(RAND()))*SIN(2*PI()*RAND())+4.5" office:value-type="float" office:value="3.88140137881343">
            <text:p>3.881401378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15191729089583">
            <text:p>1.1519172909</text:p>
          </table:table-cell>
          <table:table-cell table:formula="of:=0.8*SQRT(-2*LOG(RAND()))*SIN(2*PI()*RAND())+4.5" office:value-type="float" office:value="5.36101177359108">
            <text:p>5.36101177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3416460863928">
            <text:p>1.4341646086</text:p>
          </table:table-cell>
          <table:table-cell table:formula="of:=0.8*SQRT(-2*LOG(RAND()))*SIN(2*PI()*RAND())+4.5" office:value-type="float" office:value="5.02289695039385">
            <text:p>5.022896950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2791774069502">
            <text:p>1.6279177407</text:p>
          </table:table-cell>
          <table:table-cell table:formula="of:=0.8*SQRT(-2*LOG(RAND()))*SIN(2*PI()*RAND())+4.5" office:value-type="float" office:value="4.47798205971219">
            <text:p>4.4779820597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2700993300137">
            <text:p>2.127009933</text:p>
          </table:table-cell>
          <table:table-cell table:formula="of:=0.8*SQRT(-2*LOG(RAND()))*SIN(2*PI()*RAND())+4.5" office:value-type="float" office:value="4.83067111396987">
            <text:p>4.83067111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3267015129709">
            <text:p>1.8326701513</text:p>
          </table:table-cell>
          <table:table-cell table:formula="of:=0.8*SQRT(-2*LOG(RAND()))*SIN(2*PI()*RAND())+4.5" office:value-type="float" office:value="4.60608752363688">
            <text:p>4.6060875236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0.809051577466485">
            <text:p>0.8090515775</text:p>
          </table:table-cell>
          <table:table-cell table:formula="of:=0.8*SQRT(-2*LOG(RAND()))*SIN(2*PI()*RAND())+4.5" office:value-type="float" office:value="4.42814530418974">
            <text:p>4.428145304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75522630005098">
            <text:p>1.7552263001</text:p>
          </table:table-cell>
          <table:table-cell table:formula="of:=0.8*SQRT(-2*LOG(RAND()))*SIN(2*PI()*RAND())+4.5" office:value-type="float" office:value="4.75266612816747">
            <text:p>4.752666128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41645757352248">
            <text:p>1.4164575735</text:p>
          </table:table-cell>
          <table:table-cell table:formula="of:=0.8*SQRT(-2*LOG(RAND()))*SIN(2*PI()*RAND())+4.5" office:value-type="float" office:value="4.14295333198245">
            <text:p>4.142953332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8794245817609">
            <text:p>1.8794245818</text:p>
          </table:table-cell>
          <table:table-cell table:formula="of:=0.8*SQRT(-2*LOG(RAND()))*SIN(2*PI()*RAND())+4.5" office:value-type="float" office:value="4.85303269079265">
            <text:p>4.8530326908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15069796645417">
            <text:p>2.1506979665</text:p>
          </table:table-cell>
          <table:table-cell table:formula="of:=0.8*SQRT(-2*LOG(RAND()))*SIN(2*PI()*RAND())+4.5" office:value-type="float" office:value="4.93148741738501">
            <text:p>4.931487417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1.68851910549914">
            <text:p>1.6885191055</text:p>
          </table:table-cell>
          <table:table-cell table:formula="of:=0.8*SQRT(-2*LOG(RAND()))*SIN(2*PI()*RAND())+4.5" office:value-type="float" office:value="4.63494526928496">
            <text:p>4.634945269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0.8*SQRT(-2*LOG(RAND()))*COS(2*PI()*RAND())+1.7" office:value-type="float" office:value="2.3867566727727">
            <text:p>2.3867566728</text:p>
          </table:table-cell>
          <table:table-cell table:formula="of:=0.8*SQRT(-2*LOG(RAND()))*SIN(2*PI()*RAND())+4.5" office:value-type="float" office:value="4.28474417090479">
            <text:p>4.2847441709</text:p>
          </table:table-cell>
          <table:table-cell office:value-type="float" office:value="-1">
            <text:p>-1</text:p>
          </table:table-cell>
          <table:table-cell table:number-columns-repeated="3"/>
        </table:table-row>
      </table:table>
      <table:table table:name="データの生成；非線形" table:style-name="ta1" table:print="false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formula="of:=0.8*SQRT(-2*LOG(RAND()))*COS(2*PI()*RAND())+2" office:value-type="float" office:value="1.90728629968764">
            <text:p>1.9072862997</text:p>
          </table:table-cell>
          <table:table-cell table:formula="of:=0.8*SQRT(-2*LOG(RAND()))*SIN(2*PI()*RAND())+1.7*(2-1.2*[.A1])^2+5.4" office:value-type="float" office:value="4.7477764127716">
            <text:p>4.7477764128</text:p>
          </table:table-cell>
          <table:table-cell office:value-type="float" office:value="1">
            <text:p>1</text:p>
          </table:table-cell>
          <table:table-cell>
            <draw:frame table:end-cell-address="'データの生成；非線形'.K21" table:end-x="0.293cm" table:end-y="0.067cm" draw:z-index="0" draw:style-name="gr1" draw:text-style-name="P1" svg:width="15.999cm" svg:height="8.999cm" svg:x="0.101cm" svg:y="0.1cm">
              <draw:object draw:notify-on-update-of-ranges="'データの生成；非線形'.A1:'データの生成；非線形'.A300 'データの生成；非線形'.B1:'データの生成；非線形'.B300 'データの生成；非線形'.A301:'データの生成；非線形'.A600 'データの生成；非線形'.B301:'データの生成；非線形'.B6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0.8*SQRT(-2*LOG(RAND()))*COS(2*PI()*RAND())+2" office:value-type="float" office:value="1.78085295331004">
            <text:p>1.7808529533</text:p>
          </table:table-cell>
          <table:table-cell table:formula="of:=0.8*SQRT(-2*LOG(RAND()))*SIN(2*PI()*RAND())+1.7*(2-1.2*[.A2])^2+5.4" office:value-type="float" office:value="6.09878097651987">
            <text:p>6.09878097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2130531451198">
            <text:p>2.1213053145</text:p>
          </table:table-cell>
          <table:table-cell table:formula="of:=0.8*SQRT(-2*LOG(RAND()))*SIN(2*PI()*RAND())+1.7*(2-1.2*[.A3])^2+5.4" office:value-type="float" office:value="6.70584146948186">
            <text:p>6.70584146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5878338324878">
            <text:p>1.7587833832</text:p>
          </table:table-cell>
          <table:table-cell table:formula="of:=0.8*SQRT(-2*LOG(RAND()))*SIN(2*PI()*RAND())+1.7*(2-1.2*[.A4])^2+5.4" office:value-type="float" office:value="5.56707317412469">
            <text:p>5.567073174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2461222326683">
            <text:p>2.6246122233</text:p>
          </table:table-cell>
          <table:table-cell table:formula="of:=0.8*SQRT(-2*LOG(RAND()))*SIN(2*PI()*RAND())+1.7*(2-1.2*[.A5])^2+5.4" office:value-type="float" office:value="6.98964268654276">
            <text:p>6.98964268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4529009995604">
            <text:p>2.3452901</text:p>
          </table:table-cell>
          <table:table-cell table:formula="of:=0.8*SQRT(-2*LOG(RAND()))*SIN(2*PI()*RAND())+1.7*(2-1.2*[.A6])^2+5.4" office:value-type="float" office:value="6.53226076791741">
            <text:p>6.53226076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1869043440187">
            <text:p>2.6186904344</text:p>
          </table:table-cell>
          <table:table-cell table:formula="of:=0.8*SQRT(-2*LOG(RAND()))*SIN(2*PI()*RAND())+1.7*(2-1.2*[.A7])^2+5.4" office:value-type="float" office:value="7.37254372484922">
            <text:p>7.37254372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493049284259">
            <text:p>2.1493049284</text:p>
          </table:table-cell>
          <table:table-cell table:formula="of:=0.8*SQRT(-2*LOG(RAND()))*SIN(2*PI()*RAND())+1.7*(2-1.2*[.A8])^2+5.4" office:value-type="float" office:value="7.1226946473033">
            <text:p>7.122694647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8008766634479">
            <text:p>1.7800876663</text:p>
          </table:table-cell>
          <table:table-cell table:formula="of:=0.8*SQRT(-2*LOG(RAND()))*SIN(2*PI()*RAND())+1.7*(2-1.2*[.A9])^2+5.4" office:value-type="float" office:value="5.49377172314447">
            <text:p>5.49377172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0752570687453">
            <text:p>1.5075257069</text:p>
          </table:table-cell>
          <table:table-cell table:formula="of:=0.8*SQRT(-2*LOG(RAND()))*SIN(2*PI()*RAND())+1.7*(2-1.2*[.A10])^2+5.4" office:value-type="float" office:value="4.33385140825713">
            <text:p>4.333851408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0516928428709">
            <text:p>2.4051692843</text:p>
          </table:table-cell>
          <table:table-cell table:formula="of:=0.8*SQRT(-2*LOG(RAND()))*SIN(2*PI()*RAND())+1.7*(2-1.2*[.A11])^2+5.4" office:value-type="float" office:value="6.89424679163819">
            <text:p>6.89424679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7827659760894">
            <text:p>2.2782765976</text:p>
          </table:table-cell>
          <table:table-cell table:formula="of:=0.8*SQRT(-2*LOG(RAND()))*SIN(2*PI()*RAND())+1.7*(2-1.2*[.A12])^2+5.4" office:value-type="float" office:value="6.56191339806529">
            <text:p>6.56191339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4520380359819">
            <text:p>2.1452038036</text:p>
          </table:table-cell>
          <table:table-cell table:formula="of:=0.8*SQRT(-2*LOG(RAND()))*SIN(2*PI()*RAND())+1.7*(2-1.2*[.A13])^2+5.4" office:value-type="float" office:value="5.8278073006249">
            <text:p>5.82780730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4760874568991">
            <text:p>1.1476087457</text:p>
          </table:table-cell>
          <table:table-cell table:formula="of:=0.8*SQRT(-2*LOG(RAND()))*SIN(2*PI()*RAND())+1.7*(2-1.2*[.A14])^2+5.4" office:value-type="float" office:value="5.54308098923508">
            <text:p>5.543080989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3664111098678">
            <text:p>2.236641111</text:p>
          </table:table-cell>
          <table:table-cell table:formula="of:=0.8*SQRT(-2*LOG(RAND()))*SIN(2*PI()*RAND())+1.7*(2-1.2*[.A15])^2+5.4" office:value-type="float" office:value="6.11188658566488">
            <text:p>6.111886585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1432621727421">
            <text:p>2.6143262173</text:p>
          </table:table-cell>
          <table:table-cell table:formula="of:=0.8*SQRT(-2*LOG(RAND()))*SIN(2*PI()*RAND())+1.7*(2-1.2*[.A16])^2+5.4" office:value-type="float" office:value="8.25695897785987">
            <text:p>8.25695897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5123267557229">
            <text:p>2.4512326756</text:p>
          </table:table-cell>
          <table:table-cell table:formula="of:=0.8*SQRT(-2*LOG(RAND()))*SIN(2*PI()*RAND())+1.7*(2-1.2*[.A17])^2+5.4" office:value-type="float" office:value="8.04332433119438">
            <text:p>8.04332433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4230359774623">
            <text:p>2.2423035977</text:p>
          </table:table-cell>
          <table:table-cell table:formula="of:=0.8*SQRT(-2*LOG(RAND()))*SIN(2*PI()*RAND())+1.7*(2-1.2*[.A18])^2+5.4" office:value-type="float" office:value="5.96600099684483">
            <text:p>5.96600099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627229963513">
            <text:p>1.5862722996</text:p>
          </table:table-cell>
          <table:table-cell table:formula="of:=0.8*SQRT(-2*LOG(RAND()))*SIN(2*PI()*RAND())+1.7*(2-1.2*[.A19])^2+5.4" office:value-type="float" office:value="5.38591773365071">
            <text:p>5.38591773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5448862285958">
            <text:p>1.8544886229</text:p>
          </table:table-cell>
          <table:table-cell table:formula="of:=0.8*SQRT(-2*LOG(RAND()))*SIN(2*PI()*RAND())+1.7*(2-1.2*[.A20])^2+5.4" office:value-type="float" office:value="5.17266609120358">
            <text:p>5.17266609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1110015285844">
            <text:p>2.4111001529</text:p>
          </table:table-cell>
          <table:table-cell table:formula="of:=0.8*SQRT(-2*LOG(RAND()))*SIN(2*PI()*RAND())+1.7*(2-1.2*[.A21])^2+5.4" office:value-type="float" office:value="6.59281467501328">
            <text:p>6.5928146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7499209414894">
            <text:p>1.8749920941</text:p>
          </table:table-cell>
          <table:table-cell table:formula="of:=0.8*SQRT(-2*LOG(RAND()))*SIN(2*PI()*RAND())+1.7*(2-1.2*[.A22])^2+5.4" office:value-type="float" office:value="5.32297504561246">
            <text:p>5.32297504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9478183564574">
            <text:p>1.1947818356</text:p>
          </table:table-cell>
          <table:table-cell table:formula="of:=0.8*SQRT(-2*LOG(RAND()))*SIN(2*PI()*RAND())+1.7*(2-1.2*[.A23])^2+5.4" office:value-type="float" office:value="5.43607738644969">
            <text:p>5.43607738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2286317547436">
            <text:p>2.3228631755</text:p>
          </table:table-cell>
          <table:table-cell table:formula="of:=0.8*SQRT(-2*LOG(RAND()))*SIN(2*PI()*RAND())+1.7*(2-1.2*[.A24])^2+5.4" office:value-type="float" office:value="6.16450141327204">
            <text:p>6.16450141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3.25686227165059">
            <text:p>3.2568622717</text:p>
          </table:table-cell>
          <table:table-cell table:formula="of:=0.8*SQRT(-2*LOG(RAND()))*SIN(2*PI()*RAND())+1.7*(2-1.2*[.A25])^2+5.4" office:value-type="float" office:value="11.6464738986519">
            <text:p>11.64647389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817533041217">
            <text:p>1.9817533041</text:p>
          </table:table-cell>
          <table:table-cell table:formula="of:=0.8*SQRT(-2*LOG(RAND()))*SIN(2*PI()*RAND())+1.7*(2-1.2*[.A26])^2+5.4" office:value-type="float" office:value="5.80564198787732">
            <text:p>5.80564198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9979020132485">
            <text:p>2.5997902013</text:p>
          </table:table-cell>
          <table:table-cell table:formula="of:=0.8*SQRT(-2*LOG(RAND()))*SIN(2*PI()*RAND())+1.7*(2-1.2*[.A27])^2+5.4" office:value-type="float" office:value="6.80590696528899">
            <text:p>6.80590696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9494431135905">
            <text:p>2.1949443114</text:p>
          </table:table-cell>
          <table:table-cell table:formula="of:=0.8*SQRT(-2*LOG(RAND()))*SIN(2*PI()*RAND())+1.7*(2-1.2*[.A28])^2+5.4" office:value-type="float" office:value="6.67949429207715">
            <text:p>6.67949429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9933989873106">
            <text:p>1.8993398987</text:p>
          </table:table-cell>
          <table:table-cell table:formula="of:=0.8*SQRT(-2*LOG(RAND()))*SIN(2*PI()*RAND())+1.7*(2-1.2*[.A29])^2+5.4" office:value-type="float" office:value="5.44854351251957">
            <text:p>5.44854351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6665597220114">
            <text:p>1.7666559722</text:p>
          </table:table-cell>
          <table:table-cell table:formula="of:=0.8*SQRT(-2*LOG(RAND()))*SIN(2*PI()*RAND())+1.7*(2-1.2*[.A30])^2+5.4" office:value-type="float" office:value="4.38440235991801">
            <text:p>4.384402359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8120655052767">
            <text:p>2.2812065505</text:p>
          </table:table-cell>
          <table:table-cell table:formula="of:=0.8*SQRT(-2*LOG(RAND()))*SIN(2*PI()*RAND())+1.7*(2-1.2*[.A31])^2+5.4" office:value-type="float" office:value="6.30489151090662">
            <text:p>6.30489151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06483494281732">
            <text:p>1.0648349428</text:p>
          </table:table-cell>
          <table:table-cell table:formula="of:=0.8*SQRT(-2*LOG(RAND()))*SIN(2*PI()*RAND())+1.7*(2-1.2*[.A32])^2+5.4" office:value-type="float" office:value="5.18275261919071">
            <text:p>5.182752619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873016166380823">
            <text:p>0.8730161664</text:p>
          </table:table-cell>
          <table:table-cell table:formula="of:=0.8*SQRT(-2*LOG(RAND()))*SIN(2*PI()*RAND())+1.7*(2-1.2*[.A33])^2+5.4" office:value-type="float" office:value="6.40493822110533">
            <text:p>6.40493822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4012921452435">
            <text:p>1.8401292145</text:p>
          </table:table-cell>
          <table:table-cell table:formula="of:=0.8*SQRT(-2*LOG(RAND()))*SIN(2*PI()*RAND())+1.7*(2-1.2*[.A34])^2+5.4" office:value-type="float" office:value="5.65552312186468">
            <text:p>5.65552312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6709580841053">
            <text:p>1.1670958084</text:p>
          </table:table-cell>
          <table:table-cell table:formula="of:=0.8*SQRT(-2*LOG(RAND()))*SIN(2*PI()*RAND())+1.7*(2-1.2*[.A35])^2+5.4" office:value-type="float" office:value="6.03244941457468">
            <text:p>6.032449414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984816130369">
            <text:p>1.5898481613</text:p>
          </table:table-cell>
          <table:table-cell table:formula="of:=0.8*SQRT(-2*LOG(RAND()))*SIN(2*PI()*RAND())+1.7*(2-1.2*[.A36])^2+5.4" office:value-type="float" office:value="5.17276260951987">
            <text:p>5.17276260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7614643442843">
            <text:p>2.4761464344</text:p>
          </table:table-cell>
          <table:table-cell table:formula="of:=0.8*SQRT(-2*LOG(RAND()))*SIN(2*PI()*RAND())+1.7*(2-1.2*[.A37])^2+5.4" office:value-type="float" office:value="7.77163537138712">
            <text:p>7.77163537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4283020169666">
            <text:p>2.1428302017</text:p>
          </table:table-cell>
          <table:table-cell table:formula="of:=0.8*SQRT(-2*LOG(RAND()))*SIN(2*PI()*RAND())+1.7*(2-1.2*[.A38])^2+5.4" office:value-type="float" office:value="5.99020122158022">
            <text:p>5.99020122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9570842245337">
            <text:p>1.6957084225</text:p>
          </table:table-cell>
          <table:table-cell table:formula="of:=0.8*SQRT(-2*LOG(RAND()))*SIN(2*PI()*RAND())+1.7*(2-1.2*[.A39])^2+5.4" office:value-type="float" office:value="5.02755858282259">
            <text:p>5.02755858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9906780473712">
            <text:p>2.4990678047</text:p>
          </table:table-cell>
          <table:table-cell table:formula="of:=0.8*SQRT(-2*LOG(RAND()))*SIN(2*PI()*RAND())+1.7*(2-1.2*[.A40])^2+5.4" office:value-type="float" office:value="7.62752184626333">
            <text:p>7.62752184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1540960692862">
            <text:p>2.2154096069</text:p>
          </table:table-cell>
          <table:table-cell table:formula="of:=0.8*SQRT(-2*LOG(RAND()))*SIN(2*PI()*RAND())+1.7*(2-1.2*[.A41])^2+5.4" office:value-type="float" office:value="6.61479235964585">
            <text:p>6.61479235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9573484327544">
            <text:p>1.7957348433</text:p>
          </table:table-cell>
          <table:table-cell table:formula="of:=0.8*SQRT(-2*LOG(RAND()))*SIN(2*PI()*RAND())+1.7*(2-1.2*[.A42])^2+5.4" office:value-type="float" office:value="5.44574245812535">
            <text:p>5.44574245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6439481325699">
            <text:p>1.9643948133</text:p>
          </table:table-cell>
          <table:table-cell table:formula="of:=0.8*SQRT(-2*LOG(RAND()))*SIN(2*PI()*RAND())+1.7*(2-1.2*[.A43])^2+5.4" office:value-type="float" office:value="4.4039861720702">
            <text:p>4.40398617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0073860283409">
            <text:p>2.5007386028</text:p>
          </table:table-cell>
          <table:table-cell table:formula="of:=0.8*SQRT(-2*LOG(RAND()))*SIN(2*PI()*RAND())+1.7*(2-1.2*[.A44])^2+5.4" office:value-type="float" office:value="6.75100961456241">
            <text:p>6.751009614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9086438274558">
            <text:p>2.6908643827</text:p>
          </table:table-cell>
          <table:table-cell table:formula="of:=0.8*SQRT(-2*LOG(RAND()))*SIN(2*PI()*RAND())+1.7*(2-1.2*[.A45])^2+5.4" office:value-type="float" office:value="7.91627345433164">
            <text:p>7.916273454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4660608801527">
            <text:p>1.846606088</text:p>
          </table:table-cell>
          <table:table-cell table:formula="of:=0.8*SQRT(-2*LOG(RAND()))*SIN(2*PI()*RAND())+1.7*(2-1.2*[.A46])^2+5.4" office:value-type="float" office:value="5.96351880037664">
            <text:p>5.96351880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7457894069351">
            <text:p>2.3745789407</text:p>
          </table:table-cell>
          <table:table-cell table:formula="of:=0.8*SQRT(-2*LOG(RAND()))*SIN(2*PI()*RAND())+1.7*(2-1.2*[.A47])^2+5.4" office:value-type="float" office:value="6.68567314753553">
            <text:p>6.68567314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9194239282486">
            <text:p>1.7919423928</text:p>
          </table:table-cell>
          <table:table-cell table:formula="of:=0.8*SQRT(-2*LOG(RAND()))*SIN(2*PI()*RAND())+1.7*(2-1.2*[.A48])^2+5.4" office:value-type="float" office:value="4.89022905675529">
            <text:p>4.89022905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7700195362466">
            <text:p>1.1770019536</text:p>
          </table:table-cell>
          <table:table-cell table:formula="of:=0.8*SQRT(-2*LOG(RAND()))*SIN(2*PI()*RAND())+1.7*(2-1.2*[.A49])^2+5.4" office:value-type="float" office:value="5.49569193418931">
            <text:p>5.49569193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4966051576029">
            <text:p>2.5496605158</text:p>
          </table:table-cell>
          <table:table-cell table:formula="of:=0.8*SQRT(-2*LOG(RAND()))*SIN(2*PI()*RAND())+1.7*(2-1.2*[.A50])^2+5.4" office:value-type="float" office:value="7.14246580078985">
            <text:p>7.14246580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808620313235">
            <text:p>1.1808620313</text:p>
          </table:table-cell>
          <table:table-cell table:formula="of:=0.8*SQRT(-2*LOG(RAND()))*SIN(2*PI()*RAND())+1.7*(2-1.2*[.A51])^2+5.4" office:value-type="float" office:value="6.39637754478873">
            <text:p>6.39637754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955473683028822">
            <text:p>0.955473683</text:p>
          </table:table-cell>
          <table:table-cell table:formula="of:=0.8*SQRT(-2*LOG(RAND()))*SIN(2*PI()*RAND())+1.7*(2-1.2*[.A52])^2+5.4" office:value-type="float" office:value="7.01173164193931">
            <text:p>7.01173164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2955356107912">
            <text:p>1.5295535611</text:p>
          </table:table-cell>
          <table:table-cell table:formula="of:=0.8*SQRT(-2*LOG(RAND()))*SIN(2*PI()*RAND())+1.7*(2-1.2*[.A53])^2+5.4" office:value-type="float" office:value="4.76843868730307">
            <text:p>4.768438687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817365828263">
            <text:p>1.7817365828</text:p>
          </table:table-cell>
          <table:table-cell table:formula="of:=0.8*SQRT(-2*LOG(RAND()))*SIN(2*PI()*RAND())+1.7*(2-1.2*[.A54])^2+5.4" office:value-type="float" office:value="5.72610472823994">
            <text:p>5.726104728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74493309613813">
            <text:p>2.7449330961</text:p>
          </table:table-cell>
          <table:table-cell table:formula="of:=0.8*SQRT(-2*LOG(RAND()))*SIN(2*PI()*RAND())+1.7*(2-1.2*[.A55])^2+5.4" office:value-type="float" office:value="8.53044373030339">
            <text:p>8.53044373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9612351524252">
            <text:p>1.6961235152</text:p>
          </table:table-cell>
          <table:table-cell table:formula="of:=0.8*SQRT(-2*LOG(RAND()))*SIN(2*PI()*RAND())+1.7*(2-1.2*[.A56])^2+5.4" office:value-type="float" office:value="5.36150799070389">
            <text:p>5.361507990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9745755422527">
            <text:p>1.9974575542</text:p>
          </table:table-cell>
          <table:table-cell table:formula="of:=0.8*SQRT(-2*LOG(RAND()))*SIN(2*PI()*RAND())+1.7*(2-1.2*[.A57])^2+5.4" office:value-type="float" office:value="5.18102767037129">
            <text:p>5.18102767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245278696159">
            <text:p>1.932452787</text:p>
          </table:table-cell>
          <table:table-cell table:formula="of:=0.8*SQRT(-2*LOG(RAND()))*SIN(2*PI()*RAND())+1.7*(2-1.2*[.A58])^2+5.4" office:value-type="float" office:value="5.55670232345637">
            <text:p>5.55670232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8651818559158">
            <text:p>1.7865181856</text:p>
          </table:table-cell>
          <table:table-cell table:formula="of:=0.8*SQRT(-2*LOG(RAND()))*SIN(2*PI()*RAND())+1.7*(2-1.2*[.A59])^2+5.4" office:value-type="float" office:value="5.81108112206785">
            <text:p>5.81108112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1449372127158">
            <text:p>2.0144937213</text:p>
          </table:table-cell>
          <table:table-cell table:formula="of:=0.8*SQRT(-2*LOG(RAND()))*SIN(2*PI()*RAND())+1.7*(2-1.2*[.A60])^2+5.4" office:value-type="float" office:value="5.59195562314782">
            <text:p>5.59195562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1080078637279">
            <text:p>2.2108007864</text:p>
          </table:table-cell>
          <table:table-cell table:formula="of:=0.8*SQRT(-2*LOG(RAND()))*SIN(2*PI()*RAND())+1.7*(2-1.2*[.A61])^2+5.4" office:value-type="float" office:value="6.34332315003057">
            <text:p>6.343323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6431484498536">
            <text:p>1.664314845</text:p>
          </table:table-cell>
          <table:table-cell table:formula="of:=0.8*SQRT(-2*LOG(RAND()))*SIN(2*PI()*RAND())+1.7*(2-1.2*[.A62])^2+5.4" office:value-type="float" office:value="6.05956831947167">
            <text:p>6.05956831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822986366073">
            <text:p>2.4822986366</text:p>
          </table:table-cell>
          <table:table-cell table:formula="of:=0.8*SQRT(-2*LOG(RAND()))*SIN(2*PI()*RAND())+1.7*(2-1.2*[.A63])^2+5.4" office:value-type="float" office:value="7.5675108079669">
            <text:p>7.5675108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3.24355578208264">
            <text:p>3.2435557821</text:p>
          </table:table-cell>
          <table:table-cell table:formula="of:=0.8*SQRT(-2*LOG(RAND()))*SIN(2*PI()*RAND())+1.7*(2-1.2*[.A64])^2+5.4" office:value-type="float" office:value="11.4922097928813">
            <text:p>11.492209792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02380865822412">
            <text:p>1.0238086582</text:p>
          </table:table-cell>
          <table:table-cell table:formula="of:=0.8*SQRT(-2*LOG(RAND()))*SIN(2*PI()*RAND())+1.7*(2-1.2*[.A65])^2+5.4" office:value-type="float" office:value="6.57468065782335">
            <text:p>6.574680657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8121495572185">
            <text:p>2.2812149557</text:p>
          </table:table-cell>
          <table:table-cell table:formula="of:=0.8*SQRT(-2*LOG(RAND()))*SIN(2*PI()*RAND())+1.7*(2-1.2*[.A66])^2+5.4" office:value-type="float" office:value="5.75059318595009">
            <text:p>5.7505931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70212427276939">
            <text:p>2.7021242728</text:p>
          </table:table-cell>
          <table:table-cell table:formula="of:=0.8*SQRT(-2*LOG(RAND()))*SIN(2*PI()*RAND())+1.7*(2-1.2*[.A67])^2+5.4" office:value-type="float" office:value="8.11065860068662">
            <text:p>8.110658600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3692976447872">
            <text:p>2.2369297645</text:p>
          </table:table-cell>
          <table:table-cell table:formula="of:=0.8*SQRT(-2*LOG(RAND()))*SIN(2*PI()*RAND())+1.7*(2-1.2*[.A68])^2+5.4" office:value-type="float" office:value="5.81348743547192">
            <text:p>5.81348743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2740284865619">
            <text:p>2.1274028487</text:p>
          </table:table-cell>
          <table:table-cell table:formula="of:=0.8*SQRT(-2*LOG(RAND()))*SIN(2*PI()*RAND())+1.7*(2-1.2*[.A69])^2+5.4" office:value-type="float" office:value="6.82419632550035">
            <text:p>6.82419632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235345797899">
            <text:p>1.8235345798</text:p>
          </table:table-cell>
          <table:table-cell table:formula="of:=0.8*SQRT(-2*LOG(RAND()))*SIN(2*PI()*RAND())+1.7*(2-1.2*[.A70])^2+5.4" office:value-type="float" office:value="5.05899527624019">
            <text:p>5.05899527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3004428600928">
            <text:p>2.530044286</text:p>
          </table:table-cell>
          <table:table-cell table:formula="of:=0.8*SQRT(-2*LOG(RAND()))*SIN(2*PI()*RAND())+1.7*(2-1.2*[.A71])^2+5.4" office:value-type="float" office:value="7.03291920643849">
            <text:p>7.03291920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7917969480703">
            <text:p>2.3791796948</text:p>
          </table:table-cell>
          <table:table-cell table:formula="of:=0.8*SQRT(-2*LOG(RAND()))*SIN(2*PI()*RAND())+1.7*(2-1.2*[.A72])^2+5.4" office:value-type="float" office:value="6.47595197797321">
            <text:p>6.47595197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2555240184465">
            <text:p>1.8255524018</text:p>
          </table:table-cell>
          <table:table-cell table:formula="of:=0.8*SQRT(-2*LOG(RAND()))*SIN(2*PI()*RAND())+1.7*(2-1.2*[.A73])^2+5.4" office:value-type="float" office:value="4.68248305017764">
            <text:p>4.68248305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3428145562267">
            <text:p>2.0342814556</text:p>
          </table:table-cell>
          <table:table-cell table:formula="of:=0.8*SQRT(-2*LOG(RAND()))*SIN(2*PI()*RAND())+1.7*(2-1.2*[.A74])^2+5.4" office:value-type="float" office:value="6.30023278169881">
            <text:p>6.30023278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7226361307233">
            <text:p>1.9722636131</text:p>
          </table:table-cell>
          <table:table-cell table:formula="of:=0.8*SQRT(-2*LOG(RAND()))*SIN(2*PI()*RAND())+1.7*(2-1.2*[.A75])^2+5.4" office:value-type="float" office:value="4.9990591386055">
            <text:p>4.99905913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918526370015576">
            <text:p>0.91852637</text:p>
          </table:table-cell>
          <table:table-cell table:formula="of:=0.8*SQRT(-2*LOG(RAND()))*SIN(2*PI()*RAND())+1.7*(2-1.2*[.A76])^2+5.4" office:value-type="float" office:value="6.42962337604599">
            <text:p>6.4296233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729576539709375">
            <text:p>0.7295765397</text:p>
          </table:table-cell>
          <table:table-cell table:formula="of:=0.8*SQRT(-2*LOG(RAND()))*SIN(2*PI()*RAND())+1.7*(2-1.2*[.A77])^2+5.4" office:value-type="float" office:value="7.89216702542257">
            <text:p>7.89216702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4777792992596">
            <text:p>2.0477779299</text:p>
          </table:table-cell>
          <table:table-cell table:formula="of:=0.8*SQRT(-2*LOG(RAND()))*SIN(2*PI()*RAND())+1.7*(2-1.2*[.A78])^2+5.4" office:value-type="float" office:value="5.98070152665794">
            <text:p>5.98070152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2093809612902">
            <text:p>1.8209380961</text:p>
          </table:table-cell>
          <table:table-cell table:formula="of:=0.8*SQRT(-2*LOG(RAND()))*SIN(2*PI()*RAND())+1.7*(2-1.2*[.A79])^2+5.4" office:value-type="float" office:value="5.18635174722506">
            <text:p>5.18635174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3.02736976932376">
            <text:p>3.0273697693</text:p>
          </table:table-cell>
          <table:table-cell table:formula="of:=0.8*SQRT(-2*LOG(RAND()))*SIN(2*PI()*RAND())+1.7*(2-1.2*[.A80])^2+5.4" office:value-type="float" office:value="10.6558735953404">
            <text:p>10.65587359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4881685173559">
            <text:p>1.4488168517</text:p>
          </table:table-cell>
          <table:table-cell table:formula="of:=0.8*SQRT(-2*LOG(RAND()))*SIN(2*PI()*RAND())+1.7*(2-1.2*[.A81])^2+5.4" office:value-type="float" office:value="6.06016463382231">
            <text:p>6.06016463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2163679255459">
            <text:p>2.0216367926</text:p>
          </table:table-cell>
          <table:table-cell table:formula="of:=0.8*SQRT(-2*LOG(RAND()))*SIN(2*PI()*RAND())+1.7*(2-1.2*[.A82])^2+5.4" office:value-type="float" office:value="5.97974114996764">
            <text:p>5.979741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9190266543301">
            <text:p>1.7919026654</text:p>
          </table:table-cell>
          <table:table-cell table:formula="of:=0.8*SQRT(-2*LOG(RAND()))*SIN(2*PI()*RAND())+1.7*(2-1.2*[.A83])^2+5.4" office:value-type="float" office:value="6.48659622495959">
            <text:p>6.4865962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7445518205478">
            <text:p>1.5744551821</text:p>
          </table:table-cell>
          <table:table-cell table:formula="of:=0.8*SQRT(-2*LOG(RAND()))*SIN(2*PI()*RAND())+1.7*(2-1.2*[.A84])^2+5.4" office:value-type="float" office:value="4.99292988867685">
            <text:p>4.99292988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9183360794368">
            <text:p>2.2918336079</text:p>
          </table:table-cell>
          <table:table-cell table:formula="of:=0.8*SQRT(-2*LOG(RAND()))*SIN(2*PI()*RAND())+1.7*(2-1.2*[.A85])^2+5.4" office:value-type="float" office:value="6.01584406775616">
            <text:p>6.015844067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1577354886733">
            <text:p>1.6157735489</text:p>
          </table:table-cell>
          <table:table-cell table:formula="of:=0.8*SQRT(-2*LOG(RAND()))*SIN(2*PI()*RAND())+1.7*(2-1.2*[.A86])^2+5.4" office:value-type="float" office:value="5.40346565391226">
            <text:p>5.403465653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2010319378171">
            <text:p>2.4201031938</text:p>
          </table:table-cell>
          <table:table-cell table:formula="of:=0.8*SQRT(-2*LOG(RAND()))*SIN(2*PI()*RAND())+1.7*(2-1.2*[.A87])^2+5.4" office:value-type="float" office:value="6.80150467199758">
            <text:p>6.8015046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4008168673024">
            <text:p>1.5400816867</text:p>
          </table:table-cell>
          <table:table-cell table:formula="of:=0.8*SQRT(-2*LOG(RAND()))*SIN(2*PI()*RAND())+1.7*(2-1.2*[.A88])^2+5.4" office:value-type="float" office:value="4.29243038281824">
            <text:p>4.29243038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539733154504757">
            <text:p>0.5397331545</text:p>
          </table:table-cell>
          <table:table-cell table:formula="of:=0.8*SQRT(-2*LOG(RAND()))*SIN(2*PI()*RAND())+1.7*(2-1.2*[.A89])^2+5.4" office:value-type="float" office:value="8.14999586221207">
            <text:p>8.14999586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4585433566947">
            <text:p>1.9458543357</text:p>
          </table:table-cell>
          <table:table-cell table:formula="of:=0.8*SQRT(-2*LOG(RAND()))*SIN(2*PI()*RAND())+1.7*(2-1.2*[.A90])^2+5.4" office:value-type="float" office:value="5.91544820526959">
            <text:p>5.91544820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901376371934163">
            <text:p>0.9013763719</text:p>
          </table:table-cell>
          <table:table-cell table:formula="of:=0.8*SQRT(-2*LOG(RAND()))*SIN(2*PI()*RAND())+1.7*(2-1.2*[.A91])^2+5.4" office:value-type="float" office:value="6.38551181605824">
            <text:p>6.385511816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3320803796726">
            <text:p>1.833208038</text:p>
          </table:table-cell>
          <table:table-cell table:formula="of:=0.8*SQRT(-2*LOG(RAND()))*SIN(2*PI()*RAND())+1.7*(2-1.2*[.A92])^2+5.4" office:value-type="float" office:value="6.2503720015679">
            <text:p>6.25037200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9199049350009">
            <text:p>1.9919904935</text:p>
          </table:table-cell>
          <table:table-cell table:formula="of:=0.8*SQRT(-2*LOG(RAND()))*SIN(2*PI()*RAND())+1.7*(2-1.2*[.A93])^2+5.4" office:value-type="float" office:value="6.07394127740357">
            <text:p>6.073941277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4686618515793">
            <text:p>1.7468661852</text:p>
          </table:table-cell>
          <table:table-cell table:formula="of:=0.8*SQRT(-2*LOG(RAND()))*SIN(2*PI()*RAND())+1.7*(2-1.2*[.A94])^2+5.4" office:value-type="float" office:value="5.77822817843289">
            <text:p>5.778228178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5947117556217">
            <text:p>1.1594711756</text:p>
          </table:table-cell>
          <table:table-cell table:formula="of:=0.8*SQRT(-2*LOG(RAND()))*SIN(2*PI()*RAND())+1.7*(2-1.2*[.A95])^2+5.4" office:value-type="float" office:value="6.40455790538862">
            <text:p>6.40455790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527648912189">
            <text:p>1.7527648912</text:p>
          </table:table-cell>
          <table:table-cell table:formula="of:=0.8*SQRT(-2*LOG(RAND()))*SIN(2*PI()*RAND())+1.7*(2-1.2*[.A96])^2+5.4" office:value-type="float" office:value="4.69641303877582">
            <text:p>4.696413038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0615453756878">
            <text:p>1.3061545376</text:p>
          </table:table-cell>
          <table:table-cell table:formula="of:=0.8*SQRT(-2*LOG(RAND()))*SIN(2*PI()*RAND())+1.7*(2-1.2*[.A97])^2+5.4" office:value-type="float" office:value="6.0636636299667">
            <text:p>6.063663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4952105205891">
            <text:p>1.9495210521</text:p>
          </table:table-cell>
          <table:table-cell table:formula="of:=0.8*SQRT(-2*LOG(RAND()))*SIN(2*PI()*RAND())+1.7*(2-1.2*[.A98])^2+5.4" office:value-type="float" office:value="5.91954832567067">
            <text:p>5.919548325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9355140137552">
            <text:p>1.9935514014</text:p>
          </table:table-cell>
          <table:table-cell table:formula="of:=0.8*SQRT(-2*LOG(RAND()))*SIN(2*PI()*RAND())+1.7*(2-1.2*[.A99])^2+5.4" office:value-type="float" office:value="5.81191109139701">
            <text:p>5.81191109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8716767762205">
            <text:p>2.1871676776</text:p>
          </table:table-cell>
          <table:table-cell table:formula="of:=0.8*SQRT(-2*LOG(RAND()))*SIN(2*PI()*RAND())+1.7*(2-1.2*[.A100])^2+5.4" office:value-type="float" office:value="6.62943319907537">
            <text:p>6.629433199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75300730134635">
            <text:p>2.7530073013</text:p>
          </table:table-cell>
          <table:table-cell table:formula="of:=0.8*SQRT(-2*LOG(RAND()))*SIN(2*PI()*RAND())+1.7*(2-1.2*[.A101])^2+5.4" office:value-type="float" office:value="8.71368589512462">
            <text:p>8.713685895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6092646236714">
            <text:p>1.5609264624</text:p>
          </table:table-cell>
          <table:table-cell table:formula="of:=0.8*SQRT(-2*LOG(RAND()))*SIN(2*PI()*RAND())+1.7*(2-1.2*[.A102])^2+5.4" office:value-type="float" office:value="5.92499739526053">
            <text:p>5.92499739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5133740894064">
            <text:p>2.4513374089</text:p>
          </table:table-cell>
          <table:table-cell table:formula="of:=0.8*SQRT(-2*LOG(RAND()))*SIN(2*PI()*RAND())+1.7*(2-1.2*[.A103])^2+5.4" office:value-type="float" office:value="7.08097851562192">
            <text:p>7.08097851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6647933547327">
            <text:p>1.8664793355</text:p>
          </table:table-cell>
          <table:table-cell table:formula="of:=0.8*SQRT(-2*LOG(RAND()))*SIN(2*PI()*RAND())+1.7*(2-1.2*[.A104])^2+5.4" office:value-type="float" office:value="6.07568842243743">
            <text:p>6.07568842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4042208977337">
            <text:p>2.0404220898</text:p>
          </table:table-cell>
          <table:table-cell table:formula="of:=0.8*SQRT(-2*LOG(RAND()))*SIN(2*PI()*RAND())+1.7*(2-1.2*[.A105])^2+5.4" office:value-type="float" office:value="5.3662569689741">
            <text:p>5.36625696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8985771275553">
            <text:p>1.9898577128</text:p>
          </table:table-cell>
          <table:table-cell table:formula="of:=0.8*SQRT(-2*LOG(RAND()))*SIN(2*PI()*RAND())+1.7*(2-1.2*[.A106])^2+5.4" office:value-type="float" office:value="5.93399911182059">
            <text:p>5.93399911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4236607236979">
            <text:p>2.0423660724</text:p>
          </table:table-cell>
          <table:table-cell table:formula="of:=0.8*SQRT(-2*LOG(RAND()))*SIN(2*PI()*RAND())+1.7*(2-1.2*[.A107])^2+5.4" office:value-type="float" office:value="5.7561470347126">
            <text:p>5.75614703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3971136714806">
            <text:p>1.4397113671</text:p>
          </table:table-cell>
          <table:table-cell table:formula="of:=0.8*SQRT(-2*LOG(RAND()))*SIN(2*PI()*RAND())+1.7*(2-1.2*[.A108])^2+5.4" office:value-type="float" office:value="5.79288201679693">
            <text:p>5.79288201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4983690415111">
            <text:p>1.6498369042</text:p>
          </table:table-cell>
          <table:table-cell table:formula="of:=0.8*SQRT(-2*LOG(RAND()))*SIN(2*PI()*RAND())+1.7*(2-1.2*[.A109])^2+5.4" office:value-type="float" office:value="5.24463653287134">
            <text:p>5.244636532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7387311583231">
            <text:p>1.8738731158</text:p>
          </table:table-cell>
          <table:table-cell table:formula="of:=0.8*SQRT(-2*LOG(RAND()))*SIN(2*PI()*RAND())+1.7*(2-1.2*[.A110])^2+5.4" office:value-type="float" office:value="5.89295102279114">
            <text:p>5.89295102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87925140276126">
            <text:p>2.8792514028</text:p>
          </table:table-cell>
          <table:table-cell table:formula="of:=0.8*SQRT(-2*LOG(RAND()))*SIN(2*PI()*RAND())+1.7*(2-1.2*[.A111])^2+5.4" office:value-type="float" office:value="10.2536583397802">
            <text:p>10.253658339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1416213015968">
            <text:p>1.3141621302</text:p>
          </table:table-cell>
          <table:table-cell table:formula="of:=0.8*SQRT(-2*LOG(RAND()))*SIN(2*PI()*RAND())+1.7*(2-1.2*[.A112])^2+5.4" office:value-type="float" office:value="5.63528289319631">
            <text:p>5.635282893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4703234600997">
            <text:p>1.647032346</text:p>
          </table:table-cell>
          <table:table-cell table:formula="of:=0.8*SQRT(-2*LOG(RAND()))*SIN(2*PI()*RAND())+1.7*(2-1.2*[.A113])^2+5.4" office:value-type="float" office:value="5.80669697924567">
            <text:p>5.806696979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9552773591701">
            <text:p>2.1955277359</text:p>
          </table:table-cell>
          <table:table-cell table:formula="of:=0.8*SQRT(-2*LOG(RAND()))*SIN(2*PI()*RAND())+1.7*(2-1.2*[.A114])^2+5.4" office:value-type="float" office:value="5.60684575065802">
            <text:p>5.606845750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10760402878">
            <text:p>1.9310760403</text:p>
          </table:table-cell>
          <table:table-cell table:formula="of:=0.8*SQRT(-2*LOG(RAND()))*SIN(2*PI()*RAND())+1.7*(2-1.2*[.A115])^2+5.4" office:value-type="float" office:value="4.92779838949382">
            <text:p>4.92779838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87640332885">
            <text:p>2.0876403329</text:p>
          </table:table-cell>
          <table:table-cell table:formula="of:=0.8*SQRT(-2*LOG(RAND()))*SIN(2*PI()*RAND())+1.7*(2-1.2*[.A116])^2+5.4" office:value-type="float" office:value="5.65741642424639">
            <text:p>5.65741642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0583991916438">
            <text:p>1.7058399192</text:p>
          </table:table-cell>
          <table:table-cell table:formula="of:=0.8*SQRT(-2*LOG(RAND()))*SIN(2*PI()*RAND())+1.7*(2-1.2*[.A117])^2+5.4" office:value-type="float" office:value="5.71680900708502">
            <text:p>5.71680900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3588856992081">
            <text:p>1.5358885699</text:p>
          </table:table-cell>
          <table:table-cell table:formula="of:=0.8*SQRT(-2*LOG(RAND()))*SIN(2*PI()*RAND())+1.7*(2-1.2*[.A118])^2+5.4" office:value-type="float" office:value="5.16503626178387">
            <text:p>5.16503626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2396094807976">
            <text:p>1.3239609481</text:p>
          </table:table-cell>
          <table:table-cell table:formula="of:=0.8*SQRT(-2*LOG(RAND()))*SIN(2*PI()*RAND())+1.7*(2-1.2*[.A119])^2+5.4" office:value-type="float" office:value="6.12680435630505">
            <text:p>6.12680435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991493668577">
            <text:p>1.9399149367</text:p>
          </table:table-cell>
          <table:table-cell table:formula="of:=0.8*SQRT(-2*LOG(RAND()))*SIN(2*PI()*RAND())+1.7*(2-1.2*[.A120])^2+5.4" office:value-type="float" office:value="5.68252335537824">
            <text:p>5.68252335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3400412106419">
            <text:p>1.3340041211</text:p>
          </table:table-cell>
          <table:table-cell table:formula="of:=0.8*SQRT(-2*LOG(RAND()))*SIN(2*PI()*RAND())+1.7*(2-1.2*[.A121])^2+5.4" office:value-type="float" office:value="5.55173688735569">
            <text:p>5.551736887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5905713024297">
            <text:p>1.4590571302</text:p>
          </table:table-cell>
          <table:table-cell table:formula="of:=0.8*SQRT(-2*LOG(RAND()))*SIN(2*PI()*RAND())+1.7*(2-1.2*[.A122])^2+5.4" office:value-type="float" office:value="5.64573289986812">
            <text:p>5.645732899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9070828479327">
            <text:p>2.5907082848</text:p>
          </table:table-cell>
          <table:table-cell table:formula="of:=0.8*SQRT(-2*LOG(RAND()))*SIN(2*PI()*RAND())+1.7*(2-1.2*[.A123])^2+5.4" office:value-type="float" office:value="7.85255685010866">
            <text:p>7.85255685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0598773090716">
            <text:p>1.6059877309</text:p>
          </table:table-cell>
          <table:table-cell table:formula="of:=0.8*SQRT(-2*LOG(RAND()))*SIN(2*PI()*RAND())+1.7*(2-1.2*[.A124])^2+5.4" office:value-type="float" office:value="5.6994732959287">
            <text:p>5.699473295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722510805286">
            <text:p>1.7722510805</text:p>
          </table:table-cell>
          <table:table-cell table:formula="of:=0.8*SQRT(-2*LOG(RAND()))*SIN(2*PI()*RAND())+1.7*(2-1.2*[.A125])^2+5.4" office:value-type="float" office:value="5.61241834123184">
            <text:p>5.61241834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2033131185447">
            <text:p>2.2203313119</text:p>
          </table:table-cell>
          <table:table-cell table:formula="of:=0.8*SQRT(-2*LOG(RAND()))*SIN(2*PI()*RAND())+1.7*(2-1.2*[.A126])^2+5.4" office:value-type="float" office:value="5.86642817378098">
            <text:p>5.86642817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249139330699">
            <text:p>1.5824913933</text:p>
          </table:table-cell>
          <table:table-cell table:formula="of:=0.8*SQRT(-2*LOG(RAND()))*SIN(2*PI()*RAND())+1.7*(2-1.2*[.A127])^2+5.4" office:value-type="float" office:value="5.91586730295429">
            <text:p>5.9158673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0168482388924">
            <text:p>2.0016848239</text:p>
          </table:table-cell>
          <table:table-cell table:formula="of:=0.8*SQRT(-2*LOG(RAND()))*SIN(2*PI()*RAND())+1.7*(2-1.2*[.A128])^2+5.4" office:value-type="float" office:value="5.61932779661586">
            <text:p>5.61932779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7876806414969">
            <text:p>1.9787680641</text:p>
          </table:table-cell>
          <table:table-cell table:formula="of:=0.8*SQRT(-2*LOG(RAND()))*SIN(2*PI()*RAND())+1.7*(2-1.2*[.A129])^2+5.4" office:value-type="float" office:value="5.9731558896948">
            <text:p>5.97315588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3629893537275">
            <text:p>2.0362989354</text:p>
          </table:table-cell>
          <table:table-cell table:formula="of:=0.8*SQRT(-2*LOG(RAND()))*SIN(2*PI()*RAND())+1.7*(2-1.2*[.A130])^2+5.4" office:value-type="float" office:value="6.12991214796156">
            <text:p>6.1299121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9262396448941">
            <text:p>1.7926239645</text:p>
          </table:table-cell>
          <table:table-cell table:formula="of:=0.8*SQRT(-2*LOG(RAND()))*SIN(2*PI()*RAND())+1.7*(2-1.2*[.A131])^2+5.4" office:value-type="float" office:value="5.59547343039489">
            <text:p>5.59547343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741454398258">
            <text:p>2.2741454398</text:p>
          </table:table-cell>
          <table:table-cell table:formula="of:=0.8*SQRT(-2*LOG(RAND()))*SIN(2*PI()*RAND())+1.7*(2-1.2*[.A132])^2+5.4" office:value-type="float" office:value="6.00173818465559">
            <text:p>6.00173818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012947928917">
            <text:p>1.9012947929</text:p>
          </table:table-cell>
          <table:table-cell table:formula="of:=0.8*SQRT(-2*LOG(RAND()))*SIN(2*PI()*RAND())+1.7*(2-1.2*[.A133])^2+5.4" office:value-type="float" office:value="5.49890287686526">
            <text:p>5.498902876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859271095874">
            <text:p>2.0859271096</text:p>
          </table:table-cell>
          <table:table-cell table:formula="of:=0.8*SQRT(-2*LOG(RAND()))*SIN(2*PI()*RAND())+1.7*(2-1.2*[.A134])^2+5.4" office:value-type="float" office:value="6.21429632760589">
            <text:p>6.21429632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714740099455902">
            <text:p>0.7147400995</text:p>
          </table:table-cell>
          <table:table-cell table:formula="of:=0.8*SQRT(-2*LOG(RAND()))*SIN(2*PI()*RAND())+1.7*(2-1.2*[.A135])^2+5.4" office:value-type="float" office:value="7.47264268707888">
            <text:p>7.47264268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7647286924224">
            <text:p>1.6764728692</text:p>
          </table:table-cell>
          <table:table-cell table:formula="of:=0.8*SQRT(-2*LOG(RAND()))*SIN(2*PI()*RAND())+1.7*(2-1.2*[.A136])^2+5.4" office:value-type="float" office:value="4.3673166625031">
            <text:p>4.36731666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4630030149381">
            <text:p>1.4463003015</text:p>
          </table:table-cell>
          <table:table-cell table:formula="of:=0.8*SQRT(-2*LOG(RAND()))*SIN(2*PI()*RAND())+1.7*(2-1.2*[.A137])^2+5.4" office:value-type="float" office:value="5.08170435168565">
            <text:p>5.08170435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4509057175134">
            <text:p>1.3450905718</text:p>
          </table:table-cell>
          <table:table-cell table:formula="of:=0.8*SQRT(-2*LOG(RAND()))*SIN(2*PI()*RAND())+1.7*(2-1.2*[.A138])^2+5.4" office:value-type="float" office:value="5.78234835935087">
            <text:p>5.782348359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0804665270558">
            <text:p>1.8080466527</text:p>
          </table:table-cell>
          <table:table-cell table:formula="of:=0.8*SQRT(-2*LOG(RAND()))*SIN(2*PI()*RAND())+1.7*(2-1.2*[.A139])^2+5.4" office:value-type="float" office:value="5.05934289362761">
            <text:p>5.059342893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9262212471926">
            <text:p>1.4926221247</text:p>
          </table:table-cell>
          <table:table-cell table:formula="of:=0.8*SQRT(-2*LOG(RAND()))*SIN(2*PI()*RAND())+1.7*(2-1.2*[.A140])^2+5.4" office:value-type="float" office:value="4.90409908798777">
            <text:p>4.90409908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2179404686719">
            <text:p>1.7217940469</text:p>
          </table:table-cell>
          <table:table-cell table:formula="of:=0.8*SQRT(-2*LOG(RAND()))*SIN(2*PI()*RAND())+1.7*(2-1.2*[.A141])^2+5.4" office:value-type="float" office:value="5.81931544591986">
            <text:p>5.819315445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891964656657222">
            <text:p>0.8919646567</text:p>
          </table:table-cell>
          <table:table-cell table:formula="of:=0.8*SQRT(-2*LOG(RAND()))*SIN(2*PI()*RAND())+1.7*(2-1.2*[.A142])^2+5.4" office:value-type="float" office:value="6.70996736271447">
            <text:p>6.70996736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0641321727798">
            <text:p>2.1064132173</text:p>
          </table:table-cell>
          <table:table-cell table:formula="of:=0.8*SQRT(-2*LOG(RAND()))*SIN(2*PI()*RAND())+1.7*(2-1.2*[.A143])^2+5.4" office:value-type="float" office:value="5.76497376793792">
            <text:p>5.76497376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5411906239145">
            <text:p>2.0541190624</text:p>
          </table:table-cell>
          <table:table-cell table:formula="of:=0.8*SQRT(-2*LOG(RAND()))*SIN(2*PI()*RAND())+1.7*(2-1.2*[.A144])^2+5.4" office:value-type="float" office:value="5.94148701452391">
            <text:p>5.94148701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4609141427616">
            <text:p>2.5460914143</text:p>
          </table:table-cell>
          <table:table-cell table:formula="of:=0.8*SQRT(-2*LOG(RAND()))*SIN(2*PI()*RAND())+1.7*(2-1.2*[.A145])^2+5.4" office:value-type="float" office:value="8.24380981960064">
            <text:p>8.24380981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2042681194911">
            <text:p>1.6204268119</text:p>
          </table:table-cell>
          <table:table-cell table:formula="of:=0.8*SQRT(-2*LOG(RAND()))*SIN(2*PI()*RAND())+1.7*(2-1.2*[.A146])^2+5.4" office:value-type="float" office:value="5.29529185194601">
            <text:p>5.29529185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7593542644198">
            <text:p>1.4759354264</text:p>
          </table:table-cell>
          <table:table-cell table:formula="of:=0.8*SQRT(-2*LOG(RAND()))*SIN(2*PI()*RAND())+1.7*(2-1.2*[.A147])^2+5.4" office:value-type="float" office:value="6.65632975345255">
            <text:p>6.65632975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0620597742092">
            <text:p>2.5062059774</text:p>
          </table:table-cell>
          <table:table-cell table:formula="of:=0.8*SQRT(-2*LOG(RAND()))*SIN(2*PI()*RAND())+1.7*(2-1.2*[.A148])^2+5.4" office:value-type="float" office:value="8.38089917718113">
            <text:p>8.38089917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0493397711047">
            <text:p>2.3049339771</text:p>
          </table:table-cell>
          <table:table-cell table:formula="of:=0.8*SQRT(-2*LOG(RAND()))*SIN(2*PI()*RAND())+1.7*(2-1.2*[.A149])^2+5.4" office:value-type="float" office:value="6.50477347586227">
            <text:p>6.504773475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0171186711168">
            <text:p>1.7017118671</text:p>
          </table:table-cell>
          <table:table-cell table:formula="of:=0.8*SQRT(-2*LOG(RAND()))*SIN(2*PI()*RAND())+1.7*(2-1.2*[.A150])^2+5.4" office:value-type="float" office:value="5.8210028159317">
            <text:p>5.821002815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0460535116371">
            <text:p>1.6046053512</text:p>
          </table:table-cell>
          <table:table-cell table:formula="of:=0.8*SQRT(-2*LOG(RAND()))*SIN(2*PI()*RAND())+1.7*(2-1.2*[.A151])^2+5.4" office:value-type="float" office:value="5.34396789673363">
            <text:p>5.34396789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926849594277">
            <text:p>1.9926849594</text:p>
          </table:table-cell>
          <table:table-cell table:formula="of:=0.8*SQRT(-2*LOG(RAND()))*SIN(2*PI()*RAND())+1.7*(2-1.2*[.A152])^2+5.4" office:value-type="float" office:value="5.52785924627938">
            <text:p>5.52785924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017799160481">
            <text:p>1.301779916</text:p>
          </table:table-cell>
          <table:table-cell table:formula="of:=0.8*SQRT(-2*LOG(RAND()))*SIN(2*PI()*RAND())+1.7*(2-1.2*[.A153])^2+5.4" office:value-type="float" office:value="5.09443653878864">
            <text:p>5.094436538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6046254444188">
            <text:p>1.5604625444</text:p>
          </table:table-cell>
          <table:table-cell table:formula="of:=0.8*SQRT(-2*LOG(RAND()))*SIN(2*PI()*RAND())+1.7*(2-1.2*[.A154])^2+5.4" office:value-type="float" office:value="5.04988521474442">
            <text:p>5.04988521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0166656095607">
            <text:p>1.301666561</text:p>
          </table:table-cell>
          <table:table-cell table:formula="of:=0.8*SQRT(-2*LOG(RAND()))*SIN(2*PI()*RAND())+1.7*(2-1.2*[.A155])^2+5.4" office:value-type="float" office:value="5.7479524700445">
            <text:p>5.747952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7021019341006">
            <text:p>2.0702101934</text:p>
          </table:table-cell>
          <table:table-cell table:formula="of:=0.8*SQRT(-2*LOG(RAND()))*SIN(2*PI()*RAND())+1.7*(2-1.2*[.A156])^2+5.4" office:value-type="float" office:value="6.11370699006556">
            <text:p>6.11370699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4694778615881">
            <text:p>1.9469477862</text:p>
          </table:table-cell>
          <table:table-cell table:formula="of:=0.8*SQRT(-2*LOG(RAND()))*SIN(2*PI()*RAND())+1.7*(2-1.2*[.A157])^2+5.4" office:value-type="float" office:value="6.07399459135001">
            <text:p>6.07399459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0843802689413">
            <text:p>1.7084380269</text:p>
          </table:table-cell>
          <table:table-cell table:formula="of:=0.8*SQRT(-2*LOG(RAND()))*SIN(2*PI()*RAND())+1.7*(2-1.2*[.A158])^2+5.4" office:value-type="float" office:value="4.82041278524344">
            <text:p>4.82041278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625274870575">
            <text:p>2.1625274871</text:p>
          </table:table-cell>
          <table:table-cell table:formula="of:=0.8*SQRT(-2*LOG(RAND()))*SIN(2*PI()*RAND())+1.7*(2-1.2*[.A159])^2+5.4" office:value-type="float" office:value="5.52269240050364">
            <text:p>5.52269240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1587542108869">
            <text:p>2.4158754211</text:p>
          </table:table-cell>
          <table:table-cell table:formula="of:=0.8*SQRT(-2*LOG(RAND()))*SIN(2*PI()*RAND())+1.7*(2-1.2*[.A160])^2+5.4" office:value-type="float" office:value="6.6134394509285">
            <text:p>6.61343945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1682473477452">
            <text:p>2.0168247348</text:p>
          </table:table-cell>
          <table:table-cell table:formula="of:=0.8*SQRT(-2*LOG(RAND()))*SIN(2*PI()*RAND())+1.7*(2-1.2*[.A161])^2+5.4" office:value-type="float" office:value="5.53396982996996">
            <text:p>5.5339698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321894396671">
            <text:p>1.933218944</text:p>
          </table:table-cell>
          <table:table-cell table:formula="of:=0.8*SQRT(-2*LOG(RAND()))*SIN(2*PI()*RAND())+1.7*(2-1.2*[.A162])^2+5.4" office:value-type="float" office:value="6.22855800730482">
            <text:p>6.228558007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3908740884029">
            <text:p>2.3390874088</text:p>
          </table:table-cell>
          <table:table-cell table:formula="of:=0.8*SQRT(-2*LOG(RAND()))*SIN(2*PI()*RAND())+1.7*(2-1.2*[.A163])^2+5.4" office:value-type="float" office:value="6.47023703687216">
            <text:p>6.470237036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4544154107434">
            <text:p>2.6454415411</text:p>
          </table:table-cell>
          <table:table-cell table:formula="of:=0.8*SQRT(-2*LOG(RAND()))*SIN(2*PI()*RAND())+1.7*(2-1.2*[.A164])^2+5.4" office:value-type="float" office:value="7.82234300041185">
            <text:p>7.82234300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87634480992979">
            <text:p>2.8763448099</text:p>
          </table:table-cell>
          <table:table-cell table:formula="of:=0.8*SQRT(-2*LOG(RAND()))*SIN(2*PI()*RAND())+1.7*(2-1.2*[.A165])^2+5.4" office:value-type="float" office:value="8.99294968758536">
            <text:p>8.99294968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82505439013038">
            <text:p>2.8250543901</text:p>
          </table:table-cell>
          <table:table-cell table:formula="of:=0.8*SQRT(-2*LOG(RAND()))*SIN(2*PI()*RAND())+1.7*(2-1.2*[.A166])^2+5.4" office:value-type="float" office:value="9.56583977393162">
            <text:p>9.565839773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9070215783978">
            <text:p>2.1907021578</text:p>
          </table:table-cell>
          <table:table-cell table:formula="of:=0.8*SQRT(-2*LOG(RAND()))*SIN(2*PI()*RAND())+1.7*(2-1.2*[.A167])^2+5.4" office:value-type="float" office:value="5.69456403423296">
            <text:p>5.69456403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6034413958329">
            <text:p>1.4603441396</text:p>
          </table:table-cell>
          <table:table-cell table:formula="of:=0.8*SQRT(-2*LOG(RAND()))*SIN(2*PI()*RAND())+1.7*(2-1.2*[.A168])^2+5.4" office:value-type="float" office:value="5.36307954089618">
            <text:p>5.36307954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5349032498334">
            <text:p>1.353490325</text:p>
          </table:table-cell>
          <table:table-cell table:formula="of:=0.8*SQRT(-2*LOG(RAND()))*SIN(2*PI()*RAND())+1.7*(2-1.2*[.A169])^2+5.4" office:value-type="float" office:value="4.91130277191091">
            <text:p>4.91130277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8266485060932">
            <text:p>2.4826648506</text:p>
          </table:table-cell>
          <table:table-cell table:formula="of:=0.8*SQRT(-2*LOG(RAND()))*SIN(2*PI()*RAND())+1.7*(2-1.2*[.A170])^2+5.4" office:value-type="float" office:value="7.83952064706128">
            <text:p>7.83952064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8948927234139">
            <text:p>1.4894892723</text:p>
          </table:table-cell>
          <table:table-cell table:formula="of:=0.8*SQRT(-2*LOG(RAND()))*SIN(2*PI()*RAND())+1.7*(2-1.2*[.A171])^2+5.4" office:value-type="float" office:value="5.5748074644875">
            <text:p>5.57480746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4988646044664">
            <text:p>1.4498864604</text:p>
          </table:table-cell>
          <table:table-cell table:formula="of:=0.8*SQRT(-2*LOG(RAND()))*SIN(2*PI()*RAND())+1.7*(2-1.2*[.A172])^2+5.4" office:value-type="float" office:value="5.47508380436493">
            <text:p>5.47508380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19178432234">
            <text:p>1.5819178432</text:p>
          </table:table-cell>
          <table:table-cell table:formula="of:=0.8*SQRT(-2*LOG(RAND()))*SIN(2*PI()*RAND())+1.7*(2-1.2*[.A173])^2+5.4" office:value-type="float" office:value="5.20262206624743">
            <text:p>5.20262206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83361160485172">
            <text:p>2.8336116049</text:p>
          </table:table-cell>
          <table:table-cell table:formula="of:=0.8*SQRT(-2*LOG(RAND()))*SIN(2*PI()*RAND())+1.7*(2-1.2*[.A174])^2+5.4" office:value-type="float" office:value="7.98482355986747">
            <text:p>7.984823559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508301881822">
            <text:p>1.8508301882</text:p>
          </table:table-cell>
          <table:table-cell table:formula="of:=0.8*SQRT(-2*LOG(RAND()))*SIN(2*PI()*RAND())+1.7*(2-1.2*[.A175])^2+5.4" office:value-type="float" office:value="5.5991280130804">
            <text:p>5.59912801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5093089721366">
            <text:p>2.4509308972</text:p>
          </table:table-cell>
          <table:table-cell table:formula="of:=0.8*SQRT(-2*LOG(RAND()))*SIN(2*PI()*RAND())+1.7*(2-1.2*[.A176])^2+5.4" office:value-type="float" office:value="6.05296835257601">
            <text:p>6.052968352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1441374756452">
            <text:p>1.4144137476</text:p>
          </table:table-cell>
          <table:table-cell table:formula="of:=0.8*SQRT(-2*LOG(RAND()))*SIN(2*PI()*RAND())+1.7*(2-1.2*[.A177])^2+5.4" office:value-type="float" office:value="5.76341967274052">
            <text:p>5.76341967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7540916927829">
            <text:p>1.7754091693</text:p>
          </table:table-cell>
          <table:table-cell table:formula="of:=0.8*SQRT(-2*LOG(RAND()))*SIN(2*PI()*RAND())+1.7*(2-1.2*[.A178])^2+5.4" office:value-type="float" office:value="5.16831794684078">
            <text:p>5.16831794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398742027168">
            <text:p>1.5839874203</text:p>
          </table:table-cell>
          <table:table-cell table:formula="of:=0.8*SQRT(-2*LOG(RAND()))*SIN(2*PI()*RAND())+1.7*(2-1.2*[.A179])^2+5.4" office:value-type="float" office:value="4.82012688415895">
            <text:p>4.82012688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9999351034867">
            <text:p>2.0999935103</text:p>
          </table:table-cell>
          <table:table-cell table:formula="of:=0.8*SQRT(-2*LOG(RAND()))*SIN(2*PI()*RAND())+1.7*(2-1.2*[.A180])^2+5.4" office:value-type="float" office:value="5.62021962722189">
            <text:p>5.62021962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6556511225822">
            <text:p>2.1655651123</text:p>
          </table:table-cell>
          <table:table-cell table:formula="of:=0.8*SQRT(-2*LOG(RAND()))*SIN(2*PI()*RAND())+1.7*(2-1.2*[.A181])^2+5.4" office:value-type="float" office:value="7.46515688500161">
            <text:p>7.46515688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3088374226203">
            <text:p>1.2308837423</text:p>
          </table:table-cell>
          <table:table-cell table:formula="of:=0.8*SQRT(-2*LOG(RAND()))*SIN(2*PI()*RAND())+1.7*(2-1.2*[.A182])^2+5.4" office:value-type="float" office:value="5.98176475308543">
            <text:p>5.98176475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89091012782559">
            <text:p>2.8909101278</text:p>
          </table:table-cell>
          <table:table-cell table:formula="of:=0.8*SQRT(-2*LOG(RAND()))*SIN(2*PI()*RAND())+1.7*(2-1.2*[.A183])^2+5.4" office:value-type="float" office:value="8.22660138960116">
            <text:p>8.22660138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9633963043606">
            <text:p>1.4963396304</text:p>
          </table:table-cell>
          <table:table-cell table:formula="of:=0.8*SQRT(-2*LOG(RAND()))*SIN(2*PI()*RAND())+1.7*(2-1.2*[.A184])^2+5.4" office:value-type="float" office:value="6.63249046413726">
            <text:p>6.632490464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7744985229435">
            <text:p>2.3774498523</text:p>
          </table:table-cell>
          <table:table-cell table:formula="of:=0.8*SQRT(-2*LOG(RAND()))*SIN(2*PI()*RAND())+1.7*(2-1.2*[.A185])^2+5.4" office:value-type="float" office:value="6.85574624439345">
            <text:p>6.85574624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2284864714589">
            <text:p>1.4228486471</text:p>
          </table:table-cell>
          <table:table-cell table:formula="of:=0.8*SQRT(-2*LOG(RAND()))*SIN(2*PI()*RAND())+1.7*(2-1.2*[.A186])^2+5.4" office:value-type="float" office:value="6.05093104329717">
            <text:p>6.05093104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4789101072427">
            <text:p>1.8478910107</text:p>
          </table:table-cell>
          <table:table-cell table:formula="of:=0.8*SQRT(-2*LOG(RAND()))*SIN(2*PI()*RAND())+1.7*(2-1.2*[.A187])^2+5.4" office:value-type="float" office:value="5.25416554119061">
            <text:p>5.25416554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4368109806333">
            <text:p>1.6436810981</text:p>
          </table:table-cell>
          <table:table-cell table:formula="of:=0.8*SQRT(-2*LOG(RAND()))*SIN(2*PI()*RAND())+1.7*(2-1.2*[.A188])^2+5.4" office:value-type="float" office:value="6.25351247451067">
            <text:p>6.25351247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7791723676176">
            <text:p>2.2779172368</text:p>
          </table:table-cell>
          <table:table-cell table:formula="of:=0.8*SQRT(-2*LOG(RAND()))*SIN(2*PI()*RAND())+1.7*(2-1.2*[.A189])^2+5.4" office:value-type="float" office:value="6.00364705064792">
            <text:p>6.00364705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4551736858602">
            <text:p>1.4455173686</text:p>
          </table:table-cell>
          <table:table-cell table:formula="of:=0.8*SQRT(-2*LOG(RAND()))*SIN(2*PI()*RAND())+1.7*(2-1.2*[.A190])^2+5.4" office:value-type="float" office:value="6.14614239090524">
            <text:p>6.14614239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1926908053044">
            <text:p>1.8192690805</text:p>
          </table:table-cell>
          <table:table-cell table:formula="of:=0.8*SQRT(-2*LOG(RAND()))*SIN(2*PI()*RAND())+1.7*(2-1.2*[.A191])^2+5.4" office:value-type="float" office:value="5.38342239137912">
            <text:p>5.38342239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7145526370985">
            <text:p>1.1714552637</text:p>
          </table:table-cell>
          <table:table-cell table:formula="of:=0.8*SQRT(-2*LOG(RAND()))*SIN(2*PI()*RAND())+1.7*(2-1.2*[.A192])^2+5.4" office:value-type="float" office:value="6.22254692087254">
            <text:p>6.22254692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471640520284">
            <text:p>2.447164052</text:p>
          </table:table-cell>
          <table:table-cell table:formula="of:=0.8*SQRT(-2*LOG(RAND()))*SIN(2*PI()*RAND())+1.7*(2-1.2*[.A193])^2+5.4" office:value-type="float" office:value="6.76844782948517">
            <text:p>6.76844782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4198444700761">
            <text:p>1.841984447</text:p>
          </table:table-cell>
          <table:table-cell table:formula="of:=0.8*SQRT(-2*LOG(RAND()))*SIN(2*PI()*RAND())+1.7*(2-1.2*[.A194])^2+5.4" office:value-type="float" office:value="5.16505684507875">
            <text:p>5.165056845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4139643887563">
            <text:p>1.2413964389</text:p>
          </table:table-cell>
          <table:table-cell table:formula="of:=0.8*SQRT(-2*LOG(RAND()))*SIN(2*PI()*RAND())+1.7*(2-1.2*[.A195])^2+5.4" office:value-type="float" office:value="5.61884028600419">
            <text:p>5.6188402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9062611043577">
            <text:p>1.9906261104</text:p>
          </table:table-cell>
          <table:table-cell table:formula="of:=0.8*SQRT(-2*LOG(RAND()))*SIN(2*PI()*RAND())+1.7*(2-1.2*[.A196])^2+5.4" office:value-type="float" office:value="6.21944706130813">
            <text:p>6.21944706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6984576276532">
            <text:p>1.3698457628</text:p>
          </table:table-cell>
          <table:table-cell table:formula="of:=0.8*SQRT(-2*LOG(RAND()))*SIN(2*PI()*RAND())+1.7*(2-1.2*[.A197])^2+5.4" office:value-type="float" office:value="6.4713726299724">
            <text:p>6.471372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1263340203231">
            <text:p>2.412633402</text:p>
          </table:table-cell>
          <table:table-cell table:formula="of:=0.8*SQRT(-2*LOG(RAND()))*SIN(2*PI()*RAND())+1.7*(2-1.2*[.A198])^2+5.4" office:value-type="float" office:value="6.83887991787615">
            <text:p>6.83887991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8497197560621">
            <text:p>1.2849719756</text:p>
          </table:table-cell>
          <table:table-cell table:formula="of:=0.8*SQRT(-2*LOG(RAND()))*SIN(2*PI()*RAND())+1.7*(2-1.2*[.A199])^2+5.4" office:value-type="float" office:value="5.6560187672904">
            <text:p>5.656018767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7813777925716">
            <text:p>1.8781377793</text:p>
          </table:table-cell>
          <table:table-cell table:formula="of:=0.8*SQRT(-2*LOG(RAND()))*SIN(2*PI()*RAND())+1.7*(2-1.2*[.A200])^2+5.4" office:value-type="float" office:value="4.93848017007894">
            <text:p>4.93848017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8827319367354">
            <text:p>1.6882731937</text:p>
          </table:table-cell>
          <table:table-cell table:formula="of:=0.8*SQRT(-2*LOG(RAND()))*SIN(2*PI()*RAND())+1.7*(2-1.2*[.A201])^2+5.4" office:value-type="float" office:value="5.55480851959138">
            <text:p>5.55480851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0743902196235">
            <text:p>2.107439022</text:p>
          </table:table-cell>
          <table:table-cell table:formula="of:=0.8*SQRT(-2*LOG(RAND()))*SIN(2*PI()*RAND())+1.7*(2-1.2*[.A202])^2+5.4" office:value-type="float" office:value="5.25395840710549">
            <text:p>5.25395840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5418638546648">
            <text:p>1.9541863855</text:p>
          </table:table-cell>
          <table:table-cell table:formula="of:=0.8*SQRT(-2*LOG(RAND()))*SIN(2*PI()*RAND())+1.7*(2-1.2*[.A203])^2+5.4" office:value-type="float" office:value="5.60510121757212">
            <text:p>5.60510121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3201188055609">
            <text:p>2.4320118806</text:p>
          </table:table-cell>
          <table:table-cell table:formula="of:=0.8*SQRT(-2*LOG(RAND()))*SIN(2*PI()*RAND())+1.7*(2-1.2*[.A204])^2+5.4" office:value-type="float" office:value="7.32980551011829">
            <text:p>7.32980551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3431224348589">
            <text:p>2.2343122435</text:p>
          </table:table-cell>
          <table:table-cell table:formula="of:=0.8*SQRT(-2*LOG(RAND()))*SIN(2*PI()*RAND())+1.7*(2-1.2*[.A205])^2+5.4" office:value-type="float" office:value="5.18841239634929">
            <text:p>5.18841239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3869439840936">
            <text:p>1.8386943984</text:p>
          </table:table-cell>
          <table:table-cell table:formula="of:=0.8*SQRT(-2*LOG(RAND()))*SIN(2*PI()*RAND())+1.7*(2-1.2*[.A206])^2+5.4" office:value-type="float" office:value="5.60011003918464">
            <text:p>5.600110039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3980394197536">
            <text:p>2.639803942</text:p>
          </table:table-cell>
          <table:table-cell table:formula="of:=0.8*SQRT(-2*LOG(RAND()))*SIN(2*PI()*RAND())+1.7*(2-1.2*[.A207])^2+5.4" office:value-type="float" office:value="7.23629350333447">
            <text:p>7.23629350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5013094669482">
            <text:p>2.2501309467</text:p>
          </table:table-cell>
          <table:table-cell table:formula="of:=0.8*SQRT(-2*LOG(RAND()))*SIN(2*PI()*RAND())+1.7*(2-1.2*[.A208])^2+5.4" office:value-type="float" office:value="6.09525442553548">
            <text:p>6.09525442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8881245259676">
            <text:p>2.2888124526</text:p>
          </table:table-cell>
          <table:table-cell table:formula="of:=0.8*SQRT(-2*LOG(RAND()))*SIN(2*PI()*RAND())+1.7*(2-1.2*[.A209])^2+5.4" office:value-type="float" office:value="6.20837267204982">
            <text:p>6.2083726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6520878140731">
            <text:p>1.2652087814</text:p>
          </table:table-cell>
          <table:table-cell table:formula="of:=0.8*SQRT(-2*LOG(RAND()))*SIN(2*PI()*RAND())+1.7*(2-1.2*[.A210])^2+5.4" office:value-type="float" office:value="6.02750368263725">
            <text:p>6.027503682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3916290984575">
            <text:p>1.1391629098</text:p>
          </table:table-cell>
          <table:table-cell table:formula="of:=0.8*SQRT(-2*LOG(RAND()))*SIN(2*PI()*RAND())+1.7*(2-1.2*[.A211])^2+5.4" office:value-type="float" office:value="6.61115449060481">
            <text:p>6.61115449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3614018452293">
            <text:p>1.5361401845</text:p>
          </table:table-cell>
          <table:table-cell table:formula="of:=0.8*SQRT(-2*LOG(RAND()))*SIN(2*PI()*RAND())+1.7*(2-1.2*[.A212])^2+5.4" office:value-type="float" office:value="5.22432188746447">
            <text:p>5.22432188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9380040579044">
            <text:p>1.5938004058</text:p>
          </table:table-cell>
          <table:table-cell table:formula="of:=0.8*SQRT(-2*LOG(RAND()))*SIN(2*PI()*RAND())+1.7*(2-1.2*[.A213])^2+5.4" office:value-type="float" office:value="5.46773445416634">
            <text:p>5.46773445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0.641626645128778">
            <text:p>0.6416266451</text:p>
          </table:table-cell>
          <table:table-cell table:formula="of:=0.8*SQRT(-2*LOG(RAND()))*SIN(2*PI()*RAND())+1.7*(2-1.2*[.A214])^2+5.4" office:value-type="float" office:value="8.53649992603227">
            <text:p>8.53649992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4635883182037">
            <text:p>2.4463588318</text:p>
          </table:table-cell>
          <table:table-cell table:formula="of:=0.8*SQRT(-2*LOG(RAND()))*SIN(2*PI()*RAND())+1.7*(2-1.2*[.A215])^2+5.4" office:value-type="float" office:value="7.06052610813616">
            <text:p>7.06052610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2779879462566">
            <text:p>2.5277987946</text:p>
          </table:table-cell>
          <table:table-cell table:formula="of:=0.8*SQRT(-2*LOG(RAND()))*SIN(2*PI()*RAND())+1.7*(2-1.2*[.A216])^2+5.4" office:value-type="float" office:value="7.20022023136045">
            <text:p>7.20022023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9211378814074">
            <text:p>1.3921137881</text:p>
          </table:table-cell>
          <table:table-cell table:formula="of:=0.8*SQRT(-2*LOG(RAND()))*SIN(2*PI()*RAND())+1.7*(2-1.2*[.A217])^2+5.4" office:value-type="float" office:value="6.27360724925644">
            <text:p>6.27360724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286134012215">
            <text:p>2.0286134012</text:p>
          </table:table-cell>
          <table:table-cell table:formula="of:=0.8*SQRT(-2*LOG(RAND()))*SIN(2*PI()*RAND())+1.7*(2-1.2*[.A218])^2+5.4" office:value-type="float" office:value="5.95458598265633">
            <text:p>5.95458598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1342250843699">
            <text:p>2.0134225084</text:p>
          </table:table-cell>
          <table:table-cell table:formula="of:=0.8*SQRT(-2*LOG(RAND()))*SIN(2*PI()*RAND())+1.7*(2-1.2*[.A219])^2+5.4" office:value-type="float" office:value="5.00240804612971">
            <text:p>5.002408046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1558049024185">
            <text:p>1.6155804902</text:p>
          </table:table-cell>
          <table:table-cell table:formula="of:=0.8*SQRT(-2*LOG(RAND()))*SIN(2*PI()*RAND())+1.7*(2-1.2*[.A220])^2+5.4" office:value-type="float" office:value="5.20873177819699">
            <text:p>5.208731778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5679732595779">
            <text:p>2.256797326</text:p>
          </table:table-cell>
          <table:table-cell table:formula="of:=0.8*SQRT(-2*LOG(RAND()))*SIN(2*PI()*RAND())+1.7*(2-1.2*[.A221])^2+5.4" office:value-type="float" office:value="5.46729871369148">
            <text:p>5.46729871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9967883507278">
            <text:p>1.4996788351</text:p>
          </table:table-cell>
          <table:table-cell table:formula="of:=0.8*SQRT(-2*LOG(RAND()))*SIN(2*PI()*RAND())+1.7*(2-1.2*[.A222])^2+5.4" office:value-type="float" office:value="5.22990187275315">
            <text:p>5.22990187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2579460997574">
            <text:p>2.32579461</text:p>
          </table:table-cell>
          <table:table-cell table:formula="of:=0.8*SQRT(-2*LOG(RAND()))*SIN(2*PI()*RAND())+1.7*(2-1.2*[.A223])^2+5.4" office:value-type="float" office:value="6.6530079774235">
            <text:p>6.653007977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1552187783496">
            <text:p>1.4155218778</text:p>
          </table:table-cell>
          <table:table-cell table:formula="of:=0.8*SQRT(-2*LOG(RAND()))*SIN(2*PI()*RAND())+1.7*(2-1.2*[.A224])^2+5.4" office:value-type="float" office:value="5.35597354561175">
            <text:p>5.35597354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7593071742859">
            <text:p>2.1759307174</text:p>
          </table:table-cell>
          <table:table-cell table:formula="of:=0.8*SQRT(-2*LOG(RAND()))*SIN(2*PI()*RAND())+1.7*(2-1.2*[.A225])^2+5.4" office:value-type="float" office:value="5.84459738757148">
            <text:p>5.84459738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9676092034945">
            <text:p>1.6967609203</text:p>
          </table:table-cell>
          <table:table-cell table:formula="of:=0.8*SQRT(-2*LOG(RAND()))*SIN(2*PI()*RAND())+1.7*(2-1.2*[.A226])^2+5.4" office:value-type="float" office:value="5.86335311420125">
            <text:p>5.86335311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1651709545791">
            <text:p>2.1165170955</text:p>
          </table:table-cell>
          <table:table-cell table:formula="of:=0.8*SQRT(-2*LOG(RAND()))*SIN(2*PI()*RAND())+1.7*(2-1.2*[.A227])^2+5.4" office:value-type="float" office:value="6.0453212543602">
            <text:p>6.04532125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0743330253872">
            <text:p>1.9074333025</text:p>
          </table:table-cell>
          <table:table-cell table:formula="of:=0.8*SQRT(-2*LOG(RAND()))*SIN(2*PI()*RAND())+1.7*(2-1.2*[.A228])^2+5.4" office:value-type="float" office:value="6.05020576076937">
            <text:p>6.05020576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3376172144236">
            <text:p>2.3337617214</text:p>
          </table:table-cell>
          <table:table-cell table:formula="of:=0.8*SQRT(-2*LOG(RAND()))*SIN(2*PI()*RAND())+1.7*(2-1.2*[.A229])^2+5.4" office:value-type="float" office:value="6.46822073072764">
            <text:p>6.468220730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0993370935721">
            <text:p>1.7099337094</text:p>
          </table:table-cell>
          <table:table-cell table:formula="of:=0.8*SQRT(-2*LOG(RAND()))*SIN(2*PI()*RAND())+1.7*(2-1.2*[.A230])^2+5.4" office:value-type="float" office:value="5.05845014486211">
            <text:p>5.058450144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8576562981629">
            <text:p>2.0857656298</text:p>
          </table:table-cell>
          <table:table-cell table:formula="of:=0.8*SQRT(-2*LOG(RAND()))*SIN(2*PI()*RAND())+1.7*(2-1.2*[.A231])^2+5.4" office:value-type="float" office:value="6.17900664342832">
            <text:p>6.17900664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8382707221569">
            <text:p>1.7838270722</text:p>
          </table:table-cell>
          <table:table-cell table:formula="of:=0.8*SQRT(-2*LOG(RAND()))*SIN(2*PI()*RAND())+1.7*(2-1.2*[.A232])^2+5.4" office:value-type="float" office:value="5.51263077497863">
            <text:p>5.5126307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852069117756">
            <text:p>2.0852069118</text:p>
          </table:table-cell>
          <table:table-cell table:formula="of:=0.8*SQRT(-2*LOG(RAND()))*SIN(2*PI()*RAND())+1.7*(2-1.2*[.A233])^2+5.4" office:value-type="float" office:value="5.08074004978859">
            <text:p>5.080740049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2763729099322">
            <text:p>1.727637291</text:p>
          </table:table-cell>
          <table:table-cell table:formula="of:=0.8*SQRT(-2*LOG(RAND()))*SIN(2*PI()*RAND())+1.7*(2-1.2*[.A234])^2+5.4" office:value-type="float" office:value="5.46206463439729">
            <text:p>5.46206463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4346132166196">
            <text:p>1.7434613217</text:p>
          </table:table-cell>
          <table:table-cell table:formula="of:=0.8*SQRT(-2*LOG(RAND()))*SIN(2*PI()*RAND())+1.7*(2-1.2*[.A235])^2+5.4" office:value-type="float" office:value="6.05156715750426">
            <text:p>6.05156715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1506390657394">
            <text:p>1.2150639066</text:p>
          </table:table-cell>
          <table:table-cell table:formula="of:=0.8*SQRT(-2*LOG(RAND()))*SIN(2*PI()*RAND())+1.7*(2-1.2*[.A236])^2+5.4" office:value-type="float" office:value="4.84546570049192">
            <text:p>4.84546570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3311753557377">
            <text:p>2.5331175356</text:p>
          </table:table-cell>
          <table:table-cell table:formula="of:=0.8*SQRT(-2*LOG(RAND()))*SIN(2*PI()*RAND())+1.7*(2-1.2*[.A237])^2+5.4" office:value-type="float" office:value="6.62595795445305">
            <text:p>6.62595795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14464031527143">
            <text:p>1.1446403153</text:p>
          </table:table-cell>
          <table:table-cell table:formula="of:=0.8*SQRT(-2*LOG(RAND()))*SIN(2*PI()*RAND())+1.7*(2-1.2*[.A238])^2+5.4" office:value-type="float" office:value="5.08075536490568">
            <text:p>5.080755364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3979771882412">
            <text:p>2.5397977188</text:p>
          </table:table-cell>
          <table:table-cell table:formula="of:=0.8*SQRT(-2*LOG(RAND()))*SIN(2*PI()*RAND())+1.7*(2-1.2*[.A239])^2+5.4" office:value-type="float" office:value="6.9274919335957">
            <text:p>6.927491933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3672884012565">
            <text:p>2.0367288401</text:p>
          </table:table-cell>
          <table:table-cell table:formula="of:=0.8*SQRT(-2*LOG(RAND()))*SIN(2*PI()*RAND())+1.7*(2-1.2*[.A240])^2+5.4" office:value-type="float" office:value="5.75430046147005">
            <text:p>5.75430046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1703486654129">
            <text:p>2.1170348665</text:p>
          </table:table-cell>
          <table:table-cell table:formula="of:=0.8*SQRT(-2*LOG(RAND()))*SIN(2*PI()*RAND())+1.7*(2-1.2*[.A241])^2+5.4" office:value-type="float" office:value="5.7948389986456">
            <text:p>5.79483899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8463149048067">
            <text:p>1.4846314905</text:p>
          </table:table-cell>
          <table:table-cell table:formula="of:=0.8*SQRT(-2*LOG(RAND()))*SIN(2*PI()*RAND())+1.7*(2-1.2*[.A242])^2+5.4" office:value-type="float" office:value="5.04925904380535">
            <text:p>5.04925904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3649184624674">
            <text:p>2.2364918462</text:p>
          </table:table-cell>
          <table:table-cell table:formula="of:=0.8*SQRT(-2*LOG(RAND()))*SIN(2*PI()*RAND())+1.7*(2-1.2*[.A243])^2+5.4" office:value-type="float" office:value="5.66866623996211">
            <text:p>5.668666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304006511782">
            <text:p>1.9330400651</text:p>
          </table:table-cell>
          <table:table-cell table:formula="of:=0.8*SQRT(-2*LOG(RAND()))*SIN(2*PI()*RAND())+1.7*(2-1.2*[.A244])^2+5.4" office:value-type="float" office:value="5.82915538522002">
            <text:p>5.82915538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4808007113595">
            <text:p>1.5480800711</text:p>
          </table:table-cell>
          <table:table-cell table:formula="of:=0.8*SQRT(-2*LOG(RAND()))*SIN(2*PI()*RAND())+1.7*(2-1.2*[.A245])^2+5.4" office:value-type="float" office:value="5.15709154551144">
            <text:p>5.15709154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0616804528789">
            <text:p>2.1061680453</text:p>
          </table:table-cell>
          <table:table-cell table:formula="of:=0.8*SQRT(-2*LOG(RAND()))*SIN(2*PI()*RAND())+1.7*(2-1.2*[.A246])^2+5.4" office:value-type="float" office:value="5.40076696646372">
            <text:p>5.40076696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84624108605995">
            <text:p>2.8462410861</text:p>
          </table:table-cell>
          <table:table-cell table:formula="of:=0.8*SQRT(-2*LOG(RAND()))*SIN(2*PI()*RAND())+1.7*(2-1.2*[.A247])^2+5.4" office:value-type="float" office:value="8.71978434807157">
            <text:p>8.71978434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4505930640169">
            <text:p>2.5450593064</text:p>
          </table:table-cell>
          <table:table-cell table:formula="of:=0.8*SQRT(-2*LOG(RAND()))*SIN(2*PI()*RAND())+1.7*(2-1.2*[.A248])^2+5.4" office:value-type="float" office:value="7.48997027553217">
            <text:p>7.48997027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0510701350524">
            <text:p>1.7051070135</text:p>
          </table:table-cell>
          <table:table-cell table:formula="of:=0.8*SQRT(-2*LOG(RAND()))*SIN(2*PI()*RAND())+1.7*(2-1.2*[.A249])^2+5.4" office:value-type="float" office:value="4.47928276028649">
            <text:p>4.4792827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2412525802372">
            <text:p>1.324125258</text:p>
          </table:table-cell>
          <table:table-cell table:formula="of:=0.8*SQRT(-2*LOG(RAND()))*SIN(2*PI()*RAND())+1.7*(2-1.2*[.A250])^2+5.4" office:value-type="float" office:value="5.24588314864421">
            <text:p>5.24588314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9853056187321">
            <text:p>2.4985305619</text:p>
          </table:table-cell>
          <table:table-cell table:formula="of:=0.8*SQRT(-2*LOG(RAND()))*SIN(2*PI()*RAND())+1.7*(2-1.2*[.A251])^2+5.4" office:value-type="float" office:value="7.2739123226239">
            <text:p>7.273912322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69229044103331">
            <text:p>2.692290441</text:p>
          </table:table-cell>
          <table:table-cell table:formula="of:=0.8*SQRT(-2*LOG(RAND()))*SIN(2*PI()*RAND())+1.7*(2-1.2*[.A252])^2+5.4" office:value-type="float" office:value="7.28325345275188">
            <text:p>7.28325345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7763300387539">
            <text:p>2.0776330039</text:p>
          </table:table-cell>
          <table:table-cell table:formula="of:=0.8*SQRT(-2*LOG(RAND()))*SIN(2*PI()*RAND())+1.7*(2-1.2*[.A253])^2+5.4" office:value-type="float" office:value="4.97560263471855">
            <text:p>4.97560263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0831311391519">
            <text:p>2.3083131139</text:p>
          </table:table-cell>
          <table:table-cell table:formula="of:=0.8*SQRT(-2*LOG(RAND()))*SIN(2*PI()*RAND())+1.7*(2-1.2*[.A254])^2+5.4" office:value-type="float" office:value="7.22223101634662">
            <text:p>7.22223101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5583387375854">
            <text:p>1.5558338738</text:p>
          </table:table-cell>
          <table:table-cell table:formula="of:=0.8*SQRT(-2*LOG(RAND()))*SIN(2*PI()*RAND())+1.7*(2-1.2*[.A255])^2+5.4" office:value-type="float" office:value="5.63675769342884">
            <text:p>5.63675769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7462061120149">
            <text:p>1.5746206112</text:p>
          </table:table-cell>
          <table:table-cell table:formula="of:=0.8*SQRT(-2*LOG(RAND()))*SIN(2*PI()*RAND())+1.7*(2-1.2*[.A256])^2+5.4" office:value-type="float" office:value="5.60447972970948">
            <text:p>5.60447972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093585673125">
            <text:p>1.5809358567</text:p>
          </table:table-cell>
          <table:table-cell table:formula="of:=0.8*SQRT(-2*LOG(RAND()))*SIN(2*PI()*RAND())+1.7*(2-1.2*[.A257])^2+5.4" office:value-type="float" office:value="5.23724381649811">
            <text:p>5.23724381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52541305158733">
            <text:p>2.5254130516</text:p>
          </table:table-cell>
          <table:table-cell table:formula="of:=0.8*SQRT(-2*LOG(RAND()))*SIN(2*PI()*RAND())+1.7*(2-1.2*[.A258])^2+5.4" office:value-type="float" office:value="7.41749193873388">
            <text:p>7.41749193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2118526447577">
            <text:p>1.8211852645</text:p>
          </table:table-cell>
          <table:table-cell table:formula="of:=0.8*SQRT(-2*LOG(RAND()))*SIN(2*PI()*RAND())+1.7*(2-1.2*[.A259])^2+5.4" office:value-type="float" office:value="6.24236552556251">
            <text:p>6.24236552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0083723752446">
            <text:p>2.2008372375</text:p>
          </table:table-cell>
          <table:table-cell table:formula="of:=0.8*SQRT(-2*LOG(RAND()))*SIN(2*PI()*RAND())+1.7*(2-1.2*[.A260])^2+5.4" office:value-type="float" office:value="5.89279948674754">
            <text:p>5.89279948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09063028939119">
            <text:p>1.0906302894</text:p>
          </table:table-cell>
          <table:table-cell table:formula="of:=0.8*SQRT(-2*LOG(RAND()))*SIN(2*PI()*RAND())+1.7*(2-1.2*[.A261])^2+5.4" office:value-type="float" office:value="5.88512027272706">
            <text:p>5.88512027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092157827643">
            <text:p>1.5809215783</text:p>
          </table:table-cell>
          <table:table-cell table:formula="of:=0.8*SQRT(-2*LOG(RAND()))*SIN(2*PI()*RAND())+1.7*(2-1.2*[.A262])^2+5.4" office:value-type="float" office:value="5.77137341974874">
            <text:p>5.77137341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2059350261563">
            <text:p>2.2205935026</text:p>
          </table:table-cell>
          <table:table-cell table:formula="of:=0.8*SQRT(-2*LOG(RAND()))*SIN(2*PI()*RAND())+1.7*(2-1.2*[.A263])^2+5.4" office:value-type="float" office:value="7.10079787912548">
            <text:p>7.100797879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7896415729412">
            <text:p>1.7789641573</text:p>
          </table:table-cell>
          <table:table-cell table:formula="of:=0.8*SQRT(-2*LOG(RAND()))*SIN(2*PI()*RAND())+1.7*(2-1.2*[.A264])^2+5.4" office:value-type="float" office:value="4.80627189586511">
            <text:p>4.806271895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254644088994">
            <text:p>1.9325464409</text:p>
          </table:table-cell>
          <table:table-cell table:formula="of:=0.8*SQRT(-2*LOG(RAND()))*SIN(2*PI()*RAND())+1.7*(2-1.2*[.A265])^2+5.4" office:value-type="float" office:value="5.5388302067839">
            <text:p>5.53883020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7654886511647">
            <text:p>1.2765488651</text:p>
          </table:table-cell>
          <table:table-cell table:formula="of:=0.8*SQRT(-2*LOG(RAND()))*SIN(2*PI()*RAND())+1.7*(2-1.2*[.A266])^2+5.4" office:value-type="float" office:value="4.87660658823936">
            <text:p>4.876606588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3502843763038">
            <text:p>1.3350284376</text:p>
          </table:table-cell>
          <table:table-cell table:formula="of:=0.8*SQRT(-2*LOG(RAND()))*SIN(2*PI()*RAND())+1.7*(2-1.2*[.A267])^2+5.4" office:value-type="float" office:value="5.06431054923677">
            <text:p>5.064310549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2714198666013">
            <text:p>2.2271419867</text:p>
          </table:table-cell>
          <table:table-cell table:formula="of:=0.8*SQRT(-2*LOG(RAND()))*SIN(2*PI()*RAND())+1.7*(2-1.2*[.A268])^2+5.4" office:value-type="float" office:value="5.98906847166762">
            <text:p>5.98906847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5586369462844">
            <text:p>2.0558636946</text:p>
          </table:table-cell>
          <table:table-cell table:formula="of:=0.8*SQRT(-2*LOG(RAND()))*SIN(2*PI()*RAND())+1.7*(2-1.2*[.A269])^2+5.4" office:value-type="float" office:value="5.62010758971337">
            <text:p>5.62010758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0990604218646">
            <text:p>2.0099060422</text:p>
          </table:table-cell>
          <table:table-cell table:formula="of:=0.8*SQRT(-2*LOG(RAND()))*SIN(2*PI()*RAND())+1.7*(2-1.2*[.A270])^2+5.4" office:value-type="float" office:value="4.8415717768178">
            <text:p>4.84157177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5708500412615">
            <text:p>1.6570850041</text:p>
          </table:table-cell>
          <table:table-cell table:formula="of:=0.8*SQRT(-2*LOG(RAND()))*SIN(2*PI()*RAND())+1.7*(2-1.2*[.A271])^2+5.4" office:value-type="float" office:value="5.45701130762126">
            <text:p>5.45701130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2154475079403">
            <text:p>1.3215447508</text:p>
          </table:table-cell>
          <table:table-cell table:formula="of:=0.8*SQRT(-2*LOG(RAND()))*SIN(2*PI()*RAND())+1.7*(2-1.2*[.A272])^2+5.4" office:value-type="float" office:value="5.51108058050029">
            <text:p>5.51108058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1872980990442">
            <text:p>1.7187298099</text:p>
          </table:table-cell>
          <table:table-cell table:formula="of:=0.8*SQRT(-2*LOG(RAND()))*SIN(2*PI()*RAND())+1.7*(2-1.2*[.A273])^2+5.4" office:value-type="float" office:value="5.36739156041944">
            <text:p>5.36739156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354339324399">
            <text:p>2.0354339324</text:p>
          </table:table-cell>
          <table:table-cell table:formula="of:=0.8*SQRT(-2*LOG(RAND()))*SIN(2*PI()*RAND())+1.7*(2-1.2*[.A274])^2+5.4" office:value-type="float" office:value="5.16766289633233">
            <text:p>5.16766289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6048860738707">
            <text:p>2.1604886074</text:p>
          </table:table-cell>
          <table:table-cell table:formula="of:=0.8*SQRT(-2*LOG(RAND()))*SIN(2*PI()*RAND())+1.7*(2-1.2*[.A275])^2+5.4" office:value-type="float" office:value="5.68422606785122">
            <text:p>5.68422606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09807608285527">
            <text:p>1.0980760829</text:p>
          </table:table-cell>
          <table:table-cell table:formula="of:=0.8*SQRT(-2*LOG(RAND()))*SIN(2*PI()*RAND())+1.7*(2-1.2*[.A276])^2+5.4" office:value-type="float" office:value="6.67179400329206">
            <text:p>6.67179400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3669351276751">
            <text:p>2.2366935128</text:p>
          </table:table-cell>
          <table:table-cell table:formula="of:=0.8*SQRT(-2*LOG(RAND()))*SIN(2*PI()*RAND())+1.7*(2-1.2*[.A277])^2+5.4" office:value-type="float" office:value="7.09316375384984">
            <text:p>7.09316375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8935816681811">
            <text:p>1.6893581668</text:p>
          </table:table-cell>
          <table:table-cell table:formula="of:=0.8*SQRT(-2*LOG(RAND()))*SIN(2*PI()*RAND())+1.7*(2-1.2*[.A278])^2+5.4" office:value-type="float" office:value="6.04521851225896">
            <text:p>6.04521851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36063465557588">
            <text:p>2.3606346556</text:p>
          </table:table-cell>
          <table:table-cell table:formula="of:=0.8*SQRT(-2*LOG(RAND()))*SIN(2*PI()*RAND())+1.7*(2-1.2*[.A279])^2+5.4" office:value-type="float" office:value="6.94367962741644">
            <text:p>6.943679627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531830231535">
            <text:p>1.5853183023</text:p>
          </table:table-cell>
          <table:table-cell table:formula="of:=0.8*SQRT(-2*LOG(RAND()))*SIN(2*PI()*RAND())+1.7*(2-1.2*[.A280])^2+5.4" office:value-type="float" office:value="6.15749809904328">
            <text:p>6.15749809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15440210709964">
            <text:p>2.1544021071</text:p>
          </table:table-cell>
          <table:table-cell table:formula="of:=0.8*SQRT(-2*LOG(RAND()))*SIN(2*PI()*RAND())+1.7*(2-1.2*[.A281])^2+5.4" office:value-type="float" office:value="4.67728447268518">
            <text:p>4.67728447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8293416872807">
            <text:p>1.6829341687</text:p>
          </table:table-cell>
          <table:table-cell table:formula="of:=0.8*SQRT(-2*LOG(RAND()))*SIN(2*PI()*RAND())+1.7*(2-1.2*[.A282])^2+5.4" office:value-type="float" office:value="5.64235210756651">
            <text:p>5.64235210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3.06940588935057">
            <text:p>3.0694058894</text:p>
          </table:table-cell>
          <table:table-cell table:formula="of:=0.8*SQRT(-2*LOG(RAND()))*SIN(2*PI()*RAND())+1.7*(2-1.2*[.A283])^2+5.4" office:value-type="float" office:value="10.816823099569">
            <text:p>10.81682309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1462617092221">
            <text:p>1.7146261709</text:p>
          </table:table-cell>
          <table:table-cell table:formula="of:=0.8*SQRT(-2*LOG(RAND()))*SIN(2*PI()*RAND())+1.7*(2-1.2*[.A284])^2+5.4" office:value-type="float" office:value="4.77516347757395">
            <text:p>4.775163477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4175490437973">
            <text:p>1.4175490438</text:p>
          </table:table-cell>
          <table:table-cell table:formula="of:=0.8*SQRT(-2*LOG(RAND()))*SIN(2*PI()*RAND())+1.7*(2-1.2*[.A285])^2+5.4" office:value-type="float" office:value="4.91174308766421">
            <text:p>4.9117430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27731920138098">
            <text:p>2.2773192014</text:p>
          </table:table-cell>
          <table:table-cell table:formula="of:=0.8*SQRT(-2*LOG(RAND()))*SIN(2*PI()*RAND())+1.7*(2-1.2*[.A286])^2+5.4" office:value-type="float" office:value="5.99744550784368">
            <text:p>5.997445507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080867312135">
            <text:p>2.0080867312</text:p>
          </table:table-cell>
          <table:table-cell table:formula="of:=0.8*SQRT(-2*LOG(RAND()))*SIN(2*PI()*RAND())+1.7*(2-1.2*[.A287])^2+5.4" office:value-type="float" office:value="5.66150059527593">
            <text:p>5.66150059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394171642031">
            <text:p>1.2394171642</text:p>
          </table:table-cell>
          <table:table-cell table:formula="of:=0.8*SQRT(-2*LOG(RAND()))*SIN(2*PI()*RAND())+1.7*(2-1.2*[.A288])^2+5.4" office:value-type="float" office:value="5.32091773212261">
            <text:p>5.32091773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2854974882786">
            <text:p>2.4285497488</text:p>
          </table:table-cell>
          <table:table-cell table:formula="of:=0.8*SQRT(-2*LOG(RAND()))*SIN(2*PI()*RAND())+1.7*(2-1.2*[.A289])^2+5.4" office:value-type="float" office:value="6.37524441141757">
            <text:p>6.37524441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04200517972206">
            <text:p>2.0420051797</text:p>
          </table:table-cell>
          <table:table-cell table:formula="of:=0.8*SQRT(-2*LOG(RAND()))*SIN(2*PI()*RAND())+1.7*(2-1.2*[.A290])^2+5.4" office:value-type="float" office:value="5.37725893640459">
            <text:p>5.37725893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62985063997738">
            <text:p>1.62985064</text:p>
          </table:table-cell>
          <table:table-cell table:formula="of:=0.8*SQRT(-2*LOG(RAND()))*SIN(2*PI()*RAND())+1.7*(2-1.2*[.A291])^2+5.4" office:value-type="float" office:value="5.15110184410246">
            <text:p>5.151101844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23862875644718">
            <text:p>1.2386287564</text:p>
          </table:table-cell>
          <table:table-cell table:formula="of:=0.8*SQRT(-2*LOG(RAND()))*SIN(2*PI()*RAND())+1.7*(2-1.2*[.A292])^2+5.4" office:value-type="float" office:value="6.78558929367735">
            <text:p>6.78558929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1132023956783">
            <text:p>1.5113202396</text:p>
          </table:table-cell>
          <table:table-cell table:formula="of:=0.8*SQRT(-2*LOG(RAND()))*SIN(2*PI()*RAND())+1.7*(2-1.2*[.A293])^2+5.4" office:value-type="float" office:value="5.05774481572099">
            <text:p>5.057744815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5894967527049">
            <text:p>1.7589496753</text:p>
          </table:table-cell>
          <table:table-cell table:formula="of:=0.8*SQRT(-2*LOG(RAND()))*SIN(2*PI()*RAND())+1.7*(2-1.2*[.A294])^2+5.4" office:value-type="float" office:value="4.79637241181004">
            <text:p>4.79637241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36222766719371">
            <text:p>1.3622276672</text:p>
          </table:table-cell>
          <table:table-cell table:formula="of:=0.8*SQRT(-2*LOG(RAND()))*SIN(2*PI()*RAND())+1.7*(2-1.2*[.A295])^2+5.4" office:value-type="float" office:value="5.47065854955584">
            <text:p>5.47065854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7415446664075">
            <text:p>1.7415446664</text:p>
          </table:table-cell>
          <table:table-cell table:formula="of:=0.8*SQRT(-2*LOG(RAND()))*SIN(2*PI()*RAND())+1.7*(2-1.2*[.A296])^2+5.4" office:value-type="float" office:value="5.29717414338017">
            <text:p>5.29717414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58351863933643">
            <text:p>1.5835186393</text:p>
          </table:table-cell>
          <table:table-cell table:formula="of:=0.8*SQRT(-2*LOG(RAND()))*SIN(2*PI()*RAND())+1.7*(2-1.2*[.A297])^2+5.4" office:value-type="float" office:value="5.99520436119557">
            <text:p>5.99520436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93240071500163">
            <text:p>1.932400715</text:p>
          </table:table-cell>
          <table:table-cell table:formula="of:=0.8*SQRT(-2*LOG(RAND()))*SIN(2*PI()*RAND())+1.7*(2-1.2*[.A298])^2+5.4" office:value-type="float" office:value="5.67367216089736">
            <text:p>5.67367216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2.43941475326172">
            <text:p>2.4394147533</text:p>
          </table:table-cell>
          <table:table-cell table:formula="of:=0.8*SQRT(-2*LOG(RAND()))*SIN(2*PI()*RAND())+1.7*(2-1.2*[.A299])^2+5.4" office:value-type="float" office:value="6.9508952998396">
            <text:p>6.950895299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2" office:value-type="float" office:value="1.82673762533964">
            <text:p>1.8267376253</text:p>
          </table:table-cell>
          <table:table-cell table:formula="of:=0.8*SQRT(-2*LOG(RAND()))*SIN(2*PI()*RAND())+1.7*(2-1.2*[.A300])^2+5.4" office:value-type="float" office:value="5.31540738564647">
            <text:p>5.31540738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3243283099093">
            <text:p>1.032432831</text:p>
          </table:table-cell>
          <table:table-cell table:formula="of:=0.8*SQRT(-2*LOG(RAND()))*SIN(2*PI()*RAND())+1.7*(2-1.2*[.A301])^2+1.7" office:value-type="float" office:value="2.70200649209343">
            <text:p>2.702006492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4936610899568">
            <text:p>2.249366109</text:p>
          </table:table-cell>
          <table:table-cell table:formula="of:=0.8*SQRT(-2*LOG(RAND()))*SIN(2*PI()*RAND())+1.7*(2-1.2*[.A302])^2+1.7" office:value-type="float" office:value="2.62595238101712">
            <text:p>2.62595238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0287217515851">
            <text:p>2.2028721752</text:p>
          </table:table-cell>
          <table:table-cell table:formula="of:=0.8*SQRT(-2*LOG(RAND()))*SIN(2*PI()*RAND())+1.7*(2-1.2*[.A303])^2+1.7" office:value-type="float" office:value="2.00867589689195">
            <text:p>2.00867589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9208053037469">
            <text:p>1.5920805304</text:p>
          </table:table-cell>
          <table:table-cell table:formula="of:=0.8*SQRT(-2*LOG(RAND()))*SIN(2*PI()*RAND())+1.7*(2-1.2*[.A304])^2+1.7" office:value-type="float" office:value="1.71411383814728">
            <text:p>1.714113838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5712565687756">
            <text:p>1.6571256569</text:p>
          </table:table-cell>
          <table:table-cell table:formula="of:=0.8*SQRT(-2*LOG(RAND()))*SIN(2*PI()*RAND())+1.7*(2-1.2*[.A305])^2+1.7" office:value-type="float" office:value="2.30826280199453">
            <text:p>2.30826280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6849597342679">
            <text:p>1.2684959734</text:p>
          </table:table-cell>
          <table:table-cell table:formula="of:=0.8*SQRT(-2*LOG(RAND()))*SIN(2*PI()*RAND())+1.7*(2-1.2*[.A306])^2+1.7" office:value-type="float" office:value="2.84541640510831">
            <text:p>2.845416405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75119641570008">
            <text:p>2.7511964157</text:p>
          </table:table-cell>
          <table:table-cell table:formula="of:=0.8*SQRT(-2*LOG(RAND()))*SIN(2*PI()*RAND())+1.7*(2-1.2*[.A307])^2+1.7" office:value-type="float" office:value="3.89613512539633">
            <text:p>3.896135125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318793303685">
            <text:p>2.1318793304</text:p>
          </table:table-cell>
          <table:table-cell table:formula="of:=0.8*SQRT(-2*LOG(RAND()))*SIN(2*PI()*RAND())+1.7*(2-1.2*[.A308])^2+1.7" office:value-type="float" office:value="2.05355574746041">
            <text:p>2.053555747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3476416532746">
            <text:p>2.1347641653</text:p>
          </table:table-cell>
          <table:table-cell table:formula="of:=0.8*SQRT(-2*LOG(RAND()))*SIN(2*PI()*RAND())+1.7*(2-1.2*[.A309])^2+1.7" office:value-type="float" office:value="1.82444887408713">
            <text:p>1.82444887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2297874914596">
            <text:p>2.1229787491</text:p>
          </table:table-cell>
          <table:table-cell table:formula="of:=0.8*SQRT(-2*LOG(RAND()))*SIN(2*PI()*RAND())+1.7*(2-1.2*[.A310])^2+1.7" office:value-type="float" office:value="2.28871665276687">
            <text:p>2.288716652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6970401680015">
            <text:p>1.8697040168</text:p>
          </table:table-cell>
          <table:table-cell table:formula="of:=0.8*SQRT(-2*LOG(RAND()))*SIN(2*PI()*RAND())+1.7*(2-1.2*[.A311])^2+1.7" office:value-type="float" office:value="2.4663165174291">
            <text:p>2.466316517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7480472258184">
            <text:p>1.3748047226</text:p>
          </table:table-cell>
          <table:table-cell table:formula="of:=0.8*SQRT(-2*LOG(RAND()))*SIN(2*PI()*RAND())+1.7*(2-1.2*[.A312])^2+1.7" office:value-type="float" office:value="1.70348057452499">
            <text:p>1.703480574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8621705438664">
            <text:p>2.1862170544</text:p>
          </table:table-cell>
          <table:table-cell table:formula="of:=0.8*SQRT(-2*LOG(RAND()))*SIN(2*PI()*RAND())+1.7*(2-1.2*[.A313])^2+1.7" office:value-type="float" office:value="2.41132688681301">
            <text:p>2.411326886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10586185484461">
            <text:p>0.9105861855</text:p>
          </table:table-cell>
          <table:table-cell table:formula="of:=0.8*SQRT(-2*LOG(RAND()))*SIN(2*PI()*RAND())+1.7*(2-1.2*[.A314])^2+1.7" office:value-type="float" office:value="3.24922368840774">
            <text:p>3.249223688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5396864479064">
            <text:p>1.5539686448</text:p>
          </table:table-cell>
          <table:table-cell table:formula="of:=0.8*SQRT(-2*LOG(RAND()))*SIN(2*PI()*RAND())+1.7*(2-1.2*[.A315])^2+1.7" office:value-type="float" office:value="1.26403692733031">
            <text:p>1.264036927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8198235966041">
            <text:p>2.0819823597</text:p>
          </table:table-cell>
          <table:table-cell table:formula="of:=0.8*SQRT(-2*LOG(RAND()))*SIN(2*PI()*RAND())+1.7*(2-1.2*[.A316])^2+1.7" office:value-type="float" office:value="1.91734013625227">
            <text:p>1.917340136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6341093657144">
            <text:p>2.0634109366</text:p>
          </table:table-cell>
          <table:table-cell table:formula="of:=0.8*SQRT(-2*LOG(RAND()))*SIN(2*PI()*RAND())+1.7*(2-1.2*[.A317])^2+1.7" office:value-type="float" office:value="1.30488286095969">
            <text:p>1.3048828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3707893192856">
            <text:p>1.8370789319</text:p>
          </table:table-cell>
          <table:table-cell table:formula="of:=0.8*SQRT(-2*LOG(RAND()))*SIN(2*PI()*RAND())+1.7*(2-1.2*[.A318])^2+1.7" office:value-type="float" office:value="1.21637423426842">
            <text:p>1.216374234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5659145229508">
            <text:p>1.1565914523</text:p>
          </table:table-cell>
          <table:table-cell table:formula="of:=0.8*SQRT(-2*LOG(RAND()))*SIN(2*PI()*RAND())+1.7*(2-1.2*[.A319])^2+1.7" office:value-type="float" office:value="1.25086427888358">
            <text:p>1.250864278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3472119504693">
            <text:p>1.134721195</text:p>
          </table:table-cell>
          <table:table-cell table:formula="of:=0.8*SQRT(-2*LOG(RAND()))*SIN(2*PI()*RAND())+1.7*(2-1.2*[.A320])^2+1.7" office:value-type="float" office:value="2.24089844322102">
            <text:p>2.240898443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6081058302662">
            <text:p>1.360810583</text:p>
          </table:table-cell>
          <table:table-cell table:formula="of:=0.8*SQRT(-2*LOG(RAND()))*SIN(2*PI()*RAND())+1.7*(2-1.2*[.A321])^2+1.7" office:value-type="float" office:value="1.23404980813325">
            <text:p>1.234049808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8453449270946">
            <text:p>1.7845344927</text:p>
          </table:table-cell>
          <table:table-cell table:formula="of:=0.8*SQRT(-2*LOG(RAND()))*SIN(2*PI()*RAND())+1.7*(2-1.2*[.A322])^2+1.7" office:value-type="float" office:value="1.26921368343058">
            <text:p>1.269213683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7471911866409">
            <text:p>1.5747191187</text:p>
          </table:table-cell>
          <table:table-cell table:formula="of:=0.8*SQRT(-2*LOG(RAND()))*SIN(2*PI()*RAND())+1.7*(2-1.2*[.A323])^2+1.7" office:value-type="float" office:value="0.877534359293681">
            <text:p>0.877534359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85859027889263">
            <text:p>2.8585902789</text:p>
          </table:table-cell>
          <table:table-cell table:formula="of:=0.8*SQRT(-2*LOG(RAND()))*SIN(2*PI()*RAND())+1.7*(2-1.2*[.A324])^2+1.7" office:value-type="float" office:value="5.1928948999573">
            <text:p>5.192894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3630875879217">
            <text:p>2.0363087588</text:p>
          </table:table-cell>
          <table:table-cell table:formula="of:=0.8*SQRT(-2*LOG(RAND()))*SIN(2*PI()*RAND())+1.7*(2-1.2*[.A325])^2+1.7" office:value-type="float" office:value="2.6126097546813">
            <text:p>2.61260975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8589823435452">
            <text:p>1.5858982344</text:p>
          </table:table-cell>
          <table:table-cell table:formula="of:=0.8*SQRT(-2*LOG(RAND()))*SIN(2*PI()*RAND())+1.7*(2-1.2*[.A326])^2+1.7" office:value-type="float" office:value="2.42113864262734">
            <text:p>2.42113864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0046007606442">
            <text:p>1.8004600761</text:p>
          </table:table-cell>
          <table:table-cell table:formula="of:=0.8*SQRT(-2*LOG(RAND()))*SIN(2*PI()*RAND())+1.7*(2-1.2*[.A327])^2+1.7" office:value-type="float" office:value="1.72942343571852">
            <text:p>1.729423435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5306030216195">
            <text:p>1.8530603022</text:p>
          </table:table-cell>
          <table:table-cell table:formula="of:=0.8*SQRT(-2*LOG(RAND()))*SIN(2*PI()*RAND())+1.7*(2-1.2*[.A328])^2+1.7" office:value-type="float" office:value="1.18430287508031">
            <text:p>1.184302875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8546538714094">
            <text:p>1.3854653871</text:p>
          </table:table-cell>
          <table:table-cell table:formula="of:=0.8*SQRT(-2*LOG(RAND()))*SIN(2*PI()*RAND())+1.7*(2-1.2*[.A329])^2+1.7" office:value-type="float" office:value="1.82366641925029">
            <text:p>1.823666419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9052246134283">
            <text:p>1.6905224613</text:p>
          </table:table-cell>
          <table:table-cell table:formula="of:=0.8*SQRT(-2*LOG(RAND()))*SIN(2*PI()*RAND())+1.7*(2-1.2*[.A330])^2+1.7" office:value-type="float" office:value="1.70121209539478">
            <text:p>1.701212095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9070500501936">
            <text:p>1.790705005</text:p>
          </table:table-cell>
          <table:table-cell table:formula="of:=0.8*SQRT(-2*LOG(RAND()))*SIN(2*PI()*RAND())+1.7*(2-1.2*[.A331])^2+1.7" office:value-type="float" office:value="2.41484933181368">
            <text:p>2.414849331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640895192824">
            <text:p>1.8640895193</text:p>
          </table:table-cell>
          <table:table-cell table:formula="of:=0.8*SQRT(-2*LOG(RAND()))*SIN(2*PI()*RAND())+1.7*(2-1.2*[.A332])^2+1.7" office:value-type="float" office:value="0.596551867261427">
            <text:p>0.596551867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1785324592858">
            <text:p>1.1178532459</text:p>
          </table:table-cell>
          <table:table-cell table:formula="of:=0.8*SQRT(-2*LOG(RAND()))*SIN(2*PI()*RAND())+1.7*(2-1.2*[.A333])^2+1.7" office:value-type="float" office:value="2.12766157818151">
            <text:p>2.127661578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8775273626695">
            <text:p>1.9877527363</text:p>
          </table:table-cell>
          <table:table-cell table:formula="of:=0.8*SQRT(-2*LOG(RAND()))*SIN(2*PI()*RAND())+1.7*(2-1.2*[.A334])^2+1.7" office:value-type="float" office:value="2.66098469610832">
            <text:p>2.66098469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8999139575096">
            <text:p>1.9899913958</text:p>
          </table:table-cell>
          <table:table-cell table:formula="of:=0.8*SQRT(-2*LOG(RAND()))*SIN(2*PI()*RAND())+1.7*(2-1.2*[.A335])^2+1.7" office:value-type="float" office:value="2.6520349767652">
            <text:p>2.652034976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783744040974">
            <text:p>2.4783744041</text:p>
          </table:table-cell>
          <table:table-cell table:formula="of:=0.8*SQRT(-2*LOG(RAND()))*SIN(2*PI()*RAND())+1.7*(2-1.2*[.A336])^2+1.7" office:value-type="float" office:value="3.04969616791">
            <text:p>3.049696167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5667527309639">
            <text:p>2.2566752731</text:p>
          </table:table-cell>
          <table:table-cell table:formula="of:=0.8*SQRT(-2*LOG(RAND()))*SIN(2*PI()*RAND())+1.7*(2-1.2*[.A337])^2+1.7" office:value-type="float" office:value="2.59299956799083">
            <text:p>2.59299956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5834323278977">
            <text:p>2.0583432328</text:p>
          </table:table-cell>
          <table:table-cell table:formula="of:=0.8*SQRT(-2*LOG(RAND()))*SIN(2*PI()*RAND())+1.7*(2-1.2*[.A338])^2+1.7" office:value-type="float" office:value="2.78040466523492">
            <text:p>2.780404665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2872650761667">
            <text:p>1.3287265076</text:p>
          </table:table-cell>
          <table:table-cell table:formula="of:=0.8*SQRT(-2*LOG(RAND()))*SIN(2*PI()*RAND())+1.7*(2-1.2*[.A339])^2+1.7" office:value-type="float" office:value="1.46463673590128">
            <text:p>1.464636735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7487909954138">
            <text:p>1.9748790995</text:p>
          </table:table-cell>
          <table:table-cell table:formula="of:=0.8*SQRT(-2*LOG(RAND()))*SIN(2*PI()*RAND())+1.7*(2-1.2*[.A340])^2+1.7" office:value-type="float" office:value="1.62022625606229">
            <text:p>1.62022625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601324420921233">
            <text:p>0.6013244209</text:p>
          </table:table-cell>
          <table:table-cell table:formula="of:=0.8*SQRT(-2*LOG(RAND()))*SIN(2*PI()*RAND())+1.7*(2-1.2*[.A341])^2+1.7" office:value-type="float" office:value="5.50625384720784">
            <text:p>5.50625384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51622259436215">
            <text:p>0.9516222594</text:p>
          </table:table-cell>
          <table:table-cell table:formula="of:=0.8*SQRT(-2*LOG(RAND()))*SIN(2*PI()*RAND())+1.7*(2-1.2*[.A342])^2+1.7" office:value-type="float" office:value="2.08225937023308">
            <text:p>2.082259370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3753550354524">
            <text:p>1.8375355035</text:p>
          </table:table-cell>
          <table:table-cell table:formula="of:=0.8*SQRT(-2*LOG(RAND()))*SIN(2*PI()*RAND())+1.7*(2-1.2*[.A343])^2+1.7" office:value-type="float" office:value="1.58815636491996">
            <text:p>1.588156364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9174697878348">
            <text:p>1.3917469788</text:p>
          </table:table-cell>
          <table:table-cell table:formula="of:=0.8*SQRT(-2*LOG(RAND()))*SIN(2*PI()*RAND())+1.7*(2-1.2*[.A344])^2+1.7" office:value-type="float" office:value="2.26904288308662">
            <text:p>2.269042883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6895841980288">
            <text:p>1.0689584198</text:p>
          </table:table-cell>
          <table:table-cell table:formula="of:=0.8*SQRT(-2*LOG(RAND()))*SIN(2*PI()*RAND())+1.7*(2-1.2*[.A345])^2+1.7" office:value-type="float" office:value="3.36071212429317">
            <text:p>3.360712124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4262044867132">
            <text:p>1.7426204487</text:p>
          </table:table-cell>
          <table:table-cell table:formula="of:=0.8*SQRT(-2*LOG(RAND()))*SIN(2*PI()*RAND())+1.7*(2-1.2*[.A346])^2+1.7" office:value-type="float" office:value="1.91590715321435">
            <text:p>1.915907153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7736469306345">
            <text:p>1.2773646931</text:p>
          </table:table-cell>
          <table:table-cell table:formula="of:=0.8*SQRT(-2*LOG(RAND()))*SIN(2*PI()*RAND())+1.7*(2-1.2*[.A347])^2+1.7" office:value-type="float" office:value="2.24733679393299">
            <text:p>2.24733679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9268814720331">
            <text:p>1.9926881472</text:p>
          </table:table-cell>
          <table:table-cell table:formula="of:=0.8*SQRT(-2*LOG(RAND()))*SIN(2*PI()*RAND())+1.7*(2-1.2*[.A348])^2+1.7" office:value-type="float" office:value="1.89569150170906">
            <text:p>1.89569150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2801642695373">
            <text:p>1.828016427</text:p>
          </table:table-cell>
          <table:table-cell table:formula="of:=0.8*SQRT(-2*LOG(RAND()))*SIN(2*PI()*RAND())+1.7*(2-1.2*[.A349])^2+1.7" office:value-type="float" office:value="1.06077181972507">
            <text:p>1.060771819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8493491546098">
            <text:p>2.0849349155</text:p>
          </table:table-cell>
          <table:table-cell table:formula="of:=0.8*SQRT(-2*LOG(RAND()))*SIN(2*PI()*RAND())+1.7*(2-1.2*[.A350])^2+1.7" office:value-type="float" office:value="1.27283075383159">
            <text:p>1.272830753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3534849466627">
            <text:p>1.7353484947</text:p>
          </table:table-cell>
          <table:table-cell table:formula="of:=0.8*SQRT(-2*LOG(RAND()))*SIN(2*PI()*RAND())+1.7*(2-1.2*[.A351])^2+1.7" office:value-type="float" office:value="1.51393851049617">
            <text:p>1.513938510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67423960607742">
            <text:p>2.6742396061</text:p>
          </table:table-cell>
          <table:table-cell table:formula="of:=0.8*SQRT(-2*LOG(RAND()))*SIN(2*PI()*RAND())+1.7*(2-1.2*[.A352])^2+1.7" office:value-type="float" office:value="5.06189968409721">
            <text:p>5.06189968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2270968811296">
            <text:p>2.4227096881</text:p>
          </table:table-cell>
          <table:table-cell table:formula="of:=0.8*SQRT(-2*LOG(RAND()))*SIN(2*PI()*RAND())+1.7*(2-1.2*[.A353])^2+1.7" office:value-type="float" office:value="2.22976472173399">
            <text:p>2.22976472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4520288095971">
            <text:p>2.045202881</text:p>
          </table:table-cell>
          <table:table-cell table:formula="of:=0.8*SQRT(-2*LOG(RAND()))*SIN(2*PI()*RAND())+1.7*(2-1.2*[.A354])^2+1.7" office:value-type="float" office:value="2.24032321558982">
            <text:p>2.24032321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1385967502007">
            <text:p>1.413859675</text:p>
          </table:table-cell>
          <table:table-cell table:formula="of:=0.8*SQRT(-2*LOG(RAND()))*SIN(2*PI()*RAND())+1.7*(2-1.2*[.A355])^2+1.7" office:value-type="float" office:value="2.18530944559577">
            <text:p>2.18530944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8597990504846">
            <text:p>2.185979905</text:p>
          </table:table-cell>
          <table:table-cell table:formula="of:=0.8*SQRT(-2*LOG(RAND()))*SIN(2*PI()*RAND())+1.7*(2-1.2*[.A356])^2+1.7" office:value-type="float" office:value="1.77510651833221">
            <text:p>1.775106518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5959948822598">
            <text:p>1.7595994882</text:p>
          </table:table-cell>
          <table:table-cell table:formula="of:=0.8*SQRT(-2*LOG(RAND()))*SIN(2*PI()*RAND())+1.7*(2-1.2*[.A357])^2+1.7" office:value-type="float" office:value="2.77889822246859">
            <text:p>2.778898222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7042423529572">
            <text:p>2.2704242353</text:p>
          </table:table-cell>
          <table:table-cell table:formula="of:=0.8*SQRT(-2*LOG(RAND()))*SIN(2*PI()*RAND())+1.7*(2-1.2*[.A358])^2+1.7" office:value-type="float" office:value="2.71891071303717">
            <text:p>2.7189107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658893529344">
            <text:p>1.5658893529</text:p>
          </table:table-cell>
          <table:table-cell table:formula="of:=0.8*SQRT(-2*LOG(RAND()))*SIN(2*PI()*RAND())+1.7*(2-1.2*[.A359])^2+1.7" office:value-type="float" office:value="1.06694666008038">
            <text:p>1.066946660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5745462175504">
            <text:p>1.8574546218</text:p>
          </table:table-cell>
          <table:table-cell table:formula="of:=0.8*SQRT(-2*LOG(RAND()))*SIN(2*PI()*RAND())+1.7*(2-1.2*[.A360])^2+1.7" office:value-type="float" office:value="3.46342193305026">
            <text:p>3.463421933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8885167076792">
            <text:p>1.3888516708</text:p>
          </table:table-cell>
          <table:table-cell table:formula="of:=0.8*SQRT(-2*LOG(RAND()))*SIN(2*PI()*RAND())+1.7*(2-1.2*[.A361])^2+1.7" office:value-type="float" office:value="2.25826047637557">
            <text:p>2.258260476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6226284677808">
            <text:p>2.0622628468</text:p>
          </table:table-cell>
          <table:table-cell table:formula="of:=0.8*SQRT(-2*LOG(RAND()))*SIN(2*PI()*RAND())+1.7*(2-1.2*[.A362])^2+1.7" office:value-type="float" office:value="0.535540237838533">
            <text:p>0.535540237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584495678768">
            <text:p>1.4584495679</text:p>
          </table:table-cell>
          <table:table-cell table:formula="of:=0.8*SQRT(-2*LOG(RAND()))*SIN(2*PI()*RAND())+1.7*(2-1.2*[.A363])^2+1.7" office:value-type="float" office:value="1.72649978497762">
            <text:p>1.72649978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7436725297478">
            <text:p>1.774367253</text:p>
          </table:table-cell>
          <table:table-cell table:formula="of:=0.8*SQRT(-2*LOG(RAND()))*SIN(2*PI()*RAND())+1.7*(2-1.2*[.A364])^2+1.7" office:value-type="float" office:value="1.66213992314024">
            <text:p>1.662139923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806894516230668">
            <text:p>0.8068945162</text:p>
          </table:table-cell>
          <table:table-cell table:formula="of:=0.8*SQRT(-2*LOG(RAND()))*SIN(2*PI()*RAND())+1.7*(2-1.2*[.A365])^2+1.7" office:value-type="float" office:value="3.41179127415044">
            <text:p>3.411791274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8549084123284">
            <text:p>1.5854908412</text:p>
          </table:table-cell>
          <table:table-cell table:formula="of:=0.8*SQRT(-2*LOG(RAND()))*SIN(2*PI()*RAND())+1.7*(2-1.2*[.A366])^2+1.7" office:value-type="float" office:value="1.23957836584963">
            <text:p>1.239578365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130062194053">
            <text:p>1.4130062194</text:p>
          </table:table-cell>
          <table:table-cell table:formula="of:=0.8*SQRT(-2*LOG(RAND()))*SIN(2*PI()*RAND())+1.7*(2-1.2*[.A367])^2+1.7" office:value-type="float" office:value="1.69580787781811">
            <text:p>1.695807877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585570225247061">
            <text:p>0.5855702252</text:p>
          </table:table-cell>
          <table:table-cell table:formula="of:=0.8*SQRT(-2*LOG(RAND()))*SIN(2*PI()*RAND())+1.7*(2-1.2*[.A368])^2+1.7" office:value-type="float" office:value="4.6906641834561">
            <text:p>4.690664183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1875389050868">
            <text:p>1.6187538905</text:p>
          </table:table-cell>
          <table:table-cell table:formula="of:=0.8*SQRT(-2*LOG(RAND()))*SIN(2*PI()*RAND())+1.7*(2-1.2*[.A369])^2+1.7" office:value-type="float" office:value="1.59837615023029">
            <text:p>1.598376150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9153624908087">
            <text:p>2.0915362491</text:p>
          </table:table-cell>
          <table:table-cell table:formula="of:=0.8*SQRT(-2*LOG(RAND()))*SIN(2*PI()*RAND())+1.7*(2-1.2*[.A370])^2+1.7" office:value-type="float" office:value="2.82064905886432">
            <text:p>2.820649058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1334291340511">
            <text:p>1.2133429134</text:p>
          </table:table-cell>
          <table:table-cell table:formula="of:=0.8*SQRT(-2*LOG(RAND()))*SIN(2*PI()*RAND())+1.7*(2-1.2*[.A371])^2+1.7" office:value-type="float" office:value="2.33293955114887">
            <text:p>2.332939551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6487597484929">
            <text:p>2.3648759748</text:p>
          </table:table-cell>
          <table:table-cell table:formula="of:=0.8*SQRT(-2*LOG(RAND()))*SIN(2*PI()*RAND())+1.7*(2-1.2*[.A372])^2+1.7" office:value-type="float" office:value="2.48080352067438">
            <text:p>2.480803520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8206409752662">
            <text:p>1.1820640975</text:p>
          </table:table-cell>
          <table:table-cell table:formula="of:=0.8*SQRT(-2*LOG(RAND()))*SIN(2*PI()*RAND())+1.7*(2-1.2*[.A373])^2+1.7" office:value-type="float" office:value="2.60023426829781">
            <text:p>2.600234268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3221868666667">
            <text:p>1.8322186867</text:p>
          </table:table-cell>
          <table:table-cell table:formula="of:=0.8*SQRT(-2*LOG(RAND()))*SIN(2*PI()*RAND())+1.7*(2-1.2*[.A374])^2+1.7" office:value-type="float" office:value="1.88557427379357">
            <text:p>1.885574273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5167573002948">
            <text:p>2.05167573</text:p>
          </table:table-cell>
          <table:table-cell table:formula="of:=0.8*SQRT(-2*LOG(RAND()))*SIN(2*PI()*RAND())+1.7*(2-1.2*[.A375])^2+1.7" office:value-type="float" office:value="1.59674340663473">
            <text:p>1.596743406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4483209358633">
            <text:p>2.2448320936</text:p>
          </table:table-cell>
          <table:table-cell table:formula="of:=0.8*SQRT(-2*LOG(RAND()))*SIN(2*PI()*RAND())+1.7*(2-1.2*[.A376])^2+1.7" office:value-type="float" office:value="2.25340786915222">
            <text:p>2.253407869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5197081136557">
            <text:p>1.2519708114</text:p>
          </table:table-cell>
          <table:table-cell table:formula="of:=0.8*SQRT(-2*LOG(RAND()))*SIN(2*PI()*RAND())+1.7*(2-1.2*[.A377])^2+1.7" office:value-type="float" office:value="1.33201089947967">
            <text:p>1.332010899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002675262495">
            <text:p>1.5002675262</text:p>
          </table:table-cell>
          <table:table-cell table:formula="of:=0.8*SQRT(-2*LOG(RAND()))*SIN(2*PI()*RAND())+1.7*(2-1.2*[.A378])^2+1.7" office:value-type="float" office:value="2.02258707222945">
            <text:p>2.022587072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8183291061285">
            <text:p>2.4818329106</text:p>
          </table:table-cell>
          <table:table-cell table:formula="of:=0.8*SQRT(-2*LOG(RAND()))*SIN(2*PI()*RAND())+1.7*(2-1.2*[.A379])^2+1.7" office:value-type="float" office:value="2.08313838341246">
            <text:p>2.083138383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8878482558136">
            <text:p>2.1887848256</text:p>
          </table:table-cell>
          <table:table-cell table:formula="of:=0.8*SQRT(-2*LOG(RAND()))*SIN(2*PI()*RAND())+1.7*(2-1.2*[.A380])^2+1.7" office:value-type="float" office:value="1.95233857482687">
            <text:p>1.952338574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7949778894897">
            <text:p>1.3794977889</text:p>
          </table:table-cell>
          <table:table-cell table:formula="of:=0.8*SQRT(-2*LOG(RAND()))*SIN(2*PI()*RAND())+1.7*(2-1.2*[.A381])^2+1.7" office:value-type="float" office:value="1.35970699976613">
            <text:p>1.359706999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2232330376182">
            <text:p>1.1223233038</text:p>
          </table:table-cell>
          <table:table-cell table:formula="of:=0.8*SQRT(-2*LOG(RAND()))*SIN(2*PI()*RAND())+1.7*(2-1.2*[.A382])^2+1.7" office:value-type="float" office:value="2.57850926980038">
            <text:p>2.578509269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1507237455293">
            <text:p>1.2150723746</text:p>
          </table:table-cell>
          <table:table-cell table:formula="of:=0.8*SQRT(-2*LOG(RAND()))*SIN(2*PI()*RAND())+1.7*(2-1.2*[.A383])^2+1.7" office:value-type="float" office:value="1.59210055602097">
            <text:p>1.5921005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73544671688991">
            <text:p>2.7354467169</text:p>
          </table:table-cell>
          <table:table-cell table:formula="of:=0.8*SQRT(-2*LOG(RAND()))*SIN(2*PI()*RAND())+1.7*(2-1.2*[.A384])^2+1.7" office:value-type="float" office:value="3.91799354683443">
            <text:p>3.917993546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995453613476">
            <text:p>2.4995453613</text:p>
          </table:table-cell>
          <table:table-cell table:formula="of:=0.8*SQRT(-2*LOG(RAND()))*SIN(2*PI()*RAND())+1.7*(2-1.2*[.A385])^2+1.7" office:value-type="float" office:value="3.44062925724616">
            <text:p>3.44062925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5066427608119">
            <text:p>1.7506642761</text:p>
          </table:table-cell>
          <table:table-cell table:formula="of:=0.8*SQRT(-2*LOG(RAND()))*SIN(2*PI()*RAND())+1.7*(2-1.2*[.A386])^2+1.7" office:value-type="float" office:value="2.70091855564861">
            <text:p>2.70091855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6257970797617">
            <text:p>2.162579708</text:p>
          </table:table-cell>
          <table:table-cell table:formula="of:=0.8*SQRT(-2*LOG(RAND()))*SIN(2*PI()*RAND())+1.7*(2-1.2*[.A387])^2+1.7" office:value-type="float" office:value="3.51581275708575">
            <text:p>3.515812757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287827620022">
            <text:p>2.128782762</text:p>
          </table:table-cell>
          <table:table-cell table:formula="of:=0.8*SQRT(-2*LOG(RAND()))*SIN(2*PI()*RAND())+1.7*(2-1.2*[.A388])^2+1.7" office:value-type="float" office:value="1.1504617937849">
            <text:p>1.150461793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3285456939019">
            <text:p>2.2328545694</text:p>
          </table:table-cell>
          <table:table-cell table:formula="of:=0.8*SQRT(-2*LOG(RAND()))*SIN(2*PI()*RAND())+1.7*(2-1.2*[.A389])^2+1.7" office:value-type="float" office:value="1.7248487885171">
            <text:p>1.724848788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5069685055422">
            <text:p>1.7506968506</text:p>
          </table:table-cell>
          <table:table-cell table:formula="of:=0.8*SQRT(-2*LOG(RAND()))*SIN(2*PI()*RAND())+1.7*(2-1.2*[.A390])^2+1.7" office:value-type="float" office:value="1.2126674912996">
            <text:p>1.21266749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4912812098333">
            <text:p>1.749128121</text:p>
          </table:table-cell>
          <table:table-cell table:formula="of:=0.8*SQRT(-2*LOG(RAND()))*SIN(2*PI()*RAND())+1.7*(2-1.2*[.A391])^2+1.7" office:value-type="float" office:value="1.39337105971519">
            <text:p>1.393371059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0204810560802">
            <text:p>2.3020481056</text:p>
          </table:table-cell>
          <table:table-cell table:formula="of:=0.8*SQRT(-2*LOG(RAND()))*SIN(2*PI()*RAND())+1.7*(2-1.2*[.A392])^2+1.7" office:value-type="float" office:value="3.4913392317722">
            <text:p>3.491339231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3612921152117">
            <text:p>2.4361292115</text:p>
          </table:table-cell>
          <table:table-cell table:formula="of:=0.8*SQRT(-2*LOG(RAND()))*SIN(2*PI()*RAND())+1.7*(2-1.2*[.A393])^2+1.7" office:value-type="float" office:value="3.86230298995243">
            <text:p>3.8623029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7292727412885">
            <text:p>1.0729272741</text:p>
          </table:table-cell>
          <table:table-cell table:formula="of:=0.8*SQRT(-2*LOG(RAND()))*SIN(2*PI()*RAND())+1.7*(2-1.2*[.A394])^2+1.7" office:value-type="float" office:value="2.71956994833395">
            <text:p>2.719569948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8613160974722">
            <text:p>1.6861316097</text:p>
          </table:table-cell>
          <table:table-cell table:formula="of:=0.8*SQRT(-2*LOG(RAND()))*SIN(2*PI()*RAND())+1.7*(2-1.2*[.A395])^2+1.7" office:value-type="float" office:value="1.38546519083195">
            <text:p>1.385465190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2261789191421">
            <text:p>1.0226178919</text:p>
          </table:table-cell>
          <table:table-cell table:formula="of:=0.8*SQRT(-2*LOG(RAND()))*SIN(2*PI()*RAND())+1.7*(2-1.2*[.A396])^2+1.7" office:value-type="float" office:value="2.94002537690253">
            <text:p>2.94002537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4728160499143">
            <text:p>1.647281605</text:p>
          </table:table-cell>
          <table:table-cell table:formula="of:=0.8*SQRT(-2*LOG(RAND()))*SIN(2*PI()*RAND())+1.7*(2-1.2*[.A397])^2+1.7" office:value-type="float" office:value="1.27931239994164">
            <text:p>1.279312399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8931107160841">
            <text:p>1.5893110716</text:p>
          </table:table-cell>
          <table:table-cell table:formula="of:=0.8*SQRT(-2*LOG(RAND()))*SIN(2*PI()*RAND())+1.7*(2-1.2*[.A398])^2+1.7" office:value-type="float" office:value="1.70987017247857">
            <text:p>1.709870172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5573187786884">
            <text:p>2.4557318779</text:p>
          </table:table-cell>
          <table:table-cell table:formula="of:=0.8*SQRT(-2*LOG(RAND()))*SIN(2*PI()*RAND())+1.7*(2-1.2*[.A399])^2+1.7" office:value-type="float" office:value="4.1761129791544">
            <text:p>4.176112979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5354924719088">
            <text:p>1.9535492472</text:p>
          </table:table-cell>
          <table:table-cell table:formula="of:=0.8*SQRT(-2*LOG(RAND()))*SIN(2*PI()*RAND())+1.7*(2-1.2*[.A400])^2+1.7" office:value-type="float" office:value="2.70654517107133">
            <text:p>2.706545171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1855462028586">
            <text:p>1.6185546203</text:p>
          </table:table-cell>
          <table:table-cell table:formula="of:=0.8*SQRT(-2*LOG(RAND()))*SIN(2*PI()*RAND())+1.7*(2-1.2*[.A401])^2+1.7" office:value-type="float" office:value="1.67328791817282">
            <text:p>1.673287918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582864102245">
            <text:p>0.9582864102</text:p>
          </table:table-cell>
          <table:table-cell table:formula="of:=0.8*SQRT(-2*LOG(RAND()))*SIN(2*PI()*RAND())+1.7*(2-1.2*[.A402])^2+1.7" office:value-type="float" office:value="2.17316603092286">
            <text:p>2.17316603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5690811824544">
            <text:p>1.9569081182</text:p>
          </table:table-cell>
          <table:table-cell table:formula="of:=0.8*SQRT(-2*LOG(RAND()))*SIN(2*PI()*RAND())+1.7*(2-1.2*[.A403])^2+1.7" office:value-type="float" office:value="1.59624697104022">
            <text:p>1.59624697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4270968798317">
            <text:p>1.742709688</text:p>
          </table:table-cell>
          <table:table-cell table:formula="of:=0.8*SQRT(-2*LOG(RAND()))*SIN(2*PI()*RAND())+1.7*(2-1.2*[.A404])^2+1.7" office:value-type="float" office:value="2.85478077065419">
            <text:p>2.854780770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5965335720058">
            <text:p>1.3596533572</text:p>
          </table:table-cell>
          <table:table-cell table:formula="of:=0.8*SQRT(-2*LOG(RAND()))*SIN(2*PI()*RAND())+1.7*(2-1.2*[.A405])^2+1.7" office:value-type="float" office:value="1.38188987138484">
            <text:p>1.381889871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28795246646628">
            <text:p>0.9287952466</text:p>
          </table:table-cell>
          <table:table-cell table:formula="of:=0.8*SQRT(-2*LOG(RAND()))*SIN(2*PI()*RAND())+1.7*(2-1.2*[.A406])^2+1.7" office:value-type="float" office:value="2.32266277809892">
            <text:p>2.322662778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2397646804387">
            <text:p>1.523976468</text:p>
          </table:table-cell>
          <table:table-cell table:formula="of:=0.8*SQRT(-2*LOG(RAND()))*SIN(2*PI()*RAND())+1.7*(2-1.2*[.A407])^2+1.7" office:value-type="float" office:value="2.64456400260602">
            <text:p>2.64456400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7328768198458">
            <text:p>1.473287682</text:p>
          </table:table-cell>
          <table:table-cell table:formula="of:=0.8*SQRT(-2*LOG(RAND()))*SIN(2*PI()*RAND())+1.7*(2-1.2*[.A408])^2+1.7" office:value-type="float" office:value="1.17805253933122">
            <text:p>1.178052539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1735377380814">
            <text:p>1.5173537738</text:p>
          </table:table-cell>
          <table:table-cell table:formula="of:=0.8*SQRT(-2*LOG(RAND()))*SIN(2*PI()*RAND())+1.7*(2-1.2*[.A409])^2+1.7" office:value-type="float" office:value="2.43900143413885">
            <text:p>2.43900143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0899075225812">
            <text:p>2.1089907523</text:p>
          </table:table-cell>
          <table:table-cell table:formula="of:=0.8*SQRT(-2*LOG(RAND()))*SIN(2*PI()*RAND())+1.7*(2-1.2*[.A410])^2+1.7" office:value-type="float" office:value="1.17635227543424">
            <text:p>1.176352275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0764635905876">
            <text:p>2.1076463591</text:p>
          </table:table-cell>
          <table:table-cell table:formula="of:=0.8*SQRT(-2*LOG(RAND()))*SIN(2*PI()*RAND())+1.7*(2-1.2*[.A411])^2+1.7" office:value-type="float" office:value="2.18132882825273">
            <text:p>2.181328828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1860414807852">
            <text:p>1.9186041481</text:p>
          </table:table-cell>
          <table:table-cell table:formula="of:=0.8*SQRT(-2*LOG(RAND()))*SIN(2*PI()*RAND())+1.7*(2-1.2*[.A412])^2+1.7" office:value-type="float" office:value="2.19062719865076">
            <text:p>2.190627198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3480906326396">
            <text:p>1.7348090633</text:p>
          </table:table-cell>
          <table:table-cell table:formula="of:=0.8*SQRT(-2*LOG(RAND()))*SIN(2*PI()*RAND())+1.7*(2-1.2*[.A413])^2+1.7" office:value-type="float" office:value="1.40120700327062">
            <text:p>1.401207003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2918654121159">
            <text:p>0.9291865412</text:p>
          </table:table-cell>
          <table:table-cell table:formula="of:=0.8*SQRT(-2*LOG(RAND()))*SIN(2*PI()*RAND())+1.7*(2-1.2*[.A414])^2+1.7" office:value-type="float" office:value="2.57791005468012">
            <text:p>2.57791005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3930790770301">
            <text:p>1.6393079077</text:p>
          </table:table-cell>
          <table:table-cell table:formula="of:=0.8*SQRT(-2*LOG(RAND()))*SIN(2*PI()*RAND())+1.7*(2-1.2*[.A415])^2+1.7" office:value-type="float" office:value="0.926766988394286">
            <text:p>0.926766988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1470944693944">
            <text:p>2.0147094469</text:p>
          </table:table-cell>
          <table:table-cell table:formula="of:=0.8*SQRT(-2*LOG(RAND()))*SIN(2*PI()*RAND())+1.7*(2-1.2*[.A416])^2+1.7" office:value-type="float" office:value="1.74506986789206">
            <text:p>1.745069867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4501813398666">
            <text:p>1.545018134</text:p>
          </table:table-cell>
          <table:table-cell table:formula="of:=0.8*SQRT(-2*LOG(RAND()))*SIN(2*PI()*RAND())+1.7*(2-1.2*[.A417])^2+1.7" office:value-type="float" office:value="2.42805634431671">
            <text:p>2.428056344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7605767909244">
            <text:p>1.5760576791</text:p>
          </table:table-cell>
          <table:table-cell table:formula="of:=0.8*SQRT(-2*LOG(RAND()))*SIN(2*PI()*RAND())+1.7*(2-1.2*[.A418])^2+1.7" office:value-type="float" office:value="1.10027106356288">
            <text:p>1.100271063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3396187379532">
            <text:p>1.8339618738</text:p>
          </table:table-cell>
          <table:table-cell table:formula="of:=0.8*SQRT(-2*LOG(RAND()))*SIN(2*PI()*RAND())+1.7*(2-1.2*[.A419])^2+1.7" office:value-type="float" office:value="1.65916985407464">
            <text:p>1.65916985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51131896269654">
            <text:p>2.5113189627</text:p>
          </table:table-cell>
          <table:table-cell table:formula="of:=0.8*SQRT(-2*LOG(RAND()))*SIN(2*PI()*RAND())+1.7*(2-1.2*[.A420])^2+1.7" office:value-type="float" office:value="2.81709077959894">
            <text:p>2.817090779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1399559174553">
            <text:p>2.2139955917</text:p>
          </table:table-cell>
          <table:table-cell table:formula="of:=0.8*SQRT(-2*LOG(RAND()))*SIN(2*PI()*RAND())+1.7*(2-1.2*[.A421])^2+1.7" office:value-type="float" office:value="2.86546585557255">
            <text:p>2.86546585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1339484624952">
            <text:p>1.5133948462</text:p>
          </table:table-cell>
          <table:table-cell table:formula="of:=0.8*SQRT(-2*LOG(RAND()))*SIN(2*PI()*RAND())+1.7*(2-1.2*[.A422])^2+1.7" office:value-type="float" office:value="2.35040083648023">
            <text:p>2.350400836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4653135928887">
            <text:p>2.1465313593</text:p>
          </table:table-cell>
          <table:table-cell table:formula="of:=0.8*SQRT(-2*LOG(RAND()))*SIN(2*PI()*RAND())+1.7*(2-1.2*[.A423])^2+1.7" office:value-type="float" office:value="1.67653842122814">
            <text:p>1.676538421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1687811067189">
            <text:p>1.3168781107</text:p>
          </table:table-cell>
          <table:table-cell table:formula="of:=0.8*SQRT(-2*LOG(RAND()))*SIN(2*PI()*RAND())+1.7*(2-1.2*[.A424])^2+1.7" office:value-type="float" office:value="3.22948067609221">
            <text:p>3.22948067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7079651350018">
            <text:p>1.5707965135</text:p>
          </table:table-cell>
          <table:table-cell table:formula="of:=0.8*SQRT(-2*LOG(RAND()))*SIN(2*PI()*RAND())+1.7*(2-1.2*[.A425])^2+1.7" office:value-type="float" office:value="1.10475458548711">
            <text:p>1.104754585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0732530382862">
            <text:p>1.7073253038</text:p>
          </table:table-cell>
          <table:table-cell table:formula="of:=0.8*SQRT(-2*LOG(RAND()))*SIN(2*PI()*RAND())+1.7*(2-1.2*[.A426])^2+1.7" office:value-type="float" office:value="1.02780629300242">
            <text:p>1.02780629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2501787784955">
            <text:p>2.1250178778</text:p>
          </table:table-cell>
          <table:table-cell table:formula="of:=0.8*SQRT(-2*LOG(RAND()))*SIN(2*PI()*RAND())+1.7*(2-1.2*[.A427])^2+1.7" office:value-type="float" office:value="1.93197839348437">
            <text:p>1.931978393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250247490943">
            <text:p>1.3250247491</text:p>
          </table:table-cell>
          <table:table-cell table:formula="of:=0.8*SQRT(-2*LOG(RAND()))*SIN(2*PI()*RAND())+1.7*(2-1.2*[.A428])^2+1.7" office:value-type="float" office:value="1.86377991986638">
            <text:p>1.863779919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0791327202923">
            <text:p>1.007913272</text:p>
          </table:table-cell>
          <table:table-cell table:formula="of:=0.8*SQRT(-2*LOG(RAND()))*SIN(2*PI()*RAND())+1.7*(2-1.2*[.A429])^2+1.7" office:value-type="float" office:value="2.06437888563992">
            <text:p>2.06437888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4262938826102">
            <text:p>1.2426293883</text:p>
          </table:table-cell>
          <table:table-cell table:formula="of:=0.8*SQRT(-2*LOG(RAND()))*SIN(2*PI()*RAND())+1.7*(2-1.2*[.A430])^2+1.7" office:value-type="float" office:value="1.50279736552696">
            <text:p>1.502797365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5905757718806">
            <text:p>1.8590575772</text:p>
          </table:table-cell>
          <table:table-cell table:formula="of:=0.8*SQRT(-2*LOG(RAND()))*SIN(2*PI()*RAND())+1.7*(2-1.2*[.A431])^2+1.7" office:value-type="float" office:value="1.32087866591315">
            <text:p>1.320878665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0662519965842">
            <text:p>2.4066251997</text:p>
          </table:table-cell>
          <table:table-cell table:formula="of:=0.8*SQRT(-2*LOG(RAND()))*SIN(2*PI()*RAND())+1.7*(2-1.2*[.A432])^2+1.7" office:value-type="float" office:value="3.28801444154783">
            <text:p>3.288014441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8193499885936">
            <text:p>2.8193499886</text:p>
          </table:table-cell>
          <table:table-cell table:formula="of:=0.8*SQRT(-2*LOG(RAND()))*SIN(2*PI()*RAND())+1.7*(2-1.2*[.A433])^2+1.7" office:value-type="float" office:value="4.96994152031458">
            <text:p>4.969941520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6325564876988">
            <text:p>2.2632556488</text:p>
          </table:table-cell>
          <table:table-cell table:formula="of:=0.8*SQRT(-2*LOG(RAND()))*SIN(2*PI()*RAND())+1.7*(2-1.2*[.A434])^2+1.7" office:value-type="float" office:value="2.43396029558786">
            <text:p>2.43396029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7034386140319">
            <text:p>1.8703438614</text:p>
          </table:table-cell>
          <table:table-cell table:formula="of:=0.8*SQRT(-2*LOG(RAND()))*SIN(2*PI()*RAND())+1.7*(2-1.2*[.A435])^2+1.7" office:value-type="float" office:value="2.55532827660059">
            <text:p>2.555328276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1343338124071">
            <text:p>1.1134333812</text:p>
          </table:table-cell>
          <table:table-cell table:formula="of:=0.8*SQRT(-2*LOG(RAND()))*SIN(2*PI()*RAND())+1.7*(2-1.2*[.A436])^2+1.7" office:value-type="float" office:value="1.76665846006661">
            <text:p>1.766658460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4083421639143">
            <text:p>1.4408342164</text:p>
          </table:table-cell>
          <table:table-cell table:formula="of:=0.8*SQRT(-2*LOG(RAND()))*SIN(2*PI()*RAND())+1.7*(2-1.2*[.A437])^2+1.7" office:value-type="float" office:value="2.12815167217979">
            <text:p>2.128151672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3105231297285">
            <text:p>1.231052313</text:p>
          </table:table-cell>
          <table:table-cell table:formula="of:=0.8*SQRT(-2*LOG(RAND()))*SIN(2*PI()*RAND())+1.7*(2-1.2*[.A438])^2+1.7" office:value-type="float" office:value="3.03613773936595">
            <text:p>3.036137739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4135263623244">
            <text:p>2.2413526362</text:p>
          </table:table-cell>
          <table:table-cell table:formula="of:=0.8*SQRT(-2*LOG(RAND()))*SIN(2*PI()*RAND())+1.7*(2-1.2*[.A439])^2+1.7" office:value-type="float" office:value="1.81989477114554">
            <text:p>1.819894771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96777124695327">
            <text:p>2.967771247</text:p>
          </table:table-cell>
          <table:table-cell table:formula="of:=0.8*SQRT(-2*LOG(RAND()))*SIN(2*PI()*RAND())+1.7*(2-1.2*[.A440])^2+1.7" office:value-type="float" office:value="5.1880261982189">
            <text:p>5.188026198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7307827138131">
            <text:p>1.5730782714</text:p>
          </table:table-cell>
          <table:table-cell table:formula="of:=0.8*SQRT(-2*LOG(RAND()))*SIN(2*PI()*RAND())+1.7*(2-1.2*[.A441])^2+1.7" office:value-type="float" office:value="2.45710849758736">
            <text:p>2.457108497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0094248561475">
            <text:p>1.6009424856</text:p>
          </table:table-cell>
          <table:table-cell table:formula="of:=0.8*SQRT(-2*LOG(RAND()))*SIN(2*PI()*RAND())+1.7*(2-1.2*[.A442])^2+1.7" office:value-type="float" office:value="1.88198766461586">
            <text:p>1.881987664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742135966703838">
            <text:p>0.7421359667</text:p>
          </table:table-cell>
          <table:table-cell table:formula="of:=0.8*SQRT(-2*LOG(RAND()))*SIN(2*PI()*RAND())+1.7*(2-1.2*[.A443])^2+1.7" office:value-type="float" office:value="4.06059133601526">
            <text:p>4.06059133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4644821405184">
            <text:p>1.7464482141</text:p>
          </table:table-cell>
          <table:table-cell table:formula="of:=0.8*SQRT(-2*LOG(RAND()))*SIN(2*PI()*RAND())+1.7*(2-1.2*[.A444])^2+1.7" office:value-type="float" office:value="1.49634486090448">
            <text:p>1.49634486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8799156494285">
            <text:p>1.6879915649</text:p>
          </table:table-cell>
          <table:table-cell table:formula="of:=0.8*SQRT(-2*LOG(RAND()))*SIN(2*PI()*RAND())+1.7*(2-1.2*[.A445])^2+1.7" office:value-type="float" office:value="0.872700294091288">
            <text:p>0.87270029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3.00189098806845">
            <text:p>3.0018909881</text:p>
          </table:table-cell>
          <table:table-cell table:formula="of:=0.8*SQRT(-2*LOG(RAND()))*SIN(2*PI()*RAND())+1.7*(2-1.2*[.A446])^2+1.7" office:value-type="float" office:value="6.20009450057107">
            <text:p>6.200094500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9973112410541">
            <text:p>1.2997311241</text:p>
          </table:table-cell>
          <table:table-cell table:formula="of:=0.8*SQRT(-2*LOG(RAND()))*SIN(2*PI()*RAND())+1.7*(2-1.2*[.A447])^2+1.7" office:value-type="float" office:value="1.25584414890572">
            <text:p>1.255844148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9690194744833">
            <text:p>1.3969019474</text:p>
          </table:table-cell>
          <table:table-cell table:formula="of:=0.8*SQRT(-2*LOG(RAND()))*SIN(2*PI()*RAND())+1.7*(2-1.2*[.A448])^2+1.7" office:value-type="float" office:value="2.24904403364553">
            <text:p>2.249044033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694059664376884">
            <text:p>0.6940596644</text:p>
          </table:table-cell>
          <table:table-cell table:formula="of:=0.8*SQRT(-2*LOG(RAND()))*SIN(2*PI()*RAND())+1.7*(2-1.2*[.A449])^2+1.7" office:value-type="float" office:value="4.63470468999137">
            <text:p>4.634704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86256441718424">
            <text:p>0.9862564417</text:p>
          </table:table-cell>
          <table:table-cell table:formula="of:=0.8*SQRT(-2*LOG(RAND()))*SIN(2*PI()*RAND())+1.7*(2-1.2*[.A450])^2+1.7" office:value-type="float" office:value="2.99616993858129">
            <text:p>2.996169938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685315471143153">
            <text:p>0.6853154711</text:p>
          </table:table-cell>
          <table:table-cell table:formula="of:=0.8*SQRT(-2*LOG(RAND()))*SIN(2*PI()*RAND())+1.7*(2-1.2*[.A451])^2+1.7" office:value-type="float" office:value="3.16999073916545">
            <text:p>3.169990739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9500933695477">
            <text:p>1.495009337</text:p>
          </table:table-cell>
          <table:table-cell table:formula="of:=0.8*SQRT(-2*LOG(RAND()))*SIN(2*PI()*RAND())+1.7*(2-1.2*[.A452])^2+1.7" office:value-type="float" office:value="1.71356686413087">
            <text:p>1.71356686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57987552895547">
            <text:p>2.579875529</text:p>
          </table:table-cell>
          <table:table-cell table:formula="of:=0.8*SQRT(-2*LOG(RAND()))*SIN(2*PI()*RAND())+1.7*(2-1.2*[.A453])^2+1.7" office:value-type="float" office:value="3.52978315389739">
            <text:p>3.52978315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3321485139465">
            <text:p>1.7332148514</text:p>
          </table:table-cell>
          <table:table-cell table:formula="of:=0.8*SQRT(-2*LOG(RAND()))*SIN(2*PI()*RAND())+1.7*(2-1.2*[.A454])^2+1.7" office:value-type="float" office:value="1.63282987082076">
            <text:p>1.632829870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87537220286667">
            <text:p>2.8753722029</text:p>
          </table:table-cell>
          <table:table-cell table:formula="of:=0.8*SQRT(-2*LOG(RAND()))*SIN(2*PI()*RAND())+1.7*(2-1.2*[.A455])^2+1.7" office:value-type="float" office:value="5.53401027115748">
            <text:p>5.534010271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9390469415626">
            <text:p>1.7939046942</text:p>
          </table:table-cell>
          <table:table-cell table:formula="of:=0.8*SQRT(-2*LOG(RAND()))*SIN(2*PI()*RAND())+1.7*(2-1.2*[.A456])^2+1.7" office:value-type="float" office:value="1.53286869966163">
            <text:p>1.532868699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4647227722981">
            <text:p>1.7464722772</text:p>
          </table:table-cell>
          <table:table-cell table:formula="of:=0.8*SQRT(-2*LOG(RAND()))*SIN(2*PI()*RAND())+1.7*(2-1.2*[.A457])^2+1.7" office:value-type="float" office:value="1.04033278076923">
            <text:p>1.040332780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9260404444976">
            <text:p>2.3926040444</text:p>
          </table:table-cell>
          <table:table-cell table:formula="of:=0.8*SQRT(-2*LOG(RAND()))*SIN(2*PI()*RAND())+1.7*(2-1.2*[.A458])^2+1.7" office:value-type="float" office:value="2.47901199702075">
            <text:p>2.47901199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6541745062319">
            <text:p>2.0654174506</text:p>
          </table:table-cell>
          <table:table-cell table:formula="of:=0.8*SQRT(-2*LOG(RAND()))*SIN(2*PI()*RAND())+1.7*(2-1.2*[.A459])^2+1.7" office:value-type="float" office:value="1.39424322608012">
            <text:p>1.39424322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7727070420952">
            <text:p>1.7772707042</text:p>
          </table:table-cell>
          <table:table-cell table:formula="of:=0.8*SQRT(-2*LOG(RAND()))*SIN(2*PI()*RAND())+1.7*(2-1.2*[.A460])^2+1.7" office:value-type="float" office:value="2.35272276593783">
            <text:p>2.352722765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496705834074">
            <text:p>1.6496705834</text:p>
          </table:table-cell>
          <table:table-cell table:formula="of:=0.8*SQRT(-2*LOG(RAND()))*SIN(2*PI()*RAND())+1.7*(2-1.2*[.A461])^2+1.7" office:value-type="float" office:value="1.75652894332892">
            <text:p>1.756528943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0028451516796">
            <text:p>1.5002845152</text:p>
          </table:table-cell>
          <table:table-cell table:formula="of:=0.8*SQRT(-2*LOG(RAND()))*SIN(2*PI()*RAND())+1.7*(2-1.2*[.A462])^2+1.7" office:value-type="float" office:value="2.47351345437423">
            <text:p>2.47351345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9178344989519">
            <text:p>1.5917834499</text:p>
          </table:table-cell>
          <table:table-cell table:formula="of:=0.8*SQRT(-2*LOG(RAND()))*SIN(2*PI()*RAND())+1.7*(2-1.2*[.A463])^2+1.7" office:value-type="float" office:value="1.37251705815899">
            <text:p>1.372517058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2337175368643">
            <text:p>1.9233717537</text:p>
          </table:table-cell>
          <table:table-cell table:formula="of:=0.8*SQRT(-2*LOG(RAND()))*SIN(2*PI()*RAND())+1.7*(2-1.2*[.A464])^2+1.7" office:value-type="float" office:value="2.32919898126053">
            <text:p>2.32919898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7339862626715">
            <text:p>2.7339862627</text:p>
          </table:table-cell>
          <table:table-cell table:formula="of:=0.8*SQRT(-2*LOG(RAND()))*SIN(2*PI()*RAND())+1.7*(2-1.2*[.A465])^2+1.7" office:value-type="float" office:value="5.31355588691088">
            <text:p>5.31355588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4898325269812">
            <text:p>2.2489832527</text:p>
          </table:table-cell>
          <table:table-cell table:formula="of:=0.8*SQRT(-2*LOG(RAND()))*SIN(2*PI()*RAND())+1.7*(2-1.2*[.A466])^2+1.7" office:value-type="float" office:value="2.02590321258138">
            <text:p>2.02590321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6147737615987">
            <text:p>1.4614773762</text:p>
          </table:table-cell>
          <table:table-cell table:formula="of:=0.8*SQRT(-2*LOG(RAND()))*SIN(2*PI()*RAND())+1.7*(2-1.2*[.A467])^2+1.7" office:value-type="float" office:value="2.2854780719511">
            <text:p>2.2854780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407766485247">
            <text:p>1.9407766485</text:p>
          </table:table-cell>
          <table:table-cell table:formula="of:=0.8*SQRT(-2*LOG(RAND()))*SIN(2*PI()*RAND())+1.7*(2-1.2*[.A468])^2+1.7" office:value-type="float" office:value="1.95108362129539">
            <text:p>1.95108362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6854464471322">
            <text:p>1.3685446447</text:p>
          </table:table-cell>
          <table:table-cell table:formula="of:=0.8*SQRT(-2*LOG(RAND()))*SIN(2*PI()*RAND())+1.7*(2-1.2*[.A469])^2+1.7" office:value-type="float" office:value="3.09055219724423">
            <text:p>3.09055219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8657361999093">
            <text:p>1.48657362</text:p>
          </table:table-cell>
          <table:table-cell table:formula="of:=0.8*SQRT(-2*LOG(RAND()))*SIN(2*PI()*RAND())+1.7*(2-1.2*[.A470])^2+1.7" office:value-type="float" office:value="1.96935483318573">
            <text:p>1.969354833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5880180454505">
            <text:p>2.1588018045</text:p>
          </table:table-cell>
          <table:table-cell table:formula="of:=0.8*SQRT(-2*LOG(RAND()))*SIN(2*PI()*RAND())+1.7*(2-1.2*[.A471])^2+1.7" office:value-type="float" office:value="2.83737535257251">
            <text:p>2.83737535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5613001461526">
            <text:p>2.2561300146</text:p>
          </table:table-cell>
          <table:table-cell table:formula="of:=0.8*SQRT(-2*LOG(RAND()))*SIN(2*PI()*RAND())+1.7*(2-1.2*[.A472])^2+1.7" office:value-type="float" office:value="3.16673289532642">
            <text:p>3.166732895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8933833970509">
            <text:p>1.2893383397</text:p>
          </table:table-cell>
          <table:table-cell table:formula="of:=0.8*SQRT(-2*LOG(RAND()))*SIN(2*PI()*RAND())+1.7*(2-1.2*[.A473])^2+1.7" office:value-type="float" office:value="1.82642191595492">
            <text:p>1.82642191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6146377413421">
            <text:p>1.9614637741</text:p>
          </table:table-cell>
          <table:table-cell table:formula="of:=0.8*SQRT(-2*LOG(RAND()))*SIN(2*PI()*RAND())+1.7*(2-1.2*[.A474])^2+1.7" office:value-type="float" office:value="1.97397417009698">
            <text:p>1.973974170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18524922639926">
            <text:p>0.9185249226</text:p>
          </table:table-cell>
          <table:table-cell table:formula="of:=0.8*SQRT(-2*LOG(RAND()))*SIN(2*PI()*RAND())+1.7*(2-1.2*[.A475])^2+1.7" office:value-type="float" office:value="2.36012343303069">
            <text:p>2.36012343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97545404985417">
            <text:p>2.9754540499</text:p>
          </table:table-cell>
          <table:table-cell table:formula="of:=0.8*SQRT(-2*LOG(RAND()))*SIN(2*PI()*RAND())+1.7*(2-1.2*[.A476])^2+1.7" office:value-type="float" office:value="6.06280437921943">
            <text:p>6.062804379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132709944786">
            <text:p>2.3132709945</text:p>
          </table:table-cell>
          <table:table-cell table:formula="of:=0.8*SQRT(-2*LOG(RAND()))*SIN(2*PI()*RAND())+1.7*(2-1.2*[.A477])^2+1.7" office:value-type="float" office:value="3.51101466200168">
            <text:p>3.51101466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6305809483783">
            <text:p>1.1630580948</text:p>
          </table:table-cell>
          <table:table-cell table:formula="of:=0.8*SQRT(-2*LOG(RAND()))*SIN(2*PI()*RAND())+1.7*(2-1.2*[.A478])^2+1.7" office:value-type="float" office:value="2.73480931368527">
            <text:p>2.734809313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2023622532582">
            <text:p>1.7202362253</text:p>
          </table:table-cell>
          <table:table-cell table:formula="of:=0.8*SQRT(-2*LOG(RAND()))*SIN(2*PI()*RAND())+1.7*(2-1.2*[.A479])^2+1.7" office:value-type="float" office:value="2.06397858146508">
            <text:p>2.063978581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9813958945018">
            <text:p>1.6981395895</text:p>
          </table:table-cell>
          <table:table-cell table:formula="of:=0.8*SQRT(-2*LOG(RAND()))*SIN(2*PI()*RAND())+1.7*(2-1.2*[.A480])^2+1.7" office:value-type="float" office:value="2.09314277089521">
            <text:p>2.09314277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8919094430437">
            <text:p>1.3891909443</text:p>
          </table:table-cell>
          <table:table-cell table:formula="of:=0.8*SQRT(-2*LOG(RAND()))*SIN(2*PI()*RAND())+1.7*(2-1.2*[.A481])^2+1.7" office:value-type="float" office:value="2.13112068767613">
            <text:p>2.131120687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2525491916925">
            <text:p>1.0252549192</text:p>
          </table:table-cell>
          <table:table-cell table:formula="of:=0.8*SQRT(-2*LOG(RAND()))*SIN(2*PI()*RAND())+1.7*(2-1.2*[.A482])^2+1.7" office:value-type="float" office:value="2.44003107352823">
            <text:p>2.440031073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278305001471">
            <text:p>1.4278305001</text:p>
          </table:table-cell>
          <table:table-cell table:formula="of:=0.8*SQRT(-2*LOG(RAND()))*SIN(2*PI()*RAND())+1.7*(2-1.2*[.A483])^2+1.7" office:value-type="float" office:value="1.23400450545529">
            <text:p>1.234004505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1193461722702">
            <text:p>1.7119346172</text:p>
          </table:table-cell>
          <table:table-cell table:formula="of:=0.8*SQRT(-2*LOG(RAND()))*SIN(2*PI()*RAND())+1.7*(2-1.2*[.A484])^2+1.7" office:value-type="float" office:value="1.59952999185748">
            <text:p>1.599529991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0899610293325">
            <text:p>1.5089961029</text:p>
          </table:table-cell>
          <table:table-cell table:formula="of:=0.8*SQRT(-2*LOG(RAND()))*SIN(2*PI()*RAND())+1.7*(2-1.2*[.A485])^2+1.7" office:value-type="float" office:value="2.33984363538106">
            <text:p>2.339843635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4211318182916">
            <text:p>1.6421131818</text:p>
          </table:table-cell>
          <table:table-cell table:formula="of:=0.8*SQRT(-2*LOG(RAND()))*SIN(2*PI()*RAND())+1.7*(2-1.2*[.A486])^2+1.7" office:value-type="float" office:value="1.91880015079869">
            <text:p>1.918800150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3618637949098">
            <text:p>2.1361863795</text:p>
          </table:table-cell>
          <table:table-cell table:formula="of:=0.8*SQRT(-2*LOG(RAND()))*SIN(2*PI()*RAND())+1.7*(2-1.2*[.A487])^2+1.7" office:value-type="float" office:value="1.68304192934441">
            <text:p>1.683041929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1868584022536">
            <text:p>2.1186858402</text:p>
          </table:table-cell>
          <table:table-cell table:formula="of:=0.8*SQRT(-2*LOG(RAND()))*SIN(2*PI()*RAND())+1.7*(2-1.2*[.A488])^2+1.7" office:value-type="float" office:value="2.64873140849826">
            <text:p>2.648731408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8324638092308">
            <text:p>2.8324638092</text:p>
          </table:table-cell>
          <table:table-cell table:formula="of:=0.8*SQRT(-2*LOG(RAND()))*SIN(2*PI()*RAND())+1.7*(2-1.2*[.A489])^2+1.7" office:value-type="float" office:value="4.74147307749629">
            <text:p>4.741473077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0498265797623">
            <text:p>1.504982658</text:p>
          </table:table-cell>
          <table:table-cell table:formula="of:=0.8*SQRT(-2*LOG(RAND()))*SIN(2*PI()*RAND())+1.7*(2-1.2*[.A490])^2+1.7" office:value-type="float" office:value="1.71888111629192">
            <text:p>1.718881116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9558710083596">
            <text:p>1.6955871008</text:p>
          </table:table-cell>
          <table:table-cell table:formula="of:=0.8*SQRT(-2*LOG(RAND()))*SIN(2*PI()*RAND())+1.7*(2-1.2*[.A491])^2+1.7" office:value-type="float" office:value="1.27421716070505">
            <text:p>1.274217160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1864628630762">
            <text:p>1.9186462863</text:p>
          </table:table-cell>
          <table:table-cell table:formula="of:=0.8*SQRT(-2*LOG(RAND()))*SIN(2*PI()*RAND())+1.7*(2-1.2*[.A492])^2+1.7" office:value-type="float" office:value="2.97989020047331">
            <text:p>2.979890200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8917038436274">
            <text:p>2.3891703844</text:p>
          </table:table-cell>
          <table:table-cell table:formula="of:=0.8*SQRT(-2*LOG(RAND()))*SIN(2*PI()*RAND())+1.7*(2-1.2*[.A493])^2+1.7" office:value-type="float" office:value="2.07018515943703">
            <text:p>2.070185159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2320801742876">
            <text:p>1.6232080174</text:p>
          </table:table-cell>
          <table:table-cell table:formula="of:=0.8*SQRT(-2*LOG(RAND()))*SIN(2*PI()*RAND())+1.7*(2-1.2*[.A494])^2+1.7" office:value-type="float" office:value="1.35543025046801">
            <text:p>1.355430250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9081785326531">
            <text:p>2.0908178533</text:p>
          </table:table-cell>
          <table:table-cell table:formula="of:=0.8*SQRT(-2*LOG(RAND()))*SIN(2*PI()*RAND())+1.7*(2-1.2*[.A495])^2+1.7" office:value-type="float" office:value="2.41804788693925">
            <text:p>2.41804788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4634894096037">
            <text:p>1.846348941</text:p>
          </table:table-cell>
          <table:table-cell table:formula="of:=0.8*SQRT(-2*LOG(RAND()))*SIN(2*PI()*RAND())+1.7*(2-1.2*[.A496])^2+1.7" office:value-type="float" office:value="1.01352555678181">
            <text:p>1.013525556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0136252986683">
            <text:p>1.4013625299</text:p>
          </table:table-cell>
          <table:table-cell table:formula="of:=0.8*SQRT(-2*LOG(RAND()))*SIN(2*PI()*RAND())+1.7*(2-1.2*[.A497])^2+1.7" office:value-type="float" office:value="2.54339213766322">
            <text:p>2.543392137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0676363221039">
            <text:p>1.1067636322</text:p>
          </table:table-cell>
          <table:table-cell table:formula="of:=0.8*SQRT(-2*LOG(RAND()))*SIN(2*PI()*RAND())+1.7*(2-1.2*[.A498])^2+1.7" office:value-type="float" office:value="2.81145039456093">
            <text:p>2.811450394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3550517786047">
            <text:p>1.4355051779</text:p>
          </table:table-cell>
          <table:table-cell table:formula="of:=0.8*SQRT(-2*LOG(RAND()))*SIN(2*PI()*RAND())+1.7*(2-1.2*[.A499])^2+1.7" office:value-type="float" office:value="1.35340296211233">
            <text:p>1.353402962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7171137789787">
            <text:p>1.4717113779</text:p>
          </table:table-cell>
          <table:table-cell table:formula="of:=0.8*SQRT(-2*LOG(RAND()))*SIN(2*PI()*RAND())+1.7*(2-1.2*[.A500])^2+1.7" office:value-type="float" office:value="2.08722147607972">
            <text:p>2.08722147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3.18934767307067">
            <text:p>3.1893476731</text:p>
          </table:table-cell>
          <table:table-cell table:formula="of:=0.8*SQRT(-2*LOG(RAND()))*SIN(2*PI()*RAND())+1.7*(2-1.2*[.A501])^2+1.7" office:value-type="float" office:value="6.76421333646193">
            <text:p>6.764213336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4676119630489">
            <text:p>2.3467611963</text:p>
          </table:table-cell>
          <table:table-cell table:formula="of:=0.8*SQRT(-2*LOG(RAND()))*SIN(2*PI()*RAND())+1.7*(2-1.2*[.A502])^2+1.7" office:value-type="float" office:value="2.77753135250662">
            <text:p>2.777531352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8291685532572">
            <text:p>1.3829168553</text:p>
          </table:table-cell>
          <table:table-cell table:formula="of:=0.8*SQRT(-2*LOG(RAND()))*SIN(2*PI()*RAND())+1.7*(2-1.2*[.A503])^2+1.7" office:value-type="float" office:value="2.55447731339709">
            <text:p>2.554477313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2647801019575">
            <text:p>1.9264780102</text:p>
          </table:table-cell>
          <table:table-cell table:formula="of:=0.8*SQRT(-2*LOG(RAND()))*SIN(2*PI()*RAND())+1.7*(2-1.2*[.A504])^2+1.7" office:value-type="float" office:value="1.69714000716447">
            <text:p>1.69714000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5683300539268">
            <text:p>1.4568330054</text:p>
          </table:table-cell>
          <table:table-cell table:formula="of:=0.8*SQRT(-2*LOG(RAND()))*SIN(2*PI()*RAND())+1.7*(2-1.2*[.A505])^2+1.7" office:value-type="float" office:value="1.99514783170904">
            <text:p>1.99514783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9401323549503">
            <text:p>1.1940132355</text:p>
          </table:table-cell>
          <table:table-cell table:formula="of:=0.8*SQRT(-2*LOG(RAND()))*SIN(2*PI()*RAND())+1.7*(2-1.2*[.A506])^2+1.7" office:value-type="float" office:value="2.86536792710822">
            <text:p>2.865367927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42990471127241">
            <text:p>2.4299047113</text:p>
          </table:table-cell>
          <table:table-cell table:formula="of:=0.8*SQRT(-2*LOG(RAND()))*SIN(2*PI()*RAND())+1.7*(2-1.2*[.A507])^2+1.7" office:value-type="float" office:value="2.40601717085932">
            <text:p>2.40601717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3785130726186">
            <text:p>2.0378513073</text:p>
          </table:table-cell>
          <table:table-cell table:formula="of:=0.8*SQRT(-2*LOG(RAND()))*SIN(2*PI()*RAND())+1.7*(2-1.2*[.A508])^2+1.7" office:value-type="float" office:value="2.27994324133966">
            <text:p>2.27994324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5628181147935">
            <text:p>1.5562818115</text:p>
          </table:table-cell>
          <table:table-cell table:formula="of:=0.8*SQRT(-2*LOG(RAND()))*SIN(2*PI()*RAND())+1.7*(2-1.2*[.A509])^2+1.7" office:value-type="float" office:value="2.2941031394048">
            <text:p>2.294103139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52720797850898">
            <text:p>2.5272079785</text:p>
          </table:table-cell>
          <table:table-cell table:formula="of:=0.8*SQRT(-2*LOG(RAND()))*SIN(2*PI()*RAND())+1.7*(2-1.2*[.A510])^2+1.7" office:value-type="float" office:value="3.1948414370849">
            <text:p>3.194841437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0619857795283">
            <text:p>1.206198578</text:p>
          </table:table-cell>
          <table:table-cell table:formula="of:=0.8*SQRT(-2*LOG(RAND()))*SIN(2*PI()*RAND())+1.7*(2-1.2*[.A511])^2+1.7" office:value-type="float" office:value="2.52229489590963">
            <text:p>2.522294895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9524117925518">
            <text:p>2.0952411793</text:p>
          </table:table-cell>
          <table:table-cell table:formula="of:=0.8*SQRT(-2*LOG(RAND()))*SIN(2*PI()*RAND())+1.7*(2-1.2*[.A512])^2+1.7" office:value-type="float" office:value="1.68132636449939">
            <text:p>1.681326364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2822644020464">
            <text:p>1.7282264402</text:p>
          </table:table-cell>
          <table:table-cell table:formula="of:=0.8*SQRT(-2*LOG(RAND()))*SIN(2*PI()*RAND())+1.7*(2-1.2*[.A513])^2+1.7" office:value-type="float" office:value="1.63601423172597">
            <text:p>1.63601423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0377336767716">
            <text:p>1.3037733677</text:p>
          </table:table-cell>
          <table:table-cell table:formula="of:=0.8*SQRT(-2*LOG(RAND()))*SIN(2*PI()*RAND())+1.7*(2-1.2*[.A514])^2+1.7" office:value-type="float" office:value="1.59394230071061">
            <text:p>1.593942300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6552050946418">
            <text:p>1.1655205095</text:p>
          </table:table-cell>
          <table:table-cell table:formula="of:=0.8*SQRT(-2*LOG(RAND()))*SIN(2*PI()*RAND())+1.7*(2-1.2*[.A515])^2+1.7" office:value-type="float" office:value="3.45901185549614">
            <text:p>3.459011855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4731769497193">
            <text:p>1.647317695</text:p>
          </table:table-cell>
          <table:table-cell table:formula="of:=0.8*SQRT(-2*LOG(RAND()))*SIN(2*PI()*RAND())+1.7*(2-1.2*[.A516])^2+1.7" office:value-type="float" office:value="1.97517457744409">
            <text:p>1.975174577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6430607062772">
            <text:p>1.2643060706</text:p>
          </table:table-cell>
          <table:table-cell table:formula="of:=0.8*SQRT(-2*LOG(RAND()))*SIN(2*PI()*RAND())+1.7*(2-1.2*[.A517])^2+1.7" office:value-type="float" office:value="1.99953124728818">
            <text:p>1.999531247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3.12282790506992">
            <text:p>3.1228279051</text:p>
          </table:table-cell>
          <table:table-cell table:formula="of:=0.8*SQRT(-2*LOG(RAND()))*SIN(2*PI()*RAND())+1.7*(2-1.2*[.A518])^2+1.7" office:value-type="float" office:value="7.23231207351207">
            <text:p>7.232312073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1863185816547">
            <text:p>1.8186318582</text:p>
          </table:table-cell>
          <table:table-cell table:formula="of:=0.8*SQRT(-2*LOG(RAND()))*SIN(2*PI()*RAND())+1.7*(2-1.2*[.A519])^2+1.7" office:value-type="float" office:value="1.60306978068388">
            <text:p>1.603069780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5966299192747">
            <text:p>1.4596629919</text:p>
          </table:table-cell>
          <table:table-cell table:formula="of:=0.8*SQRT(-2*LOG(RAND()))*SIN(2*PI()*RAND())+1.7*(2-1.2*[.A520])^2+1.7" office:value-type="float" office:value="1.89045839040289">
            <text:p>1.890458390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5451321813302">
            <text:p>1.5545132181</text:p>
          </table:table-cell>
          <table:table-cell table:formula="of:=0.8*SQRT(-2*LOG(RAND()))*SIN(2*PI()*RAND())+1.7*(2-1.2*[.A521])^2+1.7" office:value-type="float" office:value="1.98336220495797">
            <text:p>1.98336220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7780208025854">
            <text:p>2.2778020803</text:p>
          </table:table-cell>
          <table:table-cell table:formula="of:=0.8*SQRT(-2*LOG(RAND()))*SIN(2*PI()*RAND())+1.7*(2-1.2*[.A522])^2+1.7" office:value-type="float" office:value="2.92984715921202">
            <text:p>2.929847159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7267321375557">
            <text:p>1.7726732138</text:p>
          </table:table-cell>
          <table:table-cell table:formula="of:=0.8*SQRT(-2*LOG(RAND()))*SIN(2*PI()*RAND())+1.7*(2-1.2*[.A523])^2+1.7" office:value-type="float" office:value="1.43440870275185">
            <text:p>1.434408702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0228532167922">
            <text:p>1.8022853217</text:p>
          </table:table-cell>
          <table:table-cell table:formula="of:=0.8*SQRT(-2*LOG(RAND()))*SIN(2*PI()*RAND())+1.7*(2-1.2*[.A524])^2+1.7" office:value-type="float" office:value="2.12189429512411">
            <text:p>2.121894295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7036622611366">
            <text:p>1.5703662261</text:p>
          </table:table-cell>
          <table:table-cell table:formula="of:=0.8*SQRT(-2*LOG(RAND()))*SIN(2*PI()*RAND())+1.7*(2-1.2*[.A525])^2+1.7" office:value-type="float" office:value="2.03109949398275">
            <text:p>2.03109949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1969312162483">
            <text:p>1.7196931216</text:p>
          </table:table-cell>
          <table:table-cell table:formula="of:=0.8*SQRT(-2*LOG(RAND()))*SIN(2*PI()*RAND())+1.7*(2-1.2*[.A526])^2+1.7" office:value-type="float" office:value="1.00322546386721">
            <text:p>1.00322546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0258396661365">
            <text:p>1.2025839666</text:p>
          </table:table-cell>
          <table:table-cell table:formula="of:=0.8*SQRT(-2*LOG(RAND()))*SIN(2*PI()*RAND())+1.7*(2-1.2*[.A527])^2+1.7" office:value-type="float" office:value="2.26020407672015">
            <text:p>2.260204076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74282971801758">
            <text:p>2.742829718</text:p>
          </table:table-cell>
          <table:table-cell table:formula="of:=0.8*SQRT(-2*LOG(RAND()))*SIN(2*PI()*RAND())+1.7*(2-1.2*[.A528])^2+1.7" office:value-type="float" office:value="4.71042470715757">
            <text:p>4.71042470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05697561465459">
            <text:p>0.9056975615</text:p>
          </table:table-cell>
          <table:table-cell table:formula="of:=0.8*SQRT(-2*LOG(RAND()))*SIN(2*PI()*RAND())+1.7*(2-1.2*[.A529])^2+1.7" office:value-type="float" office:value="3.52871324314961">
            <text:p>3.528713243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0277866435692">
            <text:p>1.7027786644</text:p>
          </table:table-cell>
          <table:table-cell table:formula="of:=0.8*SQRT(-2*LOG(RAND()))*SIN(2*PI()*RAND())+1.7*(2-1.2*[.A530])^2+1.7" office:value-type="float" office:value="2.15576619623469">
            <text:p>2.155766196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369559487668">
            <text:p>1.3369559488</text:p>
          </table:table-cell>
          <table:table-cell table:formula="of:=0.8*SQRT(-2*LOG(RAND()))*SIN(2*PI()*RAND())+1.7*(2-1.2*[.A531])^2+1.7" office:value-type="float" office:value="2.39209912964956">
            <text:p>2.392099129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6097159193841">
            <text:p>1.6609715919</text:p>
          </table:table-cell>
          <table:table-cell table:formula="of:=0.8*SQRT(-2*LOG(RAND()))*SIN(2*PI()*RAND())+1.7*(2-1.2*[.A532])^2+1.7" office:value-type="float" office:value="2.12421155671546">
            <text:p>2.124211556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8537913405469">
            <text:p>1.0853791341</text:p>
          </table:table-cell>
          <table:table-cell table:formula="of:=0.8*SQRT(-2*LOG(RAND()))*SIN(2*PI()*RAND())+1.7*(2-1.2*[.A533])^2+1.7" office:value-type="float" office:value="2.38360773135836">
            <text:p>2.383607731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0847976171933">
            <text:p>1.9084797617</text:p>
          </table:table-cell>
          <table:table-cell table:formula="of:=0.8*SQRT(-2*LOG(RAND()))*SIN(2*PI()*RAND())+1.7*(2-1.2*[.A534])^2+1.7" office:value-type="float" office:value="0.713385655639431">
            <text:p>0.71338565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7278448638424">
            <text:p>1.7727844864</text:p>
          </table:table-cell>
          <table:table-cell table:formula="of:=0.8*SQRT(-2*LOG(RAND()))*SIN(2*PI()*RAND())+1.7*(2-1.2*[.A535])^2+1.7" office:value-type="float" office:value="2.2960455372626">
            <text:p>2.296045537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3.03865947864936">
            <text:p>3.0386594786</text:p>
          </table:table-cell>
          <table:table-cell table:formula="of:=0.8*SQRT(-2*LOG(RAND()))*SIN(2*PI()*RAND())+1.7*(2-1.2*[.A536])^2+1.7" office:value-type="float" office:value="5.88358958811476">
            <text:p>5.883589588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1202284476938">
            <text:p>1.9120228448</text:p>
          </table:table-cell>
          <table:table-cell table:formula="of:=0.8*SQRT(-2*LOG(RAND()))*SIN(2*PI()*RAND())+1.7*(2-1.2*[.A537])^2+1.7" office:value-type="float" office:value="2.58958848753262">
            <text:p>2.589588487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858170854425395">
            <text:p>0.8581708544</text:p>
          </table:table-cell>
          <table:table-cell table:formula="of:=0.8*SQRT(-2*LOG(RAND()))*SIN(2*PI()*RAND())+1.7*(2-1.2*[.A538])^2+1.7" office:value-type="float" office:value="3.05287850749821">
            <text:p>3.052878507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7627993657715">
            <text:p>1.6762799366</text:p>
          </table:table-cell>
          <table:table-cell table:formula="of:=0.8*SQRT(-2*LOG(RAND()))*SIN(2*PI()*RAND())+1.7*(2-1.2*[.A539])^2+1.7" office:value-type="float" office:value="1.32530281407083">
            <text:p>1.32530281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1918439109113">
            <text:p>1.5191843911</text:p>
          </table:table-cell>
          <table:table-cell table:formula="of:=0.8*SQRT(-2*LOG(RAND()))*SIN(2*PI()*RAND())+1.7*(2-1.2*[.A540])^2+1.7" office:value-type="float" office:value="1.66499555673667">
            <text:p>1.664995556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1925147932099">
            <text:p>1.9192514793</text:p>
          </table:table-cell>
          <table:table-cell table:formula="of:=0.8*SQRT(-2*LOG(RAND()))*SIN(2*PI()*RAND())+1.7*(2-1.2*[.A541])^2+1.7" office:value-type="float" office:value="2.22494632082516">
            <text:p>2.224946320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9123590684006">
            <text:p>1.3912359068</text:p>
          </table:table-cell>
          <table:table-cell table:formula="of:=0.8*SQRT(-2*LOG(RAND()))*SIN(2*PI()*RAND())+1.7*(2-1.2*[.A542])^2+1.7" office:value-type="float" office:value="1.69522555246202">
            <text:p>1.695225552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387390174702101">
            <text:p>0.3873901747</text:p>
          </table:table-cell>
          <table:table-cell table:formula="of:=0.8*SQRT(-2*LOG(RAND()))*SIN(2*PI()*RAND())+1.7*(2-1.2*[.A543])^2+1.7" office:value-type="float" office:value="4.60166960898423">
            <text:p>4.6016696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1178407132342">
            <text:p>1.8117840713</text:p>
          </table:table-cell>
          <table:table-cell table:formula="of:=0.8*SQRT(-2*LOG(RAND()))*SIN(2*PI()*RAND())+1.7*(2-1.2*[.A544])^2+1.7" office:value-type="float" office:value="1.47467888594446">
            <text:p>1.474678885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444619493868359">
            <text:p>0.4446194939</text:p>
          </table:table-cell>
          <table:table-cell table:formula="of:=0.8*SQRT(-2*LOG(RAND()))*SIN(2*PI()*RAND())+1.7*(2-1.2*[.A545])^2+1.7" office:value-type="float" office:value="4.32832953594893">
            <text:p>4.328329535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8649296493374">
            <text:p>1.0864929649</text:p>
          </table:table-cell>
          <table:table-cell table:formula="of:=0.8*SQRT(-2*LOG(RAND()))*SIN(2*PI()*RAND())+1.7*(2-1.2*[.A546])^2+1.7" office:value-type="float" office:value="3.38774957773338">
            <text:p>3.387749577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0354144725284">
            <text:p>1.3035414473</text:p>
          </table:table-cell>
          <table:table-cell table:formula="of:=0.8*SQRT(-2*LOG(RAND()))*SIN(2*PI()*RAND())+1.7*(2-1.2*[.A547])^2+1.7" office:value-type="float" office:value="1.65602757285846">
            <text:p>1.656027572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7262635888926">
            <text:p>1.1726263589</text:p>
          </table:table-cell>
          <table:table-cell table:formula="of:=0.8*SQRT(-2*LOG(RAND()))*SIN(2*PI()*RAND())+1.7*(2-1.2*[.A548])^2+1.7" office:value-type="float" office:value="3.3074562626313">
            <text:p>3.30745626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5599864541652">
            <text:p>1.7559986454</text:p>
          </table:table-cell>
          <table:table-cell table:formula="of:=0.8*SQRT(-2*LOG(RAND()))*SIN(2*PI()*RAND())+1.7*(2-1.2*[.A549])^2+1.7" office:value-type="float" office:value="0.598633681327669">
            <text:p>0.59863368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0718116482463">
            <text:p>1.8071811648</text:p>
          </table:table-cell>
          <table:table-cell table:formula="of:=0.8*SQRT(-2*LOG(RAND()))*SIN(2*PI()*RAND())+1.7*(2-1.2*[.A550])^2+1.7" office:value-type="float" office:value="1.44345220379686">
            <text:p>1.443452203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63220447508606">
            <text:p>0.9632204475</text:p>
          </table:table-cell>
          <table:table-cell table:formula="of:=0.8*SQRT(-2*LOG(RAND()))*SIN(2*PI()*RAND())+1.7*(2-1.2*[.A551])^2+1.7" office:value-type="float" office:value="2.41711587694273">
            <text:p>2.41711587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1037709204299">
            <text:p>1.810377092</text:p>
          </table:table-cell>
          <table:table-cell table:formula="of:=0.8*SQRT(-2*LOG(RAND()))*SIN(2*PI()*RAND())+1.7*(2-1.2*[.A552])^2+1.7" office:value-type="float" office:value="1.75132723659347">
            <text:p>1.751327236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26651268409061">
            <text:p>0.9266512684</text:p>
          </table:table-cell>
          <table:table-cell table:formula="of:=0.8*SQRT(-2*LOG(RAND()))*SIN(2*PI()*RAND())+1.7*(2-1.2*[.A553])^2+1.7" office:value-type="float" office:value="3.06225264471453">
            <text:p>3.06225264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0116519077914">
            <text:p>1.7011651908</text:p>
          </table:table-cell>
          <table:table-cell table:formula="of:=0.8*SQRT(-2*LOG(RAND()))*SIN(2*PI()*RAND())+1.7*(2-1.2*[.A554])^2+1.7" office:value-type="float" office:value="1.98263544542551">
            <text:p>1.982635445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7015264156207">
            <text:p>1.4701526416</text:p>
          </table:table-cell>
          <table:table-cell table:formula="of:=0.8*SQRT(-2*LOG(RAND()))*SIN(2*PI()*RAND())+1.7*(2-1.2*[.A555])^2+1.7" office:value-type="float" office:value="2.47044788719415">
            <text:p>2.47044788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4340861880134">
            <text:p>1.4434086188</text:p>
          </table:table-cell>
          <table:table-cell table:formula="of:=0.8*SQRT(-2*LOG(RAND()))*SIN(2*PI()*RAND())+1.7*(2-1.2*[.A556])^2+1.7" office:value-type="float" office:value="2.43347668502198">
            <text:p>2.43347668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5755962662923">
            <text:p>2.0575596266</text:p>
          </table:table-cell>
          <table:table-cell table:formula="of:=0.8*SQRT(-2*LOG(RAND()))*SIN(2*PI()*RAND())+1.7*(2-1.2*[.A557])^2+1.7" office:value-type="float" office:value="1.96962345394536">
            <text:p>1.96962345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7731141477487">
            <text:p>1.9773114148</text:p>
          </table:table-cell>
          <table:table-cell table:formula="of:=0.8*SQRT(-2*LOG(RAND()))*SIN(2*PI()*RAND())+1.7*(2-1.2*[.A558])^2+1.7" office:value-type="float" office:value="2.21535579240577">
            <text:p>2.215355792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1621957535509">
            <text:p>1.9162195754</text:p>
          </table:table-cell>
          <table:table-cell table:formula="of:=0.8*SQRT(-2*LOG(RAND()))*SIN(2*PI()*RAND())+1.7*(2-1.2*[.A559])^2+1.7" office:value-type="float" office:value="1.02672594092274">
            <text:p>1.02672594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3307371693369">
            <text:p>1.4330737169</text:p>
          </table:table-cell>
          <table:table-cell table:formula="of:=0.8*SQRT(-2*LOG(RAND()))*SIN(2*PI()*RAND())+1.7*(2-1.2*[.A560])^2+1.7" office:value-type="float" office:value="2.98066780261248">
            <text:p>2.98066780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3722910050368">
            <text:p>1.0372291005</text:p>
          </table:table-cell>
          <table:table-cell table:formula="of:=0.8*SQRT(-2*LOG(RAND()))*SIN(2*PI()*RAND())+1.7*(2-1.2*[.A561])^2+1.7" office:value-type="float" office:value="2.66837653116853">
            <text:p>2.668376531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32550136917752">
            <text:p>2.3255013692</text:p>
          </table:table-cell>
          <table:table-cell table:formula="of:=0.8*SQRT(-2*LOG(RAND()))*SIN(2*PI()*RAND())+1.7*(2-1.2*[.A562])^2+1.7" office:value-type="float" office:value="2.60208773026977">
            <text:p>2.602087730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7567959298387">
            <text:p>1.575679593</text:p>
          </table:table-cell>
          <table:table-cell table:formula="of:=0.8*SQRT(-2*LOG(RAND()))*SIN(2*PI()*RAND())+1.7*(2-1.2*[.A563])^2+1.7" office:value-type="float" office:value="2.12316265996192">
            <text:p>2.1231626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1529029665912">
            <text:p>1.0152902967</text:p>
          </table:table-cell>
          <table:table-cell table:formula="of:=0.8*SQRT(-2*LOG(RAND()))*SIN(2*PI()*RAND())+1.7*(2-1.2*[.A564])^2+1.7" office:value-type="float" office:value="2.95868230128217">
            <text:p>2.958682301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5925338248997">
            <text:p>1.0592533825</text:p>
          </table:table-cell>
          <table:table-cell table:formula="of:=0.8*SQRT(-2*LOG(RAND()))*SIN(2*PI()*RAND())+1.7*(2-1.2*[.A565])^2+1.7" office:value-type="float" office:value="2.13379358946307">
            <text:p>2.133793589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05304836241985">
            <text:p>1.0530483624</text:p>
          </table:table-cell>
          <table:table-cell table:formula="of:=0.8*SQRT(-2*LOG(RAND()))*SIN(2*PI()*RAND())+1.7*(2-1.2*[.A566])^2+1.7" office:value-type="float" office:value="2.28895764807199">
            <text:p>2.288957648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2649218882237">
            <text:p>1.1264921888</text:p>
          </table:table-cell>
          <table:table-cell table:formula="of:=0.8*SQRT(-2*LOG(RAND()))*SIN(2*PI()*RAND())+1.7*(2-1.2*[.A567])^2+1.7" office:value-type="float" office:value="1.72784316846053">
            <text:p>1.727843168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4972920304312">
            <text:p>1.249729203</text:p>
          </table:table-cell>
          <table:table-cell table:formula="of:=0.8*SQRT(-2*LOG(RAND()))*SIN(2*PI()*RAND())+1.7*(2-1.2*[.A568])^2+1.7" office:value-type="float" office:value="2.70576382018162">
            <text:p>2.705763820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3528318411265">
            <text:p>1.2352831841</text:p>
          </table:table-cell>
          <table:table-cell table:formula="of:=0.8*SQRT(-2*LOG(RAND()))*SIN(2*PI()*RAND())+1.7*(2-1.2*[.A569])^2+1.7" office:value-type="float" office:value="2.153289699577">
            <text:p>2.153289699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53420871854815">
            <text:p>1.5342087185</text:p>
          </table:table-cell>
          <table:table-cell table:formula="of:=0.8*SQRT(-2*LOG(RAND()))*SIN(2*PI()*RAND())+1.7*(2-1.2*[.A570])^2+1.7" office:value-type="float" office:value="1.25475443723029">
            <text:p>1.254754437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0349201734144">
            <text:p>2.0034920173</text:p>
          </table:table-cell>
          <table:table-cell table:formula="of:=0.8*SQRT(-2*LOG(RAND()))*SIN(2*PI()*RAND())+1.7*(2-1.2*[.A571])^2+1.7" office:value-type="float" office:value="1.90829254561723">
            <text:p>1.90829254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3.54304452761386">
            <text:p>3.5430445276</text:p>
          </table:table-cell>
          <table:table-cell table:formula="of:=0.8*SQRT(-2*LOG(RAND()))*SIN(2*PI()*RAND())+1.7*(2-1.2*[.A572])^2+1.7" office:value-type="float" office:value="10.7775244575749">
            <text:p>10.777524457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9727948036949">
            <text:p>2.0972794804</text:p>
          </table:table-cell>
          <table:table-cell table:formula="of:=0.8*SQRT(-2*LOG(RAND()))*SIN(2*PI()*RAND())+1.7*(2-1.2*[.A573])^2+1.7" office:value-type="float" office:value="1.7582219316108">
            <text:p>1.758221931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04761748481058">
            <text:p>2.0476174848</text:p>
          </table:table-cell>
          <table:table-cell table:formula="of:=0.8*SQRT(-2*LOG(RAND()))*SIN(2*PI()*RAND())+1.7*(2-1.2*[.A574])^2+1.7" office:value-type="float" office:value="2.64347710306545">
            <text:p>2.643477103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859696751005128">
            <text:p>0.859696751</text:p>
          </table:table-cell>
          <table:table-cell table:formula="of:=0.8*SQRT(-2*LOG(RAND()))*SIN(2*PI()*RAND())+1.7*(2-1.2*[.A575])^2+1.7" office:value-type="float" office:value="2.97529220260279">
            <text:p>2.97529220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22549909814655">
            <text:p>1.2254990981</text:p>
          </table:table-cell>
          <table:table-cell table:formula="of:=0.8*SQRT(-2*LOG(RAND()))*SIN(2*PI()*RAND())+1.7*(2-1.2*[.A576])^2+1.7" office:value-type="float" office:value="2.15285431174143">
            <text:p>2.15285431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70613652464772">
            <text:p>0.9706136525</text:p>
          </table:table-cell>
          <table:table-cell table:formula="of:=0.8*SQRT(-2*LOG(RAND()))*SIN(2*PI()*RAND())+1.7*(2-1.2*[.A577])^2+1.7" office:value-type="float" office:value="4.0134054339781">
            <text:p>4.01340543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4459072244741">
            <text:p>1.4445907224</text:p>
          </table:table-cell>
          <table:table-cell table:formula="of:=0.8*SQRT(-2*LOG(RAND()))*SIN(2*PI()*RAND())+1.7*(2-1.2*[.A578])^2+1.7" office:value-type="float" office:value="1.30852498191297">
            <text:p>1.308524981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6742914003309">
            <text:p>1.76742914</text:p>
          </table:table-cell>
          <table:table-cell table:formula="of:=0.8*SQRT(-2*LOG(RAND()))*SIN(2*PI()*RAND())+1.7*(2-1.2*[.A579])^2+1.7" office:value-type="float" office:value="2.74512380765528">
            <text:p>2.745123807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2728836620095">
            <text:p>1.4272883662</text:p>
          </table:table-cell>
          <table:table-cell table:formula="of:=0.8*SQRT(-2*LOG(RAND()))*SIN(2*PI()*RAND())+1.7*(2-1.2*[.A580])^2+1.7" office:value-type="float" office:value="2.04449663854336">
            <text:p>2.044496638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082136328647">
            <text:p>1.7082136329</text:p>
          </table:table-cell>
          <table:table-cell table:formula="of:=0.8*SQRT(-2*LOG(RAND()))*SIN(2*PI()*RAND())+1.7*(2-1.2*[.A581])^2+1.7" office:value-type="float" office:value="1.84387618769125">
            <text:p>1.843876187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21151419098583">
            <text:p>2.211514191</text:p>
          </table:table-cell>
          <table:table-cell table:formula="of:=0.8*SQRT(-2*LOG(RAND()))*SIN(2*PI()*RAND())+1.7*(2-1.2*[.A582])^2+1.7" office:value-type="float" office:value="2.31144111213328">
            <text:p>2.311441112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5265829705998">
            <text:p>1.1526582971</text:p>
          </table:table-cell>
          <table:table-cell table:formula="of:=0.8*SQRT(-2*LOG(RAND()))*SIN(2*PI()*RAND())+1.7*(2-1.2*[.A583])^2+1.7" office:value-type="float" office:value="1.85910479611203">
            <text:p>1.859104796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66583454007341">
            <text:p>2.6658345401</text:p>
          </table:table-cell>
          <table:table-cell table:formula="of:=0.8*SQRT(-2*LOG(RAND()))*SIN(2*PI()*RAND())+1.7*(2-1.2*[.A584])^2+1.7" office:value-type="float" office:value="3.61057050439057">
            <text:p>3.61057050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1635139299088">
            <text:p>1.416351393</text:p>
          </table:table-cell>
          <table:table-cell table:formula="of:=0.8*SQRT(-2*LOG(RAND()))*SIN(2*PI()*RAND())+1.7*(2-1.2*[.A585])^2+1.7" office:value-type="float" office:value="1.37477305989325">
            <text:p>1.374773059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66532339949074">
            <text:p>2.6653233995</text:p>
          </table:table-cell>
          <table:table-cell table:formula="of:=0.8*SQRT(-2*LOG(RAND()))*SIN(2*PI()*RAND())+1.7*(2-1.2*[.A586])^2+1.7" office:value-type="float" office:value="3.75850569622912">
            <text:p>3.758505696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49321655949368">
            <text:p>1.4932165595</text:p>
          </table:table-cell>
          <table:table-cell table:formula="of:=0.8*SQRT(-2*LOG(RAND()))*SIN(2*PI()*RAND())+1.7*(2-1.2*[.A587])^2+1.7" office:value-type="float" office:value="2.16847503323066">
            <text:p>2.168475033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420917226597">
            <text:p>1.3420917227</text:p>
          </table:table-cell>
          <table:table-cell table:formula="of:=0.8*SQRT(-2*LOG(RAND()))*SIN(2*PI()*RAND())+1.7*(2-1.2*[.A588])^2+1.7" office:value-type="float" office:value="1.37314167563021">
            <text:p>1.373141675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134222824005">
            <text:p>1.134222824</text:p>
          </table:table-cell>
          <table:table-cell table:formula="of:=0.8*SQRT(-2*LOG(RAND()))*SIN(2*PI()*RAND())+1.7*(2-1.2*[.A589])^2+1.7" office:value-type="float" office:value="2.95030489256088">
            <text:p>2.95030489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9349321335254">
            <text:p>1.3934932134</text:p>
          </table:table-cell>
          <table:table-cell table:formula="of:=0.8*SQRT(-2*LOG(RAND()))*SIN(2*PI()*RAND())+1.7*(2-1.2*[.A590])^2+1.7" office:value-type="float" office:value="1.5040678440009">
            <text:p>1.5040678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2.19057564261045">
            <text:p>2.1905756426</text:p>
          </table:table-cell>
          <table:table-cell table:formula="of:=0.8*SQRT(-2*LOG(RAND()))*SIN(2*PI()*RAND())+1.7*(2-1.2*[.A591])^2+1.7" office:value-type="float" office:value="2.00027369086246">
            <text:p>2.000273690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2650239608283">
            <text:p>1.6265023961</text:p>
          </table:table-cell>
          <table:table-cell table:formula="of:=0.8*SQRT(-2*LOG(RAND()))*SIN(2*PI()*RAND())+1.7*(2-1.2*[.A592])^2+1.7" office:value-type="float" office:value="2.61602159173483">
            <text:p>2.61602159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1323207172359">
            <text:p>1.9132320717</text:p>
          </table:table-cell>
          <table:table-cell table:formula="of:=0.8*SQRT(-2*LOG(RAND()))*SIN(2*PI()*RAND())+1.7*(2-1.2*[.A593])^2+1.7" office:value-type="float" office:value="1.68133779625852">
            <text:p>1.681337796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69910774270153">
            <text:p>1.6991077427</text:p>
          </table:table-cell>
          <table:table-cell table:formula="of:=0.8*SQRT(-2*LOG(RAND()))*SIN(2*PI()*RAND())+1.7*(2-1.2*[.A594])^2+1.7" office:value-type="float" office:value="1.87525666467471">
            <text:p>1.87525666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77488646032636">
            <text:p>1.7748864603</text:p>
          </table:table-cell>
          <table:table-cell table:formula="of:=0.8*SQRT(-2*LOG(RAND()))*SIN(2*PI()*RAND())+1.7*(2-1.2*[.A595])^2+1.7" office:value-type="float" office:value="1.65752916516998">
            <text:p>1.657529165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39240295887803">
            <text:p>1.3924029589</text:p>
          </table:table-cell>
          <table:table-cell table:formula="of:=0.8*SQRT(-2*LOG(RAND()))*SIN(2*PI()*RAND())+1.7*(2-1.2*[.A596])^2+1.7" office:value-type="float" office:value="1.29161246192438">
            <text:p>1.291612461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82087506560865">
            <text:p>1.8208750656</text:p>
          </table:table-cell>
          <table:table-cell table:formula="of:=0.8*SQRT(-2*LOG(RAND()))*SIN(2*PI()*RAND())+1.7*(2-1.2*[.A597])^2+1.7" office:value-type="float" office:value="1.78606541688648">
            <text:p>1.786065416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1.98244353352176">
            <text:p>1.9824435335</text:p>
          </table:table-cell>
          <table:table-cell table:formula="of:=0.8*SQRT(-2*LOG(RAND()))*SIN(2*PI()*RAND())+1.7*(2-1.2*[.A598])^2+1.7" office:value-type="float" office:value="2.05382706471534">
            <text:p>2.05382706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920201473326336">
            <text:p>0.9202014733</text:p>
          </table:table-cell>
          <table:table-cell table:formula="of:=0.8*SQRT(-2*LOG(RAND()))*SIN(2*PI()*RAND())+1.7*(2-1.2*[.A599])^2+1.7" office:value-type="float" office:value="2.74045779240094">
            <text:p>2.740457792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formula="of:=0.8*SQRT(-2*LOG(RAND()))*COS(2*PI()*RAND())+1.7" office:value-type="float" office:value="0.573013303875291">
            <text:p>0.5730133039</text:p>
          </table:table-cell>
          <table:table-cell table:formula="of:=0.8*SQRT(-2*LOG(RAND()))*SIN(2*PI()*RAND())+1.7*(2-1.2*[.A600])^2+1.7" office:value-type="float" office:value="4.28859534983441">
            <text:p>4.2885953498</text:p>
          </table:table-cell>
          <table:table-cell office:value-type="float" office:value="-1">
            <text:p>-1</text:p>
          </table:table-cell>
          <table:table-cell/>
        </table:table-row>
      </table:table>
      <table:table table:name="検定；失敗" table:style-name="ta1" table:print="false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2">
          <table:table-cell office:value-type="string">
            <text:p>データ</text:p>
          </table:table-cell>
          <table:table-cell office:value-type="float" office:value="3.7365648669">
            <text:p>3.7365648669</text:p>
          </table:table-cell>
          <table:table-cell office:value-type="float" office:value="1.3947554603">
            <text:p>1.3947554603</text:p>
          </table:table-cell>
          <table:table-cell office:value-type="float" office:value="1">
            <text:p>1</text:p>
          </table:table-cell>
          <table:table-cell office:value-type="string">
            <text:p>重み</text:p>
          </table:table-cell>
          <table:table-cell office:value-type="float" office:value="0.374829340580933">
            <text:p>0.3748293406</text:p>
          </table:table-cell>
          <table:table-cell/>
          <table:table-cell table:formula="of:=[.B1]*[.D1]*[.F1]" office:value-type="float" office:value="1.40057414509801">
            <text:p>1.4005741451</text:p>
          </table:table-cell>
          <table:table-cell table:formula="of:=[.C1]*[.D1]*[.F1]" office:value-type="float" office:value="0.522795269455905">
            <text:p>0.5227952695</text:p>
          </table:table-cell>
          <table:table-cell table:number-columns-repeated="2"/>
          <table:table-cell office:value-type="string">
            <text:p>x1</text:p>
          </table:table-cell>
          <table:table-cell office:value-type="string">
            <text:p>x2</text:p>
          </table:table-cell>
          <table:table-cell/>
          <table:table-cell office:value-type="string">
            <text:p>検算1</text:p>
          </table:table-cell>
          <table:table-cell table:formula="of:=[.$L$2]*[.B1]+[.$M$2]*[.C1]" office:value-type="float" office:value="137.532038466939">
            <text:p>137.5320384669</text:p>
          </table:table-cell>
          <table:table-cell office:value-type="string">
            <text:p>検算2</text:p>
          </table:table-cell>
          <table:table-cell table:formula="of:=[.D1]*[.F1]" office:value-type="float" office:value="0.374829340580933">
            <text:p>0.3748293406</text:p>
          </table:table-cell>
          <table:table-cell table:formula="of:=SUM([.R1:.R400])" office:value-type="float" office:value="-6.0507154842071E-015">
            <text:p>-6.0507154842071E-015</text:p>
          </table:table-cell>
        </table:table-row>
        <table:table-row table:style-name="ro1">
          <table:table-cell/>
          <table:table-cell office:value-type="float" office:value="4.8167569081">
            <text:p>4.8167569081</text:p>
          </table:table-cell>
          <table:table-cell office:value-type="float" office:value="1.0055483664">
            <text:p>1.0055483664</text:p>
          </table:table-cell>
          <table:table-cell office:value-type="float" office:value="1">
            <text:p>1</text:p>
          </table:table-cell>
          <table:table-cell/>
          <table:table-cell office:value-type="float" office:value="0.0191615488960829">
            <text:p>0.0191615489</text:p>
          </table:table-cell>
          <table:table-cell/>
          <table:table-cell table:formula="of:=[.B2]*[.D2]*[.F2]" office:value-type="float" office:value="0.0922965230151032">
            <text:p>0.092296523</text:p>
          </table:table-cell>
          <table:table-cell table:formula="of:=[.C2]*[.D2]*[.F2]" office:value-type="float" office:value="0.0192678641901499">
            <text:p>0.0192678642</text:p>
          </table:table-cell>
          <table:table-cell/>
          <table:table-cell office:value-type="string">
            <text:p>重み</text:p>
          </table:table-cell>
          <table:table-cell table:formula="of:=SUM([.H1:.H400])" office:value-type="float" office:value="56.6224058891632">
            <text:p>56.6224058892</text:p>
          </table:table-cell>
          <table:table-cell table:formula="of:=SUM([.I1:.I400])" office:value-type="float" office:value="-53.0854735223146">
            <text:p>-53.0854735223</text:p>
          </table:table-cell>
          <table:table-cell table:number-columns-repeated="2"/>
          <table:table-cell table:formula="of:=[.$L$2]*[.B2]+[.$M$2]*[.C2]" office:value-type="float" office:value="219.356353539935">
            <text:p>219.3563535399</text:p>
          </table:table-cell>
          <table:table-cell/>
          <table:table-cell table:formula="of:=[.D2]*[.F2]" office:value-type="float" office:value="0.0191615488960829">
            <text:p>0.0191615489</text:p>
          </table:table-cell>
          <table:table-cell/>
        </table:table-row>
        <table:table-row table:style-name="ro1">
          <table:table-cell/>
          <table:table-cell office:value-type="float" office:value="3.9581616868">
            <text:p>3.9581616868</text:p>
          </table:table-cell>
          <table:table-cell office:value-type="float" office:value="2.0618731901">
            <text:p>2.0618731901</text:p>
          </table:table-cell>
          <table:table-cell office:value-type="float" office:value="1">
            <text:p>1</text:p>
          </table:table-cell>
          <table:table-cell/>
          <table:table-cell office:value-type="float" office:value="0.312473638252502">
            <text:p>0.3124736383</text:p>
          </table:table-cell>
          <table:table-cell/>
          <table:table-cell table:formula="of:=[.B3]*[.D3]*[.F3]" office:value-type="float" office:value="1.23682118306606">
            <text:p>1.2368211831</text:p>
          </table:table-cell>
          <table:table-cell table:formula="of:=[.C3]*[.D3]*[.F3]" office:value-type="float" office:value="0.64428101732584">
            <text:p>0.6442810173</text:p>
          </table:table-cell>
          <table:table-cell/>
          <table:table-cell office:value-type="string">
            <text:p>傾き</text:p>
          </table:table-cell>
          <table:table-cell table:number-columns-repeated="4"/>
          <table:table-cell table:formula="of:=[.$L$2]*[.B3]+[.$M$2]*[.C3]" office:value-type="float" office:value="114.665122965501">
            <text:p>114.6651229655</text:p>
          </table:table-cell>
          <table:table-cell/>
          <table:table-cell table:formula="of:=[.D3]*[.F3]" office:value-type="float" office:value="0.312473638252502">
            <text:p>0.3124736383</text:p>
          </table:table-cell>
          <table:table-cell/>
        </table:table-row>
        <table:table-row table:style-name="ro1">
          <table:table-cell/>
          <table:table-cell office:value-type="float" office:value="4.3871556441">
            <text:p>4.3871556441</text:p>
          </table:table-cell>
          <table:table-cell office:value-type="float" office:value="2.3036650613">
            <text:p>2.3036650613</text:p>
          </table:table-cell>
          <table:table-cell office:value-type="float" office:value="1">
            <text:p>1</text:p>
          </table:table-cell>
          <table:table-cell/>
          <table:table-cell office:value-type="float" office:value="0.0382116854438412">
            <text:p>0.0382116854</text:p>
          </table:table-cell>
          <table:table-cell/>
          <table:table-cell table:formula="of:=[.B4]*[.D4]*[.F4]" office:value-type="float" office:value="0.167640611465522">
            <text:p>0.1676406115</text:p>
          </table:table-cell>
          <table:table-cell table:formula="of:=[.C4]*[.D4]*[.F4]" office:value-type="float" office:value="0.0880269246903628">
            <text:p>0.0880269247</text:p>
          </table:table-cell>
          <table:table-cell table:number-columns-repeated="6"/>
          <table:table-cell table:formula="of:=[.$L$2]*[.B4]+[.$M$2]*[.C4]" office:value-type="float" office:value="126.120156963241">
            <text:p>126.1201569632</text:p>
          </table:table-cell>
          <table:table-cell/>
          <table:table-cell table:formula="of:=[.D4]*[.F4]" office:value-type="float" office:value="0.0382116854438412">
            <text:p>0.0382116854</text:p>
          </table:table-cell>
          <table:table-cell/>
        </table:table-row>
        <table:table-row table:style-name="ro1">
          <table:table-cell/>
          <table:table-cell office:value-type="float" office:value="5.2195889869">
            <text:p>5.2195889869</text:p>
          </table:table-cell>
          <table:table-cell office:value-type="float" office:value="2.1620843626">
            <text:p>2.16208436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]*[.D5]*[.F5]" office:value-type="float" office:value="0">
            <text:p>0</text:p>
          </table:table-cell>
          <table:table-cell table:formula="of:=[.C5]*[.D5]*[.F5]" office:value-type="float" office:value="0">
            <text:p>0</text:p>
          </table:table-cell>
          <table:table-cell table:number-columns-repeated="6"/>
          <table:table-cell table:formula="of:=[.$L$2]*[.B5]+[.$M$2]*[.C5]" office:value-type="float" office:value="180.770414007045">
            <text:p>180.770414007</text:p>
          </table:table-cell>
          <table:table-cell/>
          <table:table-cell table:formula="of:=[.D5]*[.F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651539895">
            <text:p>4.6651539895</text:p>
          </table:table-cell>
          <table:table-cell office:value-type="float" office:value="0.6819426079">
            <text:p>0.6819426079</text:p>
          </table:table-cell>
          <table:table-cell office:value-type="float" office:value="1">
            <text:p>1</text:p>
          </table:table-cell>
          <table:table-cell/>
          <table:table-cell office:value-type="float" office:value="0.302267433888957">
            <text:p>0.3022674339</text:p>
          </table:table-cell>
          <table:table-cell/>
          <table:table-cell table:formula="of:=[.B6]*[.D6]*[.F6]" office:value-type="float" office:value="1.410124125103">
            <text:p>1.4101241251</text:p>
          </table:table-cell>
          <table:table-cell table:formula="of:=[.C6]*[.D6]*[.F6]" office:value-type="float" office:value="0.206129042149476">
            <text:p>0.2061290421</text:p>
          </table:table-cell>
          <table:table-cell table:number-columns-repeated="6"/>
          <table:table-cell table:formula="of:=[.$L$2]*[.B6]+[.$M$2]*[.C6]" office:value-type="float" office:value="227.950996473504">
            <text:p>227.9509964735</text:p>
          </table:table-cell>
          <table:table-cell/>
          <table:table-cell table:formula="of:=[.D6]*[.F6]" office:value-type="float" office:value="0.302267433888957">
            <text:p>0.3022674339</text:p>
          </table:table-cell>
          <table:table-cell/>
        </table:table-row>
        <table:table-row table:style-name="ro1">
          <table:table-cell/>
          <table:table-cell office:value-type="float" office:value="4.2436335175">
            <text:p>4.2436335175</text:p>
          </table:table-cell>
          <table:table-cell office:value-type="float" office:value="1.8944838566">
            <text:p>1.8944838566</text:p>
          </table:table-cell>
          <table:table-cell office:value-type="float" office:value="1">
            <text:p>1</text:p>
          </table:table-cell>
          <table:table-cell/>
          <table:table-cell office:value-type="float" office:value="0.364030678166558">
            <text:p>0.3640306782</text:p>
          </table:table-cell>
          <table:table-cell/>
          <table:table-cell table:formula="of:=[.B7]*[.D7]*[.F7]" office:value-type="float" office:value="1.54481278726586">
            <text:p>1.5448127873</text:p>
          </table:table-cell>
          <table:table-cell table:formula="of:=[.C7]*[.D7]*[.F7]" office:value-type="float" office:value="0.689650243093694">
            <text:p>0.6896502431</text:p>
          </table:table-cell>
          <table:table-cell table:number-columns-repeated="6"/>
          <table:table-cell table:formula="of:=[.$L$2]*[.B7]+[.$M$2]*[.C7]" office:value-type="float" office:value="139.715166864751">
            <text:p>139.7151668648</text:p>
          </table:table-cell>
          <table:table-cell/>
          <table:table-cell table:formula="of:=[.D7]*[.F7]" office:value-type="float" office:value="0.364030678166558">
            <text:p>0.3640306782</text:p>
          </table:table-cell>
          <table:table-cell/>
        </table:table-row>
        <table:table-row table:style-name="ro1">
          <table:table-cell/>
          <table:table-cell office:value-type="float" office:value="3.9638942355">
            <text:p>3.9638942355</text:p>
          </table:table-cell>
          <table:table-cell office:value-type="float" office:value="0.5489529122">
            <text:p>0.548952912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]*[.D8]*[.F8]" office:value-type="float" office:value="0">
            <text:p>0</text:p>
          </table:table-cell>
          <table:table-cell table:formula="of:=[.C8]*[.D8]*[.F8]" office:value-type="float" office:value="0">
            <text:p>0</text:p>
          </table:table-cell>
          <table:table-cell table:number-columns-repeated="6"/>
          <table:table-cell table:formula="of:=[.$L$2]*[.B8]+[.$M$2]*[.C8]" office:value-type="float" office:value="195.303803018605">
            <text:p>195.3038030186</text:p>
          </table:table-cell>
          <table:table-cell/>
          <table:table-cell table:formula="of:=[.D8]*[.F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851895721">
            <text:p>4.9851895721</text:p>
          </table:table-cell>
          <table:table-cell office:value-type="float" office:value="1.5167243847">
            <text:p>1.516724384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]*[.D9]*[.F9]" office:value-type="float" office:value="0">
            <text:p>0</text:p>
          </table:table-cell>
          <table:table-cell table:formula="of:=[.C9]*[.D9]*[.F9]" office:value-type="float" office:value="0">
            <text:p>0</text:p>
          </table:table-cell>
          <table:table-cell table:number-columns-repeated="6"/>
          <table:table-cell table:formula="of:=[.$L$2]*[.B9]+[.$M$2]*[.C9]" office:value-type="float" office:value="201.757395221229">
            <text:p>201.7573952212</text:p>
          </table:table-cell>
          <table:table-cell/>
          <table:table-cell table:formula="of:=[.D9]*[.F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298944266">
            <text:p>3.8298944266</text:p>
          </table:table-cell>
          <table:table-cell office:value-type="float" office:value="1.2597336113">
            <text:p>1.2597336113</text:p>
          </table:table-cell>
          <table:table-cell office:value-type="float" office:value="1">
            <text:p>1</text:p>
          </table:table-cell>
          <table:table-cell/>
          <table:table-cell office:value-type="float" office:value="0.328325481416822">
            <text:p>0.3283254814</text:p>
          </table:table-cell>
          <table:table-cell/>
          <table:table-cell table:formula="of:=[.B10]*[.D10]*[.F10]" office:value-type="float" office:value="1.25745193138905">
            <text:p>1.2574519314</text:p>
          </table:table-cell>
          <table:table-cell table:formula="of:=[.C10]*[.D10]*[.F10]" office:value-type="float" office:value="0.413602644387024">
            <text:p>0.4136026444</text:p>
          </table:table-cell>
          <table:table-cell table:number-columns-repeated="6"/>
          <table:table-cell table:formula="of:=[.$L$2]*[.B10]+[.$M$2]*[.C10]" office:value-type="float" office:value="149.984281467753">
            <text:p>149.9842814678</text:p>
          </table:table-cell>
          <table:table-cell/>
          <table:table-cell table:formula="of:=[.D10]*[.F10]" office:value-type="float" office:value="0.328325481416822">
            <text:p>0.3283254814</text:p>
          </table:table-cell>
          <table:table-cell/>
        </table:table-row>
        <table:table-row table:style-name="ro1">
          <table:table-cell/>
          <table:table-cell office:value-type="float" office:value="4.8090222013">
            <text:p>4.8090222013</text:p>
          </table:table-cell>
          <table:table-cell office:value-type="float" office:value="1.4752378536">
            <text:p>1.475237853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]*[.D11]*[.F11]" office:value-type="float" office:value="0">
            <text:p>0</text:p>
          </table:table-cell>
          <table:table-cell table:formula="of:=[.C11]*[.D11]*[.F11]" office:value-type="float" office:value="0">
            <text:p>0</text:p>
          </table:table-cell>
          <table:table-cell table:number-columns-repeated="6"/>
          <table:table-cell table:formula="of:=[.$L$2]*[.B11]+[.$M$2]*[.C11]" office:value-type="float" office:value="193.984706995607">
            <text:p>193.9847069956</text:p>
          </table:table-cell>
          <table:table-cell/>
          <table:table-cell table:formula="of:=[.D11]*[.F1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970072464">
            <text:p>5.1970072464</text:p>
          </table:table-cell>
          <table:table-cell office:value-type="float" office:value="2.1142015015">
            <text:p>2.1142015015</text:p>
          </table:table-cell>
          <table:table-cell office:value-type="float" office:value="1">
            <text:p>1</text:p>
          </table:table-cell>
          <table:table-cell/>
          <table:table-cell office:value-type="float" office:value="0.481259701151735">
            <text:p>0.4812597012</text:p>
          </table:table-cell>
          <table:table-cell/>
          <table:table-cell table:formula="of:=[.B12]*[.D12]*[.F12]" office:value-type="float" office:value="2.50111015428587">
            <text:p>2.5011101543</text:p>
          </table:table-cell>
          <table:table-cell table:formula="of:=[.C12]*[.D12]*[.F12]" office:value-type="float" office:value="1.01747998278644">
            <text:p>1.0174799828</text:p>
          </table:table-cell>
          <table:table-cell table:number-columns-repeated="6"/>
          <table:table-cell table:formula="of:=[.$L$2]*[.B12]+[.$M$2]*[.C12]" office:value-type="float" office:value="182.033665885867">
            <text:p>182.0336658859</text:p>
          </table:table-cell>
          <table:table-cell/>
          <table:table-cell table:formula="of:=[.D12]*[.F12]" office:value-type="float" office:value="0.481259701151735">
            <text:p>0.4812597012</text:p>
          </table:table-cell>
          <table:table-cell/>
        </table:table-row>
        <table:table-row table:style-name="ro1">
          <table:table-cell/>
          <table:table-cell office:value-type="float" office:value="4.5810698997">
            <text:p>4.5810698997</text:p>
          </table:table-cell>
          <table:table-cell office:value-type="float" office:value="2.1742794254">
            <text:p>2.174279425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]*[.D13]*[.F13]" office:value-type="float" office:value="0">
            <text:p>0</text:p>
          </table:table-cell>
          <table:table-cell table:formula="of:=[.C13]*[.D13]*[.F13]" office:value-type="float" office:value="0">
            <text:p>0</text:p>
          </table:table-cell>
          <table:table-cell table:number-columns-repeated="6"/>
          <table:table-cell table:formula="of:=[.$L$2]*[.B13]+[.$M$2]*[.C13]" office:value-type="float" office:value="143.968546400256">
            <text:p>143.9685464003</text:p>
          </table:table-cell>
          <table:table-cell/>
          <table:table-cell table:formula="of:=[.D13]*[.F1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822071046">
            <text:p>5.3822071046</text:p>
          </table:table-cell>
          <table:table-cell office:value-type="float" office:value="1.960654268">
            <text:p>1.960654268</text:p>
          </table:table-cell>
          <table:table-cell office:value-type="float" office:value="1">
            <text:p>1</text:p>
          </table:table-cell>
          <table:table-cell/>
          <table:table-cell office:value-type="float" office:value="0.391906730427789">
            <text:p>0.3919067304</text:p>
          </table:table-cell>
          <table:table-cell/>
          <table:table-cell table:formula="of:=[.B14]*[.D14]*[.F14]" office:value-type="float" office:value="2.109323188849">
            <text:p>2.1093231888</text:p>
          </table:table-cell>
          <table:table-cell table:formula="of:=[.C14]*[.D14]*[.F14]" office:value-type="float" office:value="0.76839360367117">
            <text:p>0.7683936037</text:p>
          </table:table-cell>
          <table:table-cell table:number-columns-repeated="6"/>
          <table:table-cell table:formula="of:=[.$L$2]*[.B14]+[.$M$2]*[.C14]" office:value-type="float" office:value="200.671255025872">
            <text:p>200.6712550259</text:p>
          </table:table-cell>
          <table:table-cell/>
          <table:table-cell table:formula="of:=[.D14]*[.F14]" office:value-type="float" office:value="0.391906730427789">
            <text:p>0.3919067304</text:p>
          </table:table-cell>
          <table:table-cell/>
        </table:table-row>
        <table:table-row table:style-name="ro1">
          <table:table-cell/>
          <table:table-cell office:value-type="float" office:value="4.7869380173">
            <text:p>4.7869380173</text:p>
          </table:table-cell>
          <table:table-cell office:value-type="float" office:value="0.3500435676">
            <text:p>0.350043567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]*[.D15]*[.F15]" office:value-type="float" office:value="0">
            <text:p>0</text:p>
          </table:table-cell>
          <table:table-cell table:formula="of:=[.C15]*[.D15]*[.F15]" office:value-type="float" office:value="0">
            <text:p>0</text:p>
          </table:table-cell>
          <table:table-cell table:number-columns-repeated="6"/>
          <table:table-cell table:formula="of:=[.$L$2]*[.B15]+[.$M$2]*[.C15]" office:value-type="float" office:value="252.46571884234">
            <text:p>252.4657188423</text:p>
          </table:table-cell>
          <table:table-cell/>
          <table:table-cell table:formula="of:=[.D15]*[.F1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9403096713">
            <text:p>5.9403096713</text:p>
          </table:table-cell>
          <table:table-cell office:value-type="float" office:value="1.4888597529">
            <text:p>1.488859752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]*[.D16]*[.F16]" office:value-type="float" office:value="0">
            <text:p>0</text:p>
          </table:table-cell>
          <table:table-cell table:formula="of:=[.C16]*[.D16]*[.F16]" office:value-type="float" office:value="0">
            <text:p>0</text:p>
          </table:table-cell>
          <table:table-cell table:number-columns-repeated="6"/>
          <table:table-cell table:formula="of:=[.$L$2]*[.B16]+[.$M$2]*[.C16]" office:value-type="float" office:value="257.317800324657">
            <text:p>257.3178003247</text:p>
          </table:table-cell>
          <table:table-cell/>
          <table:table-cell table:formula="of:=[.D16]*[.F1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6284972852">
            <text:p>3.6284972852</text:p>
          </table:table-cell>
          <table:table-cell office:value-type="float" office:value="1.3613591387">
            <text:p>1.3613591387</text:p>
          </table:table-cell>
          <table:table-cell office:value-type="float" office:value="1">
            <text:p>1</text:p>
          </table:table-cell>
          <table:table-cell/>
          <table:table-cell office:value-type="float" office:value="0.125170659419067">
            <text:p>0.1251706594</text:p>
          </table:table-cell>
          <table:table-cell/>
          <table:table-cell table:formula="of:=[.B17]*[.D17]*[.F17]" office:value-type="float" office:value="0.454181397888778">
            <text:p>0.4541813979</text:p>
          </table:table-cell>
          <table:table-cell table:formula="of:=[.C17]*[.D17]*[.F17]" office:value-type="float" office:value="0.170402221097252">
            <text:p>0.1704022211</text:p>
          </table:table-cell>
          <table:table-cell table:number-columns-repeated="6"/>
          <table:table-cell table:formula="of:=[.$L$2]*[.B17]+[.$M$2]*[.C17]" office:value-type="float" office:value="133.185851538501">
            <text:p>133.1858515385</text:p>
          </table:table-cell>
          <table:table-cell/>
          <table:table-cell table:formula="of:=[.D17]*[.F17]" office:value-type="float" office:value="0.125170659419067">
            <text:p>0.1251706594</text:p>
          </table:table-cell>
          <table:table-cell/>
        </table:table-row>
        <table:table-row table:style-name="ro1">
          <table:table-cell/>
          <table:table-cell office:value-type="float" office:value="4.3414295335">
            <text:p>4.3414295335</text:p>
          </table:table-cell>
          <table:table-cell office:value-type="float" office:value="1.4489327384">
            <text:p>1.4489327384</text:p>
          </table:table-cell>
          <table:table-cell office:value-type="float" office:value="1">
            <text:p>1</text:p>
          </table:table-cell>
          <table:table-cell/>
          <table:table-cell office:value-type="float" office:value="0.165062222803619">
            <text:p>0.1650622228</text:p>
          </table:table-cell>
          <table:table-cell/>
          <table:table-cell table:formula="of:=[.B18]*[.D18]*[.F18]" office:value-type="float" office:value="0.716606008944789">
            <text:p>0.7166060089</text:p>
          </table:table-cell>
          <table:table-cell table:formula="of:=[.C18]*[.D18]*[.F18]" office:value-type="float" office:value="0.239164058493239">
            <text:p>0.2391640585</text:p>
          </table:table-cell>
          <table:table-cell table:number-columns-repeated="6"/>
          <table:table-cell table:formula="of:=[.$L$2]*[.B18]+[.$M$2]*[.C18]" office:value-type="float" office:value="168.904904665089">
            <text:p>168.9049046651</text:p>
          </table:table-cell>
          <table:table-cell/>
          <table:table-cell table:formula="of:=[.D18]*[.F18]" office:value-type="float" office:value="0.165062222803619">
            <text:p>0.1650622228</text:p>
          </table:table-cell>
          <table:table-cell/>
        </table:table-row>
        <table:table-row table:style-name="ro1">
          <table:table-cell/>
          <table:table-cell office:value-type="float" office:value="4.1920880024">
            <text:p>4.1920880024</text:p>
          </table:table-cell>
          <table:table-cell office:value-type="float" office:value="1.8820066726">
            <text:p>1.88200667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]*[.D19]*[.F19]" office:value-type="float" office:value="0">
            <text:p>0</text:p>
          </table:table-cell>
          <table:table-cell table:formula="of:=[.C19]*[.D19]*[.F19]" office:value-type="float" office:value="0">
            <text:p>0</text:p>
          </table:table-cell>
          <table:table-cell table:number-columns-repeated="6"/>
          <table:table-cell table:formula="of:=[.$L$2]*[.B19]+[.$M$2]*[.C19]" office:value-type="float" office:value="137.458893007857">
            <text:p>137.4588930079</text:p>
          </table:table-cell>
          <table:table-cell/>
          <table:table-cell table:formula="of:=[.D19]*[.F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782978134">
            <text:p>4.7782978134</text:p>
          </table:table-cell>
          <table:table-cell office:value-type="float" office:value="2.0587978958">
            <text:p>2.0587978958</text:p>
          </table:table-cell>
          <table:table-cell office:value-type="float" office:value="1">
            <text:p>1</text:p>
          </table:table-cell>
          <table:table-cell/>
          <table:table-cell office:value-type="float" office:value="0.141208918521112">
            <text:p>0.1412089185</text:p>
          </table:table-cell>
          <table:table-cell/>
          <table:table-cell table:formula="of:=[.B20]*[.D20]*[.F20]" office:value-type="float" office:value="0.674738266602008">
            <text:p>0.6747382666</text:p>
          </table:table-cell>
          <table:table-cell table:formula="of:=[.C20]*[.D20]*[.F20]" office:value-type="float" office:value="0.290720624319459">
            <text:p>0.2907206243</text:p>
          </table:table-cell>
          <table:table-cell table:number-columns-repeated="6"/>
          <table:table-cell table:formula="of:=[.$L$2]*[.B20]+[.$M$2]*[.C20]" office:value-type="float" office:value="161.266457064348">
            <text:p>161.2664570643</text:p>
          </table:table-cell>
          <table:table-cell/>
          <table:table-cell table:formula="of:=[.D20]*[.F20]" office:value-type="float" office:value="0.141208918521112">
            <text:p>0.1412089185</text:p>
          </table:table-cell>
          <table:table-cell/>
        </table:table-row>
        <table:table-row table:style-name="ro1">
          <table:table-cell/>
          <table:table-cell office:value-type="float" office:value="3.3026734919">
            <text:p>3.3026734919</text:p>
          </table:table-cell>
          <table:table-cell office:value-type="float" office:value="0.9790601337">
            <text:p>0.979060133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]*[.D21]*[.F21]" office:value-type="float" office:value="0">
            <text:p>0</text:p>
          </table:table-cell>
          <table:table-cell table:formula="of:=[.C21]*[.D21]*[.F21]" office:value-type="float" office:value="0">
            <text:p>0</text:p>
          </table:table-cell>
          <table:table-cell table:number-columns-repeated="6"/>
          <table:table-cell table:formula="of:=[.$L$2]*[.B21]+[.$M$2]*[.C21]" office:value-type="float" office:value="135.031448173457">
            <text:p>135.0314481735</text:p>
          </table:table-cell>
          <table:table-cell/>
          <table:table-cell table:formula="of:=[.D21]*[.F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988521775">
            <text:p>3.8988521775</text:p>
          </table:table-cell>
          <table:table-cell office:value-type="float" office:value="1.35503426">
            <text:p>1.355034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]*[.D22]*[.F22]" office:value-type="float" office:value="0">
            <text:p>0</text:p>
          </table:table-cell>
          <table:table-cell table:formula="of:=[.C22]*[.D22]*[.F22]" office:value-type="float" office:value="0">
            <text:p>0</text:p>
          </table:table-cell>
          <table:table-cell table:number-columns-repeated="6"/>
          <table:table-cell table:formula="of:=[.$L$2]*[.B22]+[.$M$2]*[.C22]" office:value-type="float" office:value="148.829755165194">
            <text:p>148.8297551652</text:p>
          </table:table-cell>
          <table:table-cell/>
          <table:table-cell table:formula="of:=[.D22]*[.F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2689633736">
            <text:p>3.2689633736</text:p>
          </table:table-cell>
          <table:table-cell office:value-type="float" office:value="0.9643527475">
            <text:p>0.964352747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3]*[.D23]*[.F23]" office:value-type="float" office:value="3.2689633736">
            <text:p>3.2689633736</text:p>
          </table:table-cell>
          <table:table-cell table:formula="of:=[.C23]*[.D23]*[.F23]" office:value-type="float" office:value="0.9643527475">
            <text:p>0.9643527475</text:p>
          </table:table-cell>
          <table:table-cell table:number-columns-repeated="6"/>
          <table:table-cell table:formula="of:=[.$L$2]*[.B23]+[.$M$2]*[.C23]" office:value-type="float" office:value="133.903448733205">
            <text:p>133.9034487332</text:p>
          </table:table-cell>
          <table:table-cell/>
          <table:table-cell table:formula="of:=[.D23]*[.F2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4.9592571192">
            <text:p>4.9592571192</text:p>
          </table:table-cell>
          <table:table-cell office:value-type="float" office:value="2.0877970118">
            <text:p>2.08779701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]*[.D24]*[.F24]" office:value-type="float" office:value="0">
            <text:p>0</text:p>
          </table:table-cell>
          <table:table-cell table:formula="of:=[.C24]*[.D24]*[.F24]" office:value-type="float" office:value="0">
            <text:p>0</text:p>
          </table:table-cell>
          <table:table-cell table:number-columns-repeated="6"/>
          <table:table-cell table:formula="of:=[.$L$2]*[.B24]+[.$M$2]*[.C24]" office:value-type="float" office:value="169.973376522188">
            <text:p>169.9733765222</text:p>
          </table:table-cell>
          <table:table-cell/>
          <table:table-cell table:formula="of:=[.D24]*[.F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194939011">
            <text:p>4.6194939011</text:p>
          </table:table-cell>
          <table:table-cell office:value-type="float" office:value="1.4787360162">
            <text:p>1.4787360162</text:p>
          </table:table-cell>
          <table:table-cell office:value-type="float" office:value="1">
            <text:p>1</text:p>
          </table:table-cell>
          <table:table-cell/>
          <table:table-cell office:value-type="float" office:value="0.259999360718099">
            <text:p>0.2599993607</text:p>
          </table:table-cell>
          <table:table-cell/>
          <table:table-cell table:formula="of:=[.B25]*[.D25]*[.F25]" office:value-type="float" office:value="1.20106546112716">
            <text:p>1.2010654611</text:p>
          </table:table-cell>
          <table:table-cell table:formula="of:=[.C25]*[.D25]*[.F25]" office:value-type="float" office:value="0.384470418882829">
            <text:p>0.3844704189</text:p>
          </table:table-cell>
          <table:table-cell table:number-columns-repeated="6"/>
          <table:table-cell table:formula="of:=[.$L$2]*[.B25]+[.$M$2]*[.C25]" office:value-type="float" office:value="183.06745703612">
            <text:p>183.0674570361</text:p>
          </table:table-cell>
          <table:table-cell/>
          <table:table-cell table:formula="of:=[.D25]*[.F25]" office:value-type="float" office:value="0.259999360718099">
            <text:p>0.2599993607</text:p>
          </table:table-cell>
          <table:table-cell/>
        </table:table-row>
        <table:table-row table:style-name="ro1">
          <table:table-cell/>
          <table:table-cell office:value-type="float" office:value="3.8854272536">
            <text:p>3.8854272536</text:p>
          </table:table-cell>
          <table:table-cell office:value-type="float" office:value="3.1779177631">
            <text:p>3.1779177631</text:p>
          </table:table-cell>
          <table:table-cell office:value-type="float" office:value="1">
            <text:p>1</text:p>
          </table:table-cell>
          <table:table-cell/>
          <table:table-cell office:value-type="float" office:value="0.565249554386419">
            <text:p>0.5652495544</text:p>
          </table:table-cell>
          <table:table-cell/>
          <table:table-cell table:formula="of:=[.B26]*[.D26]*[.F26]" office:value-type="float" office:value="2.19623602369825">
            <text:p>2.1962360237</text:p>
          </table:table-cell>
          <table:table-cell table:formula="of:=[.C26]*[.D26]*[.F26]" office:value-type="float" office:value="1.79631659946896">
            <text:p>1.7963165995</text:p>
          </table:table-cell>
          <table:table-cell table:number-columns-repeated="6"/>
          <table:table-cell table:formula="of:=[.$L$2]*[.B26]+[.$M$2]*[.C26]" office:value-type="float" office:value="51.3009697370175">
            <text:p>51.300969737</text:p>
          </table:table-cell>
          <table:table-cell/>
          <table:table-cell table:formula="of:=[.D26]*[.F26]" office:value-type="float" office:value="0.565249554386419">
            <text:p>0.5652495544</text:p>
          </table:table-cell>
          <table:table-cell/>
        </table:table-row>
        <table:table-row table:style-name="ro1">
          <table:table-cell/>
          <table:table-cell office:value-type="float" office:value="5.8046114378">
            <text:p>5.8046114378</text:p>
          </table:table-cell>
          <table:table-cell office:value-type="float" office:value="1.502510597">
            <text:p>1.502510597</text:p>
          </table:table-cell>
          <table:table-cell office:value-type="float" office:value="1">
            <text:p>1</text:p>
          </table:table-cell>
          <table:table-cell/>
          <table:table-cell office:value-type="float" office:value="0.518740298848265">
            <text:p>0.5187402988</text:p>
          </table:table-cell>
          <table:table-cell/>
          <table:table-cell table:formula="of:=[.B27]*[.D27]*[.F27]" office:value-type="float" office:value="3.01108587194243">
            <text:p>3.0110858719</text:p>
          </table:table-cell>
          <table:table-cell table:formula="of:=[.C27]*[.D27]*[.F27]" office:value-type="float" office:value="0.779412796110465">
            <text:p>0.7794127961</text:p>
          </table:table-cell>
          <table:table-cell table:number-columns-repeated="6"/>
          <table:table-cell table:formula="of:=[.$L$2]*[.B27]+[.$M$2]*[.C27]" office:value-type="float" office:value="248.90957834595">
            <text:p>248.909578346</text:p>
          </table:table-cell>
          <table:table-cell/>
          <table:table-cell table:formula="of:=[.D27]*[.F27]" office:value-type="float" office:value="0.518740298848265">
            <text:p>0.5187402988</text:p>
          </table:table-cell>
          <table:table-cell/>
        </table:table-row>
        <table:table-row table:style-name="ro1">
          <table:table-cell/>
          <table:table-cell office:value-type="float" office:value="5.4871827994">
            <text:p>5.4871827994</text:p>
          </table:table-cell>
          <table:table-cell office:value-type="float" office:value="2.766520173">
            <text:p>2.766520173</text:p>
          </table:table-cell>
          <table:table-cell office:value-type="float" office:value="1">
            <text:p>1</text:p>
          </table:table-cell>
          <table:table-cell/>
          <table:table-cell office:value-type="float" office:value="0.784792674351927">
            <text:p>0.7847926744</text:p>
          </table:table-cell>
          <table:table-cell/>
          <table:table-cell table:formula="of:=[.B28]*[.D28]*[.F28]" office:value-type="float" office:value="4.30630086379902">
            <text:p>4.3063008638</text:p>
          </table:table-cell>
          <table:table-cell table:formula="of:=[.C28]*[.D28]*[.F28]" office:value-type="float" office:value="2.17114476521723">
            <text:p>2.1711447652</text:p>
          </table:table-cell>
          <table:table-cell table:number-columns-repeated="6"/>
          <table:table-cell table:formula="of:=[.$L$2]*[.B28]+[.$M$2]*[.C28]" office:value-type="float" office:value="163.835458262921">
            <text:p>163.8354582629</text:p>
          </table:table-cell>
          <table:table-cell/>
          <table:table-cell table:formula="of:=[.D28]*[.F28]" office:value-type="float" office:value="0.784792674351927">
            <text:p>0.7847926744</text:p>
          </table:table-cell>
          <table:table-cell/>
        </table:table-row>
        <table:table-row table:style-name="ro1">
          <table:table-cell/>
          <table:table-cell office:value-type="float" office:value="4.4222587047">
            <text:p>4.4222587047</text:p>
          </table:table-cell>
          <table:table-cell office:value-type="float" office:value="1.6723912851">
            <text:p>1.672391285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]*[.D29]*[.F29]" office:value-type="float" office:value="0">
            <text:p>0</text:p>
          </table:table-cell>
          <table:table-cell table:formula="of:=[.C29]*[.D29]*[.F29]" office:value-type="float" office:value="0">
            <text:p>0</text:p>
          </table:table-cell>
          <table:table-cell table:number-columns-repeated="6"/>
          <table:table-cell table:formula="of:=[.$L$2]*[.B29]+[.$M$2]*[.C29]" office:value-type="float" office:value="161.619244040283">
            <text:p>161.6192440403</text:p>
          </table:table-cell>
          <table:table-cell/>
          <table:table-cell table:formula="of:=[.D29]*[.F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136618407">
            <text:p>4.7136618407</text:p>
          </table:table-cell>
          <table:table-cell office:value-type="float" office:value="1.5375758082">
            <text:p>1.5375758082</text:p>
          </table:table-cell>
          <table:table-cell office:value-type="float" office:value="1">
            <text:p>1</text:p>
          </table:table-cell>
          <table:table-cell/>
          <table:table-cell office:value-type="float" office:value="0.480807159096003">
            <text:p>0.4808071591</text:p>
          </table:table-cell>
          <table:table-cell/>
          <table:table-cell table:formula="of:=[.B30]*[.D30]*[.F30]" office:value-type="float" office:value="2.2663623585662">
            <text:p>2.2663623586</text:p>
          </table:table-cell>
          <table:table-cell table:formula="of:=[.C30]*[.D30]*[.F30]" office:value-type="float" office:value="0.739277456235383">
            <text:p>0.7392774562</text:p>
          </table:table-cell>
          <table:table-cell table:number-columns-repeated="6"/>
          <table:table-cell table:formula="of:=[.$L$2]*[.B30]+[.$M$2]*[.C30]" office:value-type="float" office:value="185.275934113623">
            <text:p>185.2759341136</text:p>
          </table:table-cell>
          <table:table-cell/>
          <table:table-cell table:formula="of:=[.D30]*[.F30]" office:value-type="float" office:value="0.480807159096003">
            <text:p>0.4808071591</text:p>
          </table:table-cell>
          <table:table-cell/>
        </table:table-row>
        <table:table-row table:style-name="ro1">
          <table:table-cell/>
          <table:table-cell office:value-type="float" office:value="4.1495298025">
            <text:p>4.1495298025</text:p>
          </table:table-cell>
          <table:table-cell office:value-type="float" office:value="1.495934638">
            <text:p>1.49593463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]*[.D31]*[.F31]" office:value-type="float" office:value="0">
            <text:p>0</text:p>
          </table:table-cell>
          <table:table-cell table:formula="of:=[.C31]*[.D31]*[.F31]" office:value-type="float" office:value="0">
            <text:p>0</text:p>
          </table:table-cell>
          <table:table-cell table:number-columns-repeated="6"/>
          <table:table-cell table:formula="of:=[.$L$2]*[.B31]+[.$M$2]*[.C31]" office:value-type="float" office:value="155.543962109672">
            <text:p>155.5439621097</text:p>
          </table:table-cell>
          <table:table-cell/>
          <table:table-cell table:formula="of:=[.D31]*[.F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4608505967">
            <text:p>3.4608505967</text:p>
          </table:table-cell>
          <table:table-cell office:value-type="float" office:value="1.8379078313">
            <text:p>1.837907831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]*[.D32]*[.F32]" office:value-type="float" office:value="0">
            <text:p>0</text:p>
          </table:table-cell>
          <table:table-cell table:formula="of:=[.C32]*[.D32]*[.F32]" office:value-type="float" office:value="0">
            <text:p>0</text:p>
          </table:table-cell>
          <table:table-cell table:number-columns-repeated="6"/>
          <table:table-cell table:formula="of:=[.$L$2]*[.B32]+[.$M$2]*[.C32]" office:value-type="float" office:value="98.3954796931692">
            <text:p>98.3954796932</text:p>
          </table:table-cell>
          <table:table-cell/>
          <table:table-cell table:formula="of:=[.D32]*[.F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638062431">
            <text:p>4.1638062431</text:p>
          </table:table-cell>
          <table:table-cell office:value-type="float" office:value="2.3248450572">
            <text:p>2.3248450572</text:p>
          </table:table-cell>
          <table:table-cell office:value-type="float" office:value="1">
            <text:p>1</text:p>
          </table:table-cell>
          <table:table-cell/>
          <table:table-cell office:value-type="float" office:value="0.447214520804581">
            <text:p>0.4472145208</text:p>
          </table:table-cell>
          <table:table-cell/>
          <table:table-cell table:formula="of:=[.B33]*[.D33]*[.F33]" office:value-type="float" office:value="1.86211461373109">
            <text:p>1.8621146137</text:p>
          </table:table-cell>
          <table:table-cell table:formula="of:=[.C33]*[.D33]*[.F33]" office:value-type="float" office:value="1.0397044682006">
            <text:p>1.0397044682</text:p>
          </table:table-cell>
          <table:table-cell table:number-columns-repeated="6"/>
          <table:table-cell table:formula="of:=[.$L$2]*[.B33]+[.$M$2]*[.C33]" office:value-type="float" office:value="112.349226413165">
            <text:p>112.3492264132</text:p>
          </table:table-cell>
          <table:table-cell/>
          <table:table-cell table:formula="of:=[.D33]*[.F33]" office:value-type="float" office:value="0.447214520804581">
            <text:p>0.4472145208</text:p>
          </table:table-cell>
          <table:table-cell/>
        </table:table-row>
        <table:table-row table:style-name="ro1">
          <table:table-cell/>
          <table:table-cell office:value-type="float" office:value="5.1483921654">
            <text:p>5.1483921654</text:p>
          </table:table-cell>
          <table:table-cell office:value-type="float" office:value="1.6171155315">
            <text:p>1.61711553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]*[.D34]*[.F34]" office:value-type="float" office:value="0">
            <text:p>0</text:p>
          </table:table-cell>
          <table:table-cell table:formula="of:=[.C34]*[.D34]*[.F34]" office:value-type="float" office:value="0">
            <text:p>0</text:p>
          </table:table-cell>
          <table:table-cell table:number-columns-repeated="6"/>
          <table:table-cell table:formula="of:=[.$L$2]*[.B34]+[.$M$2]*[.C34]" office:value-type="float" office:value="205.6690071359">
            <text:p>205.6690071359</text:p>
          </table:table-cell>
          <table:table-cell/>
          <table:table-cell table:formula="of:=[.D34]*[.F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045018251">
            <text:p>4.9045018251</text:p>
          </table:table-cell>
          <table:table-cell office:value-type="float" office:value="1.0969853537">
            <text:p>1.0969853537</text:p>
          </table:table-cell>
          <table:table-cell office:value-type="float" office:value="1">
            <text:p>1</text:p>
          </table:table-cell>
          <table:table-cell/>
          <table:table-cell office:value-type="float" office:value="0.522893752902746">
            <text:p>0.5228937529</text:p>
          </table:table-cell>
          <table:table-cell/>
          <table:table-cell table:formula="of:=[.B35]*[.D35]*[.F35]" office:value-type="float" office:value="2.56453336544491">
            <text:p>2.5645333654</text:p>
          </table:table-cell>
          <table:table-cell table:formula="of:=[.C35]*[.D35]*[.F35]" office:value-type="float" office:value="0.573606788475539">
            <text:p>0.5736067885</text:p>
          </table:table-cell>
          <table:table-cell table:number-columns-repeated="6"/>
          <table:table-cell table:formula="of:=[.$L$2]*[.B35]+[.$M$2]*[.C35]" office:value-type="float" office:value="219.470706076746">
            <text:p>219.4707060767</text:p>
          </table:table-cell>
          <table:table-cell/>
          <table:table-cell table:formula="of:=[.D35]*[.F35]" office:value-type="float" office:value="0.522893752902746">
            <text:p>0.5228937529</text:p>
          </table:table-cell>
          <table:table-cell/>
        </table:table-row>
        <table:table-row table:style-name="ro1">
          <table:table-cell/>
          <table:table-cell office:value-type="float" office:value="4.5894352327">
            <text:p>4.5894352327</text:p>
          </table:table-cell>
          <table:table-cell office:value-type="float" office:value="2.5567089628">
            <text:p>2.5567089628</text:p>
          </table:table-cell>
          <table:table-cell office:value-type="float" office:value="1">
            <text:p>1</text:p>
          </table:table-cell>
          <table:table-cell/>
          <table:table-cell office:value-type="float" office:value="0.828596334532">
            <text:p>0.8285963345</text:p>
          </table:table-cell>
          <table:table-cell/>
          <table:table-cell table:formula="of:=[.B36]*[.D36]*[.F36]" office:value-type="float" office:value="3.80278921138724">
            <text:p>3.8027892114</text:p>
          </table:table-cell>
          <table:table-cell table:formula="of:=[.C36]*[.D36]*[.F36]" office:value-type="float" office:value="2.11847967504119">
            <text:p>2.118479675</text:p>
          </table:table-cell>
          <table:table-cell table:number-columns-repeated="6"/>
          <table:table-cell table:formula="of:=[.$L$2]*[.B36]+[.$M$2]*[.C36]" office:value-type="float" office:value="124.140758598982">
            <text:p>124.140758599</text:p>
          </table:table-cell>
          <table:table-cell/>
          <table:table-cell table:formula="of:=[.D36]*[.F36]" office:value-type="float" office:value="0.828596334532">
            <text:p>0.8285963345</text:p>
          </table:table-cell>
          <table:table-cell/>
        </table:table-row>
        <table:table-row table:style-name="ro1">
          <table:table-cell/>
          <table:table-cell office:value-type="float" office:value="3.8625942562">
            <text:p>3.8625942562</text:p>
          </table:table-cell>
          <table:table-cell office:value-type="float" office:value="1.733665756">
            <text:p>1.733665756</text:p>
          </table:table-cell>
          <table:table-cell office:value-type="float" office:value="1">
            <text:p>1</text:p>
          </table:table-cell>
          <table:table-cell/>
          <table:table-cell office:value-type="float" office:value="0.907184124586287">
            <text:p>0.9071841246</text:p>
          </table:table-cell>
          <table:table-cell/>
          <table:table-cell table:formula="of:=[.B37]*[.D37]*[.F37]" office:value-type="float" office:value="3.50408418894282">
            <text:p>3.5040841889</text:p>
          </table:table-cell>
          <table:table-cell table:formula="of:=[.C37]*[.D37]*[.F37]" office:value-type="float" office:value="1.57275405118208">
            <text:p>1.5727540512</text:p>
          </table:table-cell>
          <table:table-cell table:number-columns-repeated="6"/>
          <table:table-cell table:formula="of:=[.$L$2]*[.B37]+[.$M$2]*[.C37]" office:value-type="float" office:value="126.676912173025">
            <text:p>126.676912173</text:p>
          </table:table-cell>
          <table:table-cell/>
          <table:table-cell table:formula="of:=[.D37]*[.F37]" office:value-type="float" office:value="0.907184124586287">
            <text:p>0.9071841246</text:p>
          </table:table-cell>
          <table:table-cell/>
        </table:table-row>
        <table:table-row table:style-name="ro1">
          <table:table-cell/>
          <table:table-cell office:value-type="float" office:value="3.7293117815">
            <text:p>3.7293117815</text:p>
          </table:table-cell>
          <table:table-cell office:value-type="float" office:value="1.978859801">
            <text:p>1.978859801</text:p>
          </table:table-cell>
          <table:table-cell office:value-type="float" office:value="1">
            <text:p>1</text:p>
          </table:table-cell>
          <table:table-cell/>
          <table:table-cell office:value-type="float" office:value="0.687526361747497">
            <text:p>0.6875263617</text:p>
          </table:table-cell>
          <table:table-cell/>
          <table:table-cell table:formula="of:=[.B38]*[.D38]*[.F38]" office:value-type="float" office:value="2.56400016095677">
            <text:p>2.564000161</text:p>
          </table:table-cell>
          <table:table-cell table:formula="of:=[.C38]*[.D38]*[.F38]" office:value-type="float" office:value="1.36051827938991">
            <text:p>1.3605182794</text:p>
          </table:table-cell>
          <table:table-cell table:number-columns-repeated="6"/>
          <table:table-cell table:formula="of:=[.$L$2]*[.B38]+[.$M$2]*[.C38]" office:value-type="float" office:value="106.113895808973">
            <text:p>106.113895809</text:p>
          </table:table-cell>
          <table:table-cell/>
          <table:table-cell table:formula="of:=[.D38]*[.F38]" office:value-type="float" office:value="0.687526361747497">
            <text:p>0.6875263617</text:p>
          </table:table-cell>
          <table:table-cell/>
        </table:table-row>
        <table:table-row table:style-name="ro1">
          <table:table-cell/>
          <table:table-cell office:value-type="float" office:value="5.2046584747">
            <text:p>5.2046584747</text:p>
          </table:table-cell>
          <table:table-cell office:value-type="float" office:value="1.3612958044">
            <text:p>1.36129580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]*[.D39]*[.F39]" office:value-type="float" office:value="0">
            <text:p>0</text:p>
          </table:table-cell>
          <table:table-cell table:formula="of:=[.C39]*[.D39]*[.F39]" office:value-type="float" office:value="0">
            <text:p>0</text:p>
          </table:table-cell>
          <table:table-cell table:number-columns-repeated="6"/>
          <table:table-cell table:formula="of:=[.$L$2]*[.B39]+[.$M$2]*[.C39]" office:value-type="float" office:value="222.435252288422">
            <text:p>222.4352522884</text:p>
          </table:table-cell>
          <table:table-cell/>
          <table:table-cell table:formula="of:=[.D39]*[.F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895019587">
            <text:p>4.4895019587</text:p>
          </table:table-cell>
          <table:table-cell office:value-type="float" office:value="0.6383126145">
            <text:p>0.6383126145</text:p>
          </table:table-cell>
          <table:table-cell office:value-type="float" office:value="1">
            <text:p>1</text:p>
          </table:table-cell>
          <table:table-cell/>
          <table:table-cell office:value-type="float" office:value="0.513334347479288">
            <text:p>0.5133343475</text:p>
          </table:table-cell>
          <table:table-cell/>
          <table:table-cell table:formula="of:=[.B40]*[.D40]*[.F40]" office:value-type="float" office:value="2.30461555847625">
            <text:p>2.3046155585</text:p>
          </table:table-cell>
          <table:table-cell table:formula="of:=[.C40]*[.D40]*[.F40]" office:value-type="float" office:value="0.327667789452156">
            <text:p>0.3276677895</text:p>
          </table:table-cell>
          <table:table-cell table:number-columns-repeated="6"/>
          <table:table-cell table:formula="of:=[.$L$2]*[.B40]+[.$M$2]*[.C40]" office:value-type="float" office:value="220.321274749705">
            <text:p>220.3212747497</text:p>
          </table:table-cell>
          <table:table-cell/>
          <table:table-cell table:formula="of:=[.D40]*[.F40]" office:value-type="float" office:value="0.513334347479288">
            <text:p>0.5133343475</text:p>
          </table:table-cell>
          <table:table-cell/>
        </table:table-row>
        <table:table-row table:style-name="ro1">
          <table:table-cell/>
          <table:table-cell office:value-type="float" office:value="4.5709377243">
            <text:p>4.5709377243</text:p>
          </table:table-cell>
          <table:table-cell office:value-type="float" office:value="0.9920750556">
            <text:p>0.99207505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1]*[.D41]*[.F41]" office:value-type="float" office:value="0">
            <text:p>0</text:p>
          </table:table-cell>
          <table:table-cell table:formula="of:=[.C41]*[.D41]*[.F41]" office:value-type="float" office:value="0">
            <text:p>0</text:p>
          </table:table-cell>
          <table:table-cell table:number-columns-repeated="6"/>
          <table:table-cell table:formula="of:=[.$L$2]*[.B41]+[.$M$2]*[.C41]" office:value-type="float" office:value="206.1527170232">
            <text:p>206.1527170232</text:p>
          </table:table-cell>
          <table:table-cell/>
          <table:table-cell table:formula="of:=[.D41]*[.F4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607180423">
            <text:p>3.8607180423</text:p>
          </table:table-cell>
          <table:table-cell office:value-type="float" office:value="0.9542075016">
            <text:p>0.9542075016</text:p>
          </table:table-cell>
          <table:table-cell office:value-type="float" office:value="1">
            <text:p>1</text:p>
          </table:table-cell>
          <table:table-cell/>
          <table:table-cell office:value-type="float" office:value="0.238628205464029">
            <text:p>0.2386282055</text:p>
          </table:table-cell>
          <table:table-cell/>
          <table:table-cell table:formula="of:=[.B42]*[.D42]*[.F42]" office:value-type="float" office:value="0.921276218236648">
            <text:p>0.9212762182</text:p>
          </table:table-cell>
          <table:table-cell table:formula="of:=[.C42]*[.D42]*[.F42]" office:value-type="float" office:value="0.227700823747123">
            <text:p>0.2277008237</text:p>
          </table:table-cell>
          <table:table-cell table:number-columns-repeated="6"/>
          <table:table-cell table:formula="of:=[.$L$2]*[.B42]+[.$M$2]*[.C42]" office:value-type="float" office:value="167.948586953745">
            <text:p>167.9485869537</text:p>
          </table:table-cell>
          <table:table-cell/>
          <table:table-cell table:formula="of:=[.D42]*[.F42]" office:value-type="float" office:value="0.238628205464029">
            <text:p>0.2386282055</text:p>
          </table:table-cell>
          <table:table-cell/>
        </table:table-row>
        <table:table-row table:style-name="ro1">
          <table:table-cell/>
          <table:table-cell office:value-type="float" office:value="4.6575078168">
            <text:p>4.6575078168</text:p>
          </table:table-cell>
          <table:table-cell office:value-type="float" office:value="1.1218803805">
            <text:p>1.1218803805</text:p>
          </table:table-cell>
          <table:table-cell office:value-type="float" office:value="1">
            <text:p>1</text:p>
          </table:table-cell>
          <table:table-cell/>
          <table:table-cell office:value-type="float" office:value="0.13389587311209">
            <text:p>0.1338958731</text:p>
          </table:table-cell>
          <table:table-cell/>
          <table:table-cell table:formula="of:=[.B43]*[.D43]*[.F43]" office:value-type="float" office:value="0.62362107565682">
            <text:p>0.6236210757</text:p>
          </table:table-cell>
          <table:table-cell table:formula="of:=[.C43]*[.D43]*[.F43]" office:value-type="float" office:value="0.150215153074371">
            <text:p>0.1502151531</text:p>
          </table:table-cell>
          <table:table-cell table:number-columns-repeated="6"/>
          <table:table-cell table:formula="of:=[.$L$2]*[.B43]+[.$M$2]*[.C43]" office:value-type="float" office:value="204.163746800563">
            <text:p>204.1637468006</text:p>
          </table:table-cell>
          <table:table-cell/>
          <table:table-cell table:formula="of:=[.D43]*[.F43]" office:value-type="float" office:value="0.13389587311209">
            <text:p>0.1338958731</text:p>
          </table:table-cell>
          <table:table-cell/>
        </table:table-row>
        <table:table-row table:style-name="ro1">
          <table:table-cell/>
          <table:table-cell office:value-type="float" office:value="4.8001217187">
            <text:p>4.8001217187</text:p>
          </table:table-cell>
          <table:table-cell office:value-type="float" office:value="1.340539601">
            <text:p>1.340539601</text:p>
          </table:table-cell>
          <table:table-cell office:value-type="float" office:value="1">
            <text:p>1</text:p>
          </table:table-cell>
          <table:table-cell/>
          <table:table-cell office:value-type="float" office:value="0.0775958171612322">
            <text:p>0.0775958172</text:p>
          </table:table-cell>
          <table:table-cell/>
          <table:table-cell table:formula="of:=[.B44]*[.D44]*[.F44]" office:value-type="float" office:value="0.372469367235905">
            <text:p>0.3724693672</text:p>
          </table:table-cell>
          <table:table-cell table:formula="of:=[.C44]*[.D44]*[.F44]" office:value-type="float" office:value="0.104020265776587">
            <text:p>0.1040202658</text:p>
          </table:table-cell>
          <table:table-cell table:number-columns-repeated="6"/>
          <table:table-cell table:formula="of:=[.$L$2]*[.B44]+[.$M$2]*[.C44]" office:value-type="float" office:value="200.631260779119">
            <text:p>200.6312607791</text:p>
          </table:table-cell>
          <table:table-cell/>
          <table:table-cell table:formula="of:=[.D44]*[.F44]" office:value-type="float" office:value="0.0775958171612322">
            <text:p>0.0775958172</text:p>
          </table:table-cell>
          <table:table-cell/>
        </table:table-row>
        <table:table-row table:style-name="ro1">
          <table:table-cell/>
          <table:table-cell office:value-type="float" office:value="4.7159835677">
            <text:p>4.7159835677</text:p>
          </table:table-cell>
          <table:table-cell office:value-type="float" office:value="1.3905833953">
            <text:p>1.3905833953</text:p>
          </table:table-cell>
          <table:table-cell office:value-type="float" office:value="1">
            <text:p>1</text:p>
          </table:table-cell>
          <table:table-cell/>
          <table:table-cell office:value-type="float" office:value="0.40625">
            <text:p>0.40625</text:p>
          </table:table-cell>
          <table:table-cell/>
          <table:table-cell table:formula="of:=[.B45]*[.D45]*[.F45]" office:value-type="float" office:value="1.91586832437813">
            <text:p>1.9158683244</text:p>
          </table:table-cell>
          <table:table-cell table:formula="of:=[.C45]*[.D45]*[.F45]" office:value-type="float" office:value="0.564924504340625">
            <text:p>0.5649245043</text:p>
          </table:table-cell>
          <table:table-cell table:number-columns-repeated="6"/>
          <table:table-cell table:formula="of:=[.$L$2]*[.B45]+[.$M$2]*[.C45]" office:value-type="float" office:value="193.210557725165">
            <text:p>193.2105577252</text:p>
          </table:table-cell>
          <table:table-cell/>
          <table:table-cell table:formula="of:=[.D45]*[.F45]" office:value-type="float" office:value="0.40625">
            <text:p>0.40625</text:p>
          </table:table-cell>
          <table:table-cell/>
        </table:table-row>
        <table:table-row table:style-name="ro1">
          <table:table-cell/>
          <table:table-cell office:value-type="float" office:value="4.615133183">
            <text:p>4.615133183</text:p>
          </table:table-cell>
          <table:table-cell office:value-type="float" office:value="1.9374168053">
            <text:p>1.9374168053</text:p>
          </table:table-cell>
          <table:table-cell office:value-type="float" office:value="1">
            <text:p>1</text:p>
          </table:table-cell>
          <table:table-cell/>
          <table:table-cell office:value-type="float" office:value="0.288452153643554">
            <text:p>0.2884521536</text:p>
          </table:table-cell>
          <table:table-cell/>
          <table:table-cell table:formula="of:=[.B46]*[.D46]*[.F46]" office:value-type="float" office:value="1.33124510598818">
            <text:p>1.331245106</text:p>
          </table:table-cell>
          <table:table-cell table:formula="of:=[.C46]*[.D46]*[.F46]" office:value-type="float" office:value="0.558852049993999">
            <text:p>0.55885205</text:p>
          </table:table-cell>
          <table:table-cell table:number-columns-repeated="6"/>
          <table:table-cell table:formula="of:=[.$L$2]*[.B46]+[.$M$2]*[.C46]" office:value-type="float" office:value="158.471255800931">
            <text:p>158.4712558009</text:p>
          </table:table-cell>
          <table:table-cell/>
          <table:table-cell table:formula="of:=[.D46]*[.F46]" office:value-type="float" office:value="0.288452153643554">
            <text:p>0.2884521536</text:p>
          </table:table-cell>
          <table:table-cell/>
        </table:table-row>
        <table:table-row table:style-name="ro1">
          <table:table-cell/>
          <table:table-cell office:value-type="float" office:value="4.2429669357">
            <text:p>4.2429669357</text:p>
          </table:table-cell>
          <table:table-cell office:value-type="float" office:value="1.5631003893">
            <text:p>1.5631003893</text:p>
          </table:table-cell>
          <table:table-cell office:value-type="float" office:value="1">
            <text:p>1</text:p>
          </table:table-cell>
          <table:table-cell/>
          <table:table-cell office:value-type="float" office:value="0.537362098693848">
            <text:p>0.5373620987</text:p>
          </table:table-cell>
          <table:table-cell/>
          <table:table-cell table:formula="of:=[.B47]*[.D47]*[.F47]" office:value-type="float" office:value="2.28000961725636">
            <text:p>2.2800096173</text:p>
          </table:table-cell>
          <table:table-cell table:formula="of:=[.C47]*[.D47]*[.F47]" office:value-type="float" office:value="0.839950905663419">
            <text:p>0.8399509057</text:p>
          </table:table-cell>
          <table:table-cell table:number-columns-repeated="6"/>
          <table:table-cell table:formula="of:=[.$L$2]*[.B47]+[.$M$2]*[.C47]" office:value-type="float" office:value="157.2690716786">
            <text:p>157.2690716786</text:p>
          </table:table-cell>
          <table:table-cell/>
          <table:table-cell table:formula="of:=[.D47]*[.F47]" office:value-type="float" office:value="0.537362098693848">
            <text:p>0.5373620987</text:p>
          </table:table-cell>
          <table:table-cell/>
        </table:table-row>
        <table:table-row table:style-name="ro1">
          <table:table-cell/>
          <table:table-cell office:value-type="float" office:value="4.4618757087">
            <text:p>4.4618757087</text:p>
          </table:table-cell>
          <table:table-cell office:value-type="float" office:value="1.9985376505">
            <text:p>1.9985376505</text:p>
          </table:table-cell>
          <table:table-cell office:value-type="float" office:value="1">
            <text:p>1</text:p>
          </table:table-cell>
          <table:table-cell/>
          <table:table-cell office:value-type="float" office:value="0.659582085694279">
            <text:p>0.6595820857</text:p>
          </table:table-cell>
          <table:table-cell/>
          <table:table-cell table:formula="of:=[.B48]*[.D48]*[.F48]" office:value-type="float" office:value="2.94297328605298">
            <text:p>2.9429732861</text:p>
          </table:table-cell>
          <table:table-cell table:formula="of:=[.C48]*[.D48]*[.F48]" office:value-type="float" office:value="1.31819963185533">
            <text:p>1.3181996319</text:p>
          </table:table-cell>
          <table:table-cell table:number-columns-repeated="6"/>
          <table:table-cell table:formula="of:=[.$L$2]*[.B48]+[.$M$2]*[.C48]" office:value-type="float" office:value="146.548819876043">
            <text:p>146.548819876</text:p>
          </table:table-cell>
          <table:table-cell/>
          <table:table-cell table:formula="of:=[.D48]*[.F48]" office:value-type="float" office:value="0.659582085694279">
            <text:p>0.6595820857</text:p>
          </table:table-cell>
          <table:table-cell/>
        </table:table-row>
        <table:table-row table:style-name="ro1">
          <table:table-cell/>
          <table:table-cell office:value-type="float" office:value="4.3473514952">
            <text:p>4.3473514952</text:p>
          </table:table-cell>
          <table:table-cell office:value-type="float" office:value="2.1652403259">
            <text:p>2.1652403259</text:p>
          </table:table-cell>
          <table:table-cell office:value-type="float" office:value="1">
            <text:p>1</text:p>
          </table:table-cell>
          <table:table-cell/>
          <table:table-cell office:value-type="float" office:value="0.635969321833442">
            <text:p>0.6359693218</text:p>
          </table:table-cell>
          <table:table-cell/>
          <table:table-cell table:formula="of:=[.B49]*[.D49]*[.F49]" office:value-type="float" office:value="2.76478218217394">
            <text:p>2.7647821822</text:p>
          </table:table-cell>
          <table:table-cell table:formula="of:=[.C49]*[.D49]*[.F49]" office:value-type="float" office:value="1.37702642166904">
            <text:p>1.3770264217</text:p>
          </table:table-cell>
          <table:table-cell table:number-columns-repeated="6"/>
          <table:table-cell table:formula="of:=[.$L$2]*[.B49]+[.$M$2]*[.C49]" office:value-type="float" office:value="131.214692914063">
            <text:p>131.2146929141</text:p>
          </table:table-cell>
          <table:table-cell/>
          <table:table-cell table:formula="of:=[.D49]*[.F49]" office:value-type="float" office:value="0.635969321833442">
            <text:p>0.6359693218</text:p>
          </table:table-cell>
          <table:table-cell/>
        </table:table-row>
        <table:table-row table:style-name="ro1">
          <table:table-cell/>
          <table:table-cell office:value-type="float" office:value="3.9664990572">
            <text:p>3.9664990572</text:p>
          </table:table-cell>
          <table:table-cell office:value-type="float" office:value="0.9673873631">
            <text:p>0.9673873631</text:p>
          </table:table-cell>
          <table:table-cell office:value-type="float" office:value="1">
            <text:p>1</text:p>
          </table:table-cell>
          <table:table-cell/>
          <table:table-cell office:value-type="float" office:value="0.218850230705103">
            <text:p>0.2188502307</text:p>
          </table:table-cell>
          <table:table-cell/>
          <table:table-cell table:formula="of:=[.B50]*[.D50]*[.F50]" office:value-type="float" office:value="0.868069233759794">
            <text:p>0.8680692338</text:p>
          </table:table-cell>
          <table:table-cell table:formula="of:=[.C50]*[.D50]*[.F50]" office:value-type="float" office:value="0.211712947595636">
            <text:p>0.2117129476</text:p>
          </table:table-cell>
          <table:table-cell table:number-columns-repeated="6"/>
          <table:table-cell table:formula="of:=[.$L$2]*[.B50]+[.$M$2]*[.C50]" office:value-type="float" office:value="173.238503326095">
            <text:p>173.2385033261</text:p>
          </table:table-cell>
          <table:table-cell/>
          <table:table-cell table:formula="of:=[.D50]*[.F50]" office:value-type="float" office:value="0.218850230705103">
            <text:p>0.2188502307</text:p>
          </table:table-cell>
          <table:table-cell/>
        </table:table-row>
        <table:table-row table:style-name="ro1">
          <table:table-cell/>
          <table:table-cell office:value-type="float" office:value="4.8185340454">
            <text:p>4.8185340454</text:p>
          </table:table-cell>
          <table:table-cell office:value-type="float" office:value="1.817370244">
            <text:p>1.817370244</text:p>
          </table:table-cell>
          <table:table-cell office:value-type="float" office:value="1">
            <text:p>1</text:p>
          </table:table-cell>
          <table:table-cell/>
          <table:table-cell office:value-type="float" office:value="0.56988158412837">
            <text:p>0.5698815841</text:p>
          </table:table-cell>
          <table:table-cell/>
          <table:table-cell table:formula="of:=[.B51]*[.D51]*[.F51]" office:value-type="float" office:value="2.74599381496903">
            <text:p>2.745993815</text:p>
          </table:table-cell>
          <table:table-cell table:formula="of:=[.C51]*[.D51]*[.F51]" office:value-type="float" office:value="1.03568583359848">
            <text:p>1.0356858336</text:p>
          </table:table-cell>
          <table:table-cell table:number-columns-repeated="6"/>
          <table:table-cell table:formula="of:=[.$L$2]*[.B51]+[.$M$2]*[.C51]" office:value-type="float" office:value="176.361030541286">
            <text:p>176.3610305413</text:p>
          </table:table-cell>
          <table:table-cell/>
          <table:table-cell table:formula="of:=[.D51]*[.F51]" office:value-type="float" office:value="0.56988158412837">
            <text:p>0.5698815841</text:p>
          </table:table-cell>
          <table:table-cell/>
        </table:table-row>
        <table:table-row table:style-name="ro1">
          <table:table-cell/>
          <table:table-cell office:value-type="float" office:value="4.3303490659">
            <text:p>4.3303490659</text:p>
          </table:table-cell>
          <table:table-cell office:value-type="float" office:value="2.3259953561">
            <text:p>2.3259953561</text:p>
          </table:table-cell>
          <table:table-cell office:value-type="float" office:value="1">
            <text:p>1</text:p>
          </table:table-cell>
          <table:table-cell/>
          <table:table-cell office:value-type="float" office:value="0.601563680944563">
            <text:p>0.6015636809</text:p>
          </table:table-cell>
          <table:table-cell/>
          <table:table-cell table:formula="of:=[.B52]*[.D52]*[.F52]" office:value-type="float" office:value="2.60498072385765">
            <text:p>2.6049807239</text:p>
          </table:table-cell>
          <table:table-cell table:formula="of:=[.C52]*[.D52]*[.F52]" office:value-type="float" office:value="1.39923432827548">
            <text:p>1.3992343283</text:p>
          </table:table-cell>
          <table:table-cell table:number-columns-repeated="6"/>
          <table:table-cell table:formula="of:=[.$L$2]*[.B52]+[.$M$2]*[.C52]" office:value-type="float" office:value="121.718217561875">
            <text:p>121.7182175619</text:p>
          </table:table-cell>
          <table:table-cell/>
          <table:table-cell table:formula="of:=[.D52]*[.F52]" office:value-type="float" office:value="0.601563680944563">
            <text:p>0.6015636809</text:p>
          </table:table-cell>
          <table:table-cell/>
        </table:table-row>
        <table:table-row table:style-name="ro1">
          <table:table-cell/>
          <table:table-cell office:value-type="float" office:value="3.5847015444">
            <text:p>3.5847015444</text:p>
          </table:table-cell>
          <table:table-cell office:value-type="float" office:value="1.9636870022">
            <text:p>1.9636870022</text:p>
          </table:table-cell>
          <table:table-cell office:value-type="float" office:value="1">
            <text:p>1</text:p>
          </table:table-cell>
          <table:table-cell/>
          <table:table-cell office:value-type="float" office:value="0.519192840903997">
            <text:p>0.5191928409</text:p>
          </table:table-cell>
          <table:table-cell/>
          <table:table-cell table:formula="of:=[.B53]*[.D53]*[.F53]" office:value-type="float" office:value="1.86115137862998">
            <text:p>1.8611513786</text:p>
          </table:table-cell>
          <table:table-cell table:formula="of:=[.C53]*[.D53]*[.F53]" office:value-type="float" office:value="1.01953223331847">
            <text:p>1.0195322333</text:p>
          </table:table-cell>
          <table:table-cell table:number-columns-repeated="6"/>
          <table:table-cell table:formula="of:=[.$L$2]*[.B53]+[.$M$2]*[.C53]" office:value-type="float" office:value="98.7311714771255">
            <text:p>98.7311714771</text:p>
          </table:table-cell>
          <table:table-cell/>
          <table:table-cell table:formula="of:=[.D53]*[.F53]" office:value-type="float" office:value="0.519192840903997">
            <text:p>0.5191928409</text:p>
          </table:table-cell>
          <table:table-cell/>
        </table:table-row>
        <table:table-row table:style-name="ro1">
          <table:table-cell/>
          <table:table-cell office:value-type="float" office:value="4.8917073825">
            <text:p>4.8917073825</text:p>
          </table:table-cell>
          <table:table-cell office:value-type="float" office:value="1.8018638273">
            <text:p>1.8018638273</text:p>
          </table:table-cell>
          <table:table-cell office:value-type="float" office:value="1">
            <text:p>1</text:p>
          </table:table-cell>
          <table:table-cell/>
          <table:table-cell office:value-type="float" office:value="0.59375">
            <text:p>0.59375</text:p>
          </table:table-cell>
          <table:table-cell/>
          <table:table-cell table:formula="of:=[.B54]*[.D54]*[.F54]" office:value-type="float" office:value="2.90445125835938">
            <text:p>2.9044512584</text:p>
          </table:table-cell>
          <table:table-cell table:formula="of:=[.C54]*[.D54]*[.F54]" office:value-type="float" office:value="1.06985664745938">
            <text:p>1.0698566475</text:p>
          </table:table-cell>
          <table:table-cell table:number-columns-repeated="6"/>
          <table:table-cell table:formula="of:=[.$L$2]*[.B54]+[.$M$2]*[.C54]" office:value-type="float" office:value="181.32744640798">
            <text:p>181.327446408</text:p>
          </table:table-cell>
          <table:table-cell/>
          <table:table-cell table:formula="of:=[.D54]*[.F54]" office:value-type="float" office:value="0.59375">
            <text:p>0.59375</text:p>
          </table:table-cell>
          <table:table-cell/>
        </table:table-row>
        <table:table-row table:style-name="ro1">
          <table:table-cell/>
          <table:table-cell office:value-type="float" office:value="4.899207737">
            <text:p>4.899207737</text:p>
          </table:table-cell>
          <table:table-cell office:value-type="float" office:value="1.5405510618">
            <text:p>1.5405510618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/>
          <table:table-cell table:formula="of:=[.B55]*[.D55]*[.F55]" office:value-type="float" office:value="2.4496038685">
            <text:p>2.4496038685</text:p>
          </table:table-cell>
          <table:table-cell table:formula="of:=[.C55]*[.D55]*[.F55]" office:value-type="float" office:value="0.7702755309">
            <text:p>0.7702755309</text:p>
          </table:table-cell>
          <table:table-cell table:number-columns-repeated="6"/>
          <table:table-cell table:formula="of:=[.$L$2]*[.B55]+[.$M$2]*[.C55]" office:value-type="float" office:value="195.624046418785">
            <text:p>195.6240464188</text:p>
          </table:table-cell>
          <table:table-cell/>
          <table:table-cell table:formula="of:=[.D55]*[.F55]"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float" office:value="4.0435606869">
            <text:p>4.0435606869</text:p>
          </table:table-cell>
          <table:table-cell office:value-type="float" office:value="1.6466808294">
            <text:p>1.6466808294</text:p>
          </table:table-cell>
          <table:table-cell office:value-type="float" office:value="1">
            <text:p>1</text:p>
          </table:table-cell>
          <table:table-cell/>
          <table:table-cell office:value-type="float" office:value="0.500651254062683">
            <text:p>0.5006512541</text:p>
          </table:table-cell>
          <table:table-cell/>
          <table:table-cell table:formula="of:=[.B56]*[.D56]*[.F56]" office:value-type="float" office:value="2.02441372877505">
            <text:p>2.0244137288</text:p>
          </table:table-cell>
          <table:table-cell table:formula="of:=[.C56]*[.D56]*[.F56]" office:value-type="float" office:value="0.824412822280089">
            <text:p>0.8244128223</text:p>
          </table:table-cell>
          <table:table-cell table:number-columns-repeated="6"/>
          <table:table-cell table:formula="of:=[.$L$2]*[.B56]+[.$M$2]*[.C56]" office:value-type="float" office:value="141.541302882299">
            <text:p>141.5413028823</text:p>
          </table:table-cell>
          <table:table-cell/>
          <table:table-cell table:formula="of:=[.D56]*[.F56]" office:value-type="float" office:value="0.500651254062683">
            <text:p>0.5006512541</text:p>
          </table:table-cell>
          <table:table-cell/>
        </table:table-row>
        <table:table-row table:style-name="ro1">
          <table:table-cell/>
          <table:table-cell office:value-type="float" office:value="4.8877365949">
            <text:p>4.8877365949</text:p>
          </table:table-cell>
          <table:table-cell office:value-type="float" office:value="1.2654046985">
            <text:p>1.2654046985</text:p>
          </table:table-cell>
          <table:table-cell office:value-type="float" office:value="1">
            <text:p>1</text:p>
          </table:table-cell>
          <table:table-cell/>
          <table:table-cell office:value-type="float" office:value="0.587567690932131">
            <text:p>0.5875676909</text:p>
          </table:table-cell>
          <table:table-cell/>
          <table:table-cell table:formula="of:=[.B57]*[.D57]*[.F57]" office:value-type="float" office:value="2.87187610494987">
            <text:p>2.8718761049</text:p>
          </table:table-cell>
          <table:table-cell table:formula="of:=[.C57]*[.D57]*[.F57]" office:value-type="float" office:value="0.743510916792314">
            <text:p>0.7435109168</text:p>
          </table:table-cell>
          <table:table-cell table:number-columns-repeated="6"/>
          <table:table-cell table:formula="of:=[.$L$2]*[.B57]+[.$M$2]*[.C57]" office:value-type="float" office:value="209.58079773851">
            <text:p>209.5807977385</text:p>
          </table:table-cell>
          <table:table-cell/>
          <table:table-cell table:formula="of:=[.D57]*[.F57]" office:value-type="float" office:value="0.587567690932131">
            <text:p>0.5875676909</text:p>
          </table:table-cell>
          <table:table-cell/>
        </table:table-row>
        <table:table-row table:style-name="ro1">
          <table:table-cell/>
          <table:table-cell office:value-type="float" office:value="4.5519260178">
            <text:p>4.5519260178</text:p>
          </table:table-cell>
          <table:table-cell office:value-type="float" office:value="1.3428864193">
            <text:p>1.3428864193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/>
          <table:table-cell table:formula="of:=[.B58]*[.D58]*[.F58]" office:value-type="float" office:value="2.2759630089">
            <text:p>2.2759630089</text:p>
          </table:table-cell>
          <table:table-cell table:formula="of:=[.C58]*[.D58]*[.F58]" office:value-type="float" office:value="0.67144320965">
            <text:p>0.6714432097</text:p>
          </table:table-cell>
          <table:table-cell table:number-columns-repeated="6"/>
          <table:table-cell table:formula="of:=[.$L$2]*[.B58]+[.$M$2]*[.C58]" office:value-type="float" office:value="186.453241102088">
            <text:p>186.4532411021</text:p>
          </table:table-cell>
          <table:table-cell/>
          <table:table-cell table:formula="of:=[.D58]*[.F58]"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float" office:value="5.410681646">
            <text:p>5.410681646</text:p>
          </table:table-cell>
          <table:table-cell office:value-type="float" office:value="1.7072609448">
            <text:p>1.707260944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59]*[.D59]*[.F59]" office:value-type="float" office:value="5.410681646">
            <text:p>5.410681646</text:p>
          </table:table-cell>
          <table:table-cell table:formula="of:=[.C59]*[.D59]*[.F59]" office:value-type="float" office:value="1.7072609448">
            <text:p>1.7072609448</text:p>
          </table:table-cell>
          <table:table-cell table:number-columns-repeated="6"/>
          <table:table-cell table:formula="of:=[.$L$2]*[.B59]+[.$M$2]*[.C59]" office:value-type="float" office:value="215.735056615995">
            <text:p>215.735056616</text:p>
          </table:table-cell>
          <table:table-cell/>
          <table:table-cell table:formula="of:=[.D59]*[.F59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4.0351895955">
            <text:p>4.0351895955</text:p>
          </table:table-cell>
          <table:table-cell office:value-type="float" office:value="1.2515896488">
            <text:p>1.251589648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0]*[.D60]*[.F60]" office:value-type="float" office:value="0">
            <text:p>0</text:p>
          </table:table-cell>
          <table:table-cell table:formula="of:=[.C60]*[.D60]*[.F60]" office:value-type="float" office:value="0">
            <text:p>0</text:p>
          </table:table-cell>
          <table:table-cell table:number-columns-repeated="6"/>
          <table:table-cell table:formula="of:=[.$L$2]*[.B60]+[.$M$2]*[.C60]" office:value-type="float" office:value="162.040913953954">
            <text:p>162.040913954</text:p>
          </table:table-cell>
          <table:table-cell/>
          <table:table-cell table:formula="of:=[.D60]*[.F6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960410546">
            <text:p>4.1960410546</text:p>
          </table:table-cell>
          <table:table-cell office:value-type="float" office:value="2.3148073924">
            <text:p>2.314807392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1]*[.D61]*[.F61]" office:value-type="float" office:value="0">
            <text:p>0</text:p>
          </table:table-cell>
          <table:table-cell table:formula="of:=[.C61]*[.D61]*[.F61]" office:value-type="float" office:value="0">
            <text:p>0</text:p>
          </table:table-cell>
          <table:table-cell table:number-columns-repeated="6"/>
          <table:table-cell table:formula="of:=[.$L$2]*[.B61]+[.$M$2]*[.C61]" office:value-type="float" office:value="114.707293182645">
            <text:p>114.7072931826</text:p>
          </table:table-cell>
          <table:table-cell/>
          <table:table-cell table:formula="of:=[.D61]*[.F6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38700953">
            <text:p>3.938700953</text:p>
          </table:table-cell>
          <table:table-cell office:value-type="float" office:value="1.3624909204">
            <text:p>1.362490920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2]*[.D62]*[.F62]" office:value-type="float" office:value="0">
            <text:p>0</text:p>
          </table:table-cell>
          <table:table-cell table:formula="of:=[.C62]*[.D62]*[.F62]" office:value-type="float" office:value="0">
            <text:p>0</text:p>
          </table:table-cell>
          <table:table-cell table:number-columns-repeated="6"/>
          <table:table-cell table:formula="of:=[.$L$2]*[.B62]+[.$M$2]*[.C62]" office:value-type="float" office:value="150.690248357512">
            <text:p>150.6902483575</text:p>
          </table:table-cell>
          <table:table-cell/>
          <table:table-cell table:formula="of:=[.D62]*[.F6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153431924">
            <text:p>5.0153431924</text:p>
          </table:table-cell>
          <table:table-cell office:value-type="float" office:value="1.4926904454">
            <text:p>1.492690445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3]*[.D63]*[.F63]" office:value-type="float" office:value="0">
            <text:p>0</text:p>
          </table:table-cell>
          <table:table-cell table:formula="of:=[.C63]*[.D63]*[.F63]" office:value-type="float" office:value="0">
            <text:p>0</text:p>
          </table:table-cell>
          <table:table-cell table:number-columns-repeated="6"/>
          <table:table-cell table:formula="of:=[.$L$2]*[.B63]+[.$M$2]*[.C63]" office:value-type="float" office:value="204.740618797231">
            <text:p>204.7406187972</text:p>
          </table:table-cell>
          <table:table-cell/>
          <table:table-cell table:formula="of:=[.D63]*[.F6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418968658">
            <text:p>4.7418968658</text:p>
          </table:table-cell>
          <table:table-cell office:value-type="float" office:value="1.9667884826">
            <text:p>1.96678848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4]*[.D64]*[.F64]" office:value-type="float" office:value="0">
            <text:p>0</text:p>
          </table:table-cell>
          <table:table-cell table:formula="of:=[.C64]*[.D64]*[.F64]" office:value-type="float" office:value="0">
            <text:p>0</text:p>
          </table:table-cell>
          <table:table-cell table:number-columns-repeated="6"/>
          <table:table-cell table:formula="of:=[.$L$2]*[.B64]+[.$M$2]*[.C64]" office:value-type="float" office:value="164.089711102823">
            <text:p>164.0897111028</text:p>
          </table:table-cell>
          <table:table-cell/>
          <table:table-cell table:formula="of:=[.D64]*[.F6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016563015">
            <text:p>4.7016563015</text:p>
          </table:table-cell>
          <table:table-cell office:value-type="float" office:value="1.652870836">
            <text:p>1.65287083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5]*[.D65]*[.F65]" office:value-type="float" office:value="0">
            <text:p>0</text:p>
          </table:table-cell>
          <table:table-cell table:formula="of:=[.C65]*[.D65]*[.F65]" office:value-type="float" office:value="0">
            <text:p>0</text:p>
          </table:table-cell>
          <table:table-cell table:number-columns-repeated="6"/>
          <table:table-cell table:formula="of:=[.$L$2]*[.B65]+[.$M$2]*[.C65]" office:value-type="float" office:value="178.475660454591">
            <text:p>178.4756604546</text:p>
          </table:table-cell>
          <table:table-cell/>
          <table:table-cell table:formula="of:=[.D65]*[.F6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995876993">
            <text:p>4.0995876993</text:p>
          </table:table-cell>
          <table:table-cell office:value-type="float" office:value="2.6929639025">
            <text:p>2.692963902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6]*[.D66]*[.F66]" office:value-type="float" office:value="0">
            <text:p>0</text:p>
          </table:table-cell>
          <table:table-cell table:formula="of:=[.C66]*[.D66]*[.F66]" office:value-type="float" office:value="0">
            <text:p>0</text:p>
          </table:table-cell>
          <table:table-cell table:number-columns-repeated="6"/>
          <table:table-cell table:formula="of:=[.$L$2]*[.B66]+[.$M$2]*[.C66]" office:value-type="float" office:value="89.1712547452725">
            <text:p>89.1712547453</text:p>
          </table:table-cell>
          <table:table-cell/>
          <table:table-cell table:formula="of:=[.D66]*[.F6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528052665">
            <text:p>4.0528052665</text:p>
          </table:table-cell>
          <table:table-cell office:value-type="float" office:value="1.3239540581">
            <text:p>1.323954058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7]*[.D67]*[.F67]" office:value-type="float" office:value="0">
            <text:p>0</text:p>
          </table:table-cell>
          <table:table-cell table:formula="of:=[.C67]*[.D67]*[.F67]" office:value-type="float" office:value="0">
            <text:p>0</text:p>
          </table:table-cell>
          <table:table-cell table:number-columns-repeated="6"/>
          <table:table-cell table:formula="of:=[.$L$2]*[.B67]+[.$M$2]*[.C67]" office:value-type="float" office:value="159.196856693473">
            <text:p>159.1968566935</text:p>
          </table:table-cell>
          <table:table-cell/>
          <table:table-cell table:formula="of:=[.D67]*[.F6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305737287">
            <text:p>3.9305737287</text:p>
          </table:table-cell>
          <table:table-cell office:value-type="float" office:value="1.4377205475">
            <text:p>1.437720547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8]*[.D68]*[.F68]" office:value-type="float" office:value="0">
            <text:p>0</text:p>
          </table:table-cell>
          <table:table-cell table:formula="of:=[.C68]*[.D68]*[.F68]" office:value-type="float" office:value="0">
            <text:p>0</text:p>
          </table:table-cell>
          <table:table-cell table:number-columns-repeated="6"/>
          <table:table-cell table:formula="of:=[.$L$2]*[.B68]+[.$M$2]*[.C68]" office:value-type="float" office:value="146.236464986934">
            <text:p>146.2364649869</text:p>
          </table:table-cell>
          <table:table-cell/>
          <table:table-cell table:formula="of:=[.D68]*[.F6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051702841">
            <text:p>4.1051702841</text:p>
          </table:table-cell>
          <table:table-cell office:value-type="float" office:value="1.4739851502">
            <text:p>1.47398515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9]*[.D69]*[.F69]" office:value-type="float" office:value="0">
            <text:p>0</text:p>
          </table:table-cell>
          <table:table-cell table:formula="of:=[.C69]*[.D69]*[.F69]" office:value-type="float" office:value="0">
            <text:p>0</text:p>
          </table:table-cell>
          <table:table-cell table:number-columns-repeated="6"/>
          <table:table-cell table:formula="of:=[.$L$2]*[.B69]+[.$M$2]*[.C69]" office:value-type="float" office:value="154.197418407215">
            <text:p>154.1974184072</text:p>
          </table:table-cell>
          <table:table-cell/>
          <table:table-cell table:formula="of:=[.D69]*[.F6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825350089">
            <text:p>4.2825350089</text:p>
          </table:table-cell>
          <table:table-cell office:value-type="float" office:value="1.4287521184">
            <text:p>1.428752118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0]*[.D70]*[.F70]" office:value-type="float" office:value="0">
            <text:p>0</text:p>
          </table:table-cell>
          <table:table-cell table:formula="of:=[.C70]*[.D70]*[.F70]" office:value-type="float" office:value="0">
            <text:p>0</text:p>
          </table:table-cell>
          <table:table-cell table:number-columns-repeated="6"/>
          <table:table-cell table:formula="of:=[.$L$2]*[.B70]+[.$M$2]*[.C70]" office:value-type="float" office:value="166.641452757213">
            <text:p>166.6414527572</text:p>
          </table:table-cell>
          <table:table-cell/>
          <table:table-cell table:formula="of:=[.D70]*[.F7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870951093">
            <text:p>4.3870951093</text:p>
          </table:table-cell>
          <table:table-cell office:value-type="float" office:value="0.8350431982">
            <text:p>0.835043198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1]*[.D71]*[.F71]" office:value-type="float" office:value="0">
            <text:p>0</text:p>
          </table:table-cell>
          <table:table-cell table:formula="of:=[.C71]*[.D71]*[.F71]" office:value-type="float" office:value="0">
            <text:p>0</text:p>
          </table:table-cell>
          <table:table-cell table:number-columns-repeated="6"/>
          <table:table-cell table:formula="of:=[.$L$2]*[.B71]+[.$M$2]*[.C71]" office:value-type="float" office:value="204.079216365112">
            <text:p>204.0792163651</text:p>
          </table:table-cell>
          <table:table-cell/>
          <table:table-cell table:formula="of:=[.D71]*[.F7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433328525">
            <text:p>4.7433328525</text:p>
          </table:table-cell>
          <table:table-cell office:value-type="float" office:value="1.4122478497">
            <text:p>1.412247849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2]*[.D72]*[.F72]" office:value-type="float" office:value="0">
            <text:p>0</text:p>
          </table:table-cell>
          <table:table-cell table:formula="of:=[.C72]*[.D72]*[.F72]" office:value-type="float" office:value="0">
            <text:p>0</text:p>
          </table:table-cell>
          <table:table-cell table:number-columns-repeated="6"/>
          <table:table-cell table:formula="of:=[.$L$2]*[.B72]+[.$M$2]*[.C72]" office:value-type="float" office:value="193.609072209462">
            <text:p>193.6090722095</text:p>
          </table:table-cell>
          <table:table-cell/>
          <table:table-cell table:formula="of:=[.D72]*[.F7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885941257">
            <text:p>4.1885941257</text:p>
          </table:table-cell>
          <table:table-cell office:value-type="float" office:value="1.5856787253">
            <text:p>1.585678725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3]*[.D73]*[.F73]" office:value-type="float" office:value="0">
            <text:p>0</text:p>
          </table:table-cell>
          <table:table-cell table:formula="of:=[.C73]*[.D73]*[.F73]" office:value-type="float" office:value="0">
            <text:p>0</text:p>
          </table:table-cell>
          <table:table-cell table:number-columns-repeated="6"/>
          <table:table-cell table:formula="of:=[.$L$2]*[.B73]+[.$M$2]*[.C73]" office:value-type="float" office:value="152.991770703539">
            <text:p>152.9917707035</text:p>
          </table:table-cell>
          <table:table-cell/>
          <table:table-cell table:formula="of:=[.D73]*[.F7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558824357">
            <text:p>3.9558824357</text:p>
          </table:table-cell>
          <table:table-cell office:value-type="float" office:value="0.0659852367">
            <text:p>0.065985236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4]*[.D74]*[.F74]" office:value-type="float" office:value="0">
            <text:p>0</text:p>
          </table:table-cell>
          <table:table-cell table:formula="of:=[.C74]*[.D74]*[.F74]" office:value-type="float" office:value="0">
            <text:p>0</text:p>
          </table:table-cell>
          <table:table-cell table:number-columns-repeated="6"/>
          <table:table-cell table:formula="of:=[.$L$2]*[.B74]+[.$M$2]*[.C74]" office:value-type="float" office:value="220.488723388315">
            <text:p>220.4887233883</text:p>
          </table:table-cell>
          <table:table-cell/>
          <table:table-cell table:formula="of:=[.D74]*[.F7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620335758">
            <text:p>4.8620335758</text:p>
          </table:table-cell>
          <table:table-cell office:value-type="float" office:value="1.6393406278">
            <text:p>1.639340627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5]*[.D75]*[.F75]" office:value-type="float" office:value="0">
            <text:p>0</text:p>
          </table:table-cell>
          <table:table-cell table:formula="of:=[.C75]*[.D75]*[.F75]" office:value-type="float" office:value="0">
            <text:p>0</text:p>
          </table:table-cell>
          <table:table-cell table:number-columns-repeated="6"/>
          <table:table-cell table:formula="of:=[.$L$2]*[.B75]+[.$M$2]*[.C75]" office:value-type="float" office:value="188.274865084556">
            <text:p>188.2748650846</text:p>
          </table:table-cell>
          <table:table-cell/>
          <table:table-cell table:formula="of:=[.D75]*[.F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439902482">
            <text:p>4.6439902482</text:p>
          </table:table-cell>
          <table:table-cell office:value-type="float" office:value="1.3385051">
            <text:p>1.338505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6]*[.D76]*[.F76]" office:value-type="float" office:value="0">
            <text:p>0</text:p>
          </table:table-cell>
          <table:table-cell table:formula="of:=[.C76]*[.D76]*[.F76]" office:value-type="float" office:value="0">
            <text:p>0</text:p>
          </table:table-cell>
          <table:table-cell table:number-columns-repeated="6"/>
          <table:table-cell table:formula="of:=[.$L$2]*[.B76]+[.$M$2]*[.C76]" office:value-type="float" office:value="191.898723733363">
            <text:p>191.8987237334</text:p>
          </table:table-cell>
          <table:table-cell/>
          <table:table-cell table:formula="of:=[.D76]*[.F7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852817038">
            <text:p>4.0852817038</text:p>
          </table:table-cell>
          <table:table-cell office:value-type="float" office:value="1.387952334">
            <text:p>1.3879523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7]*[.D77]*[.F77]" office:value-type="float" office:value="0">
            <text:p>0</text:p>
          </table:table-cell>
          <table:table-cell table:formula="of:=[.C77]*[.D77]*[.F77]" office:value-type="float" office:value="0">
            <text:p>0</text:p>
          </table:table-cell>
          <table:table-cell table:number-columns-repeated="6"/>
          <table:table-cell table:formula="of:=[.$L$2]*[.B77]+[.$M$2]*[.C77]" office:value-type="float" office:value="157.638371927344">
            <text:p>157.6383719273</text:p>
          </table:table-cell>
          <table:table-cell/>
          <table:table-cell table:formula="of:=[.D77]*[.F7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25408799">
            <text:p>4.625408799</text:p>
          </table:table-cell>
          <table:table-cell office:value-type="float" office:value="1.0444407342">
            <text:p>1.044440734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8]*[.D78]*[.F78]" office:value-type="float" office:value="0">
            <text:p>0</text:p>
          </table:table-cell>
          <table:table-cell table:formula="of:=[.C78]*[.D78]*[.F78]" office:value-type="float" office:value="0">
            <text:p>0</text:p>
          </table:table-cell>
          <table:table-cell table:number-columns-repeated="6"/>
          <table:table-cell table:formula="of:=[.$L$2]*[.B78]+[.$M$2]*[.C78]" office:value-type="float" office:value="206.457143479284">
            <text:p>206.4571434793</text:p>
          </table:table-cell>
          <table:table-cell/>
          <table:table-cell table:formula="of:=[.D78]*[.F7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327362882">
            <text:p>3.8327362882</text:p>
          </table:table-cell>
          <table:table-cell office:value-type="float" office:value="1.385586828">
            <text:p>1.38558682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9]*[.D79]*[.F79]" office:value-type="float" office:value="0">
            <text:p>0</text:p>
          </table:table-cell>
          <table:table-cell table:formula="of:=[.C79]*[.D79]*[.F79]" office:value-type="float" office:value="0">
            <text:p>0</text:p>
          </table:table-cell>
          <table:table-cell table:number-columns-repeated="6"/>
          <table:table-cell table:formula="of:=[.$L$2]*[.B79]+[.$M$2]*[.C79]" office:value-type="float" office:value="143.464216905923">
            <text:p>143.4642169059</text:p>
          </table:table-cell>
          <table:table-cell/>
          <table:table-cell table:formula="of:=[.D79]*[.F7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154279175">
            <text:p>4.1154279175</text:p>
          </table:table-cell>
          <table:table-cell office:value-type="float" office:value="1.9483116735">
            <text:p>1.94831167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0]*[.D80]*[.F80]" office:value-type="float" office:value="0">
            <text:p>0</text:p>
          </table:table-cell>
          <table:table-cell table:formula="of:=[.C80]*[.D80]*[.F80]" office:value-type="float" office:value="0">
            <text:p>0</text:p>
          </table:table-cell>
          <table:table-cell table:number-columns-repeated="6"/>
          <table:table-cell table:formula="of:=[.$L$2]*[.B80]+[.$M$2]*[.C80]" office:value-type="float" office:value="129.598382195478">
            <text:p>129.5983821955</text:p>
          </table:table-cell>
          <table:table-cell/>
          <table:table-cell table:formula="of:=[.D80]*[.F8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456696385">
            <text:p>4.8456696385</text:p>
          </table:table-cell>
          <table:table-cell office:value-type="float" office:value="1.7025013913">
            <text:p>1.702501391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1]*[.D81]*[.F81]" office:value-type="float" office:value="0">
            <text:p>0</text:p>
          </table:table-cell>
          <table:table-cell table:formula="of:=[.C81]*[.D81]*[.F81]" office:value-type="float" office:value="0">
            <text:p>0</text:p>
          </table:table-cell>
          <table:table-cell table:number-columns-repeated="6"/>
          <table:table-cell table:formula="of:=[.$L$2]*[.B81]+[.$M$2]*[.C81]" office:value-type="float" office:value="183.995380546382">
            <text:p>183.9953805464</text:p>
          </table:table-cell>
          <table:table-cell/>
          <table:table-cell table:formula="of:=[.D81]*[.F8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181453216">
            <text:p>4.2181453216</text:p>
          </table:table-cell>
          <table:table-cell office:value-type="float" office:value="2.2156454659">
            <text:p>2.215645465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2]*[.D82]*[.F82]" office:value-type="float" office:value="0">
            <text:p>0</text:p>
          </table:table-cell>
          <table:table-cell table:formula="of:=[.C82]*[.D82]*[.F82]" office:value-type="float" office:value="0">
            <text:p>0</text:p>
          </table:table-cell>
          <table:table-cell table:number-columns-repeated="6"/>
          <table:table-cell table:formula="of:=[.$L$2]*[.B82]+[.$M$2]*[.C82]" office:value-type="float" office:value="121.222947784239">
            <text:p>121.2229477842</text:p>
          </table:table-cell>
          <table:table-cell/>
          <table:table-cell table:formula="of:=[.D82]*[.F8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869964238">
            <text:p>4.6869964238</text:p>
          </table:table-cell>
          <table:table-cell office:value-type="float" office:value="1.2655691077">
            <text:p>1.265569107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3]*[.D83]*[.F83]" office:value-type="float" office:value="0">
            <text:p>0</text:p>
          </table:table-cell>
          <table:table-cell table:formula="of:=[.C83]*[.D83]*[.F83]" office:value-type="float" office:value="0">
            <text:p>0</text:p>
          </table:table-cell>
          <table:table-cell table:number-columns-repeated="6"/>
          <table:table-cell table:formula="of:=[.$L$2]*[.B83]+[.$M$2]*[.C83]" office:value-type="float" office:value="198.205678551992">
            <text:p>198.205678552</text:p>
          </table:table-cell>
          <table:table-cell/>
          <table:table-cell table:formula="of:=[.D83]*[.F8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851186389">
            <text:p>4.2851186389</text:p>
          </table:table-cell>
          <table:table-cell office:value-type="float" office:value="1.4936446592">
            <text:p>1.493644659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4]*[.D84]*[.F84]" office:value-type="float" office:value="0">
            <text:p>0</text:p>
          </table:table-cell>
          <table:table-cell table:formula="of:=[.C84]*[.D84]*[.F84]" office:value-type="float" office:value="0">
            <text:p>0</text:p>
          </table:table-cell>
          <table:table-cell table:number-columns-repeated="6"/>
          <table:table-cell table:formula="of:=[.$L$2]*[.B84]+[.$M$2]*[.C84]" office:value-type="float" office:value="163.342892847306">
            <text:p>163.3428928473</text:p>
          </table:table-cell>
          <table:table-cell/>
          <table:table-cell table:formula="of:=[.D84]*[.F8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663614711">
            <text:p>4.2663614711</text:p>
          </table:table-cell>
          <table:table-cell office:value-type="float" office:value="1.7144793591">
            <text:p>1.714479359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5]*[.D85]*[.F85]" office:value-type="float" office:value="0">
            <text:p>0</text:p>
          </table:table-cell>
          <table:table-cell table:formula="of:=[.C85]*[.D85]*[.F85]" office:value-type="float" office:value="0">
            <text:p>0</text:p>
          </table:table-cell>
          <table:table-cell table:number-columns-repeated="6"/>
          <table:table-cell table:formula="of:=[.$L$2]*[.B85]+[.$M$2]*[.C85]" office:value-type="float" office:value="150.557702264454">
            <text:p>150.5577022645</text:p>
          </table:table-cell>
          <table:table-cell/>
          <table:table-cell table:formula="of:=[.D85]*[.F8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998341046">
            <text:p>4.8998341046</text:p>
          </table:table-cell>
          <table:table-cell office:value-type="float" office:value="1.8925819379">
            <text:p>1.89258193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6]*[.D86]*[.F86]" office:value-type="float" office:value="0">
            <text:p>0</text:p>
          </table:table-cell>
          <table:table-cell table:formula="of:=[.C86]*[.D86]*[.F86]" office:value-type="float" office:value="0">
            <text:p>0</text:p>
          </table:table-cell>
          <table:table-cell table:number-columns-repeated="6"/>
          <table:table-cell table:formula="of:=[.$L$2]*[.B86]+[.$M$2]*[.C86]" office:value-type="float" office:value="176.971787107024">
            <text:p>176.971787107</text:p>
          </table:table-cell>
          <table:table-cell/>
          <table:table-cell table:formula="of:=[.D86]*[.F8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942892482">
            <text:p>4.1942892482</text:p>
          </table:table-cell>
          <table:table-cell office:value-type="float" office:value="2.1431995707">
            <text:p>2.143199570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7]*[.D87]*[.F87]" office:value-type="float" office:value="0">
            <text:p>0</text:p>
          </table:table-cell>
          <table:table-cell table:formula="of:=[.C87]*[.D87]*[.F87]" office:value-type="float" office:value="0">
            <text:p>0</text:p>
          </table:table-cell>
          <table:table-cell table:number-columns-repeated="6"/>
          <table:table-cell table:formula="of:=[.$L$2]*[.B87]+[.$M$2]*[.C87]" office:value-type="float" office:value="123.717984164703">
            <text:p>123.7179841647</text:p>
          </table:table-cell>
          <table:table-cell/>
          <table:table-cell table:formula="of:=[.D87]*[.F8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947162998">
            <text:p>4.2947162998</text:p>
          </table:table-cell>
          <table:table-cell office:value-type="float" office:value="2.2753790814">
            <text:p>2.275379081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8]*[.D88]*[.F88]" office:value-type="float" office:value="0">
            <text:p>0</text:p>
          </table:table-cell>
          <table:table-cell table:formula="of:=[.C88]*[.D88]*[.F88]" office:value-type="float" office:value="0">
            <text:p>0</text:p>
          </table:table-cell>
          <table:table-cell table:number-columns-repeated="6"/>
          <table:table-cell table:formula="of:=[.$L$2]*[.B88]+[.$M$2]*[.C88]" office:value-type="float" office:value="122.387593527192">
            <text:p>122.3875935272</text:p>
          </table:table-cell>
          <table:table-cell/>
          <table:table-cell table:formula="of:=[.D88]*[.F8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351979264">
            <text:p>4.8351979264</text:p>
          </table:table-cell>
          <table:table-cell office:value-type="float" office:value="0.7401284109">
            <text:p>0.74012841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9]*[.D89]*[.F89]" office:value-type="float" office:value="0">
            <text:p>0</text:p>
          </table:table-cell>
          <table:table-cell table:formula="of:=[.C89]*[.D89]*[.F89]" office:value-type="float" office:value="0">
            <text:p>0</text:p>
          </table:table-cell>
          <table:table-cell table:number-columns-repeated="6"/>
          <table:table-cell table:formula="of:=[.$L$2]*[.B89]+[.$M$2]*[.C89]" office:value-type="float" office:value="234.490472383116">
            <text:p>234.4904723831</text:p>
          </table:table-cell>
          <table:table-cell/>
          <table:table-cell table:formula="of:=[.D89]*[.F8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524075454">
            <text:p>4.7524075454</text:p>
          </table:table-cell>
          <table:table-cell office:value-type="float" office:value="1.4569559735">
            <text:p>1.45695597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0]*[.D90]*[.F90]" office:value-type="float" office:value="0">
            <text:p>0</text:p>
          </table:table-cell>
          <table:table-cell table:formula="of:=[.C90]*[.D90]*[.F90]" office:value-type="float" office:value="0">
            <text:p>0</text:p>
          </table:table-cell>
          <table:table-cell table:number-columns-repeated="6"/>
          <table:table-cell table:formula="of:=[.$L$2]*[.B90]+[.$M$2]*[.C90]" office:value-type="float" office:value="191.749551231948">
            <text:p>191.7495512319</text:p>
          </table:table-cell>
          <table:table-cell/>
          <table:table-cell table:formula="of:=[.D90]*[.F9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6285138314">
            <text:p>3.6285138314</text:p>
          </table:table-cell>
          <table:table-cell office:value-type="float" office:value="2.0375173634">
            <text:p>2.03751736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1]*[.D91]*[.F91]" office:value-type="float" office:value="0">
            <text:p>0</text:p>
          </table:table-cell>
          <table:table-cell table:formula="of:=[.C91]*[.D91]*[.F91]" office:value-type="float" office:value="0">
            <text:p>0</text:p>
          </table:table-cell>
          <table:table-cell table:number-columns-repeated="6"/>
          <table:table-cell table:formula="of:=[.$L$2]*[.B91]+[.$M$2]*[.C91]" office:value-type="float" office:value="97.2926088899465">
            <text:p>97.2926088899</text:p>
          </table:table-cell>
          <table:table-cell/>
          <table:table-cell table:formula="of:=[.D91]*[.F9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5629308155">
            <text:p>3.5629308155</text:p>
          </table:table-cell>
          <table:table-cell office:value-type="float" office:value="1.4884674305">
            <text:p>1.48846743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2]*[.D92]*[.F92]" office:value-type="float" office:value="0">
            <text:p>0</text:p>
          </table:table-cell>
          <table:table-cell table:formula="of:=[.C92]*[.D92]*[.F92]" office:value-type="float" office:value="0">
            <text:p>0</text:p>
          </table:table-cell>
          <table:table-cell table:number-columns-repeated="6"/>
          <table:table-cell table:formula="of:=[.$L$2]*[.B92]+[.$M$2]*[.C92]" office:value-type="float" office:value="122.725716419613">
            <text:p>122.7257164196</text:p>
          </table:table-cell>
          <table:table-cell/>
          <table:table-cell table:formula="of:=[.D92]*[.F9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5689383278">
            <text:p>5.5689383278</text:p>
          </table:table-cell>
          <table:table-cell office:value-type="float" office:value="1.932290564">
            <text:p>1.93229056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3]*[.D93]*[.F93]" office:value-type="float" office:value="0">
            <text:p>0</text:p>
          </table:table-cell>
          <table:table-cell table:formula="of:=[.C93]*[.D93]*[.F93]" office:value-type="float" office:value="0">
            <text:p>0</text:p>
          </table:table-cell>
          <table:table-cell table:number-columns-repeated="6"/>
          <table:table-cell table:formula="of:=[.$L$2]*[.B93]+[.$M$2]*[.C93]" office:value-type="float" office:value="212.750126795769">
            <text:p>212.7501267958</text:p>
          </table:table-cell>
          <table:table-cell/>
          <table:table-cell table:formula="of:=[.D93]*[.F9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692164099">
            <text:p>3.7692164099</text:p>
          </table:table-cell>
          <table:table-cell office:value-type="float" office:value="1.5627494216">
            <text:p>1.56274942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4]*[.D94]*[.F94]" office:value-type="float" office:value="0">
            <text:p>0</text:p>
          </table:table-cell>
          <table:table-cell table:formula="of:=[.C94]*[.D94]*[.F94]" office:value-type="float" office:value="0">
            <text:p>0</text:p>
          </table:table-cell>
          <table:table-cell table:number-columns-repeated="6"/>
          <table:table-cell table:formula="of:=[.$L$2]*[.B94]+[.$M$2]*[.C94]" office:value-type="float" office:value="130.462808403093">
            <text:p>130.4628084031</text:p>
          </table:table-cell>
          <table:table-cell/>
          <table:table-cell table:formula="of:=[.D94]*[.F9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364591484">
            <text:p>4.1364591484</text:p>
          </table:table-cell>
          <table:table-cell office:value-type="float" office:value="1.4984754705">
            <text:p>1.49847547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5]*[.D95]*[.F95]" office:value-type="float" office:value="0">
            <text:p>0</text:p>
          </table:table-cell>
          <table:table-cell table:formula="of:=[.C95]*[.D95]*[.F95]" office:value-type="float" office:value="0">
            <text:p>0</text:p>
          </table:table-cell>
          <table:table-cell table:number-columns-repeated="6"/>
          <table:table-cell table:formula="of:=[.$L$2]*[.B95]+[.$M$2]*[.C95]" office:value-type="float" office:value="154.668988931581">
            <text:p>154.6689889316</text:p>
          </table:table-cell>
          <table:table-cell/>
          <table:table-cell table:formula="of:=[.D95]*[.F9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4614303231">
            <text:p>5.4614303231</text:p>
          </table:table-cell>
          <table:table-cell office:value-type="float" office:value="1.6123699441">
            <text:p>1.612369944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6]*[.D96]*[.F96]" office:value-type="float" office:value="0">
            <text:p>0</text:p>
          </table:table-cell>
          <table:table-cell table:formula="of:=[.C96]*[.D96]*[.F96]" office:value-type="float" office:value="0">
            <text:p>0</text:p>
          </table:table-cell>
          <table:table-cell table:number-columns-repeated="6"/>
          <table:table-cell table:formula="of:=[.$L$2]*[.B96]+[.$M$2]*[.C96]" office:value-type="float" office:value="223.645902514256">
            <text:p>223.6459025143</text:p>
          </table:table-cell>
          <table:table-cell/>
          <table:table-cell table:formula="of:=[.D96]*[.F9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535838937">
            <text:p>4.1535838937</text:p>
          </table:table-cell>
          <table:table-cell office:value-type="float" office:value="1.2530416208">
            <text:p>1.253041620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7]*[.D97]*[.F97]" office:value-type="float" office:value="0">
            <text:p>0</text:p>
          </table:table-cell>
          <table:table-cell table:formula="of:=[.C97]*[.D97]*[.F97]" office:value-type="float" office:value="0">
            <text:p>0</text:p>
          </table:table-cell>
          <table:table-cell table:number-columns-repeated="6"/>
          <table:table-cell table:formula="of:=[.$L$2]*[.B97]+[.$M$2]*[.C97]" office:value-type="float" office:value="168.667605340436">
            <text:p>168.6676053404</text:p>
          </table:table-cell>
          <table:table-cell/>
          <table:table-cell table:formula="of:=[.D97]*[.F9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318630538">
            <text:p>5.0318630538</text:p>
          </table:table-cell>
          <table:table-cell office:value-type="float" office:value="2.2011992611">
            <text:p>2.201199261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8]*[.D98]*[.F98]" office:value-type="float" office:value="0">
            <text:p>0</text:p>
          </table:table-cell>
          <table:table-cell table:formula="of:=[.C98]*[.D98]*[.F98]" office:value-type="float" office:value="0">
            <text:p>0</text:p>
          </table:table-cell>
          <table:table-cell table:number-columns-repeated="6"/>
          <table:table-cell table:formula="of:=[.$L$2]*[.B98]+[.$M$2]*[.C98]" office:value-type="float" office:value="168.064487118485">
            <text:p>168.0644871185</text:p>
          </table:table-cell>
          <table:table-cell/>
          <table:table-cell table:formula="of:=[.D98]*[.F9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75350516">
            <text:p>4.575350516</text:p>
          </table:table-cell>
          <table:table-cell office:value-type="float" office:value="1.6768716256">
            <text:p>1.67687162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9]*[.D99]*[.F99]" office:value-type="float" office:value="0">
            <text:p>0</text:p>
          </table:table-cell>
          <table:table-cell table:formula="of:=[.C99]*[.D99]*[.F99]" office:value-type="float" office:value="0">
            <text:p>0</text:p>
          </table:table-cell>
          <table:table-cell table:number-columns-repeated="6"/>
          <table:table-cell table:formula="of:=[.$L$2]*[.B99]+[.$M$2]*[.C99]" office:value-type="float" office:value="170.049829721035">
            <text:p>170.049829721</text:p>
          </table:table-cell>
          <table:table-cell/>
          <table:table-cell table:formula="of:=[.D99]*[.F9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025065296">
            <text:p>4.3025065296</text:p>
          </table:table-cell>
          <table:table-cell office:value-type="float" office:value="1.6019593575">
            <text:p>1.601959357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0]*[.D100]*[.F100]" office:value-type="float" office:value="0">
            <text:p>0</text:p>
          </table:table-cell>
          <table:table-cell table:formula="of:=[.C100]*[.D100]*[.F100]" office:value-type="float" office:value="0">
            <text:p>0</text:p>
          </table:table-cell>
          <table:table-cell table:number-columns-repeated="6"/>
          <table:table-cell table:formula="of:=[.$L$2]*[.B100]+[.$M$2]*[.C100]" office:value-type="float" office:value="158.577500003396">
            <text:p>158.5775000034</text:p>
          </table:table-cell>
          <table:table-cell/>
          <table:table-cell table:formula="of:=[.D100]*[.F10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2133713619">
            <text:p>3.2133713619</text:p>
          </table:table-cell>
          <table:table-cell office:value-type="float" office:value="1.8892452179">
            <text:p>1.88924521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1]*[.D101]*[.F101]" office:value-type="float" office:value="0">
            <text:p>0</text:p>
          </table:table-cell>
          <table:table-cell table:formula="of:=[.C101]*[.D101]*[.F101]" office:value-type="float" office:value="0">
            <text:p>0</text:p>
          </table:table-cell>
          <table:table-cell table:number-columns-repeated="6"/>
          <table:table-cell table:formula="of:=[.$L$2]*[.B101]+[.$M$2]*[.C101]" office:value-type="float" office:value="81.657340534125">
            <text:p>81.6573405341</text:p>
          </table:table-cell>
          <table:table-cell/>
          <table:table-cell table:formula="of:=[.D101]*[.F10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566810813">
            <text:p>4.3566810813</text:p>
          </table:table-cell>
          <table:table-cell office:value-type="float" office:value="1.6833251509">
            <text:p>1.68332515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2]*[.D102]*[.F102]" office:value-type="float" office:value="0">
            <text:p>0</text:p>
          </table:table-cell>
          <table:table-cell table:formula="of:=[.C102]*[.D102]*[.F102]" office:value-type="float" office:value="0">
            <text:p>0</text:p>
          </table:table-cell>
          <table:table-cell table:number-columns-repeated="6"/>
          <table:table-cell table:formula="of:=[.$L$2]*[.B102]+[.$M$2]*[.C102]" office:value-type="float" office:value="157.325651787459">
            <text:p>157.3256517875</text:p>
          </table:table-cell>
          <table:table-cell/>
          <table:table-cell table:formula="of:=[.D102]*[.F10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868484237">
            <text:p>4.4868484237</text:p>
          </table:table-cell>
          <table:table-cell office:value-type="float" office:value="1.4351405984">
            <text:p>1.435140598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3]*[.D103]*[.F103]" office:value-type="float" office:value="0">
            <text:p>0</text:p>
          </table:table-cell>
          <table:table-cell table:formula="of:=[.C103]*[.D103]*[.F103]" office:value-type="float" office:value="0">
            <text:p>0</text:p>
          </table:table-cell>
          <table:table-cell table:number-columns-repeated="6"/>
          <table:table-cell table:formula="of:=[.$L$2]*[.B103]+[.$M$2]*[.C103]" office:value-type="float" office:value="177.871034372732">
            <text:p>177.8710343727</text:p>
          </table:table-cell>
          <table:table-cell/>
          <table:table-cell table:formula="of:=[.D103]*[.F10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708775405">
            <text:p>4.8708775405</text:p>
          </table:table-cell>
          <table:table-cell office:value-type="float" office:value="1.9438720598">
            <text:p>1.943872059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4]*[.D104]*[.F104]" office:value-type="float" office:value="0">
            <text:p>0</text:p>
          </table:table-cell>
          <table:table-cell table:formula="of:=[.C104]*[.D104]*[.F104]" office:value-type="float" office:value="0">
            <text:p>0</text:p>
          </table:table-cell>
          <table:table-cell table:number-columns-repeated="6"/>
          <table:table-cell table:formula="of:=[.$L$2]*[.B104]+[.$M$2]*[.C104]" office:value-type="float" office:value="172.60943637332">
            <text:p>172.6094363733</text:p>
          </table:table-cell>
          <table:table-cell/>
          <table:table-cell table:formula="of:=[.D104]*[.F10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484913814">
            <text:p>5.0484913814</text:p>
          </table:table-cell>
          <table:table-cell office:value-type="float" office:value="2.4687880155">
            <text:p>2.468788015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5]*[.D105]*[.F105]" office:value-type="float" office:value="0">
            <text:p>0</text:p>
          </table:table-cell>
          <table:table-cell table:formula="of:=[.C105]*[.D105]*[.F105]" office:value-type="float" office:value="0">
            <text:p>0</text:p>
          </table:table-cell>
          <table:table-cell table:number-columns-repeated="6"/>
          <table:table-cell table:formula="of:=[.$L$2]*[.B105]+[.$M$2]*[.C105]" office:value-type="float" office:value="154.80094729654">
            <text:p>154.8009472965</text:p>
          </table:table-cell>
          <table:table-cell/>
          <table:table-cell table:formula="of:=[.D105]*[.F10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321227194">
            <text:p>5.3321227194</text:p>
          </table:table-cell>
          <table:table-cell office:value-type="float" office:value="1.7142034324">
            <text:p>1.714203432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6]*[.D106]*[.F106]" office:value-type="float" office:value="0">
            <text:p>0</text:p>
          </table:table-cell>
          <table:table-cell table:formula="of:=[.C106]*[.D106]*[.F106]" office:value-type="float" office:value="0">
            <text:p>0</text:p>
          </table:table-cell>
          <table:table-cell table:number-columns-repeated="6"/>
          <table:table-cell table:formula="of:=[.$L$2]*[.B106]+[.$M$2]*[.C106]" office:value-type="float" office:value="210.918315946164">
            <text:p>210.9183159462</text:p>
          </table:table-cell>
          <table:table-cell/>
          <table:table-cell table:formula="of:=[.D106]*[.F10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917030838">
            <text:p>4.3917030838</text:p>
          </table:table-cell>
          <table:table-cell office:value-type="float" office:value="2.6859692329">
            <text:p>2.685969232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7]*[.D107]*[.F107]" office:value-type="float" office:value="0">
            <text:p>0</text:p>
          </table:table-cell>
          <table:table-cell table:formula="of:=[.C107]*[.D107]*[.F107]" office:value-type="float" office:value="0">
            <text:p>0</text:p>
          </table:table-cell>
          <table:table-cell table:number-columns-repeated="6"/>
          <table:table-cell table:formula="of:=[.$L$2]*[.B107]+[.$M$2]*[.C107]" office:value-type="float" office:value="106.082845960749">
            <text:p>106.0828459607</text:p>
          </table:table-cell>
          <table:table-cell/>
          <table:table-cell table:formula="of:=[.D107]*[.F10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407110044">
            <text:p>5.1407110044</text:p>
          </table:table-cell>
          <table:table-cell office:value-type="float" office:value="1.8068793209">
            <text:p>1.80687932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8]*[.D108]*[.F108]" office:value-type="float" office:value="0">
            <text:p>0</text:p>
          </table:table-cell>
          <table:table-cell table:formula="of:=[.C108]*[.D108]*[.F108]" office:value-type="float" office:value="0">
            <text:p>0</text:p>
          </table:table-cell>
          <table:table-cell table:number-columns-repeated="6"/>
          <table:table-cell table:formula="of:=[.$L$2]*[.B108]+[.$M$2]*[.C108]" office:value-type="float" office:value="195.16038070237">
            <text:p>195.1603807024</text:p>
          </table:table-cell>
          <table:table-cell/>
          <table:table-cell table:formula="of:=[.D108]*[.F10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921374936">
            <text:p>4.0921374936</text:p>
          </table:table-cell>
          <table:table-cell office:value-type="float" office:value="1.5944378599">
            <text:p>1.594437859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9]*[.D109]*[.F109]" office:value-type="float" office:value="0">
            <text:p>0</text:p>
          </table:table-cell>
          <table:table-cell table:formula="of:=[.C109]*[.D109]*[.F109]" office:value-type="float" office:value="0">
            <text:p>0</text:p>
          </table:table-cell>
          <table:table-cell table:number-columns-repeated="6"/>
          <table:table-cell table:formula="of:=[.$L$2]*[.B109]+[.$M$2]*[.C109]" office:value-type="float" office:value="147.065181322185">
            <text:p>147.0651813222</text:p>
          </table:table-cell>
          <table:table-cell/>
          <table:table-cell table:formula="of:=[.D109]*[.F10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0603639031">
            <text:p>3.0603639031</text:p>
          </table:table-cell>
          <table:table-cell office:value-type="float" office:value="2.7176913171">
            <text:p>2.717691317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0]*[.D110]*[.F110]" office:value-type="float" office:value="0">
            <text:p>0</text:p>
          </table:table-cell>
          <table:table-cell table:formula="of:=[.C110]*[.D110]*[.F110]" office:value-type="float" office:value="0">
            <text:p>0</text:p>
          </table:table-cell>
          <table:table-cell table:number-columns-repeated="6"/>
          <table:table-cell table:formula="of:=[.$L$2]*[.B110]+[.$M$2]*[.C110]" office:value-type="float" office:value="29.0152366341355">
            <text:p>29.0152366341</text:p>
          </table:table-cell>
          <table:table-cell/>
          <table:table-cell table:formula="of:=[.D110]*[.F11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901485256">
            <text:p>4.2901485256</text:p>
          </table:table-cell>
          <table:table-cell office:value-type="float" office:value="1.4856704656">
            <text:p>1.48567046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1]*[.D111]*[.F111]" office:value-type="float" office:value="0">
            <text:p>0</text:p>
          </table:table-cell>
          <table:table-cell table:formula="of:=[.C111]*[.D111]*[.F111]" office:value-type="float" office:value="0">
            <text:p>0</text:p>
          </table:table-cell>
          <table:table-cell table:number-columns-repeated="6"/>
          <table:table-cell table:formula="of:=[.$L$2]*[.B111]+[.$M$2]*[.C111]" office:value-type="float" office:value="164.051010976825">
            <text:p>164.0510109768</text:p>
          </table:table-cell>
          <table:table-cell/>
          <table:table-cell table:formula="of:=[.D111]*[.F11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263298312">
            <text:p>4.4263298312</text:p>
          </table:table-cell>
          <table:table-cell office:value-type="float" office:value="2.0452213599">
            <text:p>2.045221359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2]*[.D112]*[.F112]" office:value-type="float" office:value="0">
            <text:p>0</text:p>
          </table:table-cell>
          <table:table-cell table:formula="of:=[.C112]*[.D112]*[.F112]" office:value-type="float" office:value="0">
            <text:p>0</text:p>
          </table:table-cell>
          <table:table-cell table:number-columns-repeated="6"/>
          <table:table-cell table:formula="of:=[.$L$2]*[.B112]+[.$M$2]*[.C112]" office:value-type="float" office:value="142.057899953274">
            <text:p>142.0578999533</text:p>
          </table:table-cell>
          <table:table-cell/>
          <table:table-cell table:formula="of:=[.D112]*[.F11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570831358">
            <text:p>5.1570831358</text:p>
          </table:table-cell>
          <table:table-cell office:value-type="float" office:value="1.1931831338">
            <text:p>1.193183133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3]*[.D113]*[.F113]" office:value-type="float" office:value="0">
            <text:p>0</text:p>
          </table:table-cell>
          <table:table-cell table:formula="of:=[.C113]*[.D113]*[.F113]" office:value-type="float" office:value="0">
            <text:p>0</text:p>
          </table:table-cell>
          <table:table-cell table:number-columns-repeated="6"/>
          <table:table-cell table:formula="of:=[.$L$2]*[.B113]+[.$M$2]*[.C113]" office:value-type="float" office:value="228.665762862814">
            <text:p>228.6657628628</text:p>
          </table:table-cell>
          <table:table-cell/>
          <table:table-cell table:formula="of:=[.D113]*[.F11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598364791">
            <text:p>4.2598364791</text:p>
          </table:table-cell>
          <table:table-cell office:value-type="float" office:value="0.9302540502">
            <text:p>0.93025405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4]*[.D114]*[.F114]" office:value-type="float" office:value="0">
            <text:p>0</text:p>
          </table:table-cell>
          <table:table-cell table:formula="of:=[.C114]*[.D114]*[.F114]" office:value-type="float" office:value="0">
            <text:p>0</text:p>
          </table:table-cell>
          <table:table-cell table:number-columns-repeated="6"/>
          <table:table-cell table:formula="of:=[.$L$2]*[.B114]+[.$M$2]*[.C114]" office:value-type="float" office:value="191.819213390146">
            <text:p>191.8192133901</text:p>
          </table:table-cell>
          <table:table-cell/>
          <table:table-cell table:formula="of:=[.D114]*[.F11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658965894">
            <text:p>4.6658965894</text:p>
          </table:table-cell>
          <table:table-cell office:value-type="float" office:value="1.8737962779">
            <text:p>1.87379627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5]*[.D115]*[.F115]" office:value-type="float" office:value="0">
            <text:p>0</text:p>
          </table:table-cell>
          <table:table-cell table:formula="of:=[.C115]*[.D115]*[.F115]" office:value-type="float" office:value="0">
            <text:p>0</text:p>
          </table:table-cell>
          <table:table-cell table:number-columns-repeated="6"/>
          <table:table-cell table:formula="of:=[.$L$2]*[.B115]+[.$M$2]*[.C115]" office:value-type="float" office:value="164.722927825197">
            <text:p>164.7229278252</text:p>
          </table:table-cell>
          <table:table-cell/>
          <table:table-cell table:formula="of:=[.D115]*[.F11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031821313">
            <text:p>4.4031821313</text:p>
          </table:table-cell>
          <table:table-cell office:value-type="float" office:value="2.3145326544">
            <text:p>2.31453265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6]*[.D116]*[.F116]" office:value-type="float" office:value="0">
            <text:p>0</text:p>
          </table:table-cell>
          <table:table-cell table:formula="of:=[.C116]*[.D116]*[.F116]" office:value-type="float" office:value="0">
            <text:p>0</text:p>
          </table:table-cell>
          <table:table-cell table:number-columns-repeated="6"/>
          <table:table-cell table:formula="of:=[.$L$2]*[.B116]+[.$M$2]*[.C116]" office:value-type="float" office:value="126.450703900696">
            <text:p>126.4507039007</text:p>
          </table:table-cell>
          <table:table-cell/>
          <table:table-cell table:formula="of:=[.D116]*[.F11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034130906">
            <text:p>4.3034130906</text:p>
          </table:table-cell>
          <table:table-cell office:value-type="float" office:value="1.4571228201">
            <text:p>1.45712282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7]*[.D117]*[.F117]" office:value-type="float" office:value="0">
            <text:p>0</text:p>
          </table:table-cell>
          <table:table-cell table:formula="of:=[.C117]*[.D117]*[.F117]" office:value-type="float" office:value="0">
            <text:p>0</text:p>
          </table:table-cell>
          <table:table-cell table:number-columns-repeated="6"/>
          <table:table-cell table:formula="of:=[.$L$2]*[.B117]+[.$M$2]*[.C117]" office:value-type="float" office:value="166.317547839513">
            <text:p>166.3175478395</text:p>
          </table:table-cell>
          <table:table-cell/>
          <table:table-cell table:formula="of:=[.D117]*[.F11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994364248">
            <text:p>3.7994364248</text:p>
          </table:table-cell>
          <table:table-cell office:value-type="float" office:value="1.0470585979">
            <text:p>1.04705859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8]*[.D118]*[.F118]" office:value-type="float" office:value="0">
            <text:p>0</text:p>
          </table:table-cell>
          <table:table-cell table:formula="of:=[.C118]*[.D118]*[.F118]" office:value-type="float" office:value="0">
            <text:p>0</text:p>
          </table:table-cell>
          <table:table-cell table:number-columns-repeated="6"/>
          <table:table-cell table:formula="of:=[.$L$2]*[.B118]+[.$M$2]*[.C118]" office:value-type="float" office:value="159.549629919964">
            <text:p>159.54962992</text:p>
          </table:table-cell>
          <table:table-cell/>
          <table:table-cell table:formula="of:=[.D118]*[.F1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110374088">
            <text:p>5.3110374088</text:p>
          </table:table-cell>
          <table:table-cell office:value-type="float" office:value="1.0450874425">
            <text:p>1.045087442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9]*[.D119]*[.F119]" office:value-type="float" office:value="0">
            <text:p>0</text:p>
          </table:table-cell>
          <table:table-cell table:formula="of:=[.C119]*[.D119]*[.F119]" office:value-type="float" office:value="0">
            <text:p>0</text:p>
          </table:table-cell>
          <table:table-cell table:number-columns-repeated="6"/>
          <table:table-cell table:formula="of:=[.$L$2]*[.B119]+[.$M$2]*[.C119]" office:value-type="float" office:value="245.244754096266">
            <text:p>245.2447540963</text:p>
          </table:table-cell>
          <table:table-cell/>
          <table:table-cell table:formula="of:=[.D119]*[.F1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857399581">
            <text:p>3.8857399581</text:p>
          </table:table-cell>
          <table:table-cell office:value-type="float" office:value="1.7836459287">
            <text:p>1.78364592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0]*[.D120]*[.F120]" office:value-type="float" office:value="0">
            <text:p>0</text:p>
          </table:table-cell>
          <table:table-cell table:formula="of:=[.C120]*[.D120]*[.F120]" office:value-type="float" office:value="0">
            <text:p>0</text:p>
          </table:table-cell>
          <table:table-cell table:number-columns-repeated="6"/>
          <table:table-cell table:formula="of:=[.$L$2]*[.B120]+[.$M$2]*[.C120]" office:value-type="float" office:value="125.33425636609">
            <text:p>125.3342563661</text:p>
          </table:table-cell>
          <table:table-cell/>
          <table:table-cell table:formula="of:=[.D120]*[.F1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2228208302">
            <text:p>5.2228208302</text:p>
          </table:table-cell>
          <table:table-cell office:value-type="float" office:value="1.4439327869">
            <text:p>1.443932786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1]*[.D121]*[.F121]" office:value-type="float" office:value="0">
            <text:p>0</text:p>
          </table:table-cell>
          <table:table-cell table:formula="of:=[.C121]*[.D121]*[.F121]" office:value-type="float" office:value="0">
            <text:p>0</text:p>
          </table:table-cell>
          <table:table-cell table:number-columns-repeated="6"/>
          <table:table-cell table:formula="of:=[.$L$2]*[.B121]+[.$M$2]*[.C121]" office:value-type="float" office:value="219.076825206979">
            <text:p>219.076825207</text:p>
          </table:table-cell>
          <table:table-cell/>
          <table:table-cell table:formula="of:=[.D121]*[.F1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849703742">
            <text:p>3.7849703742</text:p>
          </table:table-cell>
          <table:table-cell office:value-type="float" office:value="2.1412637931">
            <text:p>2.14126379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2]*[.D122]*[.F122]" office:value-type="float" office:value="0">
            <text:p>0</text:p>
          </table:table-cell>
          <table:table-cell table:formula="of:=[.C122]*[.D122]*[.F122]" office:value-type="float" office:value="0">
            <text:p>0</text:p>
          </table:table-cell>
          <table:table-cell table:number-columns-repeated="6"/>
          <table:table-cell table:formula="of:=[.$L$2]*[.B122]+[.$M$2]*[.C122]" office:value-type="float" office:value="100.644126413509">
            <text:p>100.6441264135</text:p>
          </table:table-cell>
          <table:table-cell/>
          <table:table-cell table:formula="of:=[.D122]*[.F1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2740686794">
            <text:p>5.2740686794</text:p>
          </table:table-cell>
          <table:table-cell office:value-type="float" office:value="1.6345671302">
            <text:p>1.63456713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3]*[.D123]*[.F123]" office:value-type="float" office:value="0">
            <text:p>0</text:p>
          </table:table-cell>
          <table:table-cell table:formula="of:=[.C123]*[.D123]*[.F123]" office:value-type="float" office:value="0">
            <text:p>0</text:p>
          </table:table-cell>
          <table:table-cell table:number-columns-repeated="6"/>
          <table:table-cell table:formula="of:=[.$L$2]*[.B123]+[.$M$2]*[.C123]" office:value-type="float" office:value="211.858687341632">
            <text:p>211.8586873416</text:p>
          </table:table-cell>
          <table:table-cell/>
          <table:table-cell table:formula="of:=[.D123]*[.F1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741517476">
            <text:p>4.2741517476</text:p>
          </table:table-cell>
          <table:table-cell office:value-type="float" office:value="1.6288171761">
            <text:p>1.628817176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4]*[.D124]*[.F124]" office:value-type="float" office:value="0">
            <text:p>0</text:p>
          </table:table-cell>
          <table:table-cell table:formula="of:=[.C124]*[.D124]*[.F124]" office:value-type="float" office:value="0">
            <text:p>0</text:p>
          </table:table-cell>
          <table:table-cell table:number-columns-repeated="6"/>
          <table:table-cell table:formula="of:=[.$L$2]*[.B124]+[.$M$2]*[.C124]" office:value-type="float" office:value="155.546224009936">
            <text:p>155.5462240099</text:p>
          </table:table-cell>
          <table:table-cell/>
          <table:table-cell table:formula="of:=[.D124]*[.F1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163999688">
            <text:p>4.2163999688</text:p>
          </table:table-cell>
          <table:table-cell office:value-type="float" office:value="1.6488912668">
            <text:p>1.648891266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5]*[.D125]*[.F125]" office:value-type="float" office:value="0">
            <text:p>0</text:p>
          </table:table-cell>
          <table:table-cell table:formula="of:=[.C125]*[.D125]*[.F125]" office:value-type="float" office:value="0">
            <text:p>0</text:p>
          </table:table-cell>
          <table:table-cell table:number-columns-repeated="6"/>
          <table:table-cell table:formula="of:=[.$L$2]*[.B125]+[.$M$2]*[.C125]" office:value-type="float" office:value="151.210536739561">
            <text:p>151.2105367396</text:p>
          </table:table-cell>
          <table:table-cell/>
          <table:table-cell table:formula="of:=[.D125]*[.F1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483349613">
            <text:p>4.0483349613</text:p>
          </table:table-cell>
          <table:table-cell office:value-type="float" office:value="1.6216304356">
            <text:p>1.62163043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6]*[.D126]*[.F126]" office:value-type="float" office:value="0">
            <text:p>0</text:p>
          </table:table-cell>
          <table:table-cell table:formula="of:=[.C126]*[.D126]*[.F126]" office:value-type="float" office:value="0">
            <text:p>0</text:p>
          </table:table-cell>
          <table:table-cell table:number-columns-repeated="6"/>
          <table:table-cell table:formula="of:=[.$L$2]*[.B126]+[.$M$2]*[.C126]" office:value-type="float" office:value="143.141445801995">
            <text:p>143.141445802</text:p>
          </table:table-cell>
          <table:table-cell/>
          <table:table-cell table:formula="of:=[.D126]*[.F1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860004102">
            <text:p>3.7860004102</text:p>
          </table:table-cell>
          <table:table-cell office:value-type="float" office:value="1.0406077565">
            <text:p>1.040607756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7]*[.D127]*[.F127]" office:value-type="float" office:value="0">
            <text:p>0</text:p>
          </table:table-cell>
          <table:table-cell table:formula="of:=[.C127]*[.D127]*[.F127]" office:value-type="float" office:value="0">
            <text:p>0</text:p>
          </table:table-cell>
          <table:table-cell table:number-columns-repeated="6"/>
          <table:table-cell table:formula="of:=[.$L$2]*[.B127]+[.$M$2]*[.C127]" office:value-type="float" office:value="159.131296418087">
            <text:p>159.1312964181</text:p>
          </table:table-cell>
          <table:table-cell/>
          <table:table-cell table:formula="of:=[.D127]*[.F12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759156536">
            <text:p>4.2759156536</text:p>
          </table:table-cell>
          <table:table-cell office:value-type="float" office:value="1.7319795356">
            <text:p>1.73197953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8]*[.D128]*[.F128]" office:value-type="float" office:value="0">
            <text:p>0</text:p>
          </table:table-cell>
          <table:table-cell table:formula="of:=[.C128]*[.D128]*[.F128]" office:value-type="float" office:value="0">
            <text:p>0</text:p>
          </table:table-cell>
          <table:table-cell table:number-columns-repeated="6"/>
          <table:table-cell table:formula="of:=[.$L$2]*[.B128]+[.$M$2]*[.C128]" office:value-type="float" office:value="150.169677907681">
            <text:p>150.1696779077</text:p>
          </table:table-cell>
          <table:table-cell/>
          <table:table-cell table:formula="of:=[.D128]*[.F12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356518259">
            <text:p>4.0356518259</text:p>
          </table:table-cell>
          <table:table-cell office:value-type="float" office:value="2.1599777356">
            <text:p>2.15997773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9]*[.D129]*[.F129]" office:value-type="float" office:value="0">
            <text:p>0</text:p>
          </table:table-cell>
          <table:table-cell table:formula="of:=[.C129]*[.D129]*[.F129]" office:value-type="float" office:value="0">
            <text:p>0</text:p>
          </table:table-cell>
          <table:table-cell table:number-columns-repeated="6"/>
          <table:table-cell table:formula="of:=[.$L$2]*[.B129]+[.$M$2]*[.C129]" office:value-type="float" office:value="113.844874821469">
            <text:p>113.8448748215</text:p>
          </table:table-cell>
          <table:table-cell/>
          <table:table-cell table:formula="of:=[.D129]*[.F1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567409383">
            <text:p>3.8567409383</text:p>
          </table:table-cell>
          <table:table-cell office:value-type="float" office:value="0.5891860386">
            <text:p>0.589186038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0]*[.D130]*[.F130]" office:value-type="float" office:value="0">
            <text:p>0</text:p>
          </table:table-cell>
          <table:table-cell table:formula="of:=[.C130]*[.D130]*[.F130]" office:value-type="float" office:value="0">
            <text:p>0</text:p>
          </table:table-cell>
          <table:table-cell table:number-columns-repeated="6"/>
          <table:table-cell table:formula="of:=[.$L$2]*[.B130]+[.$M$2]*[.C130]" office:value-type="float" office:value="187.100730965957">
            <text:p>187.100730966</text:p>
          </table:table-cell>
          <table:table-cell/>
          <table:table-cell table:formula="of:=[.D130]*[.F13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153453341">
            <text:p>3.9153453341</text:p>
          </table:table-cell>
          <table:table-cell office:value-type="float" office:value="1.4876246081">
            <text:p>1.487624608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1]*[.D131]*[.F131]" office:value-type="float" office:value="0">
            <text:p>0</text:p>
          </table:table-cell>
          <table:table-cell table:formula="of:=[.C131]*[.D131]*[.F131]" office:value-type="float" office:value="0">
            <text:p>0</text:p>
          </table:table-cell>
          <table:table-cell table:number-columns-repeated="6"/>
          <table:table-cell table:formula="of:=[.$L$2]*[.B131]+[.$M$2]*[.C131]" office:value-type="float" office:value="142.725015959215">
            <text:p>142.7250159592</text:p>
          </table:table-cell>
          <table:table-cell/>
          <table:table-cell table:formula="of:=[.D131]*[.F1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5476217">
            <text:p>4.55476217</text:p>
          </table:table-cell>
          <table:table-cell office:value-type="float" office:value="1.9149871405">
            <text:p>1.91498714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2]*[.D132]*[.F132]" office:value-type="float" office:value="0">
            <text:p>0</text:p>
          </table:table-cell>
          <table:table-cell table:formula="of:=[.C132]*[.D132]*[.F132]" office:value-type="float" office:value="0">
            <text:p>0</text:p>
          </table:table-cell>
          <table:table-cell table:number-columns-repeated="6"/>
          <table:table-cell table:formula="of:=[.$L$2]*[.B132]+[.$M$2]*[.C132]" office:value-type="float" office:value="156.24359317576">
            <text:p>156.2435931758</text:p>
          </table:table-cell>
          <table:table-cell/>
          <table:table-cell table:formula="of:=[.D132]*[.F1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575153541">
            <text:p>4.8575153541</text:p>
          </table:table-cell>
          <table:table-cell office:value-type="float" office:value="1.4973060681">
            <text:p>1.497306068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3]*[.D133]*[.F133]" office:value-type="float" office:value="0">
            <text:p>0</text:p>
          </table:table-cell>
          <table:table-cell table:formula="of:=[.C133]*[.D133]*[.F133]" office:value-type="float" office:value="0">
            <text:p>0</text:p>
          </table:table-cell>
          <table:table-cell table:number-columns-repeated="6"/>
          <table:table-cell table:formula="of:=[.$L$2]*[.B133]+[.$M$2]*[.C133]" office:value-type="float" office:value="195.559004359769">
            <text:p>195.5590043598</text:p>
          </table:table-cell>
          <table:table-cell/>
          <table:table-cell table:formula="of:=[.D133]*[.F13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372485971">
            <text:p>4.1372485971</text:p>
          </table:table-cell>
          <table:table-cell office:value-type="float" office:value="1.8703411311">
            <text:p>1.870341131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4]*[.D134]*[.F134]" office:value-type="float" office:value="0">
            <text:p>0</text:p>
          </table:table-cell>
          <table:table-cell table:formula="of:=[.C134]*[.D134]*[.F134]" office:value-type="float" office:value="0">
            <text:p>0</text:p>
          </table:table-cell>
          <table:table-cell table:number-columns-repeated="6"/>
          <table:table-cell table:formula="of:=[.$L$2]*[.B134]+[.$M$2]*[.C134]" office:value-type="float" office:value="134.973024736662">
            <text:p>134.9730247367</text:p>
          </table:table-cell>
          <table:table-cell/>
          <table:table-cell table:formula="of:=[.D134]*[.F1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751134207">
            <text:p>4.1751134207</text:p>
          </table:table-cell>
          <table:table-cell office:value-type="float" office:value="2.4147695699">
            <text:p>2.414769569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5]*[.D135]*[.F135]" office:value-type="float" office:value="0">
            <text:p>0</text:p>
          </table:table-cell>
          <table:table-cell table:formula="of:=[.C135]*[.D135]*[.F135]" office:value-type="float" office:value="0">
            <text:p>0</text:p>
          </table:table-cell>
          <table:table-cell table:number-columns-repeated="6"/>
          <table:table-cell table:formula="of:=[.$L$2]*[.B135]+[.$M$2]*[.C135]" office:value-type="float" office:value="108.21578067475">
            <text:p>108.2157806748</text:p>
          </table:table-cell>
          <table:table-cell/>
          <table:table-cell table:formula="of:=[.D135]*[.F13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890202219">
            <text:p>4.1890202219</text:p>
          </table:table-cell>
          <table:table-cell office:value-type="float" office:value="1.9425290256">
            <text:p>1.94252902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6]*[.D136]*[.F136]" office:value-type="float" office:value="0">
            <text:p>0</text:p>
          </table:table-cell>
          <table:table-cell table:formula="of:=[.C136]*[.D136]*[.F136]" office:value-type="float" office:value="0">
            <text:p>0</text:p>
          </table:table-cell>
          <table:table-cell table:number-columns-repeated="6"/>
          <table:table-cell table:formula="of:=[.$L$2]*[.B136]+[.$M$2]*[.C136]" office:value-type="float" office:value="134.072330127518">
            <text:p>134.0723301275</text:p>
          </table:table-cell>
          <table:table-cell/>
          <table:table-cell table:formula="of:=[.D136]*[.F13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397412455">
            <text:p>4.6397412455</text:p>
          </table:table-cell>
          <table:table-cell office:value-type="float" office:value="2.1228067562">
            <text:p>2.122806756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7]*[.D137]*[.F137]" office:value-type="float" office:value="0">
            <text:p>0</text:p>
          </table:table-cell>
          <table:table-cell table:formula="of:=[.C137]*[.D137]*[.F137]" office:value-type="float" office:value="0">
            <text:p>0</text:p>
          </table:table-cell>
          <table:table-cell table:number-columns-repeated="6"/>
          <table:table-cell table:formula="of:=[.$L$2]*[.B137]+[.$M$2]*[.C137]" office:value-type="float" office:value="150.023110174147">
            <text:p>150.0231101741</text:p>
          </table:table-cell>
          <table:table-cell/>
          <table:table-cell table:formula="of:=[.D137]*[.F1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128620732">
            <text:p>4.7128620732</text:p>
          </table:table-cell>
          <table:table-cell office:value-type="float" office:value="1.960579352">
            <text:p>1.96057935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8]*[.D138]*[.F138]" office:value-type="float" office:value="0">
            <text:p>0</text:p>
          </table:table-cell>
          <table:table-cell table:formula="of:=[.C138]*[.D138]*[.F138]" office:value-type="float" office:value="0">
            <text:p>0</text:p>
          </table:table-cell>
          <table:table-cell table:number-columns-repeated="6"/>
          <table:table-cell table:formula="of:=[.$L$2]*[.B138]+[.$M$2]*[.C138]" office:value-type="float" office:value="162.775305929381">
            <text:p>162.7753059294</text:p>
          </table:table-cell>
          <table:table-cell/>
          <table:table-cell table:formula="of:=[.D138]*[.F1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059160552">
            <text:p>5.0059160552</text:p>
          </table:table-cell>
          <table:table-cell office:value-type="float" office:value="1.6165979252">
            <text:p>1.616597925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9]*[.D139]*[.F139]" office:value-type="float" office:value="0">
            <text:p>0</text:p>
          </table:table-cell>
          <table:table-cell table:formula="of:=[.C139]*[.D139]*[.F139]" office:value-type="float" office:value="0">
            <text:p>0</text:p>
          </table:table-cell>
          <table:table-cell table:number-columns-repeated="6"/>
          <table:table-cell table:formula="of:=[.$L$2]*[.B139]+[.$M$2]*[.C139]" office:value-type="float" office:value="197.62914437018">
            <text:p>197.6291443702</text:p>
          </table:table-cell>
          <table:table-cell/>
          <table:table-cell table:formula="of:=[.D139]*[.F1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254627854">
            <text:p>4.3254627854</text:p>
          </table:table-cell>
          <table:table-cell office:value-type="float" office:value="0.7554431296">
            <text:p>0.755443129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0]*[.D140]*[.F140]" office:value-type="float" office:value="0">
            <text:p>0</text:p>
          </table:table-cell>
          <table:table-cell table:formula="of:=[.C140]*[.D140]*[.F140]" office:value-type="float" office:value="0">
            <text:p>0</text:p>
          </table:table-cell>
          <table:table-cell table:number-columns-repeated="6"/>
          <table:table-cell table:formula="of:=[.$L$2]*[.B140]+[.$M$2]*[.C140]" office:value-type="float" office:value="204.815053239394">
            <text:p>204.8150532394</text:p>
          </table:table-cell>
          <table:table-cell/>
          <table:table-cell table:formula="of:=[.D140]*[.F14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099057083">
            <text:p>4.6099057083</text:p>
          </table:table-cell>
          <table:table-cell office:value-type="float" office:value="1.5668716547">
            <text:p>1.566871654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1]*[.D141]*[.F141]" office:value-type="float" office:value="0">
            <text:p>0</text:p>
          </table:table-cell>
          <table:table-cell table:formula="of:=[.C141]*[.D141]*[.F141]" office:value-type="float" office:value="0">
            <text:p>0</text:p>
          </table:table-cell>
          <table:table-cell table:number-columns-repeated="6"/>
          <table:table-cell table:formula="of:=[.$L$2]*[.B141]+[.$M$2]*[.C141]" office:value-type="float" office:value="177.845828387691">
            <text:p>177.8458283877</text:p>
          </table:table-cell>
          <table:table-cell/>
          <table:table-cell table:formula="of:=[.D141]*[.F14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224141082">
            <text:p>5.0224141082</text:p>
          </table:table-cell>
          <table:table-cell office:value-type="float" office:value="1.852641948">
            <text:p>1.8526419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2]*[.D142]*[.F142]" office:value-type="float" office:value="0">
            <text:p>0</text:p>
          </table:table-cell>
          <table:table-cell table:formula="of:=[.C142]*[.D142]*[.F142]" office:value-type="float" office:value="0">
            <text:p>0</text:p>
          </table:table-cell>
          <table:table-cell table:number-columns-repeated="6"/>
          <table:table-cell table:formula="of:=[.$L$2]*[.B142]+[.$M$2]*[.C142]" office:value-type="float" office:value="186.032795101077">
            <text:p>186.0327951011</text:p>
          </table:table-cell>
          <table:table-cell/>
          <table:table-cell table:formula="of:=[.D142]*[.F14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413562397">
            <text:p>4.1413562397</text:p>
          </table:table-cell>
          <table:table-cell office:value-type="float" office:value="1.013414637">
            <text:p>1.01341463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3]*[.D143]*[.F143]" office:value-type="float" office:value="0">
            <text:p>0</text:p>
          </table:table-cell>
          <table:table-cell table:formula="of:=[.C143]*[.D143]*[.F143]" office:value-type="float" office:value="0">
            <text:p>0</text:p>
          </table:table-cell>
          <table:table-cell table:number-columns-repeated="6"/>
          <table:table-cell table:formula="of:=[.$L$2]*[.B143]+[.$M$2]*[.C143]" office:value-type="float" office:value="180.695958056323">
            <text:p>180.6959580563</text:p>
          </table:table-cell>
          <table:table-cell/>
          <table:table-cell table:formula="of:=[.D143]*[.F14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667893868">
            <text:p>5.1667893868</text:p>
          </table:table-cell>
          <table:table-cell office:value-type="float" office:value="2.1377983425">
            <text:p>2.137798342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4]*[.D144]*[.F144]" office:value-type="float" office:value="0">
            <text:p>0</text:p>
          </table:table-cell>
          <table:table-cell table:formula="of:=[.C144]*[.D144]*[.F144]" office:value-type="float" office:value="0">
            <text:p>0</text:p>
          </table:table-cell>
          <table:table-cell table:number-columns-repeated="6"/>
          <table:table-cell table:formula="of:=[.$L$2]*[.B144]+[.$M$2]*[.C144]" office:value-type="float" office:value="179.070008496378">
            <text:p>179.0700084964</text:p>
          </table:table-cell>
          <table:table-cell/>
          <table:table-cell table:formula="of:=[.D144]*[.F14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812868048">
            <text:p>4.3812868048</text:p>
          </table:table-cell>
          <table:table-cell office:value-type="float" office:value="2.3947416131">
            <text:p>2.39474161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5]*[.D145]*[.F145]" office:value-type="float" office:value="0">
            <text:p>0</text:p>
          </table:table-cell>
          <table:table-cell table:formula="of:=[.C145]*[.D145]*[.F145]" office:value-type="float" office:value="0">
            <text:p>0</text:p>
          </table:table-cell>
          <table:table-cell table:number-columns-repeated="6"/>
          <table:table-cell table:formula="of:=[.$L$2]*[.B145]+[.$M$2]*[.C145]" office:value-type="float" office:value="120.953007283216">
            <text:p>120.9530072832</text:p>
          </table:table-cell>
          <table:table-cell/>
          <table:table-cell table:formula="of:=[.D145]*[.F14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403681937">
            <text:p>3.8403681937</text:p>
          </table:table-cell>
          <table:table-cell office:value-type="float" office:value="0.9550364348">
            <text:p>0.95503643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6]*[.D146]*[.F146]" office:value-type="float" office:value="0">
            <text:p>0</text:p>
          </table:table-cell>
          <table:table-cell table:formula="of:=[.C146]*[.D146]*[.F146]" office:value-type="float" office:value="0">
            <text:p>0</text:p>
          </table:table-cell>
          <table:table-cell table:number-columns-repeated="6"/>
          <table:table-cell table:formula="of:=[.$L$2]*[.B146]+[.$M$2]*[.C146]" office:value-type="float" office:value="166.752325255093">
            <text:p>166.7523252551</text:p>
          </table:table-cell>
          <table:table-cell/>
          <table:table-cell table:formula="of:=[.D146]*[.F14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758592611">
            <text:p>4.3758592611</text:p>
          </table:table-cell>
          <table:table-cell office:value-type="float" office:value="1.9331428874">
            <text:p>1.933142887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7]*[.D147]*[.F147]" office:value-type="float" office:value="0">
            <text:p>0</text:p>
          </table:table-cell>
          <table:table-cell table:formula="of:=[.C147]*[.D147]*[.F147]" office:value-type="float" office:value="0">
            <text:p>0</text:p>
          </table:table-cell>
          <table:table-cell table:number-columns-repeated="6"/>
          <table:table-cell table:formula="of:=[.$L$2]*[.B147]+[.$M$2]*[.C147]" office:value-type="float" office:value="145.149873631934">
            <text:p>145.1498736319</text:p>
          </table:table-cell>
          <table:table-cell/>
          <table:table-cell table:formula="of:=[.D147]*[.F14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092237656">
            <text:p>4.3092237656</text:p>
          </table:table-cell>
          <table:table-cell office:value-type="float" office:value="1.6536872671">
            <text:p>1.653687267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8]*[.D148]*[.F148]" office:value-type="float" office:value="0">
            <text:p>0</text:p>
          </table:table-cell>
          <table:table-cell table:formula="of:=[.C148]*[.D148]*[.F148]" office:value-type="float" office:value="0">
            <text:p>0</text:p>
          </table:table-cell>
          <table:table-cell table:number-columns-repeated="6"/>
          <table:table-cell table:formula="of:=[.$L$2]*[.B148]+[.$M$2]*[.C148]" office:value-type="float" office:value="156.211845491206">
            <text:p>156.2118454912</text:p>
          </table:table-cell>
          <table:table-cell/>
          <table:table-cell table:formula="of:=[.D148]*[.F14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437593622">
            <text:p>4.3437593622</text:p>
          </table:table-cell>
          <table:table-cell office:value-type="float" office:value="2.529711998">
            <text:p>2.52971199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9]*[.D149]*[.F149]" office:value-type="float" office:value="0">
            <text:p>0</text:p>
          </table:table-cell>
          <table:table-cell table:formula="of:=[.C149]*[.D149]*[.F149]" office:value-type="float" office:value="0">
            <text:p>0</text:p>
          </table:table-cell>
          <table:table-cell table:number-columns-repeated="6"/>
          <table:table-cell table:formula="of:=[.$L$2]*[.B149]+[.$M$2]*[.C149]" office:value-type="float" office:value="111.66314640243">
            <text:p>111.6631464024</text:p>
          </table:table-cell>
          <table:table-cell/>
          <table:table-cell table:formula="of:=[.D149]*[.F14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390777788">
            <text:p>4.1390777788</text:p>
          </table:table-cell>
          <table:table-cell office:value-type="float" office:value="1.8258714435">
            <text:p>1.82587144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0]*[.D150]*[.F150]" office:value-type="float" office:value="0">
            <text:p>0</text:p>
          </table:table-cell>
          <table:table-cell table:formula="of:=[.C150]*[.D150]*[.F150]" office:value-type="float" office:value="0">
            <text:p>0</text:p>
          </table:table-cell>
          <table:table-cell table:number-columns-repeated="6"/>
          <table:table-cell table:formula="of:=[.$L$2]*[.B150]+[.$M$2]*[.C150]" office:value-type="float" office:value="137.43729182896">
            <text:p>137.437291829</text:p>
          </table:table-cell>
          <table:table-cell/>
          <table:table-cell table:formula="of:=[.D150]*[.F15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694018286">
            <text:p>4.5694018286</text:p>
          </table:table-cell>
          <table:table-cell office:value-type="float" office:value="1.975483802">
            <text:p>1.9754838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1]*[.D151]*[.F151]" office:value-type="float" office:value="0">
            <text:p>0</text:p>
          </table:table-cell>
          <table:table-cell table:formula="of:=[.C151]*[.D151]*[.F151]" office:value-type="float" office:value="0">
            <text:p>0</text:p>
          </table:table-cell>
          <table:table-cell table:number-columns-repeated="6"/>
          <table:table-cell table:formula="of:=[.$L$2]*[.B151]+[.$M$2]*[.C151]" office:value-type="float" office:value="153.861031944841">
            <text:p>153.8610319448</text:p>
          </table:table-cell>
          <table:table-cell/>
          <table:table-cell table:formula="of:=[.D151]*[.F15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506496572">
            <text:p>3.8506496572</text:p>
          </table:table-cell>
          <table:table-cell office:value-type="float" office:value="1.3057537012">
            <text:p>1.305753701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2]*[.D152]*[.F152]" office:value-type="float" office:value="0">
            <text:p>0</text:p>
          </table:table-cell>
          <table:table-cell table:formula="of:=[.C152]*[.D152]*[.F152]" office:value-type="float" office:value="0">
            <text:p>0</text:p>
          </table:table-cell>
          <table:table-cell table:number-columns-repeated="6"/>
          <table:table-cell table:formula="of:=[.$L$2]*[.B152]+[.$M$2]*[.C152]" office:value-type="float" office:value="148.716494295229">
            <text:p>148.7164942952</text:p>
          </table:table-cell>
          <table:table-cell/>
          <table:table-cell table:formula="of:=[.D152]*[.F15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177819247">
            <text:p>5.3177819247</text:p>
          </table:table-cell>
          <table:table-cell office:value-type="float" office:value="1.3747689773">
            <text:p>1.374768977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3]*[.D153]*[.F153]" office:value-type="float" office:value="0">
            <text:p>0</text:p>
          </table:table-cell>
          <table:table-cell table:formula="of:=[.C153]*[.D153]*[.F153]" office:value-type="float" office:value="0">
            <text:p>0</text:p>
          </table:table-cell>
          <table:table-cell table:number-columns-repeated="6"/>
          <table:table-cell table:formula="of:=[.$L$2]*[.B153]+[.$M$2]*[.C153]" office:value-type="float" office:value="228.12534442666">
            <text:p>228.1253444267</text:p>
          </table:table-cell>
          <table:table-cell/>
          <table:table-cell table:formula="of:=[.D153]*[.F15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034067268">
            <text:p>4.9034067268</text:p>
          </table:table-cell>
          <table:table-cell office:value-type="float" office:value="1.5063206844">
            <text:p>1.50632068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4]*[.D154]*[.F154]" office:value-type="float" office:value="0">
            <text:p>0</text:p>
          </table:table-cell>
          <table:table-cell table:formula="of:=[.C154]*[.D154]*[.F154]" office:value-type="float" office:value="0">
            <text:p>0</text:p>
          </table:table-cell>
          <table:table-cell table:number-columns-repeated="6"/>
          <table:table-cell table:formula="of:=[.$L$2]*[.B154]+[.$M$2]*[.C154]" office:value-type="float" office:value="197.678939116692">
            <text:p>197.6789391167</text:p>
          </table:table-cell>
          <table:table-cell/>
          <table:table-cell table:formula="of:=[.D154]*[.F15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521354816">
            <text:p>4.2521354816</text:p>
          </table:table-cell>
          <table:table-cell office:value-type="float" office:value="1.2477371748">
            <text:p>1.24773717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5]*[.D155]*[.F155]" office:value-type="float" office:value="0">
            <text:p>0</text:p>
          </table:table-cell>
          <table:table-cell table:formula="of:=[.C155]*[.D155]*[.F155]" office:value-type="float" office:value="0">
            <text:p>0</text:p>
          </table:table-cell>
          <table:table-cell table:number-columns-repeated="6"/>
          <table:table-cell table:formula="of:=[.$L$2]*[.B155]+[.$M$2]*[.C155]" office:value-type="float" office:value="174.529422379215">
            <text:p>174.5294223792</text:p>
          </table:table-cell>
          <table:table-cell/>
          <table:table-cell table:formula="of:=[.D155]*[.F15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386818966">
            <text:p>3.8386818966</text:p>
          </table:table-cell>
          <table:table-cell office:value-type="float" office:value="1.6559833112">
            <text:p>1.655983311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6]*[.D156]*[.F156]" office:value-type="float" office:value="0">
            <text:p>0</text:p>
          </table:table-cell>
          <table:table-cell table:formula="of:=[.C156]*[.D156]*[.F156]" office:value-type="float" office:value="0">
            <text:p>0</text:p>
          </table:table-cell>
          <table:table-cell table:number-columns-repeated="6"/>
          <table:table-cell table:formula="of:=[.$L$2]*[.B156]+[.$M$2]*[.C156]" office:value-type="float" office:value="129.446746208566">
            <text:p>129.4467462086</text:p>
          </table:table-cell>
          <table:table-cell/>
          <table:table-cell table:formula="of:=[.D156]*[.F15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378652227">
            <text:p>4.9378652227</text:p>
          </table:table-cell>
          <table:table-cell office:value-type="float" office:value="1.9654326326">
            <text:p>1.96543263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7]*[.D157]*[.F157]" office:value-type="float" office:value="0">
            <text:p>0</text:p>
          </table:table-cell>
          <table:table-cell table:formula="of:=[.C157]*[.D157]*[.F157]" office:value-type="float" office:value="0">
            <text:p>0</text:p>
          </table:table-cell>
          <table:table-cell table:number-columns-repeated="6"/>
          <table:table-cell table:formula="of:=[.$L$2]*[.B157]+[.$M$2]*[.C157]" office:value-type="float" office:value="175.257886887922">
            <text:p>175.2578868879</text:p>
          </table:table-cell>
          <table:table-cell/>
          <table:table-cell table:formula="of:=[.D157]*[.F15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848757453">
            <text:p>3.7848757453</text:p>
          </table:table-cell>
          <table:table-cell office:value-type="float" office:value="2.2694911407">
            <text:p>2.269491140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8]*[.D158]*[.F158]" office:value-type="float" office:value="0">
            <text:p>0</text:p>
          </table:table-cell>
          <table:table-cell table:formula="of:=[.C158]*[.D158]*[.F158]" office:value-type="float" office:value="0">
            <text:p>0</text:p>
          </table:table-cell>
          <table:table-cell table:number-columns-repeated="6"/>
          <table:table-cell table:formula="of:=[.$L$2]*[.B158]+[.$M$2]*[.C158]" office:value-type="float" office:value="93.8317588316682">
            <text:p>93.8317588317</text:p>
          </table:table-cell>
          <table:table-cell/>
          <table:table-cell table:formula="of:=[.D158]*[.F15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776905668">
            <text:p>4.9776905668</text:p>
          </table:table-cell>
          <table:table-cell office:value-type="float" office:value="2.7711873627">
            <text:p>2.771187362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9]*[.D159]*[.F159]" office:value-type="float" office:value="0">
            <text:p>0</text:p>
          </table:table-cell>
          <table:table-cell table:formula="of:=[.C159]*[.D159]*[.F159]" office:value-type="float" office:value="0">
            <text:p>0</text:p>
          </table:table-cell>
          <table:table-cell table:number-columns-repeated="6"/>
          <table:table-cell table:formula="of:=[.$L$2]*[.B159]+[.$M$2]*[.C159]" office:value-type="float" office:value="134.739022296025">
            <text:p>134.739022296</text:p>
          </table:table-cell>
          <table:table-cell/>
          <table:table-cell table:formula="of:=[.D159]*[.F15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222233258">
            <text:p>4.0222233258</text:p>
          </table:table-cell>
          <table:table-cell office:value-type="float" office:value="2.3865705134">
            <text:p>2.38657051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0]*[.D160]*[.F160]" office:value-type="float" office:value="0">
            <text:p>0</text:p>
          </table:table-cell>
          <table:table-cell table:formula="of:=[.C160]*[.D160]*[.F160]" office:value-type="float" office:value="0">
            <text:p>0</text:p>
          </table:table-cell>
          <table:table-cell table:number-columns-repeated="6"/>
          <table:table-cell table:formula="of:=[.$L$2]*[.B160]+[.$M$2]*[.C160]" office:value-type="float" office:value="101.055735932075">
            <text:p>101.0557359321</text:p>
          </table:table-cell>
          <table:table-cell/>
          <table:table-cell table:formula="of:=[.D160]*[.F16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453844456">
            <text:p>3.453844456</text:p>
          </table:table-cell>
          <table:table-cell office:value-type="float" office:value="1.3667535997">
            <text:p>1.366753599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1]*[.D161]*[.F161]" office:value-type="float" office:value="0">
            <text:p>0</text:p>
          </table:table-cell>
          <table:table-cell table:formula="of:=[.C161]*[.D161]*[.F161]" office:value-type="float" office:value="0">
            <text:p>0</text:p>
          </table:table-cell>
          <table:table-cell table:number-columns-repeated="6"/>
          <table:table-cell table:formula="of:=[.$L$2]*[.B161]+[.$M$2]*[.C161]" office:value-type="float" office:value="123.010220637266">
            <text:p>123.0102206373</text:p>
          </table:table-cell>
          <table:table-cell/>
          <table:table-cell table:formula="of:=[.D161]*[.F16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090170389">
            <text:p>4.0090170389</text:p>
          </table:table-cell>
          <table:table-cell office:value-type="float" office:value="1.8551990083">
            <text:p>1.855199008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2]*[.D162]*[.F162]" office:value-type="float" office:value="0">
            <text:p>0</text:p>
          </table:table-cell>
          <table:table-cell table:formula="of:=[.C162]*[.D162]*[.F162]" office:value-type="float" office:value="0">
            <text:p>0</text:p>
          </table:table-cell>
          <table:table-cell table:number-columns-repeated="6"/>
          <table:table-cell table:formula="of:=[.$L$2]*[.B162]+[.$M$2]*[.C162]" office:value-type="float" office:value="128.516072159433">
            <text:p>128.5160721594</text:p>
          </table:table-cell>
          <table:table-cell/>
          <table:table-cell table:formula="of:=[.D162]*[.F16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545561418">
            <text:p>4.3545561418</text:p>
          </table:table-cell>
          <table:table-cell office:value-type="float" office:value="1.6719248947">
            <text:p>1.671924894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3]*[.D163]*[.F163]" office:value-type="float" office:value="0">
            <text:p>0</text:p>
          </table:table-cell>
          <table:table-cell table:formula="of:=[.C163]*[.D163]*[.F163]" office:value-type="float" office:value="0">
            <text:p>0</text:p>
          </table:table-cell>
          <table:table-cell table:number-columns-repeated="6"/>
          <table:table-cell table:formula="of:=[.$L$2]*[.B163]+[.$M$2]*[.C163]" office:value-type="float" office:value="157.810520599253">
            <text:p>157.8105205993</text:p>
          </table:table-cell>
          <table:table-cell/>
          <table:table-cell table:formula="of:=[.D163]*[.F16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810161702">
            <text:p>4.2810161702</text:p>
          </table:table-cell>
          <table:table-cell office:value-type="float" office:value="2.1762670572">
            <text:p>2.176267057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4]*[.D164]*[.F164]" office:value-type="float" office:value="0">
            <text:p>0</text:p>
          </table:table-cell>
          <table:table-cell table:formula="of:=[.C164]*[.D164]*[.F164]" office:value-type="float" office:value="0">
            <text:p>0</text:p>
          </table:table-cell>
          <table:table-cell table:number-columns-repeated="6"/>
          <table:table-cell table:formula="of:=[.$L$2]*[.B164]+[.$M$2]*[.C164]" office:value-type="float" office:value="126.873267964659">
            <text:p>126.8732679647</text:p>
          </table:table-cell>
          <table:table-cell/>
          <table:table-cell table:formula="of:=[.D164]*[.F16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596794351">
            <text:p>5.1596794351</text:p>
          </table:table-cell>
          <table:table-cell office:value-type="float" office:value="0.7373264818">
            <text:p>0.73732648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5]*[.D165]*[.F165]" office:value-type="float" office:value="0">
            <text:p>0</text:p>
          </table:table-cell>
          <table:table-cell table:formula="of:=[.C165]*[.D165]*[.F165]" office:value-type="float" office:value="0">
            <text:p>0</text:p>
          </table:table-cell>
          <table:table-cell table:number-columns-repeated="6"/>
          <table:table-cell table:formula="of:=[.$L$2]*[.B165]+[.$M$2]*[.C165]" office:value-type="float" office:value="253.012137805305">
            <text:p>253.0121378053</text:p>
          </table:table-cell>
          <table:table-cell/>
          <table:table-cell table:formula="of:=[.D165]*[.F16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003577904">
            <text:p>4.2003577904</text:p>
          </table:table-cell>
          <table:table-cell office:value-type="float" office:value="1.9071195709">
            <text:p>1.90711957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6]*[.D166]*[.F166]" office:value-type="float" office:value="0">
            <text:p>0</text:p>
          </table:table-cell>
          <table:table-cell table:formula="of:=[.C166]*[.D166]*[.F166]" office:value-type="float" office:value="0">
            <text:p>0</text:p>
          </table:table-cell>
          <table:table-cell table:number-columns-repeated="6"/>
          <table:table-cell table:formula="of:=[.$L$2]*[.B166]+[.$M$2]*[.C166]" office:value-type="float" office:value="136.594018202838">
            <text:p>136.5940182028</text:p>
          </table:table-cell>
          <table:table-cell/>
          <table:table-cell table:formula="of:=[.D166]*[.F16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555246589">
            <text:p>4.5555246589</text:p>
          </table:table-cell>
          <table:table-cell office:value-type="float" office:value="1.4104991129">
            <text:p>1.410499112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7]*[.D167]*[.F167]" office:value-type="float" office:value="0">
            <text:p>0</text:p>
          </table:table-cell>
          <table:table-cell table:formula="of:=[.C167]*[.D167]*[.F167]" office:value-type="float" office:value="0">
            <text:p>0</text:p>
          </table:table-cell>
          <table:table-cell table:number-columns-repeated="6"/>
          <table:table-cell table:formula="of:=[.$L$2]*[.B167]+[.$M$2]*[.C167]" office:value-type="float" office:value="183.067752963226">
            <text:p>183.0677529632</text:p>
          </table:table-cell>
          <table:table-cell/>
          <table:table-cell table:formula="of:=[.D167]*[.F16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704914863">
            <text:p>4.4704914863</text:p>
          </table:table-cell>
          <table:table-cell office:value-type="float" office:value="2.0298766001">
            <text:p>2.02987660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8]*[.D168]*[.F168]" office:value-type="float" office:value="0">
            <text:p>0</text:p>
          </table:table-cell>
          <table:table-cell table:formula="of:=[.C168]*[.D168]*[.F168]" office:value-type="float" office:value="0">
            <text:p>0</text:p>
          </table:table-cell>
          <table:table-cell table:number-columns-repeated="6"/>
          <table:table-cell table:formula="of:=[.$L$2]*[.B168]+[.$M$2]*[.C168]" office:value-type="float" office:value="145.373022953152">
            <text:p>145.3730229532</text:p>
          </table:table-cell>
          <table:table-cell/>
          <table:table-cell table:formula="of:=[.D168]*[.F16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116523621">
            <text:p>4.9116523621</text:p>
          </table:table-cell>
          <table:table-cell office:value-type="float" office:value="1.537406739">
            <text:p>1.53740673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9]*[.D169]*[.F169]" office:value-type="float" office:value="0">
            <text:p>0</text:p>
          </table:table-cell>
          <table:table-cell table:formula="of:=[.C169]*[.D169]*[.F169]" office:value-type="float" office:value="0">
            <text:p>0</text:p>
          </table:table-cell>
          <table:table-cell table:number-columns-repeated="6"/>
          <table:table-cell table:formula="of:=[.$L$2]*[.B169]+[.$M$2]*[.C169]" office:value-type="float" office:value="196.495608897081">
            <text:p>196.4956088971</text:p>
          </table:table-cell>
          <table:table-cell/>
          <table:table-cell table:formula="of:=[.D169]*[.F16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5318045548">
            <text:p>5.5318045548</text:p>
          </table:table-cell>
          <table:table-cell office:value-type="float" office:value="1.7399523111">
            <text:p>1.739952311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0]*[.D170]*[.F170]" office:value-type="float" office:value="0">
            <text:p>0</text:p>
          </table:table-cell>
          <table:table-cell table:formula="of:=[.C170]*[.D170]*[.F170]" office:value-type="float" office:value="0">
            <text:p>0</text:p>
          </table:table-cell>
          <table:table-cell table:number-columns-repeated="6"/>
          <table:table-cell table:formula="of:=[.$L$2]*[.B170]+[.$M$2]*[.C170]" office:value-type="float" office:value="220.857890460418">
            <text:p>220.8578904604</text:p>
          </table:table-cell>
          <table:table-cell/>
          <table:table-cell table:formula="of:=[.D170]*[.F17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846210797">
            <text:p>4.4846210797</text:p>
          </table:table-cell>
          <table:table-cell office:value-type="float" office:value="2.1365453616">
            <text:p>2.13654536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1]*[.D171]*[.F171]" office:value-type="float" office:value="0">
            <text:p>0</text:p>
          </table:table-cell>
          <table:table-cell table:formula="of:=[.C171]*[.D171]*[.F171]" office:value-type="float" office:value="0">
            <text:p>0</text:p>
          </table:table-cell>
          <table:table-cell table:number-columns-repeated="6"/>
          <table:table-cell table:formula="of:=[.$L$2]*[.B171]+[.$M$2]*[.C171]" office:value-type="float" office:value="140.51051281143">
            <text:p>140.5105128114</text:p>
          </table:table-cell>
          <table:table-cell/>
          <table:table-cell table:formula="of:=[.D171]*[.F17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580797704">
            <text:p>4.7580797704</text:p>
          </table:table-cell>
          <table:table-cell office:value-type="float" office:value="1.102841441">
            <text:p>1.10284144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2]*[.D172]*[.F172]" office:value-type="float" office:value="0">
            <text:p>0</text:p>
          </table:table-cell>
          <table:table-cell table:formula="of:=[.C172]*[.D172]*[.F172]" office:value-type="float" office:value="0">
            <text:p>0</text:p>
          </table:table-cell>
          <table:table-cell table:number-columns-repeated="6"/>
          <table:table-cell table:formula="of:=[.$L$2]*[.B172]+[.$M$2]*[.C172]" office:value-type="float" office:value="210.869063897088">
            <text:p>210.8690638971</text:p>
          </table:table-cell>
          <table:table-cell/>
          <table:table-cell table:formula="of:=[.D172]*[.F17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945284873">
            <text:p>4.6945284873</text:p>
          </table:table-cell>
          <table:table-cell office:value-type="float" office:value="2.4044157287">
            <text:p>2.40441572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3]*[.D173]*[.F173]" office:value-type="float" office:value="0">
            <text:p>0</text:p>
          </table:table-cell>
          <table:table-cell table:formula="of:=[.C173]*[.D173]*[.F173]" office:value-type="float" office:value="0">
            <text:p>0</text:p>
          </table:table-cell>
          <table:table-cell table:number-columns-repeated="6"/>
          <table:table-cell table:formula="of:=[.$L$2]*[.B173]+[.$M$2]*[.C173]" office:value-type="float" office:value="138.175949963599">
            <text:p>138.1759499636</text:p>
          </table:table-cell>
          <table:table-cell/>
          <table:table-cell table:formula="of:=[.D173]*[.F17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939008373">
            <text:p>4.3939008373</text:p>
          </table:table-cell>
          <table:table-cell office:value-type="float" office:value="1.3941702934">
            <text:p>1.39417029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4]*[.D174]*[.F174]" office:value-type="float" office:value="0">
            <text:p>0</text:p>
          </table:table-cell>
          <table:table-cell table:formula="of:=[.C174]*[.D174]*[.F174]" office:value-type="float" office:value="0">
            <text:p>0</text:p>
          </table:table-cell>
          <table:table-cell table:number-columns-repeated="6"/>
          <table:table-cell table:formula="of:=[.$L$2]*[.B174]+[.$M$2]*[.C174]" office:value-type="float" office:value="174.783046450451">
            <text:p>174.7830464505</text:p>
          </table:table-cell>
          <table:table-cell/>
          <table:table-cell table:formula="of:=[.D174]*[.F17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5479371104">
            <text:p>3.5479371104</text:p>
          </table:table-cell>
          <table:table-cell office:value-type="float" office:value="0.5169585562">
            <text:p>0.516958556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5]*[.D175]*[.F175]" office:value-type="float" office:value="0">
            <text:p>0</text:p>
          </table:table-cell>
          <table:table-cell table:formula="of:=[.C175]*[.D175]*[.F175]" office:value-type="float" office:value="0">
            <text:p>0</text:p>
          </table:table-cell>
          <table:table-cell table:number-columns-repeated="6"/>
          <table:table-cell table:formula="of:=[.$L$2]*[.B175]+[.$M$2]*[.C175]" office:value-type="float" office:value="173.449745387005">
            <text:p>173.449745387</text:p>
          </table:table-cell>
          <table:table-cell/>
          <table:table-cell table:formula="of:=[.D175]*[.F1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629960138">
            <text:p>4.1629960138</text:p>
          </table:table-cell>
          <table:table-cell office:value-type="float" office:value="1.8945440059">
            <text:p>1.894544005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6]*[.D176]*[.F176]" office:value-type="float" office:value="0">
            <text:p>0</text:p>
          </table:table-cell>
          <table:table-cell table:formula="of:=[.C176]*[.D176]*[.F176]" office:value-type="float" office:value="0">
            <text:p>0</text:p>
          </table:table-cell>
          <table:table-cell table:number-columns-repeated="6"/>
          <table:table-cell table:formula="of:=[.$L$2]*[.B176]+[.$M$2]*[.C176]" office:value-type="float" office:value="135.146084346288">
            <text:p>135.1460843463</text:p>
          </table:table-cell>
          <table:table-cell/>
          <table:table-cell table:formula="of:=[.D176]*[.F17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378976361">
            <text:p>4.2378976361</text:p>
          </table:table-cell>
          <table:table-cell office:value-type="float" office:value="1.3808056435">
            <text:p>1.38080564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7]*[.D177]*[.F177]" office:value-type="float" office:value="0">
            <text:p>0</text:p>
          </table:table-cell>
          <table:table-cell table:formula="of:=[.C177]*[.D177]*[.F177]" office:value-type="float" office:value="0">
            <text:p>0</text:p>
          </table:table-cell>
          <table:table-cell table:number-columns-repeated="6"/>
          <table:table-cell table:formula="of:=[.$L$2]*[.B177]+[.$M$2]*[.C177]" office:value-type="float" office:value="166.659238640498">
            <text:p>166.6592386405</text:p>
          </table:table-cell>
          <table:table-cell/>
          <table:table-cell table:formula="of:=[.D177]*[.F17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676868724">
            <text:p>4.0676868724</text:p>
          </table:table-cell>
          <table:table-cell office:value-type="float" office:value="1.1185807461">
            <text:p>1.118580746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8]*[.D178]*[.F178]" office:value-type="float" office:value="0">
            <text:p>0</text:p>
          </table:table-cell>
          <table:table-cell table:formula="of:=[.C178]*[.D178]*[.F178]" office:value-type="float" office:value="0">
            <text:p>0</text:p>
          </table:table-cell>
          <table:table-cell table:number-columns-repeated="6"/>
          <table:table-cell table:formula="of:=[.$L$2]*[.B178]+[.$M$2]*[.C178]" office:value-type="float" office:value="170.941828539391">
            <text:p>170.9418285394</text:p>
          </table:table-cell>
          <table:table-cell/>
          <table:table-cell table:formula="of:=[.D178]*[.F17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180093214">
            <text:p>5.0180093214</text:p>
          </table:table-cell>
          <table:table-cell office:value-type="float" office:value="1.6370100832">
            <text:p>1.637010083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9]*[.D179]*[.F179]" office:value-type="float" office:value="0">
            <text:p>0</text:p>
          </table:table-cell>
          <table:table-cell table:formula="of:=[.C179]*[.D179]*[.F179]" office:value-type="float" office:value="0">
            <text:p>0</text:p>
          </table:table-cell>
          <table:table-cell table:number-columns-repeated="6"/>
          <table:table-cell table:formula="of:=[.$L$2]*[.B179]+[.$M$2]*[.C179]" office:value-type="float" office:value="197.23030512444">
            <text:p>197.2303051244</text:p>
          </table:table-cell>
          <table:table-cell/>
          <table:table-cell table:formula="of:=[.D179]*[.F17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104013254">
            <text:p>4.8104013254</text:p>
          </table:table-cell>
          <table:table-cell office:value-type="float" office:value="2.1526242874">
            <text:p>2.152624287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0]*[.D180]*[.F180]" office:value-type="float" office:value="0">
            <text:p>0</text:p>
          </table:table-cell>
          <table:table-cell table:formula="of:=[.C180]*[.D180]*[.F180]" office:value-type="float" office:value="0">
            <text:p>0</text:p>
          </table:table-cell>
          <table:table-cell table:number-columns-repeated="6"/>
          <table:table-cell table:formula="of:=[.$L$2]*[.B180]+[.$M$2]*[.C180]" office:value-type="float" office:value="158.103416724303">
            <text:p>158.1034167243</text:p>
          </table:table-cell>
          <table:table-cell/>
          <table:table-cell table:formula="of:=[.D180]*[.F18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689866332">
            <text:p>4.4689866332</text:p>
          </table:table-cell>
          <table:table-cell office:value-type="float" office:value="1.7222385835">
            <text:p>1.72223858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1]*[.D181]*[.F181]" office:value-type="float" office:value="0">
            <text:p>0</text:p>
          </table:table-cell>
          <table:table-cell table:formula="of:=[.C181]*[.D181]*[.F181]" office:value-type="float" office:value="0">
            <text:p>0</text:p>
          </table:table-cell>
          <table:table-cell table:number-columns-repeated="6"/>
          <table:table-cell table:formula="of:=[.$L$2]*[.B181]+[.$M$2]*[.C181]" office:value-type="float" office:value="161.618924334797">
            <text:p>161.6189243348</text:p>
          </table:table-cell>
          <table:table-cell/>
          <table:table-cell table:formula="of:=[.D181]*[.F18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166533402">
            <text:p>4.1166533402</text:p>
          </table:table-cell>
          <table:table-cell office:value-type="float" office:value="1.1984853965">
            <text:p>1.198485396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2]*[.D182]*[.F182]" office:value-type="float" office:value="0">
            <text:p>0</text:p>
          </table:table-cell>
          <table:table-cell table:formula="of:=[.C182]*[.D182]*[.F182]" office:value-type="float" office:value="0">
            <text:p>0</text:p>
          </table:table-cell>
          <table:table-cell table:number-columns-repeated="6"/>
          <table:table-cell table:formula="of:=[.$L$2]*[.B182]+[.$M$2]*[.C182]" office:value-type="float" office:value="169.472651551002">
            <text:p>169.472651551</text:p>
          </table:table-cell>
          <table:table-cell/>
          <table:table-cell table:formula="of:=[.D182]*[.F18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076323434">
            <text:p>4.8076323434</text:p>
          </table:table-cell>
          <table:table-cell office:value-type="float" office:value="1.4849254346">
            <text:p>1.484925434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3]*[.D183]*[.F183]" office:value-type="float" office:value="0">
            <text:p>0</text:p>
          </table:table-cell>
          <table:table-cell table:formula="of:=[.C183]*[.D183]*[.F183]" office:value-type="float" office:value="0">
            <text:p>0</text:p>
          </table:table-cell>
          <table:table-cell table:number-columns-repeated="6"/>
          <table:table-cell table:formula="of:=[.$L$2]*[.B183]+[.$M$2]*[.C183]" office:value-type="float" office:value="193.391740072794">
            <text:p>193.3917400728</text:p>
          </table:table-cell>
          <table:table-cell/>
          <table:table-cell table:formula="of:=[.D183]*[.F18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933290027">
            <text:p>3.8933290027</text:p>
          </table:table-cell>
          <table:table-cell office:value-type="float" office:value="1.8729200314">
            <text:p>1.872920031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4]*[.D184]*[.F184]" office:value-type="float" office:value="0">
            <text:p>0</text:p>
          </table:table-cell>
          <table:table-cell table:formula="of:=[.C184]*[.D184]*[.F184]" office:value-type="float" office:value="0">
            <text:p>0</text:p>
          </table:table-cell>
          <table:table-cell table:number-columns-repeated="6"/>
          <table:table-cell table:formula="of:=[.$L$2]*[.B184]+[.$M$2]*[.C184]" office:value-type="float" office:value="121.024808314633">
            <text:p>121.0248083146</text:p>
          </table:table-cell>
          <table:table-cell/>
          <table:table-cell table:formula="of:=[.D184]*[.F18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006041278">
            <text:p>4.2006041278</text:p>
          </table:table-cell>
          <table:table-cell office:value-type="float" office:value="2.2734641119">
            <text:p>2.273464111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5]*[.D185]*[.F185]" office:value-type="float" office:value="0">
            <text:p>0</text:p>
          </table:table-cell>
          <table:table-cell table:formula="of:=[.C185]*[.D185]*[.F185]" office:value-type="float" office:value="0">
            <text:p>0</text:p>
          </table:table-cell>
          <table:table-cell table:number-columns-repeated="6"/>
          <table:table-cell table:formula="of:=[.$L$2]*[.B185]+[.$M$2]*[.C185]" office:value-type="float" office:value="117.160392987786">
            <text:p>117.1603929878</text:p>
          </table:table-cell>
          <table:table-cell/>
          <table:table-cell table:formula="of:=[.D185]*[.F18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121148686">
            <text:p>5.0121148686</text:p>
          </table:table-cell>
          <table:table-cell office:value-type="float" office:value="1.4452417878">
            <text:p>1.445241787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6]*[.D186]*[.F186]" office:value-type="float" office:value="0">
            <text:p>0</text:p>
          </table:table-cell>
          <table:table-cell table:formula="of:=[.C186]*[.D186]*[.F186]" office:value-type="float" office:value="0">
            <text:p>0</text:p>
          </table:table-cell>
          <table:table-cell table:number-columns-repeated="6"/>
          <table:table-cell table:formula="of:=[.$L$2]*[.B186]+[.$M$2]*[.C186]" office:value-type="float" office:value="207.07665779338">
            <text:p>207.0766577934</text:p>
          </table:table-cell>
          <table:table-cell/>
          <table:table-cell table:formula="of:=[.D186]*[.F18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4584167704">
            <text:p>5.4584167704</text:p>
          </table:table-cell>
          <table:table-cell office:value-type="float" office:value="0.7420336994">
            <text:p>0.742033699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7]*[.D187]*[.F187]" office:value-type="float" office:value="0">
            <text:p>0</text:p>
          </table:table-cell>
          <table:table-cell table:formula="of:=[.C187]*[.D187]*[.F187]" office:value-type="float" office:value="0">
            <text:p>0</text:p>
          </table:table-cell>
          <table:table-cell table:number-columns-repeated="6"/>
          <table:table-cell table:formula="of:=[.$L$2]*[.B187]+[.$M$2]*[.C187]" office:value-type="float" office:value="269.67747958364">
            <text:p>269.6774795836</text:p>
          </table:table-cell>
          <table:table-cell/>
          <table:table-cell table:formula="of:=[.D187]*[.F18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630876854">
            <text:p>4.2630876854</text:p>
          </table:table-cell>
          <table:table-cell office:value-type="float" office:value="1.7471051518">
            <text:p>1.74710515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8]*[.D188]*[.F188]" office:value-type="float" office:value="0">
            <text:p>0</text:p>
          </table:table-cell>
          <table:table-cell table:formula="of:=[.C188]*[.D188]*[.F188]" office:value-type="float" office:value="0">
            <text:p>0</text:p>
          </table:table-cell>
          <table:table-cell table:number-columns-repeated="6"/>
          <table:table-cell table:formula="of:=[.$L$2]*[.B188]+[.$M$2]*[.C188]" office:value-type="float" office:value="148.640376987234">
            <text:p>148.6403769872</text:p>
          </table:table-cell>
          <table:table-cell/>
          <table:table-cell table:formula="of:=[.D188]*[.F18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541795842">
            <text:p>4.2541795842</text:p>
          </table:table-cell>
          <table:table-cell office:value-type="float" office:value="1.0735909657">
            <text:p>1.073590965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9]*[.D189]*[.F189]" office:value-type="float" office:value="0">
            <text:p>0</text:p>
          </table:table-cell>
          <table:table-cell table:formula="of:=[.C189]*[.D189]*[.F189]" office:value-type="float" office:value="0">
            <text:p>0</text:p>
          </table:table-cell>
          <table:table-cell table:number-columns-repeated="6"/>
          <table:table-cell table:formula="of:=[.$L$2]*[.B189]+[.$M$2]*[.C189]" office:value-type="float" office:value="183.8897983585">
            <text:p>183.8897983585</text:p>
          </table:table-cell>
          <table:table-cell/>
          <table:table-cell table:formula="of:=[.D189]*[.F18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190661999">
            <text:p>4.2190661999</text:p>
          </table:table-cell>
          <table:table-cell office:value-type="float" office:value="1.1125559705">
            <text:p>1.11255597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0]*[.D190]*[.F190]" office:value-type="float" office:value="0">
            <text:p>0</text:p>
          </table:table-cell>
          <table:table-cell table:formula="of:=[.C190]*[.D190]*[.F190]" office:value-type="float" office:value="0">
            <text:p>0</text:p>
          </table:table-cell>
          <table:table-cell table:number-columns-repeated="6"/>
          <table:table-cell table:formula="of:=[.$L$2]*[.B190]+[.$M$2]*[.C190]" office:value-type="float" office:value="179.833118329916">
            <text:p>179.8331183299</text:p>
          </table:table-cell>
          <table:table-cell/>
          <table:table-cell table:formula="of:=[.D190]*[.F19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578132651">
            <text:p>5.0578132651</text:p>
          </table:table-cell>
          <table:table-cell office:value-type="float" office:value="3.4059253143">
            <text:p>3.405925314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1]*[.D191]*[.F191]" office:value-type="float" office:value="0">
            <text:p>0</text:p>
          </table:table-cell>
          <table:table-cell table:formula="of:=[.C191]*[.D191]*[.F191]" office:value-type="float" office:value="0">
            <text:p>0</text:p>
          </table:table-cell>
          <table:table-cell table:number-columns-repeated="6"/>
          <table:table-cell table:formula="of:=[.$L$2]*[.B191]+[.$M$2]*[.C191]" office:value-type="float" office:value="105.580397516832">
            <text:p>105.5803975168</text:p>
          </table:table-cell>
          <table:table-cell/>
          <table:table-cell table:formula="of:=[.D191]*[.F19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954662319">
            <text:p>4.2954662319</text:p>
          </table:table-cell>
          <table:table-cell office:value-type="float" office:value="2.1824961908">
            <text:p>2.182496190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2]*[.D192]*[.F192]" office:value-type="float" office:value="0">
            <text:p>0</text:p>
          </table:table-cell>
          <table:table-cell table:formula="of:=[.C192]*[.D192]*[.F192]" office:value-type="float" office:value="0">
            <text:p>0</text:p>
          </table:table-cell>
          <table:table-cell table:number-columns-repeated="6"/>
          <table:table-cell table:formula="of:=[.$L$2]*[.B192]+[.$M$2]*[.C192]" office:value-type="float" office:value="127.36078871657">
            <text:p>127.3607887166</text:p>
          </table:table-cell>
          <table:table-cell/>
          <table:table-cell table:formula="of:=[.D192]*[.F19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995397296">
            <text:p>4.7995397296</text:p>
          </table:table-cell>
          <table:table-cell office:value-type="float" office:value="1.114483531">
            <text:p>1.1144835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3]*[.D193]*[.F193]" office:value-type="float" office:value="0">
            <text:p>0</text:p>
          </table:table-cell>
          <table:table-cell table:formula="of:=[.C193]*[.D193]*[.F193]" office:value-type="float" office:value="0">
            <text:p>0</text:p>
          </table:table-cell>
          <table:table-cell table:number-columns-repeated="6"/>
          <table:table-cell table:formula="of:=[.$L$2]*[.B193]+[.$M$2]*[.C193]" office:value-type="float" office:value="212.59860067462">
            <text:p>212.5986006746</text:p>
          </table:table-cell>
          <table:table-cell/>
          <table:table-cell table:formula="of:=[.D193]*[.F19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4625761996">
            <text:p>3.4625761996</text:p>
          </table:table-cell>
          <table:table-cell office:value-type="float" office:value="1.7614971185">
            <text:p>1.761497118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4]*[.D194]*[.F194]" office:value-type="float" office:value="0">
            <text:p>0</text:p>
          </table:table-cell>
          <table:table-cell table:formula="of:=[.C194]*[.D194]*[.F194]" office:value-type="float" office:value="0">
            <text:p>0</text:p>
          </table:table-cell>
          <table:table-cell table:number-columns-repeated="6"/>
          <table:table-cell table:formula="of:=[.$L$2]*[.B194]+[.$M$2]*[.C194]" office:value-type="float" office:value="102.549486352142">
            <text:p>102.5494863521</text:p>
          </table:table-cell>
          <table:table-cell/>
          <table:table-cell table:formula="of:=[.D194]*[.F19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403795627">
            <text:p>5.0403795627</text:p>
          </table:table-cell>
          <table:table-cell office:value-type="float" office:value="1.8416433887">
            <text:p>1.84164338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5]*[.D195]*[.F195]" office:value-type="float" office:value="0">
            <text:p>0</text:p>
          </table:table-cell>
          <table:table-cell table:formula="of:=[.C195]*[.D195]*[.F195]" office:value-type="float" office:value="0">
            <text:p>0</text:p>
          </table:table-cell>
          <table:table-cell table:number-columns-repeated="6"/>
          <table:table-cell table:formula="of:=[.$L$2]*[.B195]+[.$M$2]*[.C195]" office:value-type="float" office:value="187.633906086263">
            <text:p>187.6339060863</text:p>
          </table:table-cell>
          <table:table-cell/>
          <table:table-cell table:formula="of:=[.D195]*[.F19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661072101">
            <text:p>4.7661072101</text:p>
          </table:table-cell>
          <table:table-cell office:value-type="float" office:value="1.331353579">
            <text:p>1.3313535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6]*[.D196]*[.F196]" office:value-type="float" office:value="0">
            <text:p>0</text:p>
          </table:table-cell>
          <table:table-cell table:formula="of:=[.C196]*[.D196]*[.F196]" office:value-type="float" office:value="0">
            <text:p>0</text:p>
          </table:table-cell>
          <table:table-cell table:number-columns-repeated="6"/>
          <table:table-cell table:formula="of:=[.$L$2]*[.B196]+[.$M$2]*[.C196]" office:value-type="float" office:value="199.192921794706">
            <text:p>199.1929217947</text:p>
          </table:table-cell>
          <table:table-cell/>
          <table:table-cell table:formula="of:=[.D196]*[.F19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793840318">
            <text:p>4.7793840318</text:p>
          </table:table-cell>
          <table:table-cell office:value-type="float" office:value="2.0380704471">
            <text:p>2.038070447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7]*[.D197]*[.F197]" office:value-type="float" office:value="0">
            <text:p>0</text:p>
          </table:table-cell>
          <table:table-cell table:formula="of:=[.C197]*[.D197]*[.F197]" office:value-type="float" office:value="0">
            <text:p>0</text:p>
          </table:table-cell>
          <table:table-cell table:number-columns-repeated="6"/>
          <table:table-cell table:formula="of:=[.$L$2]*[.B197]+[.$M$2]*[.C197]" office:value-type="float" office:value="162.428287792626">
            <text:p>162.4282877926</text:p>
          </table:table-cell>
          <table:table-cell/>
          <table:table-cell table:formula="of:=[.D197]*[.F19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6416218924">
            <text:p>3.6416218924</text:p>
          </table:table-cell>
          <table:table-cell office:value-type="float" office:value="2.5904965678">
            <text:p>2.590496567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8]*[.D198]*[.F198]" office:value-type="float" office:value="0">
            <text:p>0</text:p>
          </table:table-cell>
          <table:table-cell table:formula="of:=[.C198]*[.D198]*[.F198]" office:value-type="float" office:value="0">
            <text:p>0</text:p>
          </table:table-cell>
          <table:table-cell table:number-columns-repeated="6"/>
          <table:table-cell table:formula="of:=[.$L$2]*[.B198]+[.$M$2]*[.C198]" office:value-type="float" office:value="68.6796559267416">
            <text:p>68.6796559267</text:p>
          </table:table-cell>
          <table:table-cell/>
          <table:table-cell table:formula="of:=[.D198]*[.F19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867698301">
            <text:p>4.0867698301</text:p>
          </table:table-cell>
          <table:table-cell office:value-type="float" office:value="1.5165526308">
            <text:p>1.516552630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9]*[.D199]*[.F199]" office:value-type="float" office:value="0">
            <text:p>0</text:p>
          </table:table-cell>
          <table:table-cell table:formula="of:=[.C199]*[.D199]*[.F199]" office:value-type="float" office:value="0">
            <text:p>0</text:p>
          </table:table-cell>
          <table:table-cell table:number-columns-repeated="6"/>
          <table:table-cell table:formula="of:=[.$L$2]*[.B199]+[.$M$2]*[.C199]" office:value-type="float" office:value="150.895825567979">
            <text:p>150.895825568</text:p>
          </table:table-cell>
          <table:table-cell/>
          <table:table-cell table:formula="of:=[.D199]*[.F19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280621201">
            <text:p>5.3280621201</text:p>
          </table:table-cell>
          <table:table-cell office:value-type="float" office:value="1.2447471158">
            <text:p>1.244747115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0]*[.D200]*[.F200]" office:value-type="float" office:value="0">
            <text:p>0</text:p>
          </table:table-cell>
          <table:table-cell table:formula="of:=[.C200]*[.D200]*[.F200]" office:value-type="float" office:value="0">
            <text:p>0</text:p>
          </table:table-cell>
          <table:table-cell table:number-columns-repeated="6"/>
          <table:table-cell table:formula="of:=[.$L$2]*[.B200]+[.$M$2]*[.C200]" office:value-type="float" office:value="235.609705909199">
            <text:p>235.6097059092</text:p>
          </table:table-cell>
          <table:table-cell/>
          <table:table-cell table:formula="of:=[.D200]*[.F20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6577798846">
            <text:p>1.6577798846</text:p>
          </table:table-cell>
          <table:table-cell office:value-type="float" office:value="4.5463403988">
            <text:p>4.5463403988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1]*[.D201]*[.F201]" office:value-type="float" office:value="-1.6577798846">
            <text:p>-1.6577798846</text:p>
          </table:table-cell>
          <table:table-cell table:formula="of:=[.C201]*[.D201]*[.F201]" office:value-type="float" office:value="-4.5463403988">
            <text:p>-4.5463403988</text:p>
          </table:table-cell>
          <table:table-cell table:number-columns-repeated="6"/>
          <table:table-cell table:formula="of:=[.$L$2]*[.B201]+[.$M$2]*[.C201]" office:value-type="float" office:value="-147.477147363215">
            <text:p>-147.4771473632</text:p>
          </table:table-cell>
          <table:table-cell/>
          <table:table-cell table:formula="of:=[.D201]*[.F201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2.1223871692">
            <text:p>2.1223871692</text:p>
          </table:table-cell>
          <table:table-cell office:value-type="float" office:value="3.9226272246">
            <text:p>3.9226272246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2]*[.D202]*[.F202]" office:value-type="float" office:value="-2.1223871692">
            <text:p>-2.1223871692</text:p>
          </table:table-cell>
          <table:table-cell table:formula="of:=[.C202]*[.D202]*[.F202]" office:value-type="float" office:value="-3.9226272246">
            <text:p>-3.9226272246</text:p>
          </table:table-cell>
          <table:table-cell table:number-columns-repeated="6"/>
          <table:table-cell table:formula="of:=[.$L$2]*[.B202]+[.$M$2]*[.C202]" office:value-type="float" office:value="-88.0598559210194">
            <text:p>-88.059855921</text:p>
          </table:table-cell>
          <table:table-cell/>
          <table:table-cell table:formula="of:=[.D202]*[.F202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9875441828">
            <text:p>1.9875441828</text:p>
          </table:table-cell>
          <table:table-cell office:value-type="float" office:value="4.178667425">
            <text:p>4.178667425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3]*[.D203]*[.F203]" office:value-type="float" office:value="-1.9875441828">
            <text:p>-1.9875441828</text:p>
          </table:table-cell>
          <table:table-cell table:formula="of:=[.C203]*[.D203]*[.F203]" office:value-type="float" office:value="-4.178667425">
            <text:p>-4.178667425</text:p>
          </table:table-cell>
          <table:table-cell table:number-columns-repeated="6"/>
          <table:table-cell table:formula="of:=[.$L$2]*[.B203]+[.$M$2]*[.C203]" office:value-type="float" office:value="-109.287005507249">
            <text:p>-109.2870055073</text:p>
          </table:table-cell>
          <table:table-cell/>
          <table:table-cell table:formula="of:=[.D203]*[.F203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5566985266">
            <text:p>1.5566985266</text:p>
          </table:table-cell>
          <table:table-cell office:value-type="float" office:value="4.9115991338">
            <text:p>4.9115991338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4]*[.D204]*[.F204]" office:value-type="float" office:value="-1.5566985266">
            <text:p>-1.5566985266</text:p>
          </table:table-cell>
          <table:table-cell table:formula="of:=[.C204]*[.D204]*[.F204]" office:value-type="float" office:value="-4.9115991338">
            <text:p>-4.9115991338</text:p>
          </table:table-cell>
          <table:table-cell table:number-columns-repeated="6"/>
          <table:table-cell table:formula="of:=[.$L$2]*[.B204]+[.$M$2]*[.C204]" office:value-type="float" office:value="-172.590549949356">
            <text:p>-172.5905499494</text:p>
          </table:table-cell>
          <table:table-cell/>
          <table:table-cell table:formula="of:=[.D204]*[.F204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2.4032456175">
            <text:p>2.4032456175</text:p>
          </table:table-cell>
          <table:table-cell office:value-type="float" office:value="3.3886785544">
            <text:p>3.3886785544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5]*[.D205]*[.F205]" office:value-type="float" office:value="-2.4032456175">
            <text:p>-2.4032456175</text:p>
          </table:table-cell>
          <table:table-cell table:formula="of:=[.C205]*[.D205]*[.F205]" office:value-type="float" office:value="-3.3886785544">
            <text:p>-3.3886785544</text:p>
          </table:table-cell>
          <table:table-cell table:number-columns-repeated="6"/>
          <table:table-cell table:formula="of:=[.$L$2]*[.B205]+[.$M$2]*[.C205]" office:value-type="float" office:value="-43.812056869799">
            <text:p>-43.8120568698</text:p>
          </table:table-cell>
          <table:table-cell/>
          <table:table-cell table:formula="of:=[.D205]*[.F205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3790663622">
            <text:p>1.3790663622</text:p>
          </table:table-cell>
          <table:table-cell office:value-type="float" office:value="4.7753449612">
            <text:p>4.7753449612</text:p>
          </table:table-cell>
          <table:table-cell office:value-type="float" office:value="-1">
            <text:p>-1</text:p>
          </table:table-cell>
          <table:table-cell/>
          <table:table-cell office:value-type="float" office:value="0.893575035803242">
            <text:p>0.8935750358</text:p>
          </table:table-cell>
          <table:table-cell/>
          <table:table-cell table:formula="of:=[.B206]*[.D206]*[.F206]" office:value-type="float" office:value="-1.23229927397791">
            <text:p>-1.232299274</text:p>
          </table:table-cell>
          <table:table-cell table:formula="of:=[.C206]*[.D206]*[.F206]" office:value-type="float" office:value="-4.26712904467712">
            <text:p>-4.2671290447</text:p>
          </table:table-cell>
          <table:table-cell table:number-columns-repeated="6"/>
          <table:table-cell table:formula="of:=[.$L$2]*[.B206]+[.$M$2]*[.C206]" office:value-type="float" office:value="-175.415393189121">
            <text:p>-175.4153931891</text:p>
          </table:table-cell>
          <table:table-cell/>
          <table:table-cell table:formula="of:=[.D206]*[.F206]" office:value-type="float" office:value="-0.893575035803242">
            <text:p>-0.8935750358</text:p>
          </table:table-cell>
          <table:table-cell/>
        </table:table-row>
        <table:table-row table:style-name="ro1">
          <table:table-cell/>
          <table:table-cell office:value-type="float" office:value="1.2026882701">
            <text:p>1.2026882701</text:p>
          </table:table-cell>
          <table:table-cell office:value-type="float" office:value="4.0494399849">
            <text:p>4.0494399849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7]*[.D207]*[.F207]" office:value-type="float" office:value="-1.2026882701">
            <text:p>-1.2026882701</text:p>
          </table:table-cell>
          <table:table-cell table:formula="of:=[.C207]*[.D207]*[.F207]" office:value-type="float" office:value="-4.0494399849">
            <text:p>-4.0494399849</text:p>
          </table:table-cell>
          <table:table-cell table:number-columns-repeated="6"/>
          <table:table-cell table:formula="of:=[.$L$2]*[.B207]+[.$M$2]*[.C207]" office:value-type="float" office:value="-146.867335710873">
            <text:p>-146.8673357109</text:p>
          </table:table-cell>
          <table:table-cell/>
          <table:table-cell table:formula="of:=[.D207]*[.F207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0219410194">
            <text:p>1.0219410194</text:p>
          </table:table-cell>
          <table:table-cell office:value-type="float" office:value="4.9622213519">
            <text:p>4.9622213519</text:p>
          </table:table-cell>
          <table:table-cell office:value-type="float" office:value="-1">
            <text:p>-1</text:p>
          </table:table-cell>
          <table:table-cell/>
          <table:table-cell office:value-type="float" office:value="0.659582085694279">
            <text:p>0.6595820857</text:p>
          </table:table-cell>
          <table:table-cell/>
          <table:table-cell table:formula="of:=[.B208]*[.D208]*[.F208]" office:value-type="float" office:value="-0.67405398903239">
            <text:p>-0.674053989</text:p>
          </table:table-cell>
          <table:table-cell table:formula="of:=[.C208]*[.D208]*[.F208]" office:value-type="float" office:value="-3.27299230896289">
            <text:p>-3.272992309</text:p>
          </table:table-cell>
          <table:table-cell table:number-columns-repeated="6"/>
          <table:table-cell table:formula="of:=[.$L$2]*[.B208]+[.$M$2]*[.C208]" office:value-type="float" office:value="-205.5571109929">
            <text:p>-205.5571109929</text:p>
          </table:table-cell>
          <table:table-cell/>
          <table:table-cell table:formula="of:=[.D208]*[.F208]" office:value-type="float" office:value="-0.659582085694279">
            <text:p>-0.6595820857</text:p>
          </table:table-cell>
          <table:table-cell/>
        </table:table-row>
        <table:table-row table:style-name="ro1">
          <table:table-cell/>
          <table:table-cell office:value-type="float" office:value="0.5718553029">
            <text:p>0.5718553029</text:p>
          </table:table-cell>
          <table:table-cell office:value-type="float" office:value="5.0919422403">
            <text:p>5.0919422403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09]*[.D209]*[.F209]" office:value-type="float" office:value="-0.5718553029">
            <text:p>-0.5718553029</text:p>
          </table:table-cell>
          <table:table-cell table:formula="of:=[.C209]*[.D209]*[.F209]" office:value-type="float" office:value="-5.0919422403">
            <text:p>-5.0919422403</text:p>
          </table:table-cell>
          <table:table-cell table:number-columns-repeated="6"/>
          <table:table-cell table:formula="of:=[.$L$2]*[.B209]+[.$M$2]*[.C209]" office:value-type="float" office:value="-237.928341903927">
            <text:p>-237.9283419039</text:p>
          </table:table-cell>
          <table:table-cell/>
          <table:table-cell table:formula="of:=[.D209]*[.F209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6272689971">
            <text:p>1.6272689971</text:p>
          </table:table-cell>
          <table:table-cell office:value-type="float" office:value="4.8408864136">
            <text:p>4.8408864136</text:p>
          </table:table-cell>
          <table:table-cell office:value-type="float" office:value="-1">
            <text:p>-1</text:p>
          </table:table-cell>
          <table:table-cell/>
          <table:table-cell office:value-type="float" office:value="0.847567051650231">
            <text:p>0.8475670517</text:p>
          </table:table-cell>
          <table:table-cell/>
          <table:table-cell table:formula="of:=[.B210]*[.D210]*[.F210]" office:value-type="float" office:value="-1.37921958611388">
            <text:p>-1.3792195861</text:p>
          </table:table-cell>
          <table:table-cell table:formula="of:=[.C210]*[.D210]*[.F210]" office:value-type="float" office:value="-4.10297582494861">
            <text:p>-4.1029758249</text:p>
          </table:table-cell>
          <table:table-cell table:number-columns-repeated="6"/>
          <table:table-cell table:formula="of:=[.$L$2]*[.B210]+[.$M$2]*[.C210]" office:value-type="float" office:value="-164.840861889048">
            <text:p>-164.840861889</text:p>
          </table:table-cell>
          <table:table-cell/>
          <table:table-cell table:formula="of:=[.D210]*[.F210]" office:value-type="float" office:value="-0.847567051650231">
            <text:p>-0.8475670517</text:p>
          </table:table-cell>
          <table:table-cell/>
        </table:table-row>
        <table:table-row table:style-name="ro1">
          <table:table-cell/>
          <table:table-cell office:value-type="float" office:value="0.0823249449">
            <text:p>0.0823249449</text:p>
          </table:table-cell>
          <table:table-cell office:value-type="float" office:value="4.4504606892">
            <text:p>4.4504606892</text:p>
          </table:table-cell>
          <table:table-cell office:value-type="float" office:value="-1">
            <text:p>-1</text:p>
          </table:table-cell>
          <table:table-cell/>
          <table:table-cell office:value-type="float" office:value="0.949854897155546">
            <text:p>0.9498548972</text:p>
          </table:table-cell>
          <table:table-cell/>
          <table:table-cell table:formula="of:=[.B211]*[.D211]*[.F211]" office:value-type="float" office:value="-0.0781967520713255">
            <text:p>-0.0781967521</text:p>
          </table:table-cell>
          <table:table-cell table:formula="of:=[.C211]*[.D211]*[.F211]" office:value-type="float" office:value="-4.22729188023487">
            <text:p>-4.2272918802</text:p>
          </table:table-cell>
          <table:table-cell table:number-columns-repeated="6"/>
          <table:table-cell table:formula="of:=[.$L$2]*[.B211]+[.$M$2]*[.C211]" office:value-type="float" office:value="-231.593376633698">
            <text:p>-231.5933766337</text:p>
          </table:table-cell>
          <table:table-cell/>
          <table:table-cell table:formula="of:=[.D211]*[.F211]" office:value-type="float" office:value="-0.949854897155546">
            <text:p>-0.9498548972</text:p>
          </table:table-cell>
          <table:table-cell/>
        </table:table-row>
        <table:table-row table:style-name="ro1">
          <table:table-cell/>
          <table:table-cell office:value-type="float" office:value="1.6887446185">
            <text:p>1.6887446185</text:p>
          </table:table-cell>
          <table:table-cell office:value-type="float" office:value="4.6542590505">
            <text:p>4.6542590505</text:p>
          </table:table-cell>
          <table:table-cell office:value-type="float" office:value="-1">
            <text:p>-1</text:p>
          </table:table-cell>
          <table:table-cell/>
          <table:table-cell office:value-type="float" office:value="0.522893752902746">
            <text:p>0.5228937529</text:p>
          </table:table-cell>
          <table:table-cell/>
          <table:table-cell table:formula="of:=[.B212]*[.D212]*[.F212]" office:value-type="float" office:value="-0.883034011261781">
            <text:p>-0.8830340113</text:p>
          </table:table-cell>
          <table:table-cell table:formula="of:=[.C212]*[.D212]*[.F212]" office:value-type="float" office:value="-2.43368298189752">
            <text:p>-2.4336829819</text:p>
          </table:table-cell>
          <table:table-cell table:number-columns-repeated="6"/>
          <table:table-cell table:formula="of:=[.$L$2]*[.B212]+[.$M$2]*[.C212]" office:value-type="float" office:value="-151.452762359464">
            <text:p>-151.4527623595</text:p>
          </table:table-cell>
          <table:table-cell/>
          <table:table-cell table:formula="of:=[.D212]*[.F212]" office:value-type="float" office:value="-0.522893752902746">
            <text:p>-0.5228937529</text:p>
          </table:table-cell>
          <table:table-cell/>
        </table:table-row>
        <table:table-row table:style-name="ro1">
          <table:table-cell/>
          <table:table-cell office:value-type="float" office:value="1.0815928513">
            <text:p>1.0815928513</text:p>
          </table:table-cell>
          <table:table-cell office:value-type="float" office:value="4.4651159657">
            <text:p>4.4651159657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13]*[.D213]*[.F213]" office:value-type="float" office:value="-1.0815928513">
            <text:p>-1.0815928513</text:p>
          </table:table-cell>
          <table:table-cell table:formula="of:=[.C213]*[.D213]*[.F213]" office:value-type="float" office:value="-4.4651159657">
            <text:p>-4.4651159657</text:p>
          </table:table-cell>
          <table:table-cell table:number-columns-repeated="6"/>
          <table:table-cell table:formula="of:=[.$L$2]*[.B213]+[.$M$2]*[.C213]" office:value-type="float" office:value="-175.790405938106">
            <text:p>-175.7904059381</text:p>
          </table:table-cell>
          <table:table-cell/>
          <table:table-cell table:formula="of:=[.D213]*[.F213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2.9634873056">
            <text:p>2.9634873056</text:p>
          </table:table-cell>
          <table:table-cell office:value-type="float" office:value="4.9317836542">
            <text:p>4.9317836542</text:p>
          </table:table-cell>
          <table:table-cell office:value-type="float" office:value="-1">
            <text:p>-1</text:p>
          </table:table-cell>
          <table:table-cell/>
          <table:table-cell office:value-type="float" office:value="0.828596334532">
            <text:p>0.8285963345</text:p>
          </table:table-cell>
          <table:table-cell/>
          <table:table-cell table:formula="of:=[.B214]*[.D214]*[.F214]" office:value-type="float" office:value="-2.45553471885227">
            <text:p>-2.4555347189</text:p>
          </table:table-cell>
          <table:table-cell table:formula="of:=[.C214]*[.D214]*[.F214]" office:value-type="float" office:value="-4.08645785857495">
            <text:p>-4.0864578586</text:p>
          </table:table-cell>
          <table:table-cell table:number-columns-repeated="6"/>
          <table:table-cell table:formula="of:=[.$L$2]*[.B214]+[.$M$2]*[.C214]" office:value-type="float" office:value="-94.0062895277523">
            <text:p>-94.0062895278</text:p>
          </table:table-cell>
          <table:table-cell/>
          <table:table-cell table:formula="of:=[.D214]*[.F214]" office:value-type="float" office:value="-0.828596334532">
            <text:p>-0.8285963345</text:p>
          </table:table-cell>
          <table:table-cell/>
        </table:table-row>
        <table:table-row table:style-name="ro1">
          <table:table-cell/>
          <table:table-cell office:value-type="float" office:value="1.3207690926">
            <text:p>1.3207690926</text:p>
          </table:table-cell>
          <table:table-cell office:value-type="float" office:value="4.7463620312">
            <text:p>4.7463620312</text:p>
          </table:table-cell>
          <table:table-cell office:value-type="float" office:value="-1">
            <text:p>-1</text:p>
          </table:table-cell>
          <table:table-cell/>
          <table:table-cell office:value-type="float" office:value="0.960548868283869">
            <text:p>0.9605488683</text:p>
          </table:table-cell>
          <table:table-cell/>
          <table:table-cell table:formula="of:=[.B215]*[.D215]*[.F215]" office:value-type="float" office:value="-1.26866325716124">
            <text:p>-1.2686632572</text:p>
          </table:table-cell>
          <table:table-cell table:formula="of:=[.C215]*[.D215]*[.F215]" office:value-type="float" office:value="-4.55911267753469">
            <text:p>-4.5591126775</text:p>
          </table:table-cell>
          <table:table-cell table:number-columns-repeated="6"/>
          <table:table-cell table:formula="of:=[.$L$2]*[.B215]+[.$M$2]*[.C215]" office:value-type="float" office:value="-177.177752287528">
            <text:p>-177.1777522875</text:p>
          </table:table-cell>
          <table:table-cell/>
          <table:table-cell table:formula="of:=[.D215]*[.F215]" office:value-type="float" office:value="-0.960548868283869">
            <text:p>-0.9605488683</text:p>
          </table:table-cell>
          <table:table-cell/>
        </table:table-row>
        <table:table-row table:style-name="ro1">
          <table:table-cell/>
          <table:table-cell office:value-type="float" office:value="1.5622531239">
            <text:p>1.5622531239</text:p>
          </table:table-cell>
          <table:table-cell office:value-type="float" office:value="4.3434835435">
            <text:p>4.3434835435</text:p>
          </table:table-cell>
          <table:table-cell office:value-type="float" office:value="-1">
            <text:p>-1</text:p>
          </table:table-cell>
          <table:table-cell/>
          <table:table-cell office:value-type="float" office:value="0.907184124586287">
            <text:p>0.9071841246</text:p>
          </table:table-cell>
          <table:table-cell/>
          <table:table-cell table:formula="of:=[.B216]*[.D216]*[.F216]" office:value-type="float" office:value="-1.41725123258741">
            <text:p>-1.4172512326</text:p>
          </table:table-cell>
          <table:table-cell table:formula="of:=[.C216]*[.D216]*[.F216]" office:value-type="float" office:value="-3.94033931606499">
            <text:p>-3.9403393161</text:p>
          </table:table-cell>
          <table:table-cell table:number-columns-repeated="6"/>
          <table:table-cell table:formula="of:=[.$L$2]*[.B216]+[.$M$2]*[.C216]" office:value-type="float" office:value="-142.11735016">
            <text:p>-142.11735016</text:p>
          </table:table-cell>
          <table:table-cell/>
          <table:table-cell table:formula="of:=[.D216]*[.F216]" office:value-type="float" office:value="-0.907184124586287">
            <text:p>-0.9071841246</text:p>
          </table:table-cell>
          <table:table-cell/>
        </table:table-row>
        <table:table-row table:style-name="ro1">
          <table:table-cell/>
          <table:table-cell office:value-type="float" office:value="1.1370869067">
            <text:p>1.1370869067</text:p>
          </table:table-cell>
          <table:table-cell office:value-type="float" office:value="3.6398172132">
            <text:p>3.6398172132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17]*[.D217]*[.F217]" office:value-type="float" office:value="-1.1370869067">
            <text:p>-1.1370869067</text:p>
          </table:table-cell>
          <table:table-cell table:formula="of:=[.C217]*[.D217]*[.F217]" office:value-type="float" office:value="-3.6398172132">
            <text:p>-3.6398172132</text:p>
          </table:table-cell>
          <table:table-cell table:number-columns-repeated="6"/>
          <table:table-cell table:formula="of:=[.$L$2]*[.B217]+[.$M$2]*[.C217]" office:value-type="float" office:value="-128.836823934973">
            <text:p>-128.836823935</text:p>
          </table:table-cell>
          <table:table-cell/>
          <table:table-cell table:formula="of:=[.D217]*[.F217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6661004091">
            <text:p>1.6661004091</text:p>
          </table:table-cell>
          <table:table-cell office:value-type="float" office:value="5.0762964286">
            <text:p>5.0762964286</text:p>
          </table:table-cell>
          <table:table-cell office:value-type="float" office:value="-1">
            <text:p>-1</text:p>
          </table:table-cell>
          <table:table-cell/>
          <table:table-cell office:value-type="float" office:value="0.950771149800033">
            <text:p>0.9507711498</text:p>
          </table:table-cell>
          <table:table-cell/>
          <table:table-cell table:formula="of:=[.B218]*[.D218]*[.F218]" office:value-type="float" office:value="-1.58408020164231">
            <text:p>-1.5840802016</text:p>
          </table:table-cell>
          <table:table-cell table:formula="of:=[.C218]*[.D218]*[.F218]" office:value-type="float" office:value="-4.82639619214582">
            <text:p>-4.8263961921</text:p>
          </table:table-cell>
          <table:table-cell table:number-columns-repeated="6"/>
          <table:table-cell table:formula="of:=[.$L$2]*[.B218]+[.$M$2]*[.C218]" office:value-type="float" office:value="-175.138986035705">
            <text:p>-175.1389860357</text:p>
          </table:table-cell>
          <table:table-cell/>
          <table:table-cell table:formula="of:=[.D218]*[.F218]" office:value-type="float" office:value="-0.950771149800033">
            <text:p>-0.9507711498</text:p>
          </table:table-cell>
          <table:table-cell/>
        </table:table-row>
        <table:table-row table:style-name="ro1">
          <table:table-cell/>
          <table:table-cell office:value-type="float" office:value="2.0972897644">
            <text:p>2.0972897644</text:p>
          </table:table-cell>
          <table:table-cell office:value-type="float" office:value="4.5839060016">
            <text:p>4.5839060016</text:p>
          </table:table-cell>
          <table:table-cell office:value-type="float" office:value="-1">
            <text:p>-1</text:p>
          </table:table-cell>
          <table:table-cell/>
          <table:table-cell office:value-type="float" office:value="0.788452153643554">
            <text:p>0.7884521536</text:p>
          </table:table-cell>
          <table:table-cell/>
          <table:table-cell table:formula="of:=[.B219]*[.D219]*[.F219]" office:value-type="float" office:value="-1.65361263155576">
            <text:p>-1.6536126316</text:p>
          </table:table-cell>
          <table:table-cell table:formula="of:=[.C219]*[.D219]*[.F219]" office:value-type="float" office:value="-3.61419055906113">
            <text:p>-3.6141905591</text:p>
          </table:table-cell>
          <table:table-cell table:number-columns-repeated="6"/>
          <table:table-cell table:formula="of:=[.$L$2]*[.B219]+[.$M$2]*[.C219]" office:value-type="float" office:value="-124.585228369672">
            <text:p>-124.5852283697</text:p>
          </table:table-cell>
          <table:table-cell/>
          <table:table-cell table:formula="of:=[.D219]*[.F219]" office:value-type="float" office:value="-0.788452153643554">
            <text:p>-0.7884521536</text:p>
          </table:table-cell>
          <table:table-cell/>
        </table:table-row>
        <table:table-row table:style-name="ro1">
          <table:table-cell/>
          <table:table-cell office:value-type="float" office:value="1.4425886391">
            <text:p>1.4425886391</text:p>
          </table:table-cell>
          <table:table-cell office:value-type="float" office:value="5.1488302116">
            <text:p>5.1488302116</text:p>
          </table:table-cell>
          <table:table-cell office:value-type="float" office:value="-1">
            <text:p>-1</text:p>
          </table:table-cell>
          <table:table-cell/>
          <table:table-cell office:value-type="float" office:value="0.820413911649666">
            <text:p>0.8204139116</text:p>
          </table:table-cell>
          <table:table-cell/>
          <table:table-cell table:formula="of:=[.B220]*[.D220]*[.F220]" office:value-type="float" office:value="-1.1835197883054">
            <text:p>-1.1835197883</text:p>
          </table:table-cell>
          <table:table-cell table:formula="of:=[.C220]*[.D220]*[.F220]" office:value-type="float" office:value="-4.22417193431873">
            <text:p>-4.2241719343</text:p>
          </table:table-cell>
          <table:table-cell table:number-columns-repeated="6"/>
          <table:table-cell table:formula="of:=[.$L$2]*[.B220]+[.$M$2]*[.C220]" office:value-type="float" office:value="-191.64525041457">
            <text:p>-191.6452504146</text:p>
          </table:table-cell>
          <table:table-cell/>
          <table:table-cell table:formula="of:=[.D220]*[.F220]" office:value-type="float" office:value="-0.820413911649666">
            <text:p>-0.8204139116</text:p>
          </table:table-cell>
          <table:table-cell/>
        </table:table-row>
        <table:table-row table:style-name="ro1">
          <table:table-cell/>
          <table:table-cell office:value-type="float" office:value="1.4345112749">
            <text:p>1.4345112749</text:p>
          </table:table-cell>
          <table:table-cell office:value-type="float" office:value="4.8279393048">
            <text:p>4.8279393048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21]*[.D221]*[.F221]" office:value-type="float" office:value="-1.4345112749">
            <text:p>-1.4345112749</text:p>
          </table:table-cell>
          <table:table-cell table:formula="of:=[.C221]*[.D221]*[.F221]" office:value-type="float" office:value="-4.8279393048">
            <text:p>-4.8279393048</text:p>
          </table:table-cell>
          <table:table-cell table:number-columns-repeated="6"/>
          <table:table-cell table:formula="of:=[.$L$2]*[.B221]+[.$M$2]*[.C221]" office:value-type="float" office:value="-175.067964472334">
            <text:p>-175.0679644723</text:p>
          </table:table-cell>
          <table:table-cell/>
          <table:table-cell table:formula="of:=[.D221]*[.F221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1254456972">
            <text:p>1.1254456972</text:p>
          </table:table-cell>
          <table:table-cell office:value-type="float" office:value="4.4945834474">
            <text:p>4.494583447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2]*[.D222]*[.F222]" office:value-type="float" office:value="-0">
            <text:p>-0</text:p>
          </table:table-cell>
          <table:table-cell table:formula="of:=[.C222]*[.D222]*[.F222]" office:value-type="float" office:value="-0">
            <text:p>-0</text:p>
          </table:table-cell>
          <table:table-cell table:number-columns-repeated="6"/>
          <table:table-cell table:formula="of:=[.$L$2]*[.B222]+[.$M$2]*[.C222]" office:value-type="float" office:value="-174.871647517716">
            <text:p>-174.8716475177</text:p>
          </table:table-cell>
          <table:table-cell/>
          <table:table-cell table:formula="of:=[.D222]*[.F22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274911835">
            <text:p>1.3274911835</text:p>
          </table:table-cell>
          <table:table-cell office:value-type="float" office:value="4.8541392719">
            <text:p>4.85413927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3]*[.D223]*[.F223]" office:value-type="float" office:value="-0">
            <text:p>-0</text:p>
          </table:table-cell>
          <table:table-cell table:formula="of:=[.C223]*[.D223]*[.F223]" office:value-type="float" office:value="-0">
            <text:p>-0</text:p>
          </table:table-cell>
          <table:table-cell table:number-columns-repeated="6"/>
          <table:table-cell table:formula="of:=[.$L$2]*[.B223]+[.$M$2]*[.C223]" office:value-type="float" office:value="-182.518537185652">
            <text:p>-182.5185371857</text:p>
          </table:table-cell>
          <table:table-cell/>
          <table:table-cell table:formula="of:=[.D223]*[.F22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184626529">
            <text:p>1.5184626529</text:p>
          </table:table-cell>
          <table:table-cell office:value-type="float" office:value="5.0626599095">
            <text:p>5.062659909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4]*[.D224]*[.F224]" office:value-type="float" office:value="-0">
            <text:p>-0</text:p>
          </table:table-cell>
          <table:table-cell table:formula="of:=[.C224]*[.D224]*[.F224]" office:value-type="float" office:value="-0">
            <text:p>-0</text:p>
          </table:table-cell>
          <table:table-cell table:number-columns-repeated="6"/>
          <table:table-cell table:formula="of:=[.$L$2]*[.B224]+[.$M$2]*[.C224]" office:value-type="float" office:value="-182.774689918207">
            <text:p>-182.7746899182</text:p>
          </table:table-cell>
          <table:table-cell/>
          <table:table-cell table:formula="of:=[.D224]*[.F22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10425308">
            <text:p>1.710425308</text:p>
          </table:table-cell>
          <table:table-cell office:value-type="float" office:value="4.7738291086">
            <text:p>4.773829108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5]*[.D225]*[.F225]" office:value-type="float" office:value="-0">
            <text:p>-0</text:p>
          </table:table-cell>
          <table:table-cell table:formula="of:=[.C225]*[.D225]*[.F225]" office:value-type="float" office:value="-0">
            <text:p>-0</text:p>
          </table:table-cell>
          <table:table-cell table:number-columns-repeated="6"/>
          <table:table-cell table:formula="of:=[.$L$2]*[.B225]+[.$M$2]*[.C225]" office:value-type="float" office:value="-156.572582711967">
            <text:p>-156.572582712</text:p>
          </table:table-cell>
          <table:table-cell/>
          <table:table-cell table:formula="of:=[.D225]*[.F22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6305939172">
            <text:p>0.6305939172</text:p>
          </table:table-cell>
          <table:table-cell office:value-type="float" office:value="4.0223382712">
            <text:p>4.02233827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6]*[.D226]*[.F226]" office:value-type="float" office:value="-0">
            <text:p>-0</text:p>
          </table:table-cell>
          <table:table-cell table:formula="of:=[.C226]*[.D226]*[.F226]" office:value-type="float" office:value="-0">
            <text:p>-0</text:p>
          </table:table-cell>
          <table:table-cell table:number-columns-repeated="6"/>
          <table:table-cell table:formula="of:=[.$L$2]*[.B226]+[.$M$2]*[.C226]" office:value-type="float" office:value="-177.821987062645">
            <text:p>-177.8219870626</text:p>
          </table:table-cell>
          <table:table-cell/>
          <table:table-cell table:formula="of:=[.D226]*[.F22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344985563">
            <text:p>1.2344985563</text:p>
          </table:table-cell>
          <table:table-cell office:value-type="float" office:value="3.8845643616">
            <text:p>3.88456436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7]*[.D227]*[.F227]" office:value-type="float" office:value="-0">
            <text:p>-0</text:p>
          </table:table-cell>
          <table:table-cell table:formula="of:=[.C227]*[.D227]*[.F227]" office:value-type="float" office:value="-0">
            <text:p>-0</text:p>
          </table:table-cell>
          <table:table-cell table:number-columns-repeated="6"/>
          <table:table-cell table:formula="of:=[.$L$2]*[.B227]+[.$M$2]*[.C227]" office:value-type="float" office:value="-136.313660239039">
            <text:p>-136.313660239</text:p>
          </table:table-cell>
          <table:table-cell/>
          <table:table-cell table:formula="of:=[.D227]*[.F22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733594035">
            <text:p>1.0733594035</text:p>
          </table:table-cell>
          <table:table-cell office:value-type="float" office:value="5.1339729702">
            <text:p>5.133972970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8]*[.D228]*[.F228]" office:value-type="float" office:value="-0">
            <text:p>-0</text:p>
          </table:table-cell>
          <table:table-cell table:formula="of:=[.C228]*[.D228]*[.F228]" office:value-type="float" office:value="-0">
            <text:p>-0</text:p>
          </table:table-cell>
          <table:table-cell table:number-columns-repeated="6"/>
          <table:table-cell table:formula="of:=[.$L$2]*[.B228]+[.$M$2]*[.C228]" office:value-type="float" office:value="-211.763194363904">
            <text:p>-211.7631943639</text:p>
          </table:table-cell>
          <table:table-cell/>
          <table:table-cell table:formula="of:=[.D228]*[.F22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069502249">
            <text:p>1.1069502249</text:p>
          </table:table-cell>
          <table:table-cell office:value-type="float" office:value="4.7768171833">
            <text:p>4.776817183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9]*[.D229]*[.F229]" office:value-type="float" office:value="-0">
            <text:p>-0</text:p>
          </table:table-cell>
          <table:table-cell table:formula="of:=[.C229]*[.D229]*[.F229]" office:value-type="float" office:value="-0">
            <text:p>-0</text:p>
          </table:table-cell>
          <table:table-cell table:number-columns-repeated="6"/>
          <table:table-cell table:formula="of:=[.$L$2]*[.B229]+[.$M$2]*[.C229]" office:value-type="float" office:value="-190.901417171621">
            <text:p>-190.9014171716</text:p>
          </table:table-cell>
          <table:table-cell/>
          <table:table-cell table:formula="of:=[.D229]*[.F22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299971563">
            <text:p>1.4299971563</text:p>
          </table:table-cell>
          <table:table-cell office:value-type="float" office:value="5.7856537837">
            <text:p>5.785653783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0]*[.D230]*[.F230]" office:value-type="float" office:value="-0">
            <text:p>-0</text:p>
          </table:table-cell>
          <table:table-cell table:formula="of:=[.C230]*[.D230]*[.F230]" office:value-type="float" office:value="-0">
            <text:p>-0</text:p>
          </table:table-cell>
          <table:table-cell table:number-columns-repeated="6"/>
          <table:table-cell table:formula="of:=[.$L$2]*[.B230]+[.$M$2]*[.C230]" office:value-type="float" office:value="-226.164291339518">
            <text:p>-226.1642913395</text:p>
          </table:table-cell>
          <table:table-cell/>
          <table:table-cell table:formula="of:=[.D230]*[.F23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741953419">
            <text:p>2.1741953419</text:p>
          </table:table-cell>
          <table:table-cell office:value-type="float" office:value="4.6228909966">
            <text:p>4.622890996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1]*[.D231]*[.F231]" office:value-type="float" office:value="-0">
            <text:p>-0</text:p>
          </table:table-cell>
          <table:table-cell table:formula="of:=[.C231]*[.D231]*[.F231]" office:value-type="float" office:value="-0">
            <text:p>-0</text:p>
          </table:table-cell>
          <table:table-cell table:number-columns-repeated="6"/>
          <table:table-cell table:formula="of:=[.$L$2]*[.B231]+[.$M$2]*[.C231]" office:value-type="float" office:value="-122.300186465166">
            <text:p>-122.3001864652</text:p>
          </table:table-cell>
          <table:table-cell/>
          <table:table-cell table:formula="of:=[.D231]*[.F23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467552987">
            <text:p>2.0467552987</text:p>
          </table:table-cell>
          <table:table-cell office:value-type="float" office:value="4.3383402924">
            <text:p>4.338340292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2]*[.D232]*[.F232]" office:value-type="float" office:value="-0">
            <text:p>-0</text:p>
          </table:table-cell>
          <table:table-cell table:formula="of:=[.C232]*[.D232]*[.F232]" office:value-type="float" office:value="-0">
            <text:p>-0</text:p>
          </table:table-cell>
          <table:table-cell table:number-columns-repeated="6"/>
          <table:table-cell table:formula="of:=[.$L$2]*[.B232]+[.$M$2]*[.C232]" office:value-type="float" office:value="-114.410639444204">
            <text:p>-114.4106394442</text:p>
          </table:table-cell>
          <table:table-cell/>
          <table:table-cell table:formula="of:=[.D232]*[.F23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941438089">
            <text:p>1.0941438089</text:p>
          </table:table-cell>
          <table:table-cell office:value-type="float" office:value="4.7778688861">
            <text:p>4.777868886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3]*[.D233]*[.F233]" office:value-type="float" office:value="-0">
            <text:p>-0</text:p>
          </table:table-cell>
          <table:table-cell table:formula="of:=[.C233]*[.D233]*[.F233]" office:value-type="float" office:value="-0">
            <text:p>-0</text:p>
          </table:table-cell>
          <table:table-cell table:number-columns-repeated="6"/>
          <table:table-cell table:formula="of:=[.$L$2]*[.B233]+[.$M$2]*[.C233]" office:value-type="float" office:value="-191.682377397502">
            <text:p>-191.6823773975</text:p>
          </table:table-cell>
          <table:table-cell/>
          <table:table-cell table:formula="of:=[.D233]*[.F23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367427528">
            <text:p>1.3367427528</text:p>
          </table:table-cell>
          <table:table-cell office:value-type="float" office:value="3.8153568263">
            <text:p>3.815356826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4]*[.D234]*[.F234]" office:value-type="float" office:value="-0">
            <text:p>-0</text:p>
          </table:table-cell>
          <table:table-cell table:formula="of:=[.C234]*[.D234]*[.F234]" office:value-type="float" office:value="-0">
            <text:p>-0</text:p>
          </table:table-cell>
          <table:table-cell table:number-columns-repeated="6"/>
          <table:table-cell table:formula="of:=[.$L$2]*[.B234]+[.$M$2]*[.C234]" office:value-type="float" office:value="-126.850433062292">
            <text:p>-126.8504330623</text:p>
          </table:table-cell>
          <table:table-cell/>
          <table:table-cell table:formula="of:=[.D234]*[.F23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802519684">
            <text:p>1.7802519684</text:p>
          </table:table-cell>
          <table:table-cell office:value-type="float" office:value="5.2905723476">
            <text:p>5.29057234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5]*[.D235]*[.F235]" office:value-type="float" office:value="-0">
            <text:p>-0</text:p>
          </table:table-cell>
          <table:table-cell table:formula="of:=[.C235]*[.D235]*[.F235]" office:value-type="float" office:value="-0">
            <text:p>-0</text:p>
          </table:table-cell>
          <table:table-cell table:number-columns-repeated="6"/>
          <table:table-cell table:formula="of:=[.$L$2]*[.B235]+[.$M$2]*[.C235]" office:value-type="float" office:value="-180.050388736683">
            <text:p>-180.0503887367</text:p>
          </table:table-cell>
          <table:table-cell/>
          <table:table-cell table:formula="of:=[.D235]*[.F23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329345723">
            <text:p>1.7329345723</text:p>
          </table:table-cell>
          <table:table-cell office:value-type="float" office:value="4.0763928406">
            <text:p>4.076392840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6]*[.D236]*[.F236]" office:value-type="float" office:value="-0">
            <text:p>-0</text:p>
          </table:table-cell>
          <table:table-cell table:formula="of:=[.C236]*[.D236]*[.F236]" office:value-type="float" office:value="-0">
            <text:p>-0</text:p>
          </table:table-cell>
          <table:table-cell table:number-columns-repeated="6"/>
          <table:table-cell table:formula="of:=[.$L$2]*[.B236]+[.$M$2]*[.C236]" office:value-type="float" office:value="-118.27431947409">
            <text:p>-118.2743194741</text:p>
          </table:table-cell>
          <table:table-cell/>
          <table:table-cell table:formula="of:=[.D236]*[.F23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56780921">
            <text:p>2.0556780921</text:p>
          </table:table-cell>
          <table:table-cell office:value-type="float" office:value="4.8567242611">
            <text:p>4.856724261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7]*[.D237]*[.F237]" office:value-type="float" office:value="-0">
            <text:p>-0</text:p>
          </table:table-cell>
          <table:table-cell table:formula="of:=[.C237]*[.D237]*[.F237]" office:value-type="float" office:value="-0">
            <text:p>-0</text:p>
          </table:table-cell>
          <table:table-cell table:number-columns-repeated="6"/>
          <table:table-cell table:formula="of:=[.$L$2]*[.B237]+[.$M$2]*[.C237]" office:value-type="float" office:value="-141.42406785946">
            <text:p>-141.4240678595</text:p>
          </table:table-cell>
          <table:table-cell/>
          <table:table-cell table:formula="of:=[.D237]*[.F23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596042785">
            <text:p>1.7596042785</text:p>
          </table:table-cell>
          <table:table-cell office:value-type="float" office:value="4.1274057339">
            <text:p>4.127405733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8]*[.D238]*[.F238]" office:value-type="float" office:value="-0">
            <text:p>-0</text:p>
          </table:table-cell>
          <table:table-cell table:formula="of:=[.C238]*[.D238]*[.F238]" office:value-type="float" office:value="-0">
            <text:p>-0</text:p>
          </table:table-cell>
          <table:table-cell table:number-columns-repeated="6"/>
          <table:table-cell table:formula="of:=[.$L$2]*[.B238]+[.$M$2]*[.C238]" office:value-type="float" office:value="-119.472260141263">
            <text:p>-119.4722601413</text:p>
          </table:table-cell>
          <table:table-cell/>
          <table:table-cell table:formula="of:=[.D238]*[.F23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809118898">
            <text:p>2.5809118898</text:p>
          </table:table-cell>
          <table:table-cell office:value-type="float" office:value="5.8592864723">
            <text:p>5.859286472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9]*[.D239]*[.F239]" office:value-type="float" office:value="-0">
            <text:p>-0</text:p>
          </table:table-cell>
          <table:table-cell table:formula="of:=[.C239]*[.D239]*[.F239]" office:value-type="float" office:value="-0">
            <text:p>-0</text:p>
          </table:table-cell>
          <table:table-cell table:number-columns-repeated="6"/>
          <table:table-cell table:formula="of:=[.$L$2]*[.B239]+[.$M$2]*[.C239]" office:value-type="float" office:value="-164.905556296515">
            <text:p>-164.9055562965</text:p>
          </table:table-cell>
          <table:table-cell/>
          <table:table-cell table:formula="of:=[.D239]*[.F23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640858681">
            <text:p>1.3640858681</text:p>
          </table:table-cell>
          <table:table-cell office:value-type="float" office:value="4.5258094113">
            <text:p>4.52580941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0]*[.D240]*[.F240]" office:value-type="float" office:value="-0">
            <text:p>-0</text:p>
          </table:table-cell>
          <table:table-cell table:formula="of:=[.C240]*[.D240]*[.F240]" office:value-type="float" office:value="-0">
            <text:p>-0</text:p>
          </table:table-cell>
          <table:table-cell table:number-columns-repeated="6"/>
          <table:table-cell table:formula="of:=[.$L$2]*[.B240]+[.$M$2]*[.C240]" office:value-type="float" office:value="-163.016911979379">
            <text:p>-163.0169119794</text:p>
          </table:table-cell>
          <table:table-cell/>
          <table:table-cell table:formula="of:=[.D240]*[.F24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765637715">
            <text:p>1.2765637715</text:p>
          </table:table-cell>
          <table:table-cell office:value-type="float" office:value="5.501888855">
            <text:p>5.50188885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1]*[.D241]*[.F241]" office:value-type="float" office:value="-0">
            <text:p>-0</text:p>
          </table:table-cell>
          <table:table-cell table:formula="of:=[.C241]*[.D241]*[.F241]" office:value-type="float" office:value="-0">
            <text:p>-0</text:p>
          </table:table-cell>
          <table:table-cell table:number-columns-repeated="6"/>
          <table:table-cell table:formula="of:=[.$L$2]*[.B241]+[.$M$2]*[.C241]" office:value-type="float" office:value="-219.788263121546">
            <text:p>-219.7882631215</text:p>
          </table:table-cell>
          <table:table-cell/>
          <table:table-cell table:formula="of:=[.D241]*[.F24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735419203">
            <text:p>1.6735419203</text:p>
          </table:table-cell>
          <table:table-cell office:value-type="float" office:value="4.6448430547">
            <text:p>4.644843054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2]*[.D242]*[.F242]" office:value-type="float" office:value="-0">
            <text:p>-0</text:p>
          </table:table-cell>
          <table:table-cell table:formula="of:=[.C242]*[.D242]*[.F242]" office:value-type="float" office:value="-0">
            <text:p>-0</text:p>
          </table:table-cell>
          <table:table-cell table:number-columns-repeated="6"/>
          <table:table-cell table:formula="of:=[.$L$2]*[.B242]+[.$M$2]*[.C242]" office:value-type="float" office:value="-151.813723111828">
            <text:p>-151.8137231118</text:p>
          </table:table-cell>
          <table:table-cell/>
          <table:table-cell table:formula="of:=[.D242]*[.F24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363247925">
            <text:p>2.2363247925</text:p>
          </table:table-cell>
          <table:table-cell office:value-type="float" office:value="4.5754412642">
            <text:p>4.575441264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3]*[.D243]*[.F243]" office:value-type="float" office:value="-0">
            <text:p>-0</text:p>
          </table:table-cell>
          <table:table-cell table:formula="of:=[.C243]*[.D243]*[.F243]" office:value-type="float" office:value="-0">
            <text:p>-0</text:p>
          </table:table-cell>
          <table:table-cell table:number-columns-repeated="6"/>
          <table:table-cell table:formula="of:=[.$L$2]*[.B243]+[.$M$2]*[.C243]" office:value-type="float" office:value="-116.263375982661">
            <text:p>-116.2633759827</text:p>
          </table:table-cell>
          <table:table-cell/>
          <table:table-cell table:formula="of:=[.D243]*[.F24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907112382">
            <text:p>1.6907112382</text:p>
          </table:table-cell>
          <table:table-cell office:value-type="float" office:value="3.590307634">
            <text:p>3.59030763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4]*[.D244]*[.F244]" office:value-type="float" office:value="-0">
            <text:p>-0</text:p>
          </table:table-cell>
          <table:table-cell table:formula="of:=[.C244]*[.D244]*[.F244]" office:value-type="float" office:value="-0">
            <text:p>-0</text:p>
          </table:table-cell>
          <table:table-cell table:number-columns-repeated="6"/>
          <table:table-cell table:formula="of:=[.$L$2]*[.B244]+[.$M$2]*[.C244]" office:value-type="float" office:value="-94.861042870941">
            <text:p>-94.8610428709</text:p>
          </table:table-cell>
          <table:table-cell/>
          <table:table-cell table:formula="of:=[.D244]*[.F24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84535722">
            <text:p>0.984535722</text:p>
          </table:table-cell>
          <table:table-cell office:value-type="float" office:value="5.6473611532">
            <text:p>5.64736115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5]*[.D245]*[.F245]" office:value-type="float" office:value="-0">
            <text:p>-0</text:p>
          </table:table-cell>
          <table:table-cell table:formula="of:=[.C245]*[.D245]*[.F245]" office:value-type="float" office:value="-0">
            <text:p>-0</text:p>
          </table:table-cell>
          <table:table-cell table:number-columns-repeated="6"/>
          <table:table-cell table:formula="of:=[.$L$2]*[.B245]+[.$M$2]*[.C245]" office:value-type="float" office:value="-244.046059705682">
            <text:p>-244.0460597057</text:p>
          </table:table-cell>
          <table:table-cell/>
          <table:table-cell table:formula="of:=[.D245]*[.F24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507251148">
            <text:p>1.3507251148</text:p>
          </table:table-cell>
          <table:table-cell office:value-type="float" office:value="4.5474422554">
            <text:p>4.547442255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6]*[.D246]*[.F246]" office:value-type="float" office:value="-0">
            <text:p>-0</text:p>
          </table:table-cell>
          <table:table-cell table:formula="of:=[.C246]*[.D246]*[.F246]" office:value-type="float" office:value="-0">
            <text:p>-0</text:p>
          </table:table-cell>
          <table:table-cell table:number-columns-repeated="6"/>
          <table:table-cell table:formula="of:=[.$L$2]*[.B246]+[.$M$2]*[.C246]" office:value-type="float" office:value="-164.921819748399">
            <text:p>-164.9218197484</text:p>
          </table:table-cell>
          <table:table-cell/>
          <table:table-cell table:formula="of:=[.D246]*[.F24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629389749">
            <text:p>2.5629389749</text:p>
          </table:table-cell>
          <table:table-cell office:value-type="float" office:value="4.8959756398">
            <text:p>4.895975639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7]*[.D247]*[.F247]" office:value-type="float" office:value="-0">
            <text:p>-0</text:p>
          </table:table-cell>
          <table:table-cell table:formula="of:=[.C247]*[.D247]*[.F247]" office:value-type="float" office:value="-0">
            <text:p>-0</text:p>
          </table:table-cell>
          <table:table-cell table:number-columns-repeated="6"/>
          <table:table-cell table:formula="of:=[.$L$2]*[.B247]+[.$M$2]*[.C247]" office:value-type="float" office:value="-114.785414286557">
            <text:p>-114.7854142866</text:p>
          </table:table-cell>
          <table:table-cell/>
          <table:table-cell table:formula="of:=[.D247]*[.F24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333993984">
            <text:p>1.6333993984</text:p>
          </table:table-cell>
          <table:table-cell office:value-type="float" office:value="4.3271379963">
            <text:p>4.327137996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8]*[.D248]*[.F248]" office:value-type="float" office:value="-0">
            <text:p>-0</text:p>
          </table:table-cell>
          <table:table-cell table:formula="of:=[.C248]*[.D248]*[.F248]" office:value-type="float" office:value="-0">
            <text:p>-0</text:p>
          </table:table-cell>
          <table:table-cell table:number-columns-repeated="6"/>
          <table:table-cell table:formula="of:=[.$L$2]*[.B248]+[.$M$2]*[.C248]" office:value-type="float" office:value="-137.221165814665">
            <text:p>-137.2211658147</text:p>
          </table:table-cell>
          <table:table-cell/>
          <table:table-cell table:formula="of:=[.D248]*[.F24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19069501">
            <text:p>2.419069501</text:p>
          </table:table-cell>
          <table:table-cell office:value-type="float" office:value="5.4783533662">
            <text:p>5.478353366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9]*[.D249]*[.F249]" office:value-type="float" office:value="-0">
            <text:p>-0</text:p>
          </table:table-cell>
          <table:table-cell table:formula="of:=[.C249]*[.D249]*[.F249]" office:value-type="float" office:value="-0">
            <text:p>-0</text:p>
          </table:table-cell>
          <table:table-cell table:number-columns-repeated="6"/>
          <table:table-cell table:formula="of:=[.$L$2]*[.B249]+[.$M$2]*[.C249]" office:value-type="float" office:value="-153.847447407576">
            <text:p>-153.8474474076</text:p>
          </table:table-cell>
          <table:table-cell/>
          <table:table-cell table:formula="of:=[.D249]*[.F24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960762888">
            <text:p>1.8960762888</text:p>
          </table:table-cell>
          <table:table-cell office:value-type="float" office:value="3.5830168308">
            <text:p>3.58301683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0]*[.D250]*[.F250]" office:value-type="float" office:value="-0">
            <text:p>-0</text:p>
          </table:table-cell>
          <table:table-cell table:formula="of:=[.C250]*[.D250]*[.F250]" office:value-type="float" office:value="-0">
            <text:p>-0</text:p>
          </table:table-cell>
          <table:table-cell table:number-columns-repeated="6"/>
          <table:table-cell table:formula="of:=[.$L$2]*[.B250]+[.$M$2]*[.C250]" office:value-type="float" office:value="-82.8457438801892">
            <text:p>-82.8457438802</text:p>
          </table:table-cell>
          <table:table-cell/>
          <table:table-cell table:formula="of:=[.D250]*[.F25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910045884">
            <text:p>2.0910045884</text:p>
          </table:table-cell>
          <table:table-cell office:value-type="float" office:value="5.0565557696">
            <text:p>5.056555769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1]*[.D251]*[.F251]" office:value-type="float" office:value="-0">
            <text:p>-0</text:p>
          </table:table-cell>
          <table:table-cell table:formula="of:=[.C251]*[.D251]*[.F251]" office:value-type="float" office:value="-0">
            <text:p>-0</text:p>
          </table:table-cell>
          <table:table-cell table:number-columns-repeated="6"/>
          <table:table-cell table:formula="of:=[.$L$2]*[.B251]+[.$M$2]*[.C251]" office:value-type="float" office:value="-150.031946900721">
            <text:p>-150.0319469007</text:p>
          </table:table-cell>
          <table:table-cell/>
          <table:table-cell table:formula="of:=[.D251]*[.F25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680096672">
            <text:p>2.0680096672</text:p>
          </table:table-cell>
          <table:table-cell office:value-type="float" office:value="5.0164602946">
            <text:p>5.016460294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2]*[.D252]*[.F252]" office:value-type="float" office:value="-0">
            <text:p>-0</text:p>
          </table:table-cell>
          <table:table-cell table:formula="of:=[.C252]*[.D252]*[.F252]" office:value-type="float" office:value="-0">
            <text:p>-0</text:p>
          </table:table-cell>
          <table:table-cell table:number-columns-repeated="6"/>
          <table:table-cell table:formula="of:=[.$L$2]*[.B252]+[.$M$2]*[.C252]" office:value-type="float" office:value="-149.205487385819">
            <text:p>-149.2054873858</text:p>
          </table:table-cell>
          <table:table-cell/>
          <table:table-cell table:formula="of:=[.D252]*[.F25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384263426">
            <text:p>2.1384263426</text:p>
          </table:table-cell>
          <table:table-cell office:value-type="float" office:value="4.265042404">
            <text:p>4.2650424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3]*[.D253]*[.F253]" office:value-type="float" office:value="-0">
            <text:p>-0</text:p>
          </table:table-cell>
          <table:table-cell table:formula="of:=[.C253]*[.D253]*[.F253]" office:value-type="float" office:value="-0">
            <text:p>-0</text:p>
          </table:table-cell>
          <table:table-cell table:number-columns-repeated="6"/>
          <table:table-cell table:formula="of:=[.$L$2]*[.B253]+[.$M$2]*[.C253]" office:value-type="float" office:value="-105.328951274315">
            <text:p>-105.3289512743</text:p>
          </table:table-cell>
          <table:table-cell/>
          <table:table-cell table:formula="of:=[.D253]*[.F25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828696168">
            <text:p>2.1828696168</text:p>
          </table:table-cell>
          <table:table-cell office:value-type="float" office:value="4.2064752607">
            <text:p>4.206475260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4]*[.D254]*[.F254]" office:value-type="float" office:value="-0">
            <text:p>-0</text:p>
          </table:table-cell>
          <table:table-cell table:formula="of:=[.C254]*[.D254]*[.F254]" office:value-type="float" office:value="-0">
            <text:p>-0</text:p>
          </table:table-cell>
          <table:table-cell table:number-columns-repeated="6"/>
          <table:table-cell table:formula="of:=[.$L$2]*[.B254]+[.$M$2]*[.C254]" office:value-type="float" office:value="-99.7034016285896">
            <text:p>-99.7034016286</text:p>
          </table:table-cell>
          <table:table-cell/>
          <table:table-cell table:formula="of:=[.D254]*[.F25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079441057">
            <text:p>0.9079441057</text:p>
          </table:table-cell>
          <table:table-cell office:value-type="float" office:value="4.2635092822">
            <text:p>4.263509282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5]*[.D255]*[.F255]" office:value-type="float" office:value="-0">
            <text:p>-0</text:p>
          </table:table-cell>
          <table:table-cell table:formula="of:=[.C255]*[.D255]*[.F255]" office:value-type="float" office:value="-0">
            <text:p>-0</text:p>
          </table:table-cell>
          <table:table-cell table:number-columns-repeated="6"/>
          <table:table-cell table:formula="of:=[.$L$2]*[.B255]+[.$M$2]*[.C255]" office:value-type="float" office:value="-174.920429434752">
            <text:p>-174.9204294348</text:p>
          </table:table-cell>
          <table:table-cell/>
          <table:table-cell table:formula="of:=[.D255]*[.F25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03374356">
            <text:p>2.0003374356</text:p>
          </table:table-cell>
          <table:table-cell office:value-type="float" office:value="4.0241649669">
            <text:p>4.024164966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6]*[.D256]*[.F256]" office:value-type="float" office:value="-0">
            <text:p>-0</text:p>
          </table:table-cell>
          <table:table-cell table:formula="of:=[.C256]*[.D256]*[.F256]" office:value-type="float" office:value="-0">
            <text:p>-0</text:p>
          </table:table-cell>
          <table:table-cell table:number-columns-repeated="6"/>
          <table:table-cell table:formula="of:=[.$L$2]*[.B256]+[.$M$2]*[.C256]" office:value-type="float" office:value="-100.360784605965">
            <text:p>-100.360784606</text:p>
          </table:table-cell>
          <table:table-cell/>
          <table:table-cell table:formula="of:=[.D256]*[.F25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463674919">
            <text:p>2.4463674919</text:p>
          </table:table-cell>
          <table:table-cell office:value-type="float" office:value="3.885810654">
            <text:p>3.88581065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7]*[.D257]*[.F257]" office:value-type="float" office:value="-0">
            <text:p>-0</text:p>
          </table:table-cell>
          <table:table-cell table:formula="of:=[.C257]*[.D257]*[.F257]" office:value-type="float" office:value="-0">
            <text:p>-0</text:p>
          </table:table-cell>
          <table:table-cell table:number-columns-repeated="6"/>
          <table:table-cell table:formula="of:=[.$L$2]*[.B257]+[.$M$2]*[.C257]" office:value-type="float" office:value="-67.7608855052291">
            <text:p>-67.7608855052</text:p>
          </table:table-cell>
          <table:table-cell/>
          <table:table-cell table:formula="of:=[.D257]*[.F25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34329421">
            <text:p>2.1234329421</text:p>
          </table:table-cell>
          <table:table-cell office:value-type="float" office:value="4.3984257505">
            <text:p>4.398425750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8]*[.D258]*[.F258]" office:value-type="float" office:value="-0">
            <text:p>-0</text:p>
          </table:table-cell>
          <table:table-cell table:formula="of:=[.C258]*[.D258]*[.F258]" office:value-type="float" office:value="-0">
            <text:p>-0</text:p>
          </table:table-cell>
          <table:table-cell table:number-columns-repeated="6"/>
          <table:table-cell table:formula="of:=[.$L$2]*[.B258]+[.$M$2]*[.C258]" office:value-type="float" office:value="-113.258631792028">
            <text:p>-113.258631792</text:p>
          </table:table-cell>
          <table:table-cell/>
          <table:table-cell table:formula="of:=[.D258]*[.F25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121539367">
            <text:p>1.8121539367</text:p>
          </table:table-cell>
          <table:table-cell office:value-type="float" office:value="3.8589136367">
            <text:p>3.858913636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9]*[.D259]*[.F259]" office:value-type="float" office:value="-0">
            <text:p>-0</text:p>
          </table:table-cell>
          <table:table-cell table:formula="of:=[.C259]*[.D259]*[.F259]" office:value-type="float" office:value="-0">
            <text:p>-0</text:p>
          </table:table-cell>
          <table:table-cell table:number-columns-repeated="6"/>
          <table:table-cell table:formula="of:=[.$L$2]*[.B259]+[.$M$2]*[.C259]" office:value-type="float" office:value="-102.243741948464">
            <text:p>-102.2437419485</text:p>
          </table:table-cell>
          <table:table-cell/>
          <table:table-cell table:formula="of:=[.D259]*[.F25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306873194">
            <text:p>2.4306873194</text:p>
          </table:table-cell>
          <table:table-cell office:value-type="float" office:value="4.4928134244">
            <text:p>4.492813424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0]*[.D260]*[.F260]" office:value-type="float" office:value="-0">
            <text:p>-0</text:p>
          </table:table-cell>
          <table:table-cell table:formula="of:=[.C260]*[.D260]*[.F260]" office:value-type="float" office:value="-0">
            <text:p>-0</text:p>
          </table:table-cell>
          <table:table-cell table:number-columns-repeated="6"/>
          <table:table-cell table:formula="of:=[.$L$2]*[.B260]+[.$M$2]*[.C260]" office:value-type="float" office:value="-100.871764092977">
            <text:p>-100.871764093</text:p>
          </table:table-cell>
          <table:table-cell/>
          <table:table-cell table:formula="of:=[.D260]*[.F26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5580783688">
            <text:p>0.5580783688</text:p>
          </table:table-cell>
          <table:table-cell office:value-type="float" office:value="4.5620612096">
            <text:p>4.562061209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1]*[.D261]*[.F261]" office:value-type="float" office:value="-0">
            <text:p>-0</text:p>
          </table:table-cell>
          <table:table-cell table:formula="of:=[.C261]*[.D261]*[.F261]" office:value-type="float" office:value="-0">
            <text:p>-0</text:p>
          </table:table-cell>
          <table:table-cell table:number-columns-repeated="6"/>
          <table:table-cell table:formula="of:=[.$L$2]*[.B261]+[.$M$2]*[.C261]" office:value-type="float" office:value="-210.579439633244">
            <text:p>-210.5794396332</text:p>
          </table:table-cell>
          <table:table-cell/>
          <table:table-cell table:formula="of:=[.D261]*[.F26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433128621">
            <text:p>1.3433128621</text:p>
          </table:table-cell>
          <table:table-cell office:value-type="float" office:value="5.0458364139">
            <text:p>5.045836413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2]*[.D262]*[.F262]" office:value-type="float" office:value="-0">
            <text:p>-0</text:p>
          </table:table-cell>
          <table:table-cell table:formula="of:=[.C262]*[.D262]*[.F262]" office:value-type="float" office:value="-0">
            <text:p>-0</text:p>
          </table:table-cell>
          <table:table-cell table:number-columns-repeated="6"/>
          <table:table-cell table:formula="of:=[.$L$2]*[.B262]+[.$M$2]*[.C262]" office:value-type="float" office:value="-191.79900923406">
            <text:p>-191.7990092341</text:p>
          </table:table-cell>
          <table:table-cell/>
          <table:table-cell table:formula="of:=[.D262]*[.F26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8635751495">
            <text:p>0.8635751495</text:p>
          </table:table-cell>
          <table:table-cell office:value-type="float" office:value="4.2274592552">
            <text:p>4.227459255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3]*[.D263]*[.F263]" office:value-type="float" office:value="-0">
            <text:p>-0</text:p>
          </table:table-cell>
          <table:table-cell table:formula="of:=[.C263]*[.D263]*[.F263]" office:value-type="float" office:value="-0">
            <text:p>-0</text:p>
          </table:table-cell>
          <table:table-cell table:number-columns-repeated="6"/>
          <table:table-cell table:formula="of:=[.$L$2]*[.B263]+[.$M$2]*[.C263]" office:value-type="float" office:value="-175.5189737278">
            <text:p>-175.5189737278</text:p>
          </table:table-cell>
          <table:table-cell/>
          <table:table-cell table:formula="of:=[.D263]*[.F26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328803869">
            <text:p>1.2328803869</text:p>
          </table:table-cell>
          <table:table-cell office:value-type="float" office:value="4.4157029512">
            <text:p>4.41570295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4]*[.D264]*[.F264]" office:value-type="float" office:value="-0">
            <text:p>-0</text:p>
          </table:table-cell>
          <table:table-cell table:formula="of:=[.C264]*[.D264]*[.F264]" office:value-type="float" office:value="-0">
            <text:p>-0</text:p>
          </table:table-cell>
          <table:table-cell table:number-columns-repeated="6"/>
          <table:table-cell table:formula="of:=[.$L$2]*[.B264]+[.$M$2]*[.C264]" office:value-type="float" office:value="-164.601028418494">
            <text:p>-164.6010284185</text:p>
          </table:table-cell>
          <table:table-cell/>
          <table:table-cell table:formula="of:=[.D264]*[.F26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248410422">
            <text:p>1.6248410422</text:p>
          </table:table-cell>
          <table:table-cell office:value-type="float" office:value="4.9181500102">
            <text:p>4.918150010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5]*[.D265]*[.F265]" office:value-type="float" office:value="-0">
            <text:p>-0</text:p>
          </table:table-cell>
          <table:table-cell table:formula="of:=[.C265]*[.D265]*[.F265]" office:value-type="float" office:value="-0">
            <text:p>-0</text:p>
          </table:table-cell>
          <table:table-cell table:number-columns-repeated="6"/>
          <table:table-cell table:formula="of:=[.$L$2]*[.B265]+[.$M$2]*[.C265]" office:value-type="float" office:value="-169.079913148424">
            <text:p>-169.0799131484</text:p>
          </table:table-cell>
          <table:table-cell/>
          <table:table-cell table:formula="of:=[.D265]*[.F26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417344292">
            <text:p>1.1417344292</text:p>
          </table:table-cell>
          <table:table-cell office:value-type="float" office:value="4.0008018776">
            <text:p>4.00080187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6]*[.D266]*[.F266]" office:value-type="float" office:value="-0">
            <text:p>-0</text:p>
          </table:table-cell>
          <table:table-cell table:formula="of:=[.C266]*[.D266]*[.F266]" office:value-type="float" office:value="-0">
            <text:p>-0</text:p>
          </table:table-cell>
          <table:table-cell table:number-columns-repeated="6"/>
          <table:table-cell table:formula="of:=[.$L$2]*[.B266]+[.$M$2]*[.C266]" office:value-type="float" office:value="-147.736711873567">
            <text:p>-147.7367118736</text:p>
          </table:table-cell>
          <table:table-cell/>
          <table:table-cell table:formula="of:=[.D266]*[.F26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940047962">
            <text:p>1.0940047962</text:p>
          </table:table-cell>
          <table:table-cell office:value-type="float" office:value="4.5596372447">
            <text:p>4.559637244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7]*[.D267]*[.F267]" office:value-type="float" office:value="-0">
            <text:p>-0</text:p>
          </table:table-cell>
          <table:table-cell table:formula="of:=[.C267]*[.D267]*[.F267]" office:value-type="float" office:value="-0">
            <text:p>-0</text:p>
          </table:table-cell>
          <table:table-cell table:number-columns-repeated="6"/>
          <table:table-cell table:formula="of:=[.$L$2]*[.B267]+[.$M$2]*[.C267]" office:value-type="float" office:value="-180.105318609754">
            <text:p>-180.1053186098</text:p>
          </table:table-cell>
          <table:table-cell/>
          <table:table-cell table:formula="of:=[.D267]*[.F26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383690076">
            <text:p>2.6383690076</text:p>
          </table:table-cell>
          <table:table-cell office:value-type="float" office:value="4.8540195728">
            <text:p>4.854019572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8]*[.D268]*[.F268]" office:value-type="float" office:value="-0">
            <text:p>-0</text:p>
          </table:table-cell>
          <table:table-cell table:formula="of:=[.C268]*[.D268]*[.F268]" office:value-type="float" office:value="-0">
            <text:p>-0</text:p>
          </table:table-cell>
          <table:table-cell table:number-columns-repeated="6"/>
          <table:table-cell table:formula="of:=[.$L$2]*[.B268]+[.$M$2]*[.C268]" office:value-type="float" office:value="-108.287126674955">
            <text:p>-108.287126675</text:p>
          </table:table-cell>
          <table:table-cell/>
          <table:table-cell table:formula="of:=[.D268]*[.F26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91330138">
            <text:p>1.491330138</text:p>
          </table:table-cell>
          <table:table-cell office:value-type="float" office:value="4.2951030129">
            <text:p>4.295103012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9]*[.D269]*[.F269]" office:value-type="float" office:value="-0">
            <text:p>-0</text:p>
          </table:table-cell>
          <table:table-cell table:formula="of:=[.C269]*[.D269]*[.F269]" office:value-type="float" office:value="-0">
            <text:p>-0</text:p>
          </table:table-cell>
          <table:table-cell table:number-columns-repeated="6"/>
          <table:table-cell table:formula="of:=[.$L$2]*[.B269]+[.$M$2]*[.C269]" office:value-type="float" office:value="-143.564876878339">
            <text:p>-143.5648768783</text:p>
          </table:table-cell>
          <table:table-cell/>
          <table:table-cell table:formula="of:=[.D269]*[.F26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1979321919">
            <text:p>0.1979321919</text:p>
          </table:table-cell>
          <table:table-cell office:value-type="float" office:value="3.4417032813">
            <text:p>3.44170328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0]*[.D270]*[.F270]" office:value-type="float" office:value="-0">
            <text:p>-0</text:p>
          </table:table-cell>
          <table:table-cell table:formula="of:=[.C270]*[.D270]*[.F270]" office:value-type="float" office:value="-0">
            <text:p>-0</text:p>
          </table:table-cell>
          <table:table-cell table:number-columns-repeated="6"/>
          <table:table-cell table:formula="of:=[.$L$2]*[.B270]+[.$M$2]*[.C270]" office:value-type="float" office:value="-171.497051502821">
            <text:p>-171.4970515028</text:p>
          </table:table-cell>
          <table:table-cell/>
          <table:table-cell table:formula="of:=[.D270]*[.F27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785044688">
            <text:p>1.2785044688</text:p>
          </table:table-cell>
          <table:table-cell office:value-type="float" office:value="5.1382785808">
            <text:p>5.13827858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1]*[.D271]*[.F271]" office:value-type="float" office:value="-0">
            <text:p>-0</text:p>
          </table:table-cell>
          <table:table-cell table:formula="of:=[.C271]*[.D271]*[.F271]" office:value-type="float" office:value="-0">
            <text:p>-0</text:p>
          </table:table-cell>
          <table:table-cell table:number-columns-repeated="6"/>
          <table:table-cell table:formula="of:=[.$L$2]*[.B271]+[.$M$2]*[.C271]" office:value-type="float" office:value="-200.375952587832">
            <text:p>-200.3759525878</text:p>
          </table:table-cell>
          <table:table-cell/>
          <table:table-cell table:formula="of:=[.D271]*[.F27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887169053">
            <text:p>2.1887169053</text:p>
          </table:table-cell>
          <table:table-cell office:value-type="float" office:value="3.6722955182">
            <text:p>3.672295518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2]*[.D272]*[.F272]" office:value-type="float" office:value="-0">
            <text:p>-0</text:p>
          </table:table-cell>
          <table:table-cell table:formula="of:=[.C272]*[.D272]*[.F272]" office:value-type="float" office:value="-0">
            <text:p>-0</text:p>
          </table:table-cell>
          <table:table-cell table:number-columns-repeated="6"/>
          <table:table-cell table:formula="of:=[.$L$2]*[.B272]+[.$M$2]*[.C272]" office:value-type="float" office:value="-71.015129509151">
            <text:p>-71.0151295092</text:p>
          </table:table-cell>
          <table:table-cell/>
          <table:table-cell table:formula="of:=[.D272]*[.F27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590169007">
            <text:p>1.8590169007</text:p>
          </table:table-cell>
          <table:table-cell office:value-type="float" office:value="3.3736282515">
            <text:p>3.37362825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3]*[.D273]*[.F273]" office:value-type="float" office:value="-0">
            <text:p>-0</text:p>
          </table:table-cell>
          <table:table-cell table:formula="of:=[.C273]*[.D273]*[.F273]" office:value-type="float" office:value="-0">
            <text:p>-0</text:p>
          </table:table-cell>
          <table:table-cell table:number-columns-repeated="6"/>
          <table:table-cell table:formula="of:=[.$L$2]*[.B273]+[.$M$2]*[.C273]" office:value-type="float" office:value="-73.8286437128862">
            <text:p>-73.8286437129</text:p>
          </table:table-cell>
          <table:table-cell/>
          <table:table-cell table:formula="of:=[.D273]*[.F27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829789517">
            <text:p>1.3829789517</text:p>
          </table:table-cell>
          <table:table-cell office:value-type="float" office:value="3.4917578364">
            <text:p>3.491757836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4]*[.D274]*[.F274]" office:value-type="float" office:value="-0">
            <text:p>-0</text:p>
          </table:table-cell>
          <table:table-cell table:formula="of:=[.C274]*[.D274]*[.F274]" office:value-type="float" office:value="-0">
            <text:p>-0</text:p>
          </table:table-cell>
          <table:table-cell table:number-columns-repeated="6"/>
          <table:table-cell table:formula="of:=[.$L$2]*[.B274]+[.$M$2]*[.C274]" office:value-type="float" office:value="-107.05402263122">
            <text:p>-107.0540226312</text:p>
          </table:table-cell>
          <table:table-cell/>
          <table:table-cell table:formula="of:=[.D274]*[.F27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5831088">
            <text:p>2.005831088</text:p>
          </table:table-cell>
          <table:table-cell office:value-type="float" office:value="4.9524628538">
            <text:p>4.952462853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5]*[.D275]*[.F275]" office:value-type="float" office:value="-0">
            <text:p>-0</text:p>
          </table:table-cell>
          <table:table-cell table:formula="of:=[.C275]*[.D275]*[.F275]" office:value-type="float" office:value="-0">
            <text:p>-0</text:p>
          </table:table-cell>
          <table:table-cell table:number-columns-repeated="6"/>
          <table:table-cell table:formula="of:=[.$L$2]*[.B275]+[.$M$2]*[.C275]" office:value-type="float" office:value="-149.328853685809">
            <text:p>-149.3288536858</text:p>
          </table:table-cell>
          <table:table-cell/>
          <table:table-cell table:formula="of:=[.D275]*[.F27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216278995">
            <text:p>1.9216278995</text:p>
          </table:table-cell>
          <table:table-cell office:value-type="float" office:value="4.224325306">
            <text:p>4.22432530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6]*[.D276]*[.F276]" office:value-type="float" office:value="-0">
            <text:p>-0</text:p>
          </table:table-cell>
          <table:table-cell table:formula="of:=[.C276]*[.D276]*[.F276]" office:value-type="float" office:value="-0">
            <text:p>-0</text:p>
          </table:table-cell>
          <table:table-cell table:number-columns-repeated="6"/>
          <table:table-cell table:formula="of:=[.$L$2]*[.B276]+[.$M$2]*[.C276]" office:value-type="float" office:value="-115.443114287878">
            <text:p>-115.4431142879</text:p>
          </table:table-cell>
          <table:table-cell/>
          <table:table-cell table:formula="of:=[.D276]*[.F27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193829478">
            <text:p>1.8193829478</text:p>
          </table:table-cell>
          <table:table-cell office:value-type="float" office:value="4.7448625513">
            <text:p>4.74486255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7]*[.D277]*[.F277]" office:value-type="float" office:value="-0">
            <text:p>-0</text:p>
          </table:table-cell>
          <table:table-cell table:formula="of:=[.C277]*[.D277]*[.F277]" office:value-type="float" office:value="-0">
            <text:p>-0</text:p>
          </table:table-cell>
          <table:table-cell table:number-columns-repeated="6"/>
          <table:table-cell table:formula="of:=[.$L$2]*[.B277]+[.$M$2]*[.C277]" office:value-type="float" office:value="-148.865435595905">
            <text:p>-148.8654355959</text:p>
          </table:table-cell>
          <table:table-cell/>
          <table:table-cell table:formula="of:=[.D277]*[.F27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316649805">
            <text:p>1.6316649805</text:p>
          </table:table-cell>
          <table:table-cell office:value-type="float" office:value="4.6281569018">
            <text:p>4.628156901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8]*[.D278]*[.F278]" office:value-type="float" office:value="-0">
            <text:p>-0</text:p>
          </table:table-cell>
          <table:table-cell table:formula="of:=[.C278]*[.D278]*[.F278]" office:value-type="float" office:value="-0">
            <text:p>-0</text:p>
          </table:table-cell>
          <table:table-cell table:number-columns-repeated="6"/>
          <table:table-cell table:formula="of:=[.$L$2]*[.B278]+[.$M$2]*[.C278]" office:value-type="float" office:value="-153.299103866617">
            <text:p>-153.2991038666</text:p>
          </table:table-cell>
          <table:table-cell/>
          <table:table-cell table:formula="of:=[.D278]*[.F27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199404307">
            <text:p>1.4199404307</text:p>
          </table:table-cell>
          <table:table-cell office:value-type="float" office:value="4.2877267168">
            <text:p>4.287726716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9]*[.D279]*[.F279]" office:value-type="float" office:value="-0">
            <text:p>-0</text:p>
          </table:table-cell>
          <table:table-cell table:formula="of:=[.C279]*[.D279]*[.F279]" office:value-type="float" office:value="-0">
            <text:p>-0</text:p>
          </table:table-cell>
          <table:table-cell table:number-columns-repeated="6"/>
          <table:table-cell table:formula="of:=[.$L$2]*[.B279]+[.$M$2]*[.C279]" office:value-type="float" office:value="-147.215559690079">
            <text:p>-147.2155596901</text:p>
          </table:table-cell>
          <table:table-cell/>
          <table:table-cell table:formula="of:=[.D279]*[.F27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27728847">
            <text:p>0.927728847</text:p>
          </table:table-cell>
          <table:table-cell office:value-type="float" office:value="5.6713165775">
            <text:p>5.671316577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0]*[.D280]*[.F280]" office:value-type="float" office:value="-0">
            <text:p>-0</text:p>
          </table:table-cell>
          <table:table-cell table:formula="of:=[.C280]*[.D280]*[.F280]" office:value-type="float" office:value="-0">
            <text:p>-0</text:p>
          </table:table-cell>
          <table:table-cell table:number-columns-repeated="6"/>
          <table:table-cell table:formula="of:=[.$L$2]*[.B280]+[.$M$2]*[.C280]" office:value-type="float" office:value="-248.534286681621">
            <text:p>-248.5342866816</text:p>
          </table:table-cell>
          <table:table-cell/>
          <table:table-cell table:formula="of:=[.D280]*[.F28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270808877">
            <text:p>2.0270808877</text:p>
          </table:table-cell>
          <table:table-cell office:value-type="float" office:value="4.0588620782">
            <text:p>4.058862078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1]*[.D281]*[.F281]" office:value-type="float" office:value="-0">
            <text:p>-0</text:p>
          </table:table-cell>
          <table:table-cell table:formula="of:=[.C281]*[.D281]*[.F281]" office:value-type="float" office:value="-0">
            <text:p>-0</text:p>
          </table:table-cell>
          <table:table-cell table:number-columns-repeated="6"/>
          <table:table-cell table:formula="of:=[.$L$2]*[.B281]+[.$M$2]*[.C281]" office:value-type="float" office:value="-100.688418589498">
            <text:p>-100.6884185895</text:p>
          </table:table-cell>
          <table:table-cell/>
          <table:table-cell table:formula="of:=[.D281]*[.F28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150692304">
            <text:p>1.0150692304</text:p>
          </table:table-cell>
          <table:table-cell office:value-type="float" office:value="4.0489793793">
            <text:p>4.048979379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2]*[.D282]*[.F282]" office:value-type="float" office:value="-0">
            <text:p>-0</text:p>
          </table:table-cell>
          <table:table-cell table:formula="of:=[.C282]*[.D282]*[.F282]" office:value-type="float" office:value="-0">
            <text:p>-0</text:p>
          </table:table-cell>
          <table:table-cell table:number-columns-repeated="6"/>
          <table:table-cell table:formula="of:=[.$L$2]*[.B282]+[.$M$2]*[.C282]" office:value-type="float" office:value="-157.466325662919">
            <text:p>-157.4663256629</text:p>
          </table:table-cell>
          <table:table-cell/>
          <table:table-cell table:formula="of:=[.D282]*[.F28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10161336">
            <text:p>1.9610161336</text:p>
          </table:table-cell>
          <table:table-cell office:value-type="float" office:value="3.6278688992">
            <text:p>3.62786889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3]*[.D283]*[.F283]" office:value-type="float" office:value="-0">
            <text:p>-0</text:p>
          </table:table-cell>
          <table:table-cell table:formula="of:=[.C283]*[.D283]*[.F283]" office:value-type="float" office:value="-0">
            <text:p>-0</text:p>
          </table:table-cell>
          <table:table-cell table:number-columns-repeated="6"/>
          <table:table-cell table:formula="of:=[.$L$2]*[.B283]+[.$M$2]*[.C283]" office:value-type="float" office:value="-81.5496869190136">
            <text:p>-81.549686919</text:p>
          </table:table-cell>
          <table:table-cell/>
          <table:table-cell table:formula="of:=[.D283]*[.F28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595341441">
            <text:p>1.9595341441</text:p>
          </table:table-cell>
          <table:table-cell office:value-type="float" office:value="5.0219800055">
            <text:p>5.021980005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4]*[.D284]*[.F284]" office:value-type="float" office:value="-0">
            <text:p>-0</text:p>
          </table:table-cell>
          <table:table-cell table:formula="of:=[.C284]*[.D284]*[.F284]" office:value-type="float" office:value="-0">
            <text:p>-0</text:p>
          </table:table-cell>
          <table:table-cell table:number-columns-repeated="6"/>
          <table:table-cell table:formula="of:=[.$L$2]*[.B284]+[.$M$2]*[.C284]" office:value-type="float" office:value="-155.64064895066">
            <text:p>-155.6406489507</text:p>
          </table:table-cell>
          <table:table-cell/>
          <table:table-cell table:formula="of:=[.D284]*[.F28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174595675">
            <text:p>1.5174595675</text:p>
          </table:table-cell>
          <table:table-cell office:value-type="float" office:value="3.3743043809">
            <text:p>3.374304380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5]*[.D285]*[.F285]" office:value-type="float" office:value="-0">
            <text:p>-0</text:p>
          </table:table-cell>
          <table:table-cell table:formula="of:=[.C285]*[.D285]*[.F285]" office:value-type="float" office:value="-0">
            <text:p>-0</text:p>
          </table:table-cell>
          <table:table-cell table:number-columns-repeated="6"/>
          <table:table-cell table:formula="of:=[.$L$2]*[.B285]+[.$M$2]*[.C285]" office:value-type="float" office:value="-93.2043343171182">
            <text:p>-93.2043343171</text:p>
          </table:table-cell>
          <table:table-cell/>
          <table:table-cell table:formula="of:=[.D285]*[.F28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150049563">
            <text:p>1.5150049563</text:p>
          </table:table-cell>
          <table:table-cell office:value-type="float" office:value="4.6175447171">
            <text:p>4.61754471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6]*[.D286]*[.F286]" office:value-type="float" office:value="-0">
            <text:p>-0</text:p>
          </table:table-cell>
          <table:table-cell table:formula="of:=[.C286]*[.D286]*[.F286]" office:value-type="float" office:value="-0">
            <text:p>-0</text:p>
          </table:table-cell>
          <table:table-cell table:number-columns-repeated="6"/>
          <table:table-cell table:formula="of:=[.$L$2]*[.B286]+[.$M$2]*[.C286]" office:value-type="float" office:value="-159.341322258003">
            <text:p>-159.341322258</text:p>
          </table:table-cell>
          <table:table-cell/>
          <table:table-cell table:formula="of:=[.D286]*[.F28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628472811">
            <text:p>2.5628472811</text:p>
          </table:table-cell>
          <table:table-cell office:value-type="float" office:value="5.0523081519">
            <text:p>5.05230815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7]*[.D287]*[.F287]" office:value-type="float" office:value="-0">
            <text:p>-0</text:p>
          </table:table-cell>
          <table:table-cell table:formula="of:=[.C287]*[.D287]*[.F287]" office:value-type="float" office:value="-0">
            <text:p>-0</text:p>
          </table:table-cell>
          <table:table-cell table:number-columns-repeated="6"/>
          <table:table-cell table:formula="of:=[.$L$2]*[.B287]+[.$M$2]*[.C287]" office:value-type="float" office:value="-123.089591641879">
            <text:p>-123.0895916419</text:p>
          </table:table-cell>
          <table:table-cell/>
          <table:table-cell table:formula="of:=[.D287]*[.F28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627208076">
            <text:p>2.1627208076</text:p>
          </table:table-cell>
          <table:table-cell office:value-type="float" office:value="4.0331516537">
            <text:p>4.033151653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8]*[.D288]*[.F288]" office:value-type="float" office:value="-0">
            <text:p>-0</text:p>
          </table:table-cell>
          <table:table-cell table:formula="of:=[.C288]*[.D288]*[.F288]" office:value-type="float" office:value="-0">
            <text:p>-0</text:p>
          </table:table-cell>
          <table:table-cell table:number-columns-repeated="6"/>
          <table:table-cell table:formula="of:=[.$L$2]*[.B288]+[.$M$2]*[.C288]" office:value-type="float" office:value="-91.6433099311048">
            <text:p>-91.6433099311</text:p>
          </table:table-cell>
          <table:table-cell/>
          <table:table-cell table:formula="of:=[.D288]*[.F28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779900953">
            <text:p>1.7779900953</text:p>
          </table:table-cell>
          <table:table-cell office:value-type="float" office:value="4.77746515">
            <text:p>4.777465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9]*[.D289]*[.F289]" office:value-type="float" office:value="-0">
            <text:p>-0</text:p>
          </table:table-cell>
          <table:table-cell table:formula="of:=[.C289]*[.D289]*[.F289]" office:value-type="float" office:value="-0">
            <text:p>-0</text:p>
          </table:table-cell>
          <table:table-cell table:number-columns-repeated="6"/>
          <table:table-cell table:formula="of:=[.$L$2]*[.B289]+[.$M$2]*[.C289]" office:value-type="float" office:value="-152.939922881117">
            <text:p>-152.9399228811</text:p>
          </table:table-cell>
          <table:table-cell/>
          <table:table-cell table:formula="of:=[.D289]*[.F28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586778351">
            <text:p>1.2586778351</text:p>
          </table:table-cell>
          <table:table-cell office:value-type="float" office:value="4.1887406479">
            <text:p>4.188740647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0]*[.D290]*[.F290]" office:value-type="float" office:value="-0">
            <text:p>-0</text:p>
          </table:table-cell>
          <table:table-cell table:formula="of:=[.C290]*[.D290]*[.F290]" office:value-type="float" office:value="-0">
            <text:p>-0</text:p>
          </table:table-cell>
          <table:table-cell table:number-columns-repeated="6"/>
          <table:table-cell table:formula="of:=[.$L$2]*[.B290]+[.$M$2]*[.C290]" office:value-type="float" office:value="-151.091913493213">
            <text:p>-151.0919134932</text:p>
          </table:table-cell>
          <table:table-cell/>
          <table:table-cell table:formula="of:=[.D290]*[.F29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487148069">
            <text:p>0.9487148069</text:p>
          </table:table-cell>
          <table:table-cell office:value-type="float" office:value="4.264889407">
            <text:p>4.26488940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1]*[.D291]*[.F291]" office:value-type="float" office:value="-0">
            <text:p>-0</text:p>
          </table:table-cell>
          <table:table-cell table:formula="of:=[.C291]*[.D291]*[.F291]" office:value-type="float" office:value="-0">
            <text:p>-0</text:p>
          </table:table-cell>
          <table:table-cell table:number-columns-repeated="6"/>
          <table:table-cell table:formula="of:=[.$L$2]*[.B291]+[.$M$2]*[.C291]" office:value-type="float" office:value="-172.685158821548">
            <text:p>-172.6851588215</text:p>
          </table:table-cell>
          <table:table-cell/>
          <table:table-cell table:formula="of:=[.D291]*[.F29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514249677">
            <text:p>2.2514249677</text:p>
          </table:table-cell>
          <table:table-cell office:value-type="float" office:value="4.4643041667">
            <text:p>4.464304166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2]*[.D292]*[.F292]" office:value-type="float" office:value="-0">
            <text:p>-0</text:p>
          </table:table-cell>
          <table:table-cell table:formula="of:=[.C292]*[.D292]*[.F292]" office:value-type="float" office:value="-0">
            <text:p>-0</text:p>
          </table:table-cell>
          <table:table-cell table:number-columns-repeated="6"/>
          <table:table-cell table:formula="of:=[.$L$2]*[.B292]+[.$M$2]*[.C292]" office:value-type="float" office:value="-109.508602286806">
            <text:p>-109.5086022868</text:p>
          </table:table-cell>
          <table:table-cell/>
          <table:table-cell table:formula="of:=[.D292]*[.F29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824318239">
            <text:p>1.2824318239</text:p>
          </table:table-cell>
          <table:table-cell office:value-type="float" office:value="3.5501375315">
            <text:p>3.55013753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3]*[.D293]*[.F293]" office:value-type="float" office:value="-0">
            <text:p>-0</text:p>
          </table:table-cell>
          <table:table-cell table:formula="of:=[.C293]*[.D293]*[.F293]" office:value-type="float" office:value="-0">
            <text:p>-0</text:p>
          </table:table-cell>
          <table:table-cell table:number-columns-repeated="6"/>
          <table:table-cell table:formula="of:=[.$L$2]*[.B293]+[.$M$2]*[.C293]" office:value-type="float" office:value="-115.846356670973">
            <text:p>-115.846356671</text:p>
          </table:table-cell>
          <table:table-cell/>
          <table:table-cell table:formula="of:=[.D293]*[.F29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70407979">
            <text:p>2.0570407979</text:p>
          </table:table-cell>
          <table:table-cell office:value-type="float" office:value="4.1957470985">
            <text:p>4.195747098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4]*[.D294]*[.F294]" office:value-type="float" office:value="-0">
            <text:p>-0</text:p>
          </table:table-cell>
          <table:table-cell table:formula="of:=[.C294]*[.D294]*[.F294]" office:value-type="float" office:value="-0">
            <text:p>-0</text:p>
          </table:table-cell>
          <table:table-cell table:number-columns-repeated="6"/>
          <table:table-cell table:formula="of:=[.$L$2]*[.B294]+[.$M$2]*[.C294]" office:value-type="float" office:value="-106.258622514488">
            <text:p>-106.2586225145</text:p>
          </table:table-cell>
          <table:table-cell/>
          <table:table-cell table:formula="of:=[.D294]*[.F29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98698747">
            <text:p>0.998698747</text:p>
          </table:table-cell>
          <table:table-cell office:value-type="float" office:value="4.9431436971">
            <text:p>4.94314369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5]*[.D295]*[.F295]" office:value-type="float" office:value="-0">
            <text:p>-0</text:p>
          </table:table-cell>
          <table:table-cell table:formula="of:=[.C295]*[.D295]*[.F295]" office:value-type="float" office:value="-0">
            <text:p>-0</text:p>
          </table:table-cell>
          <table:table-cell table:number-columns-repeated="6"/>
          <table:table-cell table:formula="of:=[.$L$2]*[.B295]+[.$M$2]*[.C295]" office:value-type="float" office:value="-205.860398035766">
            <text:p>-205.8603980358</text:p>
          </table:table-cell>
          <table:table-cell/>
          <table:table-cell table:formula="of:=[.D295]*[.F29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07067042">
            <text:p>1.607067042</text:p>
          </table:table-cell>
          <table:table-cell office:value-type="float" office:value="5.0241661557">
            <text:p>5.024166155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6]*[.D296]*[.F296]" office:value-type="float" office:value="-0">
            <text:p>-0</text:p>
          </table:table-cell>
          <table:table-cell table:formula="of:=[.C296]*[.D296]*[.F296]" office:value-type="float" office:value="-0">
            <text:p>-0</text:p>
          </table:table-cell>
          <table:table-cell table:number-columns-repeated="6"/>
          <table:table-cell table:formula="of:=[.$L$2]*[.B296]+[.$M$2]*[.C296]" office:value-type="float" office:value="-175.714237086901">
            <text:p>-175.7142370869</text:p>
          </table:table-cell>
          <table:table-cell/>
          <table:table-cell table:formula="of:=[.D296]*[.F29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54309913">
            <text:p>1.9654309913</text:p>
          </table:table-cell>
          <table:table-cell office:value-type="float" office:value="4.454525196">
            <text:p>4.45452519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7]*[.D297]*[.F297]" office:value-type="float" office:value="-0">
            <text:p>-0</text:p>
          </table:table-cell>
          <table:table-cell table:formula="of:=[.C297]*[.D297]*[.F297]" office:value-type="float" office:value="-0">
            <text:p>-0</text:p>
          </table:table-cell>
          <table:table-cell table:number-columns-repeated="6"/>
          <table:table-cell table:formula="of:=[.$L$2]*[.B297]+[.$M$2]*[.C297]" office:value-type="float" office:value="-125.183148010212">
            <text:p>-125.1831480102</text:p>
          </table:table-cell>
          <table:table-cell/>
          <table:table-cell table:formula="of:=[.D297]*[.F29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920569379">
            <text:p>1.3920569379</text:p>
          </table:table-cell>
          <table:table-cell office:value-type="float" office:value="4.0496711381">
            <text:p>4.049671138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8]*[.D298]*[.F298]" office:value-type="float" office:value="-0">
            <text:p>-0</text:p>
          </table:table-cell>
          <table:table-cell table:formula="of:=[.C298]*[.D298]*[.F298]" office:value-type="float" office:value="-0">
            <text:p>-0</text:p>
          </table:table-cell>
          <table:table-cell table:number-columns-repeated="6"/>
          <table:table-cell table:formula="of:=[.$L$2]*[.B298]+[.$M$2]*[.C298]" office:value-type="float" office:value="-136.15709701709">
            <text:p>-136.1570970171</text:p>
          </table:table-cell>
          <table:table-cell/>
          <table:table-cell table:formula="of:=[.D298]*[.F29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436731371">
            <text:p>2.1436731371</text:p>
          </table:table-cell>
          <table:table-cell office:value-type="float" office:value="3.5739780809">
            <text:p>3.573978080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9]*[.D299]*[.F299]" office:value-type="float" office:value="-0">
            <text:p>-0</text:p>
          </table:table-cell>
          <table:table-cell table:formula="of:=[.C299]*[.D299]*[.F299]" office:value-type="float" office:value="-0">
            <text:p>-0</text:p>
          </table:table-cell>
          <table:table-cell table:number-columns-repeated="6"/>
          <table:table-cell table:formula="of:=[.$L$2]*[.B299]+[.$M$2]*[.C299]" office:value-type="float" office:value="-68.3463883203778">
            <text:p>-68.3463883204</text:p>
          </table:table-cell>
          <table:table-cell/>
          <table:table-cell table:formula="of:=[.D299]*[.F29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960457058">
            <text:p>1.5960457058</text:p>
          </table:table-cell>
          <table:table-cell office:value-type="float" office:value="3.9486967092">
            <text:p>3.94869670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0]*[.D300]*[.F300]" office:value-type="float" office:value="-0">
            <text:p>-0</text:p>
          </table:table-cell>
          <table:table-cell table:formula="of:=[.C300]*[.D300]*[.F300]" office:value-type="float" office:value="-0">
            <text:p>-0</text:p>
          </table:table-cell>
          <table:table-cell table:number-columns-repeated="6"/>
          <table:table-cell table:formula="of:=[.$L$2]*[.B300]+[.$M$2]*[.C300]" office:value-type="float" office:value="-119.246486832424">
            <text:p>-119.2464868324</text:p>
          </table:table-cell>
          <table:table-cell/>
          <table:table-cell table:formula="of:=[.D300]*[.F30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247400883">
            <text:p>0.9247400883</text:p>
          </table:table-cell>
          <table:table-cell office:value-type="float" office:value="4.8216079287">
            <text:p>4.821607928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1]*[.D301]*[.F301]" office:value-type="float" office:value="-0">
            <text:p>-0</text:p>
          </table:table-cell>
          <table:table-cell table:formula="of:=[.C301]*[.D301]*[.F301]" office:value-type="float" office:value="-0">
            <text:p>-0</text:p>
          </table:table-cell>
          <table:table-cell table:number-columns-repeated="6"/>
          <table:table-cell table:formula="of:=[.$L$2]*[.B301]+[.$M$2]*[.C301]" office:value-type="float" office:value="-203.596331412283">
            <text:p>-203.5963314123</text:p>
          </table:table-cell>
          <table:table-cell/>
          <table:table-cell table:formula="of:=[.D301]*[.F30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89565249">
            <text:p>1.9689565249</text:p>
          </table:table-cell>
          <table:table-cell office:value-type="float" office:value="3.8189059478">
            <text:p>3.818905947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2]*[.D302]*[.F302]" office:value-type="float" office:value="-0">
            <text:p>-0</text:p>
          </table:table-cell>
          <table:table-cell table:formula="of:=[.C302]*[.D302]*[.F302]" office:value-type="float" office:value="-0">
            <text:p>-0</text:p>
          </table:table-cell>
          <table:table-cell table:number-columns-repeated="6"/>
          <table:table-cell table:formula="of:=[.$L$2]*[.B302]+[.$M$2]*[.C302]" office:value-type="float" office:value="-91.2413750451427">
            <text:p>-91.2413750451</text:p>
          </table:table-cell>
          <table:table-cell/>
          <table:table-cell table:formula="of:=[.D302]*[.F30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7845970902">
            <text:p>0.7845970902</text:p>
          </table:table-cell>
          <table:table-cell office:value-type="float" office:value="5.1500031553">
            <text:p>5.150003155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3]*[.D303]*[.F303]" office:value-type="float" office:value="-0">
            <text:p>-0</text:p>
          </table:table-cell>
          <table:table-cell table:formula="of:=[.C303]*[.D303]*[.F303]" office:value-type="float" office:value="-0">
            <text:p>-0</text:p>
          </table:table-cell>
          <table:table-cell table:number-columns-repeated="6"/>
          <table:table-cell table:formula="of:=[.$L$2]*[.B303]+[.$M$2]*[.C303]" office:value-type="float" office:value="-228.964581239754">
            <text:p>-228.9645812398</text:p>
          </table:table-cell>
          <table:table-cell/>
          <table:table-cell table:formula="of:=[.D303]*[.F30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933996323">
            <text:p>1.5933996323</text:p>
          </table:table-cell>
          <table:table-cell office:value-type="float" office:value="4.6901753508">
            <text:p>4.69017535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4]*[.D304]*[.F304]" office:value-type="float" office:value="-0">
            <text:p>-0</text:p>
          </table:table-cell>
          <table:table-cell table:formula="of:=[.C304]*[.D304]*[.F304]" office:value-type="float" office:value="-0">
            <text:p>-0</text:p>
          </table:table-cell>
          <table:table-cell table:number-columns-repeated="6"/>
          <table:table-cell table:formula="of:=[.$L$2]*[.B304]+[.$M$2]*[.C304]" office:value-type="float" office:value="-158.758058676172">
            <text:p>-158.7580586762</text:p>
          </table:table-cell>
          <table:table-cell/>
          <table:table-cell table:formula="of:=[.D304]*[.F30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958598178">
            <text:p>1.5958598178</text:p>
          </table:table-cell>
          <table:table-cell office:value-type="float" office:value="4.2123012908">
            <text:p>4.21230129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5]*[.D305]*[.F305]" office:value-type="float" office:value="-0">
            <text:p>-0</text:p>
          </table:table-cell>
          <table:table-cell table:formula="of:=[.C305]*[.D305]*[.F305]" office:value-type="float" office:value="-0">
            <text:p>-0</text:p>
          </table:table-cell>
          <table:table-cell table:number-columns-repeated="6"/>
          <table:table-cell table:formula="of:=[.$L$2]*[.B305]+[.$M$2]*[.C305]" office:value-type="float" office:value="-133.250586295098">
            <text:p>-133.2505862951</text:p>
          </table:table-cell>
          <table:table-cell/>
          <table:table-cell table:formula="of:=[.D305]*[.F30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30579871">
            <text:p>2.0530579871</text:p>
          </table:table-cell>
          <table:table-cell office:value-type="float" office:value="4.6751571866">
            <text:p>4.675157186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6]*[.D306]*[.F306]" office:value-type="float" office:value="-0">
            <text:p>-0</text:p>
          </table:table-cell>
          <table:table-cell table:formula="of:=[.C306]*[.D306]*[.F306]" office:value-type="float" office:value="-0">
            <text:p>-0</text:p>
          </table:table-cell>
          <table:table-cell table:number-columns-repeated="6"/>
          <table:table-cell table:formula="of:=[.$L$2]*[.B306]+[.$M$2]*[.C306]" office:value-type="float" office:value="-131.933850382349">
            <text:p>-131.9338503823</text:p>
          </table:table-cell>
          <table:table-cell/>
          <table:table-cell table:formula="of:=[.D306]*[.F30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628022847">
            <text:p>1.3628022847</text:p>
          </table:table-cell>
          <table:table-cell office:value-type="float" office:value="4.974119216">
            <text:p>4.9741192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7]*[.D307]*[.F307]" office:value-type="float" office:value="-0">
            <text:p>-0</text:p>
          </table:table-cell>
          <table:table-cell table:formula="of:=[.C307]*[.D307]*[.F307]" office:value-type="float" office:value="-0">
            <text:p>-0</text:p>
          </table:table-cell>
          <table:table-cell table:number-columns-repeated="6"/>
          <table:table-cell table:formula="of:=[.$L$2]*[.B307]+[.$M$2]*[.C307]" office:value-type="float" office:value="-186.888329826842">
            <text:p>-186.8883298268</text:p>
          </table:table-cell>
          <table:table-cell/>
          <table:table-cell table:formula="of:=[.D307]*[.F30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668335579">
            <text:p>1.8668335579</text:p>
          </table:table-cell>
          <table:table-cell office:value-type="float" office:value="4.2761093692">
            <text:p>4.27610936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8]*[.D308]*[.F308]" office:value-type="float" office:value="-0">
            <text:p>-0</text:p>
          </table:table-cell>
          <table:table-cell table:formula="of:=[.C308]*[.D308]*[.F308]" office:value-type="float" office:value="-0">
            <text:p>-0</text:p>
          </table:table-cell>
          <table:table-cell table:number-columns-repeated="6"/>
          <table:table-cell table:formula="of:=[.$L$2]*[.B308]+[.$M$2]*[.C308]" office:value-type="float" office:value="-121.294683254264">
            <text:p>-121.2946832543</text:p>
          </table:table-cell>
          <table:table-cell/>
          <table:table-cell table:formula="of:=[.D308]*[.F30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8862226352">
            <text:p>0.8862226352</text:p>
          </table:table-cell>
          <table:table-cell office:value-type="float" office:value="4.8589238732">
            <text:p>4.85892387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9]*[.D309]*[.F309]" office:value-type="float" office:value="-0">
            <text:p>-0</text:p>
          </table:table-cell>
          <table:table-cell table:formula="of:=[.C309]*[.D309]*[.F309]" office:value-type="float" office:value="-0">
            <text:p>-0</text:p>
          </table:table-cell>
          <table:table-cell table:number-columns-repeated="6"/>
          <table:table-cell table:formula="of:=[.$L$2]*[.B309]+[.$M$2]*[.C309]" office:value-type="float" office:value="-207.758216859243">
            <text:p>-207.7582168592</text:p>
          </table:table-cell>
          <table:table-cell/>
          <table:table-cell table:formula="of:=[.D309]*[.F30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5205357335">
            <text:p>0.5205357335</text:p>
          </table:table-cell>
          <table:table-cell office:value-type="float" office:value="4.0622395914">
            <text:p>4.062239591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0]*[.D310]*[.F310]" office:value-type="float" office:value="-0">
            <text:p>-0</text:p>
          </table:table-cell>
          <table:table-cell table:formula="of:=[.C310]*[.D310]*[.F310]" office:value-type="float" office:value="-0">
            <text:p>-0</text:p>
          </table:table-cell>
          <table:table-cell table:number-columns-repeated="6"/>
          <table:table-cell table:formula="of:=[.$L$2]*[.B310]+[.$M$2]*[.C310]" office:value-type="float" office:value="-186.171926688513">
            <text:p>-186.1719266885</text:p>
          </table:table-cell>
          <table:table-cell/>
          <table:table-cell table:formula="of:=[.D310]*[.F31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867306406">
            <text:p>1.4867306406</text:p>
          </table:table-cell>
          <table:table-cell office:value-type="float" office:value="5.1978835256">
            <text:p>5.197883525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1]*[.D311]*[.F311]" office:value-type="float" office:value="-0">
            <text:p>-0</text:p>
          </table:table-cell>
          <table:table-cell table:formula="of:=[.C311]*[.D311]*[.F311]" office:value-type="float" office:value="-0">
            <text:p>-0</text:p>
          </table:table-cell>
          <table:table-cell table:number-columns-repeated="6"/>
          <table:table-cell table:formula="of:=[.$L$2]*[.B311]+[.$M$2]*[.C311]" office:value-type="float" office:value="-191.749842490405">
            <text:p>-191.7498424904</text:p>
          </table:table-cell>
          <table:table-cell/>
          <table:table-cell table:formula="of:=[.D311]*[.F31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899609306">
            <text:p>2.5899609306</text:p>
          </table:table-cell>
          <table:table-cell office:value-type="float" office:value="4.5374294572">
            <text:p>4.537429457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2]*[.D312]*[.F312]" office:value-type="float" office:value="-0">
            <text:p>-0</text:p>
          </table:table-cell>
          <table:table-cell table:formula="of:=[.C312]*[.D312]*[.F312]" office:value-type="float" office:value="-0">
            <text:p>-0</text:p>
          </table:table-cell>
          <table:table-cell table:number-columns-repeated="6"/>
          <table:table-cell table:formula="of:=[.$L$2]*[.B312]+[.$M$2]*[.C312]" office:value-type="float" office:value="-94.221772260053">
            <text:p>-94.2217722601</text:p>
          </table:table-cell>
          <table:table-cell/>
          <table:table-cell table:formula="of:=[.D312]*[.F31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426406525">
            <text:p>1.7426406525</text:p>
          </table:table-cell>
          <table:table-cell office:value-type="float" office:value="4.418290702">
            <text:p>4.41829070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3]*[.D313]*[.F313]" office:value-type="float" office:value="-0">
            <text:p>-0</text:p>
          </table:table-cell>
          <table:table-cell table:formula="of:=[.C313]*[.D313]*[.F313]" office:value-type="float" office:value="-0">
            <text:p>-0</text:p>
          </table:table-cell>
          <table:table-cell table:number-columns-repeated="6"/>
          <table:table-cell table:formula="of:=[.$L$2]*[.B313]+[.$M$2]*[.C313]" office:value-type="float" office:value="-135.874547730099">
            <text:p>-135.8745477301</text:p>
          </table:table-cell>
          <table:table-cell/>
          <table:table-cell table:formula="of:=[.D313]*[.F31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231451398">
            <text:p>1.7231451398</text:p>
          </table:table-cell>
          <table:table-cell office:value-type="float" office:value="4.8126910336">
            <text:p>4.81269103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4]*[.D314]*[.F314]" office:value-type="float" office:value="-0">
            <text:p>-0</text:p>
          </table:table-cell>
          <table:table-cell table:formula="of:=[.C314]*[.D314]*[.F314]" office:value-type="float" office:value="-0">
            <text:p>-0</text:p>
          </table:table-cell>
          <table:table-cell table:number-columns-repeated="6"/>
          <table:table-cell table:formula="of:=[.$L$2]*[.B314]+[.$M$2]*[.C314]" office:value-type="float" office:value="-157.915358923559">
            <text:p>-157.9153589236</text:p>
          </table:table-cell>
          <table:table-cell/>
          <table:table-cell table:formula="of:=[.D314]*[.F31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772740104">
            <text:p>1.3772740104</text:p>
          </table:table-cell>
          <table:table-cell office:value-type="float" office:value="4.580031176">
            <text:p>4.5800311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5]*[.D315]*[.F315]" office:value-type="float" office:value="-0">
            <text:p>-0</text:p>
          </table:table-cell>
          <table:table-cell table:formula="of:=[.C315]*[.D315]*[.F315]" office:value-type="float" office:value="-0">
            <text:p>-0</text:p>
          </table:table-cell>
          <table:table-cell table:number-columns-repeated="6"/>
          <table:table-cell table:formula="of:=[.$L$2]*[.B315]+[.$M$2]*[.C315]" office:value-type="float" office:value="-165.148555687459">
            <text:p>-165.1485556875</text:p>
          </table:table-cell>
          <table:table-cell/>
          <table:table-cell table:formula="of:=[.D315]*[.F31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720435395">
            <text:p>2.0720435395</text:p>
          </table:table-cell>
          <table:table-cell office:value-type="float" office:value="4.998359132">
            <text:p>4.9983591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6]*[.D316]*[.F316]" office:value-type="float" office:value="-0">
            <text:p>-0</text:p>
          </table:table-cell>
          <table:table-cell table:formula="of:=[.C316]*[.D316]*[.F316]" office:value-type="float" office:value="-0">
            <text:p>-0</text:p>
          </table:table-cell>
          <table:table-cell table:number-columns-repeated="6"/>
          <table:table-cell table:formula="of:=[.$L$2]*[.B316]+[.$M$2]*[.C316]" office:value-type="float" office:value="-148.016171043218">
            <text:p>-148.0161710432</text:p>
          </table:table-cell>
          <table:table-cell/>
          <table:table-cell table:formula="of:=[.D316]*[.F31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852532416">
            <text:p>2.4852532416</text:p>
          </table:table-cell>
          <table:table-cell office:value-type="float" office:value="4.5250958749">
            <text:p>4.525095874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7]*[.D317]*[.F317]" office:value-type="float" office:value="-0">
            <text:p>-0</text:p>
          </table:table-cell>
          <table:table-cell table:formula="of:=[.C317]*[.D317]*[.F317]" office:value-type="float" office:value="-0">
            <text:p>-0</text:p>
          </table:table-cell>
          <table:table-cell table:number-columns-repeated="6"/>
          <table:table-cell table:formula="of:=[.$L$2]*[.B317]+[.$M$2]*[.C317]" office:value-type="float" office:value="-99.4958394697053">
            <text:p>-99.4958394697</text:p>
          </table:table-cell>
          <table:table-cell/>
          <table:table-cell table:formula="of:=[.D317]*[.F31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493699883">
            <text:p>2.1493699883</text:p>
          </table:table-cell>
          <table:table-cell office:value-type="float" office:value="4.6831789653">
            <text:p>4.683178965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8]*[.D318]*[.F318]" office:value-type="float" office:value="-0">
            <text:p>-0</text:p>
          </table:table-cell>
          <table:table-cell table:formula="of:=[.C318]*[.D318]*[.F318]" office:value-type="float" office:value="-0">
            <text:p>-0</text:p>
          </table:table-cell>
          <table:table-cell table:number-columns-repeated="6"/>
          <table:table-cell table:formula="of:=[.$L$2]*[.B318]+[.$M$2]*[.C318]" office:value-type="float" office:value="-126.906273079185">
            <text:p>-126.9062730792</text:p>
          </table:table-cell>
          <table:table-cell/>
          <table:table-cell table:formula="of:=[.D318]*[.F31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505867232">
            <text:p>2.2505867232</text:p>
          </table:table-cell>
          <table:table-cell office:value-type="float" office:value="4.841090915">
            <text:p>4.8410909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9]*[.D319]*[.F319]" office:value-type="float" office:value="-0">
            <text:p>-0</text:p>
          </table:table-cell>
          <table:table-cell table:formula="of:=[.C319]*[.D319]*[.F319]" office:value-type="float" office:value="-0">
            <text:p>-0</text:p>
          </table:table-cell>
          <table:table-cell table:number-columns-repeated="6"/>
          <table:table-cell table:formula="of:=[.$L$2]*[.B319]+[.$M$2]*[.C319]" office:value-type="float" office:value="-129.557968657558">
            <text:p>-129.5579686576</text:p>
          </table:table-cell>
          <table:table-cell/>
          <table:table-cell table:formula="of:=[.D319]*[.F31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52913774">
            <text:p>1.9652913774</text:p>
          </table:table-cell>
          <table:table-cell office:value-type="float" office:value="5.3430799269">
            <text:p>5.343079926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0]*[.D320]*[.F320]" office:value-type="float" office:value="-0">
            <text:p>-0</text:p>
          </table:table-cell>
          <table:table-cell table:formula="of:=[.C320]*[.D320]*[.F320]" office:value-type="float" office:value="-0">
            <text:p>-0</text:p>
          </table:table-cell>
          <table:table-cell table:number-columns-repeated="6"/>
          <table:table-cell table:formula="of:=[.$L$2]*[.B320]+[.$M$2]*[.C320]" office:value-type="float" office:value="-172.360401925445">
            <text:p>-172.3604019254</text:p>
          </table:table-cell>
          <table:table-cell/>
          <table:table-cell table:formula="of:=[.D320]*[.F32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34946956">
            <text:p>1.534946956</text:p>
          </table:table-cell>
          <table:table-cell office:value-type="float" office:value="4.8876210061">
            <text:p>4.887621006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1]*[.D321]*[.F321]" office:value-type="float" office:value="-0">
            <text:p>-0</text:p>
          </table:table-cell>
          <table:table-cell table:formula="of:=[.C321]*[.D321]*[.F321]" office:value-type="float" office:value="-0">
            <text:p>-0</text:p>
          </table:table-cell>
          <table:table-cell table:number-columns-repeated="6"/>
          <table:table-cell table:formula="of:=[.$L$2]*[.B321]+[.$M$2]*[.C321]" office:value-type="float" office:value="-172.549285945463">
            <text:p>-172.5492859455</text:p>
          </table:table-cell>
          <table:table-cell/>
          <table:table-cell table:formula="of:=[.D321]*[.F32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050376147">
            <text:p>1.9050376147</text:p>
          </table:table-cell>
          <table:table-cell office:value-type="float" office:value="4.8828390304">
            <text:p>4.88283903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2]*[.D322]*[.F322]" office:value-type="float" office:value="-0">
            <text:p>-0</text:p>
          </table:table-cell>
          <table:table-cell table:formula="of:=[.C322]*[.D322]*[.F322]" office:value-type="float" office:value="-0">
            <text:p>-0</text:p>
          </table:table-cell>
          <table:table-cell table:number-columns-repeated="6"/>
          <table:table-cell table:formula="of:=[.$L$2]*[.B322]+[.$M$2]*[.C322]" office:value-type="float" office:value="-151.340009008357">
            <text:p>-151.3400090084</text:p>
          </table:table-cell>
          <table:table-cell/>
          <table:table-cell table:formula="of:=[.D322]*[.F32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416569214">
            <text:p>1.4416569214</text:p>
          </table:table-cell>
          <table:table-cell office:value-type="float" office:value="5.2366508888">
            <text:p>5.236650888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3]*[.D323]*[.F323]" office:value-type="float" office:value="-0">
            <text:p>-0</text:p>
          </table:table-cell>
          <table:table-cell table:formula="of:=[.C323]*[.D323]*[.F323]" office:value-type="float" office:value="-0">
            <text:p>-0</text:p>
          </table:table-cell>
          <table:table-cell table:number-columns-repeated="6"/>
          <table:table-cell table:formula="of:=[.$L$2]*[.B323]+[.$M$2]*[.C323]" office:value-type="float" office:value="-196.360008746566">
            <text:p>-196.3600087466</text:p>
          </table:table-cell>
          <table:table-cell/>
          <table:table-cell table:formula="of:=[.D323]*[.F32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565259576">
            <text:p>1.3565259576</text:p>
          </table:table-cell>
          <table:table-cell office:value-type="float" office:value="5.5724248291">
            <text:p>5.572424829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4]*[.D324]*[.F324]" office:value-type="float" office:value="-0">
            <text:p>-0</text:p>
          </table:table-cell>
          <table:table-cell table:formula="of:=[.C324]*[.D324]*[.F324]" office:value-type="float" office:value="-0">
            <text:p>-0</text:p>
          </table:table-cell>
          <table:table-cell table:number-columns-repeated="6"/>
          <table:table-cell table:formula="of:=[.$L$2]*[.B324]+[.$M$2]*[.C324]" office:value-type="float" office:value="-219.005047349864">
            <text:p>-219.0050473499</text:p>
          </table:table-cell>
          <table:table-cell/>
          <table:table-cell table:formula="of:=[.D324]*[.F32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16084971">
            <text:p>1.4316084971</text:p>
          </table:table-cell>
          <table:table-cell office:value-type="float" office:value="4.5964696619">
            <text:p>4.59646966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5]*[.D325]*[.F325]" office:value-type="float" office:value="-0">
            <text:p>-0</text:p>
          </table:table-cell>
          <table:table-cell table:formula="of:=[.C325]*[.D325]*[.F325]" office:value-type="float" office:value="-0">
            <text:p>-0</text:p>
          </table:table-cell>
          <table:table-cell table:number-columns-repeated="6"/>
          <table:table-cell table:formula="of:=[.$L$2]*[.B325]+[.$M$2]*[.C325]" office:value-type="float" office:value="-162.944651135744">
            <text:p>-162.9446511357</text:p>
          </table:table-cell>
          <table:table-cell/>
          <table:table-cell table:formula="of:=[.D325]*[.F32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191616969">
            <text:p>2.0191616969</text:p>
          </table:table-cell>
          <table:table-cell office:value-type="float" office:value="3.8953055771">
            <text:p>3.89530557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6]*[.D326]*[.F326]" office:value-type="float" office:value="-0">
            <text:p>-0</text:p>
          </table:table-cell>
          <table:table-cell table:formula="of:=[.C326]*[.D326]*[.F326]" office:value-type="float" office:value="-0">
            <text:p>-0</text:p>
          </table:table-cell>
          <table:table-cell table:number-columns-repeated="6"/>
          <table:table-cell table:formula="of:=[.$L$2]*[.B326]+[.$M$2]*[.C326]" office:value-type="float" office:value="-92.4543479167432">
            <text:p>-92.4543479167</text:p>
          </table:table-cell>
          <table:table-cell/>
          <table:table-cell table:formula="of:=[.D326]*[.F32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028281393">
            <text:p>1.7028281393</text:p>
          </table:table-cell>
          <table:table-cell office:value-type="float" office:value="5.023667937">
            <text:p>5.02366793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7]*[.D327]*[.F327]" office:value-type="float" office:value="-0">
            <text:p>-0</text:p>
          </table:table-cell>
          <table:table-cell table:formula="of:=[.C327]*[.D327]*[.F327]" office:value-type="float" office:value="-0">
            <text:p>-0</text:p>
          </table:table-cell>
          <table:table-cell table:number-columns-repeated="6"/>
          <table:table-cell table:formula="of:=[.$L$2]*[.B327]+[.$M$2]*[.C327]" office:value-type="float" office:value="-170.265565191581">
            <text:p>-170.2655651916</text:p>
          </table:table-cell>
          <table:table-cell/>
          <table:table-cell table:formula="of:=[.D327]*[.F32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940651">
            <text:p>2.00940651</text:p>
          </table:table-cell>
          <table:table-cell office:value-type="float" office:value="3.7868935799">
            <text:p>3.786893579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8]*[.D328]*[.F328]" office:value-type="float" office:value="-0">
            <text:p>-0</text:p>
          </table:table-cell>
          <table:table-cell table:formula="of:=[.C328]*[.D328]*[.F328]" office:value-type="float" office:value="-0">
            <text:p>-0</text:p>
          </table:table-cell>
          <table:table-cell table:number-columns-repeated="6"/>
          <table:table-cell table:formula="of:=[.$L$2]*[.B328]+[.$M$2]*[.C328]" office:value-type="float" office:value="-87.2516078620579">
            <text:p>-87.2516078621</text:p>
          </table:table-cell>
          <table:table-cell/>
          <table:table-cell table:formula="of:=[.D328]*[.F32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657398557">
            <text:p>2.6657398557</text:p>
          </table:table-cell>
          <table:table-cell office:value-type="float" office:value="4.8742512315">
            <text:p>4.87425123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9]*[.D329]*[.F329]" office:value-type="float" office:value="-0">
            <text:p>-0</text:p>
          </table:table-cell>
          <table:table-cell table:formula="of:=[.C329]*[.D329]*[.F329]" office:value-type="float" office:value="-0">
            <text:p>-0</text:p>
          </table:table-cell>
          <table:table-cell table:number-columns-repeated="6"/>
          <table:table-cell table:formula="of:=[.$L$2]*[.B329]+[.$M$2]*[.C329]" office:value-type="float" office:value="-107.811330586538">
            <text:p>-107.8113305865</text:p>
          </table:table-cell>
          <table:table-cell/>
          <table:table-cell table:formula="of:=[.D329]*[.F32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788264689">
            <text:p>2.4788264689</text:p>
          </table:table-cell>
          <table:table-cell office:value-type="float" office:value="4.1303122266">
            <text:p>4.130312226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0]*[.D330]*[.F330]" office:value-type="float" office:value="-0">
            <text:p>-0</text:p>
          </table:table-cell>
          <table:table-cell table:formula="of:=[.C330]*[.D330]*[.F330]" office:value-type="float" office:value="-0">
            <text:p>-0</text:p>
          </table:table-cell>
          <table:table-cell table:number-columns-repeated="6"/>
          <table:table-cell table:formula="of:=[.$L$2]*[.B330]+[.$M$2]*[.C330]" office:value-type="float" office:value="-78.9024618932097">
            <text:p>-78.9024618932</text:p>
          </table:table-cell>
          <table:table-cell/>
          <table:table-cell table:formula="of:=[.D330]*[.F33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67494732">
            <text:p>1.4367494732</text:p>
          </table:table-cell>
          <table:table-cell office:value-type="float" office:value="3.9682106624">
            <text:p>3.968210662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1]*[.D331]*[.F331]" office:value-type="float" office:value="-0">
            <text:p>-0</text:p>
          </table:table-cell>
          <table:table-cell table:formula="of:=[.C331]*[.D331]*[.F331]" office:value-type="float" office:value="-0">
            <text:p>-0</text:p>
          </table:table-cell>
          <table:table-cell table:number-columns-repeated="6"/>
          <table:table-cell table:formula="of:=[.$L$2]*[.B331]+[.$M$2]*[.C331]" office:value-type="float" office:value="-129.30213021723">
            <text:p>-129.3021302172</text:p>
          </table:table-cell>
          <table:table-cell/>
          <table:table-cell table:formula="of:=[.D331]*[.F33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573398909">
            <text:p>1.8573398909</text:p>
          </table:table-cell>
          <table:table-cell office:value-type="float" office:value="4.7561679262">
            <text:p>4.756167926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2]*[.D332]*[.F332]" office:value-type="float" office:value="-0">
            <text:p>-0</text:p>
          </table:table-cell>
          <table:table-cell table:formula="of:=[.C332]*[.D332]*[.F332]" office:value-type="float" office:value="-0">
            <text:p>-0</text:p>
          </table:table-cell>
          <table:table-cell table:number-columns-repeated="6"/>
          <table:table-cell table:formula="of:=[.$L$2]*[.B332]+[.$M$2]*[.C332]" office:value-type="float" office:value="-147.316373337298">
            <text:p>-147.3163733373</text:p>
          </table:table-cell>
          <table:table-cell/>
          <table:table-cell table:formula="of:=[.D332]*[.F33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229729361">
            <text:p>2.6229729361</text:p>
          </table:table-cell>
          <table:table-cell office:value-type="float" office:value="4.580812834">
            <text:p>4.58081283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3]*[.D333]*[.F333]" office:value-type="float" office:value="-0">
            <text:p>-0</text:p>
          </table:table-cell>
          <table:table-cell table:formula="of:=[.C333]*[.D333]*[.F333]" office:value-type="float" office:value="-0">
            <text:p>-0</text:p>
          </table:table-cell>
          <table:table-cell table:number-columns-repeated="6"/>
          <table:table-cell table:formula="of:=[.$L$2]*[.B333]+[.$M$2]*[.C333]" office:value-type="float" office:value="-94.6555801858417">
            <text:p>-94.6555801858</text:p>
          </table:table-cell>
          <table:table-cell/>
          <table:table-cell table:formula="of:=[.D333]*[.F33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896633117">
            <text:p>1.2896633117</text:p>
          </table:table-cell>
          <table:table-cell office:value-type="float" office:value="4.2308549395">
            <text:p>4.230854939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4]*[.D334]*[.F334]" office:value-type="float" office:value="-0">
            <text:p>-0</text:p>
          </table:table-cell>
          <table:table-cell table:formula="of:=[.C334]*[.D334]*[.F334]" office:value-type="float" office:value="-0">
            <text:p>-0</text:p>
          </table:table-cell>
          <table:table-cell table:number-columns-repeated="6"/>
          <table:table-cell table:formula="of:=[.$L$2]*[.B334]+[.$M$2]*[.C334]" office:value-type="float" office:value="-151.573098372142">
            <text:p>-151.5730983721</text:p>
          </table:table-cell>
          <table:table-cell/>
          <table:table-cell table:formula="of:=[.D334]*[.F33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716165932">
            <text:p>1.5716165932</text:p>
          </table:table-cell>
          <table:table-cell office:value-type="float" office:value="4.850956541">
            <text:p>4.85095654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5]*[.D335]*[.F335]" office:value-type="float" office:value="-0">
            <text:p>-0</text:p>
          </table:table-cell>
          <table:table-cell table:formula="of:=[.C335]*[.D335]*[.F335]" office:value-type="float" office:value="-0">
            <text:p>-0</text:p>
          </table:table-cell>
          <table:table-cell table:number-columns-repeated="6"/>
          <table:table-cell table:formula="of:=[.$L$2]*[.B335]+[.$M$2]*[.C335]" office:value-type="float" office:value="-168.52661237284">
            <text:p>-168.5266123728</text:p>
          </table:table-cell>
          <table:table-cell/>
          <table:table-cell table:formula="of:=[.D335]*[.F33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882185553">
            <text:p>0.9882185553</text:p>
          </table:table-cell>
          <table:table-cell office:value-type="float" office:value="4.9478283036">
            <text:p>4.94782830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6]*[.D336]*[.F336]" office:value-type="float" office:value="-0">
            <text:p>-0</text:p>
          </table:table-cell>
          <table:table-cell table:formula="of:=[.C336]*[.D336]*[.F336]" office:value-type="float" office:value="-0">
            <text:p>-0</text:p>
          </table:table-cell>
          <table:table-cell table:number-columns-repeated="6"/>
          <table:table-cell table:formula="of:=[.$L$2]*[.B336]+[.$M$2]*[.C336]" office:value-type="float" office:value="-206.702496258318">
            <text:p>-206.7024962583</text:p>
          </table:table-cell>
          <table:table-cell/>
          <table:table-cell table:formula="of:=[.D336]*[.F33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02094527">
            <text:p>1.4302094527</text:p>
          </table:table-cell>
          <table:table-cell office:value-type="float" office:value="4.5913086726">
            <text:p>4.591308672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7]*[.D337]*[.F337]" office:value-type="float" office:value="-0">
            <text:p>-0</text:p>
          </table:table-cell>
          <table:table-cell table:formula="of:=[.C337]*[.D337]*[.F337]" office:value-type="float" office:value="-0">
            <text:p>-0</text:p>
          </table:table-cell>
          <table:table-cell table:number-columns-repeated="6"/>
          <table:table-cell table:formula="of:=[.$L$2]*[.B337]+[.$M$2]*[.C337]" office:value-type="float" office:value="-162.749894834784">
            <text:p>-162.7498948348</text:p>
          </table:table-cell>
          <table:table-cell/>
          <table:table-cell table:formula="of:=[.D337]*[.F33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8610026943">
            <text:p>2.8610026943</text:p>
          </table:table-cell>
          <table:table-cell office:value-type="float" office:value="4.1347483213">
            <text:p>4.13474832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8]*[.D338]*[.F338]" office:value-type="float" office:value="-0">
            <text:p>-0</text:p>
          </table:table-cell>
          <table:table-cell table:formula="of:=[.C338]*[.D338]*[.F338]" office:value-type="float" office:value="-0">
            <text:p>-0</text:p>
          </table:table-cell>
          <table:table-cell table:number-columns-repeated="6"/>
          <table:table-cell table:formula="of:=[.$L$2]*[.B338]+[.$M$2]*[.C338]" office:value-type="float" office:value="-57.4982167251619">
            <text:p>-57.4982167252</text:p>
          </table:table-cell>
          <table:table-cell/>
          <table:table-cell table:formula="of:=[.D338]*[.F33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939705881">
            <text:p>1.6939705881</text:p>
          </table:table-cell>
          <table:table-cell office:value-type="float" office:value="4.4524435712">
            <text:p>4.45244357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9]*[.D339]*[.F339]" office:value-type="float" office:value="-0">
            <text:p>-0</text:p>
          </table:table-cell>
          <table:table-cell table:formula="of:=[.C339]*[.D339]*[.F339]" office:value-type="float" office:value="-0">
            <text:p>-0</text:p>
          </table:table-cell>
          <table:table-cell table:number-columns-repeated="6"/>
          <table:table-cell table:formula="of:=[.$L$2]*[.B339]+[.$M$2]*[.C339]" office:value-type="float" office:value="-140.443385104835">
            <text:p>-140.4433851048</text:p>
          </table:table-cell>
          <table:table-cell/>
          <table:table-cell table:formula="of:=[.D339]*[.F33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987751369">
            <text:p>1.2987751369</text:p>
          </table:table-cell>
          <table:table-cell office:value-type="float" office:value="5.1455983545">
            <text:p>5.145598354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0]*[.D340]*[.F340]" office:value-type="float" office:value="-0">
            <text:p>-0</text:p>
          </table:table-cell>
          <table:table-cell table:formula="of:=[.C340]*[.D340]*[.F340]" office:value-type="float" office:value="-0">
            <text:p>-0</text:p>
          </table:table-cell>
          <table:table-cell table:number-columns-repeated="6"/>
          <table:table-cell table:formula="of:=[.$L$2]*[.B340]+[.$M$2]*[.C340]" office:value-type="float" office:value="-199.61675224397">
            <text:p>-199.616752244</text:p>
          </table:table-cell>
          <table:table-cell/>
          <table:table-cell table:formula="of:=[.D340]*[.F34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6974922701">
            <text:p>0.6974922701</text:p>
          </table:table-cell>
          <table:table-cell office:value-type="float" office:value="4.6376096504">
            <text:p>4.63760965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1]*[.D341]*[.F341]" office:value-type="float" office:value="-0">
            <text:p>-0</text:p>
          </table:table-cell>
          <table:table-cell table:formula="of:=[.C341]*[.D341]*[.F341]" office:value-type="float" office:value="-0">
            <text:p>-0</text:p>
          </table:table-cell>
          <table:table-cell table:number-columns-repeated="6"/>
          <table:table-cell table:formula="of:=[.$L$2]*[.B341]+[.$M$2]*[.C341]" office:value-type="float" office:value="-206.696013880984">
            <text:p>-206.696013881</text:p>
          </table:table-cell>
          <table:table-cell/>
          <table:table-cell table:formula="of:=[.D341]*[.F34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3191785741">
            <text:p>0.3191785741</text:p>
          </table:table-cell>
          <table:table-cell office:value-type="float" office:value="3.7169203883">
            <text:p>3.716920388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2]*[.D342]*[.F342]" office:value-type="float" office:value="-0">
            <text:p>-0</text:p>
          </table:table-cell>
          <table:table-cell table:formula="of:=[.C342]*[.D342]*[.F342]" office:value-type="float" office:value="-0">
            <text:p>-0</text:p>
          </table:table-cell>
          <table:table-cell table:number-columns-repeated="6"/>
          <table:table-cell table:formula="of:=[.$L$2]*[.B342]+[.$M$2]*[.C342]" office:value-type="float" office:value="-179.241820083837">
            <text:p>-179.2418200838</text:p>
          </table:table-cell>
          <table:table-cell/>
          <table:table-cell table:formula="of:=[.D342]*[.F34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36443107">
            <text:p>1.936443107</text:p>
          </table:table-cell>
          <table:table-cell office:value-type="float" office:value="5.7210946926">
            <text:p>5.721094692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3]*[.D343]*[.F343]" office:value-type="float" office:value="-0">
            <text:p>-0</text:p>
          </table:table-cell>
          <table:table-cell table:formula="of:=[.C343]*[.D343]*[.F343]" office:value-type="float" office:value="-0">
            <text:p>-0</text:p>
          </table:table-cell>
          <table:table-cell table:number-columns-repeated="6"/>
          <table:table-cell table:formula="of:=[.$L$2]*[.B343]+[.$M$2]*[.C343]" office:value-type="float" office:value="-194.060953236846">
            <text:p>-194.0609532368</text:p>
          </table:table-cell>
          <table:table-cell/>
          <table:table-cell table:formula="of:=[.D343]*[.F34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890663455">
            <text:p>1.5890663455</text:p>
          </table:table-cell>
          <table:table-cell office:value-type="float" office:value="4.8122257628">
            <text:p>4.812225762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4]*[.D344]*[.F344]" office:value-type="float" office:value="-0">
            <text:p>-0</text:p>
          </table:table-cell>
          <table:table-cell table:formula="of:=[.C344]*[.D344]*[.F344]" office:value-type="float" office:value="-0">
            <text:p>-0</text:p>
          </table:table-cell>
          <table:table-cell table:number-columns-repeated="6"/>
          <table:table-cell table:formula="of:=[.$L$2]*[.B344]+[.$M$2]*[.C344]" office:value-type="float" office:value="-165.482523714809">
            <text:p>-165.4825237148</text:p>
          </table:table-cell>
          <table:table-cell/>
          <table:table-cell table:formula="of:=[.D344]*[.F34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95588472">
            <text:p>1.495588472</text:p>
          </table:table-cell>
          <table:table-cell office:value-type="float" office:value="4.5782862906">
            <text:p>4.578286290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5]*[.D345]*[.F345]" office:value-type="float" office:value="-0">
            <text:p>-0</text:p>
          </table:table-cell>
          <table:table-cell table:formula="of:=[.C345]*[.D345]*[.F345]" office:value-type="float" office:value="-0">
            <text:p>-0</text:p>
          </table:table-cell>
          <table:table-cell table:number-columns-repeated="6"/>
          <table:table-cell table:formula="of:=[.$L$2]*[.B345]+[.$M$2]*[.C345]" office:value-type="float" office:value="-158.356678152485">
            <text:p>-158.3566781525</text:p>
          </table:table-cell>
          <table:table-cell/>
          <table:table-cell table:formula="of:=[.D345]*[.F34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076390073">
            <text:p>1.4076390073</text:p>
          </table:table-cell>
          <table:table-cell office:value-type="float" office:value="4.0084857948">
            <text:p>4.00848579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6]*[.D346]*[.F346]" office:value-type="float" office:value="-0">
            <text:p>-0</text:p>
          </table:table-cell>
          <table:table-cell table:formula="of:=[.C346]*[.D346]*[.F346]" office:value-type="float" office:value="-0">
            <text:p>-0</text:p>
          </table:table-cell>
          <table:table-cell table:number-columns-repeated="6"/>
          <table:table-cell table:formula="of:=[.$L$2]*[.B346]+[.$M$2]*[.C346]" office:value-type="float" office:value="-133.08845930767">
            <text:p>-133.0884593077</text:p>
          </table:table-cell>
          <table:table-cell/>
          <table:table-cell table:formula="of:=[.D346]*[.F34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720254004">
            <text:p>1.8720254004</text:p>
          </table:table-cell>
          <table:table-cell office:value-type="float" office:value="4.5991756699">
            <text:p>4.599175669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7]*[.D347]*[.F347]" office:value-type="float" office:value="-0">
            <text:p>-0</text:p>
          </table:table-cell>
          <table:table-cell table:formula="of:=[.C347]*[.D347]*[.F347]" office:value-type="float" office:value="-0">
            <text:p>-0</text:p>
          </table:table-cell>
          <table:table-cell table:number-columns-repeated="6"/>
          <table:table-cell table:formula="of:=[.$L$2]*[.B347]+[.$M$2]*[.C347]" office:value-type="float" office:value="-138.150836192678">
            <text:p>-138.1508361927</text:p>
          </table:table-cell>
          <table:table-cell/>
          <table:table-cell table:formula="of:=[.D347]*[.F34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614677065">
            <text:p>1.6614677065</text:p>
          </table:table-cell>
          <table:table-cell office:value-type="float" office:value="4.4436137552">
            <text:p>4.443613755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8]*[.D348]*[.F348]" office:value-type="float" office:value="-0">
            <text:p>-0</text:p>
          </table:table-cell>
          <table:table-cell table:formula="of:=[.C348]*[.D348]*[.F348]" office:value-type="float" office:value="-0">
            <text:p>-0</text:p>
          </table:table-cell>
          <table:table-cell table:number-columns-repeated="6"/>
          <table:table-cell table:formula="of:=[.$L$2]*[.B348]+[.$M$2]*[.C348]" office:value-type="float" office:value="-141.815041495883">
            <text:p>-141.8150414959</text:p>
          </table:table-cell>
          <table:table-cell/>
          <table:table-cell table:formula="of:=[.D348]*[.F34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937872648">
            <text:p>1.0937872648</text:p>
          </table:table-cell>
          <table:table-cell office:value-type="float" office:value="4.4060679487">
            <text:p>4.406067948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9]*[.D349]*[.F349]" office:value-type="float" office:value="-0">
            <text:p>-0</text:p>
          </table:table-cell>
          <table:table-cell table:formula="of:=[.C349]*[.D349]*[.F349]" office:value-type="float" office:value="-0">
            <text:p>-0</text:p>
          </table:table-cell>
          <table:table-cell table:number-columns-repeated="6"/>
          <table:table-cell table:formula="of:=[.$L$2]*[.B349]+[.$M$2]*[.C349]" office:value-type="float" office:value="-171.96533696433">
            <text:p>-171.9653369643</text:p>
          </table:table-cell>
          <table:table-cell/>
          <table:table-cell table:formula="of:=[.D349]*[.F34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952106332">
            <text:p>0.9952106332</text:p>
          </table:table-cell>
          <table:table-cell office:value-type="float" office:value="4.5647317456">
            <text:p>4.564731745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0]*[.D350]*[.F350]" office:value-type="float" office:value="-0">
            <text:p>-0</text:p>
          </table:table-cell>
          <table:table-cell table:formula="of:=[.C350]*[.D350]*[.F350]" office:value-type="float" office:value="-0">
            <text:p>-0</text:p>
          </table:table-cell>
          <table:table-cell table:number-columns-repeated="6"/>
          <table:table-cell table:formula="of:=[.$L$2]*[.B350]+[.$M$2]*[.C350]" office:value-type="float" office:value="-185.969725799256">
            <text:p>-185.9697257993</text:p>
          </table:table-cell>
          <table:table-cell/>
          <table:table-cell table:formula="of:=[.D350]*[.F35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865725113">
            <text:p>1.1865725113</text:p>
          </table:table-cell>
          <table:table-cell office:value-type="float" office:value="5.2354495505">
            <text:p>5.235449550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1]*[.D351]*[.F351]" office:value-type="float" office:value="-0">
            <text:p>-0</text:p>
          </table:table-cell>
          <table:table-cell table:formula="of:=[.C351]*[.D351]*[.F351]" office:value-type="float" office:value="-0">
            <text:p>-0</text:p>
          </table:table-cell>
          <table:table-cell table:number-columns-repeated="6"/>
          <table:table-cell table:formula="of:=[.$L$2]*[.B351]+[.$M$2]*[.C351]" office:value-type="float" office:value="-210.739728138729">
            <text:p>-210.7397281387</text:p>
          </table:table-cell>
          <table:table-cell/>
          <table:table-cell table:formula="of:=[.D351]*[.F35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2588575574">
            <text:p>0.2588575574</text:p>
          </table:table-cell>
          <table:table-cell office:value-type="float" office:value="4.8189909261">
            <text:p>4.818990926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2]*[.D352]*[.F352]" office:value-type="float" office:value="-0">
            <text:p>-0</text:p>
          </table:table-cell>
          <table:table-cell table:formula="of:=[.C352]*[.D352]*[.F352]" office:value-type="float" office:value="-0">
            <text:p>-0</text:p>
          </table:table-cell>
          <table:table-cell table:number-columns-repeated="6"/>
          <table:table-cell table:formula="of:=[.$L$2]*[.B352]+[.$M$2]*[.C352]" office:value-type="float" office:value="-241.161277529176">
            <text:p>-241.1612775292</text:p>
          </table:table-cell>
          <table:table-cell/>
          <table:table-cell table:formula="of:=[.D352]*[.F35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00907276">
            <text:p>2.100907276</text:p>
          </table:table-cell>
          <table:table-cell office:value-type="float" office:value="4.3801644491">
            <text:p>4.380164449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3]*[.D353]*[.F353]" office:value-type="float" office:value="-0">
            <text:p>-0</text:p>
          </table:table-cell>
          <table:table-cell table:formula="of:=[.C353]*[.D353]*[.F353]" office:value-type="float" office:value="-0">
            <text:p>-0</text:p>
          </table:table-cell>
          <table:table-cell table:number-columns-repeated="6"/>
          <table:table-cell table:formula="of:=[.$L$2]*[.B353]+[.$M$2]*[.C353]" office:value-type="float" office:value="-113.564679368914">
            <text:p>-113.5646793689</text:p>
          </table:table-cell>
          <table:table-cell/>
          <table:table-cell table:formula="of:=[.D353]*[.F35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784296287">
            <text:p>1.9784296287</text:p>
          </table:table-cell>
          <table:table-cell office:value-type="float" office:value="5.4350325414">
            <text:p>5.435032541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4]*[.D354]*[.F354]" office:value-type="float" office:value="-0">
            <text:p>-0</text:p>
          </table:table-cell>
          <table:table-cell table:formula="of:=[.C354]*[.D354]*[.F354]" office:value-type="float" office:value="-0">
            <text:p>-0</text:p>
          </table:table-cell>
          <table:table-cell table:number-columns-repeated="6"/>
          <table:table-cell table:formula="of:=[.$L$2]*[.B354]+[.$M$2]*[.C354]" office:value-type="float" office:value="-176.49783061001">
            <text:p>-176.49783061</text:p>
          </table:table-cell>
          <table:table-cell/>
          <table:table-cell table:formula="of:=[.D354]*[.F35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670124495">
            <text:p>1.6670124495</text:p>
          </table:table-cell>
          <table:table-cell office:value-type="float" office:value="4.4748041057">
            <text:p>4.474804105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5]*[.D355]*[.F355]" office:value-type="float" office:value="-0">
            <text:p>-0</text:p>
          </table:table-cell>
          <table:table-cell table:formula="of:=[.C355]*[.D355]*[.F355]" office:value-type="float" office:value="-0">
            <text:p>-0</text:p>
          </table:table-cell>
          <table:table-cell table:number-columns-repeated="6"/>
          <table:table-cell table:formula="of:=[.$L$2]*[.B355]+[.$M$2]*[.C355]" office:value-type="float" office:value="-143.156839332805">
            <text:p>-143.1568393328</text:p>
          </table:table-cell>
          <table:table-cell/>
          <table:table-cell table:formula="of:=[.D355]*[.F35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845303096">
            <text:p>2.3845303096</text:p>
          </table:table-cell>
          <table:table-cell office:value-type="float" office:value="4.4090116192">
            <text:p>4.40901161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6]*[.D356]*[.F356]" office:value-type="float" office:value="-0">
            <text:p>-0</text:p>
          </table:table-cell>
          <table:table-cell table:formula="of:=[.C356]*[.D356]*[.F356]" office:value-type="float" office:value="-0">
            <text:p>-0</text:p>
          </table:table-cell>
          <table:table-cell table:number-columns-repeated="6"/>
          <table:table-cell table:formula="of:=[.$L$2]*[.B356]+[.$M$2]*[.C356]" office:value-type="float" office:value="-99.0366265254359">
            <text:p>-99.0366265254</text:p>
          </table:table-cell>
          <table:table-cell/>
          <table:table-cell table:formula="of:=[.D356]*[.F35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857978765">
            <text:p>1.3857978765</text:p>
          </table:table-cell>
          <table:table-cell office:value-type="float" office:value="4.5141918136">
            <text:p>4.51419181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7]*[.D357]*[.F357]" office:value-type="float" office:value="-0">
            <text:p>-0</text:p>
          </table:table-cell>
          <table:table-cell table:formula="of:=[.C357]*[.D357]*[.F357]" office:value-type="float" office:value="-0">
            <text:p>-0</text:p>
          </table:table-cell>
          <table:table-cell table:number-columns-repeated="6"/>
          <table:table-cell table:formula="of:=[.$L$2]*[.B357]+[.$M$2]*[.C357]" office:value-type="float" office:value="-161.170800151989">
            <text:p>-161.170800152</text:p>
          </table:table-cell>
          <table:table-cell/>
          <table:table-cell table:formula="of:=[.D357]*[.F35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483279714">
            <text:p>1.1483279714</text:p>
          </table:table-cell>
          <table:table-cell office:value-type="float" office:value="4.2101439146">
            <text:p>4.210143914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8]*[.D358]*[.F358]" office:value-type="float" office:value="-0">
            <text:p>-0</text:p>
          </table:table-cell>
          <table:table-cell table:formula="of:=[.C358]*[.D358]*[.F358]" office:value-type="float" office:value="-0">
            <text:p>-0</text:p>
          </table:table-cell>
          <table:table-cell table:number-columns-repeated="6"/>
          <table:table-cell table:formula="of:=[.$L$2]*[.B358]+[.$M$2]*[.C358]" office:value-type="float" office:value="-158.476390813142">
            <text:p>-158.4763908131</text:p>
          </table:table-cell>
          <table:table-cell/>
          <table:table-cell table:formula="of:=[.D358]*[.F35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723260413">
            <text:p>2.5723260413</text:p>
          </table:table-cell>
          <table:table-cell office:value-type="float" office:value="5.3315820904">
            <text:p>5.33158209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9]*[.D359]*[.F359]" office:value-type="float" office:value="-0">
            <text:p>-0</text:p>
          </table:table-cell>
          <table:table-cell table:formula="of:=[.C359]*[.D359]*[.F359]" office:value-type="float" office:value="-0">
            <text:p>-0</text:p>
          </table:table-cell>
          <table:table-cell table:number-columns-repeated="6"/>
          <table:table-cell table:formula="of:=[.$L$2]*[.B359]+[.$M$2]*[.C359]" office:value-type="float" office:value="-137.378270702223">
            <text:p>-137.3782707022</text:p>
          </table:table-cell>
          <table:table-cell/>
          <table:table-cell table:formula="of:=[.D359]*[.F35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189371539">
            <text:p>2.3189371539</text:p>
          </table:table-cell>
          <table:table-cell office:value-type="float" office:value="3.8483843071">
            <text:p>3.84838430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0]*[.D360]*[.F360]" office:value-type="float" office:value="-0">
            <text:p>-0</text:p>
          </table:table-cell>
          <table:table-cell table:formula="of:=[.C360]*[.D360]*[.F360]" office:value-type="float" office:value="-0">
            <text:p>-0</text:p>
          </table:table-cell>
          <table:table-cell table:number-columns-repeated="6"/>
          <table:table-cell table:formula="of:=[.$L$2]*[.B360]+[.$M$2]*[.C360]" office:value-type="float" office:value="-72.9895024786615">
            <text:p>-72.9895024787</text:p>
          </table:table-cell>
          <table:table-cell/>
          <table:table-cell table:formula="of:=[.D360]*[.F36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139199263">
            <text:p>1.8139199263</text:p>
          </table:table-cell>
          <table:table-cell office:value-type="float" office:value="4.145390141">
            <text:p>4.14539014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1]*[.D361]*[.F361]" office:value-type="float" office:value="-0">
            <text:p>-0</text:p>
          </table:table-cell>
          <table:table-cell table:formula="of:=[.C361]*[.D361]*[.F361]" office:value-type="float" office:value="-0">
            <text:p>-0</text:p>
          </table:table-cell>
          <table:table-cell table:number-columns-repeated="6"/>
          <table:table-cell table:formula="of:=[.$L$2]*[.B361]+[.$M$2]*[.C361]" office:value-type="float" office:value="-117.35148825232">
            <text:p>-117.3514882523</text:p>
          </table:table-cell>
          <table:table-cell/>
          <table:table-cell table:formula="of:=[.D361]*[.F36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074696541">
            <text:p>2.4074696541</text:p>
          </table:table-cell>
          <table:table-cell office:value-type="float" office:value="4.2879014886">
            <text:p>4.287901488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2]*[.D362]*[.F362]" office:value-type="float" office:value="-0">
            <text:p>-0</text:p>
          </table:table-cell>
          <table:table-cell table:formula="of:=[.C362]*[.D362]*[.F362]" office:value-type="float" office:value="-0">
            <text:p>-0</text:p>
          </table:table-cell>
          <table:table-cell table:number-columns-repeated="6"/>
          <table:table-cell table:formula="of:=[.$L$2]*[.B362]+[.$M$2]*[.C362]" office:value-type="float" office:value="-91.3085570190753">
            <text:p>-91.3085570191</text:p>
          </table:table-cell>
          <table:table-cell/>
          <table:table-cell table:formula="of:=[.D362]*[.F36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019837151">
            <text:p>2.3019837151</text:p>
          </table:table-cell>
          <table:table-cell office:value-type="float" office:value="4.0093622644">
            <text:p>4.009362264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3]*[.D363]*[.F363]" office:value-type="float" office:value="-0">
            <text:p>-0</text:p>
          </table:table-cell>
          <table:table-cell table:formula="of:=[.C363]*[.D363]*[.F363]" office:value-type="float" office:value="-0">
            <text:p>-0</text:p>
          </table:table-cell>
          <table:table-cell table:number-columns-repeated="6"/>
          <table:table-cell table:formula="of:=[.$L$2]*[.B363]+[.$M$2]*[.C363]" office:value-type="float" office:value="-82.4950380615376">
            <text:p>-82.4950380615</text:p>
          </table:table-cell>
          <table:table-cell/>
          <table:table-cell table:formula="of:=[.D363]*[.F36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28994253">
            <text:p>2.228994253</text:p>
          </table:table-cell>
          <table:table-cell office:value-type="float" office:value="4.5027064805">
            <text:p>4.502706480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4]*[.D364]*[.F364]" office:value-type="float" office:value="-0">
            <text:p>-0</text:p>
          </table:table-cell>
          <table:table-cell table:formula="of:=[.C364]*[.D364]*[.F364]" office:value-type="float" office:value="-0">
            <text:p>-0</text:p>
          </table:table-cell>
          <table:table-cell table:number-columns-repeated="6"/>
          <table:table-cell table:formula="of:=[.$L$2]*[.B364]+[.$M$2]*[.C364]" office:value-type="float" office:value="-112.817288331359">
            <text:p>-112.8172883314</text:p>
          </table:table-cell>
          <table:table-cell/>
          <table:table-cell table:formula="of:=[.D364]*[.F36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40644438">
            <text:p>1.9640644438</text:p>
          </table:table-cell>
          <table:table-cell office:value-type="float" office:value="4.924288938">
            <text:p>4.92428893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5]*[.D365]*[.F365]" office:value-type="float" office:value="-0">
            <text:p>-0</text:p>
          </table:table-cell>
          <table:table-cell table:formula="of:=[.C365]*[.D365]*[.F365]" office:value-type="float" office:value="-0">
            <text:p>-0</text:p>
          </table:table-cell>
          <table:table-cell table:number-columns-repeated="6"/>
          <table:table-cell table:formula="of:=[.$L$2]*[.B365]+[.$M$2]*[.C365]" office:value-type="float" office:value="-150.198155905109">
            <text:p>-150.1981559051</text:p>
          </table:table-cell>
          <table:table-cell/>
          <table:table-cell table:formula="of:=[.D365]*[.F36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954389044">
            <text:p>1.1954389044</text:p>
          </table:table-cell>
          <table:table-cell office:value-type="float" office:value="4.1345698036">
            <text:p>4.13456980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6]*[.D366]*[.F366]" office:value-type="float" office:value="-0">
            <text:p>-0</text:p>
          </table:table-cell>
          <table:table-cell table:formula="of:=[.C366]*[.D366]*[.F366]" office:value-type="float" office:value="-0">
            <text:p>-0</text:p>
          </table:table-cell>
          <table:table-cell table:number-columns-repeated="6"/>
          <table:table-cell table:formula="of:=[.$L$2]*[.B366]+[.$M$2]*[.C366]" office:value-type="float" office:value="-151.796968974536">
            <text:p>-151.7969689745</text:p>
          </table:table-cell>
          <table:table-cell/>
          <table:table-cell table:formula="of:=[.D366]*[.F36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496720665">
            <text:p>2.3496720665</text:p>
          </table:table-cell>
          <table:table-cell office:value-type="float" office:value="4.7261373165">
            <text:p>4.726137316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7]*[.D367]*[.F367]" office:value-type="float" office:value="-0">
            <text:p>-0</text:p>
          </table:table-cell>
          <table:table-cell table:formula="of:=[.C367]*[.D367]*[.F367]" office:value-type="float" office:value="-0">
            <text:p>-0</text:p>
          </table:table-cell>
          <table:table-cell table:number-columns-repeated="6"/>
          <table:table-cell table:formula="of:=[.$L$2]*[.B367]+[.$M$2]*[.C367]" office:value-type="float" office:value="-117.845151922092">
            <text:p>-117.8451519221</text:p>
          </table:table-cell>
          <table:table-cell/>
          <table:table-cell table:formula="of:=[.D367]*[.F36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42385558">
            <text:p>2.1242385558</text:p>
          </table:table-cell>
          <table:table-cell office:value-type="float" office:value="3.6788930818">
            <text:p>3.678893081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8]*[.D368]*[.F368]" office:value-type="float" office:value="-0">
            <text:p>-0</text:p>
          </table:table-cell>
          <table:table-cell table:formula="of:=[.C368]*[.D368]*[.F368]" office:value-type="float" office:value="-0">
            <text:p>-0</text:p>
          </table:table-cell>
          <table:table-cell table:number-columns-repeated="6"/>
          <table:table-cell table:formula="of:=[.$L$2]*[.B368]+[.$M$2]*[.C368]" office:value-type="float" office:value="-75.0162835734029">
            <text:p>-75.0162835734</text:p>
          </table:table-cell>
          <table:table-cell/>
          <table:table-cell table:formula="of:=[.D368]*[.F36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43474552">
            <text:p>1.4343474552</text:p>
          </table:table-cell>
          <table:table-cell office:value-type="float" office:value="4.2359460635">
            <text:p>4.235946063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9]*[.D369]*[.F369]" office:value-type="float" office:value="-0">
            <text:p>-0</text:p>
          </table:table-cell>
          <table:table-cell table:formula="of:=[.C369]*[.D369]*[.F369]" office:value-type="float" office:value="-0">
            <text:p>-0</text:p>
          </table:table-cell>
          <table:table-cell table:number-columns-repeated="6"/>
          <table:table-cell table:formula="of:=[.$L$2]*[.B369]+[.$M$2]*[.C369]" office:value-type="float" office:value="-143.650998801459">
            <text:p>-143.6509988015</text:p>
          </table:table-cell>
          <table:table-cell/>
          <table:table-cell table:formula="of:=[.D369]*[.F36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282376395">
            <text:p>2.3282376395</text:p>
          </table:table-cell>
          <table:table-cell office:value-type="float" office:value="4.036687458">
            <text:p>4.03668745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0]*[.D370]*[.F370]" office:value-type="float" office:value="-0">
            <text:p>-0</text:p>
          </table:table-cell>
          <table:table-cell table:formula="of:=[.C370]*[.D370]*[.F370]" office:value-type="float" office:value="-0">
            <text:p>-0</text:p>
          </table:table-cell>
          <table:table-cell table:number-columns-repeated="6"/>
          <table:table-cell table:formula="of:=[.$L$2]*[.B370]+[.$M$2]*[.C370]" office:value-type="float" office:value="-82.4590485393223">
            <text:p>-82.4590485393</text:p>
          </table:table-cell>
          <table:table-cell/>
          <table:table-cell table:formula="of:=[.D370]*[.F37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485879271">
            <text:p>1.5485879271</text:p>
          </table:table-cell>
          <table:table-cell office:value-type="float" office:value="4.5722336084">
            <text:p>4.572233608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1]*[.D371]*[.F371]" office:value-type="float" office:value="-0">
            <text:p>-0</text:p>
          </table:table-cell>
          <table:table-cell table:formula="of:=[.C371]*[.D371]*[.F371]" office:value-type="float" office:value="-0">
            <text:p>-0</text:p>
          </table:table-cell>
          <table:table-cell table:number-columns-repeated="6"/>
          <table:table-cell table:formula="of:=[.$L$2]*[.B371]+[.$M$2]*[.C371]" office:value-type="float" office:value="-155.034411993241">
            <text:p>-155.0344119932</text:p>
          </table:table-cell>
          <table:table-cell/>
          <table:table-cell table:formula="of:=[.D371]*[.F37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480266241">
            <text:p>2.0480266241</text:p>
          </table:table-cell>
          <table:table-cell office:value-type="float" office:value="4.7575748436">
            <text:p>4.75757484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2]*[.D372]*[.F372]" office:value-type="float" office:value="-0">
            <text:p>-0</text:p>
          </table:table-cell>
          <table:table-cell table:formula="of:=[.C372]*[.D372]*[.F372]" office:value-type="float" office:value="-0">
            <text:p>-0</text:p>
          </table:table-cell>
          <table:table-cell table:number-columns-repeated="6"/>
          <table:table-cell table:formula="of:=[.$L$2]*[.B372]+[.$M$2]*[.C372]" office:value-type="float" office:value="-136.593918608755">
            <text:p>-136.5939186088</text:p>
          </table:table-cell>
          <table:table-cell/>
          <table:table-cell table:formula="of:=[.D372]*[.F37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576793942">
            <text:p>1.8576793942</text:p>
          </table:table-cell>
          <table:table-cell office:value-type="float" office:value="3.7322397672">
            <text:p>3.732239767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3]*[.D373]*[.F373]" office:value-type="float" office:value="-0">
            <text:p>-0</text:p>
          </table:table-cell>
          <table:table-cell table:formula="of:=[.C373]*[.D373]*[.F373]" office:value-type="float" office:value="-0">
            <text:p>-0</text:p>
          </table:table-cell>
          <table:table-cell table:number-columns-repeated="6"/>
          <table:table-cell table:formula="of:=[.$L$2]*[.B373]+[.$M$2]*[.C373]" office:value-type="float" office:value="-92.9414386702981">
            <text:p>-92.9414386703</text:p>
          </table:table-cell>
          <table:table-cell/>
          <table:table-cell table:formula="of:=[.D373]*[.F37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933929343">
            <text:p>1.7933929343</text:p>
          </table:table-cell>
          <table:table-cell office:value-type="float" office:value="4.1843774601">
            <text:p>4.184377460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4]*[.D374]*[.F374]" office:value-type="float" office:value="-0">
            <text:p>-0</text:p>
          </table:table-cell>
          <table:table-cell table:formula="of:=[.C374]*[.D374]*[.F374]" office:value-type="float" office:value="-0">
            <text:p>-0</text:p>
          </table:table-cell>
          <table:table-cell table:number-columns-repeated="6"/>
          <table:table-cell table:formula="of:=[.$L$2]*[.B374]+[.$M$2]*[.C374]" office:value-type="float" office:value="-120.583436220817">
            <text:p>-120.5834362208</text:p>
          </table:table-cell>
          <table:table-cell/>
          <table:table-cell table:formula="of:=[.D374]*[.F37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7364237941">
            <text:p>0.7364237941</text:p>
          </table:table-cell>
          <table:table-cell office:value-type="float" office:value="4.359655647">
            <text:p>4.35965564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5]*[.D375]*[.F375]" office:value-type="float" office:value="-0">
            <text:p>-0</text:p>
          </table:table-cell>
          <table:table-cell table:formula="of:=[.C375]*[.D375]*[.F375]" office:value-type="float" office:value="-0">
            <text:p>-0</text:p>
          </table:table-cell>
          <table:table-cell table:number-columns-repeated="6"/>
          <table:table-cell table:formula="of:=[.$L$2]*[.B375]+[.$M$2]*[.C375]" office:value-type="float" office:value="-189.73629743926">
            <text:p>-189.7362974393</text:p>
          </table:table-cell>
          <table:table-cell/>
          <table:table-cell table:formula="of:=[.D375]*[.F37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500771358">
            <text:p>1.4500771358</text:p>
          </table:table-cell>
          <table:table-cell office:value-type="float" office:value="4.4738859403">
            <text:p>4.473885940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6]*[.D376]*[.F376]" office:value-type="float" office:value="-0">
            <text:p>-0</text:p>
          </table:table-cell>
          <table:table-cell table:formula="of:=[.C376]*[.D376]*[.F376]" office:value-type="float" office:value="-0">
            <text:p>-0</text:p>
          </table:table-cell>
          <table:table-cell table:number-columns-repeated="6"/>
          <table:table-cell table:formula="of:=[.$L$2]*[.B376]+[.$M$2]*[.C376]" office:value-type="float" office:value="-155.391497471789">
            <text:p>-155.3914974718</text:p>
          </table:table-cell>
          <table:table-cell/>
          <table:table-cell table:formula="of:=[.D376]*[.F37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304822344">
            <text:p>1.9304822344</text:p>
          </table:table-cell>
          <table:table-cell office:value-type="float" office:value="4.168765735">
            <text:p>4.16876573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7]*[.D377]*[.F377]" office:value-type="float" office:value="-0">
            <text:p>-0</text:p>
          </table:table-cell>
          <table:table-cell table:formula="of:=[.C377]*[.D377]*[.F377]" office:value-type="float" office:value="-0">
            <text:p>-0</text:p>
          </table:table-cell>
          <table:table-cell table:number-columns-repeated="6"/>
          <table:table-cell table:formula="of:=[.$L$2]*[.B377]+[.$M$2]*[.C377]" office:value-type="float" office:value="-111.992354408059">
            <text:p>-111.9923544081</text:p>
          </table:table-cell>
          <table:table-cell/>
          <table:table-cell table:formula="of:=[.D377]*[.F37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074987322">
            <text:p>1.5074987322</text:p>
          </table:table-cell>
          <table:table-cell office:value-type="float" office:value="4.0731630649">
            <text:p>4.073163064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8]*[.D378]*[.F378]" office:value-type="float" office:value="-0">
            <text:p>-0</text:p>
          </table:table-cell>
          <table:table-cell table:formula="of:=[.C378]*[.D378]*[.F378]" office:value-type="float" office:value="-0">
            <text:p>-0</text:p>
          </table:table-cell>
          <table:table-cell table:number-columns-repeated="6"/>
          <table:table-cell table:formula="of:=[.$L$2]*[.B378]+[.$M$2]*[.C378]" office:value-type="float" office:value="-130.867584941792">
            <text:p>-130.8675849418</text:p>
          </table:table-cell>
          <table:table-cell/>
          <table:table-cell table:formula="of:=[.D378]*[.F37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910061173">
            <text:p>1.8910061173</text:p>
          </table:table-cell>
          <table:table-cell office:value-type="float" office:value="4.4684320276">
            <text:p>4.46843202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9]*[.D379]*[.F379]" office:value-type="float" office:value="-0">
            <text:p>-0</text:p>
          </table:table-cell>
          <table:table-cell table:formula="of:=[.C379]*[.D379]*[.F379]" office:value-type="float" office:value="-0">
            <text:p>-0</text:p>
          </table:table-cell>
          <table:table-cell table:number-columns-repeated="6"/>
          <table:table-cell table:formula="of:=[.$L$2]*[.B379]+[.$M$2]*[.C379]" office:value-type="float" office:value="-130.135514174771">
            <text:p>-130.1355141748</text:p>
          </table:table-cell>
          <table:table-cell/>
          <table:table-cell table:formula="of:=[.D379]*[.F37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6701550236">
            <text:p>0.6701550236</text:p>
          </table:table-cell>
          <table:table-cell office:value-type="float" office:value="4.8146229985">
            <text:p>4.814622998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0]*[.D380]*[.F380]" office:value-type="float" office:value="-0">
            <text:p>-0</text:p>
          </table:table-cell>
          <table:table-cell table:formula="of:=[.C380]*[.D380]*[.F380]" office:value-type="float" office:value="-0">
            <text:p>-0</text:p>
          </table:table-cell>
          <table:table-cell table:number-columns-repeated="6"/>
          <table:table-cell table:formula="of:=[.$L$2]*[.B380]+[.$M$2]*[.C380]" office:value-type="float" office:value="-217.640751951858">
            <text:p>-217.6407519519</text:p>
          </table:table-cell>
          <table:table-cell/>
          <table:table-cell table:formula="of:=[.D380]*[.F38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917537786">
            <text:p>1.6917537786</text:p>
          </table:table-cell>
          <table:table-cell office:value-type="float" office:value="3.7852497762">
            <text:p>3.785249776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1]*[.D381]*[.F381]" office:value-type="float" office:value="-0">
            <text:p>-0</text:p>
          </table:table-cell>
          <table:table-cell table:formula="of:=[.C381]*[.D381]*[.F381]" office:value-type="float" office:value="-0">
            <text:p>-0</text:p>
          </table:table-cell>
          <table:table-cell table:number-columns-repeated="6"/>
          <table:table-cell table:formula="of:=[.$L$2]*[.B381]+[.$M$2]*[.C381]" office:value-type="float" office:value="-105.150607653398">
            <text:p>-105.1506076534</text:p>
          </table:table-cell>
          <table:table-cell/>
          <table:table-cell table:formula="of:=[.D381]*[.F38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7022113196">
            <text:p>2.7022113196</text:p>
          </table:table-cell>
          <table:table-cell office:value-type="float" office:value="4.2812697398">
            <text:p>4.281269739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2]*[.D382]*[.F382]" office:value-type="float" office:value="-0">
            <text:p>-0</text:p>
          </table:table-cell>
          <table:table-cell table:formula="of:=[.C382]*[.D382]*[.F382]" office:value-type="float" office:value="-0">
            <text:p>-0</text:p>
          </table:table-cell>
          <table:table-cell table:number-columns-repeated="6"/>
          <table:table-cell table:formula="of:=[.$L$2]*[.B382]+[.$M$2]*[.C382]" office:value-type="float" office:value="-74.2675252773572">
            <text:p>-74.2675252774</text:p>
          </table:table-cell>
          <table:table-cell/>
          <table:table-cell table:formula="of:=[.D382]*[.F38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640646915">
            <text:p>2.6640646915</text:p>
          </table:table-cell>
          <table:table-cell office:value-type="float" office:value="4.8644487815">
            <text:p>4.86444878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3]*[.D383]*[.F383]" office:value-type="float" office:value="-0">
            <text:p>-0</text:p>
          </table:table-cell>
          <table:table-cell table:formula="of:=[.C383]*[.D383]*[.F383]" office:value-type="float" office:value="-0">
            <text:p>-0</text:p>
          </table:table-cell>
          <table:table-cell table:number-columns-repeated="6"/>
          <table:table-cell table:formula="of:=[.$L$2]*[.B383]+[.$M$2]*[.C383]" office:value-type="float" office:value="-107.385814713873">
            <text:p>-107.3858147139</text:p>
          </table:table-cell>
          <table:table-cell/>
          <table:table-cell table:formula="of:=[.D383]*[.F38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8754635335">
            <text:p>0.8754635335</text:p>
          </table:table-cell>
          <table:table-cell office:value-type="float" office:value="4.4518546777">
            <text:p>4.451854677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4]*[.D384]*[.F384]" office:value-type="float" office:value="-0">
            <text:p>-0</text:p>
          </table:table-cell>
          <table:table-cell table:formula="of:=[.C384]*[.D384]*[.F384]" office:value-type="float" office:value="-0">
            <text:p>-0</text:p>
          </table:table-cell>
          <table:table-cell table:number-columns-repeated="6"/>
          <table:table-cell table:formula="of:=[.$L$2]*[.B384]+[.$M$2]*[.C384]" office:value-type="float" office:value="-186.757962083238">
            <text:p>-186.7579620832</text:p>
          </table:table-cell>
          <table:table-cell/>
          <table:table-cell table:formula="of:=[.D384]*[.F38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72498481">
            <text:p>1.4372498481</text:p>
          </table:table-cell>
          <table:table-cell office:value-type="float" office:value="4.7052183732">
            <text:p>4.70521837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5]*[.D385]*[.F385]" office:value-type="float" office:value="-0">
            <text:p>-0</text:p>
          </table:table-cell>
          <table:table-cell table:formula="of:=[.C385]*[.D385]*[.F385]" office:value-type="float" office:value="-0">
            <text:p>-0</text:p>
          </table:table-cell>
          <table:table-cell table:number-columns-repeated="6"/>
          <table:table-cell table:formula="of:=[.$L$2]*[.B385]+[.$M$2]*[.C385]" office:value-type="float" office:value="-168.398201103961">
            <text:p>-168.398201104</text:p>
          </table:table-cell>
          <table:table-cell/>
          <table:table-cell table:formula="of:=[.D385]*[.F38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870295208">
            <text:p>2.2870295208</text:p>
          </table:table-cell>
          <table:table-cell office:value-type="float" office:value="4.4505783594">
            <text:p>4.450578359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6]*[.D386]*[.F386]" office:value-type="float" office:value="-0">
            <text:p>-0</text:p>
          </table:table-cell>
          <table:table-cell table:formula="of:=[.C386]*[.D386]*[.F386]" office:value-type="float" office:value="-0">
            <text:p>-0</text:p>
          </table:table-cell>
          <table:table-cell table:number-columns-repeated="6"/>
          <table:table-cell table:formula="of:=[.$L$2]*[.B386]+[.$M$2]*[.C386]" office:value-type="float" office:value="-106.763945849679">
            <text:p>-106.7639458497</text:p>
          </table:table-cell>
          <table:table-cell/>
          <table:table-cell table:formula="of:=[.D386]*[.F38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751390686">
            <text:p>1.2751390686</text:p>
          </table:table-cell>
          <table:table-cell office:value-type="float" office:value="5.2289473448">
            <text:p>5.22894734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7]*[.D387]*[.F387]" office:value-type="float" office:value="-0">
            <text:p>-0</text:p>
          </table:table-cell>
          <table:table-cell table:formula="of:=[.C387]*[.D387]*[.F387]" office:value-type="float" office:value="-0">
            <text:p>-0</text:p>
          </table:table-cell>
          <table:table-cell table:number-columns-repeated="6"/>
          <table:table-cell table:formula="of:=[.$L$2]*[.B387]+[.$M$2]*[.C387]" office:value-type="float" office:value="-205.379703914559">
            <text:p>-205.3797039146</text:p>
          </table:table-cell>
          <table:table-cell/>
          <table:table-cell table:formula="of:=[.D387]*[.F38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141800586">
            <text:p>1.7141800586</text:p>
          </table:table-cell>
          <table:table-cell office:value-type="float" office:value="5.0929630413">
            <text:p>5.09296304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8]*[.D388]*[.F388]" office:value-type="float" office:value="-0">
            <text:p>-0</text:p>
          </table:table-cell>
          <table:table-cell table:formula="of:=[.C388]*[.D388]*[.F388]" office:value-type="float" office:value="-0">
            <text:p>-0</text:p>
          </table:table-cell>
          <table:table-cell table:number-columns-repeated="6"/>
          <table:table-cell table:formula="of:=[.$L$2]*[.B388]+[.$M$2]*[.C388]" office:value-type="float" office:value="-173.301355633899">
            <text:p>-173.3013556339</text:p>
          </table:table-cell>
          <table:table-cell/>
          <table:table-cell table:formula="of:=[.D388]*[.F38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20858685">
            <text:p>2.320858685</text:p>
          </table:table-cell>
          <table:table-cell office:value-type="float" office:value="6.318808829">
            <text:p>6.31880882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9]*[.D389]*[.F389]" office:value-type="float" office:value="-0">
            <text:p>-0</text:p>
          </table:table-cell>
          <table:table-cell table:formula="of:=[.C389]*[.D389]*[.F389]" office:value-type="float" office:value="-0">
            <text:p>-0</text:p>
          </table:table-cell>
          <table:table-cell table:number-columns-repeated="6"/>
          <table:table-cell table:formula="of:=[.$L$2]*[.B389]+[.$M$2]*[.C389]" office:value-type="float" office:value="-204.024356310988">
            <text:p>-204.024356311</text:p>
          </table:table-cell>
          <table:table-cell/>
          <table:table-cell table:formula="of:=[.D389]*[.F38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087635991">
            <text:p>1.3087635991</text:p>
          </table:table-cell>
          <table:table-cell office:value-type="float" office:value="3.5439603507">
            <text:p>3.543960350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0]*[.D390]*[.F390]" office:value-type="float" office:value="-0">
            <text:p>-0</text:p>
          </table:table-cell>
          <table:table-cell table:formula="of:=[.C390]*[.D390]*[.F390]" office:value-type="float" office:value="-0">
            <text:p>-0</text:p>
          </table:table-cell>
          <table:table-cell table:number-columns-repeated="6"/>
          <table:table-cell table:formula="of:=[.$L$2]*[.B390]+[.$M$2]*[.C390]" office:value-type="float" office:value="-114.027469640015">
            <text:p>-114.02746964</text:p>
          </table:table-cell>
          <table:table-cell/>
          <table:table-cell table:formula="of:=[.D390]*[.F39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055988009">
            <text:p>1.0055988009</text:p>
          </table:table-cell>
          <table:table-cell office:value-type="float" office:value="3.7830792508">
            <text:p>3.78307925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1]*[.D391]*[.F391]" office:value-type="float" office:value="-0">
            <text:p>-0</text:p>
          </table:table-cell>
          <table:table-cell table:formula="of:=[.C391]*[.D391]*[.F391]" office:value-type="float" office:value="-0">
            <text:p>-0</text:p>
          </table:table-cell>
          <table:table-cell table:number-columns-repeated="6"/>
          <table:table-cell table:formula="of:=[.$L$2]*[.B391]+[.$M$2]*[.C391]" office:value-type="float" office:value="-143.887129934946">
            <text:p>-143.8871299349</text:p>
          </table:table-cell>
          <table:table-cell/>
          <table:table-cell table:formula="of:=[.D391]*[.F39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66945775">
            <text:p>2.166945775</text:p>
          </table:table-cell>
          <table:table-cell office:value-type="float" office:value="3.579928548">
            <text:p>3.5799285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2]*[.D392]*[.F392]" office:value-type="float" office:value="-0">
            <text:p>-0</text:p>
          </table:table-cell>
          <table:table-cell table:formula="of:=[.C392]*[.D392]*[.F392]" office:value-type="float" office:value="-0">
            <text:p>-0</text:p>
          </table:table-cell>
          <table:table-cell table:number-columns-repeated="6"/>
          <table:table-cell table:formula="of:=[.$L$2]*[.B392]+[.$M$2]*[.C392]" office:value-type="float" office:value="-67.3445189347749">
            <text:p>-67.3445189348</text:p>
          </table:table-cell>
          <table:table-cell/>
          <table:table-cell table:formula="of:=[.D392]*[.F39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25605007">
            <text:p>2.0525605007</text:p>
          </table:table-cell>
          <table:table-cell office:value-type="float" office:value="4.5453733">
            <text:p>4.545373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3]*[.D393]*[.F393]" office:value-type="float" office:value="-0">
            <text:p>-0</text:p>
          </table:table-cell>
          <table:table-cell table:formula="of:=[.C393]*[.D393]*[.F393]" office:value-type="float" office:value="-0">
            <text:p>-0</text:p>
          </table:table-cell>
          <table:table-cell table:number-columns-repeated="6"/>
          <table:table-cell table:formula="of:=[.$L$2]*[.B393]+[.$M$2]*[.C393]" office:value-type="float" office:value="-125.072380183486">
            <text:p>-125.0723801835</text:p>
          </table:table-cell>
          <table:table-cell/>
          <table:table-cell table:formula="of:=[.D393]*[.F39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563319792">
            <text:p>1.2563319792</text:p>
          </table:table-cell>
          <table:table-cell office:value-type="float" office:value="4.0140735639">
            <text:p>4.014073563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4]*[.D394]*[.F394]" office:value-type="float" office:value="-0">
            <text:p>-0</text:p>
          </table:table-cell>
          <table:table-cell table:formula="of:=[.C394]*[.D394]*[.F394]" office:value-type="float" office:value="-0">
            <text:p>-0</text:p>
          </table:table-cell>
          <table:table-cell table:number-columns-repeated="6"/>
          <table:table-cell table:formula="of:=[.$L$2]*[.B394]+[.$M$2]*[.C394]" office:value-type="float" office:value="-141.952456635238">
            <text:p>-141.9524566352</text:p>
          </table:table-cell>
          <table:table-cell/>
          <table:table-cell table:formula="of:=[.D394]*[.F39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17119349">
            <text:p>2.1217119349</text:p>
          </table:table-cell>
          <table:table-cell office:value-type="float" office:value="4.4714237384">
            <text:p>4.471423738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5]*[.D395]*[.F395]" office:value-type="float" office:value="-0">
            <text:p>-0</text:p>
          </table:table-cell>
          <table:table-cell table:formula="of:=[.C395]*[.D395]*[.F395]" office:value-type="float" office:value="-0">
            <text:p>-0</text:p>
          </table:table-cell>
          <table:table-cell table:number-columns-repeated="6"/>
          <table:table-cell table:formula="of:=[.$L$2]*[.B395]+[.$M$2]*[.C395]" office:value-type="float" office:value="-117.231212114093">
            <text:p>-117.2312121141</text:p>
          </table:table-cell>
          <table:table-cell/>
          <table:table-cell table:formula="of:=[.D395]*[.F39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17150021">
            <text:p>2.0017150021</text:p>
          </table:table-cell>
          <table:table-cell office:value-type="float" office:value="3.8300490487">
            <text:p>3.830049048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6]*[.D396]*[.F396]" office:value-type="float" office:value="-0">
            <text:p>-0</text:p>
          </table:table-cell>
          <table:table-cell table:formula="of:=[.C396]*[.D396]*[.F396]" office:value-type="float" office:value="-0">
            <text:p>-0</text:p>
          </table:table-cell>
          <table:table-cell table:number-columns-repeated="6"/>
          <table:table-cell table:formula="of:=[.$L$2]*[.B396]+[.$M$2]*[.C396]" office:value-type="float" office:value="-89.9780480405968">
            <text:p>-89.9780480406</text:p>
          </table:table-cell>
          <table:table-cell/>
          <table:table-cell table:formula="of:=[.D396]*[.F39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906389106">
            <text:p>2.2906389106</text:p>
          </table:table-cell>
          <table:table-cell office:value-type="float" office:value="4.1022295808">
            <text:p>4.10222958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7]*[.D397]*[.F397]" office:value-type="float" office:value="-0">
            <text:p>-0</text:p>
          </table:table-cell>
          <table:table-cell table:formula="of:=[.C397]*[.D397]*[.F397]" office:value-type="float" office:value="-0">
            <text:p>-0</text:p>
          </table:table-cell>
          <table:table-cell table:number-columns-repeated="6"/>
          <table:table-cell table:formula="of:=[.$L$2]*[.B397]+[.$M$2]*[.C397]" office:value-type="float" office:value="-88.0673136525104">
            <text:p>-88.0673136525</text:p>
          </table:table-cell>
          <table:table-cell/>
          <table:table-cell table:formula="of:=[.D397]*[.F39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243071173">
            <text:p>1.6243071173</text:p>
          </table:table-cell>
          <table:table-cell office:value-type="float" office:value="3.7822062756">
            <text:p>3.782206275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8]*[.D398]*[.F398]" office:value-type="float" office:value="-0">
            <text:p>-0</text:p>
          </table:table-cell>
          <table:table-cell table:formula="of:=[.C398]*[.D398]*[.F398]" office:value-type="float" office:value="-0">
            <text:p>-0</text:p>
          </table:table-cell>
          <table:table-cell table:number-columns-repeated="6"/>
          <table:table-cell table:formula="of:=[.$L$2]*[.B398]+[.$M$2]*[.C398]" office:value-type="float" office:value="-108.808034214879">
            <text:p>-108.8080342149</text:p>
          </table:table-cell>
          <table:table-cell/>
          <table:table-cell table:formula="of:=[.D398]*[.F39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730348458">
            <text:p>2.0730348458</text:p>
          </table:table-cell>
          <table:table-cell office:value-type="float" office:value="4.4637745731">
            <text:p>4.463774573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9]*[.D399]*[.F399]" office:value-type="float" office:value="-0">
            <text:p>-0</text:p>
          </table:table-cell>
          <table:table-cell table:formula="of:=[.C399]*[.D399]*[.F399]" office:value-type="float" office:value="-0">
            <text:p>-0</text:p>
          </table:table-cell>
          <table:table-cell table:number-columns-repeated="6"/>
          <table:table-cell table:formula="of:=[.$L$2]*[.B399]+[.$M$2]*[.C399]" office:value-type="float" office:value="-119.581366448615">
            <text:p>-119.5813664486</text:p>
          </table:table-cell>
          <table:table-cell/>
          <table:table-cell table:formula="of:=[.D399]*[.F39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7791057855">
            <text:p>0.7791057855</text:p>
          </table:table-cell>
          <table:table-cell office:value-type="float" office:value="4.7015966346">
            <text:p>4.701596634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00]*[.D400]*[.F400]" office:value-type="float" office:value="-0">
            <text:p>-0</text:p>
          </table:table-cell>
          <table:table-cell table:formula="of:=[.C400]*[.D400]*[.F400]" office:value-type="float" office:value="-0">
            <text:p>-0</text:p>
          </table:table-cell>
          <table:table-cell table:number-columns-repeated="6"/>
          <table:table-cell table:formula="of:=[.$L$2]*[.B400]+[.$M$2]*[.C400]" office:value-type="float" office:value="-205.471639641486">
            <text:p>-205.4716396415</text:p>
          </table:table-cell>
          <table:table-cell/>
          <table:table-cell table:formula="of:=[.D400]*[.F400]" office:value-type="float" office:value="-0">
            <text:p>-0</text:p>
          </table:table-cell>
          <table:table-cell/>
        </table:table-row>
      </table:table>
      <table:table table:name="検定；その２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5" table:default-cell-style-name="Default"/>
        <table:table-row table:style-name="ro2">
          <table:table-cell office:value-type="string">
            <text:p>データ</text:p>
          </table:table-cell>
          <table:table-cell office:value-type="float" office:value="3.7365648669">
            <text:p>3.7365648669</text:p>
          </table:table-cell>
          <table:table-cell office:value-type="float" office:value="1.3947554603">
            <text:p>1.3947554603</text:p>
          </table:table-cell>
          <table:table-cell office:value-type="float" office:value="1">
            <text:p>1</text:p>
          </table:table-cell>
          <table:table-cell office:value-type="string">
            <text:p>重み</text:p>
          </table:table-cell>
          <table:table-cell office:value-type="float" office:value="0.469470046430902">
            <text:p>0.4694700464</text:p>
          </table:table-cell>
          <table:table-cell/>
          <table:table-cell table:formula="of:=[.B1]*[.D1]*[.F1]" office:value-type="float" office:value="1.75420528155562">
            <text:p>1.7542052816</text:p>
          </table:table-cell>
          <table:table-cell table:formula="of:=[.C1]*[.D1]*[.F1]" office:value-type="float" office:value="0.654795910706795">
            <text:p>0.6547959107</text:p>
          </table:table-cell>
          <table:table-cell table:number-columns-repeated="2"/>
          <table:table-cell office:value-type="string">
            <text:p>x1</text:p>
          </table:table-cell>
          <table:table-cell office:value-type="string">
            <text:p>x2</text:p>
          </table:table-cell>
          <table:table-cell/>
          <table:table-cell office:value-type="string">
            <text:p>検算1</text:p>
          </table:table-cell>
          <table:table-cell table:formula="of:=[.$L$2]*[.B1]+[.$M$2]*[.C1]" office:value-type="float" office:value="51.5275251714773">
            <text:p>51.5275251715</text:p>
          </table:table-cell>
          <table:table-cell office:value-type="string">
            <text:p>検算2</text:p>
          </table:table-cell>
          <table:table-cell table:formula="of:=[.D1]*[.F1]" office:value-type="float" office:value="0.469470046430902">
            <text:p>0.4694700464</text:p>
          </table:table-cell>
          <table:table-cell table:formula="of:=SUM([.R1:.R400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.8167569081">
            <text:p>4.8167569081</text:p>
          </table:table-cell>
          <table:table-cell office:value-type="float" office:value="1.0055483664">
            <text:p>1.0055483664</text:p>
          </table:table-cell>
          <table:table-cell office:value-type="float" office:value="1">
            <text:p>1</text:p>
          </table:table-cell>
          <table:table-cell/>
          <table:table-cell office:value-type="float" office:value="0.276293090630887">
            <text:p>0.2762930906</text:p>
          </table:table-cell>
          <table:table-cell/>
          <table:table-cell table:formula="of:=[.B2]*[.D2]*[.F2]" office:value-type="float" office:value="1.33083665295662">
            <text:p>1.330836653</text:p>
          </table:table-cell>
          <table:table-cell table:formula="of:=[.C2]*[.D2]*[.F2]" office:value-type="float" office:value="0.277826065931496">
            <text:p>0.2778260659</text:p>
          </table:table-cell>
          <table:table-cell/>
          <table:table-cell office:value-type="string">
            <text:p>重み</text:p>
          </table:table-cell>
          <table:table-cell table:formula="of:=SUM([.H1:.H400])" office:value-type="float" office:value="22.1973206040331">
            <text:p>22.197320604</text:p>
          </table:table-cell>
          <table:table-cell table:formula="of:=SUM([.I1:.I400])" office:value-type="float" office:value="-22.5230902699684">
            <text:p>-22.52309027</text:p>
          </table:table-cell>
          <table:table-cell table:number-columns-repeated="2"/>
          <table:table-cell table:formula="of:=[.$L$2]*[.B2]+[.$M$2]*[.C2]" office:value-type="float" office:value="84.2710407335404">
            <text:p>84.2710407335</text:p>
          </table:table-cell>
          <table:table-cell/>
          <table:table-cell table:formula="of:=[.D2]*[.F2]" office:value-type="float" office:value="0.276293090630887">
            <text:p>0.2762930906</text:p>
          </table:table-cell>
          <table:table-cell/>
        </table:table-row>
        <table:table-row table:style-name="ro1">
          <table:table-cell/>
          <table:table-cell office:value-type="float" office:value="3.9581616868">
            <text:p>3.9581616868</text:p>
          </table:table-cell>
          <table:table-cell office:value-type="float" office:value="2.0618731901">
            <text:p>2.06187319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]*[.D3]*[.F3]" office:value-type="float" office:value="0">
            <text:p>0</text:p>
          </table:table-cell>
          <table:table-cell table:formula="of:=[.C3]*[.D3]*[.F3]" office:value-type="float" office:value="0">
            <text:p>0</text:p>
          </table:table-cell>
          <table:table-cell/>
          <table:table-cell office:value-type="string">
            <text:p>傾き</text:p>
          </table:table-cell>
          <table:table-cell table:number-columns-repeated="4"/>
          <table:table-cell table:formula="of:=[.$L$2]*[.B3]+[.$M$2]*[.C3]" office:value-type="float" office:value="41.42082797865">
            <text:p>41.4208279787</text:p>
          </table:table-cell>
          <table:table-cell/>
          <table:table-cell table:formula="of:=[.D3]*[.F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871556441">
            <text:p>4.3871556441</text:p>
          </table:table-cell>
          <table:table-cell office:value-type="float" office:value="2.3036650613">
            <text:p>2.3036650613</text:p>
          </table:table-cell>
          <table:table-cell office:value-type="float" office:value="1">
            <text:p>1</text:p>
          </table:table-cell>
          <table:table-cell/>
          <table:table-cell office:value-type="float" office:value="0.0888331208124258">
            <text:p>0.0888331208</text:p>
          </table:table-cell>
          <table:table-cell/>
          <table:table-cell table:formula="of:=[.B4]*[.D4]*[.F4]" office:value-type="float" office:value="0.389724727355251">
            <text:p>0.3897247274</text:p>
          </table:table-cell>
          <table:table-cell table:formula="of:=[.C4]*[.D4]*[.F4]" office:value-type="float" office:value="0.204641756701827">
            <text:p>0.2046417567</text:p>
          </table:table-cell>
          <table:table-cell table:number-columns-repeated="6"/>
          <table:table-cell table:formula="of:=[.$L$2]*[.B4]+[.$M$2]*[.C4]" office:value-type="float" office:value="45.4974442444488">
            <text:p>45.4974442444</text:p>
          </table:table-cell>
          <table:table-cell/>
          <table:table-cell table:formula="of:=[.D4]*[.F4]" office:value-type="float" office:value="0.0888331208124258">
            <text:p>0.0888331208</text:p>
          </table:table-cell>
          <table:table-cell/>
        </table:table-row>
        <table:table-row table:style-name="ro1">
          <table:table-cell/>
          <table:table-cell office:value-type="float" office:value="5.2195889869">
            <text:p>5.2195889869</text:p>
          </table:table-cell>
          <table:table-cell office:value-type="float" office:value="2.1620843626">
            <text:p>2.16208436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]*[.D5]*[.F5]" office:value-type="float" office:value="0">
            <text:p>0</text:p>
          </table:table-cell>
          <table:table-cell table:formula="of:=[.C5]*[.D5]*[.F5]" office:value-type="float" office:value="0">
            <text:p>0</text:p>
          </table:table-cell>
          <table:table-cell table:number-columns-repeated="6"/>
          <table:table-cell table:formula="of:=[.$L$2]*[.B5]+[.$M$2]*[.C5]" office:value-type="float" office:value="67.1640688933727">
            <text:p>67.1640688934</text:p>
          </table:table-cell>
          <table:table-cell/>
          <table:table-cell table:formula="of:=[.D5]*[.F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651539895">
            <text:p>4.6651539895</text:p>
          </table:table-cell>
          <table:table-cell office:value-type="float" office:value="0.6819426079">
            <text:p>0.68194260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]*[.D6]*[.F6]" office:value-type="float" office:value="0">
            <text:p>0</text:p>
          </table:table-cell>
          <table:table-cell table:formula="of:=[.C6]*[.D6]*[.F6]" office:value-type="float" office:value="0">
            <text:p>0</text:p>
          </table:table-cell>
          <table:table-cell table:number-columns-repeated="6"/>
          <table:table-cell table:formula="of:=[.$L$2]*[.B6]+[.$M$2]*[.C6]" office:value-type="float" office:value="88.1944638554461">
            <text:p>88.1944638554</text:p>
          </table:table-cell>
          <table:table-cell/>
          <table:table-cell table:formula="of:=[.D6]*[.F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436335175">
            <text:p>4.2436335175</text:p>
          </table:table-cell>
          <table:table-cell office:value-type="float" office:value="1.8944838566">
            <text:p>1.894483856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]*[.D7]*[.F7]" office:value-type="float" office:value="0">
            <text:p>0</text:p>
          </table:table-cell>
          <table:table-cell table:formula="of:=[.C7]*[.D7]*[.F7]" office:value-type="float" office:value="0">
            <text:p>0</text:p>
          </table:table-cell>
          <table:table-cell table:number-columns-repeated="6"/>
          <table:table-cell table:formula="of:=[.$L$2]*[.B7]+[.$M$2]*[.C7]" office:value-type="float" office:value="51.5276627967685">
            <text:p>51.5276627968</text:p>
          </table:table-cell>
          <table:table-cell/>
          <table:table-cell table:formula="of:=[.D7]*[.F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638942355">
            <text:p>3.9638942355</text:p>
          </table:table-cell>
          <table:table-cell office:value-type="float" office:value="0.5489529122">
            <text:p>0.548952912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]*[.D8]*[.F8]" office:value-type="float" office:value="0">
            <text:p>0</text:p>
          </table:table-cell>
          <table:table-cell table:formula="of:=[.C8]*[.D8]*[.F8]" office:value-type="float" office:value="0">
            <text:p>0</text:p>
          </table:table-cell>
          <table:table-cell table:number-columns-repeated="6"/>
          <table:table-cell table:formula="of:=[.$L$2]*[.B8]+[.$M$2]*[.C8]" office:value-type="float" office:value="75.6237151904295">
            <text:p>75.6237151904</text:p>
          </table:table-cell>
          <table:table-cell/>
          <table:table-cell table:formula="of:=[.D8]*[.F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851895721">
            <text:p>4.9851895721</text:p>
          </table:table-cell>
          <table:table-cell office:value-type="float" office:value="1.5167243847">
            <text:p>1.5167243847</text:p>
          </table:table-cell>
          <table:table-cell office:value-type="float" office:value="1">
            <text:p>1</text:p>
          </table:table-cell>
          <table:table-cell/>
          <table:table-cell office:value-type="float" office:value="0.0396557945307879">
            <text:p>0.0396557945</text:p>
          </table:table-cell>
          <table:table-cell/>
          <table:table-cell table:formula="of:=[.B9]*[.D9]*[.F9]" office:value-type="float" office:value="0.197691653368224">
            <text:p>0.1976916534</text:p>
          </table:table-cell>
          <table:table-cell table:formula="of:=[.C9]*[.D9]*[.F9]" office:value-type="float" office:value="0.0601469105594989">
            <text:p>0.0601469106</text:p>
          </table:table-cell>
          <table:table-cell table:number-columns-repeated="6"/>
          <table:table-cell table:formula="of:=[.$L$2]*[.B9]+[.$M$2]*[.C9]" office:value-type="float" office:value="76.4965309725258">
            <text:p>76.4965309725</text:p>
          </table:table-cell>
          <table:table-cell/>
          <table:table-cell table:formula="of:=[.D9]*[.F9]" office:value-type="float" office:value="0.0396557945307879">
            <text:p>0.0396557945</text:p>
          </table:table-cell>
          <table:table-cell/>
        </table:table-row>
        <table:table-row table:style-name="ro1">
          <table:table-cell/>
          <table:table-cell office:value-type="float" office:value="3.8298944266">
            <text:p>3.8298944266</text:p>
          </table:table-cell>
          <table:table-cell office:value-type="float" office:value="1.2597336113">
            <text:p>1.259733611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]*[.D10]*[.F10]" office:value-type="float" office:value="0">
            <text:p>0</text:p>
          </table:table-cell>
          <table:table-cell table:formula="of:=[.C10]*[.D10]*[.F10]" office:value-type="float" office:value="0">
            <text:p>0</text:p>
          </table:table-cell>
          <table:table-cell table:number-columns-repeated="6"/>
          <table:table-cell table:formula="of:=[.$L$2]*[.B10]+[.$M$2]*[.C10]" office:value-type="float" office:value="56.6403006234165">
            <text:p>56.6403006234</text:p>
          </table:table-cell>
          <table:table-cell/>
          <table:table-cell table:formula="of:=[.D10]*[.F1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090222013">
            <text:p>4.8090222013</text:p>
          </table:table-cell>
          <table:table-cell office:value-type="float" office:value="1.4752378536">
            <text:p>1.475237853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]*[.D11]*[.F11]" office:value-type="float" office:value="0">
            <text:p>0</text:p>
          </table:table-cell>
          <table:table-cell table:formula="of:=[.C11]*[.D11]*[.F11]" office:value-type="float" office:value="0">
            <text:p>0</text:p>
          </table:table-cell>
          <table:table-cell table:number-columns-repeated="6"/>
          <table:table-cell table:formula="of:=[.$L$2]*[.B11]+[.$M$2]*[.C11]" office:value-type="float" office:value="73.5204922478618">
            <text:p>73.5204922479</text:p>
          </table:table-cell>
          <table:table-cell/>
          <table:table-cell table:formula="of:=[.D11]*[.F1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970072464">
            <text:p>5.1970072464</text:p>
          </table:table-cell>
          <table:table-cell office:value-type="float" office:value="2.1142015015">
            <text:p>2.11420150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]*[.D12]*[.F12]" office:value-type="float" office:value="0">
            <text:p>0</text:p>
          </table:table-cell>
          <table:table-cell table:formula="of:=[.C12]*[.D12]*[.F12]" office:value-type="float" office:value="0">
            <text:p>0</text:p>
          </table:table-cell>
          <table:table-cell table:number-columns-repeated="6"/>
          <table:table-cell table:formula="of:=[.$L$2]*[.B12]+[.$M$2]*[.C12]" office:value-type="float" office:value="67.7412847626367">
            <text:p>67.7412847626</text:p>
          </table:table-cell>
          <table:table-cell/>
          <table:table-cell table:formula="of:=[.D12]*[.F1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810698997">
            <text:p>4.5810698997</text:p>
          </table:table-cell>
          <table:table-cell office:value-type="float" office:value="2.1742794254">
            <text:p>2.174279425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]*[.D13]*[.F13]" office:value-type="float" office:value="0">
            <text:p>0</text:p>
          </table:table-cell>
          <table:table-cell table:formula="of:=[.C13]*[.D13]*[.F13]" office:value-type="float" office:value="0">
            <text:p>0</text:p>
          </table:table-cell>
          <table:table-cell table:number-columns-repeated="6"/>
          <table:table-cell table:formula="of:=[.$L$2]*[.B13]+[.$M$2]*[.C13]" office:value-type="float" office:value="52.7159855027074">
            <text:p>52.7159855027</text:p>
          </table:table-cell>
          <table:table-cell/>
          <table:table-cell table:formula="of:=[.D13]*[.F1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822071046">
            <text:p>5.3822071046</text:p>
          </table:table-cell>
          <table:table-cell office:value-type="float" office:value="1.960654268">
            <text:p>1.960654268</text:p>
          </table:table-cell>
          <table:table-cell office:value-type="float" office:value="1">
            <text:p>1</text:p>
          </table:table-cell>
          <table:table-cell/>
          <table:table-cell office:value-type="float" office:value="0.523012959403413">
            <text:p>0.5230129594</text:p>
          </table:table-cell>
          <table:table-cell/>
          <table:table-cell table:formula="of:=[.B14]*[.D14]*[.F14]" office:value-type="float" office:value="2.81496406589892">
            <text:p>2.8149640659</text:p>
          </table:table-cell>
          <table:table-cell table:formula="of:=[.C14]*[.D14]*[.F14]" office:value-type="float" office:value="1.02544759107361">
            <text:p>1.0254475911</text:p>
          </table:table-cell>
          <table:table-cell table:number-columns-repeated="6"/>
          <table:table-cell table:formula="of:=[.$L$2]*[.B14]+[.$M$2]*[.C14]" office:value-type="float" office:value="75.310583591748">
            <text:p>75.3105835917</text:p>
          </table:table-cell>
          <table:table-cell/>
          <table:table-cell table:formula="of:=[.D14]*[.F14]" office:value-type="float" office:value="0.523012959403413">
            <text:p>0.5230129594</text:p>
          </table:table-cell>
          <table:table-cell/>
        </table:table-row>
        <table:table-row table:style-name="ro1">
          <table:table-cell/>
          <table:table-cell office:value-type="float" office:value="4.7869380173">
            <text:p>4.7869380173</text:p>
          </table:table-cell>
          <table:table-cell office:value-type="float" office:value="0.3500435676">
            <text:p>0.3500435676</text:p>
          </table:table-cell>
          <table:table-cell office:value-type="float" office:value="1">
            <text:p>1</text:p>
          </table:table-cell>
          <table:table-cell/>
          <table:table-cell office:value-type="float" office:value="0.50327075234819">
            <text:p>0.5032707523</text:p>
          </table:table-cell>
          <table:table-cell/>
          <table:table-cell table:formula="of:=[.B15]*[.D15]*[.F15]" office:value-type="float" office:value="2.40912589741072">
            <text:p>2.4091258974</text:p>
          </table:table-cell>
          <table:table-cell table:formula="of:=[.C15]*[.D15]*[.F15]" office:value-type="float" office:value="0.176166689620696">
            <text:p>0.1761666896</text:p>
          </table:table-cell>
          <table:table-cell table:number-columns-repeated="6"/>
          <table:table-cell table:formula="of:=[.$L$2]*[.B15]+[.$M$2]*[.C15]" office:value-type="float" office:value="98.373135010166">
            <text:p>98.3731350102</text:p>
          </table:table-cell>
          <table:table-cell/>
          <table:table-cell table:formula="of:=[.D15]*[.F15]" office:value-type="float" office:value="0.50327075234819">
            <text:p>0.5032707523</text:p>
          </table:table-cell>
          <table:table-cell/>
        </table:table-row>
        <table:table-row table:style-name="ro1">
          <table:table-cell/>
          <table:table-cell office:value-type="float" office:value="5.9403096713">
            <text:p>5.9403096713</text:p>
          </table:table-cell>
          <table:table-cell office:value-type="float" office:value="1.4888597529">
            <text:p>1.4888597529</text:p>
          </table:table-cell>
          <table:table-cell office:value-type="float" office:value="1">
            <text:p>1</text:p>
          </table:table-cell>
          <table:table-cell/>
          <table:table-cell office:value-type="float" office:value="0.510880676175457">
            <text:p>0.5108806762</text:p>
          </table:table-cell>
          <table:table-cell/>
          <table:table-cell table:formula="of:=[.B16]*[.D16]*[.F16]" office:value-type="float" office:value="3.03478942156535">
            <text:p>3.0347894216</text:p>
          </table:table-cell>
          <table:table-cell table:formula="of:=[.C16]*[.D16]*[.F16]" office:value-type="float" office:value="0.760629677291976">
            <text:p>0.7606296773</text:p>
          </table:table-cell>
          <table:table-cell table:number-columns-repeated="6"/>
          <table:table-cell table:formula="of:=[.$L$2]*[.B16]+[.$M$2]*[.C16]" office:value-type="float" office:value="98.3252356471949">
            <text:p>98.3252356472</text:p>
          </table:table-cell>
          <table:table-cell/>
          <table:table-cell table:formula="of:=[.D16]*[.F16]" office:value-type="float" office:value="0.510880676175457">
            <text:p>0.5108806762</text:p>
          </table:table-cell>
          <table:table-cell/>
        </table:table-row>
        <table:table-row table:style-name="ro1">
          <table:table-cell/>
          <table:table-cell office:value-type="float" office:value="3.6284972852">
            <text:p>3.6284972852</text:p>
          </table:table-cell>
          <table:table-cell office:value-type="float" office:value="1.3613591387">
            <text:p>1.36135913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]*[.D17]*[.F17]" office:value-type="float" office:value="0">
            <text:p>0</text:p>
          </table:table-cell>
          <table:table-cell table:formula="of:=[.C17]*[.D17]*[.F17]" office:value-type="float" office:value="0">
            <text:p>0</text:p>
          </table:table-cell>
          <table:table-cell table:number-columns-repeated="6"/>
          <table:table-cell table:formula="of:=[.$L$2]*[.B17]+[.$M$2]*[.C17]" office:value-type="float" office:value="49.8809027796615">
            <text:p>49.8809027797</text:p>
          </table:table-cell>
          <table:table-cell/>
          <table:table-cell table:formula="of:=[.D17]*[.F1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414295335">
            <text:p>4.3414295335</text:p>
          </table:table-cell>
          <table:table-cell office:value-type="float" office:value="1.4489327384">
            <text:p>1.448932738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]*[.D18]*[.F18]" office:value-type="float" office:value="0">
            <text:p>0</text:p>
          </table:table-cell>
          <table:table-cell table:formula="of:=[.C18]*[.D18]*[.F18]" office:value-type="float" office:value="0">
            <text:p>0</text:p>
          </table:table-cell>
          <table:table-cell table:number-columns-repeated="6"/>
          <table:table-cell table:formula="of:=[.$L$2]*[.B18]+[.$M$2]*[.C18]" office:value-type="float" office:value="63.7336603728216">
            <text:p>63.7336603728</text:p>
          </table:table-cell>
          <table:table-cell/>
          <table:table-cell table:formula="of:=[.D18]*[.F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920880024">
            <text:p>4.1920880024</text:p>
          </table:table-cell>
          <table:table-cell office:value-type="float" office:value="1.8820066726">
            <text:p>1.88200667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]*[.D19]*[.F19]" office:value-type="float" office:value="0">
            <text:p>0</text:p>
          </table:table-cell>
          <table:table-cell table:formula="of:=[.C19]*[.D19]*[.F19]" office:value-type="float" office:value="0">
            <text:p>0</text:p>
          </table:table-cell>
          <table:table-cell table:number-columns-repeated="6"/>
          <table:table-cell table:formula="of:=[.$L$2]*[.B19]+[.$M$2]*[.C19]" office:value-type="float" office:value="50.6645152139408">
            <text:p>50.6645152139</text:p>
          </table:table-cell>
          <table:table-cell/>
          <table:table-cell table:formula="of:=[.D19]*[.F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782978134">
            <text:p>4.7782978134</text:p>
          </table:table-cell>
          <table:table-cell office:value-type="float" office:value="2.0587978958">
            <text:p>2.058797895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]*[.D20]*[.F20]" office:value-type="float" office:value="0">
            <text:p>0</text:p>
          </table:table-cell>
          <table:table-cell table:formula="of:=[.C20]*[.D20]*[.F20]" office:value-type="float" office:value="0">
            <text:p>0</text:p>
          </table:table-cell>
          <table:table-cell table:number-columns-repeated="6"/>
          <table:table-cell table:formula="of:=[.$L$2]*[.B20]+[.$M$2]*[.C20]" office:value-type="float" office:value="59.6949176508657">
            <text:p>59.6949176509</text:p>
          </table:table-cell>
          <table:table-cell/>
          <table:table-cell table:formula="of:=[.D20]*[.F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3026734919">
            <text:p>3.3026734919</text:p>
          </table:table-cell>
          <table:table-cell office:value-type="float" office:value="0.9790601337">
            <text:p>0.979060133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]*[.D21]*[.F21]" office:value-type="float" office:value="0">
            <text:p>0</text:p>
          </table:table-cell>
          <table:table-cell table:formula="of:=[.C21]*[.D21]*[.F21]" office:value-type="float" office:value="0">
            <text:p>0</text:p>
          </table:table-cell>
          <table:table-cell table:number-columns-repeated="6"/>
          <table:table-cell table:formula="of:=[.$L$2]*[.B21]+[.$M$2]*[.C21]" office:value-type="float" office:value="51.2590425790933">
            <text:p>51.2590425791</text:p>
          </table:table-cell>
          <table:table-cell/>
          <table:table-cell table:formula="of:=[.D21]*[.F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988521775">
            <text:p>3.8988521775</text:p>
          </table:table-cell>
          <table:table-cell office:value-type="float" office:value="1.35503426">
            <text:p>1.355034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]*[.D22]*[.F22]" office:value-type="float" office:value="0">
            <text:p>0</text:p>
          </table:table-cell>
          <table:table-cell table:formula="of:=[.C22]*[.D22]*[.F22]" office:value-type="float" office:value="0">
            <text:p>0</text:p>
          </table:table-cell>
          <table:table-cell table:number-columns-repeated="6"/>
          <table:table-cell table:formula="of:=[.$L$2]*[.B22]+[.$M$2]*[.C22]" office:value-type="float" office:value="56.0245128148202">
            <text:p>56.0245128148</text:p>
          </table:table-cell>
          <table:table-cell/>
          <table:table-cell table:formula="of:=[.D22]*[.F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2689633736">
            <text:p>3.2689633736</text:p>
          </table:table-cell>
          <table:table-cell office:value-type="float" office:value="0.9643527475">
            <text:p>0.9643527475</text:p>
          </table:table-cell>
          <table:table-cell office:value-type="float" office:value="1">
            <text:p>1</text:p>
          </table:table-cell>
          <table:table-cell/>
          <table:table-cell office:value-type="float" office:value="0.504095016837374">
            <text:p>0.5040950168</text:p>
          </table:table-cell>
          <table:table-cell/>
          <table:table-cell table:formula="of:=[.B23]*[.D23]*[.F23]" office:value-type="float" office:value="1.64786814685565">
            <text:p>1.6478681469</text:p>
          </table:table-cell>
          <table:table-cell table:formula="of:=[.C23]*[.D23]*[.F23]" office:value-type="float" office:value="0.48612541448818">
            <text:p>0.4861254145</text:p>
          </table:table-cell>
          <table:table-cell table:number-columns-repeated="6"/>
          <table:table-cell table:formula="of:=[.$L$2]*[.B23]+[.$M$2]*[.C23]" office:value-type="float" office:value="50.8420240626062">
            <text:p>50.8420240626</text:p>
          </table:table-cell>
          <table:table-cell/>
          <table:table-cell table:formula="of:=[.D23]*[.F23]" office:value-type="float" office:value="0.504095016837374">
            <text:p>0.5040950168</text:p>
          </table:table-cell>
          <table:table-cell/>
        </table:table-row>
        <table:table-row table:style-name="ro1">
          <table:table-cell/>
          <table:table-cell office:value-type="float" office:value="4.9592571192">
            <text:p>4.9592571192</text:p>
          </table:table-cell>
          <table:table-cell office:value-type="float" office:value="2.0877970118">
            <text:p>2.08779701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]*[.D24]*[.F24]" office:value-type="float" office:value="0">
            <text:p>0</text:p>
          </table:table-cell>
          <table:table-cell table:formula="of:=[.C24]*[.D24]*[.F24]" office:value-type="float" office:value="0">
            <text:p>0</text:p>
          </table:table-cell>
          <table:table-cell table:number-columns-repeated="6"/>
          <table:table-cell table:formula="of:=[.$L$2]*[.B24]+[.$M$2]*[.C24]" office:value-type="float" office:value="63.0585796705742">
            <text:p>63.0585796706</text:p>
          </table:table-cell>
          <table:table-cell/>
          <table:table-cell table:formula="of:=[.D24]*[.F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194939011">
            <text:p>4.6194939011</text:p>
          </table:table-cell>
          <table:table-cell office:value-type="float" office:value="1.4787360162">
            <text:p>1.478736016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]*[.D25]*[.F25]" office:value-type="float" office:value="0">
            <text:p>0</text:p>
          </table:table-cell>
          <table:table-cell table:formula="of:=[.C25]*[.D25]*[.F25]" office:value-type="float" office:value="0">
            <text:p>0</text:p>
          </table:table-cell>
          <table:table-cell table:number-columns-repeated="6"/>
          <table:table-cell table:formula="of:=[.$L$2]*[.B25]+[.$M$2]*[.C25]" office:value-type="float" office:value="69.2346823727661">
            <text:p>69.2346823728</text:p>
          </table:table-cell>
          <table:table-cell/>
          <table:table-cell table:formula="of:=[.D25]*[.F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854272536">
            <text:p>3.8854272536</text:p>
          </table:table-cell>
          <table:table-cell office:value-type="float" office:value="3.1779177631">
            <text:p>3.1779177631</text:p>
          </table:table-cell>
          <table:table-cell office:value-type="float" office:value="1">
            <text:p>1</text:p>
          </table:table-cell>
          <table:table-cell/>
          <table:table-cell office:value-type="float" office:value="0.530529953569098">
            <text:p>0.5305299536</text:p>
          </table:table-cell>
          <table:table-cell/>
          <table:table-cell table:formula="of:=[.B26]*[.D26]*[.F26]" office:value-type="float" office:value="2.06133554044852">
            <text:p>2.0613355404</text:p>
          </table:table-cell>
          <table:table-cell table:formula="of:=[.C26]*[.D26]*[.F26]" office:value-type="float" office:value="1.68598056330386">
            <text:p>1.6859805633</text:p>
          </table:table-cell>
          <table:table-cell table:number-columns-repeated="6"/>
          <table:table-cell table:formula="of:=[.$L$2]*[.B26]+[.$M$2]*[.C26]" office:value-type="float" office:value="14.6695457829696">
            <text:p>14.669545783</text:p>
          </table:table-cell>
          <table:table-cell/>
          <table:table-cell table:formula="of:=[.D26]*[.F26]" office:value-type="float" office:value="0.530529953569098">
            <text:p>0.5305299536</text:p>
          </table:table-cell>
          <table:table-cell/>
        </table:table-row>
        <table:table-row table:style-name="ro1">
          <table:table-cell/>
          <table:table-cell office:value-type="float" office:value="5.8046114378">
            <text:p>5.8046114378</text:p>
          </table:table-cell>
          <table:table-cell office:value-type="float" office:value="1.502510597">
            <text:p>1.50251059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]*[.D27]*[.F27]" office:value-type="float" office:value="0">
            <text:p>0</text:p>
          </table:table-cell>
          <table:table-cell table:formula="of:=[.C27]*[.D27]*[.F27]" office:value-type="float" office:value="0">
            <text:p>0</text:p>
          </table:table-cell>
          <table:table-cell table:number-columns-repeated="6"/>
          <table:table-cell table:formula="of:=[.$L$2]*[.B27]+[.$M$2]*[.C27]" office:value-type="float" office:value="95.0056392588689">
            <text:p>95.0056392589</text:p>
          </table:table-cell>
          <table:table-cell/>
          <table:table-cell table:formula="of:=[.D27]*[.F2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4871827994">
            <text:p>5.4871827994</text:p>
          </table:table-cell>
          <table:table-cell office:value-type="float" office:value="2.766520173">
            <text:p>2.766520173</text:p>
          </table:table-cell>
          <table:table-cell office:value-type="float" office:value="1">
            <text:p>1</text:p>
          </table:table-cell>
          <table:table-cell/>
          <table:table-cell office:value-type="float" office:value="0.596968369833718">
            <text:p>0.5969683698</text:p>
          </table:table-cell>
          <table:table-cell/>
          <table:table-cell table:formula="of:=[.B28]*[.D28]*[.F28]" office:value-type="float" office:value="3.27567457073744">
            <text:p>3.2756745707</text:p>
          </table:table-cell>
          <table:table-cell table:formula="of:=[.C28]*[.D28]*[.F28]" office:value-type="float" office:value="1.65152503778791">
            <text:p>1.6515250378</text:p>
          </table:table-cell>
          <table:table-cell table:number-columns-repeated="6"/>
          <table:table-cell table:formula="of:=[.$L$2]*[.B28]+[.$M$2]*[.C28]" office:value-type="float" office:value="59.49017222105">
            <text:p>59.4901722211</text:p>
          </table:table-cell>
          <table:table-cell/>
          <table:table-cell table:formula="of:=[.D28]*[.F28]" office:value-type="float" office:value="0.596968369833718">
            <text:p>0.5969683698</text:p>
          </table:table-cell>
          <table:table-cell/>
        </table:table-row>
        <table:table-row table:style-name="ro1">
          <table:table-cell/>
          <table:table-cell office:value-type="float" office:value="4.4222587047">
            <text:p>4.4222587047</text:p>
          </table:table-cell>
          <table:table-cell office:value-type="float" office:value="1.6723912851">
            <text:p>1.672391285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]*[.D29]*[.F29]" office:value-type="float" office:value="0">
            <text:p>0</text:p>
          </table:table-cell>
          <table:table-cell table:formula="of:=[.C29]*[.D29]*[.F29]" office:value-type="float" office:value="0">
            <text:p>0</text:p>
          </table:table-cell>
          <table:table-cell table:number-columns-repeated="6"/>
          <table:table-cell table:formula="of:=[.$L$2]*[.B29]+[.$M$2]*[.C29]" office:value-type="float" office:value="60.4948743811862">
            <text:p>60.4948743812</text:p>
          </table:table-cell>
          <table:table-cell/>
          <table:table-cell table:formula="of:=[.D29]*[.F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136618407">
            <text:p>4.7136618407</text:p>
          </table:table-cell>
          <table:table-cell office:value-type="float" office:value="1.5375758082">
            <text:p>1.537575808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]*[.D30]*[.F30]" office:value-type="float" office:value="0">
            <text:p>0</text:p>
          </table:table-cell>
          <table:table-cell table:formula="of:=[.C30]*[.D30]*[.F30]" office:value-type="float" office:value="0">
            <text:p>0</text:p>
          </table:table-cell>
          <table:table-cell table:number-columns-repeated="6"/>
          <table:table-cell table:formula="of:=[.$L$2]*[.B30]+[.$M$2]*[.C30]" office:value-type="float" office:value="69.9997043720064">
            <text:p>69.999704372</text:p>
          </table:table-cell>
          <table:table-cell/>
          <table:table-cell table:formula="of:=[.D30]*[.F3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495298025">
            <text:p>4.1495298025</text:p>
          </table:table-cell>
          <table:table-cell office:value-type="float" office:value="1.495934638">
            <text:p>1.49593463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]*[.D31]*[.F31]" office:value-type="float" office:value="0">
            <text:p>0</text:p>
          </table:table-cell>
          <table:table-cell table:formula="of:=[.C31]*[.D31]*[.F31]" office:value-type="float" office:value="0">
            <text:p>0</text:p>
          </table:table-cell>
          <table:table-cell table:number-columns-repeated="6"/>
          <table:table-cell table:formula="of:=[.$L$2]*[.B31]+[.$M$2]*[.C31]" office:value-type="float" office:value="58.4153724924361">
            <text:p>58.4153724924</text:p>
          </table:table-cell>
          <table:table-cell/>
          <table:table-cell table:formula="of:=[.D31]*[.F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4608505967">
            <text:p>3.4608505967</text:p>
          </table:table-cell>
          <table:table-cell office:value-type="float" office:value="1.8379078313">
            <text:p>1.837907831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]*[.D32]*[.F32]" office:value-type="float" office:value="0">
            <text:p>0</text:p>
          </table:table-cell>
          <table:table-cell table:formula="of:=[.C32]*[.D32]*[.F32]" office:value-type="float" office:value="0">
            <text:p>0</text:p>
          </table:table-cell>
          <table:table-cell table:number-columns-repeated="6"/>
          <table:table-cell table:formula="of:=[.$L$2]*[.B32]+[.$M$2]*[.C32]" office:value-type="float" office:value="35.4262462653574">
            <text:p>35.4262462654</text:p>
          </table:table-cell>
          <table:table-cell/>
          <table:table-cell table:formula="of:=[.D32]*[.F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638062431">
            <text:p>4.1638062431</text:p>
          </table:table-cell>
          <table:table-cell office:value-type="float" office:value="2.3248450572">
            <text:p>2.324845057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]*[.D33]*[.F33]" office:value-type="float" office:value="0">
            <text:p>0</text:p>
          </table:table-cell>
          <table:table-cell table:formula="of:=[.C33]*[.D33]*[.F33]" office:value-type="float" office:value="0">
            <text:p>0</text:p>
          </table:table-cell>
          <table:table-cell table:number-columns-repeated="6"/>
          <table:table-cell table:formula="of:=[.$L$2]*[.B33]+[.$M$2]*[.C33]" office:value-type="float" office:value="40.0626470241598">
            <text:p>40.0626470242</text:p>
          </table:table-cell>
          <table:table-cell/>
          <table:table-cell table:formula="of:=[.D33]*[.F3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483921654">
            <text:p>5.1483921654</text:p>
          </table:table-cell>
          <table:table-cell office:value-type="float" office:value="1.6171155315">
            <text:p>1.61711553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]*[.D34]*[.F34]" office:value-type="float" office:value="0">
            <text:p>0</text:p>
          </table:table-cell>
          <table:table-cell table:formula="of:=[.C34]*[.D34]*[.F34]" office:value-type="float" office:value="0">
            <text:p>0</text:p>
          </table:table-cell>
          <table:table-cell table:number-columns-repeated="6"/>
          <table:table-cell table:formula="of:=[.$L$2]*[.B34]+[.$M$2]*[.C34]" office:value-type="float" office:value="77.8580723977335">
            <text:p>77.8580723977</text:p>
          </table:table-cell>
          <table:table-cell/>
          <table:table-cell table:formula="of:=[.D34]*[.F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045018251">
            <text:p>4.9045018251</text:p>
          </table:table-cell>
          <table:table-cell office:value-type="float" office:value="1.0969853537">
            <text:p>1.096985353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]*[.D35]*[.F35]" office:value-type="float" office:value="0">
            <text:p>0</text:p>
          </table:table-cell>
          <table:table-cell table:formula="of:=[.C35]*[.D35]*[.F35]" office:value-type="float" office:value="0">
            <text:p>0</text:p>
          </table:table-cell>
          <table:table-cell table:number-columns-repeated="6"/>
          <table:table-cell table:formula="of:=[.$L$2]*[.B35]+[.$M$2]*[.C35]" office:value-type="float" office:value="84.1592992685918">
            <text:p>84.1592992686</text:p>
          </table:table-cell>
          <table:table-cell/>
          <table:table-cell table:formula="of:=[.D35]*[.F3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894352327">
            <text:p>4.5894352327</text:p>
          </table:table-cell>
          <table:table-cell office:value-type="float" office:value="2.5567089628">
            <text:p>2.556708962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]*[.D36]*[.F36]" office:value-type="float" office:value="0">
            <text:p>0</text:p>
          </table:table-cell>
          <table:table-cell table:formula="of:=[.C36]*[.D36]*[.F36]" office:value-type="float" office:value="0">
            <text:p>0</text:p>
          </table:table-cell>
          <table:table-cell table:number-columns-repeated="6"/>
          <table:table-cell table:formula="of:=[.$L$2]*[.B36]+[.$M$2]*[.C36]" office:value-type="float" office:value="44.2881784885054">
            <text:p>44.2881784885</text:p>
          </table:table-cell>
          <table:table-cell/>
          <table:table-cell table:formula="of:=[.D36]*[.F3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625942562">
            <text:p>3.8625942562</text:p>
          </table:table-cell>
          <table:table-cell office:value-type="float" office:value="1.733665756">
            <text:p>1.7336657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]*[.D37]*[.F37]" office:value-type="float" office:value="0">
            <text:p>0</text:p>
          </table:table-cell>
          <table:table-cell table:formula="of:=[.C37]*[.D37]*[.F37]" office:value-type="float" office:value="0">
            <text:p>0</text:p>
          </table:table-cell>
          <table:table-cell table:number-columns-repeated="6"/>
          <table:table-cell table:formula="of:=[.$L$2]*[.B37]+[.$M$2]*[.C37]" office:value-type="float" office:value="46.6917327478271">
            <text:p>46.6917327478</text:p>
          </table:table-cell>
          <table:table-cell/>
          <table:table-cell table:formula="of:=[.D37]*[.F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293117815">
            <text:p>3.7293117815</text:p>
          </table:table-cell>
          <table:table-cell office:value-type="float" office:value="1.978859801">
            <text:p>1.9788598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]*[.D38]*[.F38]" office:value-type="float" office:value="0">
            <text:p>0</text:p>
          </table:table-cell>
          <table:table-cell table:formula="of:=[.C38]*[.D38]*[.F38]" office:value-type="float" office:value="0">
            <text:p>0</text:p>
          </table:table-cell>
          <table:table-cell table:number-columns-repeated="6"/>
          <table:table-cell table:formula="of:=[.$L$2]*[.B38]+[.$M$2]*[.C38]" office:value-type="float" office:value="38.2106913168186">
            <text:p>38.2106913168</text:p>
          </table:table-cell>
          <table:table-cell/>
          <table:table-cell table:formula="of:=[.D38]*[.F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2046584747">
            <text:p>5.2046584747</text:p>
          </table:table-cell>
          <table:table-cell office:value-type="float" office:value="1.3612958044">
            <text:p>1.36129580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]*[.D39]*[.F39]" office:value-type="float" office:value="0">
            <text:p>0</text:p>
          </table:table-cell>
          <table:table-cell table:formula="of:=[.C39]*[.D39]*[.F39]" office:value-type="float" office:value="0">
            <text:p>0</text:p>
          </table:table-cell>
          <table:table-cell table:number-columns-repeated="6"/>
          <table:table-cell table:formula="of:=[.$L$2]*[.B39]+[.$M$2]*[.C39]" office:value-type="float" office:value="84.8688845107833">
            <text:p>84.8688845108</text:p>
          </table:table-cell>
          <table:table-cell/>
          <table:table-cell table:formula="of:=[.D39]*[.F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895019587">
            <text:p>4.4895019587</text:p>
          </table:table-cell>
          <table:table-cell office:value-type="float" office:value="0.6383126145">
            <text:p>0.638312614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0]*[.D40]*[.F40]" office:value-type="float" office:value="0">
            <text:p>0</text:p>
          </table:table-cell>
          <table:table-cell table:formula="of:=[.C40]*[.D40]*[.F40]" office:value-type="float" office:value="0">
            <text:p>0</text:p>
          </table:table-cell>
          <table:table-cell table:number-columns-repeated="6"/>
          <table:table-cell table:formula="of:=[.$L$2]*[.B40]+[.$M$2]*[.C40]" office:value-type="float" office:value="85.2781416928553">
            <text:p>85.2781416929</text:p>
          </table:table-cell>
          <table:table-cell/>
          <table:table-cell table:formula="of:=[.D40]*[.F4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709377243">
            <text:p>4.5709377243</text:p>
          </table:table-cell>
          <table:table-cell office:value-type="float" office:value="0.9920750556">
            <text:p>0.99207505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1]*[.D41]*[.F41]" office:value-type="float" office:value="0">
            <text:p>0</text:p>
          </table:table-cell>
          <table:table-cell table:formula="of:=[.C41]*[.D41]*[.F41]" office:value-type="float" office:value="0">
            <text:p>0</text:p>
          </table:table-cell>
          <table:table-cell table:number-columns-repeated="6"/>
          <table:table-cell table:formula="of:=[.$L$2]*[.B41]+[.$M$2]*[.C41]" office:value-type="float" office:value="79.1179740954938">
            <text:p>79.1179740955</text:p>
          </table:table-cell>
          <table:table-cell/>
          <table:table-cell table:formula="of:=[.D41]*[.F4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607180423">
            <text:p>3.8607180423</text:p>
          </table:table-cell>
          <table:table-cell office:value-type="float" office:value="0.9542075016">
            <text:p>0.95420750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2]*[.D42]*[.F42]" office:value-type="float" office:value="0">
            <text:p>0</text:p>
          </table:table-cell>
          <table:table-cell table:formula="of:=[.C42]*[.D42]*[.F42]" office:value-type="float" office:value="0">
            <text:p>0</text:p>
          </table:table-cell>
          <table:table-cell table:number-columns-repeated="6"/>
          <table:table-cell table:formula="of:=[.$L$2]*[.B42]+[.$M$2]*[.C42]" office:value-type="float" office:value="64.2058944518902">
            <text:p>64.2058944519</text:p>
          </table:table-cell>
          <table:table-cell/>
          <table:table-cell table:formula="of:=[.D42]*[.F4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575078168">
            <text:p>4.6575078168</text:p>
          </table:table-cell>
          <table:table-cell office:value-type="float" office:value="1.1218803805">
            <text:p>1.12188038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3]*[.D43]*[.F43]" office:value-type="float" office:value="0">
            <text:p>0</text:p>
          </table:table-cell>
          <table:table-cell table:formula="of:=[.C43]*[.D43]*[.F43]" office:value-type="float" office:value="0">
            <text:p>0</text:p>
          </table:table-cell>
          <table:table-cell table:number-columns-repeated="6"/>
          <table:table-cell table:formula="of:=[.$L$2]*[.B43]+[.$M$2]*[.C43]" office:value-type="float" office:value="78.1159811431918">
            <text:p>78.1159811432</text:p>
          </table:table-cell>
          <table:table-cell/>
          <table:table-cell table:formula="of:=[.D43]*[.F4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001217187">
            <text:p>4.8001217187</text:p>
          </table:table-cell>
          <table:table-cell office:value-type="float" office:value="1.340539601">
            <text:p>1.3405396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4]*[.D44]*[.F44]" office:value-type="float" office:value="0">
            <text:p>0</text:p>
          </table:table-cell>
          <table:table-cell table:formula="of:=[.C44]*[.D44]*[.F44]" office:value-type="float" office:value="0">
            <text:p>0</text:p>
          </table:table-cell>
          <table:table-cell table:number-columns-repeated="6"/>
          <table:table-cell table:formula="of:=[.$L$2]*[.B44]+[.$M$2]*[.C44]" office:value-type="float" office:value="76.3567462845758">
            <text:p>76.3567462846</text:p>
          </table:table-cell>
          <table:table-cell/>
          <table:table-cell table:formula="of:=[.D44]*[.F4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159835677">
            <text:p>4.7159835677</text:p>
          </table:table-cell>
          <table:table-cell office:value-type="float" office:value="1.3905833953">
            <text:p>1.390583395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5]*[.D45]*[.F45]" office:value-type="float" office:value="0">
            <text:p>0</text:p>
          </table:table-cell>
          <table:table-cell table:formula="of:=[.C45]*[.D45]*[.F45]" office:value-type="float" office:value="0">
            <text:p>0</text:p>
          </table:table-cell>
          <table:table-cell table:number-columns-repeated="6"/>
          <table:table-cell table:formula="of:=[.$L$2]*[.B45]+[.$M$2]*[.C45]" office:value-type="float" office:value="73.3619638753276">
            <text:p>73.3619638753</text:p>
          </table:table-cell>
          <table:table-cell/>
          <table:table-cell table:formula="of:=[.D45]*[.F4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15133183">
            <text:p>4.615133183</text:p>
          </table:table-cell>
          <table:table-cell office:value-type="float" office:value="1.9374168053">
            <text:p>1.937416805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6]*[.D46]*[.F46]" office:value-type="float" office:value="0">
            <text:p>0</text:p>
          </table:table-cell>
          <table:table-cell table:formula="of:=[.C46]*[.D46]*[.F46]" office:value-type="float" office:value="0">
            <text:p>0</text:p>
          </table:table-cell>
          <table:table-cell table:number-columns-repeated="6"/>
          <table:table-cell table:formula="of:=[.$L$2]*[.B46]+[.$M$2]*[.C46]" office:value-type="float" office:value="58.806977297037">
            <text:p>58.806977297</text:p>
          </table:table-cell>
          <table:table-cell/>
          <table:table-cell table:formula="of:=[.D46]*[.F4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429669357">
            <text:p>4.2429669357</text:p>
          </table:table-cell>
          <table:table-cell office:value-type="float" office:value="1.5631003893">
            <text:p>1.563100389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7]*[.D47]*[.F47]" office:value-type="float" office:value="0">
            <text:p>0</text:p>
          </table:table-cell>
          <table:table-cell table:formula="of:=[.C47]*[.D47]*[.F47]" office:value-type="float" office:value="0">
            <text:p>0</text:p>
          </table:table-cell>
          <table:table-cell table:number-columns-repeated="6"/>
          <table:table-cell table:formula="of:=[.$L$2]*[.B47]+[.$M$2]*[.C47]" office:value-type="float" office:value="58.9766462148181">
            <text:p>58.9766462148</text:p>
          </table:table-cell>
          <table:table-cell/>
          <table:table-cell table:formula="of:=[.D47]*[.F4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618757087">
            <text:p>4.4618757087</text:p>
          </table:table-cell>
          <table:table-cell office:value-type="float" office:value="1.9985376505">
            <text:p>1.99853765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8]*[.D48]*[.F48]" office:value-type="float" office:value="0">
            <text:p>0</text:p>
          </table:table-cell>
          <table:table-cell table:formula="of:=[.C48]*[.D48]*[.F48]" office:value-type="float" office:value="0">
            <text:p>0</text:p>
          </table:table-cell>
          <table:table-cell table:number-columns-repeated="6"/>
          <table:table-cell table:formula="of:=[.$L$2]*[.B48]+[.$M$2]*[.C48]" office:value-type="float" office:value="54.0284416912192">
            <text:p>54.0284416912</text:p>
          </table:table-cell>
          <table:table-cell/>
          <table:table-cell table:formula="of:=[.D48]*[.F4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473514952">
            <text:p>4.3473514952</text:p>
          </table:table-cell>
          <table:table-cell office:value-type="float" office:value="2.1652403259">
            <text:p>2.165240325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9]*[.D49]*[.F49]" office:value-type="float" office:value="0">
            <text:p>0</text:p>
          </table:table-cell>
          <table:table-cell table:formula="of:=[.C49]*[.D49]*[.F49]" office:value-type="float" office:value="0">
            <text:p>0</text:p>
          </table:table-cell>
          <table:table-cell table:number-columns-repeated="6"/>
          <table:table-cell table:formula="of:=[.$L$2]*[.B49]+[.$M$2]*[.C49]" office:value-type="float" office:value="47.7316516009555">
            <text:p>47.731651601</text:p>
          </table:table-cell>
          <table:table-cell/>
          <table:table-cell table:formula="of:=[.D49]*[.F4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664990572">
            <text:p>3.9664990572</text:p>
          </table:table-cell>
          <table:table-cell office:value-type="float" office:value="0.9673873631">
            <text:p>0.96738736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0]*[.D50]*[.F50]" office:value-type="float" office:value="0">
            <text:p>0</text:p>
          </table:table-cell>
          <table:table-cell table:formula="of:=[.C50]*[.D50]*[.F50]" office:value-type="float" office:value="0">
            <text:p>0</text:p>
          </table:table-cell>
          <table:table-cell table:number-columns-repeated="6"/>
          <table:table-cell table:formula="of:=[.$L$2]*[.B50]+[.$M$2]*[.C50]" office:value-type="float" office:value="66.2570983431354">
            <text:p>66.2570983431</text:p>
          </table:table-cell>
          <table:table-cell/>
          <table:table-cell table:formula="of:=[.D50]*[.F5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185340454">
            <text:p>4.8185340454</text:p>
          </table:table-cell>
          <table:table-cell office:value-type="float" office:value="1.817370244">
            <text:p>1.8173702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1]*[.D51]*[.F51]" office:value-type="float" office:value="0">
            <text:p>0</text:p>
          </table:table-cell>
          <table:table-cell table:formula="of:=[.C51]*[.D51]*[.F51]" office:value-type="float" office:value="0">
            <text:p>0</text:p>
          </table:table-cell>
          <table:table-cell table:number-columns-repeated="6"/>
          <table:table-cell table:formula="of:=[.$L$2]*[.B51]+[.$M$2]*[.C51]" office:value-type="float" office:value="66.0257509876258">
            <text:p>66.0257509876</text:p>
          </table:table-cell>
          <table:table-cell/>
          <table:table-cell table:formula="of:=[.D51]*[.F5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303490659">
            <text:p>4.3303490659</text:p>
          </table:table-cell>
          <table:table-cell office:value-type="float" office:value="2.3259953561">
            <text:p>2.325995356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2]*[.D52]*[.F52]" office:value-type="float" office:value="0">
            <text:p>0</text:p>
          </table:table-cell>
          <table:table-cell table:formula="of:=[.C52]*[.D52]*[.F52]" office:value-type="float" office:value="0">
            <text:p>0</text:p>
          </table:table-cell>
          <table:table-cell table:number-columns-repeated="6"/>
          <table:table-cell table:formula="of:=[.$L$2]*[.B52]+[.$M$2]*[.C52]" office:value-type="float" office:value="43.7335431701899">
            <text:p>43.7335431702</text:p>
          </table:table-cell>
          <table:table-cell/>
          <table:table-cell table:formula="of:=[.D52]*[.F5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5847015444">
            <text:p>3.5847015444</text:p>
          </table:table-cell>
          <table:table-cell office:value-type="float" office:value="1.9636870022">
            <text:p>1.963687002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3]*[.D53]*[.F53]" office:value-type="float" office:value="0">
            <text:p>0</text:p>
          </table:table-cell>
          <table:table-cell table:formula="of:=[.C53]*[.D53]*[.F53]" office:value-type="float" office:value="0">
            <text:p>0</text:p>
          </table:table-cell>
          <table:table-cell table:number-columns-repeated="6"/>
          <table:table-cell table:formula="of:=[.$L$2]*[.B53]+[.$M$2]*[.C53]" office:value-type="float" office:value="35.3424698383051">
            <text:p>35.3424698383</text:p>
          </table:table-cell>
          <table:table-cell/>
          <table:table-cell table:formula="of:=[.D53]*[.F5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917073825">
            <text:p>4.8917073825</text:p>
          </table:table-cell>
          <table:table-cell office:value-type="float" office:value="1.8018638273">
            <text:p>1.801863827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4]*[.D54]*[.F54]" office:value-type="float" office:value="0">
            <text:p>0</text:p>
          </table:table-cell>
          <table:table-cell table:formula="of:=[.C54]*[.D54]*[.F54]" office:value-type="float" office:value="0">
            <text:p>0</text:p>
          </table:table-cell>
          <table:table-cell table:number-columns-repeated="6"/>
          <table:table-cell table:formula="of:=[.$L$2]*[.B54]+[.$M$2]*[.C54]" office:value-type="float" office:value="67.9992554339993">
            <text:p>67.999255434</text:p>
          </table:table-cell>
          <table:table-cell/>
          <table:table-cell table:formula="of:=[.D54]*[.F5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99207737">
            <text:p>4.899207737</text:p>
          </table:table-cell>
          <table:table-cell office:value-type="float" office:value="1.5405510618">
            <text:p>1.54055106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5]*[.D55]*[.F55]" office:value-type="float" office:value="0">
            <text:p>0</text:p>
          </table:table-cell>
          <table:table-cell table:formula="of:=[.C55]*[.D55]*[.F55]" office:value-type="float" office:value="0">
            <text:p>0</text:p>
          </table:table-cell>
          <table:table-cell table:number-columns-repeated="6"/>
          <table:table-cell table:formula="of:=[.$L$2]*[.B55]+[.$M$2]*[.C55]" office:value-type="float" office:value="74.0513142135313">
            <text:p>74.0513142135</text:p>
          </table:table-cell>
          <table:table-cell/>
          <table:table-cell table:formula="of:=[.D55]*[.F5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435606869">
            <text:p>4.0435606869</text:p>
          </table:table-cell>
          <table:table-cell office:value-type="float" office:value="1.6466808294">
            <text:p>1.646680829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6]*[.D56]*[.F56]" office:value-type="float" office:value="0">
            <text:p>0</text:p>
          </table:table-cell>
          <table:table-cell table:formula="of:=[.C56]*[.D56]*[.F56]" office:value-type="float" office:value="0">
            <text:p>0</text:p>
          </table:table-cell>
          <table:table-cell table:number-columns-repeated="6"/>
          <table:table-cell table:formula="of:=[.$L$2]*[.B56]+[.$M$2]*[.C56]" office:value-type="float" office:value="52.6678719825809">
            <text:p>52.6678719826</text:p>
          </table:table-cell>
          <table:table-cell/>
          <table:table-cell table:formula="of:=[.D56]*[.F5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877365949">
            <text:p>4.8877365949</text:p>
          </table:table-cell>
          <table:table-cell office:value-type="float" office:value="1.2654046985">
            <text:p>1.265404698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7]*[.D57]*[.F57]" office:value-type="float" office:value="0">
            <text:p>0</text:p>
          </table:table-cell>
          <table:table-cell table:formula="of:=[.C57]*[.D57]*[.F57]" office:value-type="float" office:value="0">
            <text:p>0</text:p>
          </table:table-cell>
          <table:table-cell table:number-columns-repeated="6"/>
          <table:table-cell table:formula="of:=[.$L$2]*[.B57]+[.$M$2]*[.C57]" office:value-type="float" office:value="79.9938319727026">
            <text:p>79.9938319727</text:p>
          </table:table-cell>
          <table:table-cell/>
          <table:table-cell table:formula="of:=[.D57]*[.F5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519260178">
            <text:p>4.5519260178</text:p>
          </table:table-cell>
          <table:table-cell office:value-type="float" office:value="1.3428864193">
            <text:p>1.342886419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8]*[.D58]*[.F58]" office:value-type="float" office:value="0">
            <text:p>0</text:p>
          </table:table-cell>
          <table:table-cell table:formula="of:=[.C58]*[.D58]*[.F58]" office:value-type="float" office:value="0">
            <text:p>0</text:p>
          </table:table-cell>
          <table:table-cell table:number-columns-repeated="6"/>
          <table:table-cell table:formula="of:=[.$L$2]*[.B58]+[.$M$2]*[.C58]" office:value-type="float" office:value="70.7946091387377">
            <text:p>70.7946091387</text:p>
          </table:table-cell>
          <table:table-cell/>
          <table:table-cell table:formula="of:=[.D58]*[.F5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410681646">
            <text:p>5.410681646</text:p>
          </table:table-cell>
          <table:table-cell office:value-type="float" office:value="1.7072609448">
            <text:p>1.70726094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59]*[.D59]*[.F59]" office:value-type="float" office:value="0">
            <text:p>0</text:p>
          </table:table-cell>
          <table:table-cell table:formula="of:=[.C59]*[.D59]*[.F59]" office:value-type="float" office:value="0">
            <text:p>0</text:p>
          </table:table-cell>
          <table:table-cell table:number-columns-repeated="6"/>
          <table:table-cell table:formula="of:=[.$L$2]*[.B59]+[.$M$2]*[.C59]" office:value-type="float" office:value="81.6498428084975">
            <text:p>81.6498428085</text:p>
          </table:table-cell>
          <table:table-cell/>
          <table:table-cell table:formula="of:=[.D59]*[.F5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351895955">
            <text:p>4.0351895955</text:p>
          </table:table-cell>
          <table:table-cell office:value-type="float" office:value="1.2515896488">
            <text:p>1.251589648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0]*[.D60]*[.F60]" office:value-type="float" office:value="0">
            <text:p>0</text:p>
          </table:table-cell>
          <table:table-cell table:formula="of:=[.C60]*[.D60]*[.F60]" office:value-type="float" office:value="0">
            <text:p>0</text:p>
          </table:table-cell>
          <table:table-cell table:number-columns-repeated="6"/>
          <table:table-cell table:formula="of:=[.$L$2]*[.B60]+[.$M$2]*[.C60]" office:value-type="float" office:value="61.3807305084916">
            <text:p>61.3807305085</text:p>
          </table:table-cell>
          <table:table-cell/>
          <table:table-cell table:formula="of:=[.D60]*[.F6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960410546">
            <text:p>4.1960410546</text:p>
          </table:table-cell>
          <table:table-cell office:value-type="float" office:value="2.3148073924">
            <text:p>2.314807392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1]*[.D61]*[.F61]" office:value-type="float" office:value="0">
            <text:p>0</text:p>
          </table:table-cell>
          <table:table-cell table:formula="of:=[.C61]*[.D61]*[.F61]" office:value-type="float" office:value="0">
            <text:p>0</text:p>
          </table:table-cell>
          <table:table-cell table:number-columns-repeated="6"/>
          <table:table-cell table:formula="of:=[.$L$2]*[.B61]+[.$M$2]*[.C61]" office:value-type="float" office:value="41.0042527000259">
            <text:p>41.0042527</text:p>
          </table:table-cell>
          <table:table-cell/>
          <table:table-cell table:formula="of:=[.D61]*[.F6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38700953">
            <text:p>3.938700953</text:p>
          </table:table-cell>
          <table:table-cell office:value-type="float" office:value="1.3624909204">
            <text:p>1.362490920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2]*[.D62]*[.F62]" office:value-type="float" office:value="0">
            <text:p>0</text:p>
          </table:table-cell>
          <table:table-cell table:formula="of:=[.C62]*[.D62]*[.F62]" office:value-type="float" office:value="0">
            <text:p>0</text:p>
          </table:table-cell>
          <table:table-cell table:number-columns-repeated="6"/>
          <table:table-cell table:formula="of:=[.$L$2]*[.B62]+[.$M$2]*[.C62]" office:value-type="float" office:value="56.7411018249701">
            <text:p>56.741101825</text:p>
          </table:table-cell>
          <table:table-cell/>
          <table:table-cell table:formula="of:=[.D62]*[.F6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153431924">
            <text:p>5.0153431924</text:p>
          </table:table-cell>
          <table:table-cell office:value-type="float" office:value="1.4926904454">
            <text:p>1.492690445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3]*[.D63]*[.F63]" office:value-type="float" office:value="0">
            <text:p>0</text:p>
          </table:table-cell>
          <table:table-cell table:formula="of:=[.C63]*[.D63]*[.F63]" office:value-type="float" office:value="0">
            <text:p>0</text:p>
          </table:table-cell>
          <table:table-cell table:number-columns-repeated="6"/>
          <table:table-cell table:formula="of:=[.$L$2]*[.B63]+[.$M$2]*[.C63]" office:value-type="float" office:value="77.707179134094">
            <text:p>77.7071791341</text:p>
          </table:table-cell>
          <table:table-cell/>
          <table:table-cell table:formula="of:=[.D63]*[.F6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418968658">
            <text:p>4.7418968658</text:p>
          </table:table-cell>
          <table:table-cell office:value-type="float" office:value="1.9667884826">
            <text:p>1.96678848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4]*[.D64]*[.F64]" office:value-type="float" office:value="0">
            <text:p>0</text:p>
          </table:table-cell>
          <table:table-cell table:formula="of:=[.C64]*[.D64]*[.F64]" office:value-type="float" office:value="0">
            <text:p>0</text:p>
          </table:table-cell>
          <table:table-cell table:number-columns-repeated="6"/>
          <table:table-cell table:formula="of:=[.$L$2]*[.B64]+[.$M$2]*[.C64]" office:value-type="float" office:value="60.9592504658883">
            <text:p>60.9592504659</text:p>
          </table:table-cell>
          <table:table-cell/>
          <table:table-cell table:formula="of:=[.D64]*[.F6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016563015">
            <text:p>4.7016563015</text:p>
          </table:table-cell>
          <table:table-cell office:value-type="float" office:value="1.652870836">
            <text:p>1.65287083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5]*[.D65]*[.F65]" office:value-type="float" office:value="0">
            <text:p>0</text:p>
          </table:table-cell>
          <table:table-cell table:formula="of:=[.C65]*[.D65]*[.F65]" office:value-type="float" office:value="0">
            <text:p>0</text:p>
          </table:table-cell>
          <table:table-cell table:number-columns-repeated="6"/>
          <table:table-cell table:formula="of:=[.$L$2]*[.B65]+[.$M$2]*[.C65]" office:value-type="float" office:value="67.1364132505418">
            <text:p>67.1364132505</text:p>
          </table:table-cell>
          <table:table-cell/>
          <table:table-cell table:formula="of:=[.D65]*[.F6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995876993">
            <text:p>4.0995876993</text:p>
          </table:table-cell>
          <table:table-cell office:value-type="float" office:value="2.6929639025">
            <text:p>2.692963902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6]*[.D66]*[.F66]" office:value-type="float" office:value="0">
            <text:p>0</text:p>
          </table:table-cell>
          <table:table-cell table:formula="of:=[.C66]*[.D66]*[.F66]" office:value-type="float" office:value="0">
            <text:p>0</text:p>
          </table:table-cell>
          <table:table-cell table:number-columns-repeated="6"/>
          <table:table-cell table:formula="of:=[.$L$2]*[.B66]+[.$M$2]*[.C66]" office:value-type="float" office:value="30.3459934359386">
            <text:p>30.3459934359</text:p>
          </table:table-cell>
          <table:table-cell/>
          <table:table-cell table:formula="of:=[.D66]*[.F6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528052665">
            <text:p>4.0528052665</text:p>
          </table:table-cell>
          <table:table-cell office:value-type="float" office:value="1.3239540581">
            <text:p>1.323954058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7]*[.D67]*[.F67]" office:value-type="float" office:value="0">
            <text:p>0</text:p>
          </table:table-cell>
          <table:table-cell table:formula="of:=[.C67]*[.D67]*[.F67]" office:value-type="float" office:value="0">
            <text:p>0</text:p>
          </table:table-cell>
          <table:table-cell table:number-columns-repeated="6"/>
          <table:table-cell table:formula="of:=[.$L$2]*[.B67]+[.$M$2]*[.C67]" office:value-type="float" office:value="60.141881082337">
            <text:p>60.1418810823</text:p>
          </table:table-cell>
          <table:table-cell/>
          <table:table-cell table:formula="of:=[.D67]*[.F6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305737287">
            <text:p>3.9305737287</text:p>
          </table:table-cell>
          <table:table-cell office:value-type="float" office:value="1.4377205475">
            <text:p>1.437720547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8]*[.D68]*[.F68]" office:value-type="float" office:value="0">
            <text:p>0</text:p>
          </table:table-cell>
          <table:table-cell table:formula="of:=[.C68]*[.D68]*[.F68]" office:value-type="float" office:value="0">
            <text:p>0</text:p>
          </table:table-cell>
          <table:table-cell table:number-columns-repeated="6"/>
          <table:table-cell table:formula="of:=[.$L$2]*[.B68]+[.$M$2]*[.C68]" office:value-type="float" office:value="54.8662955394128">
            <text:p>54.8662955394</text:p>
          </table:table-cell>
          <table:table-cell/>
          <table:table-cell table:formula="of:=[.D68]*[.F6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051702841">
            <text:p>4.1051702841</text:p>
          </table:table-cell>
          <table:table-cell office:value-type="float" office:value="1.4739851502">
            <text:p>1.47398515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69]*[.D69]*[.F69]" office:value-type="float" office:value="0">
            <text:p>0</text:p>
          </table:table-cell>
          <table:table-cell table:formula="of:=[.C69]*[.D69]*[.F69]" office:value-type="float" office:value="0">
            <text:p>0</text:p>
          </table:table-cell>
          <table:table-cell table:number-columns-repeated="6"/>
          <table:table-cell table:formula="of:=[.$L$2]*[.B69]+[.$M$2]*[.C69]" office:value-type="float" office:value="57.9250803357698">
            <text:p>57.9250803358</text:p>
          </table:table-cell>
          <table:table-cell/>
          <table:table-cell table:formula="of:=[.D69]*[.F6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825350089">
            <text:p>4.2825350089</text:p>
          </table:table-cell>
          <table:table-cell office:value-type="float" office:value="1.4287521184">
            <text:p>1.428752118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0]*[.D70]*[.F70]" office:value-type="float" office:value="0">
            <text:p>0</text:p>
          </table:table-cell>
          <table:table-cell table:formula="of:=[.C70]*[.D70]*[.F70]" office:value-type="float" office:value="0">
            <text:p>0</text:p>
          </table:table-cell>
          <table:table-cell table:number-columns-repeated="6"/>
          <table:table-cell table:formula="of:=[.$L$2]*[.B70]+[.$M$2]*[.C70]" office:value-type="float" office:value="62.8808896544172">
            <text:p>62.8808896544</text:p>
          </table:table-cell>
          <table:table-cell/>
          <table:table-cell table:formula="of:=[.D70]*[.F7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870951093">
            <text:p>4.3870951093</text:p>
          </table:table-cell>
          <table:table-cell office:value-type="float" office:value="0.8350431982">
            <text:p>0.835043198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1]*[.D71]*[.F71]" office:value-type="float" office:value="0">
            <text:p>0</text:p>
          </table:table-cell>
          <table:table-cell table:formula="of:=[.C71]*[.D71]*[.F71]" office:value-type="float" office:value="0">
            <text:p>0</text:p>
          </table:table-cell>
          <table:table-cell table:number-columns-repeated="6"/>
          <table:table-cell table:formula="of:=[.$L$2]*[.B71]+[.$M$2]*[.C71]" office:value-type="float" office:value="78.5740033291359">
            <text:p>78.5740033291</text:p>
          </table:table-cell>
          <table:table-cell/>
          <table:table-cell table:formula="of:=[.D71]*[.F7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433328525">
            <text:p>4.7433328525</text:p>
          </table:table-cell>
          <table:table-cell office:value-type="float" office:value="1.4122478497">
            <text:p>1.412247849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2]*[.D72]*[.F72]" office:value-type="float" office:value="0">
            <text:p>0</text:p>
          </table:table-cell>
          <table:table-cell table:formula="of:=[.C72]*[.D72]*[.F72]" office:value-type="float" office:value="0">
            <text:p>0</text:p>
          </table:table-cell>
          <table:table-cell table:number-columns-repeated="6"/>
          <table:table-cell table:formula="of:=[.$L$2]*[.B72]+[.$M$2]*[.C72]" office:value-type="float" office:value="73.4810942562234">
            <text:p>73.4810942562</text:p>
          </table:table-cell>
          <table:table-cell/>
          <table:table-cell table:formula="of:=[.D72]*[.F7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885941257">
            <text:p>4.1885941257</text:p>
          </table:table-cell>
          <table:table-cell office:value-type="float" office:value="1.5856787253">
            <text:p>1.585678725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3]*[.D73]*[.F73]" office:value-type="float" office:value="0">
            <text:p>0</text:p>
          </table:table-cell>
          <table:table-cell table:formula="of:=[.C73]*[.D73]*[.F73]" office:value-type="float" office:value="0">
            <text:p>0</text:p>
          </table:table-cell>
          <table:table-cell table:number-columns-repeated="6"/>
          <table:table-cell table:formula="of:=[.$L$2]*[.B73]+[.$M$2]*[.C73]" office:value-type="float" office:value="57.2611816192322">
            <text:p>57.2611816192</text:p>
          </table:table-cell>
          <table:table-cell/>
          <table:table-cell table:formula="of:=[.D73]*[.F7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558824357">
            <text:p>3.9558824357</text:p>
          </table:table-cell>
          <table:table-cell office:value-type="float" office:value="0.0659852367">
            <text:p>0.0659852367</text:p>
          </table:table-cell>
          <table:table-cell office:value-type="float" office:value="1">
            <text:p>1</text:p>
          </table:table-cell>
          <table:table-cell/>
          <table:table-cell office:value-type="float" office:value="0.538769538850799">
            <text:p>0.5387695389</text:p>
          </table:table-cell>
          <table:table-cell/>
          <table:table-cell table:formula="of:=[.B74]*[.D74]*[.F74]" office:value-type="float" office:value="2.13130895563006">
            <text:p>2.1313089556</text:p>
          </table:table-cell>
          <table:table-cell table:formula="of:=[.C74]*[.D74]*[.F74]" office:value-type="float" office:value="0.0355508355478198">
            <text:p>0.0355508355</text:p>
          </table:table-cell>
          <table:table-cell table:number-columns-repeated="6"/>
          <table:table-cell table:formula="of:=[.$L$2]*[.B74]+[.$M$2]*[.C74]" office:value-type="float" office:value="86.3237992544168">
            <text:p>86.3237992544</text:p>
          </table:table-cell>
          <table:table-cell/>
          <table:table-cell table:formula="of:=[.D74]*[.F74]" office:value-type="float" office:value="0.538769538850799">
            <text:p>0.5387695389</text:p>
          </table:table-cell>
          <table:table-cell/>
        </table:table-row>
        <table:table-row table:style-name="ro1">
          <table:table-cell/>
          <table:table-cell office:value-type="float" office:value="4.8620335758">
            <text:p>4.8620335758</text:p>
          </table:table-cell>
          <table:table-cell office:value-type="float" office:value="1.6393406278">
            <text:p>1.639340627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5]*[.D75]*[.F75]" office:value-type="float" office:value="0">
            <text:p>0</text:p>
          </table:table-cell>
          <table:table-cell table:formula="of:=[.C75]*[.D75]*[.F75]" office:value-type="float" office:value="0">
            <text:p>0</text:p>
          </table:table-cell>
          <table:table-cell table:number-columns-repeated="6"/>
          <table:table-cell table:formula="of:=[.$L$2]*[.B75]+[.$M$2]*[.C75]" office:value-type="float" office:value="71.0011011264399">
            <text:p>71.0011011264</text:p>
          </table:table-cell>
          <table:table-cell/>
          <table:table-cell table:formula="of:=[.D75]*[.F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439902482">
            <text:p>4.6439902482</text:p>
          </table:table-cell>
          <table:table-cell office:value-type="float" office:value="1.3385051">
            <text:p>1.338505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6]*[.D76]*[.F76]" office:value-type="float" office:value="0">
            <text:p>0</text:p>
          </table:table-cell>
          <table:table-cell table:formula="of:=[.C76]*[.D76]*[.F76]" office:value-type="float" office:value="0">
            <text:p>0</text:p>
          </table:table-cell>
          <table:table-cell table:number-columns-repeated="6"/>
          <table:table-cell table:formula="of:=[.$L$2]*[.B76]+[.$M$2]*[.C76]" office:value-type="float" office:value="72.9368692271855">
            <text:p>72.9368692272</text:p>
          </table:table-cell>
          <table:table-cell/>
          <table:table-cell table:formula="of:=[.D76]*[.F7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852817038">
            <text:p>4.0852817038</text:p>
          </table:table-cell>
          <table:table-cell office:value-type="float" office:value="1.387952334">
            <text:p>1.3879523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7]*[.D77]*[.F77]" office:value-type="float" office:value="0">
            <text:p>0</text:p>
          </table:table-cell>
          <table:table-cell table:formula="of:=[.C77]*[.D77]*[.F77]" office:value-type="float" office:value="0">
            <text:p>0</text:p>
          </table:table-cell>
          <table:table-cell table:number-columns-repeated="6"/>
          <table:table-cell table:formula="of:=[.$L$2]*[.B77]+[.$M$2]*[.C77]" office:value-type="float" office:value="59.4213320279438">
            <text:p>59.4213320279</text:p>
          </table:table-cell>
          <table:table-cell/>
          <table:table-cell table:formula="of:=[.D77]*[.F7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25408799">
            <text:p>4.625408799</text:p>
          </table:table-cell>
          <table:table-cell office:value-type="float" office:value="1.0444407342">
            <text:p>1.044440734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8]*[.D78]*[.F78]" office:value-type="float" office:value="0">
            <text:p>0</text:p>
          </table:table-cell>
          <table:table-cell table:formula="of:=[.C78]*[.D78]*[.F78]" office:value-type="float" office:value="0">
            <text:p>0</text:p>
          </table:table-cell>
          <table:table-cell table:number-columns-repeated="6"/>
          <table:table-cell table:formula="of:=[.$L$2]*[.B78]+[.$M$2]*[.C78]" office:value-type="float" office:value="79.1476490980999">
            <text:p>79.1476490981</text:p>
          </table:table-cell>
          <table:table-cell/>
          <table:table-cell table:formula="of:=[.D78]*[.F7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327362882">
            <text:p>3.8327362882</text:p>
          </table:table-cell>
          <table:table-cell office:value-type="float" office:value="1.385586828">
            <text:p>1.38558682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79]*[.D79]*[.F79]" office:value-type="float" office:value="0">
            <text:p>0</text:p>
          </table:table-cell>
          <table:table-cell table:formula="of:=[.C79]*[.D79]*[.F79]" office:value-type="float" office:value="0">
            <text:p>0</text:p>
          </table:table-cell>
          <table:table-cell table:number-columns-repeated="6"/>
          <table:table-cell table:formula="of:=[.$L$2]*[.B79]+[.$M$2]*[.C79]" office:value-type="float" office:value="53.868778975964">
            <text:p>53.868778976</text:p>
          </table:table-cell>
          <table:table-cell/>
          <table:table-cell table:formula="of:=[.D79]*[.F7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154279175">
            <text:p>4.1154279175</text:p>
          </table:table-cell>
          <table:table-cell office:value-type="float" office:value="1.9483116735">
            <text:p>1.94831167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0]*[.D80]*[.F80]" office:value-type="float" office:value="0">
            <text:p>0</text:p>
          </table:table-cell>
          <table:table-cell table:formula="of:=[.C80]*[.D80]*[.F80]" office:value-type="float" office:value="0">
            <text:p>0</text:p>
          </table:table-cell>
          <table:table-cell table:number-columns-repeated="6"/>
          <table:table-cell table:formula="of:=[.$L$2]*[.B80]+[.$M$2]*[.C80]" office:value-type="float" office:value="47.469473211262">
            <text:p>47.4694732113</text:p>
          </table:table-cell>
          <table:table-cell/>
          <table:table-cell table:formula="of:=[.D80]*[.F8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456696385">
            <text:p>4.8456696385</text:p>
          </table:table-cell>
          <table:table-cell office:value-type="float" office:value="1.7025013913">
            <text:p>1.702501391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1]*[.D81]*[.F81]" office:value-type="float" office:value="0">
            <text:p>0</text:p>
          </table:table-cell>
          <table:table-cell table:formula="of:=[.C81]*[.D81]*[.F81]" office:value-type="float" office:value="0">
            <text:p>0</text:p>
          </table:table-cell>
          <table:table-cell table:number-columns-repeated="6"/>
          <table:table-cell table:formula="of:=[.$L$2]*[.B81]+[.$M$2]*[.C81]" office:value-type="float" office:value="69.2152899860169">
            <text:p>69.215289986</text:p>
          </table:table-cell>
          <table:table-cell/>
          <table:table-cell table:formula="of:=[.D81]*[.F8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181453216">
            <text:p>4.2181453216</text:p>
          </table:table-cell>
          <table:table-cell office:value-type="float" office:value="2.2156454659">
            <text:p>2.215645465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2]*[.D82]*[.F82]" office:value-type="float" office:value="0">
            <text:p>0</text:p>
          </table:table-cell>
          <table:table-cell table:formula="of:=[.C82]*[.D82]*[.F82]" office:value-type="float" office:value="0">
            <text:p>0</text:p>
          </table:table-cell>
          <table:table-cell table:number-columns-repeated="6"/>
          <table:table-cell table:formula="of:=[.$L$2]*[.B82]+[.$M$2]*[.C82]" office:value-type="float" office:value="43.7283412232456">
            <text:p>43.7283412232</text:p>
          </table:table-cell>
          <table:table-cell/>
          <table:table-cell table:formula="of:=[.D82]*[.F8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869964238">
            <text:p>4.6869964238</text:p>
          </table:table-cell>
          <table:table-cell office:value-type="float" office:value="1.2655691077">
            <text:p>1.265569107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3]*[.D83]*[.F83]" office:value-type="float" office:value="0">
            <text:p>0</text:p>
          </table:table-cell>
          <table:table-cell table:formula="of:=[.C83]*[.D83]*[.F83]" office:value-type="float" office:value="0">
            <text:p>0</text:p>
          </table:table-cell>
          <table:table-cell table:number-columns-repeated="6"/>
          <table:table-cell table:formula="of:=[.$L$2]*[.B83]+[.$M$2]*[.C83]" office:value-type="float" office:value="75.5342350334347">
            <text:p>75.5342350334</text:p>
          </table:table-cell>
          <table:table-cell/>
          <table:table-cell table:formula="of:=[.D83]*[.F8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851186389">
            <text:p>4.2851186389</text:p>
          </table:table-cell>
          <table:table-cell office:value-type="float" office:value="1.4936446592">
            <text:p>1.493644659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4]*[.D84]*[.F84]" office:value-type="float" office:value="0">
            <text:p>0</text:p>
          </table:table-cell>
          <table:table-cell table:formula="of:=[.C84]*[.D84]*[.F84]" office:value-type="float" office:value="0">
            <text:p>0</text:p>
          </table:table-cell>
          <table:table-cell table:number-columns-repeated="6"/>
          <table:table-cell table:formula="of:=[.$L$2]*[.B84]+[.$M$2]*[.C84]" office:value-type="float" office:value="61.4766587635634">
            <text:p>61.4766587636</text:p>
          </table:table-cell>
          <table:table-cell/>
          <table:table-cell table:formula="of:=[.D84]*[.F8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663614711">
            <text:p>4.2663614711</text:p>
          </table:table-cell>
          <table:table-cell office:value-type="float" office:value="1.7144793591">
            <text:p>1.714479359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5]*[.D85]*[.F85]" office:value-type="float" office:value="0">
            <text:p>0</text:p>
          </table:table-cell>
          <table:table-cell table:formula="of:=[.C85]*[.D85]*[.F85]" office:value-type="float" office:value="0">
            <text:p>0</text:p>
          </table:table-cell>
          <table:table-cell table:number-columns-repeated="6"/>
          <table:table-cell table:formula="of:=[.$L$2]*[.B85]+[.$M$2]*[.C85]" office:value-type="float" office:value="56.0864200156941">
            <text:p>56.0864200157</text:p>
          </table:table-cell>
          <table:table-cell/>
          <table:table-cell table:formula="of:=[.D85]*[.F8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998341046">
            <text:p>4.8998341046</text:p>
          </table:table-cell>
          <table:table-cell office:value-type="float" office:value="1.8925819379">
            <text:p>1.89258193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6]*[.D86]*[.F86]" office:value-type="float" office:value="0">
            <text:p>0</text:p>
          </table:table-cell>
          <table:table-cell table:formula="of:=[.C86]*[.D86]*[.F86]" office:value-type="float" office:value="0">
            <text:p>0</text:p>
          </table:table-cell>
          <table:table-cell table:number-columns-repeated="6"/>
          <table:table-cell table:formula="of:=[.$L$2]*[.B86]+[.$M$2]*[.C86]" office:value-type="float" office:value="66.1363946957482">
            <text:p>66.1363946957</text:p>
          </table:table-cell>
          <table:table-cell/>
          <table:table-cell table:formula="of:=[.D86]*[.F8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942892482">
            <text:p>4.1942892482</text:p>
          </table:table-cell>
          <table:table-cell office:value-type="float" office:value="2.1431995707">
            <text:p>2.143199570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7]*[.D87]*[.F87]" office:value-type="float" office:value="0">
            <text:p>0</text:p>
          </table:table-cell>
          <table:table-cell table:formula="of:=[.C87]*[.D87]*[.F87]" office:value-type="float" office:value="0">
            <text:p>0</text:p>
          </table:table-cell>
          <table:table-cell table:number-columns-repeated="6"/>
          <table:table-cell table:formula="of:=[.$L$2]*[.B87]+[.$M$2]*[.C87]" office:value-type="float" office:value="44.8305057509107">
            <text:p>44.8305057509</text:p>
          </table:table-cell>
          <table:table-cell/>
          <table:table-cell table:formula="of:=[.D87]*[.F8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947162998">
            <text:p>4.2947162998</text:p>
          </table:table-cell>
          <table:table-cell office:value-type="float" office:value="2.2753790814">
            <text:p>2.275379081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8]*[.D88]*[.F88]" office:value-type="float" office:value="0">
            <text:p>0</text:p>
          </table:table-cell>
          <table:table-cell table:formula="of:=[.C88]*[.D88]*[.F88]" office:value-type="float" office:value="0">
            <text:p>0</text:p>
          </table:table-cell>
          <table:table-cell table:number-columns-repeated="6"/>
          <table:table-cell table:formula="of:=[.$L$2]*[.B88]+[.$M$2]*[.C88]" office:value-type="float" office:value="44.0826261612573">
            <text:p>44.0826261613</text:p>
          </table:table-cell>
          <table:table-cell/>
          <table:table-cell table:formula="of:=[.D88]*[.F8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351979264">
            <text:p>4.8351979264</text:p>
          </table:table-cell>
          <table:table-cell office:value-type="float" office:value="0.7401284109">
            <text:p>0.74012841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89]*[.D89]*[.F89]" office:value-type="float" office:value="0">
            <text:p>0</text:p>
          </table:table-cell>
          <table:table-cell table:formula="of:=[.C89]*[.D89]*[.F89]" office:value-type="float" office:value="0">
            <text:p>0</text:p>
          </table:table-cell>
          <table:table-cell table:number-columns-repeated="6"/>
          <table:table-cell table:formula="of:=[.$L$2]*[.B89]+[.$M$2]*[.C89]" office:value-type="float" office:value="90.6584595461878">
            <text:p>90.6584595462</text:p>
          </table:table-cell>
          <table:table-cell/>
          <table:table-cell table:formula="of:=[.D89]*[.F8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524075454">
            <text:p>4.7524075454</text:p>
          </table:table-cell>
          <table:table-cell office:value-type="float" office:value="1.4569559735">
            <text:p>1.45695597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0]*[.D90]*[.F90]" office:value-type="float" office:value="0">
            <text:p>0</text:p>
          </table:table-cell>
          <table:table-cell table:formula="of:=[.C90]*[.D90]*[.F90]" office:value-type="float" office:value="0">
            <text:p>0</text:p>
          </table:table-cell>
          <table:table-cell table:number-columns-repeated="6"/>
          <table:table-cell table:formula="of:=[.$L$2]*[.B90]+[.$M$2]*[.C90]" office:value-type="float" office:value="72.6755630157595">
            <text:p>72.6755630158</text:p>
          </table:table-cell>
          <table:table-cell/>
          <table:table-cell table:formula="of:=[.D90]*[.F9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6285138314">
            <text:p>3.6285138314</text:p>
          </table:table-cell>
          <table:table-cell office:value-type="float" office:value="2.0375173634">
            <text:p>2.03751736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1]*[.D91]*[.F91]" office:value-type="float" office:value="0">
            <text:p>0</text:p>
          </table:table-cell>
          <table:table-cell table:formula="of:=[.C91]*[.D91]*[.F91]" office:value-type="float" office:value="0">
            <text:p>0</text:p>
          </table:table-cell>
          <table:table-cell table:number-columns-repeated="6"/>
          <table:table-cell table:formula="of:=[.$L$2]*[.B91]+[.$M$2]*[.C91]" office:value-type="float" office:value="34.6520973292681">
            <text:p>34.6520973293</text:p>
          </table:table-cell>
          <table:table-cell/>
          <table:table-cell table:formula="of:=[.D91]*[.F9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5629308155">
            <text:p>3.5629308155</text:p>
          </table:table-cell>
          <table:table-cell office:value-type="float" office:value="1.4884674305">
            <text:p>1.48846743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2]*[.D92]*[.F92]" office:value-type="float" office:value="0">
            <text:p>0</text:p>
          </table:table-cell>
          <table:table-cell table:formula="of:=[.C92]*[.D92]*[.F92]" office:value-type="float" office:value="0">
            <text:p>0</text:p>
          </table:table-cell>
          <table:table-cell table:number-columns-repeated="6"/>
          <table:table-cell table:formula="of:=[.$L$2]*[.B92]+[.$M$2]*[.C92]" office:value-type="float" office:value="45.5626313005831">
            <text:p>45.5626313006</text:p>
          </table:table-cell>
          <table:table-cell/>
          <table:table-cell table:formula="of:=[.D92]*[.F9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5689383278">
            <text:p>5.5689383278</text:p>
          </table:table-cell>
          <table:table-cell office:value-type="float" office:value="1.932290564">
            <text:p>1.93229056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3]*[.D93]*[.F93]" office:value-type="float" office:value="0">
            <text:p>0</text:p>
          </table:table-cell>
          <table:table-cell table:formula="of:=[.C93]*[.D93]*[.F93]" office:value-type="float" office:value="0">
            <text:p>0</text:p>
          </table:table-cell>
          <table:table-cell table:number-columns-repeated="6"/>
          <table:table-cell table:formula="of:=[.$L$2]*[.B93]+[.$M$2]*[.C93]" office:value-type="float" office:value="80.0943546854843">
            <text:p>80.0943546855</text:p>
          </table:table-cell>
          <table:table-cell/>
          <table:table-cell table:formula="of:=[.D93]*[.F9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692164099">
            <text:p>3.7692164099</text:p>
          </table:table-cell>
          <table:table-cell office:value-type="float" office:value="1.5627494216">
            <text:p>1.56274942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4]*[.D94]*[.F94]" office:value-type="float" office:value="0">
            <text:p>0</text:p>
          </table:table-cell>
          <table:table-cell table:formula="of:=[.C94]*[.D94]*[.F94]" office:value-type="float" office:value="0">
            <text:p>0</text:p>
          </table:table-cell>
          <table:table-cell table:number-columns-repeated="6"/>
          <table:table-cell table:formula="of:=[.$L$2]*[.B94]+[.$M$2]*[.C94]" office:value-type="float" office:value="48.4685587844952">
            <text:p>48.4685587845</text:p>
          </table:table-cell>
          <table:table-cell/>
          <table:table-cell table:formula="of:=[.D94]*[.F9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364591484">
            <text:p>4.1364591484</text:p>
          </table:table-cell>
          <table:table-cell office:value-type="float" office:value="1.4984754705">
            <text:p>1.49847547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5]*[.D95]*[.F95]" office:value-type="float" office:value="0">
            <text:p>0</text:p>
          </table:table-cell>
          <table:table-cell table:formula="of:=[.C95]*[.D95]*[.F95]" office:value-type="float" office:value="0">
            <text:p>0</text:p>
          </table:table-cell>
          <table:table-cell table:number-columns-repeated="6"/>
          <table:table-cell table:formula="of:=[.$L$2]*[.B95]+[.$M$2]*[.C95]" office:value-type="float" office:value="58.0680115931156">
            <text:p>58.0680115931</text:p>
          </table:table-cell>
          <table:table-cell/>
          <table:table-cell table:formula="of:=[.D95]*[.F9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4614303231">
            <text:p>5.4614303231</text:p>
          </table:table-cell>
          <table:table-cell office:value-type="float" office:value="1.6123699441">
            <text:p>1.612369944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6]*[.D96]*[.F96]" office:value-type="float" office:value="0">
            <text:p>0</text:p>
          </table:table-cell>
          <table:table-cell table:formula="of:=[.C96]*[.D96]*[.F96]" office:value-type="float" office:value="0">
            <text:p>0</text:p>
          </table:table-cell>
          <table:table-cell table:number-columns-repeated="6"/>
          <table:table-cell table:formula="of:=[.$L$2]*[.B96]+[.$M$2]*[.C96]" office:value-type="float" office:value="84.9135660388905">
            <text:p>84.9135660389</text:p>
          </table:table-cell>
          <table:table-cell/>
          <table:table-cell table:formula="of:=[.D96]*[.F9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535838937">
            <text:p>4.1535838937</text:p>
          </table:table-cell>
          <table:table-cell office:value-type="float" office:value="1.2530416208">
            <text:p>1.253041620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7]*[.D97]*[.F97]" office:value-type="float" office:value="0">
            <text:p>0</text:p>
          </table:table-cell>
          <table:table-cell table:formula="of:=[.C97]*[.D97]*[.F97]" office:value-type="float" office:value="0">
            <text:p>0</text:p>
          </table:table-cell>
          <table:table-cell table:number-columns-repeated="6"/>
          <table:table-cell table:formula="of:=[.$L$2]*[.B97]+[.$M$2]*[.C97]" office:value-type="float" office:value="63.9760638069011">
            <text:p>63.9760638069</text:p>
          </table:table-cell>
          <table:table-cell/>
          <table:table-cell table:formula="of:=[.D97]*[.F9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318630538">
            <text:p>5.0318630538</text:p>
          </table:table-cell>
          <table:table-cell office:value-type="float" office:value="2.2011992611">
            <text:p>2.201199261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8]*[.D98]*[.F98]" office:value-type="float" office:value="0">
            <text:p>0</text:p>
          </table:table-cell>
          <table:table-cell table:formula="of:=[.C98]*[.D98]*[.F98]" office:value-type="float" office:value="0">
            <text:p>0</text:p>
          </table:table-cell>
          <table:table-cell table:number-columns-repeated="6"/>
          <table:table-cell table:formula="of:=[.$L$2]*[.B98]+[.$M$2]*[.C98]" office:value-type="float" office:value="62.1160677808445">
            <text:p>62.1160677808</text:p>
          </table:table-cell>
          <table:table-cell/>
          <table:table-cell table:formula="of:=[.D98]*[.F9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75350516">
            <text:p>4.575350516</text:p>
          </table:table-cell>
          <table:table-cell office:value-type="float" office:value="1.6768716256">
            <text:p>1.67687162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99]*[.D99]*[.F99]" office:value-type="float" office:value="0">
            <text:p>0</text:p>
          </table:table-cell>
          <table:table-cell table:formula="of:=[.C99]*[.D99]*[.F99]" office:value-type="float" office:value="0">
            <text:p>0</text:p>
          </table:table-cell>
          <table:table-cell table:number-columns-repeated="6"/>
          <table:table-cell table:formula="of:=[.$L$2]*[.B99]+[.$M$2]*[.C99]" office:value-type="float" office:value="63.7921912849428">
            <text:p>63.7921912849</text:p>
          </table:table-cell>
          <table:table-cell/>
          <table:table-cell table:formula="of:=[.D99]*[.F9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025065296">
            <text:p>4.3025065296</text:p>
          </table:table-cell>
          <table:table-cell office:value-type="float" office:value="1.6019593575">
            <text:p>1.601959357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0]*[.D100]*[.F100]" office:value-type="float" office:value="0">
            <text:p>0</text:p>
          </table:table-cell>
          <table:table-cell table:formula="of:=[.C100]*[.D100]*[.F100]" office:value-type="float" office:value="0">
            <text:p>0</text:p>
          </table:table-cell>
          <table:table-cell table:number-columns-repeated="6"/>
          <table:table-cell table:formula="of:=[.$L$2]*[.B100]+[.$M$2]*[.C100]" office:value-type="float" office:value="59.4230416206839">
            <text:p>59.4230416207</text:p>
          </table:table-cell>
          <table:table-cell/>
          <table:table-cell table:formula="of:=[.D100]*[.F10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2133713619">
            <text:p>3.2133713619</text:p>
          </table:table-cell>
          <table:table-cell office:value-type="float" office:value="1.8892452179">
            <text:p>1.8892452179</text:p>
          </table:table-cell>
          <table:table-cell office:value-type="float" office:value="1">
            <text:p>1</text:p>
          </table:table-cell>
          <table:table-cell/>
          <table:table-cell office:value-type="float" office:value="0.533352639662995">
            <text:p>0.5333526397</text:p>
          </table:table-cell>
          <table:table-cell/>
          <table:table-cell table:formula="of:=[.B101]*[.D101]*[.F101]" office:value-type="float" office:value="1.71386009808684">
            <text:p>1.7138600981</text:p>
          </table:table-cell>
          <table:table-cell table:formula="of:=[.C101]*[.D101]*[.F101]" office:value-type="float" office:value="1.00763392393766">
            <text:p>1.0076339239</text:p>
          </table:table-cell>
          <table:table-cell table:number-columns-repeated="6"/>
          <table:table-cell table:formula="of:=[.$L$2]*[.B101]+[.$M$2]*[.C101]" office:value-type="float" office:value="28.7765937550449">
            <text:p>28.776593755</text:p>
          </table:table-cell>
          <table:table-cell/>
          <table:table-cell table:formula="of:=[.D101]*[.F101]" office:value-type="float" office:value="0.533352639662995">
            <text:p>0.5333526397</text:p>
          </table:table-cell>
          <table:table-cell/>
        </table:table-row>
        <table:table-row table:style-name="ro1">
          <table:table-cell/>
          <table:table-cell office:value-type="float" office:value="4.3566810813">
            <text:p>4.3566810813</text:p>
          </table:table-cell>
          <table:table-cell office:value-type="float" office:value="1.6833251509">
            <text:p>1.68332515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2]*[.D102]*[.F102]" office:value-type="float" office:value="0">
            <text:p>0</text:p>
          </table:table-cell>
          <table:table-cell table:formula="of:=[.C102]*[.D102]*[.F102]" office:value-type="float" office:value="0">
            <text:p>0</text:p>
          </table:table-cell>
          <table:table-cell table:number-columns-repeated="6"/>
          <table:table-cell table:formula="of:=[.$L$2]*[.B102]+[.$M$2]*[.C102]" office:value-type="float" office:value="58.7929624037127">
            <text:p>58.7929624037</text:p>
          </table:table-cell>
          <table:table-cell/>
          <table:table-cell table:formula="of:=[.D102]*[.F10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868484237">
            <text:p>4.4868484237</text:p>
          </table:table-cell>
          <table:table-cell office:value-type="float" office:value="1.4351405984">
            <text:p>1.435140598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3]*[.D103]*[.F103]" office:value-type="float" office:value="0">
            <text:p>0</text:p>
          </table:table-cell>
          <table:table-cell table:formula="of:=[.C103]*[.D103]*[.F103]" office:value-type="float" office:value="0">
            <text:p>0</text:p>
          </table:table-cell>
          <table:table-cell table:number-columns-repeated="6"/>
          <table:table-cell table:formula="of:=[.$L$2]*[.B103]+[.$M$2]*[.C103]" office:value-type="float" office:value="67.2722117147097">
            <text:p>67.2722117147</text:p>
          </table:table-cell>
          <table:table-cell/>
          <table:table-cell table:formula="of:=[.D103]*[.F10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708775405">
            <text:p>4.8708775405</text:p>
          </table:table-cell>
          <table:table-cell office:value-type="float" office:value="1.9438720598">
            <text:p>1.943872059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4]*[.D104]*[.F104]" office:value-type="float" office:value="0">
            <text:p>0</text:p>
          </table:table-cell>
          <table:table-cell table:formula="of:=[.C104]*[.D104]*[.F104]" office:value-type="float" office:value="0">
            <text:p>0</text:p>
          </table:table-cell>
          <table:table-cell table:number-columns-repeated="6"/>
          <table:table-cell table:formula="of:=[.$L$2]*[.B104]+[.$M$2]*[.C104]" office:value-type="float" office:value="64.3384245133179">
            <text:p>64.3384245133</text:p>
          </table:table-cell>
          <table:table-cell/>
          <table:table-cell table:formula="of:=[.D104]*[.F10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484913814">
            <text:p>5.0484913814</text:p>
          </table:table-cell>
          <table:table-cell office:value-type="float" office:value="2.4687880155">
            <text:p>2.468788015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5]*[.D105]*[.F105]" office:value-type="float" office:value="0">
            <text:p>0</text:p>
          </table:table-cell>
          <table:table-cell table:formula="of:=[.C105]*[.D105]*[.F105]" office:value-type="float" office:value="0">
            <text:p>0</text:p>
          </table:table-cell>
          <table:table-cell table:number-columns-repeated="6"/>
          <table:table-cell table:formula="of:=[.$L$2]*[.B105]+[.$M$2]*[.C105]" office:value-type="float" office:value="56.458246429111">
            <text:p>56.4582464291</text:p>
          </table:table-cell>
          <table:table-cell/>
          <table:table-cell table:formula="of:=[.D105]*[.F10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321227194">
            <text:p>5.3321227194</text:p>
          </table:table-cell>
          <table:table-cell office:value-type="float" office:value="1.7142034324">
            <text:p>1.714203432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6]*[.D106]*[.F106]" office:value-type="float" office:value="0">
            <text:p>0</text:p>
          </table:table-cell>
          <table:table-cell table:formula="of:=[.C106]*[.D106]*[.F106]" office:value-type="float" office:value="0">
            <text:p>0</text:p>
          </table:table-cell>
          <table:table-cell table:number-columns-repeated="6"/>
          <table:table-cell table:formula="of:=[.$L$2]*[.B106]+[.$M$2]*[.C106]" office:value-type="float" office:value="79.7496788535357">
            <text:p>79.7496788535</text:p>
          </table:table-cell>
          <table:table-cell/>
          <table:table-cell table:formula="of:=[.D106]*[.F10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917030838">
            <text:p>4.3917030838</text:p>
          </table:table-cell>
          <table:table-cell office:value-type="float" office:value="2.6859692329">
            <text:p>2.685969232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7]*[.D107]*[.F107]" office:value-type="float" office:value="0">
            <text:p>0</text:p>
          </table:table-cell>
          <table:table-cell table:formula="of:=[.C107]*[.D107]*[.F107]" office:value-type="float" office:value="0">
            <text:p>0</text:p>
          </table:table-cell>
          <table:table-cell table:number-columns-repeated="6"/>
          <table:table-cell table:formula="of:=[.$L$2]*[.B107]+[.$M$2]*[.C107]" office:value-type="float" office:value="36.9877138538649">
            <text:p>36.9877138539</text:p>
          </table:table-cell>
          <table:table-cell/>
          <table:table-cell table:formula="of:=[.D107]*[.F10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407110044">
            <text:p>5.1407110044</text:p>
          </table:table-cell>
          <table:table-cell office:value-type="float" office:value="1.8068793209">
            <text:p>1.80687932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8]*[.D108]*[.F108]" office:value-type="float" office:value="0">
            <text:p>0</text:p>
          </table:table-cell>
          <table:table-cell table:formula="of:=[.C108]*[.D108]*[.F108]" office:value-type="float" office:value="0">
            <text:p>0</text:p>
          </table:table-cell>
          <table:table-cell table:number-columns-repeated="6"/>
          <table:table-cell table:formula="of:=[.$L$2]*[.B108]+[.$M$2]*[.C108]" office:value-type="float" office:value="73.4135042457778">
            <text:p>73.4135042458</text:p>
          </table:table-cell>
          <table:table-cell/>
          <table:table-cell table:formula="of:=[.D108]*[.F10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921374936">
            <text:p>4.0921374936</text:p>
          </table:table-cell>
          <table:table-cell office:value-type="float" office:value="1.5944378599">
            <text:p>1.594437859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09]*[.D109]*[.F109]" office:value-type="float" office:value="0">
            <text:p>0</text:p>
          </table:table-cell>
          <table:table-cell table:formula="of:=[.C109]*[.D109]*[.F109]" office:value-type="float" office:value="0">
            <text:p>0</text:p>
          </table:table-cell>
          <table:table-cell table:number-columns-repeated="6"/>
          <table:table-cell table:formula="of:=[.$L$2]*[.B109]+[.$M$2]*[.C109]" office:value-type="float" office:value="54.9228200528407">
            <text:p>54.9228200528</text:p>
          </table:table-cell>
          <table:table-cell/>
          <table:table-cell table:formula="of:=[.D109]*[.F10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0603639031">
            <text:p>3.0603639031</text:p>
          </table:table-cell>
          <table:table-cell office:value-type="float" office:value="2.7176913171">
            <text:p>2.7176913171</text:p>
          </table:table-cell>
          <table:table-cell office:value-type="float" office:value="1">
            <text:p>1</text:p>
          </table:table-cell>
          <table:table-cell/>
          <table:table-cell office:value-type="float" office:value="0.634891896251287">
            <text:p>0.6348918963</text:p>
          </table:table-cell>
          <table:table-cell/>
          <table:table-cell table:formula="of:=[.B110]*[.D110]*[.F110]" office:value-type="float" office:value="1.94300024165815">
            <text:p>1.9430002417</text:p>
          </table:table-cell>
          <table:table-cell table:formula="of:=[.C110]*[.D110]*[.F110]" office:value-type="float" office:value="1.72544019373928">
            <text:p>1.7254401937</text:p>
          </table:table-cell>
          <table:table-cell table:number-columns-repeated="6"/>
          <table:table-cell table:formula="of:=[.$L$2]*[.B110]+[.$M$2]*[.C110]" office:value-type="float" office:value="6.72107186116815">
            <text:p>6.7210718612</text:p>
          </table:table-cell>
          <table:table-cell/>
          <table:table-cell table:formula="of:=[.D110]*[.F110]" office:value-type="float" office:value="0.634891896251287">
            <text:p>0.6348918963</text:p>
          </table:table-cell>
          <table:table-cell/>
        </table:table-row>
        <table:table-row table:style-name="ro1">
          <table:table-cell/>
          <table:table-cell office:value-type="float" office:value="4.2901485256">
            <text:p>4.2901485256</text:p>
          </table:table-cell>
          <table:table-cell office:value-type="float" office:value="1.4856704656">
            <text:p>1.48567046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1]*[.D111]*[.F111]" office:value-type="float" office:value="0">
            <text:p>0</text:p>
          </table:table-cell>
          <table:table-cell table:formula="of:=[.C111]*[.D111]*[.F111]" office:value-type="float" office:value="0">
            <text:p>0</text:p>
          </table:table-cell>
          <table:table-cell table:number-columns-repeated="6"/>
          <table:table-cell table:formula="of:=[.$L$2]*[.B111]+[.$M$2]*[.C111]" office:value-type="float" office:value="61.7679122535283">
            <text:p>61.7679122535</text:p>
          </table:table-cell>
          <table:table-cell/>
          <table:table-cell table:formula="of:=[.D111]*[.F11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263298312">
            <text:p>4.4263298312</text:p>
          </table:table-cell>
          <table:table-cell office:value-type="float" office:value="2.0452213599">
            <text:p>2.045221359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2]*[.D112]*[.F112]" office:value-type="float" office:value="0">
            <text:p>0</text:p>
          </table:table-cell>
          <table:table-cell table:formula="of:=[.C112]*[.D112]*[.F112]" office:value-type="float" office:value="0">
            <text:p>0</text:p>
          </table:table-cell>
          <table:table-cell table:number-columns-repeated="6"/>
          <table:table-cell table:formula="of:=[.$L$2]*[.B112]+[.$M$2]*[.C112]" office:value-type="float" office:value="52.1879570512468">
            <text:p>52.1879570512</text:p>
          </table:table-cell>
          <table:table-cell/>
          <table:table-cell table:formula="of:=[.D112]*[.F11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570831358">
            <text:p>5.1570831358</text:p>
          </table:table-cell>
          <table:table-cell office:value-type="float" office:value="1.1931831338">
            <text:p>1.193183133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3]*[.D113]*[.F113]" office:value-type="float" office:value="0">
            <text:p>0</text:p>
          </table:table-cell>
          <table:table-cell table:formula="of:=[.C113]*[.D113]*[.F113]" office:value-type="float" office:value="0">
            <text:p>0</text:p>
          </table:table-cell>
          <table:table-cell table:number-columns-repeated="6"/>
          <table:table-cell table:formula="of:=[.$L$2]*[.B113]+[.$M$2]*[.C113]" office:value-type="float" office:value="87.5992563158237">
            <text:p>87.5992563158</text:p>
          </table:table-cell>
          <table:table-cell/>
          <table:table-cell table:formula="of:=[.D113]*[.F11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598364791">
            <text:p>4.2598364791</text:p>
          </table:table-cell>
          <table:table-cell office:value-type="float" office:value="0.9302540502">
            <text:p>0.93025405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4]*[.D114]*[.F114]" office:value-type="float" office:value="0">
            <text:p>0</text:p>
          </table:table-cell>
          <table:table-cell table:formula="of:=[.C114]*[.D114]*[.F114]" office:value-type="float" office:value="0">
            <text:p>0</text:p>
          </table:table-cell>
          <table:table-cell table:number-columns-repeated="6"/>
          <table:table-cell table:formula="of:=[.$L$2]*[.B114]+[.$M$2]*[.C114]" office:value-type="float" office:value="73.6047601006798">
            <text:p>73.6047601007</text:p>
          </table:table-cell>
          <table:table-cell/>
          <table:table-cell table:formula="of:=[.D114]*[.F11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658965894">
            <text:p>4.6658965894</text:p>
          </table:table-cell>
          <table:table-cell office:value-type="float" office:value="1.8737962779">
            <text:p>1.87379627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5]*[.D115]*[.F115]" office:value-type="float" office:value="0">
            <text:p>0</text:p>
          </table:table-cell>
          <table:table-cell table:formula="of:=[.C115]*[.D115]*[.F115]" office:value-type="float" office:value="0">
            <text:p>0</text:p>
          </table:table-cell>
          <table:table-cell table:number-columns-repeated="6"/>
          <table:table-cell table:formula="of:=[.$L$2]*[.B115]+[.$M$2]*[.C115]" office:value-type="float" office:value="61.3667197855038">
            <text:p>61.3667197855</text:p>
          </table:table-cell>
          <table:table-cell/>
          <table:table-cell table:formula="of:=[.D115]*[.F11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031821313">
            <text:p>4.4031821313</text:p>
          </table:table-cell>
          <table:table-cell office:value-type="float" office:value="2.3145326544">
            <text:p>2.31453265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6]*[.D116]*[.F116]" office:value-type="float" office:value="0">
            <text:p>0</text:p>
          </table:table-cell>
          <table:table-cell table:formula="of:=[.C116]*[.D116]*[.F116]" office:value-type="float" office:value="0">
            <text:p>0</text:p>
          </table:table-cell>
          <table:table-cell table:number-columns-repeated="6"/>
          <table:table-cell table:formula="of:=[.$L$2]*[.B116]+[.$M$2]*[.C116]" office:value-type="float" office:value="45.6084175385751">
            <text:p>45.6084175386</text:p>
          </table:table-cell>
          <table:table-cell/>
          <table:table-cell table:formula="of:=[.D116]*[.F11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034130906">
            <text:p>4.3034130906</text:p>
          </table:table-cell>
          <table:table-cell office:value-type="float" office:value="1.4571228201">
            <text:p>1.45712282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7]*[.D117]*[.F117]" office:value-type="float" office:value="0">
            <text:p>0</text:p>
          </table:table-cell>
          <table:table-cell table:formula="of:=[.C117]*[.D117]*[.F117]" office:value-type="float" office:value="0">
            <text:p>0</text:p>
          </table:table-cell>
          <table:table-cell table:number-columns-repeated="6"/>
          <table:table-cell table:formula="of:=[.$L$2]*[.B117]+[.$M$2]*[.C117]" office:value-type="float" office:value="62.7053312520979">
            <text:p>62.7053312521</text:p>
          </table:table-cell>
          <table:table-cell/>
          <table:table-cell table:formula="of:=[.D117]*[.F11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994364248">
            <text:p>3.7994364248</text:p>
          </table:table-cell>
          <table:table-cell office:value-type="float" office:value="1.0470585979">
            <text:p>1.04705859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8]*[.D118]*[.F118]" office:value-type="float" office:value="0">
            <text:p>0</text:p>
          </table:table-cell>
          <table:table-cell table:formula="of:=[.C118]*[.D118]*[.F118]" office:value-type="float" office:value="0">
            <text:p>0</text:p>
          </table:table-cell>
          <table:table-cell table:number-columns-repeated="6"/>
          <table:table-cell table:formula="of:=[.$L$2]*[.B118]+[.$M$2]*[.C118]" office:value-type="float" office:value="60.7543131174786">
            <text:p>60.7543131175</text:p>
          </table:table-cell>
          <table:table-cell/>
          <table:table-cell table:formula="of:=[.D118]*[.F1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110374088">
            <text:p>5.3110374088</text:p>
          </table:table-cell>
          <table:table-cell office:value-type="float" office:value="1.0450874425">
            <text:p>1.045087442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19]*[.D119]*[.F119]" office:value-type="float" office:value="0">
            <text:p>0</text:p>
          </table:table-cell>
          <table:table-cell table:formula="of:=[.C119]*[.D119]*[.F119]" office:value-type="float" office:value="0">
            <text:p>0</text:p>
          </table:table-cell>
          <table:table-cell table:number-columns-repeated="6"/>
          <table:table-cell table:formula="of:=[.$L$2]*[.B119]+[.$M$2]*[.C119]" office:value-type="float" office:value="94.3522012957088">
            <text:p>94.3522012957</text:p>
          </table:table-cell>
          <table:table-cell/>
          <table:table-cell table:formula="of:=[.D119]*[.F1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857399581">
            <text:p>3.8857399581</text:p>
          </table:table-cell>
          <table:table-cell office:value-type="float" office:value="1.7836459287">
            <text:p>1.78364592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0]*[.D120]*[.F120]" office:value-type="float" office:value="0">
            <text:p>0</text:p>
          </table:table-cell>
          <table:table-cell table:formula="of:=[.C120]*[.D120]*[.F120]" office:value-type="float" office:value="0">
            <text:p>0</text:p>
          </table:table-cell>
          <table:table-cell table:number-columns-repeated="6"/>
          <table:table-cell table:formula="of:=[.$L$2]*[.B120]+[.$M$2]*[.C120]" office:value-type="float" office:value="46.0797973720761">
            <text:p>46.0797973721</text:p>
          </table:table-cell>
          <table:table-cell/>
          <table:table-cell table:formula="of:=[.D120]*[.F1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2228208302">
            <text:p>5.2228208302</text:p>
          </table:table-cell>
          <table:table-cell office:value-type="float" office:value="1.4439327869">
            <text:p>1.443932786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1]*[.D121]*[.F121]" office:value-type="float" office:value="0">
            <text:p>0</text:p>
          </table:table-cell>
          <table:table-cell table:formula="of:=[.C121]*[.D121]*[.F121]" office:value-type="float" office:value="0">
            <text:p>0</text:p>
          </table:table-cell>
          <table:table-cell table:number-columns-repeated="6"/>
          <table:table-cell table:formula="of:=[.$L$2]*[.B121]+[.$M$2]*[.C121]" office:value-type="float" office:value="83.4107999222559">
            <text:p>83.4107999223</text:p>
          </table:table-cell>
          <table:table-cell/>
          <table:table-cell table:formula="of:=[.D121]*[.F1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849703742">
            <text:p>3.7849703742</text:p>
          </table:table-cell>
          <table:table-cell office:value-type="float" office:value="2.1412637931">
            <text:p>2.14126379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2]*[.D122]*[.F122]" office:value-type="float" office:value="0">
            <text:p>0</text:p>
          </table:table-cell>
          <table:table-cell table:formula="of:=[.C122]*[.D122]*[.F122]" office:value-type="float" office:value="0">
            <text:p>0</text:p>
          </table:table-cell>
          <table:table-cell table:number-columns-repeated="6"/>
          <table:table-cell table:formula="of:=[.$L$2]*[.B122]+[.$M$2]*[.C122]" office:value-type="float" office:value="35.7883231690783">
            <text:p>35.7883231691</text:p>
          </table:table-cell>
          <table:table-cell/>
          <table:table-cell table:formula="of:=[.D122]*[.F1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2740686794">
            <text:p>5.2740686794</text:p>
          </table:table-cell>
          <table:table-cell office:value-type="float" office:value="1.6345671302">
            <text:p>1.63456713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3]*[.D123]*[.F123]" office:value-type="float" office:value="0">
            <text:p>0</text:p>
          </table:table-cell>
          <table:table-cell table:formula="of:=[.C123]*[.D123]*[.F123]" office:value-type="float" office:value="0">
            <text:p>0</text:p>
          </table:table-cell>
          <table:table-cell table:number-columns-repeated="6"/>
          <table:table-cell table:formula="of:=[.$L$2]*[.B123]+[.$M$2]*[.C123]" office:value-type="float" office:value="80.2546903385134">
            <text:p>80.2546903385</text:p>
          </table:table-cell>
          <table:table-cell/>
          <table:table-cell table:formula="of:=[.D123]*[.F1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741517476">
            <text:p>4.2741517476</text:p>
          </table:table-cell>
          <table:table-cell office:value-type="float" office:value="1.6288171761">
            <text:p>1.628817176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4]*[.D124]*[.F124]" office:value-type="float" office:value="0">
            <text:p>0</text:p>
          </table:table-cell>
          <table:table-cell table:formula="of:=[.C124]*[.D124]*[.F124]" office:value-type="float" office:value="0">
            <text:p>0</text:p>
          </table:table-cell>
          <table:table-cell table:number-columns-repeated="6"/>
          <table:table-cell table:formula="of:=[.$L$2]*[.B124]+[.$M$2]*[.C124]" office:value-type="float" office:value="58.1887203611902">
            <text:p>58.1887203612</text:p>
          </table:table-cell>
          <table:table-cell/>
          <table:table-cell table:formula="of:=[.D124]*[.F1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163999688">
            <text:p>4.2163999688</text:p>
          </table:table-cell>
          <table:table-cell office:value-type="float" office:value="1.6488912668">
            <text:p>1.648891266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5]*[.D125]*[.F125]" office:value-type="float" office:value="0">
            <text:p>0</text:p>
          </table:table-cell>
          <table:table-cell table:formula="of:=[.C125]*[.D125]*[.F125]" office:value-type="float" office:value="0">
            <text:p>0</text:p>
          </table:table-cell>
          <table:table-cell table:number-columns-repeated="6"/>
          <table:table-cell table:formula="of:=[.$L$2]*[.B125]+[.$M$2]*[.C125]" office:value-type="float" office:value="56.4546550547898">
            <text:p>56.4546550548</text:p>
          </table:table-cell>
          <table:table-cell/>
          <table:table-cell table:formula="of:=[.D125]*[.F1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483349613">
            <text:p>4.0483349613</text:p>
          </table:table-cell>
          <table:table-cell office:value-type="float" office:value="1.6216304356">
            <text:p>1.62163043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6]*[.D126]*[.F126]" office:value-type="float" office:value="0">
            <text:p>0</text:p>
          </table:table-cell>
          <table:table-cell table:formula="of:=[.C126]*[.D126]*[.F126]" office:value-type="float" office:value="0">
            <text:p>0</text:p>
          </table:table-cell>
          <table:table-cell table:number-columns-repeated="6"/>
          <table:table-cell table:formula="of:=[.$L$2]*[.B126]+[.$M$2]*[.C126]" office:value-type="float" office:value="53.338060362945">
            <text:p>53.3380603629</text:p>
          </table:table-cell>
          <table:table-cell/>
          <table:table-cell table:formula="of:=[.D126]*[.F1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860004102">
            <text:p>3.7860004102</text:p>
          </table:table-cell>
          <table:table-cell office:value-type="float" office:value="1.0406077565">
            <text:p>1.040607756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7]*[.D127]*[.F127]" office:value-type="float" office:value="0">
            <text:p>0</text:p>
          </table:table-cell>
          <table:table-cell table:formula="of:=[.C127]*[.D127]*[.F127]" office:value-type="float" office:value="0">
            <text:p>0</text:p>
          </table:table-cell>
          <table:table-cell table:number-columns-repeated="6"/>
          <table:table-cell table:formula="of:=[.$L$2]*[.B127]+[.$M$2]*[.C127]" office:value-type="float" office:value="60.6013624769314">
            <text:p>60.6013624769</text:p>
          </table:table-cell>
          <table:table-cell/>
          <table:table-cell table:formula="of:=[.D127]*[.F12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759156536">
            <text:p>4.2759156536</text:p>
          </table:table-cell>
          <table:table-cell office:value-type="float" office:value="1.7319795356">
            <text:p>1.73197953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8]*[.D128]*[.F128]" office:value-type="float" office:value="0">
            <text:p>0</text:p>
          </table:table-cell>
          <table:table-cell table:formula="of:=[.C128]*[.D128]*[.F128]" office:value-type="float" office:value="0">
            <text:p>0</text:p>
          </table:table-cell>
          <table:table-cell table:number-columns-repeated="6"/>
          <table:table-cell table:formula="of:=[.$L$2]*[.B128]+[.$M$2]*[.C128]" office:value-type="float" office:value="55.9043392127061">
            <text:p>55.9043392127</text:p>
          </table:table-cell>
          <table:table-cell/>
          <table:table-cell table:formula="of:=[.D128]*[.F12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356518259">
            <text:p>4.0356518259</text:p>
          </table:table-cell>
          <table:table-cell office:value-type="float" office:value="2.1599777356">
            <text:p>2.15997773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29]*[.D129]*[.F129]" office:value-type="float" office:value="0">
            <text:p>0</text:p>
          </table:table-cell>
          <table:table-cell table:formula="of:=[.C129]*[.D129]*[.F129]" office:value-type="float" office:value="0">
            <text:p>0</text:p>
          </table:table-cell>
          <table:table-cell table:number-columns-repeated="6"/>
          <table:table-cell table:formula="of:=[.$L$2]*[.B129]+[.$M$2]*[.C129]" office:value-type="float" office:value="40.9312839057131">
            <text:p>40.9312839057</text:p>
          </table:table-cell>
          <table:table-cell/>
          <table:table-cell table:formula="of:=[.D129]*[.F1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567409383">
            <text:p>3.8567409383</text:p>
          </table:table-cell>
          <table:table-cell office:value-type="float" office:value="0.5891860386">
            <text:p>0.589186038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0]*[.D130]*[.F130]" office:value-type="float" office:value="0">
            <text:p>0</text:p>
          </table:table-cell>
          <table:table-cell table:formula="of:=[.C130]*[.D130]*[.F130]" office:value-type="float" office:value="0">
            <text:p>0</text:p>
          </table:table-cell>
          <table:table-cell table:number-columns-repeated="6"/>
          <table:table-cell table:formula="of:=[.$L$2]*[.B130]+[.$M$2]*[.C130]" office:value-type="float" office:value="72.3390247609516">
            <text:p>72.339024761</text:p>
          </table:table-cell>
          <table:table-cell/>
          <table:table-cell table:formula="of:=[.D130]*[.F13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9153453341">
            <text:p>3.9153453341</text:p>
          </table:table-cell>
          <table:table-cell office:value-type="float" office:value="1.4876246081">
            <text:p>1.487624608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1]*[.D131]*[.F131]" office:value-type="float" office:value="0">
            <text:p>0</text:p>
          </table:table-cell>
          <table:table-cell table:formula="of:=[.C131]*[.D131]*[.F131]" office:value-type="float" office:value="0">
            <text:p>0</text:p>
          </table:table-cell>
          <table:table-cell table:number-columns-repeated="6"/>
          <table:table-cell table:formula="of:=[.$L$2]*[.B131]+[.$M$2]*[.C131]" office:value-type="float" office:value="53.4042723204601">
            <text:p>53.4042723205</text:p>
          </table:table-cell>
          <table:table-cell/>
          <table:table-cell table:formula="of:=[.D131]*[.F1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5476217">
            <text:p>4.55476217</text:p>
          </table:table-cell>
          <table:table-cell office:value-type="float" office:value="1.9149871405">
            <text:p>1.91498714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2]*[.D132]*[.F132]" office:value-type="float" office:value="0">
            <text:p>0</text:p>
          </table:table-cell>
          <table:table-cell table:formula="of:=[.C132]*[.D132]*[.F132]" office:value-type="float" office:value="0">
            <text:p>0</text:p>
          </table:table-cell>
          <table:table-cell table:number-columns-repeated="6"/>
          <table:table-cell table:formula="of:=[.$L$2]*[.B132]+[.$M$2]*[.C132]" office:value-type="float" office:value="57.9720879313013">
            <text:p>57.9720879313</text:p>
          </table:table-cell>
          <table:table-cell/>
          <table:table-cell table:formula="of:=[.D132]*[.F1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575153541">
            <text:p>4.8575153541</text:p>
          </table:table-cell>
          <table:table-cell office:value-type="float" office:value="1.4973060681">
            <text:p>1.497306068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3]*[.D133]*[.F133]" office:value-type="float" office:value="0">
            <text:p>0</text:p>
          </table:table-cell>
          <table:table-cell table:formula="of:=[.C133]*[.D133]*[.F133]" office:value-type="float" office:value="0">
            <text:p>0</text:p>
          </table:table-cell>
          <table:table-cell table:number-columns-repeated="6"/>
          <table:table-cell table:formula="of:=[.$L$2]*[.B133]+[.$M$2]*[.C133]" office:value-type="float" office:value="74.0998659203833">
            <text:p>74.0998659204</text:p>
          </table:table-cell>
          <table:table-cell/>
          <table:table-cell table:formula="of:=[.D133]*[.F13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372485971">
            <text:p>4.1372485971</text:p>
          </table:table-cell>
          <table:table-cell office:value-type="float" office:value="1.8703411311">
            <text:p>1.870341131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4]*[.D134]*[.F134]" office:value-type="float" office:value="0">
            <text:p>0</text:p>
          </table:table-cell>
          <table:table-cell table:formula="of:=[.C134]*[.D134]*[.F134]" office:value-type="float" office:value="0">
            <text:p>0</text:p>
          </table:table-cell>
          <table:table-cell table:number-columns-repeated="6"/>
          <table:table-cell table:formula="of:=[.$L$2]*[.B134]+[.$M$2]*[.C134]" office:value-type="float" office:value="49.7099713970147">
            <text:p>49.709971397</text:p>
          </table:table-cell>
          <table:table-cell/>
          <table:table-cell table:formula="of:=[.D134]*[.F1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751134207">
            <text:p>4.1751134207</text:p>
          </table:table-cell>
          <table:table-cell office:value-type="float" office:value="2.4147695699">
            <text:p>2.4147695699</text:p>
          </table:table-cell>
          <table:table-cell office:value-type="float" office:value="1">
            <text:p>1</text:p>
          </table:table-cell>
          <table:table-cell/>
          <table:table-cell office:value-type="float" office:value="0.556499644581052">
            <text:p>0.5564996446</text:p>
          </table:table-cell>
          <table:table-cell/>
          <table:table-cell table:formula="of:=[.B135]*[.D135]*[.F135]" office:value-type="float" office:value="2.32344913470513">
            <text:p>2.3234491347</text:p>
          </table:table-cell>
          <table:table-cell table:formula="of:=[.C135]*[.D135]*[.F135]" office:value-type="float" office:value="1.34381840739449">
            <text:p>1.3438184074</text:p>
          </table:table-cell>
          <table:table-cell table:number-columns-repeated="6"/>
          <table:table-cell table:formula="of:=[.$L$2]*[.B135]+[.$M$2]*[.C135]" office:value-type="float" office:value="38.2882581534487">
            <text:p>38.2882581534</text:p>
          </table:table-cell>
          <table:table-cell/>
          <table:table-cell table:formula="of:=[.D135]*[.F135]" office:value-type="float" office:value="0.556499644581052">
            <text:p>0.5564996446</text:p>
          </table:table-cell>
          <table:table-cell/>
        </table:table-row>
        <table:table-row table:style-name="ro1">
          <table:table-cell/>
          <table:table-cell office:value-type="float" office:value="4.1890202219">
            <text:p>4.1890202219</text:p>
          </table:table-cell>
          <table:table-cell office:value-type="float" office:value="1.9425290256">
            <text:p>1.942529025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6]*[.D136]*[.F136]" office:value-type="float" office:value="0">
            <text:p>0</text:p>
          </table:table-cell>
          <table:table-cell table:formula="of:=[.C136]*[.D136]*[.F136]" office:value-type="float" office:value="0">
            <text:p>0</text:p>
          </table:table-cell>
          <table:table-cell table:number-columns-repeated="6"/>
          <table:table-cell table:formula="of:=[.$L$2]*[.B136]+[.$M$2]*[.C136]" office:value-type="float" office:value="49.2332682866696">
            <text:p>49.2332682867</text:p>
          </table:table-cell>
          <table:table-cell/>
          <table:table-cell table:formula="of:=[.D136]*[.F13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397412455">
            <text:p>4.6397412455</text:p>
          </table:table-cell>
          <table:table-cell office:value-type="float" office:value="2.1228067562">
            <text:p>2.122806756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7]*[.D137]*[.F137]" office:value-type="float" office:value="0">
            <text:p>0</text:p>
          </table:table-cell>
          <table:table-cell table:formula="of:=[.C137]*[.D137]*[.F137]" office:value-type="float" office:value="0">
            <text:p>0</text:p>
          </table:table-cell>
          <table:table-cell table:number-columns-repeated="6"/>
          <table:table-cell table:formula="of:=[.$L$2]*[.B137]+[.$M$2]*[.C137]" office:value-type="float" office:value="55.1776557505279">
            <text:p>55.1776557505</text:p>
          </table:table-cell>
          <table:table-cell/>
          <table:table-cell table:formula="of:=[.D137]*[.F1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128620732">
            <text:p>4.7128620732</text:p>
          </table:table-cell>
          <table:table-cell office:value-type="float" office:value="1.960579352">
            <text:p>1.96057935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8]*[.D138]*[.F138]" office:value-type="float" office:value="0">
            <text:p>0</text:p>
          </table:table-cell>
          <table:table-cell table:formula="of:=[.C138]*[.D138]*[.F138]" office:value-type="float" office:value="0">
            <text:p>0</text:p>
          </table:table-cell>
          <table:table-cell table:number-columns-repeated="6"/>
          <table:table-cell table:formula="of:=[.$L$2]*[.B138]+[.$M$2]*[.C138]" office:value-type="float" office:value="60.4546046748763">
            <text:p>60.4546046749</text:p>
          </table:table-cell>
          <table:table-cell/>
          <table:table-cell table:formula="of:=[.D138]*[.F1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059160552">
            <text:p>5.0059160552</text:p>
          </table:table-cell>
          <table:table-cell office:value-type="float" office:value="1.6165979252">
            <text:p>1.616597925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39]*[.D139]*[.F139]" office:value-type="float" office:value="0">
            <text:p>0</text:p>
          </table:table-cell>
          <table:table-cell table:formula="of:=[.C139]*[.D139]*[.F139]" office:value-type="float" office:value="0">
            <text:p>0</text:p>
          </table:table-cell>
          <table:table-cell table:number-columns-repeated="6"/>
          <table:table-cell table:formula="of:=[.$L$2]*[.B139]+[.$M$2]*[.C139]" office:value-type="float" office:value="74.7071425946278">
            <text:p>74.7071425946</text:p>
          </table:table-cell>
          <table:table-cell/>
          <table:table-cell table:formula="of:=[.D139]*[.F1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254627854">
            <text:p>4.3254627854</text:p>
          </table:table-cell>
          <table:table-cell office:value-type="float" office:value="0.7554431296">
            <text:p>0.755443129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0]*[.D140]*[.F140]" office:value-type="float" office:value="0">
            <text:p>0</text:p>
          </table:table-cell>
          <table:table-cell table:formula="of:=[.C140]*[.D140]*[.F140]" office:value-type="float" office:value="0">
            <text:p>0</text:p>
          </table:table-cell>
          <table:table-cell table:number-columns-repeated="6"/>
          <table:table-cell table:formula="of:=[.$L$2]*[.B140]+[.$M$2]*[.C140]" office:value-type="float" office:value="78.9987704065295">
            <text:p>78.9987704065</text:p>
          </table:table-cell>
          <table:table-cell/>
          <table:table-cell table:formula="of:=[.D140]*[.F14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099057083">
            <text:p>4.6099057083</text:p>
          </table:table-cell>
          <table:table-cell office:value-type="float" office:value="1.5668716547">
            <text:p>1.5668716547</text:p>
          </table:table-cell>
          <table:table-cell office:value-type="float" office:value="1">
            <text:p>1</text:p>
          </table:table-cell>
          <table:table-cell/>
          <table:table-cell office:value-type="float" office:value="0.503057230003833">
            <text:p>0.50305723</text:p>
          </table:table-cell>
          <table:table-cell/>
          <table:table-cell table:formula="of:=[.B141]*[.D141]*[.F141]" office:value-type="float" office:value="2.31904639619626">
            <text:p>2.3190463962</text:p>
          </table:table-cell>
          <table:table-cell table:formula="of:=[.C141]*[.D141]*[.F141]" office:value-type="float" office:value="0.788226114384904">
            <text:p>0.7882261144</text:p>
          </table:table-cell>
          <table:table-cell table:number-columns-repeated="6"/>
          <table:table-cell table:formula="of:=[.$L$2]*[.B141]+[.$M$2]*[.C141]" office:value-type="float" office:value="67.0367632412345">
            <text:p>67.0367632412</text:p>
          </table:table-cell>
          <table:table-cell/>
          <table:table-cell table:formula="of:=[.D141]*[.F141]" office:value-type="float" office:value="0.503057230003833">
            <text:p>0.50305723</text:p>
          </table:table-cell>
          <table:table-cell/>
        </table:table-row>
        <table:table-row table:style-name="ro1">
          <table:table-cell/>
          <table:table-cell office:value-type="float" office:value="5.0224141082">
            <text:p>5.0224141082</text:p>
          </table:table-cell>
          <table:table-cell office:value-type="float" office:value="1.852641948">
            <text:p>1.8526419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2]*[.D142]*[.F142]" office:value-type="float" office:value="0">
            <text:p>0</text:p>
          </table:table-cell>
          <table:table-cell table:formula="of:=[.C142]*[.D142]*[.F142]" office:value-type="float" office:value="0">
            <text:p>0</text:p>
          </table:table-cell>
          <table:table-cell table:number-columns-repeated="6"/>
          <table:table-cell table:formula="of:=[.$L$2]*[.B142]+[.$M$2]*[.C142]" office:value-type="float" office:value="69.7569143332002">
            <text:p>69.7569143332</text:p>
          </table:table-cell>
          <table:table-cell/>
          <table:table-cell table:formula="of:=[.D142]*[.F14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413562397">
            <text:p>4.1413562397</text:p>
          </table:table-cell>
          <table:table-cell office:value-type="float" office:value="1.013414637">
            <text:p>1.01341463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3]*[.D143]*[.F143]" office:value-type="float" office:value="0">
            <text:p>0</text:p>
          </table:table-cell>
          <table:table-cell table:formula="of:=[.C143]*[.D143]*[.F143]" office:value-type="float" office:value="0">
            <text:p>0</text:p>
          </table:table-cell>
          <table:table-cell table:number-columns-repeated="6"/>
          <table:table-cell table:formula="of:=[.$L$2]*[.B143]+[.$M$2]*[.C143]" office:value-type="float" office:value="69.1017828380755">
            <text:p>69.1017828381</text:p>
          </table:table-cell>
          <table:table-cell/>
          <table:table-cell table:formula="of:=[.D143]*[.F14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667893868">
            <text:p>5.1667893868</text:p>
          </table:table-cell>
          <table:table-cell office:value-type="float" office:value="2.1377983425">
            <text:p>2.137798342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4]*[.D144]*[.F144]" office:value-type="float" office:value="0">
            <text:p>0</text:p>
          </table:table-cell>
          <table:table-cell table:formula="of:=[.C144]*[.D144]*[.F144]" office:value-type="float" office:value="0">
            <text:p>0</text:p>
          </table:table-cell>
          <table:table-cell table:number-columns-repeated="6"/>
          <table:table-cell table:formula="of:=[.$L$2]*[.B144]+[.$M$2]*[.C144]" office:value-type="float" office:value="66.5390554651988">
            <text:p>66.5390554652</text:p>
          </table:table-cell>
          <table:table-cell/>
          <table:table-cell table:formula="of:=[.D144]*[.F14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812868048">
            <text:p>4.3812868048</text:p>
          </table:table-cell>
          <table:table-cell office:value-type="float" office:value="2.3947416131">
            <text:p>2.39474161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5]*[.D145]*[.F145]" office:value-type="float" office:value="0">
            <text:p>0</text:p>
          </table:table-cell>
          <table:table-cell table:formula="of:=[.C145]*[.D145]*[.F145]" office:value-type="float" office:value="0">
            <text:p>0</text:p>
          </table:table-cell>
          <table:table-cell table:number-columns-repeated="6"/>
          <table:table-cell table:formula="of:=[.$L$2]*[.B145]+[.$M$2]*[.C145]" office:value-type="float" office:value="43.3158463392643">
            <text:p>43.3158463393</text:p>
          </table:table-cell>
          <table:table-cell/>
          <table:table-cell table:formula="of:=[.D145]*[.F14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403681937">
            <text:p>3.8403681937</text:p>
          </table:table-cell>
          <table:table-cell office:value-type="float" office:value="0.9550364348">
            <text:p>0.95503643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6]*[.D146]*[.F146]" office:value-type="float" office:value="0">
            <text:p>0</text:p>
          </table:table-cell>
          <table:table-cell table:formula="of:=[.C146]*[.D146]*[.F146]" office:value-type="float" office:value="0">
            <text:p>0</text:p>
          </table:table-cell>
          <table:table-cell table:number-columns-repeated="6"/>
          <table:table-cell table:formula="of:=[.$L$2]*[.B146]+[.$M$2]*[.C146]" office:value-type="float" office:value="63.7355122009811">
            <text:p>63.735512201</text:p>
          </table:table-cell>
          <table:table-cell/>
          <table:table-cell table:formula="of:=[.D146]*[.F14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758592611">
            <text:p>4.3758592611</text:p>
          </table:table-cell>
          <table:table-cell office:value-type="float" office:value="1.9331428874">
            <text:p>1.933142887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7]*[.D147]*[.F147]" office:value-type="float" office:value="0">
            <text:p>0</text:p>
          </table:table-cell>
          <table:table-cell table:formula="of:=[.C147]*[.D147]*[.F147]" office:value-type="float" office:value="0">
            <text:p>0</text:p>
          </table:table-cell>
          <table:table-cell table:number-columns-repeated="6"/>
          <table:table-cell table:formula="of:=[.$L$2]*[.B147]+[.$M$2]*[.C147]" office:value-type="float" office:value="53.5919991791065">
            <text:p>53.5919991791</text:p>
          </table:table-cell>
          <table:table-cell/>
          <table:table-cell table:formula="of:=[.D147]*[.F14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092237656">
            <text:p>4.3092237656</text:p>
          </table:table-cell>
          <table:table-cell office:value-type="float" office:value="1.6536872671">
            <text:p>1.653687267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8]*[.D148]*[.F148]" office:value-type="float" office:value="0">
            <text:p>0</text:p>
          </table:table-cell>
          <table:table-cell table:formula="of:=[.C148]*[.D148]*[.F148]" office:value-type="float" office:value="0">
            <text:p>0</text:p>
          </table:table-cell>
          <table:table-cell table:number-columns-repeated="6"/>
          <table:table-cell table:formula="of:=[.$L$2]*[.B148]+[.$M$2]*[.C148]" office:value-type="float" office:value="58.4070738843513">
            <text:p>58.4070738844</text:p>
          </table:table-cell>
          <table:table-cell/>
          <table:table-cell table:formula="of:=[.D148]*[.F14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437593622">
            <text:p>4.3437593622</text:p>
          </table:table-cell>
          <table:table-cell office:value-type="float" office:value="2.529711998">
            <text:p>2.52971199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49]*[.D149]*[.F149]" office:value-type="float" office:value="0">
            <text:p>0</text:p>
          </table:table-cell>
          <table:table-cell table:formula="of:=[.C149]*[.D149]*[.F149]" office:value-type="float" office:value="0">
            <text:p>0</text:p>
          </table:table-cell>
          <table:table-cell table:number-columns-repeated="6"/>
          <table:table-cell table:formula="of:=[.$L$2]*[.B149]+[.$M$2]*[.C149]" office:value-type="float" office:value="39.4428875015476">
            <text:p>39.4428875015</text:p>
          </table:table-cell>
          <table:table-cell/>
          <table:table-cell table:formula="of:=[.D149]*[.F14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390777788">
            <text:p>4.1390777788</text:p>
          </table:table-cell>
          <table:table-cell office:value-type="float" office:value="1.8258714435">
            <text:p>1.82587144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0]*[.D150]*[.F150]" office:value-type="float" office:value="0">
            <text:p>0</text:p>
          </table:table-cell>
          <table:table-cell table:formula="of:=[.C150]*[.D150]*[.F150]" office:value-type="float" office:value="0">
            <text:p>0</text:p>
          </table:table-cell>
          <table:table-cell table:number-columns-repeated="6"/>
          <table:table-cell table:formula="of:=[.$L$2]*[.B150]+[.$M$2]*[.C150]" office:value-type="float" office:value="50.7521691177447">
            <text:p>50.7521691177</text:p>
          </table:table-cell>
          <table:table-cell/>
          <table:table-cell table:formula="of:=[.D150]*[.F15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694018286">
            <text:p>4.5694018286</text:p>
          </table:table-cell>
          <table:table-cell office:value-type="float" office:value="1.975483802">
            <text:p>1.97548380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1]*[.D151]*[.F151]" office:value-type="float" office:value="0">
            <text:p>0</text:p>
          </table:table-cell>
          <table:table-cell table:formula="of:=[.C151]*[.D151]*[.F151]" office:value-type="float" office:value="0">
            <text:p>0</text:p>
          </table:table-cell>
          <table:table-cell table:number-columns-repeated="6"/>
          <table:table-cell table:formula="of:=[.$L$2]*[.B151]+[.$M$2]*[.C151]" office:value-type="float" office:value="56.9344773587829">
            <text:p>56.9344773588</text:p>
          </table:table-cell>
          <table:table-cell/>
          <table:table-cell table:formula="of:=[.D151]*[.F15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506496572">
            <text:p>3.8506496572</text:p>
          </table:table-cell>
          <table:table-cell office:value-type="float" office:value="1.3057537012">
            <text:p>1.305753701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2]*[.D152]*[.F152]" office:value-type="float" office:value="0">
            <text:p>0</text:p>
          </table:table-cell>
          <table:table-cell table:formula="of:=[.C152]*[.D152]*[.F152]" office:value-type="float" office:value="0">
            <text:p>0</text:p>
          </table:table-cell>
          <table:table-cell table:number-columns-repeated="6"/>
          <table:table-cell table:formula="of:=[.$L$2]*[.B152]+[.$M$2]*[.C152]" office:value-type="float" office:value="56.0644964922056">
            <text:p>56.0644964922</text:p>
          </table:table-cell>
          <table:table-cell/>
          <table:table-cell table:formula="of:=[.D152]*[.F15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177819247">
            <text:p>5.3177819247</text:p>
          </table:table-cell>
          <table:table-cell office:value-type="float" office:value="1.3747689773">
            <text:p>1.374768977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3]*[.D153]*[.F153]" office:value-type="float" office:value="0">
            <text:p>0</text:p>
          </table:table-cell>
          <table:table-cell table:formula="of:=[.C153]*[.D153]*[.F153]" office:value-type="float" office:value="0">
            <text:p>0</text:p>
          </table:table-cell>
          <table:table-cell table:number-columns-repeated="6"/>
          <table:table-cell table:formula="of:=[.$L$2]*[.B153]+[.$M$2]*[.C153]" office:value-type="float" office:value="87.076464508818">
            <text:p>87.0764645088</text:p>
          </table:table-cell>
          <table:table-cell/>
          <table:table-cell table:formula="of:=[.D153]*[.F15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034067268">
            <text:p>4.9034067268</text:p>
          </table:table-cell>
          <table:table-cell office:value-type="float" office:value="1.5063206844">
            <text:p>1.506320684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4]*[.D154]*[.F154]" office:value-type="float" office:value="0">
            <text:p>0</text:p>
          </table:table-cell>
          <table:table-cell table:formula="of:=[.C154]*[.D154]*[.F154]" office:value-type="float" office:value="0">
            <text:p>0</text:p>
          </table:table-cell>
          <table:table-cell table:number-columns-repeated="6"/>
          <table:table-cell table:formula="of:=[.$L$2]*[.B154]+[.$M$2]*[.C154]" office:value-type="float" office:value="74.9154944164903">
            <text:p>74.9154944165</text:p>
          </table:table-cell>
          <table:table-cell/>
          <table:table-cell table:formula="of:=[.D154]*[.F15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521354816">
            <text:p>4.2521354816</text:p>
          </table:table-cell>
          <table:table-cell office:value-type="float" office:value="1.2477371748">
            <text:p>1.247737174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5]*[.D155]*[.F155]" office:value-type="float" office:value="0">
            <text:p>0</text:p>
          </table:table-cell>
          <table:table-cell table:formula="of:=[.C155]*[.D155]*[.F155]" office:value-type="float" office:value="0">
            <text:p>0</text:p>
          </table:table-cell>
          <table:table-cell table:number-columns-repeated="6"/>
          <table:table-cell table:formula="of:=[.$L$2]*[.B155]+[.$M$2]*[.C155]" office:value-type="float" office:value="66.2831175156441">
            <text:p>66.2831175156</text:p>
          </table:table-cell>
          <table:table-cell/>
          <table:table-cell table:formula="of:=[.D155]*[.F15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386818966">
            <text:p>3.8386818966</text:p>
          </table:table-cell>
          <table:table-cell office:value-type="float" office:value="1.6559833112">
            <text:p>1.655983311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6]*[.D156]*[.F156]" office:value-type="float" office:value="0">
            <text:p>0</text:p>
          </table:table-cell>
          <table:table-cell table:formula="of:=[.C156]*[.D156]*[.F156]" office:value-type="float" office:value="0">
            <text:p>0</text:p>
          </table:table-cell>
          <table:table-cell table:number-columns-repeated="6"/>
          <table:table-cell table:formula="of:=[.$L$2]*[.B156]+[.$M$2]*[.C156]" office:value-type="float" office:value="47.9105911520092">
            <text:p>47.910591152</text:p>
          </table:table-cell>
          <table:table-cell/>
          <table:table-cell table:formula="of:=[.D156]*[.F15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378652227">
            <text:p>4.9378652227</text:p>
          </table:table-cell>
          <table:table-cell office:value-type="float" office:value="1.9654326326">
            <text:p>1.96543263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7]*[.D157]*[.F157]" office:value-type="float" office:value="0">
            <text:p>0</text:p>
          </table:table-cell>
          <table:table-cell table:formula="of:=[.C157]*[.D157]*[.F157]" office:value-type="float" office:value="0">
            <text:p>0</text:p>
          </table:table-cell>
          <table:table-cell table:number-columns-repeated="6"/>
          <table:table-cell table:formula="of:=[.$L$2]*[.B157]+[.$M$2]*[.C157]" office:value-type="float" office:value="65.3397608441857">
            <text:p>65.3397608442</text:p>
          </table:table-cell>
          <table:table-cell/>
          <table:table-cell table:formula="of:=[.D157]*[.F15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7848757453">
            <text:p>3.7848757453</text:p>
          </table:table-cell>
          <table:table-cell office:value-type="float" office:value="2.2694911407">
            <text:p>2.269491140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8]*[.D158]*[.F158]" office:value-type="float" office:value="0">
            <text:p>0</text:p>
          </table:table-cell>
          <table:table-cell table:formula="of:=[.C158]*[.D158]*[.F158]" office:value-type="float" office:value="0">
            <text:p>0</text:p>
          </table:table-cell>
          <table:table-cell table:number-columns-repeated="6"/>
          <table:table-cell table:formula="of:=[.$L$2]*[.B158]+[.$M$2]*[.C158]" office:value-type="float" office:value="32.8981465359731">
            <text:p>32.898146536</text:p>
          </table:table-cell>
          <table:table-cell/>
          <table:table-cell table:formula="of:=[.D158]*[.F15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776905668">
            <text:p>4.9776905668</text:p>
          </table:table-cell>
          <table:table-cell office:value-type="float" office:value="2.7711873627">
            <text:p>2.771187362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59]*[.D159]*[.F159]" office:value-type="float" office:value="0">
            <text:p>0</text:p>
          </table:table-cell>
          <table:table-cell table:formula="of:=[.C159]*[.D159]*[.F159]" office:value-type="float" office:value="0">
            <text:p>0</text:p>
          </table:table-cell>
          <table:table-cell table:number-columns-repeated="6"/>
          <table:table-cell table:formula="of:=[.$L$2]*[.B159]+[.$M$2]*[.C159]" office:value-type="float" office:value="48.075690253843">
            <text:p>48.0756902538</text:p>
          </table:table-cell>
          <table:table-cell/>
          <table:table-cell table:formula="of:=[.D159]*[.F15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222233258">
            <text:p>4.0222233258</text:p>
          </table:table-cell>
          <table:table-cell office:value-type="float" office:value="2.3865705134">
            <text:p>2.38657051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0]*[.D160]*[.F160]" office:value-type="float" office:value="0">
            <text:p>0</text:p>
          </table:table-cell>
          <table:table-cell table:formula="of:=[.C160]*[.D160]*[.F160]" office:value-type="float" office:value="0">
            <text:p>0</text:p>
          </table:table-cell>
          <table:table-cell table:number-columns-repeated="6"/>
          <table:table-cell table:formula="of:=[.$L$2]*[.B160]+[.$M$2]*[.C160]" office:value-type="float" office:value="35.5296375948498">
            <text:p>35.5296375948</text:p>
          </table:table-cell>
          <table:table-cell/>
          <table:table-cell table:formula="of:=[.D160]*[.F16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453844456">
            <text:p>3.453844456</text:p>
          </table:table-cell>
          <table:table-cell office:value-type="float" office:value="1.3667535997">
            <text:p>1.366753599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1]*[.D161]*[.F161]" office:value-type="float" office:value="0">
            <text:p>0</text:p>
          </table:table-cell>
          <table:table-cell table:formula="of:=[.C161]*[.D161]*[.F161]" office:value-type="float" office:value="0">
            <text:p>0</text:p>
          </table:table-cell>
          <table:table-cell table:number-columns-repeated="6"/>
          <table:table-cell table:formula="of:=[.$L$2]*[.B161]+[.$M$2]*[.C161]" office:value-type="float" office:value="45.8825780034469">
            <text:p>45.8825780034</text:p>
          </table:table-cell>
          <table:table-cell/>
          <table:table-cell table:formula="of:=[.D161]*[.F16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090170389">
            <text:p>4.0090170389</text:p>
          </table:table-cell>
          <table:table-cell office:value-type="float" office:value="1.8551990083">
            <text:p>1.855199008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2]*[.D162]*[.F162]" office:value-type="float" office:value="0">
            <text:p>0</text:p>
          </table:table-cell>
          <table:table-cell table:formula="of:=[.C162]*[.D162]*[.F162]" office:value-type="float" office:value="0">
            <text:p>0</text:p>
          </table:table-cell>
          <table:table-cell table:number-columns-repeated="6"/>
          <table:table-cell table:formula="of:=[.$L$2]*[.B162]+[.$M$2]*[.C162]" office:value-type="float" office:value="47.2046217867979">
            <text:p>47.2046217868</text:p>
          </table:table-cell>
          <table:table-cell/>
          <table:table-cell table:formula="of:=[.D162]*[.F16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545561418">
            <text:p>4.3545561418</text:p>
          </table:table-cell>
          <table:table-cell office:value-type="float" office:value="1.6719248947">
            <text:p>1.671924894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3]*[.D163]*[.F163]" office:value-type="float" office:value="0">
            <text:p>0</text:p>
          </table:table-cell>
          <table:table-cell table:formula="of:=[.C163]*[.D163]*[.F163]" office:value-type="float" office:value="0">
            <text:p>0</text:p>
          </table:table-cell>
          <table:table-cell table:number-columns-repeated="6"/>
          <table:table-cell table:formula="of:=[.$L$2]*[.B163]+[.$M$2]*[.C163]" office:value-type="float" office:value="59.0025634398604">
            <text:p>59.0025634399</text:p>
          </table:table-cell>
          <table:table-cell/>
          <table:table-cell table:formula="of:=[.D163]*[.F16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810161702">
            <text:p>4.2810161702</text:p>
          </table:table-cell>
          <table:table-cell office:value-type="float" office:value="2.1762670572">
            <text:p>2.176267057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4]*[.D164]*[.F164]" office:value-type="float" office:value="0">
            <text:p>0</text:p>
          </table:table-cell>
          <table:table-cell table:formula="of:=[.C164]*[.D164]*[.F164]" office:value-type="float" office:value="0">
            <text:p>0</text:p>
          </table:table-cell>
          <table:table-cell table:number-columns-repeated="6"/>
          <table:table-cell table:formula="of:=[.$L$2]*[.B164]+[.$M$2]*[.C164]" office:value-type="float" office:value="46.0108290601052">
            <text:p>46.0108290601</text:p>
          </table:table-cell>
          <table:table-cell/>
          <table:table-cell table:formula="of:=[.D164]*[.F16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1596794351">
            <text:p>5.1596794351</text:p>
          </table:table-cell>
          <table:table-cell office:value-type="float" office:value="0.7373264818">
            <text:p>0.73732648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5]*[.D165]*[.F165]" office:value-type="float" office:value="0">
            <text:p>0</text:p>
          </table:table-cell>
          <table:table-cell table:formula="of:=[.C165]*[.D165]*[.F165]" office:value-type="float" office:value="0">
            <text:p>0</text:p>
          </table:table-cell>
          <table:table-cell table:number-columns-repeated="6"/>
          <table:table-cell table:formula="of:=[.$L$2]*[.B165]+[.$M$2]*[.C165]" office:value-type="float" office:value="97.9241877269314">
            <text:p>97.9241877269</text:p>
          </table:table-cell>
          <table:table-cell/>
          <table:table-cell table:formula="of:=[.D165]*[.F16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003577904">
            <text:p>4.2003577904</text:p>
          </table:table-cell>
          <table:table-cell office:value-type="float" office:value="1.9071195709">
            <text:p>1.907119570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6]*[.D166]*[.F166]" office:value-type="float" office:value="0">
            <text:p>0</text:p>
          </table:table-cell>
          <table:table-cell table:formula="of:=[.C166]*[.D166]*[.F166]" office:value-type="float" office:value="0">
            <text:p>0</text:p>
          </table:table-cell>
          <table:table-cell table:number-columns-repeated="6"/>
          <table:table-cell table:formula="of:=[.$L$2]*[.B166]+[.$M$2]*[.C166]" office:value-type="float" office:value="50.2824622741527">
            <text:p>50.2824622742</text:p>
          </table:table-cell>
          <table:table-cell/>
          <table:table-cell table:formula="of:=[.D166]*[.F16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5555246589">
            <text:p>4.5555246589</text:p>
          </table:table-cell>
          <table:table-cell office:value-type="float" office:value="1.4104991129">
            <text:p>1.410499112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7]*[.D167]*[.F167]" office:value-type="float" office:value="0">
            <text:p>0</text:p>
          </table:table-cell>
          <table:table-cell table:formula="of:=[.C167]*[.D167]*[.F167]" office:value-type="float" office:value="0">
            <text:p>0</text:p>
          </table:table-cell>
          <table:table-cell table:number-columns-repeated="6"/>
          <table:table-cell table:formula="of:=[.$L$2]*[.B167]+[.$M$2]*[.C167]" office:value-type="float" office:value="69.3516425276247">
            <text:p>69.3516425276</text:p>
          </table:table-cell>
          <table:table-cell/>
          <table:table-cell table:formula="of:=[.D167]*[.F16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704914863">
            <text:p>4.4704914863</text:p>
          </table:table-cell>
          <table:table-cell office:value-type="float" office:value="2.0298766001">
            <text:p>2.029876600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8]*[.D168]*[.F168]" office:value-type="float" office:value="0">
            <text:p>0</text:p>
          </table:table-cell>
          <table:table-cell table:formula="of:=[.C168]*[.D168]*[.F168]" office:value-type="float" office:value="0">
            <text:p>0</text:p>
          </table:table-cell>
          <table:table-cell table:number-columns-repeated="6"/>
          <table:table-cell table:formula="of:=[.$L$2]*[.B168]+[.$M$2]*[.C168]" office:value-type="float" office:value="53.5138388780526">
            <text:p>53.5138388781</text:p>
          </table:table-cell>
          <table:table-cell/>
          <table:table-cell table:formula="of:=[.D168]*[.F16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9116523621">
            <text:p>4.9116523621</text:p>
          </table:table-cell>
          <table:table-cell office:value-type="float" office:value="1.537406739">
            <text:p>1.53740673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69]*[.D169]*[.F169]" office:value-type="float" office:value="0">
            <text:p>0</text:p>
          </table:table-cell>
          <table:table-cell table:formula="of:=[.C169]*[.D169]*[.F169]" office:value-type="float" office:value="0">
            <text:p>0</text:p>
          </table:table-cell>
          <table:table-cell table:number-columns-repeated="6"/>
          <table:table-cell table:formula="of:=[.$L$2]*[.B169]+[.$M$2]*[.C169]" office:value-type="float" office:value="74.3983714129353">
            <text:p>74.3983714129</text:p>
          </table:table-cell>
          <table:table-cell/>
          <table:table-cell table:formula="of:=[.D169]*[.F16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5318045548">
            <text:p>5.5318045548</text:p>
          </table:table-cell>
          <table:table-cell office:value-type="float" office:value="1.7399523111">
            <text:p>1.739952311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0]*[.D170]*[.F170]" office:value-type="float" office:value="0">
            <text:p>0</text:p>
          </table:table-cell>
          <table:table-cell table:formula="of:=[.C170]*[.D170]*[.F170]" office:value-type="float" office:value="0">
            <text:p>0</text:p>
          </table:table-cell>
          <table:table-cell table:number-columns-repeated="6"/>
          <table:table-cell table:formula="of:=[.$L$2]*[.B170]+[.$M$2]*[.C170]" office:value-type="float" office:value="83.6021362534007">
            <text:p>83.6021362534</text:p>
          </table:table-cell>
          <table:table-cell/>
          <table:table-cell table:formula="of:=[.D170]*[.F17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846210797">
            <text:p>4.4846210797</text:p>
          </table:table-cell>
          <table:table-cell office:value-type="float" office:value="2.1365453616">
            <text:p>2.13654536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1]*[.D171]*[.F171]" office:value-type="float" office:value="0">
            <text:p>0</text:p>
          </table:table-cell>
          <table:table-cell table:formula="of:=[.C171]*[.D171]*[.F171]" office:value-type="float" office:value="0">
            <text:p>0</text:p>
          </table:table-cell>
          <table:table-cell table:number-columns-repeated="6"/>
          <table:table-cell table:formula="of:=[.$L$2]*[.B171]+[.$M$2]*[.C171]" office:value-type="float" office:value="51.4249678485068">
            <text:p>51.4249678485</text:p>
          </table:table-cell>
          <table:table-cell/>
          <table:table-cell table:formula="of:=[.D171]*[.F17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580797704">
            <text:p>4.7580797704</text:p>
          </table:table-cell>
          <table:table-cell office:value-type="float" office:value="1.102841441">
            <text:p>1.10284144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2]*[.D172]*[.F172]" office:value-type="float" office:value="0">
            <text:p>0</text:p>
          </table:table-cell>
          <table:table-cell table:formula="of:=[.C172]*[.D172]*[.F172]" office:value-type="float" office:value="0">
            <text:p>0</text:p>
          </table:table-cell>
          <table:table-cell table:number-columns-repeated="6"/>
          <table:table-cell table:formula="of:=[.$L$2]*[.B172]+[.$M$2]*[.C172]" office:value-type="float" office:value="80.7772247940279">
            <text:p>80.777224794</text:p>
          </table:table-cell>
          <table:table-cell/>
          <table:table-cell table:formula="of:=[.D172]*[.F17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6945284873">
            <text:p>4.6945284873</text:p>
          </table:table-cell>
          <table:table-cell office:value-type="float" office:value="2.4044157287">
            <text:p>2.40441572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3]*[.D173]*[.F173]" office:value-type="float" office:value="0">
            <text:p>0</text:p>
          </table:table-cell>
          <table:table-cell table:formula="of:=[.C173]*[.D173]*[.F173]" office:value-type="float" office:value="0">
            <text:p>0</text:p>
          </table:table-cell>
          <table:table-cell table:number-columns-repeated="6"/>
          <table:table-cell table:formula="of:=[.$L$2]*[.B173]+[.$M$2]*[.C173]" office:value-type="float" office:value="50.0510814133226">
            <text:p>50.0510814133</text:p>
          </table:table-cell>
          <table:table-cell/>
          <table:table-cell table:formula="of:=[.D173]*[.F17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3939008373">
            <text:p>4.3939008373</text:p>
          </table:table-cell>
          <table:table-cell office:value-type="float" office:value="1.3941702934">
            <text:p>1.394170293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4]*[.D174]*[.F174]" office:value-type="float" office:value="0">
            <text:p>0</text:p>
          </table:table-cell>
          <table:table-cell table:formula="of:=[.C174]*[.D174]*[.F174]" office:value-type="float" office:value="0">
            <text:p>0</text:p>
          </table:table-cell>
          <table:table-cell table:number-columns-repeated="6"/>
          <table:table-cell table:formula="of:=[.$L$2]*[.B174]+[.$M$2]*[.C174]" office:value-type="float" office:value="66.131802217921">
            <text:p>66.1318022179</text:p>
          </table:table-cell>
          <table:table-cell/>
          <table:table-cell table:formula="of:=[.D174]*[.F17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5479371104">
            <text:p>3.5479371104</text:p>
          </table:table-cell>
          <table:table-cell office:value-type="float" office:value="0.5169585562">
            <text:p>0.516958556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5]*[.D175]*[.F175]" office:value-type="float" office:value="0">
            <text:p>0</text:p>
          </table:table-cell>
          <table:table-cell table:formula="of:=[.C175]*[.D175]*[.F175]" office:value-type="float" office:value="0">
            <text:p>0</text:p>
          </table:table-cell>
          <table:table-cell table:number-columns-repeated="6"/>
          <table:table-cell table:formula="of:=[.$L$2]*[.B175]+[.$M$2]*[.C175]" office:value-type="float" office:value="67.1111932953704">
            <text:p>67.1111932954</text:p>
          </table:table-cell>
          <table:table-cell/>
          <table:table-cell table:formula="of:=[.D175]*[.F1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629960138">
            <text:p>4.1629960138</text:p>
          </table:table-cell>
          <table:table-cell office:value-type="float" office:value="1.8945440059">
            <text:p>1.894544005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6]*[.D176]*[.F176]" office:value-type="float" office:value="0">
            <text:p>0</text:p>
          </table:table-cell>
          <table:table-cell table:formula="of:=[.C176]*[.D176]*[.F176]" office:value-type="float" office:value="0">
            <text:p>0</text:p>
          </table:table-cell>
          <table:table-cell table:number-columns-repeated="6"/>
          <table:table-cell table:formula="of:=[.$L$2]*[.B176]+[.$M$2]*[.C176]" office:value-type="float" office:value="49.7363715263171">
            <text:p>49.7363715263</text:p>
          </table:table-cell>
          <table:table-cell/>
          <table:table-cell table:formula="of:=[.D176]*[.F17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378976361">
            <text:p>4.2378976361</text:p>
          </table:table-cell>
          <table:table-cell office:value-type="float" office:value="1.3808056435">
            <text:p>1.38080564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7]*[.D177]*[.F177]" office:value-type="float" office:value="0">
            <text:p>0</text:p>
          </table:table-cell>
          <table:table-cell table:formula="of:=[.C177]*[.D177]*[.F177]" office:value-type="float" office:value="0">
            <text:p>0</text:p>
          </table:table-cell>
          <table:table-cell table:number-columns-repeated="6"/>
          <table:table-cell table:formula="of:=[.$L$2]*[.B177]+[.$M$2]*[.C177]" office:value-type="float" office:value="62.9699623617533">
            <text:p>62.9699623618</text:p>
          </table:table-cell>
          <table:table-cell/>
          <table:table-cell table:formula="of:=[.D177]*[.F17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676868724">
            <text:p>4.0676868724</text:p>
          </table:table-cell>
          <table:table-cell office:value-type="float" office:value="1.1185807461">
            <text:p>1.118580746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8]*[.D178]*[.F178]" office:value-type="float" office:value="0">
            <text:p>0</text:p>
          </table:table-cell>
          <table:table-cell table:formula="of:=[.C178]*[.D178]*[.F178]" office:value-type="float" office:value="0">
            <text:p>0</text:p>
          </table:table-cell>
          <table:table-cell table:number-columns-repeated="6"/>
          <table:table-cell table:formula="of:=[.$L$2]*[.B178]+[.$M$2]*[.C178]" office:value-type="float" office:value="65.0978545048205">
            <text:p>65.0978545048</text:p>
          </table:table-cell>
          <table:table-cell/>
          <table:table-cell table:formula="of:=[.D178]*[.F17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180093214">
            <text:p>5.0180093214</text:p>
          </table:table-cell>
          <table:table-cell office:value-type="float" office:value="1.6370100832">
            <text:p>1.637010083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79]*[.D179]*[.F179]" office:value-type="float" office:value="0">
            <text:p>0</text:p>
          </table:table-cell>
          <table:table-cell table:formula="of:=[.C179]*[.D179]*[.F179]" office:value-type="float" office:value="0">
            <text:p>0</text:p>
          </table:table-cell>
          <table:table-cell table:number-columns-repeated="6"/>
          <table:table-cell table:formula="of:=[.$L$2]*[.B179]+[.$M$2]*[.C179]" office:value-type="float" office:value="74.5158358243802">
            <text:p>74.5158358244</text:p>
          </table:table-cell>
          <table:table-cell/>
          <table:table-cell table:formula="of:=[.D179]*[.F17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104013254">
            <text:p>4.8104013254</text:p>
          </table:table-cell>
          <table:table-cell office:value-type="float" office:value="2.1526242874">
            <text:p>2.152624287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0]*[.D180]*[.F180]" office:value-type="float" office:value="0">
            <text:p>0</text:p>
          </table:table-cell>
          <table:table-cell table:formula="of:=[.C180]*[.D180]*[.F180]" office:value-type="float" office:value="0">
            <text:p>0</text:p>
          </table:table-cell>
          <table:table-cell table:number-columns-repeated="6"/>
          <table:table-cell table:formula="of:=[.$L$2]*[.B180]+[.$M$2]*[.C180]" office:value-type="float" office:value="58.2942693115329">
            <text:p>58.2942693115</text:p>
          </table:table-cell>
          <table:table-cell/>
          <table:table-cell table:formula="of:=[.D180]*[.F18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4689866332">
            <text:p>4.4689866332</text:p>
          </table:table-cell>
          <table:table-cell office:value-type="float" office:value="1.7222385835">
            <text:p>1.722238583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1]*[.D181]*[.F181]" office:value-type="float" office:value="0">
            <text:p>0</text:p>
          </table:table-cell>
          <table:table-cell table:formula="of:=[.C181]*[.D181]*[.F181]" office:value-type="float" office:value="0">
            <text:p>0</text:p>
          </table:table-cell>
          <table:table-cell table:number-columns-repeated="6"/>
          <table:table-cell table:formula="of:=[.$L$2]*[.B181]+[.$M$2]*[.C181]" office:value-type="float" office:value="60.4093939896858">
            <text:p>60.4093939897</text:p>
          </table:table-cell>
          <table:table-cell/>
          <table:table-cell table:formula="of:=[.D181]*[.F18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1166533402">
            <text:p>4.1166533402</text:p>
          </table:table-cell>
          <table:table-cell office:value-type="float" office:value="1.1984853965">
            <text:p>1.198485396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2]*[.D182]*[.F182]" office:value-type="float" office:value="0">
            <text:p>0</text:p>
          </table:table-cell>
          <table:table-cell table:formula="of:=[.C182]*[.D182]*[.F182]" office:value-type="float" office:value="0">
            <text:p>0</text:p>
          </table:table-cell>
          <table:table-cell table:number-columns-repeated="6"/>
          <table:table-cell table:formula="of:=[.$L$2]*[.B182]+[.$M$2]*[.C182]" office:value-type="float" office:value="64.3850792354747">
            <text:p>64.3850792355</text:p>
          </table:table-cell>
          <table:table-cell/>
          <table:table-cell table:formula="of:=[.D182]*[.F18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8076323434">
            <text:p>4.8076323434</text:p>
          </table:table-cell>
          <table:table-cell office:value-type="float" office:value="1.4849254346">
            <text:p>1.484925434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3]*[.D183]*[.F183]" office:value-type="float" office:value="0">
            <text:p>0</text:p>
          </table:table-cell>
          <table:table-cell table:formula="of:=[.C183]*[.D183]*[.F183]" office:value-type="float" office:value="0">
            <text:p>0</text:p>
          </table:table-cell>
          <table:table-cell table:number-columns-repeated="6"/>
          <table:table-cell table:formula="of:=[.$L$2]*[.B183]+[.$M$2]*[.C183]" office:value-type="float" office:value="73.2714468651008">
            <text:p>73.2714468651</text:p>
          </table:table-cell>
          <table:table-cell/>
          <table:table-cell table:formula="of:=[.D183]*[.F18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8933290027">
            <text:p>3.8933290027</text:p>
          </table:table-cell>
          <table:table-cell office:value-type="float" office:value="1.8729200314">
            <text:p>1.872920031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4]*[.D184]*[.F184]" office:value-type="float" office:value="0">
            <text:p>0</text:p>
          </table:table-cell>
          <table:table-cell table:formula="of:=[.C184]*[.D184]*[.F184]" office:value-type="float" office:value="0">
            <text:p>0</text:p>
          </table:table-cell>
          <table:table-cell table:number-columns-repeated="6"/>
          <table:table-cell table:formula="of:=[.$L$2]*[.B184]+[.$M$2]*[.C184]" office:value-type="float" office:value="44.237525154258">
            <text:p>44.2375251543</text:p>
          </table:table-cell>
          <table:table-cell/>
          <table:table-cell table:formula="of:=[.D184]*[.F18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006041278">
            <text:p>4.2006041278</text:p>
          </table:table-cell>
          <table:table-cell office:value-type="float" office:value="2.2734641119">
            <text:p>2.273464111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5]*[.D185]*[.F185]" office:value-type="float" office:value="0">
            <text:p>0</text:p>
          </table:table-cell>
          <table:table-cell table:formula="of:=[.C185]*[.D185]*[.F185]" office:value-type="float" office:value="0">
            <text:p>0</text:p>
          </table:table-cell>
          <table:table-cell table:number-columns-repeated="6"/>
          <table:table-cell table:formula="of:=[.$L$2]*[.B185]+[.$M$2]*[.C185]" office:value-type="float" office:value="42.0367191375441">
            <text:p>42.0367191375</text:p>
          </table:table-cell>
          <table:table-cell/>
          <table:table-cell table:formula="of:=[.D185]*[.F18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121148686">
            <text:p>5.0121148686</text:p>
          </table:table-cell>
          <table:table-cell office:value-type="float" office:value="1.4452417878">
            <text:p>1.445241787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6]*[.D186]*[.F186]" office:value-type="float" office:value="0">
            <text:p>0</text:p>
          </table:table-cell>
          <table:table-cell table:formula="of:=[.C186]*[.D186]*[.F186]" office:value-type="float" office:value="0">
            <text:p>0</text:p>
          </table:table-cell>
          <table:table-cell table:number-columns-repeated="6"/>
          <table:table-cell table:formula="of:=[.$L$2]*[.B186]+[.$M$2]*[.C186]" office:value-type="float" office:value="78.7042093940054">
            <text:p>78.704209394</text:p>
          </table:table-cell>
          <table:table-cell/>
          <table:table-cell table:formula="of:=[.D186]*[.F18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4584167704">
            <text:p>5.4584167704</text:p>
          </table:table-cell>
          <table:table-cell office:value-type="float" office:value="0.7420336994">
            <text:p>0.7420336994</text:p>
          </table:table-cell>
          <table:table-cell office:value-type="float" office:value="1">
            <text:p>1</text:p>
          </table:table-cell>
          <table:table-cell/>
          <table:table-cell office:value-type="float" office:value="0.564111162675545">
            <text:p>0.5641111627</text:p>
          </table:table-cell>
          <table:table-cell/>
          <table:table-cell table:formula="of:=[.B187]*[.D187]*[.F187]" office:value-type="float" office:value="3.07915383071804">
            <text:p>3.0791538307</text:p>
          </table:table-cell>
          <table:table-cell table:formula="of:=[.C187]*[.D187]*[.F187]" office:value-type="float" office:value="0.41858949291297">
            <text:p>0.4185894929</text:p>
          </table:table-cell>
          <table:table-cell table:number-columns-repeated="6"/>
          <table:table-cell table:formula="of:=[.$L$2]*[.B187]+[.$M$2]*[.C187]" office:value-type="float" office:value="104.449335048055">
            <text:p>104.4493350481</text:p>
          </table:table-cell>
          <table:table-cell/>
          <table:table-cell table:formula="of:=[.D187]*[.F187]" office:value-type="float" office:value="0.564111162675545">
            <text:p>0.5641111627</text:p>
          </table:table-cell>
          <table:table-cell/>
        </table:table-row>
        <table:table-row table:style-name="ro1">
          <table:table-cell/>
          <table:table-cell office:value-type="float" office:value="4.2630876854">
            <text:p>4.2630876854</text:p>
          </table:table-cell>
          <table:table-cell office:value-type="float" office:value="1.7471051518">
            <text:p>1.74710515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8]*[.D188]*[.F188]" office:value-type="float" office:value="0">
            <text:p>0</text:p>
          </table:table-cell>
          <table:table-cell table:formula="of:=[.C188]*[.D188]*[.F188]" office:value-type="float" office:value="0">
            <text:p>0</text:p>
          </table:table-cell>
          <table:table-cell table:number-columns-repeated="6"/>
          <table:table-cell table:formula="of:=[.$L$2]*[.B188]+[.$M$2]*[.C188]" office:value-type="float" office:value="55.2789170708109">
            <text:p>55.2789170708</text:p>
          </table:table-cell>
          <table:table-cell/>
          <table:table-cell table:formula="of:=[.D188]*[.F18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541795842">
            <text:p>4.2541795842</text:p>
          </table:table-cell>
          <table:table-cell office:value-type="float" office:value="1.0735909657">
            <text:p>1.073590965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89]*[.D189]*[.F189]" office:value-type="float" office:value="0">
            <text:p>0</text:p>
          </table:table-cell>
          <table:table-cell table:formula="of:=[.C189]*[.D189]*[.F189]" office:value-type="float" office:value="0">
            <text:p>0</text:p>
          </table:table-cell>
          <table:table-cell table:number-columns-repeated="6"/>
          <table:table-cell table:formula="of:=[.$L$2]*[.B189]+[.$M$2]*[.C189]" office:value-type="float" office:value="70.2508019041359">
            <text:p>70.2508019041</text:p>
          </table:table-cell>
          <table:table-cell/>
          <table:table-cell table:formula="of:=[.D189]*[.F18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2190661999">
            <text:p>4.2190661999</text:p>
          </table:table-cell>
          <table:table-cell office:value-type="float" office:value="1.1125559705">
            <text:p>1.112555970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0]*[.D190]*[.F190]" office:value-type="float" office:value="0">
            <text:p>0</text:p>
          </table:table-cell>
          <table:table-cell table:formula="of:=[.C190]*[.D190]*[.F190]" office:value-type="float" office:value="0">
            <text:p>0</text:p>
          </table:table-cell>
          <table:table-cell table:number-columns-repeated="6"/>
          <table:table-cell table:formula="of:=[.$L$2]*[.B190]+[.$M$2]*[.C190]" office:value-type="float" office:value="68.593766534856">
            <text:p>68.5937665349</text:p>
          </table:table-cell>
          <table:table-cell/>
          <table:table-cell table:formula="of:=[.D190]*[.F19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578132651">
            <text:p>5.0578132651</text:p>
          </table:table-cell>
          <table:table-cell office:value-type="float" office:value="3.4059253143">
            <text:p>3.4059253143</text:p>
          </table:table-cell>
          <table:table-cell office:value-type="float" office:value="1">
            <text:p>1</text:p>
          </table:table-cell>
          <table:table-cell/>
          <table:table-cell office:value-type="float" office:value="0.592566067417319">
            <text:p>0.5925660674</text:p>
          </table:table-cell>
          <table:table-cell/>
          <table:table-cell table:formula="of:=[.B191]*[.D191]*[.F191]" office:value-type="float" office:value="2.99708851623146">
            <text:p>2.9970885162</text:p>
          </table:table-cell>
          <table:table-cell table:formula="of:=[.C191]*[.D191]*[.F191]" office:value-type="float" office:value="2.01823576941185">
            <text:p>2.0182357694</text:p>
          </table:table-cell>
          <table:table-cell table:number-columns-repeated="6"/>
          <table:table-cell table:formula="of:=[.$L$2]*[.B191]+[.$M$2]*[.C191]" office:value-type="float" office:value="35.5579392940067">
            <text:p>35.557939294</text:p>
          </table:table-cell>
          <table:table-cell/>
          <table:table-cell table:formula="of:=[.D191]*[.F191]" office:value-type="float" office:value="0.592566067417319">
            <text:p>0.5925660674</text:p>
          </table:table-cell>
          <table:table-cell/>
        </table:table-row>
        <table:table-row table:style-name="ro1">
          <table:table-cell/>
          <table:table-cell office:value-type="float" office:value="4.2954662319">
            <text:p>4.2954662319</text:p>
          </table:table-cell>
          <table:table-cell office:value-type="float" office:value="2.1824961908">
            <text:p>2.182496190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2]*[.D192]*[.F192]" office:value-type="float" office:value="0">
            <text:p>0</text:p>
          </table:table-cell>
          <table:table-cell table:formula="of:=[.C192]*[.D192]*[.F192]" office:value-type="float" office:value="0">
            <text:p>0</text:p>
          </table:table-cell>
          <table:table-cell table:number-columns-repeated="6"/>
          <table:table-cell table:formula="of:=[.$L$2]*[.B192]+[.$M$2]*[.C192]" office:value-type="float" office:value="46.1912823740317">
            <text:p>46.191282374</text:p>
          </table:table-cell>
          <table:table-cell/>
          <table:table-cell table:formula="of:=[.D192]*[.F19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995397296">
            <text:p>4.7995397296</text:p>
          </table:table-cell>
          <table:table-cell office:value-type="float" office:value="1.114483531">
            <text:p>1.11448353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3]*[.D193]*[.F193]" office:value-type="float" office:value="0">
            <text:p>0</text:p>
          </table:table-cell>
          <table:table-cell table:formula="of:=[.C193]*[.D193]*[.F193]" office:value-type="float" office:value="0">
            <text:p>0</text:p>
          </table:table-cell>
          <table:table-cell table:number-columns-repeated="6"/>
          <table:table-cell table:formula="of:=[.$L$2]*[.B193]+[.$M$2]*[.C193]" office:value-type="float" office:value="81.4353089566193">
            <text:p>81.4353089566</text:p>
          </table:table-cell>
          <table:table-cell/>
          <table:table-cell table:formula="of:=[.D193]*[.F19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4625761996">
            <text:p>3.4625761996</text:p>
          </table:table-cell>
          <table:table-cell office:value-type="float" office:value="1.7614971185">
            <text:p>1.761497118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4]*[.D194]*[.F194]" office:value-type="float" office:value="0">
            <text:p>0</text:p>
          </table:table-cell>
          <table:table-cell table:formula="of:=[.C194]*[.D194]*[.F194]" office:value-type="float" office:value="0">
            <text:p>0</text:p>
          </table:table-cell>
          <table:table-cell table:number-columns-repeated="6"/>
          <table:table-cell table:formula="of:=[.$L$2]*[.B194]+[.$M$2]*[.C194]" office:value-type="float" office:value="37.1855554081509">
            <text:p>37.1855554082</text:p>
          </table:table-cell>
          <table:table-cell/>
          <table:table-cell table:formula="of:=[.D194]*[.F19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0403795627">
            <text:p>5.0403795627</text:p>
          </table:table-cell>
          <table:table-cell office:value-type="float" office:value="1.8416433887">
            <text:p>1.841643388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5]*[.D195]*[.F195]" office:value-type="float" office:value="0">
            <text:p>0</text:p>
          </table:table-cell>
          <table:table-cell table:formula="of:=[.C195]*[.D195]*[.F195]" office:value-type="float" office:value="0">
            <text:p>0</text:p>
          </table:table-cell>
          <table:table-cell table:number-columns-repeated="6"/>
          <table:table-cell table:formula="of:=[.$L$2]*[.B195]+[.$M$2]*[.C195]" office:value-type="float" office:value="70.4034208304874">
            <text:p>70.4034208305</text:p>
          </table:table-cell>
          <table:table-cell/>
          <table:table-cell table:formula="of:=[.D195]*[.F19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661072101">
            <text:p>4.7661072101</text:p>
          </table:table-cell>
          <table:table-cell office:value-type="float" office:value="1.331353579">
            <text:p>1.33135357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6]*[.D196]*[.F196]" office:value-type="float" office:value="0">
            <text:p>0</text:p>
          </table:table-cell>
          <table:table-cell table:formula="of:=[.C196]*[.D196]*[.F196]" office:value-type="float" office:value="0">
            <text:p>0</text:p>
          </table:table-cell>
          <table:table-cell table:number-columns-repeated="6"/>
          <table:table-cell table:formula="of:=[.$L$2]*[.B196]+[.$M$2]*[.C196]" office:value-type="float" office:value="75.8086129347209">
            <text:p>75.8086129347</text:p>
          </table:table-cell>
          <table:table-cell/>
          <table:table-cell table:formula="of:=[.D196]*[.F19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7793840318">
            <text:p>4.7793840318</text:p>
          </table:table-cell>
          <table:table-cell office:value-type="float" office:value="2.0380704471">
            <text:p>2.038070447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7]*[.D197]*[.F197]" office:value-type="float" office:value="0">
            <text:p>0</text:p>
          </table:table-cell>
          <table:table-cell table:formula="of:=[.C197]*[.D197]*[.F197]" office:value-type="float" office:value="0">
            <text:p>0</text:p>
          </table:table-cell>
          <table:table-cell table:number-columns-repeated="6"/>
          <table:table-cell table:formula="of:=[.$L$2]*[.B197]+[.$M$2]*[.C197]" office:value-type="float" office:value="60.1858749870727">
            <text:p>60.1858749871</text:p>
          </table:table-cell>
          <table:table-cell/>
          <table:table-cell table:formula="of:=[.D197]*[.F19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6416218924">
            <text:p>3.6416218924</text:p>
          </table:table-cell>
          <table:table-cell office:value-type="float" office:value="2.5904965678">
            <text:p>2.590496567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8]*[.D198]*[.F198]" office:value-type="float" office:value="0">
            <text:p>0</text:p>
          </table:table-cell>
          <table:table-cell table:formula="of:=[.C198]*[.D198]*[.F198]" office:value-type="float" office:value="0">
            <text:p>0</text:p>
          </table:table-cell>
          <table:table-cell table:number-columns-repeated="6"/>
          <table:table-cell table:formula="of:=[.$L$2]*[.B198]+[.$M$2]*[.C198]" office:value-type="float" office:value="22.4882606236658">
            <text:p>22.4882606237</text:p>
          </table:table-cell>
          <table:table-cell/>
          <table:table-cell table:formula="of:=[.D198]*[.F19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.0867698301">
            <text:p>4.0867698301</text:p>
          </table:table-cell>
          <table:table-cell office:value-type="float" office:value="1.5165526308">
            <text:p>1.516552630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199]*[.D199]*[.F199]" office:value-type="float" office:value="0">
            <text:p>0</text:p>
          </table:table-cell>
          <table:table-cell table:formula="of:=[.C199]*[.D199]*[.F199]" office:value-type="float" office:value="0">
            <text:p>0</text:p>
          </table:table-cell>
          <table:table-cell table:number-columns-repeated="6"/>
          <table:table-cell table:formula="of:=[.$L$2]*[.B199]+[.$M$2]*[.C199]" office:value-type="float" office:value="56.557888350953">
            <text:p>56.557888351</text:p>
          </table:table-cell>
          <table:table-cell/>
          <table:table-cell table:formula="of:=[.D199]*[.F19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.3280621201">
            <text:p>5.3280621201</text:p>
          </table:table-cell>
          <table:table-cell office:value-type="float" office:value="1.2447471158">
            <text:p>1.244747115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0]*[.D200]*[.F200]" office:value-type="float" office:value="0">
            <text:p>0</text:p>
          </table:table-cell>
          <table:table-cell table:formula="of:=[.C200]*[.D200]*[.F200]" office:value-type="float" office:value="0">
            <text:p>0</text:p>
          </table:table-cell>
          <table:table-cell table:number-columns-repeated="6"/>
          <table:table-cell table:formula="of:=[.$L$2]*[.B200]+[.$M$2]*[.C200]" office:value-type="float" office:value="90.2331514256177">
            <text:p>90.2331514256</text:p>
          </table:table-cell>
          <table:table-cell/>
          <table:table-cell table:formula="of:=[.D200]*[.F20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6577798846">
            <text:p>1.6577798846</text:p>
          </table:table-cell>
          <table:table-cell office:value-type="float" office:value="4.5463403988">
            <text:p>4.546340398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1]*[.D201]*[.F201]" office:value-type="float" office:value="-0">
            <text:p>-0</text:p>
          </table:table-cell>
          <table:table-cell table:formula="of:=[.C201]*[.D201]*[.F201]" office:value-type="float" office:value="-0">
            <text:p>-0</text:p>
          </table:table-cell>
          <table:table-cell table:number-columns-repeated="6"/>
          <table:table-cell table:formula="of:=[.$L$2]*[.B201]+[.$M$2]*[.C201]" office:value-type="float" office:value="-65.5993636107933">
            <text:p>-65.5993636108</text:p>
          </table:table-cell>
          <table:table-cell/>
          <table:table-cell table:formula="of:=[.D201]*[.F20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23871692">
            <text:p>2.1223871692</text:p>
          </table:table-cell>
          <table:table-cell office:value-type="float" office:value="3.9226272246">
            <text:p>3.9226272246</text:p>
          </table:table-cell>
          <table:table-cell office:value-type="float" office:value="-1">
            <text:p>-1</text:p>
          </table:table-cell>
          <table:table-cell/>
          <table:table-cell office:value-type="float" office:value="0.104293442131149">
            <text:p>0.1042934421</text:p>
          </table:table-cell>
          <table:table-cell/>
          <table:table-cell table:formula="of:=[.B202]*[.D202]*[.F202]" office:value-type="float" office:value="-0.221351063410853">
            <text:p>-0.2213510634</text:p>
          </table:table-cell>
          <table:table-cell table:formula="of:=[.C202]*[.D202]*[.F202]" office:value-type="float" office:value="-0.40910429545089">
            <text:p>-0.4091042955</text:p>
          </table:table-cell>
          <table:table-cell table:number-columns-repeated="6"/>
          <table:table-cell table:formula="of:=[.$L$2]*[.B202]+[.$M$2]*[.C202]" office:value-type="float" office:value="-41.2383786344827">
            <text:p>-41.2383786345</text:p>
          </table:table-cell>
          <table:table-cell/>
          <table:table-cell table:formula="of:=[.D202]*[.F202]" office:value-type="float" office:value="-0.104293442131149">
            <text:p>-0.1042934421</text:p>
          </table:table-cell>
          <table:table-cell/>
        </table:table-row>
        <table:table-row table:style-name="ro1">
          <table:table-cell/>
          <table:table-cell office:value-type="float" office:value="1.9875441828">
            <text:p>1.9875441828</text:p>
          </table:table-cell>
          <table:table-cell office:value-type="float" office:value="4.178667425">
            <text:p>4.17866742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3]*[.D203]*[.F203]" office:value-type="float" office:value="-0">
            <text:p>-0</text:p>
          </table:table-cell>
          <table:table-cell table:formula="of:=[.C203]*[.D203]*[.F203]" office:value-type="float" office:value="-0">
            <text:p>-0</text:p>
          </table:table-cell>
          <table:table-cell table:number-columns-repeated="6"/>
          <table:table-cell table:formula="of:=[.$L$2]*[.B203]+[.$M$2]*[.C203]" office:value-type="float" office:value="-49.9983481811588">
            <text:p>-49.9983481812</text:p>
          </table:table-cell>
          <table:table-cell/>
          <table:table-cell table:formula="of:=[.D203]*[.F20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566985266">
            <text:p>1.5566985266</text:p>
          </table:table-cell>
          <table:table-cell office:value-type="float" office:value="4.9115991338">
            <text:p>4.911599133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4]*[.D204]*[.F204]" office:value-type="float" office:value="-0">
            <text:p>-0</text:p>
          </table:table-cell>
          <table:table-cell table:formula="of:=[.C204]*[.D204]*[.F204]" office:value-type="float" office:value="-0">
            <text:p>-0</text:p>
          </table:table-cell>
          <table:table-cell table:number-columns-repeated="6"/>
          <table:table-cell table:formula="of:=[.$L$2]*[.B204]+[.$M$2]*[.C204]" office:value-type="float" office:value="-76.0698543817098">
            <text:p>-76.0698543817</text:p>
          </table:table-cell>
          <table:table-cell/>
          <table:table-cell table:formula="of:=[.D204]*[.F20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032456175">
            <text:p>2.4032456175</text:p>
          </table:table-cell>
          <table:table-cell office:value-type="float" office:value="3.3886785544">
            <text:p>3.3886785544</text:p>
          </table:table-cell>
          <table:table-cell office:value-type="float" office:value="-1">
            <text:p>-1</text:p>
          </table:table-cell>
          <table:table-cell/>
          <table:table-cell office:value-type="float" office:value="0.599713796987883">
            <text:p>0.599713797</text:p>
          </table:table-cell>
          <table:table-cell/>
          <table:table-cell table:formula="of:=[.B205]*[.D205]*[.F205]" office:value-type="float" office:value="-1.44125955436541">
            <text:p>-1.4412595544</text:p>
          </table:table-cell>
          <table:table-cell table:formula="of:=[.C205]*[.D205]*[.F205]" office:value-type="float" office:value="-2.03223728263063">
            <text:p>-2.0322372826</text:p>
          </table:table-cell>
          <table:table-cell table:number-columns-repeated="6"/>
          <table:table-cell table:formula="of:=[.$L$2]*[.B205]+[.$M$2]*[.C205]" office:value-type="float" office:value="-22.9778995147722">
            <text:p>-22.9778995148</text:p>
          </table:table-cell>
          <table:table-cell/>
          <table:table-cell table:formula="of:=[.D205]*[.F205]" office:value-type="float" office:value="-0.599713796987883">
            <text:p>-0.599713797</text:p>
          </table:table-cell>
          <table:table-cell/>
        </table:table-row>
        <table:table-row table:style-name="ro1">
          <table:table-cell/>
          <table:table-cell office:value-type="float" office:value="1.3790663622">
            <text:p>1.3790663622</text:p>
          </table:table-cell>
          <table:table-cell office:value-type="float" office:value="4.7753449612">
            <text:p>4.77534496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6]*[.D206]*[.F206]" office:value-type="float" office:value="-0">
            <text:p>-0</text:p>
          </table:table-cell>
          <table:table-cell table:formula="of:=[.C206]*[.D206]*[.F206]" office:value-type="float" office:value="-0">
            <text:p>-0</text:p>
          </table:table-cell>
          <table:table-cell table:number-columns-repeated="6"/>
          <table:table-cell table:formula="of:=[.$L$2]*[.B206]+[.$M$2]*[.C206]" office:value-type="float" office:value="-76.9439474553552">
            <text:p>-76.9439474554</text:p>
          </table:table-cell>
          <table:table-cell/>
          <table:table-cell table:formula="of:=[.D206]*[.F20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026882701">
            <text:p>1.2026882701</text:p>
          </table:table-cell>
          <table:table-cell office:value-type="float" office:value="4.0494399849">
            <text:p>4.049439984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7]*[.D207]*[.F207]" office:value-type="float" office:value="-0">
            <text:p>-0</text:p>
          </table:table-cell>
          <table:table-cell table:formula="of:=[.C207]*[.D207]*[.F207]" office:value-type="float" office:value="-0">
            <text:p>-0</text:p>
          </table:table-cell>
          <table:table-cell table:number-columns-repeated="6"/>
          <table:table-cell table:formula="of:=[.$L$2]*[.B207]+[.$M$2]*[.C207]" office:value-type="float" office:value="-64.5094452046025">
            <text:p>-64.5094452046</text:p>
          </table:table-cell>
          <table:table-cell/>
          <table:table-cell table:formula="of:=[.D207]*[.F20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219410194">
            <text:p>1.0219410194</text:p>
          </table:table-cell>
          <table:table-cell office:value-type="float" office:value="4.9622213519">
            <text:p>4.96222135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08]*[.D208]*[.F208]" office:value-type="float" office:value="-0">
            <text:p>-0</text:p>
          </table:table-cell>
          <table:table-cell table:formula="of:=[.C208]*[.D208]*[.F208]" office:value-type="float" office:value="-0">
            <text:p>-0</text:p>
          </table:table-cell>
          <table:table-cell table:number-columns-repeated="6"/>
          <table:table-cell table:formula="of:=[.$L$2]*[.B208]+[.$M$2]*[.C208]" office:value-type="float" office:value="-89.0802070023741">
            <text:p>-89.0802070024</text:p>
          </table:table-cell>
          <table:table-cell/>
          <table:table-cell table:formula="of:=[.D208]*[.F20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5718553029">
            <text:p>0.5718553029</text:p>
          </table:table-cell>
          <table:table-cell office:value-type="float" office:value="5.0919422403">
            <text:p>5.0919422403</text:p>
          </table:table-cell>
          <table:table-cell office:value-type="float" office:value="-1">
            <text:p>-1</text:p>
          </table:table-cell>
          <table:table-cell/>
          <table:table-cell office:value-type="float" office:value="0.634891896251287">
            <text:p>0.6348918963</text:p>
          </table:table-cell>
          <table:table-cell/>
          <table:table-cell table:formula="of:=[.B209]*[.D209]*[.F209]" office:value-type="float" office:value="-0.363066297639535">
            <text:p>-0.3630662976</text:p>
          </table:table-cell>
          <table:table-cell table:formula="of:=[.C209]*[.D209]*[.F209]" office:value-type="float" office:value="-3.23283286454609">
            <text:p>-3.2328328645</text:p>
          </table:table-cell>
          <table:table-cell table:number-columns-repeated="6"/>
          <table:table-cell table:formula="of:=[.$L$2]*[.B209]+[.$M$2]*[.C209]" office:value-type="float" office:value="-101.992619230154">
            <text:p>-101.9926192302</text:p>
          </table:table-cell>
          <table:table-cell/>
          <table:table-cell table:formula="of:=[.D209]*[.F209]" office:value-type="float" office:value="-0.634891896251287">
            <text:p>-0.6348918963</text:p>
          </table:table-cell>
          <table:table-cell/>
        </table:table-row>
        <table:table-row table:style-name="ro1">
          <table:table-cell/>
          <table:table-cell office:value-type="float" office:value="1.6272689971">
            <text:p>1.6272689971</text:p>
          </table:table-cell>
          <table:table-cell office:value-type="float" office:value="4.8408864136">
            <text:p>4.84088641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0]*[.D210]*[.F210]" office:value-type="float" office:value="-0">
            <text:p>-0</text:p>
          </table:table-cell>
          <table:table-cell table:formula="of:=[.C210]*[.D210]*[.F210]" office:value-type="float" office:value="-0">
            <text:p>-0</text:p>
          </table:table-cell>
          <table:table-cell table:number-columns-repeated="6"/>
          <table:table-cell table:formula="of:=[.$L$2]*[.B210]+[.$M$2]*[.C210]" office:value-type="float" office:value="-72.9107100425442">
            <text:p>-72.9107100425</text:p>
          </table:table-cell>
          <table:table-cell/>
          <table:table-cell table:formula="of:=[.D210]*[.F21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0823249449">
            <text:p>0.0823249449</text:p>
          </table:table-cell>
          <table:table-cell office:value-type="float" office:value="4.4504606892">
            <text:p>4.4504606892</text:p>
          </table:table-cell>
          <table:table-cell office:value-type="float" office:value="-1">
            <text:p>-1</text:p>
          </table:table-cell>
          <table:table-cell/>
          <table:table-cell office:value-type="float" office:value="0.556499644581052">
            <text:p>0.5564996446</text:p>
          </table:table-cell>
          <table:table-cell/>
          <table:table-cell table:formula="of:=[.B211]*[.D211]*[.F211]" office:value-type="float" office:value="-0.0458138025770047">
            <text:p>-0.0458138026</text:p>
          </table:table-cell>
          <table:table-cell table:formula="of:=[.C211]*[.D211]*[.F211]" office:value-type="float" office:value="-2.47667979176174">
            <text:p>-2.4766797918</text:p>
          </table:table-cell>
          <table:table-cell table:number-columns-repeated="6"/>
          <table:table-cell table:formula="of:=[.$L$2]*[.B211]+[.$M$2]*[.C211]" office:value-type="float" office:value="-98.4107346501426">
            <text:p>-98.4107346501</text:p>
          </table:table-cell>
          <table:table-cell/>
          <table:table-cell table:formula="of:=[.D211]*[.F211]" office:value-type="float" office:value="-0.556499644581052">
            <text:p>-0.5564996446</text:p>
          </table:table-cell>
          <table:table-cell/>
        </table:table-row>
        <table:table-row table:style-name="ro1">
          <table:table-cell/>
          <table:table-cell office:value-type="float" office:value="1.6887446185">
            <text:p>1.6887446185</text:p>
          </table:table-cell>
          <table:table-cell office:value-type="float" office:value="4.6542590505">
            <text:p>4.6542590505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B212]*[.D212]*[.F212]" office:value-type="float" office:value="-1.6887446185">
            <text:p>-1.6887446185</text:p>
          </table:table-cell>
          <table:table-cell table:formula="of:=[.C212]*[.D212]*[.F212]" office:value-type="float" office:value="-4.6542590505">
            <text:p>-4.6542590505</text:p>
          </table:table-cell>
          <table:table-cell table:number-columns-repeated="6"/>
          <table:table-cell table:formula="of:=[.$L$2]*[.B212]+[.$M$2]*[.C212]" office:value-type="float" office:value="-67.3426910190488">
            <text:p>-67.342691019</text:p>
          </table:table-cell>
          <table:table-cell/>
          <table:table-cell table:formula="of:=[.D212]*[.F212]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1.0815928513">
            <text:p>1.0815928513</text:p>
          </table:table-cell>
          <table:table-cell office:value-type="float" office:value="4.4651159657">
            <text:p>4.465115965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3]*[.D213]*[.F213]" office:value-type="float" office:value="-0">
            <text:p>-0</text:p>
          </table:table-cell>
          <table:table-cell table:formula="of:=[.C213]*[.D213]*[.F213]" office:value-type="float" office:value="-0">
            <text:p>-0</text:p>
          </table:table-cell>
          <table:table-cell table:number-columns-repeated="6"/>
          <table:table-cell table:formula="of:=[.$L$2]*[.B213]+[.$M$2]*[.C213]" office:value-type="float" office:value="-76.5597466780018">
            <text:p>-76.559746678</text:p>
          </table:table-cell>
          <table:table-cell/>
          <table:table-cell table:formula="of:=[.D213]*[.F21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9634873056">
            <text:p>2.9634873056</text:p>
          </table:table-cell>
          <table:table-cell office:value-type="float" office:value="4.9317836542">
            <text:p>4.9317836542</text:p>
          </table:table-cell>
          <table:table-cell office:value-type="float" office:value="-1">
            <text:p>-1</text:p>
          </table:table-cell>
          <table:table-cell/>
          <table:table-cell office:value-type="float" office:value="0.636624164364506">
            <text:p>0.6366241644</text:p>
          </table:table-cell>
          <table:table-cell/>
          <table:table-cell table:formula="of:=[.B214]*[.D214]*[.F214]" office:value-type="float" office:value="-1.88662762953242">
            <text:p>-1.8866276295</text:p>
          </table:table-cell>
          <table:table-cell table:formula="of:=[.C214]*[.D214]*[.F214]" office:value-type="float" office:value="-3.13969264768161">
            <text:p>-3.1396926477</text:p>
          </table:table-cell>
          <table:table-cell table:number-columns-repeated="6"/>
          <table:table-cell table:formula="of:=[.$L$2]*[.B214]+[.$M$2]*[.C214]" office:value-type="float" office:value="-45.2975306071158">
            <text:p>-45.2975306071</text:p>
          </table:table-cell>
          <table:table-cell/>
          <table:table-cell table:formula="of:=[.D214]*[.F214]" office:value-type="float" office:value="-0.636624164364506">
            <text:p>-0.6366241644</text:p>
          </table:table-cell>
          <table:table-cell/>
        </table:table-row>
        <table:table-row table:style-name="ro1">
          <table:table-cell/>
          <table:table-cell office:value-type="float" office:value="1.3207690926">
            <text:p>1.3207690926</text:p>
          </table:table-cell>
          <table:table-cell office:value-type="float" office:value="4.7463620312">
            <text:p>4.74636203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5]*[.D215]*[.F215]" office:value-type="float" office:value="-0">
            <text:p>-0</text:p>
          </table:table-cell>
          <table:table-cell table:formula="of:=[.C215]*[.D215]*[.F215]" office:value-type="float" office:value="-0">
            <text:p>-0</text:p>
          </table:table-cell>
          <table:table-cell table:number-columns-repeated="6"/>
          <table:table-cell table:formula="of:=[.$L$2]*[.B215]+[.$M$2]*[.C215]" office:value-type="float" office:value="-77.585205490328">
            <text:p>-77.5852054903</text:p>
          </table:table-cell>
          <table:table-cell/>
          <table:table-cell table:formula="of:=[.D215]*[.F21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622531239">
            <text:p>1.5622531239</text:p>
          </table:table-cell>
          <table:table-cell office:value-type="float" office:value="4.3434835435">
            <text:p>4.343483543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6]*[.D216]*[.F216]" office:value-type="float" office:value="-0">
            <text:p>-0</text:p>
          </table:table-cell>
          <table:table-cell table:formula="of:=[.C216]*[.D216]*[.F216]" office:value-type="float" office:value="-0">
            <text:p>-0</text:p>
          </table:table-cell>
          <table:table-cell table:number-columns-repeated="6"/>
          <table:table-cell table:formula="of:=[.$L$2]*[.B216]+[.$M$2]*[.C216]" office:value-type="float" office:value="-63.1508384805121">
            <text:p>-63.1508384805</text:p>
          </table:table-cell>
          <table:table-cell/>
          <table:table-cell table:formula="of:=[.D216]*[.F21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370869067">
            <text:p>1.1370869067</text:p>
          </table:table-cell>
          <table:table-cell office:value-type="float" office:value="3.6398172132">
            <text:p>3.6398172132</text:p>
          </table:table-cell>
          <table:table-cell office:value-type="float" office:value="-1">
            <text:p>-1</text:p>
          </table:table-cell>
          <table:table-cell/>
          <table:table-cell office:value-type="float" office:value="0.533352639662995">
            <text:p>0.5333526397</text:p>
          </table:table-cell>
          <table:table-cell/>
          <table:table-cell table:formula="of:=[.B217]*[.D217]*[.F217]" office:value-type="float" office:value="-0.606468303214675">
            <text:p>-0.6064683032</text:p>
          </table:table-cell>
          <table:table-cell table:formula="of:=[.C217]*[.D217]*[.F217]" office:value-type="float" office:value="-1.94130611855103">
            <text:p>-1.9413061186</text:p>
          </table:table-cell>
          <table:table-cell table:number-columns-repeated="6"/>
          <table:table-cell table:formula="of:=[.$L$2]*[.B217]+[.$M$2]*[.C217]" office:value-type="float" office:value="-56.7396490364202">
            <text:p>-56.7396490364</text:p>
          </table:table-cell>
          <table:table-cell/>
          <table:table-cell table:formula="of:=[.D217]*[.F217]" office:value-type="float" office:value="-0.533352639662995">
            <text:p>-0.5333526397</text:p>
          </table:table-cell>
          <table:table-cell/>
        </table:table-row>
        <table:table-row table:style-name="ro1">
          <table:table-cell/>
          <table:table-cell office:value-type="float" office:value="1.6661004091">
            <text:p>1.6661004091</text:p>
          </table:table-cell>
          <table:table-cell office:value-type="float" office:value="5.0762964286">
            <text:p>5.076296428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8]*[.D218]*[.F218]" office:value-type="float" office:value="-0">
            <text:p>-0</text:p>
          </table:table-cell>
          <table:table-cell table:formula="of:=[.C218]*[.D218]*[.F218]" office:value-type="float" office:value="-0">
            <text:p>-0</text:p>
          </table:table-cell>
          <table:table-cell table:number-columns-repeated="6"/>
          <table:table-cell table:formula="of:=[.$L$2]*[.B218]+[.$M$2]*[.C218]" office:value-type="float" office:value="-77.3509177591725">
            <text:p>-77.3509177592</text:p>
          </table:table-cell>
          <table:table-cell/>
          <table:table-cell table:formula="of:=[.D218]*[.F21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972897644">
            <text:p>2.0972897644</text:p>
          </table:table-cell>
          <table:table-cell office:value-type="float" office:value="4.5839060016">
            <text:p>4.58390600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19]*[.D219]*[.F219]" office:value-type="float" office:value="-0">
            <text:p>-0</text:p>
          </table:table-cell>
          <table:table-cell table:formula="of:=[.C219]*[.D219]*[.F219]" office:value-type="float" office:value="-0">
            <text:p>-0</text:p>
          </table:table-cell>
          <table:table-cell table:number-columns-repeated="6"/>
          <table:table-cell table:formula="of:=[.$L$2]*[.B219]+[.$M$2]*[.C219]" office:value-type="float" office:value="-56.6895153631428">
            <text:p>-56.6895153631</text:p>
          </table:table-cell>
          <table:table-cell/>
          <table:table-cell table:formula="of:=[.D219]*[.F21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425886391">
            <text:p>1.4425886391</text:p>
          </table:table-cell>
          <table:table-cell office:value-type="float" office:value="5.1488302116">
            <text:p>5.14883021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0]*[.D220]*[.F220]" office:value-type="float" office:value="-0">
            <text:p>-0</text:p>
          </table:table-cell>
          <table:table-cell table:formula="of:=[.C220]*[.D220]*[.F220]" office:value-type="float" office:value="-0">
            <text:p>-0</text:p>
          </table:table-cell>
          <table:table-cell table:number-columns-repeated="6"/>
          <table:table-cell table:formula="of:=[.$L$2]*[.B220]+[.$M$2]*[.C220]" office:value-type="float" office:value="-83.9459651187687">
            <text:p>-83.9459651188</text:p>
          </table:table-cell>
          <table:table-cell/>
          <table:table-cell table:formula="of:=[.D220]*[.F22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45112749">
            <text:p>1.4345112749</text:p>
          </table:table-cell>
          <table:table-cell office:value-type="float" office:value="4.8279393048">
            <text:p>4.82793930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1]*[.D221]*[.F221]" office:value-type="float" office:value="-0">
            <text:p>-0</text:p>
          </table:table-cell>
          <table:table-cell table:formula="of:=[.C221]*[.D221]*[.F221]" office:value-type="float" office:value="-0">
            <text:p>-0</text:p>
          </table:table-cell>
          <table:table-cell table:number-columns-repeated="6"/>
          <table:table-cell table:formula="of:=[.$L$2]*[.B221]+[.$M$2]*[.C221]" office:value-type="float" office:value="-76.8978061008833">
            <text:p>-76.8978061009</text:p>
          </table:table-cell>
          <table:table-cell/>
          <table:table-cell table:formula="of:=[.D221]*[.F22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254456972">
            <text:p>1.1254456972</text:p>
          </table:table-cell>
          <table:table-cell office:value-type="float" office:value="4.4945834474">
            <text:p>4.494583447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2]*[.D222]*[.F222]" office:value-type="float" office:value="-0">
            <text:p>-0</text:p>
          </table:table-cell>
          <table:table-cell table:formula="of:=[.C222]*[.D222]*[.F222]" office:value-type="float" office:value="-0">
            <text:p>-0</text:p>
          </table:table-cell>
          <table:table-cell table:number-columns-repeated="6"/>
          <table:table-cell table:formula="of:=[.$L$2]*[.B222]+[.$M$2]*[.C222]" office:value-type="float" office:value="-76.250029748518">
            <text:p>-76.2500297485</text:p>
          </table:table-cell>
          <table:table-cell/>
          <table:table-cell table:formula="of:=[.D222]*[.F22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274911835">
            <text:p>1.3274911835</text:p>
          </table:table-cell>
          <table:table-cell office:value-type="float" office:value="4.8541392719">
            <text:p>4.85413927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3]*[.D223]*[.F223]" office:value-type="float" office:value="-0">
            <text:p>-0</text:p>
          </table:table-cell>
          <table:table-cell table:formula="of:=[.C223]*[.D223]*[.F223]" office:value-type="float" office:value="-0">
            <text:p>-0</text:p>
          </table:table-cell>
          <table:table-cell table:number-columns-repeated="6"/>
          <table:table-cell table:formula="of:=[.$L$2]*[.B223]+[.$M$2]*[.C223]" office:value-type="float" office:value="-79.8634696048255">
            <text:p>-79.8634696048</text:p>
          </table:table-cell>
          <table:table-cell/>
          <table:table-cell table:formula="of:=[.D223]*[.F22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184626529">
            <text:p>1.5184626529</text:p>
          </table:table-cell>
          <table:table-cell office:value-type="float" office:value="5.0626599095">
            <text:p>5.062659909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4]*[.D224]*[.F224]" office:value-type="float" office:value="-0">
            <text:p>-0</text:p>
          </table:table-cell>
          <table:table-cell table:formula="of:=[.C224]*[.D224]*[.F224]" office:value-type="float" office:value="-0">
            <text:p>-0</text:p>
          </table:table-cell>
          <table:table-cell table:number-columns-repeated="6"/>
          <table:table-cell table:formula="of:=[.$L$2]*[.B224]+[.$M$2]*[.C224]" office:value-type="float" office:value="-80.3209438161466">
            <text:p>-80.3209438161</text:p>
          </table:table-cell>
          <table:table-cell/>
          <table:table-cell table:formula="of:=[.D224]*[.F22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10425308">
            <text:p>1.710425308</text:p>
          </table:table-cell>
          <table:table-cell office:value-type="float" office:value="4.7738291086">
            <text:p>4.773829108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5]*[.D225]*[.F225]" office:value-type="float" office:value="-0">
            <text:p>-0</text:p>
          </table:table-cell>
          <table:table-cell table:formula="of:=[.C225]*[.D225]*[.F225]" office:value-type="float" office:value="-0">
            <text:p>-0</text:p>
          </table:table-cell>
          <table:table-cell table:number-columns-repeated="6"/>
          <table:table-cell table:formula="of:=[.$L$2]*[.B225]+[.$M$2]*[.C225]" office:value-type="float" office:value="-69.5545250154725">
            <text:p>-69.5545250155</text:p>
          </table:table-cell>
          <table:table-cell/>
          <table:table-cell table:formula="of:=[.D225]*[.F22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6305939172">
            <text:p>0.6305939172</text:p>
          </table:table-cell>
          <table:table-cell office:value-type="float" office:value="4.0223382712">
            <text:p>4.02233827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6]*[.D226]*[.F226]" office:value-type="float" office:value="-0">
            <text:p>-0</text:p>
          </table:table-cell>
          <table:table-cell table:formula="of:=[.C226]*[.D226]*[.F226]" office:value-type="float" office:value="-0">
            <text:p>-0</text:p>
          </table:table-cell>
          <table:table-cell table:number-columns-repeated="6"/>
          <table:table-cell table:formula="of:=[.$L$2]*[.B226]+[.$M$2]*[.C226]" office:value-type="float" office:value="-76.5979926275447">
            <text:p>-76.5979926275</text:p>
          </table:table-cell>
          <table:table-cell/>
          <table:table-cell table:formula="of:=[.D226]*[.F22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344985563">
            <text:p>1.2344985563</text:p>
          </table:table-cell>
          <table:table-cell office:value-type="float" office:value="3.8845643616">
            <text:p>3.88456436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7]*[.D227]*[.F227]" office:value-type="float" office:value="-0">
            <text:p>-0</text:p>
          </table:table-cell>
          <table:table-cell table:formula="of:=[.C227]*[.D227]*[.F227]" office:value-type="float" office:value="-0">
            <text:p>-0</text:p>
          </table:table-cell>
          <table:table-cell table:number-columns-repeated="6"/>
          <table:table-cell table:formula="of:=[.$L$2]*[.B227]+[.$M$2]*[.C227]" office:value-type="float" office:value="-60.0898335364118">
            <text:p>-60.0898335364</text:p>
          </table:table-cell>
          <table:table-cell/>
          <table:table-cell table:formula="of:=[.D227]*[.F22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733594035">
            <text:p>1.0733594035</text:p>
          </table:table-cell>
          <table:table-cell office:value-type="float" office:value="5.1339729702">
            <text:p>5.133972970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8]*[.D228]*[.F228]" office:value-type="float" office:value="-0">
            <text:p>-0</text:p>
          </table:table-cell>
          <table:table-cell table:formula="of:=[.C228]*[.D228]*[.F228]" office:value-type="float" office:value="-0">
            <text:p>-0</text:p>
          </table:table-cell>
          <table:table-cell table:number-columns-repeated="6"/>
          <table:table-cell table:formula="of:=[.$L$2]*[.B228]+[.$M$2]*[.C228]" office:value-type="float" office:value="-91.8072338485491">
            <text:p>-91.8072338485</text:p>
          </table:table-cell>
          <table:table-cell/>
          <table:table-cell table:formula="of:=[.D228]*[.F22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069502249">
            <text:p>1.1069502249</text:p>
          </table:table-cell>
          <table:table-cell office:value-type="float" office:value="4.7768171833">
            <text:p>4.776817183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29]*[.D229]*[.F229]" office:value-type="float" office:value="-0">
            <text:p>-0</text:p>
          </table:table-cell>
          <table:table-cell table:formula="of:=[.C229]*[.D229]*[.F229]" office:value-type="float" office:value="-0">
            <text:p>-0</text:p>
          </table:table-cell>
          <table:table-cell table:number-columns-repeated="6"/>
          <table:table-cell table:formula="of:=[.$L$2]*[.B229]+[.$M$2]*[.C229]" office:value-type="float" office:value="-83.0173555877902">
            <text:p>-83.0173555878</text:p>
          </table:table-cell>
          <table:table-cell/>
          <table:table-cell table:formula="of:=[.D229]*[.F22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299971563">
            <text:p>1.4299971563</text:p>
          </table:table-cell>
          <table:table-cell office:value-type="float" office:value="5.7856537837">
            <text:p>5.7856537837</text:p>
          </table:table-cell>
          <table:table-cell office:value-type="float" office:value="-1">
            <text:p>-1</text:p>
          </table:table-cell>
          <table:table-cell/>
          <table:table-cell office:value-type="float" office:value="0.503057230003833">
            <text:p>0.50305723</text:p>
          </table:table-cell>
          <table:table-cell/>
          <table:table-cell table:formula="of:=[.B230]*[.D230]*[.F230]" office:value-type="float" office:value="-0.719370408361636">
            <text:p>-0.7193704084</text:p>
          </table:table-cell>
          <table:table-cell table:formula="of:=[.C230]*[.D230]*[.F230]" office:value-type="float" office:value="-2.91051496618932">
            <text:p>-2.9105149662</text:p>
          </table:table-cell>
          <table:table-cell table:number-columns-repeated="6"/>
          <table:table-cell table:formula="of:=[.$L$2]*[.B230]+[.$M$2]*[.C230]" office:value-type="float" office:value="-98.5686970998125">
            <text:p>-98.5686970998</text:p>
          </table:table-cell>
          <table:table-cell/>
          <table:table-cell table:formula="of:=[.D230]*[.F230]" office:value-type="float" office:value="-0.503057230003833">
            <text:p>-0.50305723</text:p>
          </table:table-cell>
          <table:table-cell/>
        </table:table-row>
        <table:table-row table:style-name="ro1">
          <table:table-cell/>
          <table:table-cell office:value-type="float" office:value="2.1741953419">
            <text:p>2.1741953419</text:p>
          </table:table-cell>
          <table:table-cell office:value-type="float" office:value="4.6228909966">
            <text:p>4.622890996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1]*[.D231]*[.F231]" office:value-type="float" office:value="-0">
            <text:p>-0</text:p>
          </table:table-cell>
          <table:table-cell table:formula="of:=[.C231]*[.D231]*[.F231]" office:value-type="float" office:value="-0">
            <text:p>-0</text:p>
          </table:table-cell>
          <table:table-cell table:number-columns-repeated="6"/>
          <table:table-cell table:formula="of:=[.$L$2]*[.B231]+[.$M$2]*[.C231]" office:value-type="float" office:value="-55.8604801646963">
            <text:p>-55.8604801647</text:p>
          </table:table-cell>
          <table:table-cell/>
          <table:table-cell table:formula="of:=[.D231]*[.F23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467552987">
            <text:p>2.0467552987</text:p>
          </table:table-cell>
          <table:table-cell office:value-type="float" office:value="4.3383402924">
            <text:p>4.338340292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2]*[.D232]*[.F232]" office:value-type="float" office:value="-0">
            <text:p>-0</text:p>
          </table:table-cell>
          <table:table-cell table:formula="of:=[.C232]*[.D232]*[.F232]" office:value-type="float" office:value="-0">
            <text:p>-0</text:p>
          </table:table-cell>
          <table:table-cell table:number-columns-repeated="6"/>
          <table:table-cell table:formula="of:=[.$L$2]*[.B232]+[.$M$2]*[.C232]" office:value-type="float" office:value="-52.2803464643188">
            <text:p>-52.2803464643</text:p>
          </table:table-cell>
          <table:table-cell/>
          <table:table-cell table:formula="of:=[.D232]*[.F23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941438089">
            <text:p>1.0941438089</text:p>
          </table:table-cell>
          <table:table-cell office:value-type="float" office:value="4.7778688861">
            <text:p>4.777868886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3]*[.D233]*[.F233]" office:value-type="float" office:value="-0">
            <text:p>-0</text:p>
          </table:table-cell>
          <table:table-cell table:formula="of:=[.C233]*[.D233]*[.F233]" office:value-type="float" office:value="-0">
            <text:p>-0</text:p>
          </table:table-cell>
          <table:table-cell table:number-columns-repeated="6"/>
          <table:table-cell table:formula="of:=[.$L$2]*[.B233]+[.$M$2]*[.C233]" office:value-type="float" office:value="-83.3253113066324">
            <text:p>-83.3253113066</text:p>
          </table:table-cell>
          <table:table-cell/>
          <table:table-cell table:formula="of:=[.D233]*[.F23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367427528">
            <text:p>1.3367427528</text:p>
          </table:table-cell>
          <table:table-cell office:value-type="float" office:value="3.8153568263">
            <text:p>3.815356826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4]*[.D234]*[.F234]" office:value-type="float" office:value="-0">
            <text:p>-0</text:p>
          </table:table-cell>
          <table:table-cell table:formula="of:=[.C234]*[.D234]*[.F234]" office:value-type="float" office:value="-0">
            <text:p>-0</text:p>
          </table:table-cell>
          <table:table-cell table:number-columns-repeated="6"/>
          <table:table-cell table:formula="of:=[.$L$2]*[.B234]+[.$M$2]*[.C234]" office:value-type="float" office:value="-56.2615187618756">
            <text:p>-56.2615187619</text:p>
          </table:table-cell>
          <table:table-cell/>
          <table:table-cell table:formula="of:=[.D234]*[.F23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802519684">
            <text:p>1.7802519684</text:p>
          </table:table-cell>
          <table:table-cell office:value-type="float" office:value="5.2905723476">
            <text:p>5.29057234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5]*[.D235]*[.F235]" office:value-type="float" office:value="-0">
            <text:p>-0</text:p>
          </table:table-cell>
          <table:table-cell table:formula="of:=[.C235]*[.D235]*[.F235]" office:value-type="float" office:value="-0">
            <text:p>-0</text:p>
          </table:table-cell>
          <table:table-cell table:number-columns-repeated="6"/>
          <table:table-cell table:formula="of:=[.$L$2]*[.B235]+[.$M$2]*[.C235]" office:value-type="float" office:value="-79.6432148662576">
            <text:p>-79.6432148663</text:p>
          </table:table-cell>
          <table:table-cell/>
          <table:table-cell table:formula="of:=[.D235]*[.F23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329345723">
            <text:p>1.7329345723</text:p>
          </table:table-cell>
          <table:table-cell office:value-type="float" office:value="4.0763928406">
            <text:p>4.076392840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6]*[.D236]*[.F236]" office:value-type="float" office:value="-0">
            <text:p>-0</text:p>
          </table:table-cell>
          <table:table-cell table:formula="of:=[.C236]*[.D236]*[.F236]" office:value-type="float" office:value="-0">
            <text:p>-0</text:p>
          </table:table-cell>
          <table:table-cell table:number-columns-repeated="6"/>
          <table:table-cell table:formula="of:=[.$L$2]*[.B236]+[.$M$2]*[.C236]" office:value-type="float" office:value="-53.3464596375306">
            <text:p>-53.3464596375</text:p>
          </table:table-cell>
          <table:table-cell/>
          <table:table-cell table:formula="of:=[.D236]*[.F23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56780921">
            <text:p>2.0556780921</text:p>
          </table:table-cell>
          <table:table-cell office:value-type="float" office:value="4.8567242611">
            <text:p>4.856724261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7]*[.D237]*[.F237]" office:value-type="float" office:value="-0">
            <text:p>-0</text:p>
          </table:table-cell>
          <table:table-cell table:formula="of:=[.C237]*[.D237]*[.F237]" office:value-type="float" office:value="-0">
            <text:p>-0</text:p>
          </table:table-cell>
          <table:table-cell table:number-columns-repeated="6"/>
          <table:table-cell table:formula="of:=[.$L$2]*[.B237]+[.$M$2]*[.C237]" office:value-type="float" office:value="-63.7578932800701">
            <text:p>-63.7578932801</text:p>
          </table:table-cell>
          <table:table-cell/>
          <table:table-cell table:formula="of:=[.D237]*[.F23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596042785">
            <text:p>1.7596042785</text:p>
          </table:table-cell>
          <table:table-cell office:value-type="float" office:value="4.1274057339">
            <text:p>4.127405733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38]*[.D238]*[.F238]" office:value-type="float" office:value="-0">
            <text:p>-0</text:p>
          </table:table-cell>
          <table:table-cell table:formula="of:=[.C238]*[.D238]*[.F238]" office:value-type="float" office:value="-0">
            <text:p>-0</text:p>
          </table:table-cell>
          <table:table-cell table:number-columns-repeated="6"/>
          <table:table-cell table:formula="of:=[.$L$2]*[.B238]+[.$M$2]*[.C238]" office:value-type="float" office:value="-53.903431619322">
            <text:p>-53.9034316193</text:p>
          </table:table-cell>
          <table:table-cell/>
          <table:table-cell table:formula="of:=[.D238]*[.F23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809118898">
            <text:p>2.5809118898</text:p>
          </table:table-cell>
          <table:table-cell office:value-type="float" office:value="5.8592864723">
            <text:p>5.8592864723</text:p>
          </table:table-cell>
          <table:table-cell office:value-type="float" office:value="-1">
            <text:p>-1</text:p>
          </table:table-cell>
          <table:table-cell/>
          <table:table-cell office:value-type="float" office:value="0.564111162675545">
            <text:p>0.5641111627</text:p>
          </table:table-cell>
          <table:table-cell/>
          <table:table-cell table:formula="of:=[.B239]*[.D239]*[.F239]" office:value-type="float" office:value="-1.45592120691822">
            <text:p>-1.4559212069</text:p>
          </table:table-cell>
          <table:table-cell table:formula="of:=[.C239]*[.D239]*[.F239]" office:value-type="float" office:value="-3.30528890433825">
            <text:p>-3.3052889043</text:p>
          </table:table-cell>
          <table:table-cell table:number-columns-repeated="6"/>
          <table:table-cell table:formula="of:=[.$L$2]*[.B239]+[.$M$2]*[.C239]" office:value-type="float" office:value="-74.679909464566">
            <text:p>-74.6799094646</text:p>
          </table:table-cell>
          <table:table-cell/>
          <table:table-cell table:formula="of:=[.D239]*[.F239]" office:value-type="float" office:value="-0.564111162675545">
            <text:p>-0.5641111627</text:p>
          </table:table-cell>
          <table:table-cell/>
        </table:table-row>
        <table:table-row table:style-name="ro1">
          <table:table-cell/>
          <table:table-cell office:value-type="float" office:value="1.3640858681">
            <text:p>1.3640858681</text:p>
          </table:table-cell>
          <table:table-cell office:value-type="float" office:value="4.5258094113">
            <text:p>4.52580941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0]*[.D240]*[.F240]" office:value-type="float" office:value="-0">
            <text:p>-0</text:p>
          </table:table-cell>
          <table:table-cell table:formula="of:=[.C240]*[.D240]*[.F240]" office:value-type="float" office:value="-0">
            <text:p>-0</text:p>
          </table:table-cell>
          <table:table-cell table:number-columns-repeated="6"/>
          <table:table-cell table:formula="of:=[.$L$2]*[.B240]+[.$M$2]*[.C240]" office:value-type="float" office:value="-71.6561625697359">
            <text:p>-71.6561625697</text:p>
          </table:table-cell>
          <table:table-cell/>
          <table:table-cell table:formula="of:=[.D240]*[.F24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765637715">
            <text:p>1.2765637715</text:p>
          </table:table-cell>
          <table:table-cell office:value-type="float" office:value="5.501888855">
            <text:p>5.50188885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1]*[.D241]*[.F241]" office:value-type="float" office:value="-0">
            <text:p>-0</text:p>
          </table:table-cell>
          <table:table-cell table:formula="of:=[.C241]*[.D241]*[.F241]" office:value-type="float" office:value="-0">
            <text:p>-0</text:p>
          </table:table-cell>
          <table:table-cell table:number-columns-repeated="6"/>
          <table:table-cell table:formula="of:=[.$L$2]*[.B241]+[.$M$2]*[.C241]" office:value-type="float" office:value="-95.5832440290189">
            <text:p>-95.583244029</text:p>
          </table:table-cell>
          <table:table-cell/>
          <table:table-cell table:formula="of:=[.D241]*[.F24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735419203">
            <text:p>1.6735419203</text:p>
          </table:table-cell>
          <table:table-cell office:value-type="float" office:value="4.6448430547">
            <text:p>4.644843054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2]*[.D242]*[.F242]" office:value-type="float" office:value="-0">
            <text:p>-0</text:p>
          </table:table-cell>
          <table:table-cell table:formula="of:=[.C242]*[.D242]*[.F242]" office:value-type="float" office:value="-0">
            <text:p>-0</text:p>
          </table:table-cell>
          <table:table-cell table:number-columns-repeated="6"/>
          <table:table-cell table:formula="of:=[.$L$2]*[.B242]+[.$M$2]*[.C242]" office:value-type="float" office:value="-67.4680728616555">
            <text:p>-67.4680728617</text:p>
          </table:table-cell>
          <table:table-cell/>
          <table:table-cell table:formula="of:=[.D242]*[.F24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363247925">
            <text:p>2.2363247925</text:p>
          </table:table-cell>
          <table:table-cell office:value-type="float" office:value="4.5754412642">
            <text:p>4.575441264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3]*[.D243]*[.F243]" office:value-type="float" office:value="-0">
            <text:p>-0</text:p>
          </table:table-cell>
          <table:table-cell table:formula="of:=[.C243]*[.D243]*[.F243]" office:value-type="float" office:value="-0">
            <text:p>-0</text:p>
          </table:table-cell>
          <table:table-cell table:number-columns-repeated="6"/>
          <table:table-cell table:formula="of:=[.$L$2]*[.B243]+[.$M$2]*[.C243]" office:value-type="float" office:value="-53.4126582246446">
            <text:p>-53.4126582246</text:p>
          </table:table-cell>
          <table:table-cell/>
          <table:table-cell table:formula="of:=[.D243]*[.F24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907112382">
            <text:p>1.6907112382</text:p>
          </table:table-cell>
          <table:table-cell office:value-type="float" office:value="3.590307634">
            <text:p>3.59030763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4]*[.D244]*[.F244]" office:value-type="float" office:value="-0">
            <text:p>-0</text:p>
          </table:table-cell>
          <table:table-cell table:formula="of:=[.C244]*[.D244]*[.F244]" office:value-type="float" office:value="-0">
            <text:p>-0</text:p>
          </table:table-cell>
          <table:table-cell table:number-columns-repeated="6"/>
          <table:table-cell table:formula="of:=[.$L$2]*[.B244]+[.$M$2]*[.C244]" office:value-type="float" office:value="-43.3355635343715">
            <text:p>-43.3355635344</text:p>
          </table:table-cell>
          <table:table-cell/>
          <table:table-cell table:formula="of:=[.D244]*[.F24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84535722">
            <text:p>0.984535722</text:p>
          </table:table-cell>
          <table:table-cell office:value-type="float" office:value="5.6473611532">
            <text:p>5.64736115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5]*[.D245]*[.F245]" office:value-type="float" office:value="-0">
            <text:p>-0</text:p>
          </table:table-cell>
          <table:table-cell table:formula="of:=[.C245]*[.D245]*[.F245]" office:value-type="float" office:value="-0">
            <text:p>-0</text:p>
          </table:table-cell>
          <table:table-cell table:number-columns-repeated="6"/>
          <table:table-cell table:formula="of:=[.$L$2]*[.B245]+[.$M$2]*[.C245]" office:value-type="float" office:value="-105.341969973279">
            <text:p>-105.3419699733</text:p>
          </table:table-cell>
          <table:table-cell/>
          <table:table-cell table:formula="of:=[.D245]*[.F24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507251148">
            <text:p>1.3507251148</text:p>
          </table:table-cell>
          <table:table-cell office:value-type="float" office:value="4.5474422554">
            <text:p>4.547442255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6]*[.D246]*[.F246]" office:value-type="float" office:value="-0">
            <text:p>-0</text:p>
          </table:table-cell>
          <table:table-cell table:formula="of:=[.C246]*[.D246]*[.F246]" office:value-type="float" office:value="-0">
            <text:p>-0</text:p>
          </table:table-cell>
          <table:table-cell table:number-columns-repeated="6"/>
          <table:table-cell table:formula="of:=[.$L$2]*[.B246]+[.$M$2]*[.C246]" office:value-type="float" office:value="-72.4399739947078">
            <text:p>-72.4399739947</text:p>
          </table:table-cell>
          <table:table-cell/>
          <table:table-cell table:formula="of:=[.D246]*[.F24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629389749">
            <text:p>2.5629389749</text:p>
          </table:table-cell>
          <table:table-cell office:value-type="float" office:value="4.8959756398">
            <text:p>4.895975639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7]*[.D247]*[.F247]" office:value-type="float" office:value="-0">
            <text:p>-0</text:p>
          </table:table-cell>
          <table:table-cell table:formula="of:=[.C247]*[.D247]*[.F247]" office:value-type="float" office:value="-0">
            <text:p>-0</text:p>
          </table:table-cell>
          <table:table-cell table:number-columns-repeated="6"/>
          <table:table-cell table:formula="of:=[.$L$2]*[.B247]+[.$M$2]*[.C247]" office:value-type="float" office:value="-53.3821231803544">
            <text:p>-53.3821231804</text:p>
          </table:table-cell>
          <table:table-cell/>
          <table:table-cell table:formula="of:=[.D247]*[.F24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333993984">
            <text:p>1.6333993984</text:p>
          </table:table-cell>
          <table:table-cell office:value-type="float" office:value="4.3271379963">
            <text:p>4.327137996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8]*[.D248]*[.F248]" office:value-type="float" office:value="-0">
            <text:p>-0</text:p>
          </table:table-cell>
          <table:table-cell table:formula="of:=[.C248]*[.D248]*[.F248]" office:value-type="float" office:value="-0">
            <text:p>-0</text:p>
          </table:table-cell>
          <table:table-cell table:number-columns-repeated="6"/>
          <table:table-cell table:formula="of:=[.$L$2]*[.B248]+[.$M$2]*[.C248]" office:value-type="float" office:value="-61.2034295805555">
            <text:p>-61.2034295806</text:p>
          </table:table-cell>
          <table:table-cell/>
          <table:table-cell table:formula="of:=[.D248]*[.F24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19069501">
            <text:p>2.419069501</text:p>
          </table:table-cell>
          <table:table-cell office:value-type="float" office:value="5.4783533662">
            <text:p>5.478353366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49]*[.D249]*[.F249]" office:value-type="float" office:value="-0">
            <text:p>-0</text:p>
          </table:table-cell>
          <table:table-cell table:formula="of:=[.C249]*[.D249]*[.F249]" office:value-type="float" office:value="-0">
            <text:p>-0</text:p>
          </table:table-cell>
          <table:table-cell table:number-columns-repeated="6"/>
          <table:table-cell table:formula="of:=[.$L$2]*[.B249]+[.$M$2]*[.C249]" office:value-type="float" office:value="-69.6925861205724">
            <text:p>-69.6925861206</text:p>
          </table:table-cell>
          <table:table-cell/>
          <table:table-cell table:formula="of:=[.D249]*[.F24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960762888">
            <text:p>1.8960762888</text:p>
          </table:table-cell>
          <table:table-cell office:value-type="float" office:value="3.5830168308">
            <text:p>3.58301683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0]*[.D250]*[.F250]" office:value-type="float" office:value="-0">
            <text:p>-0</text:p>
          </table:table-cell>
          <table:table-cell table:formula="of:=[.C250]*[.D250]*[.F250]" office:value-type="float" office:value="-0">
            <text:p>-0</text:p>
          </table:table-cell>
          <table:table-cell table:number-columns-repeated="6"/>
          <table:table-cell table:formula="of:=[.$L$2]*[.B250]+[.$M$2]*[.C250]" office:value-type="float" office:value="-38.6127982467256">
            <text:p>-38.6127982467</text:p>
          </table:table-cell>
          <table:table-cell/>
          <table:table-cell table:formula="of:=[.D250]*[.F25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910045884">
            <text:p>2.0910045884</text:p>
          </table:table-cell>
          <table:table-cell office:value-type="float" office:value="5.0565557696">
            <text:p>5.056555769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1]*[.D251]*[.F251]" office:value-type="float" office:value="-0">
            <text:p>-0</text:p>
          </table:table-cell>
          <table:table-cell table:formula="of:=[.C251]*[.D251]*[.F251]" office:value-type="float" office:value="-0">
            <text:p>-0</text:p>
          </table:table-cell>
          <table:table-cell table:number-columns-repeated="6"/>
          <table:table-cell table:formula="of:=[.$L$2]*[.B251]+[.$M$2]*[.C251]" office:value-type="float" office:value="-67.4745628206112">
            <text:p>-67.4745628206</text:p>
          </table:table-cell>
          <table:table-cell/>
          <table:table-cell table:formula="of:=[.D251]*[.F25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680096672">
            <text:p>2.0680096672</text:p>
          </table:table-cell>
          <table:table-cell office:value-type="float" office:value="5.0164602946">
            <text:p>5.016460294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2]*[.D252]*[.F252]" office:value-type="float" office:value="-0">
            <text:p>-0</text:p>
          </table:table-cell>
          <table:table-cell table:formula="of:=[.C252]*[.D252]*[.F252]" office:value-type="float" office:value="-0">
            <text:p>-0</text:p>
          </table:table-cell>
          <table:table-cell table:number-columns-repeated="6"/>
          <table:table-cell table:formula="of:=[.$L$2]*[.B252]+[.$M$2]*[.C252]" office:value-type="float" office:value="-67.0819144559098">
            <text:p>-67.0819144559</text:p>
          </table:table-cell>
          <table:table-cell/>
          <table:table-cell table:formula="of:=[.D252]*[.F25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384263426">
            <text:p>2.1384263426</text:p>
          </table:table-cell>
          <table:table-cell office:value-type="float" office:value="4.265042404">
            <text:p>4.2650424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3]*[.D253]*[.F253]" office:value-type="float" office:value="-0">
            <text:p>-0</text:p>
          </table:table-cell>
          <table:table-cell table:formula="of:=[.C253]*[.D253]*[.F253]" office:value-type="float" office:value="-0">
            <text:p>-0</text:p>
          </table:table-cell>
          <table:table-cell table:number-columns-repeated="6"/>
          <table:table-cell table:formula="of:=[.$L$2]*[.B253]+[.$M$2]*[.C253]" office:value-type="float" office:value="-48.5945999557329">
            <text:p>-48.5945999557</text:p>
          </table:table-cell>
          <table:table-cell/>
          <table:table-cell table:formula="of:=[.D253]*[.F25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828696168">
            <text:p>2.1828696168</text:p>
          </table:table-cell>
          <table:table-cell office:value-type="float" office:value="4.2064752607">
            <text:p>4.206475260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4]*[.D254]*[.F254]" office:value-type="float" office:value="-0">
            <text:p>-0</text:p>
          </table:table-cell>
          <table:table-cell table:formula="of:=[.C254]*[.D254]*[.F254]" office:value-type="float" office:value="-0">
            <text:p>-0</text:p>
          </table:table-cell>
          <table:table-cell table:number-columns-repeated="6"/>
          <table:table-cell table:formula="of:=[.$L$2]*[.B254]+[.$M$2]*[.C254]" office:value-type="float" office:value="-46.2889652942224">
            <text:p>-46.2889652942</text:p>
          </table:table-cell>
          <table:table-cell/>
          <table:table-cell table:formula="of:=[.D254]*[.F25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079441057">
            <text:p>0.9079441057</text:p>
          </table:table-cell>
          <table:table-cell office:value-type="float" office:value="4.2635092822">
            <text:p>4.263509282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5]*[.D255]*[.F255]" office:value-type="float" office:value="-0">
            <text:p>-0</text:p>
          </table:table-cell>
          <table:table-cell table:formula="of:=[.C255]*[.D255]*[.F255]" office:value-type="float" office:value="-0">
            <text:p>-0</text:p>
          </table:table-cell>
          <table:table-cell table:number-columns-repeated="6"/>
          <table:table-cell table:formula="of:=[.$L$2]*[.B255]+[.$M$2]*[.C255]" office:value-type="float" office:value="-75.8734780250737">
            <text:p>-75.8734780251</text:p>
          </table:table-cell>
          <table:table-cell/>
          <table:table-cell table:formula="of:=[.D255]*[.F25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03374356">
            <text:p>2.0003374356</text:p>
          </table:table-cell>
          <table:table-cell office:value-type="float" office:value="4.0241649669">
            <text:p>4.024164966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6]*[.D256]*[.F256]" office:value-type="float" office:value="-0">
            <text:p>-0</text:p>
          </table:table-cell>
          <table:table-cell table:formula="of:=[.C256]*[.D256]*[.F256]" office:value-type="float" office:value="-0">
            <text:p>-0</text:p>
          </table:table-cell>
          <table:table-cell table:number-columns-repeated="6"/>
          <table:table-cell table:formula="of:=[.$L$2]*[.B256]+[.$M$2]*[.C256]" office:value-type="float" office:value="-46.2344994364705">
            <text:p>-46.2344994365</text:p>
          </table:table-cell>
          <table:table-cell/>
          <table:table-cell table:formula="of:=[.D256]*[.F25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463674919">
            <text:p>2.4463674919</text:p>
          </table:table-cell>
          <table:table-cell office:value-type="float" office:value="3.885810654">
            <text:p>3.88581065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7]*[.D257]*[.F257]" office:value-type="float" office:value="-0">
            <text:p>-0</text:p>
          </table:table-cell>
          <table:table-cell table:formula="of:=[.C257]*[.D257]*[.F257]" office:value-type="float" office:value="-0">
            <text:p>-0</text:p>
          </table:table-cell>
          <table:table-cell table:number-columns-repeated="6"/>
          <table:table-cell table:formula="of:=[.$L$2]*[.B257]+[.$M$2]*[.C257]" office:value-type="float" office:value="-33.2176605990583">
            <text:p>-33.2176605991</text:p>
          </table:table-cell>
          <table:table-cell/>
          <table:table-cell table:formula="of:=[.D257]*[.F25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34329421">
            <text:p>2.1234329421</text:p>
          </table:table-cell>
          <table:table-cell office:value-type="float" office:value="4.3984257505">
            <text:p>4.398425750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8]*[.D258]*[.F258]" office:value-type="float" office:value="-0">
            <text:p>-0</text:p>
          </table:table-cell>
          <table:table-cell table:formula="of:=[.C258]*[.D258]*[.F258]" office:value-type="float" office:value="-0">
            <text:p>-0</text:p>
          </table:table-cell>
          <table:table-cell table:number-columns-repeated="6"/>
          <table:table-cell table:formula="of:=[.$L$2]*[.B258]+[.$M$2]*[.C258]" office:value-type="float" office:value="-51.931618427306">
            <text:p>-51.9316184273</text:p>
          </table:table-cell>
          <table:table-cell/>
          <table:table-cell table:formula="of:=[.D258]*[.F25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121539367">
            <text:p>1.8121539367</text:p>
          </table:table-cell>
          <table:table-cell office:value-type="float" office:value="3.8589136367">
            <text:p>3.858913636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59]*[.D259]*[.F259]" office:value-type="float" office:value="-0">
            <text:p>-0</text:p>
          </table:table-cell>
          <table:table-cell table:formula="of:=[.C259]*[.D259]*[.F259]" office:value-type="float" office:value="-0">
            <text:p>-0</text:p>
          </table:table-cell>
          <table:table-cell table:number-columns-repeated="6"/>
          <table:table-cell table:formula="of:=[.$L$2]*[.B259]+[.$M$2]*[.C259]" office:value-type="float" office:value="-46.6896982666155">
            <text:p>-46.6896982666</text:p>
          </table:table-cell>
          <table:table-cell/>
          <table:table-cell table:formula="of:=[.D259]*[.F25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306873194">
            <text:p>2.4306873194</text:p>
          </table:table-cell>
          <table:table-cell office:value-type="float" office:value="4.4928134244">
            <text:p>4.492813424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0]*[.D260]*[.F260]" office:value-type="float" office:value="-0">
            <text:p>-0</text:p>
          </table:table-cell>
          <table:table-cell table:formula="of:=[.C260]*[.D260]*[.F260]" office:value-type="float" office:value="-0">
            <text:p>-0</text:p>
          </table:table-cell>
          <table:table-cell table:number-columns-repeated="6"/>
          <table:table-cell table:formula="of:=[.$L$2]*[.B260]+[.$M$2]*[.C260]" office:value-type="float" office:value="-47.2372966070074">
            <text:p>-47.237296607</text:p>
          </table:table-cell>
          <table:table-cell/>
          <table:table-cell table:formula="of:=[.D260]*[.F26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5580783688">
            <text:p>0.5580783688</text:p>
          </table:table-cell>
          <table:table-cell office:value-type="float" office:value="4.5620612096">
            <text:p>4.562061209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1]*[.D261]*[.F261]" office:value-type="float" office:value="-0">
            <text:p>-0</text:p>
          </table:table-cell>
          <table:table-cell table:formula="of:=[.C261]*[.D261]*[.F261]" office:value-type="float" office:value="-0">
            <text:p>-0</text:p>
          </table:table-cell>
          <table:table-cell table:number-columns-repeated="6"/>
          <table:table-cell table:formula="of:=[.$L$2]*[.B261]+[.$M$2]*[.C261]" office:value-type="float" office:value="-90.3638719665125">
            <text:p>-90.3638719665</text:p>
          </table:table-cell>
          <table:table-cell/>
          <table:table-cell table:formula="of:=[.D261]*[.F26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433128621">
            <text:p>1.3433128621</text:p>
          </table:table-cell>
          <table:table-cell office:value-type="float" office:value="5.0458364139">
            <text:p>5.045836413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2]*[.D262]*[.F262]" office:value-type="float" office:value="-0">
            <text:p>-0</text:p>
          </table:table-cell>
          <table:table-cell table:formula="of:=[.C262]*[.D262]*[.F262]" office:value-type="float" office:value="-0">
            <text:p>-0</text:p>
          </table:table-cell>
          <table:table-cell table:number-columns-repeated="6"/>
          <table:table-cell table:formula="of:=[.$L$2]*[.B262]+[.$M$2]*[.C262]" office:value-type="float" office:value="-83.8298827662083">
            <text:p>-83.8298827662</text:p>
          </table:table-cell>
          <table:table-cell/>
          <table:table-cell table:formula="of:=[.D262]*[.F26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8635751495">
            <text:p>0.8635751495</text:p>
          </table:table-cell>
          <table:table-cell office:value-type="float" office:value="4.2274592552">
            <text:p>4.227459255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3]*[.D263]*[.F263]" office:value-type="float" office:value="-0">
            <text:p>-0</text:p>
          </table:table-cell>
          <table:table-cell table:formula="of:=[.C263]*[.D263]*[.F263]" office:value-type="float" office:value="-0">
            <text:p>-0</text:p>
          </table:table-cell>
          <table:table-cell table:number-columns-repeated="6"/>
          <table:table-cell table:formula="of:=[.$L$2]*[.B263]+[.$M$2]*[.C263]" office:value-type="float" office:value="-76.0463919583556">
            <text:p>-76.0463919584</text:p>
          </table:table-cell>
          <table:table-cell/>
          <table:table-cell table:formula="of:=[.D263]*[.F26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328803869">
            <text:p>1.2328803869</text:p>
          </table:table-cell>
          <table:table-cell office:value-type="float" office:value="4.4157029512">
            <text:p>4.41570295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4]*[.D264]*[.F264]" office:value-type="float" office:value="-0">
            <text:p>-0</text:p>
          </table:table-cell>
          <table:table-cell table:formula="of:=[.C264]*[.D264]*[.F264]" office:value-type="float" office:value="-0">
            <text:p>-0</text:p>
          </table:table-cell>
          <table:table-cell table:number-columns-repeated="6"/>
          <table:table-cell table:formula="of:=[.$L$2]*[.B264]+[.$M$2]*[.C264]" office:value-type="float" office:value="-72.0886349607997">
            <text:p>-72.0886349608</text:p>
          </table:table-cell>
          <table:table-cell/>
          <table:table-cell table:formula="of:=[.D264]*[.F26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248410422">
            <text:p>1.6248410422</text:p>
          </table:table-cell>
          <table:table-cell office:value-type="float" office:value="4.9181500102">
            <text:p>4.918150010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5]*[.D265]*[.F265]" office:value-type="float" office:value="-0">
            <text:p>-0</text:p>
          </table:table-cell>
          <table:table-cell table:formula="of:=[.C265]*[.D265]*[.F265]" office:value-type="float" office:value="-0">
            <text:p>-0</text:p>
          </table:table-cell>
          <table:table-cell table:number-columns-repeated="6"/>
          <table:table-cell table:formula="of:=[.$L$2]*[.B265]+[.$M$2]*[.C265]" office:value-type="float" office:value="-74.7048190966759">
            <text:p>-74.7048190967</text:p>
          </table:table-cell>
          <table:table-cell/>
          <table:table-cell table:formula="of:=[.D265]*[.F26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417344292">
            <text:p>1.1417344292</text:p>
          </table:table-cell>
          <table:table-cell office:value-type="float" office:value="4.0008018776">
            <text:p>4.00080187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6]*[.D266]*[.F266]" office:value-type="float" office:value="-0">
            <text:p>-0</text:p>
          </table:table-cell>
          <table:table-cell table:formula="of:=[.C266]*[.D266]*[.F266]" office:value-type="float" office:value="-0">
            <text:p>-0</text:p>
          </table:table-cell>
          <table:table-cell table:number-columns-repeated="6"/>
          <table:table-cell table:formula="of:=[.$L$2]*[.B266]+[.$M$2]*[.C266]" office:value-type="float" office:value="-64.7669766718287">
            <text:p>-64.7669766718</text:p>
          </table:table-cell>
          <table:table-cell/>
          <table:table-cell table:formula="of:=[.D266]*[.F26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940047962">
            <text:p>1.0940047962</text:p>
          </table:table-cell>
          <table:table-cell office:value-type="float" office:value="4.5596372447">
            <text:p>4.559637244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7]*[.D267]*[.F267]" office:value-type="float" office:value="-0">
            <text:p>-0</text:p>
          </table:table-cell>
          <table:table-cell table:formula="of:=[.C267]*[.D267]*[.F267]" office:value-type="float" office:value="-0">
            <text:p>-0</text:p>
          </table:table-cell>
          <table:table-cell table:number-columns-repeated="6"/>
          <table:table-cell table:formula="of:=[.$L$2]*[.B267]+[.$M$2]*[.C267]" office:value-type="float" office:value="-78.4131460570868">
            <text:p>-78.4131460571</text:p>
          </table:table-cell>
          <table:table-cell/>
          <table:table-cell table:formula="of:=[.D267]*[.F26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383690076">
            <text:p>2.6383690076</text:p>
          </table:table-cell>
          <table:table-cell office:value-type="float" office:value="4.8540195728">
            <text:p>4.854019572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8]*[.D268]*[.F268]" office:value-type="float" office:value="-0">
            <text:p>-0</text:p>
          </table:table-cell>
          <table:table-cell table:formula="of:=[.C268]*[.D268]*[.F268]" office:value-type="float" office:value="-0">
            <text:p>-0</text:p>
          </table:table-cell>
          <table:table-cell table:number-columns-repeated="6"/>
          <table:table-cell table:formula="of:=[.$L$2]*[.B268]+[.$M$2]*[.C268]" office:value-type="float" office:value="-50.762798276926">
            <text:p>-50.7627982769</text:p>
          </table:table-cell>
          <table:table-cell/>
          <table:table-cell table:formula="of:=[.D268]*[.F26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91330138">
            <text:p>1.491330138</text:p>
          </table:table-cell>
          <table:table-cell office:value-type="float" office:value="4.2951030129">
            <text:p>4.295103012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69]*[.D269]*[.F269]" office:value-type="float" office:value="-0">
            <text:p>-0</text:p>
          </table:table-cell>
          <table:table-cell table:formula="of:=[.C269]*[.D269]*[.F269]" office:value-type="float" office:value="-0">
            <text:p>-0</text:p>
          </table:table-cell>
          <table:table-cell table:number-columns-repeated="6"/>
          <table:table-cell table:formula="of:=[.$L$2]*[.B269]+[.$M$2]*[.C269]" office:value-type="float" office:value="-63.635459678717">
            <text:p>-63.6354596787</text:p>
          </table:table-cell>
          <table:table-cell/>
          <table:table-cell table:formula="of:=[.D269]*[.F26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1979321919">
            <text:p>0.1979321919</text:p>
          </table:table-cell>
          <table:table-cell office:value-type="float" office:value="3.4417032813">
            <text:p>3.4417032813</text:p>
          </table:table-cell>
          <table:table-cell office:value-type="float" office:value="-1">
            <text:p>-1</text:p>
          </table:table-cell>
          <table:table-cell/>
          <table:table-cell office:value-type="float" office:value="0.504095016837374">
            <text:p>0.5040950168</text:p>
          </table:table-cell>
          <table:table-cell/>
          <table:table-cell table:formula="of:=[.B270]*[.D270]*[.F270]" office:value-type="float" office:value="-0.0997766316084888">
            <text:p>-0.0997766316</text:p>
          </table:table-cell>
          <table:table-cell table:formula="of:=[.C270]*[.D270]*[.F270]" office:value-type="float" office:value="-1.73494547353617">
            <text:p>-1.7349454735</text:p>
          </table:table-cell>
          <table:table-cell table:number-columns-repeated="6"/>
          <table:table-cell table:formula="of:=[.$L$2]*[.B270]+[.$M$2]*[.C270]" office:value-type="float" office:value="-73.124229365703">
            <text:p>-73.1242293657</text:p>
          </table:table-cell>
          <table:table-cell/>
          <table:table-cell table:formula="of:=[.D270]*[.F270]" office:value-type="float" office:value="-0.504095016837374">
            <text:p>-0.5040950168</text:p>
          </table:table-cell>
          <table:table-cell/>
        </table:table-row>
        <table:table-row table:style-name="ro1">
          <table:table-cell/>
          <table:table-cell office:value-type="float" office:value="1.2785044688">
            <text:p>1.2785044688</text:p>
          </table:table-cell>
          <table:table-cell office:value-type="float" office:value="5.1382785808">
            <text:p>5.13827858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1]*[.D271]*[.F271]" office:value-type="float" office:value="-0">
            <text:p>-0</text:p>
          </table:table-cell>
          <table:table-cell table:formula="of:=[.C271]*[.D271]*[.F271]" office:value-type="float" office:value="-0">
            <text:p>-0</text:p>
          </table:table-cell>
          <table:table-cell table:number-columns-repeated="6"/>
          <table:table-cell table:formula="of:=[.$L$2]*[.B271]+[.$M$2]*[.C271]" office:value-type="float" office:value="-87.3505387199608">
            <text:p>-87.35053872</text:p>
          </table:table-cell>
          <table:table-cell/>
          <table:table-cell table:formula="of:=[.D271]*[.F27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887169053">
            <text:p>2.1887169053</text:p>
          </table:table-cell>
          <table:table-cell office:value-type="float" office:value="3.6722955182">
            <text:p>3.672295518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2]*[.D272]*[.F272]" office:value-type="float" office:value="-0">
            <text:p>-0</text:p>
          </table:table-cell>
          <table:table-cell table:formula="of:=[.C272]*[.D272]*[.F272]" office:value-type="float" office:value="-0">
            <text:p>-0</text:p>
          </table:table-cell>
          <table:table-cell table:number-columns-repeated="6"/>
          <table:table-cell table:formula="of:=[.$L$2]*[.B272]+[.$M$2]*[.C272]" office:value-type="float" office:value="-34.1277925960077">
            <text:p>-34.127792596</text:p>
          </table:table-cell>
          <table:table-cell/>
          <table:table-cell table:formula="of:=[.D272]*[.F27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590169007">
            <text:p>1.8590169007</text:p>
          </table:table-cell>
          <table:table-cell office:value-type="float" office:value="3.3736282515">
            <text:p>3.3736282515</text:p>
          </table:table-cell>
          <table:table-cell office:value-type="float" office:value="-1">
            <text:p>-1</text:p>
          </table:table-cell>
          <table:table-cell/>
          <table:table-cell office:value-type="float" office:value="0.710769187350537">
            <text:p>0.7107691874</text:p>
          </table:table-cell>
          <table:table-cell/>
          <table:table-cell table:formula="of:=[.B273]*[.D273]*[.F273]" office:value-type="float" office:value="-1.32133193178145">
            <text:p>-1.3213319318</text:p>
          </table:table-cell>
          <table:table-cell table:formula="of:=[.C273]*[.D273]*[.F273]" office:value-type="float" office:value="-2.39787101074147">
            <text:p>-2.3978710107</text:p>
          </table:table-cell>
          <table:table-cell table:number-columns-repeated="6"/>
          <table:table-cell table:formula="of:=[.$L$2]*[.B273]+[.$M$2]*[.C273]" office:value-type="float" office:value="-34.7193394926963">
            <text:p>-34.7193394927</text:p>
          </table:table-cell>
          <table:table-cell/>
          <table:table-cell table:formula="of:=[.D273]*[.F273]" office:value-type="float" office:value="-0.710769187350537">
            <text:p>-0.7107691874</text:p>
          </table:table-cell>
          <table:table-cell/>
        </table:table-row>
        <table:table-row table:style-name="ro1">
          <table:table-cell/>
          <table:table-cell office:value-type="float" office:value="1.3829789517">
            <text:p>1.3829789517</text:p>
          </table:table-cell>
          <table:table-cell office:value-type="float" office:value="3.4917578364">
            <text:p>3.491757836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4]*[.D274]*[.F274]" office:value-type="float" office:value="-0">
            <text:p>-0</text:p>
          </table:table-cell>
          <table:table-cell table:formula="of:=[.C274]*[.D274]*[.F274]" office:value-type="float" office:value="-0">
            <text:p>-0</text:p>
          </table:table-cell>
          <table:table-cell table:number-columns-repeated="6"/>
          <table:table-cell table:formula="of:=[.$L$2]*[.B274]+[.$M$2]*[.C274]" office:value-type="float" office:value="-47.9467497705922">
            <text:p>-47.9467497706</text:p>
          </table:table-cell>
          <table:table-cell/>
          <table:table-cell table:formula="of:=[.D274]*[.F27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5831088">
            <text:p>2.005831088</text:p>
          </table:table-cell>
          <table:table-cell office:value-type="float" office:value="4.9524628538">
            <text:p>4.952462853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5]*[.D275]*[.F275]" office:value-type="float" office:value="-0">
            <text:p>-0</text:p>
          </table:table-cell>
          <table:table-cell table:formula="of:=[.C275]*[.D275]*[.F275]" office:value-type="float" office:value="-0">
            <text:p>-0</text:p>
          </table:table-cell>
          <table:table-cell table:number-columns-repeated="6"/>
          <table:table-cell table:formula="of:=[.$L$2]*[.B275]+[.$M$2]*[.C275]" office:value-type="float" office:value="-67.0206921769302">
            <text:p>-67.0206921769</text:p>
          </table:table-cell>
          <table:table-cell/>
          <table:table-cell table:formula="of:=[.D275]*[.F27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216278995">
            <text:p>1.9216278995</text:p>
          </table:table-cell>
          <table:table-cell office:value-type="float" office:value="4.224325306">
            <text:p>4.22432530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6]*[.D276]*[.F276]" office:value-type="float" office:value="-0">
            <text:p>-0</text:p>
          </table:table-cell>
          <table:table-cell table:formula="of:=[.C276]*[.D276]*[.F276]" office:value-type="float" office:value="-0">
            <text:p>-0</text:p>
          </table:table-cell>
          <table:table-cell table:number-columns-repeated="6"/>
          <table:table-cell table:formula="of:=[.$L$2]*[.B276]+[.$M$2]*[.C276]" office:value-type="float" office:value="-52.4898696298937">
            <text:p>-52.4898696299</text:p>
          </table:table-cell>
          <table:table-cell/>
          <table:table-cell table:formula="of:=[.D276]*[.F27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193829478">
            <text:p>1.8193829478</text:p>
          </table:table-cell>
          <table:table-cell office:value-type="float" office:value="4.7448625513">
            <text:p>4.74486255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7]*[.D277]*[.F277]" office:value-type="float" office:value="-0">
            <text:p>-0</text:p>
          </table:table-cell>
          <table:table-cell table:formula="of:=[.C277]*[.D277]*[.F277]" office:value-type="float" office:value="-0">
            <text:p>-0</text:p>
          </table:table-cell>
          <table:table-cell table:number-columns-repeated="6"/>
          <table:table-cell table:formula="of:=[.$L$2]*[.B277]+[.$M$2]*[.C277]" office:value-type="float" office:value="-66.483540967695">
            <text:p>-66.4835409677</text:p>
          </table:table-cell>
          <table:table-cell/>
          <table:table-cell table:formula="of:=[.D277]*[.F27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316649805">
            <text:p>1.6316649805</text:p>
          </table:table-cell>
          <table:table-cell office:value-type="float" office:value="4.6281569018">
            <text:p>4.628156901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8]*[.D278]*[.F278]" office:value-type="float" office:value="-0">
            <text:p>-0</text:p>
          </table:table-cell>
          <table:table-cell table:formula="of:=[.C278]*[.D278]*[.F278]" office:value-type="float" office:value="-0">
            <text:p>-0</text:p>
          </table:table-cell>
          <table:table-cell table:number-columns-repeated="6"/>
          <table:table-cell table:formula="of:=[.$L$2]*[.B278]+[.$M$2]*[.C278]" office:value-type="float" office:value="-68.0218049922867">
            <text:p>-68.0218049923</text:p>
          </table:table-cell>
          <table:table-cell/>
          <table:table-cell table:formula="of:=[.D278]*[.F27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199404307">
            <text:p>1.4199404307</text:p>
          </table:table-cell>
          <table:table-cell office:value-type="float" office:value="4.2877267168">
            <text:p>4.287726716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79]*[.D279]*[.F279]" office:value-type="float" office:value="-0">
            <text:p>-0</text:p>
          </table:table-cell>
          <table:table-cell table:formula="of:=[.C279]*[.D279]*[.F279]" office:value-type="float" office:value="-0">
            <text:p>-0</text:p>
          </table:table-cell>
          <table:table-cell table:number-columns-repeated="6"/>
          <table:table-cell table:formula="of:=[.$L$2]*[.B279]+[.$M$2]*[.C279]" office:value-type="float" office:value="-65.0539829165648">
            <text:p>-65.0539829166</text:p>
          </table:table-cell>
          <table:table-cell/>
          <table:table-cell table:formula="of:=[.D279]*[.F27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27728847">
            <text:p>0.927728847</text:p>
          </table:table-cell>
          <table:table-cell office:value-type="float" office:value="5.6713165775">
            <text:p>5.6713165775</text:p>
          </table:table-cell>
          <table:table-cell office:value-type="float" office:value="-1">
            <text:p>-1</text:p>
          </table:table-cell>
          <table:table-cell/>
          <table:table-cell office:value-type="float" office:value="0.50327075234819">
            <text:p>0.5032707523</text:p>
          </table:table-cell>
          <table:table-cell/>
          <table:table-cell table:formula="of:=[.B280]*[.D280]*[.F280]" office:value-type="float" office:value="-0.466898794804809">
            <text:p>-0.4668987948</text:p>
          </table:table-cell>
          <table:table-cell table:formula="of:=[.C280]*[.D280]*[.F280]" office:value-type="float" office:value="-2.85420776076319">
            <text:p>-2.8542077608</text:p>
          </table:table-cell>
          <table:table-cell table:number-columns-repeated="6"/>
          <table:table-cell table:formula="of:=[.$L$2]*[.B280]+[.$M$2]*[.C280]" office:value-type="float" office:value="-107.142480574132">
            <text:p>-107.1424805741</text:p>
          </table:table-cell>
          <table:table-cell/>
          <table:table-cell table:formula="of:=[.D280]*[.F280]" office:value-type="float" office:value="-0.50327075234819">
            <text:p>-0.5032707523</text:p>
          </table:table-cell>
          <table:table-cell/>
        </table:table-row>
        <table:table-row table:style-name="ro1">
          <table:table-cell/>
          <table:table-cell office:value-type="float" office:value="2.0270808877">
            <text:p>2.0270808877</text:p>
          </table:table-cell>
          <table:table-cell office:value-type="float" office:value="4.0588620782">
            <text:p>4.058862078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1]*[.D281]*[.F281]" office:value-type="float" office:value="-0">
            <text:p>-0</text:p>
          </table:table-cell>
          <table:table-cell table:formula="of:=[.C281]*[.D281]*[.F281]" office:value-type="float" office:value="-0">
            <text:p>-0</text:p>
          </table:table-cell>
          <table:table-cell table:number-columns-repeated="6"/>
          <table:table-cell table:formula="of:=[.$L$2]*[.B281]+[.$M$2]*[.C281]" office:value-type="float" office:value="-46.4223526260652">
            <text:p>-46.4223526261</text:p>
          </table:table-cell>
          <table:table-cell/>
          <table:table-cell table:formula="of:=[.D281]*[.F28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150692304">
            <text:p>1.0150692304</text:p>
          </table:table-cell>
          <table:table-cell office:value-type="float" office:value="4.0489793793">
            <text:p>4.048979379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2]*[.D282]*[.F282]" office:value-type="float" office:value="-0">
            <text:p>-0</text:p>
          </table:table-cell>
          <table:table-cell table:formula="of:=[.C282]*[.D282]*[.F282]" office:value-type="float" office:value="-0">
            <text:p>-0</text:p>
          </table:table-cell>
          <table:table-cell table:number-columns-repeated="6"/>
          <table:table-cell table:formula="of:=[.$L$2]*[.B282]+[.$M$2]*[.C282]" office:value-type="float" office:value="-68.6637109187365">
            <text:p>-68.6637109187</text:p>
          </table:table-cell>
          <table:table-cell/>
          <table:table-cell table:formula="of:=[.D282]*[.F28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10161336">
            <text:p>1.9610161336</text:p>
          </table:table-cell>
          <table:table-cell office:value-type="float" office:value="3.6278688992">
            <text:p>3.62786889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3]*[.D283]*[.F283]" office:value-type="float" office:value="-0">
            <text:p>-0</text:p>
          </table:table-cell>
          <table:table-cell table:formula="of:=[.C283]*[.D283]*[.F283]" office:value-type="float" office:value="-0">
            <text:p>-0</text:p>
          </table:table-cell>
          <table:table-cell table:number-columns-repeated="6"/>
          <table:table-cell table:formula="of:=[.$L$2]*[.B283]+[.$M$2]*[.C283]" office:value-type="float" office:value="-38.1815148770919">
            <text:p>-38.1815148771</text:p>
          </table:table-cell>
          <table:table-cell/>
          <table:table-cell table:formula="of:=[.D283]*[.F28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595341441">
            <text:p>1.9595341441</text:p>
          </table:table-cell>
          <table:table-cell office:value-type="float" office:value="5.0219800055">
            <text:p>5.021980005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4]*[.D284]*[.F284]" office:value-type="float" office:value="-0">
            <text:p>-0</text:p>
          </table:table-cell>
          <table:table-cell table:formula="of:=[.C284]*[.D284]*[.F284]" office:value-type="float" office:value="-0">
            <text:p>-0</text:p>
          </table:table-cell>
          <table:table-cell table:number-columns-repeated="6"/>
          <table:table-cell table:formula="of:=[.$L$2]*[.B284]+[.$M$2]*[.C284]" office:value-type="float" office:value="-69.6141013667156">
            <text:p>-69.6141013667</text:p>
          </table:table-cell>
          <table:table-cell/>
          <table:table-cell table:formula="of:=[.D284]*[.F28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174595675">
            <text:p>1.5174595675</text:p>
          </table:table-cell>
          <table:table-cell office:value-type="float" office:value="3.3743043809">
            <text:p>3.374304380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5]*[.D285]*[.F285]" office:value-type="float" office:value="-0">
            <text:p>-0</text:p>
          </table:table-cell>
          <table:table-cell table:formula="of:=[.C285]*[.D285]*[.F285]" office:value-type="float" office:value="-0">
            <text:p>-0</text:p>
          </table:table-cell>
          <table:table-cell table:number-columns-repeated="6"/>
          <table:table-cell table:formula="of:=[.$L$2]*[.B285]+[.$M$2]*[.C285]" office:value-type="float" office:value="-42.3162256459056">
            <text:p>-42.3162256459</text:p>
          </table:table-cell>
          <table:table-cell/>
          <table:table-cell table:formula="of:=[.D285]*[.F28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150049563">
            <text:p>1.5150049563</text:p>
          </table:table-cell>
          <table:table-cell office:value-type="float" office:value="4.6175447171">
            <text:p>4.61754471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6]*[.D286]*[.F286]" office:value-type="float" office:value="-0">
            <text:p>-0</text:p>
          </table:table-cell>
          <table:table-cell table:formula="of:=[.C286]*[.D286]*[.F286]" office:value-type="float" office:value="-0">
            <text:p>-0</text:p>
          </table:table-cell>
          <table:table-cell table:number-columns-repeated="6"/>
          <table:table-cell table:formula="of:=[.$L$2]*[.B286]+[.$M$2]*[.C286]" office:value-type="float" office:value="-70.3723257571687">
            <text:p>-70.3723257572</text:p>
          </table:table-cell>
          <table:table-cell/>
          <table:table-cell table:formula="of:=[.D286]*[.F28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628472811">
            <text:p>2.5628472811</text:p>
          </table:table-cell>
          <table:table-cell office:value-type="float" office:value="5.0523081519">
            <text:p>5.05230815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7]*[.D287]*[.F287]" office:value-type="float" office:value="-0">
            <text:p>-0</text:p>
          </table:table-cell>
          <table:table-cell table:formula="of:=[.C287]*[.D287]*[.F287]" office:value-type="float" office:value="-0">
            <text:p>-0</text:p>
          </table:table-cell>
          <table:table-cell table:number-columns-repeated="6"/>
          <table:table-cell table:formula="of:=[.$L$2]*[.B287]+[.$M$2]*[.C287]" office:value-type="float" office:value="-56.9052498191897">
            <text:p>-56.9052498192</text:p>
          </table:table-cell>
          <table:table-cell/>
          <table:table-cell table:formula="of:=[.D287]*[.F28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627208076">
            <text:p>2.1627208076</text:p>
          </table:table-cell>
          <table:table-cell office:value-type="float" office:value="4.0331516537">
            <text:p>4.033151653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8]*[.D288]*[.F288]" office:value-type="float" office:value="-0">
            <text:p>-0</text:p>
          </table:table-cell>
          <table:table-cell table:formula="of:=[.C288]*[.D288]*[.F288]" office:value-type="float" office:value="-0">
            <text:p>-0</text:p>
          </table:table-cell>
          <table:table-cell table:number-columns-repeated="6"/>
          <table:table-cell table:formula="of:=[.$L$2]*[.B288]+[.$M$2]*[.C288]" office:value-type="float" office:value="-42.8324316254468">
            <text:p>-42.8324316254</text:p>
          </table:table-cell>
          <table:table-cell/>
          <table:table-cell table:formula="of:=[.D288]*[.F28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779900953">
            <text:p>1.7779900953</text:p>
          </table:table-cell>
          <table:table-cell office:value-type="float" office:value="4.77746515">
            <text:p>4.777465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89]*[.D289]*[.F289]" office:value-type="float" office:value="-0">
            <text:p>-0</text:p>
          </table:table-cell>
          <table:table-cell table:formula="of:=[.C289]*[.D289]*[.F289]" office:value-type="float" office:value="-0">
            <text:p>-0</text:p>
          </table:table-cell>
          <table:table-cell table:number-columns-repeated="6"/>
          <table:table-cell table:formula="of:=[.$L$2]*[.B289]+[.$M$2]*[.C289]" office:value-type="float" office:value="-68.1366626589086">
            <text:p>-68.1366626589</text:p>
          </table:table-cell>
          <table:table-cell/>
          <table:table-cell table:formula="of:=[.D289]*[.F28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586778351">
            <text:p>1.2586778351</text:p>
          </table:table-cell>
          <table:table-cell office:value-type="float" office:value="4.1887406479">
            <text:p>4.188740647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0]*[.D290]*[.F290]" office:value-type="float" office:value="-0">
            <text:p>-0</text:p>
          </table:table-cell>
          <table:table-cell table:formula="of:=[.C290]*[.D290]*[.F290]" office:value-type="float" office:value="-0">
            <text:p>-0</text:p>
          </table:table-cell>
          <table:table-cell table:number-columns-repeated="6"/>
          <table:table-cell table:formula="of:=[.$L$2]*[.B290]+[.$M$2]*[.C290]" office:value-type="float" office:value="-66.4041082872326">
            <text:p>-66.4041082872</text:p>
          </table:table-cell>
          <table:table-cell/>
          <table:table-cell table:formula="of:=[.D290]*[.F29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487148069">
            <text:p>0.9487148069</text:p>
          </table:table-cell>
          <table:table-cell office:value-type="float" office:value="4.264889407">
            <text:p>4.26488940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1]*[.D291]*[.F291]" office:value-type="float" office:value="-0">
            <text:p>-0</text:p>
          </table:table-cell>
          <table:table-cell table:formula="of:=[.C291]*[.D291]*[.F291]" office:value-type="float" office:value="-0">
            <text:p>-0</text:p>
          </table:table-cell>
          <table:table-cell table:number-columns-repeated="6"/>
          <table:table-cell table:formula="of:=[.$L$2]*[.B291]+[.$M$2]*[.C291]" office:value-type="float" office:value="-74.9995623747403">
            <text:p>-74.9995623747</text:p>
          </table:table-cell>
          <table:table-cell/>
          <table:table-cell table:formula="of:=[.D291]*[.F29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514249677">
            <text:p>2.2514249677</text:p>
          </table:table-cell>
          <table:table-cell office:value-type="float" office:value="4.4643041667">
            <text:p>4.464304166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2]*[.D292]*[.F292]" office:value-type="float" office:value="-0">
            <text:p>-0</text:p>
          </table:table-cell>
          <table:table-cell table:formula="of:=[.C292]*[.D292]*[.F292]" office:value-type="float" office:value="-0">
            <text:p>-0</text:p>
          </table:table-cell>
          <table:table-cell table:number-columns-repeated="6"/>
          <table:table-cell table:formula="of:=[.$L$2]*[.B292]+[.$M$2]*[.C292]" office:value-type="float" office:value="-50.5743239152184">
            <text:p>-50.5743239152</text:p>
          </table:table-cell>
          <table:table-cell/>
          <table:table-cell table:formula="of:=[.D292]*[.F29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824318239">
            <text:p>1.2824318239</text:p>
          </table:table-cell>
          <table:table-cell office:value-type="float" office:value="3.5501375315">
            <text:p>3.55013753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3]*[.D293]*[.F293]" office:value-type="float" office:value="-0">
            <text:p>-0</text:p>
          </table:table-cell>
          <table:table-cell table:formula="of:=[.C293]*[.D293]*[.F293]" office:value-type="float" office:value="-0">
            <text:p>-0</text:p>
          </table:table-cell>
          <table:table-cell table:number-columns-repeated="6"/>
          <table:table-cell table:formula="of:=[.$L$2]*[.B293]+[.$M$2]*[.C293]" office:value-type="float" office:value="-51.493517744854">
            <text:p>-51.4935177449</text:p>
          </table:table-cell>
          <table:table-cell/>
          <table:table-cell table:formula="of:=[.D293]*[.F29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70407979">
            <text:p>2.0570407979</text:p>
          </table:table-cell>
          <table:table-cell office:value-type="float" office:value="4.1957470985">
            <text:p>4.195747098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4]*[.D294]*[.F294]" office:value-type="float" office:value="-0">
            <text:p>-0</text:p>
          </table:table-cell>
          <table:table-cell table:formula="of:=[.C294]*[.D294]*[.F294]" office:value-type="float" office:value="-0">
            <text:p>-0</text:p>
          </table:table-cell>
          <table:table-cell table:number-columns-repeated="6"/>
          <table:table-cell table:formula="of:=[.$L$2]*[.B294]+[.$M$2]*[.C294]" office:value-type="float" office:value="-48.8403965629111">
            <text:p>-48.8403965629</text:p>
          </table:table-cell>
          <table:table-cell/>
          <table:table-cell table:formula="of:=[.D294]*[.F29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98698747">
            <text:p>0.998698747</text:p>
          </table:table-cell>
          <table:table-cell office:value-type="float" office:value="4.9431436971">
            <text:p>4.94314369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5]*[.D295]*[.F295]" office:value-type="float" office:value="-0">
            <text:p>-0</text:p>
          </table:table-cell>
          <table:table-cell table:formula="of:=[.C295]*[.D295]*[.F295]" office:value-type="float" office:value="-0">
            <text:p>-0</text:p>
          </table:table-cell>
          <table:table-cell table:number-columns-repeated="6"/>
          <table:table-cell table:formula="of:=[.$L$2]*[.B295]+[.$M$2]*[.C295]" office:value-type="float" office:value="-89.1664354332034">
            <text:p>-89.1664354332</text:p>
          </table:table-cell>
          <table:table-cell/>
          <table:table-cell table:formula="of:=[.D295]*[.F29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07067042">
            <text:p>1.607067042</text:p>
          </table:table-cell>
          <table:table-cell office:value-type="float" office:value="5.0241661557">
            <text:p>5.024166155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6]*[.D296]*[.F296]" office:value-type="float" office:value="-0">
            <text:p>-0</text:p>
          </table:table-cell>
          <table:table-cell table:formula="of:=[.C296]*[.D296]*[.F296]" office:value-type="float" office:value="-0">
            <text:p>-0</text:p>
          </table:table-cell>
          <table:table-cell table:number-columns-repeated="6"/>
          <table:table-cell table:formula="of:=[.$L$2]*[.B296]+[.$M$2]*[.C296]" office:value-type="float" office:value="-77.487165492702">
            <text:p>-77.4871654927</text:p>
          </table:table-cell>
          <table:table-cell/>
          <table:table-cell table:formula="of:=[.D296]*[.F29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54309913">
            <text:p>1.9654309913</text:p>
          </table:table-cell>
          <table:table-cell office:value-type="float" office:value="4.454525196">
            <text:p>4.45452519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7]*[.D297]*[.F297]" office:value-type="float" office:value="-0">
            <text:p>-0</text:p>
          </table:table-cell>
          <table:table-cell table:formula="of:=[.C297]*[.D297]*[.F297]" office:value-type="float" office:value="-0">
            <text:p>-0</text:p>
          </table:table-cell>
          <table:table-cell table:number-columns-repeated="6"/>
          <table:table-cell table:formula="of:=[.$L$2]*[.B297]+[.$M$2]*[.C297]" office:value-type="float" office:value="-56.7023712603679">
            <text:p>-56.7023712604</text:p>
          </table:table-cell>
          <table:table-cell/>
          <table:table-cell table:formula="of:=[.D297]*[.F29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920569379">
            <text:p>1.3920569379</text:p>
          </table:table-cell>
          <table:table-cell office:value-type="float" office:value="4.0496711381">
            <text:p>4.049671138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8]*[.D298]*[.F298]" office:value-type="float" office:value="-0">
            <text:p>-0</text:p>
          </table:table-cell>
          <table:table-cell table:formula="of:=[.C298]*[.D298]*[.F298]" office:value-type="float" office:value="-0">
            <text:p>-0</text:p>
          </table:table-cell>
          <table:table-cell table:number-columns-repeated="6"/>
          <table:table-cell table:formula="of:=[.$L$2]*[.B298]+[.$M$2]*[.C298]" office:value-type="float" office:value="-60.311174457477">
            <text:p>-60.3111744575</text:p>
          </table:table-cell>
          <table:table-cell/>
          <table:table-cell table:formula="of:=[.D298]*[.F29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436731371">
            <text:p>2.1436731371</text:p>
          </table:table-cell>
          <table:table-cell office:value-type="float" office:value="3.5739780809">
            <text:p>3.573978080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299]*[.D299]*[.F299]" office:value-type="float" office:value="-0">
            <text:p>-0</text:p>
          </table:table-cell>
          <table:table-cell table:formula="of:=[.C299]*[.D299]*[.F299]" office:value-type="float" office:value="-0">
            <text:p>-0</text:p>
          </table:table-cell>
          <table:table-cell table:number-columns-repeated="6"/>
          <table:table-cell table:formula="of:=[.$L$2]*[.B299]+[.$M$2]*[.C299]" office:value-type="float" office:value="-32.913231044537">
            <text:p>-32.9132310445</text:p>
          </table:table-cell>
          <table:table-cell/>
          <table:table-cell table:formula="of:=[.D299]*[.F29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960457058">
            <text:p>1.5960457058</text:p>
          </table:table-cell>
          <table:table-cell office:value-type="float" office:value="3.9486967092">
            <text:p>3.94869670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0]*[.D300]*[.F300]" office:value-type="float" office:value="-0">
            <text:p>-0</text:p>
          </table:table-cell>
          <table:table-cell table:formula="of:=[.C300]*[.D300]*[.F300]" office:value-type="float" office:value="-0">
            <text:p>-0</text:p>
          </table:table-cell>
          <table:table-cell table:number-columns-repeated="6"/>
          <table:table-cell table:formula="of:=[.$L$2]*[.B300]+[.$M$2]*[.C300]" office:value-type="float" office:value="-53.5089141997058">
            <text:p>-53.5089141997</text:p>
          </table:table-cell>
          <table:table-cell/>
          <table:table-cell table:formula="of:=[.D300]*[.F30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247400883">
            <text:p>0.9247400883</text:p>
          </table:table-cell>
          <table:table-cell office:value-type="float" office:value="4.8216079287">
            <text:p>4.821607928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1]*[.D301]*[.F301]" office:value-type="float" office:value="-0">
            <text:p>-0</text:p>
          </table:table-cell>
          <table:table-cell table:formula="of:=[.C301]*[.D301]*[.F301]" office:value-type="float" office:value="-0">
            <text:p>-0</text:p>
          </table:table-cell>
          <table:table-cell table:number-columns-repeated="6"/>
          <table:table-cell table:formula="of:=[.$L$2]*[.B301]+[.$M$2]*[.C301]" office:value-type="float" office:value="-88.0707584091084">
            <text:p>-88.0707584091</text:p>
          </table:table-cell>
          <table:table-cell/>
          <table:table-cell table:formula="of:=[.D301]*[.F30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89565249">
            <text:p>1.9689565249</text:p>
          </table:table-cell>
          <table:table-cell office:value-type="float" office:value="3.8189059478">
            <text:p>3.818905947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2]*[.D302]*[.F302]" office:value-type="float" office:value="-0">
            <text:p>-0</text:p>
          </table:table-cell>
          <table:table-cell table:formula="of:=[.C302]*[.D302]*[.F302]" office:value-type="float" office:value="-0">
            <text:p>-0</text:p>
          </table:table-cell>
          <table:table-cell table:number-columns-repeated="6"/>
          <table:table-cell table:formula="of:=[.$L$2]*[.B302]+[.$M$2]*[.C302]" office:value-type="float" office:value="-42.3080041562104">
            <text:p>-42.3080041562</text:p>
          </table:table-cell>
          <table:table-cell/>
          <table:table-cell table:formula="of:=[.D302]*[.F30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7845970902">
            <text:p>0.7845970902</text:p>
          </table:table-cell>
          <table:table-cell office:value-type="float" office:value="5.1500031553">
            <text:p>5.150003155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3]*[.D303]*[.F303]" office:value-type="float" office:value="-0">
            <text:p>-0</text:p>
          </table:table-cell>
          <table:table-cell table:formula="of:=[.C303]*[.D303]*[.F303]" office:value-type="float" office:value="-0">
            <text:p>-0</text:p>
          </table:table-cell>
          <table:table-cell table:number-columns-repeated="6"/>
          <table:table-cell table:formula="of:=[.$L$2]*[.B303]+[.$M$2]*[.C303]" office:value-type="float" office:value="-98.578032801283">
            <text:p>-98.5780328013</text:p>
          </table:table-cell>
          <table:table-cell/>
          <table:table-cell table:formula="of:=[.D303]*[.F30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933996323">
            <text:p>1.5933996323</text:p>
          </table:table-cell>
          <table:table-cell office:value-type="float" office:value="4.6901753508">
            <text:p>4.69017535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4]*[.D304]*[.F304]" office:value-type="float" office:value="-0">
            <text:p>-0</text:p>
          </table:table-cell>
          <table:table-cell table:formula="of:=[.C304]*[.D304]*[.F304]" office:value-type="float" office:value="-0">
            <text:p>-0</text:p>
          </table:table-cell>
          <table:table-cell table:number-columns-repeated="6"/>
          <table:table-cell table:formula="of:=[.$L$2]*[.B304]+[.$M$2]*[.C304]" office:value-type="float" office:value="-70.2680403195375">
            <text:p>-70.2680403195</text:p>
          </table:table-cell>
          <table:table-cell/>
          <table:table-cell table:formula="of:=[.D304]*[.F30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958598178">
            <text:p>1.5958598178</text:p>
          </table:table-cell>
          <table:table-cell office:value-type="float" office:value="4.2123012908">
            <text:p>4.21230129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5]*[.D305]*[.F305]" office:value-type="float" office:value="-0">
            <text:p>-0</text:p>
          </table:table-cell>
          <table:table-cell table:formula="of:=[.C305]*[.D305]*[.F305]" office:value-type="float" office:value="-0">
            <text:p>-0</text:p>
          </table:table-cell>
          <table:table-cell table:number-columns-repeated="6"/>
          <table:table-cell table:formula="of:=[.$L$2]*[.B305]+[.$M$2]*[.C305]" office:value-type="float" office:value="-59.4502302021923">
            <text:p>-59.4502302022</text:p>
          </table:table-cell>
          <table:table-cell/>
          <table:table-cell table:formula="of:=[.D305]*[.F30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30579871">
            <text:p>2.0530579871</text:p>
          </table:table-cell>
          <table:table-cell office:value-type="float" office:value="4.6751571866">
            <text:p>4.675157186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6]*[.D306]*[.F306]" office:value-type="float" office:value="-0">
            <text:p>-0</text:p>
          </table:table-cell>
          <table:table-cell table:formula="of:=[.C306]*[.D306]*[.F306]" office:value-type="float" office:value="-0">
            <text:p>-0</text:p>
          </table:table-cell>
          <table:table-cell table:number-columns-repeated="6"/>
          <table:table-cell table:formula="of:=[.$L$2]*[.B306]+[.$M$2]*[.C306]" office:value-type="float" office:value="-59.7266009817537">
            <text:p>-59.7266009818</text:p>
          </table:table-cell>
          <table:table-cell/>
          <table:table-cell table:formula="of:=[.D306]*[.F30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628022847">
            <text:p>1.3628022847</text:p>
          </table:table-cell>
          <table:table-cell office:value-type="float" office:value="4.974119216">
            <text:p>4.9741192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7]*[.D307]*[.F307]" office:value-type="float" office:value="-0">
            <text:p>-0</text:p>
          </table:table-cell>
          <table:table-cell table:formula="of:=[.C307]*[.D307]*[.F307]" office:value-type="float" office:value="-0">
            <text:p>-0</text:p>
          </table:table-cell>
          <table:table-cell table:number-columns-repeated="6"/>
          <table:table-cell table:formula="of:=[.$L$2]*[.B307]+[.$M$2]*[.C307]" office:value-type="float" office:value="-81.7819768821577">
            <text:p>-81.7819768822</text:p>
          </table:table-cell>
          <table:table-cell/>
          <table:table-cell table:formula="of:=[.D307]*[.F30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668335579">
            <text:p>1.8668335579</text:p>
          </table:table-cell>
          <table:table-cell office:value-type="float" office:value="4.2761093692">
            <text:p>4.27610936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8]*[.D308]*[.F308]" office:value-type="float" office:value="-0">
            <text:p>-0</text:p>
          </table:table-cell>
          <table:table-cell table:formula="of:=[.C308]*[.D308]*[.F308]" office:value-type="float" office:value="-0">
            <text:p>-0</text:p>
          </table:table-cell>
          <table:table-cell table:number-columns-repeated="6"/>
          <table:table-cell table:formula="of:=[.$L$2]*[.B308]+[.$M$2]*[.C308]" office:value-type="float" office:value="-54.8724943276751">
            <text:p>-54.8724943277</text:p>
          </table:table-cell>
          <table:table-cell/>
          <table:table-cell table:formula="of:=[.D308]*[.F30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8862226352">
            <text:p>0.8862226352</text:p>
          </table:table-cell>
          <table:table-cell office:value-type="float" office:value="4.8589238732">
            <text:p>4.85892387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09]*[.D309]*[.F309]" office:value-type="float" office:value="-0">
            <text:p>-0</text:p>
          </table:table-cell>
          <table:table-cell table:formula="of:=[.C309]*[.D309]*[.F309]" office:value-type="float" office:value="-0">
            <text:p>-0</text:p>
          </table:table-cell>
          <table:table-cell table:number-columns-repeated="6"/>
          <table:table-cell table:formula="of:=[.$L$2]*[.B309]+[.$M$2]*[.C309]" office:value-type="float" office:value="-89.7662130509026">
            <text:p>-89.7662130509</text:p>
          </table:table-cell>
          <table:table-cell/>
          <table:table-cell table:formula="of:=[.D309]*[.F30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5205357335">
            <text:p>0.5205357335</text:p>
          </table:table-cell>
          <table:table-cell office:value-type="float" office:value="4.0622395914">
            <text:p>4.062239591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0]*[.D310]*[.F310]" office:value-type="float" office:value="-0">
            <text:p>-0</text:p>
          </table:table-cell>
          <table:table-cell table:formula="of:=[.C310]*[.D310]*[.F310]" office:value-type="float" office:value="-0">
            <text:p>-0</text:p>
          </table:table-cell>
          <table:table-cell table:number-columns-repeated="6"/>
          <table:table-cell table:formula="of:=[.$L$2]*[.B310]+[.$M$2]*[.C310]" office:value-type="float" office:value="-79.9396904529867">
            <text:p>-79.939690453</text:p>
          </table:table-cell>
          <table:table-cell/>
          <table:table-cell table:formula="of:=[.D310]*[.F31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867306406">
            <text:p>1.4867306406</text:p>
          </table:table-cell>
          <table:table-cell office:value-type="float" office:value="5.1978835256">
            <text:p>5.197883525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1]*[.D311]*[.F311]" office:value-type="float" office:value="-0">
            <text:p>-0</text:p>
          </table:table-cell>
          <table:table-cell table:formula="of:=[.C311]*[.D311]*[.F311]" office:value-type="float" office:value="-0">
            <text:p>-0</text:p>
          </table:table-cell>
          <table:table-cell table:number-columns-repeated="6"/>
          <table:table-cell table:formula="of:=[.$L$2]*[.B311]+[.$M$2]*[.C311]" office:value-type="float" office:value="-84.0709631786326">
            <text:p>-84.0709631786</text:p>
          </table:table-cell>
          <table:table-cell/>
          <table:table-cell table:formula="of:=[.D311]*[.F31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899609306">
            <text:p>2.5899609306</text:p>
          </table:table-cell>
          <table:table-cell office:value-type="float" office:value="4.5374294572">
            <text:p>4.537429457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2]*[.D312]*[.F312]" office:value-type="float" office:value="-0">
            <text:p>-0</text:p>
          </table:table-cell>
          <table:table-cell table:formula="of:=[.C312]*[.D312]*[.F312]" office:value-type="float" office:value="-0">
            <text:p>-0</text:p>
          </table:table-cell>
          <table:table-cell table:number-columns-repeated="6"/>
          <table:table-cell table:formula="of:=[.$L$2]*[.B312]+[.$M$2]*[.C312]" office:value-type="float" office:value="-44.7067401296812">
            <text:p>-44.7067401297</text:p>
          </table:table-cell>
          <table:table-cell/>
          <table:table-cell table:formula="of:=[.D312]*[.F31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426406525">
            <text:p>1.7426406525</text:p>
          </table:table-cell>
          <table:table-cell office:value-type="float" office:value="4.418290702">
            <text:p>4.41829070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3]*[.D313]*[.F313]" office:value-type="float" office:value="-0">
            <text:p>-0</text:p>
          </table:table-cell>
          <table:table-cell table:formula="of:=[.C313]*[.D313]*[.F313]" office:value-type="float" office:value="-0">
            <text:p>-0</text:p>
          </table:table-cell>
          <table:table-cell table:number-columns-repeated="6"/>
          <table:table-cell table:formula="of:=[.$L$2]*[.B313]+[.$M$2]*[.C313]" office:value-type="float" office:value="-60.8316070589441">
            <text:p>-60.8316070589</text:p>
          </table:table-cell>
          <table:table-cell/>
          <table:table-cell table:formula="of:=[.D313]*[.F31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231451398">
            <text:p>1.7231451398</text:p>
          </table:table-cell>
          <table:table-cell office:value-type="float" office:value="4.8126910336">
            <text:p>4.81269103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4]*[.D314]*[.F314]" office:value-type="float" office:value="-0">
            <text:p>-0</text:p>
          </table:table-cell>
          <table:table-cell table:formula="of:=[.C314]*[.D314]*[.F314]" office:value-type="float" office:value="-0">
            <text:p>-0</text:p>
          </table:table-cell>
          <table:table-cell table:number-columns-repeated="6"/>
          <table:table-cell table:formula="of:=[.$L$2]*[.B314]+[.$M$2]*[.C314]" office:value-type="float" office:value="-70.1474694758182">
            <text:p>-70.1474694758</text:p>
          </table:table-cell>
          <table:table-cell/>
          <table:table-cell table:formula="of:=[.D314]*[.F31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772740104">
            <text:p>1.3772740104</text:p>
          </table:table-cell>
          <table:table-cell office:value-type="float" office:value="4.580031176">
            <text:p>4.5800311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5]*[.D315]*[.F315]" office:value-type="float" office:value="-0">
            <text:p>-0</text:p>
          </table:table-cell>
          <table:table-cell table:formula="of:=[.C315]*[.D315]*[.F315]" office:value-type="float" office:value="-0">
            <text:p>-0</text:p>
          </table:table-cell>
          <table:table-cell table:number-columns-repeated="6"/>
          <table:table-cell table:formula="of:=[.$L$2]*[.B315]+[.$M$2]*[.C315]" office:value-type="float" office:value="-72.5846628478663">
            <text:p>-72.5846628479</text:p>
          </table:table-cell>
          <table:table-cell/>
          <table:table-cell table:formula="of:=[.D315]*[.F31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720435395">
            <text:p>2.0720435395</text:p>
          </table:table-cell>
          <table:table-cell office:value-type="float" office:value="4.998359132">
            <text:p>4.9983591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6]*[.D316]*[.F316]" office:value-type="float" office:value="-0">
            <text:p>-0</text:p>
          </table:table-cell>
          <table:table-cell table:formula="of:=[.C316]*[.D316]*[.F316]" office:value-type="float" office:value="-0">
            <text:p>-0</text:p>
          </table:table-cell>
          <table:table-cell table:number-columns-repeated="6"/>
          <table:table-cell table:formula="of:=[.$L$2]*[.B316]+[.$M$2]*[.C316]" office:value-type="float" office:value="-66.5846791799598">
            <text:p>-66.58467918</text:p>
          </table:table-cell>
          <table:table-cell/>
          <table:table-cell table:formula="of:=[.D316]*[.F31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852532416">
            <text:p>2.4852532416</text:p>
          </table:table-cell>
          <table:table-cell office:value-type="float" office:value="4.5250958749">
            <text:p>4.525095874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7]*[.D317]*[.F317]" office:value-type="float" office:value="-0">
            <text:p>-0</text:p>
          </table:table-cell>
          <table:table-cell table:formula="of:=[.C317]*[.D317]*[.F317]" office:value-type="float" office:value="-0">
            <text:p>-0</text:p>
          </table:table-cell>
          <table:table-cell table:number-columns-repeated="6"/>
          <table:table-cell table:formula="of:=[.$L$2]*[.B317]+[.$M$2]*[.C317]" office:value-type="float" office:value="-46.7531798846266">
            <text:p>-46.7531798846</text:p>
          </table:table-cell>
          <table:table-cell/>
          <table:table-cell table:formula="of:=[.D317]*[.F31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493699883">
            <text:p>2.1493699883</text:p>
          </table:table-cell>
          <table:table-cell office:value-type="float" office:value="4.6831789653">
            <text:p>4.683178965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8]*[.D318]*[.F318]" office:value-type="float" office:value="-0">
            <text:p>-0</text:p>
          </table:table-cell>
          <table:table-cell table:formula="of:=[.C318]*[.D318]*[.F318]" office:value-type="float" office:value="-0">
            <text:p>-0</text:p>
          </table:table-cell>
          <table:table-cell table:number-columns-repeated="6"/>
          <table:table-cell table:formula="of:=[.$L$2]*[.B318]+[.$M$2]*[.C318]" office:value-type="float" office:value="-57.7694078588871">
            <text:p>-57.7694078589</text:p>
          </table:table-cell>
          <table:table-cell/>
          <table:table-cell table:formula="of:=[.D318]*[.F31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505867232">
            <text:p>2.2505867232</text:p>
          </table:table-cell>
          <table:table-cell office:value-type="float" office:value="4.841090915">
            <text:p>4.8410909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19]*[.D319]*[.F319]" office:value-type="float" office:value="-0">
            <text:p>-0</text:p>
          </table:table-cell>
          <table:table-cell table:formula="of:=[.C319]*[.D319]*[.F319]" office:value-type="float" office:value="-0">
            <text:p>-0</text:p>
          </table:table-cell>
          <table:table-cell table:number-columns-repeated="6"/>
          <table:table-cell table:formula="of:=[.$L$2]*[.B319]+[.$M$2]*[.C319]" office:value-type="float" office:value="-59.0793326416182">
            <text:p>-59.0793326416</text:p>
          </table:table-cell>
          <table:table-cell/>
          <table:table-cell table:formula="of:=[.D319]*[.F31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52913774">
            <text:p>1.9652913774</text:p>
          </table:table-cell>
          <table:table-cell office:value-type="float" office:value="5.3430799269">
            <text:p>5.343079926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0]*[.D320]*[.F320]" office:value-type="float" office:value="-0">
            <text:p>-0</text:p>
          </table:table-cell>
          <table:table-cell table:formula="of:=[.C320]*[.D320]*[.F320]" office:value-type="float" office:value="-0">
            <text:p>-0</text:p>
          </table:table-cell>
          <table:table-cell table:number-columns-repeated="6"/>
          <table:table-cell table:formula="of:=[.$L$2]*[.B320]+[.$M$2]*[.C320]" office:value-type="float" office:value="-76.7184687287352">
            <text:p>-76.7184687287</text:p>
          </table:table-cell>
          <table:table-cell/>
          <table:table-cell table:formula="of:=[.D320]*[.F32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34946956">
            <text:p>1.534946956</text:p>
          </table:table-cell>
          <table:table-cell office:value-type="float" office:value="4.8876210061">
            <text:p>4.887621006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1]*[.D321]*[.F321]" office:value-type="float" office:value="-0">
            <text:p>-0</text:p>
          </table:table-cell>
          <table:table-cell table:formula="of:=[.C321]*[.D321]*[.F321]" office:value-type="float" office:value="-0">
            <text:p>-0</text:p>
          </table:table-cell>
          <table:table-cell table:number-columns-repeated="6"/>
          <table:table-cell table:formula="of:=[.$L$2]*[.B321]+[.$M$2]*[.C321]" office:value-type="float" office:value="-76.0126194332673">
            <text:p>-76.0126194333</text:p>
          </table:table-cell>
          <table:table-cell/>
          <table:table-cell table:formula="of:=[.D321]*[.F32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050376147">
            <text:p>1.9050376147</text:p>
          </table:table-cell>
          <table:table-cell office:value-type="float" office:value="4.8828390304">
            <text:p>4.88283903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2]*[.D322]*[.F322]" office:value-type="float" office:value="-0">
            <text:p>-0</text:p>
          </table:table-cell>
          <table:table-cell table:formula="of:=[.C322]*[.D322]*[.F322]" office:value-type="float" office:value="-0">
            <text:p>-0</text:p>
          </table:table-cell>
          <table:table-cell table:number-columns-repeated="6"/>
          <table:table-cell table:formula="of:=[.$L$2]*[.B322]+[.$M$2]*[.C322]" office:value-type="float" office:value="-67.6898935591857">
            <text:p>-67.6898935592</text:p>
          </table:table-cell>
          <table:table-cell/>
          <table:table-cell table:formula="of:=[.D322]*[.F32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416569214">
            <text:p>1.4416569214</text:p>
          </table:table-cell>
          <table:table-cell office:value-type="float" office:value="5.2366508888">
            <text:p>5.236650888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3]*[.D323]*[.F323]" office:value-type="float" office:value="-0">
            <text:p>-0</text:p>
          </table:table-cell>
          <table:table-cell table:formula="of:=[.C323]*[.D323]*[.F323]" office:value-type="float" office:value="-0">
            <text:p>-0</text:p>
          </table:table-cell>
          <table:table-cell table:number-columns-repeated="6"/>
          <table:table-cell table:formula="of:=[.$L$2]*[.B323]+[.$M$2]*[.C323]" office:value-type="float" office:value="-85.9446397954134">
            <text:p>-85.9446397954</text:p>
          </table:table-cell>
          <table:table-cell/>
          <table:table-cell table:formula="of:=[.D323]*[.F32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565259576">
            <text:p>1.3565259576</text:p>
          </table:table-cell>
          <table:table-cell office:value-type="float" office:value="5.5724248291">
            <text:p>5.572424829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4]*[.D324]*[.F324]" office:value-type="float" office:value="-0">
            <text:p>-0</text:p>
          </table:table-cell>
          <table:table-cell table:formula="of:=[.C324]*[.D324]*[.F324]" office:value-type="float" office:value="-0">
            <text:p>-0</text:p>
          </table:table-cell>
          <table:table-cell table:number-columns-repeated="6"/>
          <table:table-cell table:formula="of:=[.$L$2]*[.B324]+[.$M$2]*[.C324]" office:value-type="float" office:value="-95.3969858598923">
            <text:p>-95.3969858599</text:p>
          </table:table-cell>
          <table:table-cell/>
          <table:table-cell table:formula="of:=[.D324]*[.F32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16084971">
            <text:p>1.4316084971</text:p>
          </table:table-cell>
          <table:table-cell office:value-type="float" office:value="4.5964696619">
            <text:p>4.596469661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5]*[.D325]*[.F325]" office:value-type="float" office:value="-0">
            <text:p>-0</text:p>
          </table:table-cell>
          <table:table-cell table:formula="of:=[.C325]*[.D325]*[.F325]" office:value-type="float" office:value="-0">
            <text:p>-0</text:p>
          </table:table-cell>
          <table:table-cell table:number-columns-repeated="6"/>
          <table:table-cell table:formula="of:=[.$L$2]*[.B325]+[.$M$2]*[.C325]" office:value-type="float" office:value="-71.7488283285581">
            <text:p>-71.7488283286</text:p>
          </table:table-cell>
          <table:table-cell/>
          <table:table-cell table:formula="of:=[.D325]*[.F32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191616969">
            <text:p>2.0191616969</text:p>
          </table:table-cell>
          <table:table-cell office:value-type="float" office:value="3.8953055771">
            <text:p>3.89530557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6]*[.D326]*[.F326]" office:value-type="float" office:value="-0">
            <text:p>-0</text:p>
          </table:table-cell>
          <table:table-cell table:formula="of:=[.C326]*[.D326]*[.F326]" office:value-type="float" office:value="-0">
            <text:p>-0</text:p>
          </table:table-cell>
          <table:table-cell table:number-columns-repeated="6"/>
          <table:table-cell table:formula="of:=[.$L$2]*[.B326]+[.$M$2]*[.C326]" office:value-type="float" office:value="-42.9143396046618">
            <text:p>-42.9143396047</text:p>
          </table:table-cell>
          <table:table-cell/>
          <table:table-cell table:formula="of:=[.D326]*[.F32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028281393">
            <text:p>1.7028281393</text:p>
          </table:table-cell>
          <table:table-cell office:value-type="float" office:value="5.023667937">
            <text:p>5.02366793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7]*[.D327]*[.F327]" office:value-type="float" office:value="-0">
            <text:p>-0</text:p>
          </table:table-cell>
          <table:table-cell table:formula="of:=[.C327]*[.D327]*[.F327]" office:value-type="float" office:value="-0">
            <text:p>-0</text:p>
          </table:table-cell>
          <table:table-cell table:number-columns-repeated="6"/>
          <table:table-cell table:formula="of:=[.$L$2]*[.B327]+[.$M$2]*[.C327]" office:value-type="float" office:value="-75.3503042897856">
            <text:p>-75.3503042898</text:p>
          </table:table-cell>
          <table:table-cell/>
          <table:table-cell table:formula="of:=[.D327]*[.F32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940651">
            <text:p>2.00940651</text:p>
          </table:table-cell>
          <table:table-cell office:value-type="float" office:value="3.7868935799">
            <text:p>3.786893579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8]*[.D328]*[.F328]" office:value-type="float" office:value="-0">
            <text:p>-0</text:p>
          </table:table-cell>
          <table:table-cell table:formula="of:=[.C328]*[.D328]*[.F328]" office:value-type="float" office:value="-0">
            <text:p>-0</text:p>
          </table:table-cell>
          <table:table-cell table:number-columns-repeated="6"/>
          <table:table-cell table:formula="of:=[.$L$2]*[.B328]+[.$M$2]*[.C328]" office:value-type="float" office:value="-40.6891054165502">
            <text:p>-40.6891054166</text:p>
          </table:table-cell>
          <table:table-cell/>
          <table:table-cell table:formula="of:=[.D328]*[.F32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657398557">
            <text:p>2.6657398557</text:p>
          </table:table-cell>
          <table:table-cell office:value-type="float" office:value="4.8742512315">
            <text:p>4.87425123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29]*[.D329]*[.F329]" office:value-type="float" office:value="-0">
            <text:p>-0</text:p>
          </table:table-cell>
          <table:table-cell table:formula="of:=[.C329]*[.D329]*[.F329]" office:value-type="float" office:value="-0">
            <text:p>-0</text:p>
          </table:table-cell>
          <table:table-cell table:number-columns-repeated="6"/>
          <table:table-cell table:formula="of:=[.$L$2]*[.B329]+[.$M$2]*[.C329]" office:value-type="float" office:value="-50.6109182616573">
            <text:p>-50.6109182617</text:p>
          </table:table-cell>
          <table:table-cell/>
          <table:table-cell table:formula="of:=[.D329]*[.F32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788264689">
            <text:p>2.4788264689</text:p>
          </table:table-cell>
          <table:table-cell office:value-type="float" office:value="4.1303122266">
            <text:p>4.130312226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0]*[.D330]*[.F330]" office:value-type="float" office:value="-0">
            <text:p>-0</text:p>
          </table:table-cell>
          <table:table-cell table:formula="of:=[.C330]*[.D330]*[.F330]" office:value-type="float" office:value="-0">
            <text:p>-0</text:p>
          </table:table-cell>
          <table:table-cell table:number-columns-repeated="6"/>
          <table:table-cell table:formula="of:=[.$L$2]*[.B330]+[.$M$2]*[.C330]" office:value-type="float" office:value="-38.0040892709294">
            <text:p>-38.0040892709</text:p>
          </table:table-cell>
          <table:table-cell/>
          <table:table-cell table:formula="of:=[.D330]*[.F33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67494732">
            <text:p>1.4367494732</text:p>
          </table:table-cell>
          <table:table-cell office:value-type="float" office:value="3.9682106624">
            <text:p>3.968210662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1]*[.D331]*[.F331]" office:value-type="float" office:value="-0">
            <text:p>-0</text:p>
          </table:table-cell>
          <table:table-cell table:formula="of:=[.C331]*[.D331]*[.F331]" office:value-type="float" office:value="-0">
            <text:p>-0</text:p>
          </table:table-cell>
          <table:table-cell table:number-columns-repeated="6"/>
          <table:table-cell table:formula="of:=[.$L$2]*[.B331]+[.$M$2]*[.C331]" office:value-type="float" office:value="-57.4843782751902">
            <text:p>-57.4843782752</text:p>
          </table:table-cell>
          <table:table-cell/>
          <table:table-cell table:formula="of:=[.D331]*[.F33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573398909">
            <text:p>1.8573398909</text:p>
          </table:table-cell>
          <table:table-cell office:value-type="float" office:value="4.7561679262">
            <text:p>4.756167926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2]*[.D332]*[.F332]" office:value-type="float" office:value="-0">
            <text:p>-0</text:p>
          </table:table-cell>
          <table:table-cell table:formula="of:=[.C332]*[.D332]*[.F332]" office:value-type="float" office:value="-0">
            <text:p>-0</text:p>
          </table:table-cell>
          <table:table-cell table:number-columns-repeated="6"/>
          <table:table-cell table:formula="of:=[.$L$2]*[.B332]+[.$M$2]*[.C332]" office:value-type="float" office:value="-65.8956305119638">
            <text:p>-65.895630512</text:p>
          </table:table-cell>
          <table:table-cell/>
          <table:table-cell table:formula="of:=[.D332]*[.F33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229729361">
            <text:p>2.6229729361</text:p>
          </table:table-cell>
          <table:table-cell office:value-type="float" office:value="4.580812834">
            <text:p>4.58081283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3]*[.D333]*[.F333]" office:value-type="float" office:value="-0">
            <text:p>-0</text:p>
          </table:table-cell>
          <table:table-cell table:formula="of:=[.C333]*[.D333]*[.F333]" office:value-type="float" office:value="-0">
            <text:p>-0</text:p>
          </table:table-cell>
          <table:table-cell table:number-columns-repeated="6"/>
          <table:table-cell table:formula="of:=[.$L$2]*[.B333]+[.$M$2]*[.C333]" office:value-type="float" office:value="-44.951089771698">
            <text:p>-44.9510897717</text:p>
          </table:table-cell>
          <table:table-cell/>
          <table:table-cell table:formula="of:=[.D333]*[.F33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896633117">
            <text:p>1.2896633117</text:p>
          </table:table-cell>
          <table:table-cell office:value-type="float" office:value="4.2308549395">
            <text:p>4.230854939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4]*[.D334]*[.F334]" office:value-type="float" office:value="-0">
            <text:p>-0</text:p>
          </table:table-cell>
          <table:table-cell table:formula="of:=[.C334]*[.D334]*[.F334]" office:value-type="float" office:value="-0">
            <text:p>-0</text:p>
          </table:table-cell>
          <table:table-cell table:number-columns-repeated="6"/>
          <table:table-cell table:formula="of:=[.$L$2]*[.B334]+[.$M$2]*[.C334]" office:value-type="float" office:value="-66.6648577204362">
            <text:p>-66.6648577204</text:p>
          </table:table-cell>
          <table:table-cell/>
          <table:table-cell table:formula="of:=[.D334]*[.F33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716165932">
            <text:p>1.5716165932</text:p>
          </table:table-cell>
          <table:table-cell office:value-type="float" office:value="4.850956541">
            <text:p>4.85095654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5]*[.D335]*[.F335]" office:value-type="float" office:value="-0">
            <text:p>-0</text:p>
          </table:table-cell>
          <table:table-cell table:formula="of:=[.C335]*[.D335]*[.F335]" office:value-type="float" office:value="-0">
            <text:p>-0</text:p>
          </table:table-cell>
          <table:table-cell table:number-columns-repeated="6"/>
          <table:table-cell table:formula="of:=[.$L$2]*[.B335]+[.$M$2]*[.C335]" office:value-type="float" office:value="-74.3728546827579">
            <text:p>-74.3728546828</text:p>
          </table:table-cell>
          <table:table-cell/>
          <table:table-cell table:formula="of:=[.D335]*[.F33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882185553">
            <text:p>0.9882185553</text:p>
          </table:table-cell>
          <table:table-cell office:value-type="float" office:value="4.9478283036">
            <text:p>4.94782830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6]*[.D336]*[.F336]" office:value-type="float" office:value="-0">
            <text:p>-0</text:p>
          </table:table-cell>
          <table:table-cell table:formula="of:=[.C336]*[.D336]*[.F336]" office:value-type="float" office:value="-0">
            <text:p>-0</text:p>
          </table:table-cell>
          <table:table-cell table:number-columns-repeated="6"/>
          <table:table-cell table:formula="of:=[.$L$2]*[.B336]+[.$M$2]*[.C336]" office:value-type="float" office:value="-89.5045794234388">
            <text:p>-89.5045794234</text:p>
          </table:table-cell>
          <table:table-cell/>
          <table:table-cell table:formula="of:=[.D336]*[.F33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02094527">
            <text:p>1.4302094527</text:p>
          </table:table-cell>
          <table:table-cell office:value-type="float" office:value="4.5913086726">
            <text:p>4.591308672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7]*[.D337]*[.F337]" office:value-type="float" office:value="-0">
            <text:p>-0</text:p>
          </table:table-cell>
          <table:table-cell table:formula="of:=[.C337]*[.D337]*[.F337]" office:value-type="float" office:value="-0">
            <text:p>-0</text:p>
          </table:table-cell>
          <table:table-cell table:number-columns-repeated="6"/>
          <table:table-cell table:formula="of:=[.$L$2]*[.B337]+[.$M$2]*[.C337]" office:value-type="float" office:value="-71.6636419377579">
            <text:p>-71.6636419378</text:p>
          </table:table-cell>
          <table:table-cell/>
          <table:table-cell table:formula="of:=[.D337]*[.F33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8610026943">
            <text:p>2.8610026943</text:p>
          </table:table-cell>
          <table:table-cell office:value-type="float" office:value="4.1347483213">
            <text:p>4.1347483213</text:p>
          </table:table-cell>
          <table:table-cell office:value-type="float" office:value="-1">
            <text:p>-1</text:p>
          </table:table-cell>
          <table:table-cell/>
          <table:table-cell office:value-type="float" office:value="0.592566067417319">
            <text:p>0.5925660674</text:p>
          </table:table-cell>
          <table:table-cell/>
          <table:table-cell table:formula="of:=[.B338]*[.D338]*[.F338]" office:value-type="float" office:value="-1.69533311543171">
            <text:p>-1.6953331154</text:p>
          </table:table-cell>
          <table:table-cell table:formula="of:=[.C338]*[.D338]*[.F338]" office:value-type="float" office:value="-2.4501115525131">
            <text:p>-2.4501115525</text:p>
          </table:table-cell>
          <table:table-cell table:number-columns-repeated="6"/>
          <table:table-cell table:formula="of:=[.$L$2]*[.B338]+[.$M$2]*[.C338]" office:value-type="float" office:value="-29.6207156298606">
            <text:p>-29.6207156299</text:p>
          </table:table-cell>
          <table:table-cell/>
          <table:table-cell table:formula="of:=[.D338]*[.F338]" office:value-type="float" office:value="-0.592566067417319">
            <text:p>-0.5925660674</text:p>
          </table:table-cell>
          <table:table-cell/>
        </table:table-row>
        <table:table-row table:style-name="ro1">
          <table:table-cell/>
          <table:table-cell office:value-type="float" office:value="1.6939705881">
            <text:p>1.6939705881</text:p>
          </table:table-cell>
          <table:table-cell office:value-type="float" office:value="4.4524435712">
            <text:p>4.452443571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39]*[.D339]*[.F339]" office:value-type="float" office:value="-0">
            <text:p>-0</text:p>
          </table:table-cell>
          <table:table-cell table:formula="of:=[.C339]*[.D339]*[.F339]" office:value-type="float" office:value="-0">
            <text:p>-0</text:p>
          </table:table-cell>
          <table:table-cell table:number-columns-repeated="6"/>
          <table:table-cell table:formula="of:=[.$L$2]*[.B339]+[.$M$2]*[.C339]" office:value-type="float" office:value="-62.6811802382198">
            <text:p>-62.6811802382</text:p>
          </table:table-cell>
          <table:table-cell/>
          <table:table-cell table:formula="of:=[.D339]*[.F33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987751369">
            <text:p>1.2987751369</text:p>
          </table:table-cell>
          <table:table-cell office:value-type="float" office:value="5.1455983545">
            <text:p>5.145598354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0]*[.D340]*[.F340]" office:value-type="float" office:value="-0">
            <text:p>-0</text:p>
          </table:table-cell>
          <table:table-cell table:formula="of:=[.C340]*[.D340]*[.F340]" office:value-type="float" office:value="-0">
            <text:p>-0</text:p>
          </table:table-cell>
          <table:table-cell table:number-columns-repeated="6"/>
          <table:table-cell table:formula="of:=[.$L$2]*[.B340]+[.$M$2]*[.C340]" office:value-type="float" office:value="-87.065448125088">
            <text:p>-87.0654481251</text:p>
          </table:table-cell>
          <table:table-cell/>
          <table:table-cell table:formula="of:=[.D340]*[.F34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6974922701">
            <text:p>0.6974922701</text:p>
          </table:table-cell>
          <table:table-cell office:value-type="float" office:value="4.6376096504">
            <text:p>4.63760965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1]*[.D341]*[.F341]" office:value-type="float" office:value="-0">
            <text:p>-0</text:p>
          </table:table-cell>
          <table:table-cell table:formula="of:=[.C341]*[.D341]*[.F341]" office:value-type="float" office:value="-0">
            <text:p>-0</text:p>
          </table:table-cell>
          <table:table-cell table:number-columns-repeated="6"/>
          <table:table-cell table:formula="of:=[.$L$2]*[.B341]+[.$M$2]*[.C341]" office:value-type="float" office:value="-88.9708412545912">
            <text:p>-88.9708412546</text:p>
          </table:table-cell>
          <table:table-cell/>
          <table:table-cell table:formula="of:=[.D341]*[.F34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3191785741">
            <text:p>0.3191785741</text:p>
          </table:table-cell>
          <table:table-cell office:value-type="float" office:value="3.7169203883">
            <text:p>3.716920388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2]*[.D342]*[.F342]" office:value-type="float" office:value="-0">
            <text:p>-0</text:p>
          </table:table-cell>
          <table:table-cell table:formula="of:=[.C342]*[.D342]*[.F342]" office:value-type="float" office:value="-0">
            <text:p>-0</text:p>
          </table:table-cell>
          <table:table-cell table:number-columns-repeated="6"/>
          <table:table-cell table:formula="of:=[.$L$2]*[.B342]+[.$M$2]*[.C342]" office:value-type="float" office:value="-76.631624292731">
            <text:p>-76.6316242927</text:p>
          </table:table-cell>
          <table:table-cell/>
          <table:table-cell table:formula="of:=[.D342]*[.F34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36443107">
            <text:p>1.936443107</text:p>
          </table:table-cell>
          <table:table-cell office:value-type="float" office:value="5.7210946926">
            <text:p>5.721094692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3]*[.D343]*[.F343]" office:value-type="float" office:value="-0">
            <text:p>-0</text:p>
          </table:table-cell>
          <table:table-cell table:formula="of:=[.C343]*[.D343]*[.F343]" office:value-type="float" office:value="-0">
            <text:p>-0</text:p>
          </table:table-cell>
          <table:table-cell table:number-columns-repeated="6"/>
          <table:table-cell table:formula="of:=[.$L$2]*[.B343]+[.$M$2]*[.C343]" office:value-type="float" office:value="-85.8728837269179">
            <text:p>-85.8728837269</text:p>
          </table:table-cell>
          <table:table-cell/>
          <table:table-cell table:formula="of:=[.D343]*[.F34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890663455">
            <text:p>1.5890663455</text:p>
          </table:table-cell>
          <table:table-cell office:value-type="float" office:value="4.8122257628">
            <text:p>4.812225762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4]*[.D344]*[.F344]" office:value-type="float" office:value="-0">
            <text:p>-0</text:p>
          </table:table-cell>
          <table:table-cell table:formula="of:=[.C344]*[.D344]*[.F344]" office:value-type="float" office:value="-0">
            <text:p>-0</text:p>
          </table:table-cell>
          <table:table-cell table:number-columns-repeated="6"/>
          <table:table-cell table:formula="of:=[.$L$2]*[.B344]+[.$M$2]*[.C344]" office:value-type="float" office:value="-73.1131801228692">
            <text:p>-73.1131801229</text:p>
          </table:table-cell>
          <table:table-cell/>
          <table:table-cell table:formula="of:=[.D344]*[.F34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95588472">
            <text:p>1.495588472</text:p>
          </table:table-cell>
          <table:table-cell office:value-type="float" office:value="4.5782862906">
            <text:p>4.578286290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5]*[.D345]*[.F345]" office:value-type="float" office:value="-0">
            <text:p>-0</text:p>
          </table:table-cell>
          <table:table-cell table:formula="of:=[.C345]*[.D345]*[.F345]" office:value-type="float" office:value="-0">
            <text:p>-0</text:p>
          </table:table-cell>
          <table:table-cell table:number-columns-repeated="6"/>
          <table:table-cell table:formula="of:=[.$L$2]*[.B345]+[.$M$2]*[.C345]" office:value-type="float" office:value="-69.9190986002626">
            <text:p>-69.9190986003</text:p>
          </table:table-cell>
          <table:table-cell/>
          <table:table-cell table:formula="of:=[.D345]*[.F34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076390073">
            <text:p>1.4076390073</text:p>
          </table:table-cell>
          <table:table-cell office:value-type="float" office:value="4.0084857948">
            <text:p>4.00848579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6]*[.D346]*[.F346]" office:value-type="float" office:value="-0">
            <text:p>-0</text:p>
          </table:table-cell>
          <table:table-cell table:formula="of:=[.C346]*[.D346]*[.F346]" office:value-type="float" office:value="-0">
            <text:p>-0</text:p>
          </table:table-cell>
          <table:table-cell table:number-columns-repeated="6"/>
          <table:table-cell table:formula="of:=[.$L$2]*[.B346]+[.$M$2]*[.C346]" office:value-type="float" office:value="-59.0376730623854">
            <text:p>-59.0376730624</text:p>
          </table:table-cell>
          <table:table-cell/>
          <table:table-cell table:formula="of:=[.D346]*[.F34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720254004">
            <text:p>1.8720254004</text:p>
          </table:table-cell>
          <table:table-cell office:value-type="float" office:value="4.5991756699">
            <text:p>4.599175669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7]*[.D347]*[.F347]" office:value-type="float" office:value="-0">
            <text:p>-0</text:p>
          </table:table-cell>
          <table:table-cell table:formula="of:=[.C347]*[.D347]*[.F347]" office:value-type="float" office:value="-0">
            <text:p>-0</text:p>
          </table:table-cell>
          <table:table-cell table:number-columns-repeated="6"/>
          <table:table-cell table:formula="of:=[.$L$2]*[.B347]+[.$M$2]*[.C347]" office:value-type="float" office:value="-62.0337007890278">
            <text:p>-62.033700789</text:p>
          </table:table-cell>
          <table:table-cell/>
          <table:table-cell table:formula="of:=[.D347]*[.F34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614677065">
            <text:p>1.6614677065</text:p>
          </table:table-cell>
          <table:table-cell office:value-type="float" office:value="4.4436137552">
            <text:p>4.443613755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8]*[.D348]*[.F348]" office:value-type="float" office:value="-0">
            <text:p>-0</text:p>
          </table:table-cell>
          <table:table-cell table:formula="of:=[.C348]*[.D348]*[.F348]" office:value-type="float" office:value="-0">
            <text:p>-0</text:p>
          </table:table-cell>
          <table:table-cell table:number-columns-repeated="6"/>
          <table:table-cell table:formula="of:=[.$L$2]*[.B348]+[.$M$2]*[.C348]" office:value-type="float" office:value="-63.2037823788148">
            <text:p>-63.2037823788</text:p>
          </table:table-cell>
          <table:table-cell/>
          <table:table-cell table:formula="of:=[.D348]*[.F34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937872648">
            <text:p>1.0937872648</text:p>
          </table:table-cell>
          <table:table-cell office:value-type="float" office:value="4.4060679487">
            <text:p>4.406067948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49]*[.D349]*[.F349]" office:value-type="float" office:value="-0">
            <text:p>-0</text:p>
          </table:table-cell>
          <table:table-cell table:formula="of:=[.C349]*[.D349]*[.F349]" office:value-type="float" office:value="-0">
            <text:p>-0</text:p>
          </table:table-cell>
          <table:table-cell table:number-columns-repeated="6"/>
          <table:table-cell table:formula="of:=[.$L$2]*[.B349]+[.$M$2]*[.C349]" office:value-type="float" office:value="-74.9591195548105">
            <text:p>-74.9591195548</text:p>
          </table:table-cell>
          <table:table-cell/>
          <table:table-cell table:formula="of:=[.D349]*[.F34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9952106332">
            <text:p>0.9952106332</text:p>
          </table:table-cell>
          <table:table-cell office:value-type="float" office:value="4.5647317456">
            <text:p>4.564731745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0]*[.D350]*[.F350]" office:value-type="float" office:value="-0">
            <text:p>-0</text:p>
          </table:table-cell>
          <table:table-cell table:formula="of:=[.C350]*[.D350]*[.F350]" office:value-type="float" office:value="-0">
            <text:p>-0</text:p>
          </table:table-cell>
          <table:table-cell table:number-columns-repeated="6"/>
          <table:table-cell table:formula="of:=[.$L$2]*[.B350]+[.$M$2]*[.C350]" office:value-type="float" office:value="-80.720855670656">
            <text:p>-80.7208556707</text:p>
          </table:table-cell>
          <table:table-cell/>
          <table:table-cell table:formula="of:=[.D350]*[.F35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865725113">
            <text:p>1.1865725113</text:p>
          </table:table-cell>
          <table:table-cell office:value-type="float" office:value="5.2354495505">
            <text:p>5.235449550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1]*[.D351]*[.F351]" office:value-type="float" office:value="-0">
            <text:p>-0</text:p>
          </table:table-cell>
          <table:table-cell table:formula="of:=[.C351]*[.D351]*[.F351]" office:value-type="float" office:value="-0">
            <text:p>-0</text:p>
          </table:table-cell>
          <table:table-cell table:number-columns-repeated="6"/>
          <table:table-cell table:formula="of:=[.$L$2]*[.B351]+[.$M$2]*[.C351]" office:value-type="float" office:value="-91.5797723765181">
            <text:p>-91.5797723765</text:p>
          </table:table-cell>
          <table:table-cell/>
          <table:table-cell table:formula="of:=[.D351]*[.F35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2588575574">
            <text:p>0.2588575574</text:p>
          </table:table-cell>
          <table:table-cell office:value-type="float" office:value="4.8189909261">
            <text:p>4.818990926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2]*[.D352]*[.F352]" office:value-type="float" office:value="-0">
            <text:p>-0</text:p>
          </table:table-cell>
          <table:table-cell table:formula="of:=[.C352]*[.D352]*[.F352]" office:value-type="float" office:value="-0">
            <text:p>-0</text:p>
          </table:table-cell>
          <table:table-cell table:number-columns-repeated="6"/>
          <table:table-cell table:formula="of:=[.$L$2]*[.B352]+[.$M$2]*[.C352]" office:value-type="float" office:value="-102.792623446324">
            <text:p>-102.7926234463</text:p>
          </table:table-cell>
          <table:table-cell/>
          <table:table-cell table:formula="of:=[.D352]*[.F35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00907276">
            <text:p>2.100907276</text:p>
          </table:table-cell>
          <table:table-cell office:value-type="float" office:value="4.3801644491">
            <text:p>4.380164449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3]*[.D353]*[.F353]" office:value-type="float" office:value="-0">
            <text:p>-0</text:p>
          </table:table-cell>
          <table:table-cell table:formula="of:=[.C353]*[.D353]*[.F353]" office:value-type="float" office:value="-0">
            <text:p>-0</text:p>
          </table:table-cell>
          <table:table-cell table:number-columns-repeated="6"/>
          <table:table-cell table:formula="of:=[.$L$2]*[.B353]+[.$M$2]*[.C353]" office:value-type="float" office:value="-52.0203269196678">
            <text:p>-52.0203269197</text:p>
          </table:table-cell>
          <table:table-cell/>
          <table:table-cell table:formula="of:=[.D353]*[.F35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784296287">
            <text:p>1.9784296287</text:p>
          </table:table-cell>
          <table:table-cell office:value-type="float" office:value="5.4350325414">
            <text:p>5.435032541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4]*[.D354]*[.F354]" office:value-type="float" office:value="-0">
            <text:p>-0</text:p>
          </table:table-cell>
          <table:table-cell table:formula="of:=[.C354]*[.D354]*[.F354]" office:value-type="float" office:value="-0">
            <text:p>-0</text:p>
          </table:table-cell>
          <table:table-cell table:number-columns-repeated="6"/>
          <table:table-cell table:formula="of:=[.$L$2]*[.B354]+[.$M$2]*[.C354]" office:value-type="float" office:value="-78.4978917893958">
            <text:p>-78.4978917894</text:p>
          </table:table-cell>
          <table:table-cell/>
          <table:table-cell table:formula="of:=[.D354]*[.F35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670124495">
            <text:p>1.6670124495</text:p>
          </table:table-cell>
          <table:table-cell office:value-type="float" office:value="4.4748041057">
            <text:p>4.474804105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5]*[.D355]*[.F355]" office:value-type="float" office:value="-0">
            <text:p>-0</text:p>
          </table:table-cell>
          <table:table-cell table:formula="of:=[.C355]*[.D355]*[.F355]" office:value-type="float" office:value="-0">
            <text:p>-0</text:p>
          </table:table-cell>
          <table:table-cell table:number-columns-repeated="6"/>
          <table:table-cell table:formula="of:=[.$L$2]*[.B355]+[.$M$2]*[.C355]" office:value-type="float" office:value="-63.7832070206402">
            <text:p>-63.7832070206</text:p>
          </table:table-cell>
          <table:table-cell/>
          <table:table-cell table:formula="of:=[.D355]*[.F35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845303096">
            <text:p>2.3845303096</text:p>
          </table:table-cell>
          <table:table-cell office:value-type="float" office:value="4.4090116192">
            <text:p>4.409011619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6]*[.D356]*[.F356]" office:value-type="float" office:value="-0">
            <text:p>-0</text:p>
          </table:table-cell>
          <table:table-cell table:formula="of:=[.C356]*[.D356]*[.F356]" office:value-type="float" office:value="-0">
            <text:p>-0</text:p>
          </table:table-cell>
          <table:table-cell table:number-columns-repeated="6"/>
          <table:table-cell table:formula="of:=[.$L$2]*[.B356]+[.$M$2]*[.C356]" office:value-type="float" office:value="-46.3743829283556">
            <text:p>-46.3743829284</text:p>
          </table:table-cell>
          <table:table-cell/>
          <table:table-cell table:formula="of:=[.D356]*[.F35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3857978765">
            <text:p>1.3857978765</text:p>
          </table:table-cell>
          <table:table-cell office:value-type="float" office:value="4.5141918136">
            <text:p>4.51419181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7]*[.D357]*[.F357]" office:value-type="float" office:value="-0">
            <text:p>-0</text:p>
          </table:table-cell>
          <table:table-cell table:formula="of:=[.C357]*[.D357]*[.F357]" office:value-type="float" office:value="-0">
            <text:p>-0</text:p>
          </table:table-cell>
          <table:table-cell table:number-columns-repeated="6"/>
          <table:table-cell table:formula="of:=[.$L$2]*[.B357]+[.$M$2]*[.C357]" office:value-type="float" office:value="-70.9125499566063">
            <text:p>-70.9125499566</text:p>
          </table:table-cell>
          <table:table-cell/>
          <table:table-cell table:formula="of:=[.D357]*[.F35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483279714">
            <text:p>1.1483279714</text:p>
          </table:table-cell>
          <table:table-cell office:value-type="float" office:value="4.2101439146">
            <text:p>4.210143914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8]*[.D358]*[.F358]" office:value-type="float" office:value="-0">
            <text:p>-0</text:p>
          </table:table-cell>
          <table:table-cell table:formula="of:=[.C358]*[.D358]*[.F358]" office:value-type="float" office:value="-0">
            <text:p>-0</text:p>
          </table:table-cell>
          <table:table-cell table:number-columns-repeated="6"/>
          <table:table-cell table:formula="of:=[.$L$2]*[.B358]+[.$M$2]*[.C358]" office:value-type="float" office:value="-69.3356472983491">
            <text:p>-69.3356472983</text:p>
          </table:table-cell>
          <table:table-cell/>
          <table:table-cell table:formula="of:=[.D358]*[.F35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5723260413">
            <text:p>2.5723260413</text:p>
          </table:table-cell>
          <table:table-cell office:value-type="float" office:value="5.3315820904">
            <text:p>5.331582090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59]*[.D359]*[.F359]" office:value-type="float" office:value="-0">
            <text:p>-0</text:p>
          </table:table-cell>
          <table:table-cell table:formula="of:=[.C359]*[.D359]*[.F359]" office:value-type="float" office:value="-0">
            <text:p>-0</text:p>
          </table:table-cell>
          <table:table-cell table:number-columns-repeated="6"/>
          <table:table-cell table:formula="of:=[.$L$2]*[.B359]+[.$M$2]*[.C359]" office:value-type="float" office:value="-62.9849588669866">
            <text:p>-62.984958867</text:p>
          </table:table-cell>
          <table:table-cell/>
          <table:table-cell table:formula="of:=[.D359]*[.F35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189371539">
            <text:p>2.3189371539</text:p>
          </table:table-cell>
          <table:table-cell office:value-type="float" office:value="3.8483843071">
            <text:p>3.848384307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0]*[.D360]*[.F360]" office:value-type="float" office:value="-0">
            <text:p>-0</text:p>
          </table:table-cell>
          <table:table-cell table:formula="of:=[.C360]*[.D360]*[.F360]" office:value-type="float" office:value="-0">
            <text:p>-0</text:p>
          </table:table-cell>
          <table:table-cell table:number-columns-repeated="6"/>
          <table:table-cell table:formula="of:=[.$L$2]*[.B360]+[.$M$2]*[.C360]" office:value-type="float" office:value="-35.2033156766207">
            <text:p>-35.2033156766</text:p>
          </table:table-cell>
          <table:table-cell/>
          <table:table-cell table:formula="of:=[.D360]*[.F36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139199263">
            <text:p>1.8139199263</text:p>
          </table:table-cell>
          <table:table-cell office:value-type="float" office:value="4.145390141">
            <text:p>4.14539014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1]*[.D361]*[.F361]" office:value-type="float" office:value="-0">
            <text:p>-0</text:p>
          </table:table-cell>
          <table:table-cell table:formula="of:=[.C361]*[.D361]*[.F361]" office:value-type="float" office:value="-0">
            <text:p>-0</text:p>
          </table:table-cell>
          <table:table-cell table:number-columns-repeated="6"/>
          <table:table-cell table:formula="of:=[.$L$2]*[.B361]+[.$M$2]*[.C361]" office:value-type="float" office:value="-53.1028341958548">
            <text:p>-53.1028341959</text:p>
          </table:table-cell>
          <table:table-cell/>
          <table:table-cell table:formula="of:=[.D361]*[.F36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4074696541">
            <text:p>2.4074696541</text:p>
          </table:table-cell>
          <table:table-cell office:value-type="float" office:value="4.2879014886">
            <text:p>4.287901488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2]*[.D362]*[.F362]" office:value-type="float" office:value="-0">
            <text:p>-0</text:p>
          </table:table-cell>
          <table:table-cell table:formula="of:=[.C362]*[.D362]*[.F362]" office:value-type="float" office:value="-0">
            <text:p>-0</text:p>
          </table:table-cell>
          <table:table-cell table:number-columns-repeated="6"/>
          <table:table-cell table:formula="of:=[.$L$2]*[.B362]+[.$M$2]*[.C362]" office:value-type="float" office:value="-43.1374165399313">
            <text:p>-43.1374165399</text:p>
          </table:table-cell>
          <table:table-cell/>
          <table:table-cell table:formula="of:=[.D362]*[.F36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019837151">
            <text:p>2.3019837151</text:p>
          </table:table-cell>
          <table:table-cell office:value-type="float" office:value="4.0093622644">
            <text:p>4.009362264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3]*[.D363]*[.F363]" office:value-type="float" office:value="-0">
            <text:p>-0</text:p>
          </table:table-cell>
          <table:table-cell table:formula="of:=[.C363]*[.D363]*[.F363]" office:value-type="float" office:value="-0">
            <text:p>-0</text:p>
          </table:table-cell>
          <table:table-cell table:number-columns-repeated="6"/>
          <table:table-cell table:formula="of:=[.$L$2]*[.B363]+[.$M$2]*[.C363]" office:value-type="float" office:value="-39.2053576567482">
            <text:p>-39.2053576567</text:p>
          </table:table-cell>
          <table:table-cell/>
          <table:table-cell table:formula="of:=[.D363]*[.F36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28994253">
            <text:p>2.228994253</text:p>
          </table:table-cell>
          <table:table-cell office:value-type="float" office:value="4.5027064805">
            <text:p>4.502706480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4]*[.D364]*[.F364]" office:value-type="float" office:value="-0">
            <text:p>-0</text:p>
          </table:table-cell>
          <table:table-cell table:formula="of:=[.C364]*[.D364]*[.F364]" office:value-type="float" office:value="-0">
            <text:p>-0</text:p>
          </table:table-cell>
          <table:table-cell table:number-columns-repeated="6"/>
          <table:table-cell table:formula="of:=[.$L$2]*[.B364]+[.$M$2]*[.C364]" office:value-type="float" office:value="-51.9371644610849">
            <text:p>-51.9371644611</text:p>
          </table:table-cell>
          <table:table-cell/>
          <table:table-cell table:formula="of:=[.D364]*[.F36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640644438">
            <text:p>1.9640644438</text:p>
          </table:table-cell>
          <table:table-cell office:value-type="float" office:value="4.924288938">
            <text:p>4.92428893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5]*[.D365]*[.F365]" office:value-type="float" office:value="-0">
            <text:p>-0</text:p>
          </table:table-cell>
          <table:table-cell table:formula="of:=[.C365]*[.D365]*[.F365]" office:value-type="float" office:value="-0">
            <text:p>-0</text:p>
          </table:table-cell>
          <table:table-cell table:number-columns-repeated="6"/>
          <table:table-cell table:formula="of:=[.$L$2]*[.B365]+[.$M$2]*[.C365]" office:value-type="float" office:value="-67.3132361199702">
            <text:p>-67.31323612</text:p>
          </table:table-cell>
          <table:table-cell/>
          <table:table-cell table:formula="of:=[.D365]*[.F36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1954389044">
            <text:p>1.1954389044</text:p>
          </table:table-cell>
          <table:table-cell office:value-type="float" office:value="4.1345698036">
            <text:p>4.13456980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6]*[.D366]*[.F366]" office:value-type="float" office:value="-0">
            <text:p>-0</text:p>
          </table:table-cell>
          <table:table-cell table:formula="of:=[.C366]*[.D366]*[.F366]" office:value-type="float" office:value="-0">
            <text:p>-0</text:p>
          </table:table-cell>
          <table:table-cell table:number-columns-repeated="6"/>
          <table:table-cell table:formula="of:=[.$L$2]*[.B366]+[.$M$2]*[.C366]" office:value-type="float" office:value="-66.5877482904674">
            <text:p>-66.5877482905</text:p>
          </table:table-cell>
          <table:table-cell/>
          <table:table-cell table:formula="of:=[.D366]*[.F36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496720665">
            <text:p>2.3496720665</text:p>
          </table:table-cell>
          <table:table-cell office:value-type="float" office:value="4.7261373165">
            <text:p>4.726137316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7]*[.D367]*[.F367]" office:value-type="float" office:value="-0">
            <text:p>-0</text:p>
          </table:table-cell>
          <table:table-cell table:formula="of:=[.C367]*[.D367]*[.F367]" office:value-type="float" office:value="-0">
            <text:p>-0</text:p>
          </table:table-cell>
          <table:table-cell table:number-columns-repeated="6"/>
          <table:table-cell table:formula="of:=[.$L$2]*[.B367]+[.$M$2]*[.C367]" office:value-type="float" office:value="-54.2907932333542">
            <text:p>-54.2907932334</text:p>
          </table:table-cell>
          <table:table-cell/>
          <table:table-cell table:formula="of:=[.D367]*[.F36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42385558">
            <text:p>2.1242385558</text:p>
          </table:table-cell>
          <table:table-cell office:value-type="float" office:value="3.6788930818">
            <text:p>3.678893081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8]*[.D368]*[.F368]" office:value-type="float" office:value="-0">
            <text:p>-0</text:p>
          </table:table-cell>
          <table:table-cell table:formula="of:=[.C368]*[.D368]*[.F368]" office:value-type="float" office:value="-0">
            <text:p>-0</text:p>
          </table:table-cell>
          <table:table-cell table:number-columns-repeated="6"/>
          <table:table-cell table:formula="of:=[.$L$2]*[.B368]+[.$M$2]*[.C368]" office:value-type="float" office:value="-35.7076367124028">
            <text:p>-35.7076367124</text:p>
          </table:table-cell>
          <table:table-cell/>
          <table:table-cell table:formula="of:=[.D368]*[.F36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43474552">
            <text:p>1.4343474552</text:p>
          </table:table-cell>
          <table:table-cell office:value-type="float" office:value="4.2359460635">
            <text:p>4.235946063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69]*[.D369]*[.F369]" office:value-type="float" office:value="-0">
            <text:p>-0</text:p>
          </table:table-cell>
          <table:table-cell table:formula="of:=[.C369]*[.D369]*[.F369]" office:value-type="float" office:value="-0">
            <text:p>-0</text:p>
          </table:table-cell>
          <table:table-cell table:number-columns-repeated="6"/>
          <table:table-cell table:formula="of:=[.$L$2]*[.B369]+[.$M$2]*[.C369]" office:value-type="float" office:value="-63.5679252462744">
            <text:p>-63.5679252463</text:p>
          </table:table-cell>
          <table:table-cell/>
          <table:table-cell table:formula="of:=[.D369]*[.F36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282376395">
            <text:p>2.3282376395</text:p>
          </table:table-cell>
          <table:table-cell office:value-type="float" office:value="4.036687458">
            <text:p>4.03668745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0]*[.D370]*[.F370]" office:value-type="float" office:value="-0">
            <text:p>-0</text:p>
          </table:table-cell>
          <table:table-cell table:formula="of:=[.C370]*[.D370]*[.F370]" office:value-type="float" office:value="-0">
            <text:p>-0</text:p>
          </table:table-cell>
          <table:table-cell table:number-columns-repeated="6"/>
          <table:table-cell table:formula="of:=[.$L$2]*[.B370]+[.$M$2]*[.C370]" office:value-type="float" office:value="-39.2380386818245">
            <text:p>-39.2380386818</text:p>
          </table:table-cell>
          <table:table-cell/>
          <table:table-cell table:formula="of:=[.D370]*[.F37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485879271">
            <text:p>1.5485879271</text:p>
          </table:table-cell>
          <table:table-cell office:value-type="float" office:value="4.5722336084">
            <text:p>4.572233608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1]*[.D371]*[.F371]" office:value-type="float" office:value="-0">
            <text:p>-0</text:p>
          </table:table-cell>
          <table:table-cell table:formula="of:=[.C371]*[.D371]*[.F371]" office:value-type="float" office:value="-0">
            <text:p>-0</text:p>
          </table:table-cell>
          <table:table-cell table:number-columns-repeated="6"/>
          <table:table-cell table:formula="of:=[.$L$2]*[.B371]+[.$M$2]*[.C371]" office:value-type="float" office:value="-68.6063275960028">
            <text:p>-68.606327596</text:p>
          </table:table-cell>
          <table:table-cell/>
          <table:table-cell table:formula="of:=[.D371]*[.F37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480266241">
            <text:p>2.0480266241</text:p>
          </table:table-cell>
          <table:table-cell office:value-type="float" office:value="4.7575748436">
            <text:p>4.757574843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2]*[.D372]*[.F372]" office:value-type="float" office:value="-0">
            <text:p>-0</text:p>
          </table:table-cell>
          <table:table-cell table:formula="of:=[.C372]*[.D372]*[.F372]" office:value-type="float" office:value="-0">
            <text:p>-0</text:p>
          </table:table-cell>
          <table:table-cell table:number-columns-repeated="6"/>
          <table:table-cell table:formula="of:=[.$L$2]*[.B372]+[.$M$2]*[.C372]" office:value-type="float" office:value="-61.6945840877903">
            <text:p>-61.6945840878</text:p>
          </table:table-cell>
          <table:table-cell/>
          <table:table-cell table:formula="of:=[.D372]*[.F37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576793942">
            <text:p>1.8576793942</text:p>
          </table:table-cell>
          <table:table-cell office:value-type="float" office:value="3.7322397672">
            <text:p>3.732239767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3]*[.D373]*[.F373]" office:value-type="float" office:value="-0">
            <text:p>-0</text:p>
          </table:table-cell>
          <table:table-cell table:formula="of:=[.C373]*[.D373]*[.F373]" office:value-type="float" office:value="-0">
            <text:p>-0</text:p>
          </table:table-cell>
          <table:table-cell table:number-columns-repeated="6"/>
          <table:table-cell table:formula="of:=[.$L$2]*[.B373]+[.$M$2]*[.C373]" office:value-type="float" office:value="-42.826068093248">
            <text:p>-42.8260680932</text:p>
          </table:table-cell>
          <table:table-cell/>
          <table:table-cell table:formula="of:=[.D373]*[.F37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933929343">
            <text:p>1.7933929343</text:p>
          </table:table-cell>
          <table:table-cell office:value-type="float" office:value="4.1843774601">
            <text:p>4.184377460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4]*[.D374]*[.F374]" office:value-type="float" office:value="-0">
            <text:p>-0</text:p>
          </table:table-cell>
          <table:table-cell table:formula="of:=[.C374]*[.D374]*[.F374]" office:value-type="float" office:value="-0">
            <text:p>-0</text:p>
          </table:table-cell>
          <table:table-cell table:number-columns-repeated="6"/>
          <table:table-cell table:formula="of:=[.$L$2]*[.B374]+[.$M$2]*[.C374]" office:value-type="float" office:value="-54.4365933257886">
            <text:p>-54.4365933258</text:p>
          </table:table-cell>
          <table:table-cell/>
          <table:table-cell table:formula="of:=[.D374]*[.F37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7364237941">
            <text:p>0.7364237941</text:p>
          </table:table-cell>
          <table:table-cell office:value-type="float" office:value="4.359655647">
            <text:p>4.35965564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5]*[.D375]*[.F375]" office:value-type="float" office:value="-0">
            <text:p>-0</text:p>
          </table:table-cell>
          <table:table-cell table:formula="of:=[.C375]*[.D375]*[.F375]" office:value-type="float" office:value="-0">
            <text:p>-0</text:p>
          </table:table-cell>
          <table:table-cell table:number-columns-repeated="6"/>
          <table:table-cell table:formula="of:=[.$L$2]*[.B375]+[.$M$2]*[.C375]" office:value-type="float" office:value="-81.8462826252823">
            <text:p>-81.8462826253</text:p>
          </table:table-cell>
          <table:table-cell/>
          <table:table-cell table:formula="of:=[.D375]*[.F37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500771358">
            <text:p>1.4500771358</text:p>
          </table:table-cell>
          <table:table-cell office:value-type="float" office:value="4.4738859403">
            <text:p>4.473885940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6]*[.D376]*[.F376]" office:value-type="float" office:value="-0">
            <text:p>-0</text:p>
          </table:table-cell>
          <table:table-cell table:formula="of:=[.C376]*[.D376]*[.F376]" office:value-type="float" office:value="-0">
            <text:p>-0</text:p>
          </table:table-cell>
          <table:table-cell table:number-columns-repeated="6"/>
          <table:table-cell table:formula="of:=[.$L$2]*[.B376]+[.$M$2]*[.C376]" office:value-type="float" office:value="-68.5779098069887">
            <text:p>-68.577909807</text:p>
          </table:table-cell>
          <table:table-cell/>
          <table:table-cell table:formula="of:=[.D376]*[.F37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9304822344">
            <text:p>1.9304822344</text:p>
          </table:table-cell>
          <table:table-cell office:value-type="float" office:value="4.168765735">
            <text:p>4.16876573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7]*[.D377]*[.F377]" office:value-type="float" office:value="-0">
            <text:p>-0</text:p>
          </table:table-cell>
          <table:table-cell table:formula="of:=[.C377]*[.D377]*[.F377]" office:value-type="float" office:value="-0">
            <text:p>-0</text:p>
          </table:table-cell>
          <table:table-cell table:number-columns-repeated="6"/>
          <table:table-cell table:formula="of:=[.$L$2]*[.B377]+[.$M$2]*[.C377]" office:value-type="float" office:value="-51.0419538863892">
            <text:p>-51.0419538864</text:p>
          </table:table-cell>
          <table:table-cell/>
          <table:table-cell table:formula="of:=[.D377]*[.F37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5074987322">
            <text:p>1.5074987322</text:p>
          </table:table-cell>
          <table:table-cell office:value-type="float" office:value="4.0731630649">
            <text:p>4.073163064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8]*[.D378]*[.F378]" office:value-type="float" office:value="-0">
            <text:p>-0</text:p>
          </table:table-cell>
          <table:table-cell table:formula="of:=[.C378]*[.D378]*[.F378]" office:value-type="float" office:value="-0">
            <text:p>-0</text:p>
          </table:table-cell>
          <table:table-cell table:number-columns-repeated="6"/>
          <table:table-cell table:formula="of:=[.$L$2]*[.B378]+[.$M$2]*[.C378]" office:value-type="float" office:value="-58.277786726227">
            <text:p>-58.2777867262</text:p>
          </table:table-cell>
          <table:table-cell/>
          <table:table-cell table:formula="of:=[.D378]*[.F37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8910061173">
            <text:p>1.8910061173</text:p>
          </table:table-cell>
          <table:table-cell office:value-type="float" office:value="4.4684320276">
            <text:p>4.468432027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79]*[.D379]*[.F379]" office:value-type="float" office:value="-0">
            <text:p>-0</text:p>
          </table:table-cell>
          <table:table-cell table:formula="of:=[.C379]*[.D379]*[.F379]" office:value-type="float" office:value="-0">
            <text:p>-0</text:p>
          </table:table-cell>
          <table:table-cell table:number-columns-repeated="6"/>
          <table:table-cell table:formula="of:=[.$L$2]*[.B379]+[.$M$2]*[.C379]" office:value-type="float" office:value="-58.6676288729568">
            <text:p>-58.667628873</text:p>
          </table:table-cell>
          <table:table-cell/>
          <table:table-cell table:formula="of:=[.D379]*[.F37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6701550236">
            <text:p>0.6701550236</text:p>
          </table:table-cell>
          <table:table-cell office:value-type="float" office:value="4.8146229985">
            <text:p>4.814622998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0]*[.D380]*[.F380]" office:value-type="float" office:value="-0">
            <text:p>-0</text:p>
          </table:table-cell>
          <table:table-cell table:formula="of:=[.C380]*[.D380]*[.F380]" office:value-type="float" office:value="-0">
            <text:p>-0</text:p>
          </table:table-cell>
          <table:table-cell table:number-columns-repeated="6"/>
          <table:table-cell table:formula="of:=[.$L$2]*[.B380]+[.$M$2]*[.C380]" office:value-type="float" office:value="-93.5645424978288">
            <text:p>-93.5645424978</text:p>
          </table:table-cell>
          <table:table-cell/>
          <table:table-cell table:formula="of:=[.D380]*[.F38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917537786">
            <text:p>1.6917537786</text:p>
          </table:table-cell>
          <table:table-cell office:value-type="float" office:value="3.7852497762">
            <text:p>3.785249776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1]*[.D381]*[.F381]" office:value-type="float" office:value="-0">
            <text:p>-0</text:p>
          </table:table-cell>
          <table:table-cell table:formula="of:=[.C381]*[.D381]*[.F381]" office:value-type="float" office:value="-0">
            <text:p>-0</text:p>
          </table:table-cell>
          <table:table-cell table:number-columns-repeated="6"/>
          <table:table-cell table:formula="of:=[.$L$2]*[.B381]+[.$M$2]*[.C381]" office:value-type="float" office:value="-47.7031213970616">
            <text:p>-47.7031213971</text:p>
          </table:table-cell>
          <table:table-cell/>
          <table:table-cell table:formula="of:=[.D381]*[.F38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7022113196">
            <text:p>2.7022113196</text:p>
          </table:table-cell>
          <table:table-cell office:value-type="float" office:value="4.2812697398">
            <text:p>4.281269739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2]*[.D382]*[.F382]" office:value-type="float" office:value="-0">
            <text:p>-0</text:p>
          </table:table-cell>
          <table:table-cell table:formula="of:=[.C382]*[.D382]*[.F382]" office:value-type="float" office:value="-0">
            <text:p>-0</text:p>
          </table:table-cell>
          <table:table-cell table:number-columns-repeated="6"/>
          <table:table-cell table:formula="of:=[.$L$2]*[.B382]+[.$M$2]*[.C382]" office:value-type="float" office:value="-36.445573818591">
            <text:p>-36.4455738186</text:p>
          </table:table-cell>
          <table:table-cell/>
          <table:table-cell table:formula="of:=[.D382]*[.F38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6640646915">
            <text:p>2.6640646915</text:p>
          </table:table-cell>
          <table:table-cell office:value-type="float" office:value="4.8644487815">
            <text:p>4.8644487815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3]*[.D383]*[.F383]" office:value-type="float" office:value="-0">
            <text:p>-0</text:p>
          </table:table-cell>
          <table:table-cell table:formula="of:=[.C383]*[.D383]*[.F383]" office:value-type="float" office:value="-0">
            <text:p>-0</text:p>
          </table:table-cell>
          <table:table-cell table:number-columns-repeated="6"/>
          <table:table-cell table:formula="of:=[.$L$2]*[.B383]+[.$M$2]*[.C383]" office:value-type="float" office:value="-50.4273209522522">
            <text:p>-50.4273209523</text:p>
          </table:table-cell>
          <table:table-cell/>
          <table:table-cell table:formula="of:=[.D383]*[.F38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8754635335">
            <text:p>0.8754635335</text:p>
          </table:table-cell>
          <table:table-cell office:value-type="float" office:value="4.4518546777">
            <text:p>4.451854677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4]*[.D384]*[.F384]" office:value-type="float" office:value="-0">
            <text:p>-0</text:p>
          </table:table-cell>
          <table:table-cell table:formula="of:=[.C384]*[.D384]*[.F384]" office:value-type="float" office:value="-0">
            <text:p>-0</text:p>
          </table:table-cell>
          <table:table-cell table:number-columns-repeated="6"/>
          <table:table-cell table:formula="of:=[.$L$2]*[.B384]+[.$M$2]*[.C384]" office:value-type="float" office:value="-80.8365800443789">
            <text:p>-80.8365800444</text:p>
          </table:table-cell>
          <table:table-cell/>
          <table:table-cell table:formula="of:=[.D384]*[.F38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4372498481">
            <text:p>1.4372498481</text:p>
          </table:table-cell>
          <table:table-cell office:value-type="float" office:value="4.7052183732">
            <text:p>4.7052183732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5]*[.D385]*[.F385]" office:value-type="float" office:value="-0">
            <text:p>-0</text:p>
          </table:table-cell>
          <table:table-cell table:formula="of:=[.C385]*[.D385]*[.F385]" office:value-type="float" office:value="-0">
            <text:p>-0</text:p>
          </table:table-cell>
          <table:table-cell table:number-columns-repeated="6"/>
          <table:table-cell table:formula="of:=[.$L$2]*[.B385]+[.$M$2]*[.C385]" office:value-type="float" office:value="-74.0729624931238">
            <text:p>-74.0729624931</text:p>
          </table:table-cell>
          <table:table-cell/>
          <table:table-cell table:formula="of:=[.D385]*[.F38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870295208">
            <text:p>2.2870295208</text:p>
          </table:table-cell>
          <table:table-cell office:value-type="float" office:value="4.4505783594">
            <text:p>4.450578359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6]*[.D386]*[.F386]" office:value-type="float" office:value="-0">
            <text:p>-0</text:p>
          </table:table-cell>
          <table:table-cell table:formula="of:=[.C386]*[.D386]*[.F386]" office:value-type="float" office:value="-0">
            <text:p>-0</text:p>
          </table:table-cell>
          <table:table-cell table:number-columns-repeated="6"/>
          <table:table-cell table:formula="of:=[.$L$2]*[.B386]+[.$M$2]*[.C386]" office:value-type="float" office:value="-49.4748506382482">
            <text:p>-49.4748506382</text:p>
          </table:table-cell>
          <table:table-cell/>
          <table:table-cell table:formula="of:=[.D386]*[.F38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751390686">
            <text:p>1.2751390686</text:p>
          </table:table-cell>
          <table:table-cell office:value-type="float" office:value="5.2289473448">
            <text:p>5.22894734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7]*[.D387]*[.F387]" office:value-type="float" office:value="-0">
            <text:p>-0</text:p>
          </table:table-cell>
          <table:table-cell table:formula="of:=[.C387]*[.D387]*[.F387]" office:value-type="float" office:value="-0">
            <text:p>-0</text:p>
          </table:table-cell>
          <table:table-cell table:number-columns-repeated="6"/>
          <table:table-cell table:formula="of:=[.$L$2]*[.B387]+[.$M$2]*[.C387]" office:value-type="float" office:value="-89.4673823433996">
            <text:p>-89.4673823434</text:p>
          </table:table-cell>
          <table:table-cell/>
          <table:table-cell table:formula="of:=[.D387]*[.F38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7141800586">
            <text:p>1.7141800586</text:p>
          </table:table-cell>
          <table:table-cell office:value-type="float" office:value="5.0929630413">
            <text:p>5.092963041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88]*[.D388]*[.F388]" office:value-type="float" office:value="-0">
            <text:p>-0</text:p>
          </table:table-cell>
          <table:table-cell table:formula="of:=[.C388]*[.D388]*[.F388]" office:value-type="float" office:value="-0">
            <text:p>-0</text:p>
          </table:table-cell>
          <table:table-cell table:number-columns-repeated="6"/>
          <table:table-cell table:formula="of:=[.$L$2]*[.B388]+[.$M$2]*[.C388]" office:value-type="float" office:value="-76.6590619870282">
            <text:p>-76.659061987</text:p>
          </table:table-cell>
          <table:table-cell/>
          <table:table-cell table:formula="of:=[.D388]*[.F38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320858685">
            <text:p>2.320858685</text:p>
          </table:table-cell>
          <table:table-cell office:value-type="float" office:value="6.318808829">
            <text:p>6.318808829</text:p>
          </table:table-cell>
          <table:table-cell office:value-type="float" office:value="-1">
            <text:p>-1</text:p>
          </table:table-cell>
          <table:table-cell/>
          <table:table-cell office:value-type="float" office:value="0.523012959403413">
            <text:p>0.5230129594</text:p>
          </table:table-cell>
          <table:table-cell/>
          <table:table-cell table:formula="of:=[.B389]*[.D389]*[.F389]" office:value-type="float" office:value="-1.21383916919896">
            <text:p>-1.2138391692</text:p>
          </table:table-cell>
          <table:table-cell table:formula="of:=[.C389]*[.D389]*[.F389]" office:value-type="float" office:value="-3.3048189055597">
            <text:p>-3.3048189056</text:p>
          </table:table-cell>
          <table:table-cell table:number-columns-repeated="6"/>
          <table:table-cell table:formula="of:=[.$L$2]*[.B389]+[.$M$2]*[.C389]" office:value-type="float" office:value="-90.8022573466406">
            <text:p>-90.8022573466</text:p>
          </table:table-cell>
          <table:table-cell/>
          <table:table-cell table:formula="of:=[.D389]*[.F389]" office:value-type="float" office:value="-0.523012959403413">
            <text:p>-0.5230129594</text:p>
          </table:table-cell>
          <table:table-cell/>
        </table:table-row>
        <table:table-row table:style-name="ro1">
          <table:table-cell/>
          <table:table-cell office:value-type="float" office:value="1.3087635991">
            <text:p>1.3087635991</text:p>
          </table:table-cell>
          <table:table-cell office:value-type="float" office:value="3.5439603507">
            <text:p>3.543960350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0]*[.D390]*[.F390]" office:value-type="float" office:value="-0">
            <text:p>-0</text:p>
          </table:table-cell>
          <table:table-cell table:formula="of:=[.C390]*[.D390]*[.F390]" office:value-type="float" office:value="-0">
            <text:p>-0</text:p>
          </table:table-cell>
          <table:table-cell table:number-columns-repeated="6"/>
          <table:table-cell table:formula="of:=[.$L$2]*[.B390]+[.$M$2]*[.C390]" office:value-type="float" office:value="-50.769893687894">
            <text:p>-50.7698936879</text:p>
          </table:table-cell>
          <table:table-cell/>
          <table:table-cell table:formula="of:=[.D390]*[.F390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0055988009">
            <text:p>1.0055988009</text:p>
          </table:table-cell>
          <table:table-cell office:value-type="float" office:value="3.7830792508">
            <text:p>3.78307925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1]*[.D391]*[.F391]" office:value-type="float" office:value="-0">
            <text:p>-0</text:p>
          </table:table-cell>
          <table:table-cell table:formula="of:=[.C391]*[.D391]*[.F391]" office:value-type="float" office:value="-0">
            <text:p>-0</text:p>
          </table:table-cell>
          <table:table-cell table:number-columns-repeated="6"/>
          <table:table-cell table:formula="of:=[.$L$2]*[.B391]+[.$M$2]*[.C391]" office:value-type="float" office:value="-62.8850364816042">
            <text:p>-62.8850364816</text:p>
          </table:table-cell>
          <table:table-cell/>
          <table:table-cell table:formula="of:=[.D391]*[.F391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66945775">
            <text:p>2.166945775</text:p>
          </table:table-cell>
          <table:table-cell office:value-type="float" office:value="3.579928548">
            <text:p>3.57992854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2]*[.D392]*[.F392]" office:value-type="float" office:value="-0">
            <text:p>-0</text:p>
          </table:table-cell>
          <table:table-cell table:formula="of:=[.C392]*[.D392]*[.F392]" office:value-type="float" office:value="-0">
            <text:p>-0</text:p>
          </table:table-cell>
          <table:table-cell table:number-columns-repeated="6"/>
          <table:table-cell table:formula="of:=[.$L$2]*[.B392]+[.$M$2]*[.C392]" office:value-type="float" office:value="-32.5306637474109">
            <text:p>-32.5306637474</text:p>
          </table:table-cell>
          <table:table-cell/>
          <table:table-cell table:formula="of:=[.D392]*[.F392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525605007">
            <text:p>2.0525605007</text:p>
          </table:table-cell>
          <table:table-cell office:value-type="float" office:value="4.5453733">
            <text:p>4.5453733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3]*[.D393]*[.F393]" office:value-type="float" office:value="-0">
            <text:p>-0</text:p>
          </table:table-cell>
          <table:table-cell table:formula="of:=[.C393]*[.D393]*[.F393]" office:value-type="float" office:value="-0">
            <text:p>-0</text:p>
          </table:table-cell>
          <table:table-cell table:number-columns-repeated="6"/>
          <table:table-cell table:formula="of:=[.$L$2]*[.B393]+[.$M$2]*[.C393]" office:value-type="float" office:value="-56.8145096533915">
            <text:p>-56.8145096534</text:p>
          </table:table-cell>
          <table:table-cell/>
          <table:table-cell table:formula="of:=[.D393]*[.F393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2563319792">
            <text:p>1.2563319792</text:p>
          </table:table-cell>
          <table:table-cell office:value-type="float" office:value="4.0140735639">
            <text:p>4.0140735639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4]*[.D394]*[.F394]" office:value-type="float" office:value="-0">
            <text:p>-0</text:p>
          </table:table-cell>
          <table:table-cell table:formula="of:=[.C394]*[.D394]*[.F394]" office:value-type="float" office:value="-0">
            <text:p>-0</text:p>
          </table:table-cell>
          <table:table-cell table:number-columns-repeated="6"/>
          <table:table-cell table:formula="of:=[.$L$2]*[.B394]+[.$M$2]*[.C394]" office:value-type="float" office:value="-62.5221375026116">
            <text:p>-62.5221375026</text:p>
          </table:table-cell>
          <table:table-cell/>
          <table:table-cell table:formula="of:=[.D394]*[.F394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1217119349">
            <text:p>2.1217119349</text:p>
          </table:table-cell>
          <table:table-cell office:value-type="float" office:value="4.4714237384">
            <text:p>4.4714237384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5]*[.D395]*[.F395]" office:value-type="float" office:value="-0">
            <text:p>-0</text:p>
          </table:table-cell>
          <table:table-cell table:formula="of:=[.C395]*[.D395]*[.F395]" office:value-type="float" office:value="-0">
            <text:p>-0</text:p>
          </table:table-cell>
          <table:table-cell table:number-columns-repeated="6"/>
          <table:table-cell table:formula="of:=[.$L$2]*[.B395]+[.$M$2]*[.C395]" office:value-type="float" office:value="-53.613960446884">
            <text:p>-53.6139604469</text:p>
          </table:table-cell>
          <table:table-cell/>
          <table:table-cell table:formula="of:=[.D395]*[.F395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017150021">
            <text:p>2.0017150021</text:p>
          </table:table-cell>
          <table:table-cell office:value-type="float" office:value="3.8300490487">
            <text:p>3.8300490487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6]*[.D396]*[.F396]" office:value-type="float" office:value="-0">
            <text:p>-0</text:p>
          </table:table-cell>
          <table:table-cell table:formula="of:=[.C396]*[.D396]*[.F396]" office:value-type="float" office:value="-0">
            <text:p>-0</text:p>
          </table:table-cell>
          <table:table-cell table:number-columns-repeated="6"/>
          <table:table-cell table:formula="of:=[.$L$2]*[.B396]+[.$M$2]*[.C396]" office:value-type="float" office:value="-41.8318308027602">
            <text:p>-41.8318308028</text:p>
          </table:table-cell>
          <table:table-cell/>
          <table:table-cell table:formula="of:=[.D396]*[.F396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2906389106">
            <text:p>2.2906389106</text:p>
          </table:table-cell>
          <table:table-cell office:value-type="float" office:value="4.1022295808">
            <text:p>4.1022295808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7]*[.D397]*[.F397]" office:value-type="float" office:value="-0">
            <text:p>-0</text:p>
          </table:table-cell>
          <table:table-cell table:formula="of:=[.C397]*[.D397]*[.F397]" office:value-type="float" office:value="-0">
            <text:p>-0</text:p>
          </table:table-cell>
          <table:table-cell table:number-columns-repeated="6"/>
          <table:table-cell table:formula="of:=[.$L$2]*[.B397]+[.$M$2]*[.C397]" office:value-type="float" office:value="-41.5488408698317">
            <text:p>-41.5488408698</text:p>
          </table:table-cell>
          <table:table-cell/>
          <table:table-cell table:formula="of:=[.D397]*[.F397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1.6243071173">
            <text:p>1.6243071173</text:p>
          </table:table-cell>
          <table:table-cell office:value-type="float" office:value="3.7822062756">
            <text:p>3.782206275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8]*[.D398]*[.F398]" office:value-type="float" office:value="-0">
            <text:p>-0</text:p>
          </table:table-cell>
          <table:table-cell table:formula="of:=[.C398]*[.D398]*[.F398]" office:value-type="float" office:value="-0">
            <text:p>-0</text:p>
          </table:table-cell>
          <table:table-cell table:number-columns-repeated="6"/>
          <table:table-cell table:formula="of:=[.$L$2]*[.B398]+[.$M$2]*[.C398]" office:value-type="float" office:value="-49.1317075228588">
            <text:p>-49.1317075229</text:p>
          </table:table-cell>
          <table:table-cell/>
          <table:table-cell table:formula="of:=[.D398]*[.F398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2.0730348458">
            <text:p>2.0730348458</text:p>
          </table:table-cell>
          <table:table-cell office:value-type="float" office:value="4.4637745731">
            <text:p>4.4637745731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399]*[.D399]*[.F399]" office:value-type="float" office:value="-0">
            <text:p>-0</text:p>
          </table:table-cell>
          <table:table-cell table:formula="of:=[.C399]*[.D399]*[.F399]" office:value-type="float" office:value="-0">
            <text:p>-0</text:p>
          </table:table-cell>
          <table:table-cell table:number-columns-repeated="6"/>
          <table:table-cell table:formula="of:=[.$L$2]*[.B399]+[.$M$2]*[.C399]" office:value-type="float" office:value="-54.522178559166">
            <text:p>-54.5221785592</text:p>
          </table:table-cell>
          <table:table-cell/>
          <table:table-cell table:formula="of:=[.D399]*[.F399]" office:value-type="float" office:value="-0">
            <text:p>-0</text:p>
          </table:table-cell>
          <table:table-cell/>
        </table:table-row>
        <table:table-row table:style-name="ro1">
          <table:table-cell/>
          <table:table-cell office:value-type="float" office:value="0.7791057855">
            <text:p>0.7791057855</text:p>
          </table:table-cell>
          <table:table-cell office:value-type="float" office:value="4.7015966346">
            <text:p>4.701596634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B400]*[.D400]*[.F400]" office:value-type="float" office:value="-0">
            <text:p>-0</text:p>
          </table:table-cell>
          <table:table-cell table:formula="of:=[.C400]*[.D400]*[.F400]" office:value-type="float" office:value="-0">
            <text:p>-0</text:p>
          </table:table-cell>
          <table:table-cell table:number-columns-repeated="6"/>
          <table:table-cell table:formula="of:=[.$L$2]*[.B400]+[.$M$2]*[.C400]" office:value-type="float" office:value="-88.6004245088748">
            <text:p>-88.6004245089</text:p>
          </table:table-cell>
          <table:table-cell/>
          <table:table-cell table:formula="of:=[.D400]*[.F400]" office:value-type="float" office:value="-0">
            <text:p>-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2016/07/23</text:date>, <text:time>22:46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3T22:46:28.78</dc:date>
    <meta:generator>OpenOffice/4.0.1$Win32 OpenOffice.org_project/401m5$Build-9714</meta:generator>
    <meta:editing-duration>PT13H18M54S</meta:editing-duration>
    <meta:editing-cycles>6</meta:editing-cycles>
    <meta:document-statistic meta:table-count="4" meta:cell-count="100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102cm" svg:y="4.188cm" style:legend-expansion="high" chart:style-name="ch2"/>
        <chart:plot-area chart:style-name="ch3" table:cell-range-address="'データの生成；線形'.A1:'データの生成；線形'.B600" chart:data-source-has-labels="both" svg:x="0.77cm" svg:y="0.855cm" svg:width="11.692cm" svg:height="7.545cm">
          <chartooo:coordinate-region svg:x="0.916cm" svg:y="1.068cm" svg:width="11.452cm" svg:height="6.659cm"/>
          <chart:axis chart:dimension="x" chart:name="primary-x" chart:style-name="ch4" chartooo:axis-type="auto">
            <chart:categories table:cell-range-address="'データの生成；線形'.A2:'データの生成；線形'.A6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データの生成；線形'.B2:'データの生成；線形'.B600" chart:label-cell-address="'データの生成；線形'.B1:'データの生成；線形'.B1" chart:class="chart:scatter">
            <chart:domain table:cell-range-address="'データの生成；線形'.A2:'データの生成；線形'.A600"/>
            <chart:data-point chart:repeated="5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1.6610716271</text:p>
                <draw:g>
                  <svg:desc>'データの生成；線形'.B1:'データの生成；線形'.B1</svg:desc>
                </draw:g>
              </table:table-cell>
            </table:table-row>
          </table:table-header-rows>
          <table:table-rows>
            <table:table-row>
              <table:table-cell office:value-type="float" office:value="4.79164126166772">
                <text:p/>
                <draw:g>
                  <svg:desc>'データの生成；線形'.A2:'データの生成；線形'.A600</svg:desc>
                </draw:g>
              </table:table-cell>
              <table:table-cell office:value-type="float" office:value="4.79164126166772">
                <text:p>4.79164126166772</text:p>
                <draw:g>
                  <svg:desc>'データの生成；線形'.A2:'データの生成；線形'.A600</svg:desc>
                </draw:g>
              </table:table-cell>
              <table:table-cell office:value-type="float" office:value="1.25716737471809">
                <text:p>1.25716737471809</text:p>
                <draw:g>
                  <svg:desc>'データの生成；線形'.B2:'データの生成；線形'.B600</svg:desc>
                </draw:g>
              </table:table-cell>
            </table:table-row>
            <table:table-row>
              <table:table-cell office:value-type="float" office:value="5.36195817544327">
                <text:p>10</text:p>
              </table:table-cell>
              <table:table-cell office:value-type="float" office:value="5.36195817544327">
                <text:p>5.36195817544327</text:p>
              </table:table-cell>
              <table:table-cell office:value-type="float" office:value="1.59177888490981">
                <text:p>1.59177888490981</text:p>
              </table:table-cell>
            </table:table-row>
            <table:table-row>
              <table:table-cell office:value-type="float" office:value="4.71214695668774">
                <text:p/>
              </table:table-cell>
              <table:table-cell office:value-type="float" office:value="4.71214695668774">
                <text:p>4.71214695668774</text:p>
              </table:table-cell>
              <table:table-cell office:value-type="float" office:value="0.953458444215071">
                <text:p>0.953458444215071</text:p>
              </table:table-cell>
            </table:table-row>
            <table:table-row>
              <table:table-cell office:value-type="float" office:value="5.01540833391944">
                <text:p>10</text:p>
              </table:table-cell>
              <table:table-cell office:value-type="float" office:value="5.01540833391944">
                <text:p>5.01540833391944</text:p>
              </table:table-cell>
              <table:table-cell office:value-type="float" office:value="1.51979944420947">
                <text:p>1.51979944420947</text:p>
              </table:table-cell>
            </table:table-row>
            <table:table-row>
              <table:table-cell office:value-type="float" office:value="4.61628952617028">
                <text:p/>
              </table:table-cell>
              <table:table-cell office:value-type="float" office:value="4.61628952617028">
                <text:p>4.61628952617028</text:p>
              </table:table-cell>
              <table:table-cell office:value-type="float" office:value="2.03529897765942">
                <text:p>2.03529897765942</text:p>
              </table:table-cell>
            </table:table-row>
            <table:table-row>
              <table:table-cell office:value-type="float" office:value="4.34291425103607">
                <text:p/>
              </table:table-cell>
              <table:table-cell office:value-type="float" office:value="4.34291425103607">
                <text:p>4.34291425103607</text:p>
              </table:table-cell>
              <table:table-cell office:value-type="float" office:value="2.05042290456841">
                <text:p>2.05042290456841</text:p>
              </table:table-cell>
            </table:table-row>
            <table:table-row>
              <table:table-cell office:value-type="float" office:value="4.75602946151151">
                <text:p/>
              </table:table-cell>
              <table:table-cell office:value-type="float" office:value="4.75602946151151">
                <text:p>4.75602946151151</text:p>
              </table:table-cell>
              <table:table-cell office:value-type="float" office:value="2.21477526766733">
                <text:p>2.21477526766733</text:p>
              </table:table-cell>
            </table:table-row>
            <table:table-row>
              <table:table-cell office:value-type="float" office:value="4.14067525372581">
                <text:p/>
              </table:table-cell>
              <table:table-cell office:value-type="float" office:value="4.14067525372581">
                <text:p>4.14067525372581</text:p>
              </table:table-cell>
              <table:table-cell office:value-type="float" office:value="1.22731434799966">
                <text:p>1.22731434799966</text:p>
              </table:table-cell>
            </table:table-row>
            <table:table-row>
              <table:table-cell office:value-type="float" office:value="5.48218891720366">
                <text:p>10</text:p>
              </table:table-cell>
              <table:table-cell office:value-type="float" office:value="5.48218891720366">
                <text:p>5.48218891720366</text:p>
              </table:table-cell>
              <table:table-cell office:value-type="float" office:value="2.08035120920924">
                <text:p>2.08035120920924</text:p>
              </table:table-cell>
            </table:table-row>
            <table:table-row>
              <table:table-cell office:value-type="float" office:value="4.20529129165489">
                <text:p/>
              </table:table-cell>
              <table:table-cell office:value-type="float" office:value="4.20529129165489">
                <text:p>4.20529129165489</text:p>
              </table:table-cell>
              <table:table-cell office:value-type="float" office:value="1.48029004766551">
                <text:p>1.48029004766551</text:p>
              </table:table-cell>
            </table:table-row>
            <table:table-row>
              <table:table-cell office:value-type="float" office:value="3.93268388265313">
                <text:p/>
              </table:table-cell>
              <table:table-cell office:value-type="float" office:value="3.93268388265313">
                <text:p>3.93268388265313</text:p>
              </table:table-cell>
              <table:table-cell office:value-type="float" office:value="2.15379659665894">
                <text:p>2.15379659665894</text:p>
              </table:table-cell>
            </table:table-row>
            <table:table-row>
              <table:table-cell office:value-type="float" office:value="2.90033255305147">
                <text:p/>
              </table:table-cell>
              <table:table-cell office:value-type="float" office:value="2.90033255305147">
                <text:p>2.90033255305147</text:p>
              </table:table-cell>
              <table:table-cell office:value-type="float" office:value="1.411023531831">
                <text:p>1.411023531831</text:p>
              </table:table-cell>
            </table:table-row>
            <table:table-row>
              <table:table-cell office:value-type="float" office:value="4.68018453009067">
                <text:p/>
              </table:table-cell>
              <table:table-cell office:value-type="float" office:value="4.68018453009067">
                <text:p>4.68018453009067</text:p>
              </table:table-cell>
              <table:table-cell office:value-type="float" office:value="0.208780480768092">
                <text:p>0.208780480768092</text:p>
              </table:table-cell>
            </table:table-row>
            <table:table-row>
              <table:table-cell office:value-type="float" office:value="3.92232596873298">
                <text:p/>
              </table:table-cell>
              <table:table-cell office:value-type="float" office:value="3.92232596873298">
                <text:p>3.92232596873298</text:p>
              </table:table-cell>
              <table:table-cell office:value-type="float" office:value="1.32963391690201">
                <text:p>1.32963391690201</text:p>
              </table:table-cell>
            </table:table-row>
            <table:table-row>
              <table:table-cell office:value-type="float" office:value="4.7771469415571">
                <text:p/>
              </table:table-cell>
              <table:table-cell office:value-type="float" office:value="4.7771469415571">
                <text:p>4.7771469415571</text:p>
              </table:table-cell>
              <table:table-cell office:value-type="float" office:value="1.96630150870033">
                <text:p>1.96630150870033</text:p>
              </table:table-cell>
            </table:table-row>
            <table:table-row>
              <table:table-cell office:value-type="float" office:value="4.40024763177644">
                <text:p/>
              </table:table-cell>
              <table:table-cell office:value-type="float" office:value="4.40024763177644">
                <text:p>4.40024763177644</text:p>
              </table:table-cell>
              <table:table-cell office:value-type="float" office:value="1.03982801649522">
                <text:p>1.03982801649522</text:p>
              </table:table-cell>
            </table:table-row>
            <table:table-row>
              <table:table-cell office:value-type="float" office:value="4.9424043927531">
                <text:p/>
              </table:table-cell>
              <table:table-cell office:value-type="float" office:value="4.9424043927531">
                <text:p>4.9424043927531</text:p>
              </table:table-cell>
              <table:table-cell office:value-type="float" office:value="1.33021334734311">
                <text:p>1.33021334734311</text:p>
              </table:table-cell>
            </table:table-row>
            <table:table-row>
              <table:table-cell office:value-type="float" office:value="3.94073320479029">
                <text:p/>
              </table:table-cell>
              <table:table-cell office:value-type="float" office:value="3.94073320479029">
                <text:p>3.94073320479029</text:p>
              </table:table-cell>
              <table:table-cell office:value-type="float" office:value="1.6076016199027">
                <text:p>1.6076016199027</text:p>
              </table:table-cell>
            </table:table-row>
            <table:table-row>
              <table:table-cell office:value-type="float" office:value="4.61772591454384">
                <text:p/>
              </table:table-cell>
              <table:table-cell office:value-type="float" office:value="4.61772591454384">
                <text:p>4.61772591454384</text:p>
              </table:table-cell>
              <table:table-cell office:value-type="float" office:value="1.47066439004377">
                <text:p>1.47066439004377</text:p>
              </table:table-cell>
            </table:table-row>
            <table:table-row>
              <table:table-cell office:value-type="float" office:value="4.31947651326519">
                <text:p/>
              </table:table-cell>
              <table:table-cell office:value-type="float" office:value="4.31947651326519">
                <text:p>4.31947651326519</text:p>
              </table:table-cell>
              <table:table-cell office:value-type="float" office:value="2.17646904920226">
                <text:p>2.17646904920226</text:p>
              </table:table-cell>
            </table:table-row>
            <table:table-row>
              <table:table-cell office:value-type="float" office:value="3.98634182536696">
                <text:p/>
              </table:table-cell>
              <table:table-cell office:value-type="float" office:value="3.98634182536696">
                <text:p>3.98634182536696</text:p>
              </table:table-cell>
              <table:table-cell office:value-type="float" office:value="1.67537809896379">
                <text:p>1.67537809896379</text:p>
              </table:table-cell>
            </table:table-row>
            <table:table-row>
              <table:table-cell office:value-type="float" office:value="4.30520770162984">
                <text:p/>
              </table:table-cell>
              <table:table-cell office:value-type="float" office:value="4.30520770162984">
                <text:p>4.30520770162984</text:p>
              </table:table-cell>
              <table:table-cell office:value-type="float" office:value="2.05171085230881">
                <text:p>2.05171085230881</text:p>
              </table:table-cell>
            </table:table-row>
            <table:table-row>
              <table:table-cell office:value-type="float" office:value="4.03145331585431">
                <text:p/>
              </table:table-cell>
              <table:table-cell office:value-type="float" office:value="4.03145331585431">
                <text:p>4.03145331585431</text:p>
              </table:table-cell>
              <table:table-cell office:value-type="float" office:value="1.89359412537108">
                <text:p>1.89359412537108</text:p>
              </table:table-cell>
            </table:table-row>
            <table:table-row>
              <table:table-cell office:value-type="float" office:value="4.01291198103358">
                <text:p/>
              </table:table-cell>
              <table:table-cell office:value-type="float" office:value="4.01291198103358">
                <text:p>4.01291198103358</text:p>
              </table:table-cell>
              <table:table-cell office:value-type="float" office:value="1.81612481436617">
                <text:p>1.81612481436617</text:p>
              </table:table-cell>
            </table:table-row>
            <table:table-row>
              <table:table-cell office:value-type="float" office:value="3.8497300167201">
                <text:p/>
              </table:table-cell>
              <table:table-cell office:value-type="float" office:value="3.8497300167201">
                <text:p>3.8497300167201</text:p>
              </table:table-cell>
              <table:table-cell office:value-type="float" office:value="1.44875388173059">
                <text:p>1.44875388173059</text:p>
              </table:table-cell>
            </table:table-row>
            <table:table-row>
              <table:table-cell office:value-type="float" office:value="4.34660146687483">
                <text:p/>
              </table:table-cell>
              <table:table-cell office:value-type="float" office:value="4.34660146687483">
                <text:p>4.34660146687483</text:p>
              </table:table-cell>
              <table:table-cell office:value-type="float" office:value="1.69342881131707">
                <text:p>1.69342881131707</text:p>
              </table:table-cell>
            </table:table-row>
            <table:table-row>
              <table:table-cell office:value-type="float" office:value="4.82906924944301">
                <text:p/>
              </table:table-cell>
              <table:table-cell office:value-type="float" office:value="4.82906924944301">
                <text:p>4.82906924944301</text:p>
              </table:table-cell>
              <table:table-cell office:value-type="float" office:value="2.00153798613929">
                <text:p>2.00153798613929</text:p>
              </table:table-cell>
            </table:table-row>
            <table:table-row>
              <table:table-cell office:value-type="float" office:value="4.44080010635455">
                <text:p/>
              </table:table-cell>
              <table:table-cell office:value-type="float" office:value="4.44080010635455">
                <text:p>4.44080010635455</text:p>
              </table:table-cell>
              <table:table-cell office:value-type="float" office:value="1.75785405987348">
                <text:p>1.75785405987348</text:p>
              </table:table-cell>
            </table:table-row>
            <table:table-row>
              <table:table-cell office:value-type="float" office:value="4.74479048375678">
                <text:p/>
              </table:table-cell>
              <table:table-cell office:value-type="float" office:value="4.74479048375678">
                <text:p>4.74479048375678</text:p>
              </table:table-cell>
              <table:table-cell office:value-type="float" office:value="2.02150916978203">
                <text:p>2.02150916978203</text:p>
              </table:table-cell>
            </table:table-row>
            <table:table-row>
              <table:table-cell office:value-type="float" office:value="4.78992880544732">
                <text:p/>
              </table:table-cell>
              <table:table-cell office:value-type="float" office:value="4.78992880544732">
                <text:p>4.78992880544732</text:p>
              </table:table-cell>
              <table:table-cell office:value-type="float" office:value="1.71657531795507">
                <text:p>1.71657531795507</text:p>
              </table:table-cell>
            </table:table-row>
            <table:table-row>
              <table:table-cell office:value-type="float" office:value="5.43605659737595">
                <text:p>10</text:p>
              </table:table-cell>
              <table:table-cell office:value-type="float" office:value="5.43605659737595">
                <text:p>5.43605659737595</text:p>
              </table:table-cell>
              <table:table-cell office:value-type="float" office:value="1.78209618121785">
                <text:p>1.78209618121785</text:p>
              </table:table-cell>
            </table:table-row>
            <table:table-row>
              <table:table-cell office:value-type="float" office:value="5.27457902201592">
                <text:p>10</text:p>
              </table:table-cell>
              <table:table-cell office:value-type="float" office:value="5.27457902201592">
                <text:p>5.27457902201592</text:p>
              </table:table-cell>
              <table:table-cell office:value-type="float" office:value="2.86381525453557">
                <text:p>2.86381525453557</text:p>
              </table:table-cell>
            </table:table-row>
            <table:table-row>
              <table:table-cell office:value-type="float" office:value="3.82427067257847">
                <text:p/>
              </table:table-cell>
              <table:table-cell office:value-type="float" office:value="3.82427067257847">
                <text:p>3.82427067257847</text:p>
              </table:table-cell>
              <table:table-cell office:value-type="float" office:value="1.15976064664592">
                <text:p>1.15976064664592</text:p>
              </table:table-cell>
            </table:table-row>
            <table:table-row>
              <table:table-cell office:value-type="float" office:value="4.1184791869599">
                <text:p/>
              </table:table-cell>
              <table:table-cell office:value-type="float" office:value="4.1184791869599">
                <text:p>4.1184791869599</text:p>
              </table:table-cell>
              <table:table-cell office:value-type="float" office:value="0.684290392083026">
                <text:p>0.684290392083026</text:p>
              </table:table-cell>
            </table:table-row>
            <table:table-row>
              <table:table-cell office:value-type="float" office:value="5.12339986780166">
                <text:p>10</text:p>
              </table:table-cell>
              <table:table-cell office:value-type="float" office:value="5.12339986780166">
                <text:p>5.12339986780166</text:p>
              </table:table-cell>
              <table:table-cell office:value-type="float" office:value="1.49161407233522">
                <text:p>1.49161407233522</text:p>
              </table:table-cell>
            </table:table-row>
            <table:table-row>
              <table:table-cell office:value-type="float" office:value="3.60858900803219">
                <text:p/>
              </table:table-cell>
              <table:table-cell office:value-type="float" office:value="3.60858900803219">
                <text:p>3.60858900803219</text:p>
              </table:table-cell>
              <table:table-cell office:value-type="float" office:value="1.37510351260201">
                <text:p>1.37510351260201</text:p>
              </table:table-cell>
            </table:table-row>
            <table:table-row>
              <table:table-cell office:value-type="float" office:value="5.34701616918788">
                <text:p>10</text:p>
              </table:table-cell>
              <table:table-cell office:value-type="float" office:value="5.34701616918788">
                <text:p>5.34701616918788</text:p>
              </table:table-cell>
              <table:table-cell office:value-type="float" office:value="2.38515213569618">
                <text:p>2.38515213569618</text:p>
              </table:table-cell>
            </table:table-row>
            <table:table-row>
              <table:table-cell office:value-type="float" office:value="4.97141684257289">
                <text:p/>
              </table:table-cell>
              <table:table-cell office:value-type="float" office:value="4.97141684257289">
                <text:p>4.97141684257289</text:p>
              </table:table-cell>
              <table:table-cell office:value-type="float" office:value="2.08538955283316">
                <text:p>2.08538955283316</text:p>
              </table:table-cell>
            </table:table-row>
            <table:table-row>
              <table:table-cell office:value-type="float" office:value="5.43342846325518">
                <text:p>10</text:p>
              </table:table-cell>
              <table:table-cell office:value-type="float" office:value="5.43342846325518">
                <text:p>5.43342846325518</text:p>
              </table:table-cell>
              <table:table-cell office:value-type="float" office:value="0.866893519383511">
                <text:p>0.866893519383511</text:p>
              </table:table-cell>
            </table:table-row>
            <table:table-row>
              <table:table-cell office:value-type="float" office:value="4.12671313504588">
                <text:p/>
              </table:table-cell>
              <table:table-cell office:value-type="float" office:value="4.12671313504588">
                <text:p>4.12671313504588</text:p>
              </table:table-cell>
              <table:table-cell office:value-type="float" office:value="1.52531667826639">
                <text:p>1.52531667826639</text:p>
              </table:table-cell>
            </table:table-row>
            <table:table-row>
              <table:table-cell office:value-type="float" office:value="5.06094275853835">
                <text:p>10</text:p>
              </table:table-cell>
              <table:table-cell office:value-type="float" office:value="5.06094275853835">
                <text:p>5.06094275853835</text:p>
              </table:table-cell>
              <table:table-cell office:value-type="float" office:value="1.69982258345789">
                <text:p>1.69982258345789</text:p>
              </table:table-cell>
            </table:table-row>
            <table:table-row>
              <table:table-cell office:value-type="float" office:value="5.24754539538033">
                <text:p>10</text:p>
              </table:table-cell>
              <table:table-cell office:value-type="float" office:value="5.24754539538033">
                <text:p>5.24754539538033</text:p>
              </table:table-cell>
              <table:table-cell office:value-type="float" office:value="2.23326634414683">
                <text:p>2.23326634414683</text:p>
              </table:table-cell>
            </table:table-row>
            <table:table-row>
              <table:table-cell office:value-type="float" office:value="5.25705432082104">
                <text:p>10</text:p>
              </table:table-cell>
              <table:table-cell office:value-type="float" office:value="5.25705432082104">
                <text:p>5.25705432082104</text:p>
              </table:table-cell>
              <table:table-cell office:value-type="float" office:value="1.05491325175541">
                <text:p>1.05491325175541</text:p>
              </table:table-cell>
            </table:table-row>
            <table:table-row>
              <table:table-cell office:value-type="float" office:value="4.16878902814259">
                <text:p/>
              </table:table-cell>
              <table:table-cell office:value-type="float" office:value="4.16878902814259">
                <text:p>4.16878902814259</text:p>
              </table:table-cell>
              <table:table-cell office:value-type="float" office:value="1.4797499096572">
                <text:p>1.4797499096572</text:p>
              </table:table-cell>
            </table:table-row>
            <table:table-row>
              <table:table-cell office:value-type="float" office:value="5.49485253166303">
                <text:p>10</text:p>
              </table:table-cell>
              <table:table-cell office:value-type="float" office:value="5.49485253166303">
                <text:p>5.49485253166303</text:p>
              </table:table-cell>
              <table:table-cell office:value-type="float" office:value="1.75361807494479">
                <text:p>1.75361807494479</text:p>
              </table:table-cell>
            </table:table-row>
            <table:table-row>
              <table:table-cell office:value-type="float" office:value="4.11852156579762">
                <text:p/>
              </table:table-cell>
              <table:table-cell office:value-type="float" office:value="4.11852156579762">
                <text:p>4.11852156579762</text:p>
              </table:table-cell>
              <table:table-cell office:value-type="float" office:value="1.94844726324243">
                <text:p>1.94844726324243</text:p>
              </table:table-cell>
            </table:table-row>
            <table:table-row>
              <table:table-cell office:value-type="float" office:value="4.57144722346498">
                <text:p/>
              </table:table-cell>
              <table:table-cell office:value-type="float" office:value="4.57144722346498">
                <text:p>4.57144722346498</text:p>
              </table:table-cell>
              <table:table-cell office:value-type="float" office:value="1.89728351867128">
                <text:p>1.89728351867128</text:p>
              </table:table-cell>
            </table:table-row>
            <table:table-row>
              <table:table-cell office:value-type="float" office:value="5.38358337093844">
                <text:p>10</text:p>
              </table:table-cell>
              <table:table-cell office:value-type="float" office:value="5.38358337093844">
                <text:p>5.38358337093844</text:p>
              </table:table-cell>
              <table:table-cell office:value-type="float" office:value="2.06085528624936">
                <text:p>2.06085528624936</text:p>
              </table:table-cell>
            </table:table-row>
            <table:table-row>
              <table:table-cell office:value-type="float" office:value="5.30211575498111">
                <text:p>10</text:p>
              </table:table-cell>
              <table:table-cell office:value-type="float" office:value="5.30211575498111">
                <text:p>5.30211575498111</text:p>
              </table:table-cell>
              <table:table-cell office:value-type="float" office:value="1.75782592031322">
                <text:p>1.75782592031322</text:p>
              </table:table-cell>
            </table:table-row>
            <table:table-row>
              <table:table-cell office:value-type="float" office:value="4.09560579896147">
                <text:p/>
              </table:table-cell>
              <table:table-cell office:value-type="float" office:value="4.09560579896147">
                <text:p>4.09560579896147</text:p>
              </table:table-cell>
              <table:table-cell office:value-type="float" office:value="2.36581532188359">
                <text:p>2.36581532188359</text:p>
              </table:table-cell>
            </table:table-row>
            <table:table-row>
              <table:table-cell office:value-type="float" office:value="4.20111362475387">
                <text:p/>
              </table:table-cell>
              <table:table-cell office:value-type="float" office:value="4.20111362475387">
                <text:p>4.20111362475387</text:p>
              </table:table-cell>
              <table:table-cell office:value-type="float" office:value="1.64901773936029">
                <text:p>1.64901773936029</text:p>
              </table:table-cell>
            </table:table-row>
            <table:table-row>
              <table:table-cell office:value-type="float" office:value="4.01903893783388">
                <text:p/>
              </table:table-cell>
              <table:table-cell office:value-type="float" office:value="4.01903893783388">
                <text:p>4.01903893783388</text:p>
              </table:table-cell>
              <table:table-cell office:value-type="float" office:value="2.27562518193948">
                <text:p>2.27562518193948</text:p>
              </table:table-cell>
            </table:table-row>
            <table:table-row>
              <table:table-cell office:value-type="float" office:value="4.6184724331131">
                <text:p/>
              </table:table-cell>
              <table:table-cell office:value-type="float" office:value="4.6184724331131">
                <text:p>4.6184724331131</text:p>
              </table:table-cell>
              <table:table-cell office:value-type="float" office:value="2.00562823061307">
                <text:p>2.00562823061307</text:p>
              </table:table-cell>
            </table:table-row>
            <table:table-row>
              <table:table-cell office:value-type="float" office:value="3.87953041461794">
                <text:p/>
              </table:table-cell>
              <table:table-cell office:value-type="float" office:value="3.87953041461794">
                <text:p>3.87953041461794</text:p>
              </table:table-cell>
              <table:table-cell office:value-type="float" office:value="1.22738450577519">
                <text:p>1.22738450577519</text:p>
              </table:table-cell>
            </table:table-row>
            <table:table-row>
              <table:table-cell office:value-type="float" office:value="4.53299500598986">
                <text:p/>
              </table:table-cell>
              <table:table-cell office:value-type="float" office:value="4.53299500598986">
                <text:p>4.53299500598986</text:p>
              </table:table-cell>
              <table:table-cell office:value-type="float" office:value="2.26484815952052">
                <text:p>2.26484815952052</text:p>
              </table:table-cell>
            </table:table-row>
            <table:table-row>
              <table:table-cell office:value-type="float" office:value="4.95277125252834">
                <text:p/>
              </table:table-cell>
              <table:table-cell office:value-type="float" office:value="4.95277125252834">
                <text:p>4.95277125252834</text:p>
              </table:table-cell>
              <table:table-cell office:value-type="float" office:value="2.15207512789252">
                <text:p>2.15207512789252</text:p>
              </table:table-cell>
            </table:table-row>
            <table:table-row>
              <table:table-cell office:value-type="float" office:value="4.21753679228041">
                <text:p/>
              </table:table-cell>
              <table:table-cell office:value-type="float" office:value="4.21753679228041">
                <text:p>4.21753679228041</text:p>
              </table:table-cell>
              <table:table-cell office:value-type="float" office:value="1.00906683858928">
                <text:p>1.00906683858928</text:p>
              </table:table-cell>
            </table:table-row>
            <table:table-row>
              <table:table-cell office:value-type="float" office:value="4.01922772142858">
                <text:p/>
              </table:table-cell>
              <table:table-cell office:value-type="float" office:value="4.01922772142858">
                <text:p>4.01922772142858</text:p>
              </table:table-cell>
              <table:table-cell office:value-type="float" office:value="1.5224219462624">
                <text:p>1.5224219462624</text:p>
              </table:table-cell>
            </table:table-row>
            <table:table-row>
              <table:table-cell office:value-type="float" office:value="4.41376735621737">
                <text:p/>
              </table:table-cell>
              <table:table-cell office:value-type="float" office:value="4.41376735621737">
                <text:p>4.41376735621737</text:p>
              </table:table-cell>
              <table:table-cell office:value-type="float" office:value="2.20857077283458">
                <text:p>2.20857077283458</text:p>
              </table:table-cell>
            </table:table-row>
            <table:table-row>
              <table:table-cell office:value-type="float" office:value="4.62335594130027">
                <text:p/>
              </table:table-cell>
              <table:table-cell office:value-type="float" office:value="4.62335594130027">
                <text:p>4.62335594130027</text:p>
              </table:table-cell>
              <table:table-cell office:value-type="float" office:value="2.29153530385079">
                <text:p>2.29153530385079</text:p>
              </table:table-cell>
            </table:table-row>
            <table:table-row>
              <table:table-cell office:value-type="float" office:value="4.20964044254267">
                <text:p/>
              </table:table-cell>
              <table:table-cell office:value-type="float" office:value="4.20964044254267">
                <text:p>4.20964044254267</text:p>
              </table:table-cell>
              <table:table-cell office:value-type="float" office:value="2.73440279518889">
                <text:p>2.73440279518889</text:p>
              </table:table-cell>
            </table:table-row>
            <table:table-row>
              <table:table-cell office:value-type="float" office:value="4.15469014935592">
                <text:p/>
              </table:table-cell>
              <table:table-cell office:value-type="float" office:value="4.15469014935592">
                <text:p>4.15469014935592</text:p>
              </table:table-cell>
              <table:table-cell office:value-type="float" office:value="1.86259111917189">
                <text:p>1.86259111917189</text:p>
              </table:table-cell>
            </table:table-row>
            <table:table-row>
              <table:table-cell office:value-type="float" office:value="5.04635630253809">
                <text:p>10</text:p>
              </table:table-cell>
              <table:table-cell office:value-type="float" office:value="5.04635630253809">
                <text:p>5.04635630253809</text:p>
              </table:table-cell>
              <table:table-cell office:value-type="float" office:value="2.27056244155685">
                <text:p>2.27056244155685</text:p>
              </table:table-cell>
            </table:table-row>
            <table:table-row>
              <table:table-cell office:value-type="float" office:value="4.32327358805364">
                <text:p/>
              </table:table-cell>
              <table:table-cell office:value-type="float" office:value="4.32327358805364">
                <text:p>4.32327358805364</text:p>
              </table:table-cell>
              <table:table-cell office:value-type="float" office:value="1.93070841853083">
                <text:p>1.93070841853083</text:p>
              </table:table-cell>
            </table:table-row>
            <table:table-row>
              <table:table-cell office:value-type="float" office:value="4.53185452942559">
                <text:p/>
              </table:table-cell>
              <table:table-cell office:value-type="float" office:value="4.53185452942559">
                <text:p>4.53185452942559</text:p>
              </table:table-cell>
              <table:table-cell office:value-type="float" office:value="2.3954528460605">
                <text:p>2.3954528460605</text:p>
              </table:table-cell>
            </table:table-row>
            <table:table-row>
              <table:table-cell office:value-type="float" office:value="4.03591429365464">
                <text:p/>
              </table:table-cell>
              <table:table-cell office:value-type="float" office:value="4.03591429365464">
                <text:p>4.03591429365464</text:p>
              </table:table-cell>
              <table:table-cell office:value-type="float" office:value="1.63409855790777">
                <text:p>1.63409855790777</text:p>
              </table:table-cell>
            </table:table-row>
            <table:table-row>
              <table:table-cell office:value-type="float" office:value="4.5092640982104">
                <text:p/>
              </table:table-cell>
              <table:table-cell office:value-type="float" office:value="4.5092640982104">
                <text:p>4.5092640982104</text:p>
              </table:table-cell>
              <table:table-cell office:value-type="float" office:value="1.53705202607204">
                <text:p>1.53705202607204</text:p>
              </table:table-cell>
            </table:table-row>
            <table:table-row>
              <table:table-cell office:value-type="float" office:value="4.02123589674764">
                <text:p/>
              </table:table-cell>
              <table:table-cell office:value-type="float" office:value="4.02123589674764">
                <text:p>4.02123589674764</text:p>
              </table:table-cell>
              <table:table-cell office:value-type="float" office:value="1.91524446243327">
                <text:p>1.91524446243327</text:p>
              </table:table-cell>
            </table:table-row>
            <table:table-row>
              <table:table-cell office:value-type="float" office:value="4.40990597045518">
                <text:p/>
              </table:table-cell>
              <table:table-cell office:value-type="float" office:value="4.40990597045518">
                <text:p>4.40990597045518</text:p>
              </table:table-cell>
              <table:table-cell office:value-type="float" office:value="1.41348287376807">
                <text:p>1.41348287376807</text:p>
              </table:table-cell>
            </table:table-row>
            <table:table-row>
              <table:table-cell office:value-type="float" office:value="5.40642539933449">
                <text:p>10</text:p>
              </table:table-cell>
              <table:table-cell office:value-type="float" office:value="5.40642539933449">
                <text:p>5.40642539933449</text:p>
              </table:table-cell>
              <table:table-cell office:value-type="float" office:value="1.39503365847084">
                <text:p>1.39503365847084</text:p>
              </table:table-cell>
            </table:table-row>
            <table:table-row>
              <table:table-cell office:value-type="float" office:value="4.84988840483246">
                <text:p/>
              </table:table-cell>
              <table:table-cell office:value-type="float" office:value="4.84988840483246">
                <text:p>4.84988840483246</text:p>
              </table:table-cell>
              <table:table-cell office:value-type="float" office:value="2.07404551833845">
                <text:p>2.07404551833845</text:p>
              </table:table-cell>
            </table:table-row>
            <table:table-row>
              <table:table-cell office:value-type="float" office:value="3.62222013267831">
                <text:p/>
              </table:table-cell>
              <table:table-cell office:value-type="float" office:value="3.62222013267831">
                <text:p>3.62222013267831</text:p>
              </table:table-cell>
              <table:table-cell office:value-type="float" office:value="2.87199725219806">
                <text:p>2.87199725219806</text:p>
              </table:table-cell>
            </table:table-row>
            <table:table-row>
              <table:table-cell office:value-type="float" office:value="4.55401032589791">
                <text:p/>
              </table:table-cell>
              <table:table-cell office:value-type="float" office:value="4.55401032589791">
                <text:p>4.55401032589791</text:p>
              </table:table-cell>
              <table:table-cell office:value-type="float" office:value="2.56743061138167">
                <text:p>2.56743061138167</text:p>
              </table:table-cell>
            </table:table-row>
            <table:table-row>
              <table:table-cell office:value-type="float" office:value="4.05952971296921">
                <text:p/>
              </table:table-cell>
              <table:table-cell office:value-type="float" office:value="4.05952971296921">
                <text:p>4.05952971296921</text:p>
              </table:table-cell>
              <table:table-cell office:value-type="float" office:value="1.98852938092756">
                <text:p>1.98852938092756</text:p>
              </table:table-cell>
            </table:table-row>
            <table:table-row>
              <table:table-cell office:value-type="float" office:value="5.16546120741786">
                <text:p>10</text:p>
              </table:table-cell>
              <table:table-cell office:value-type="float" office:value="5.16546120741786">
                <text:p>5.16546120741786</text:p>
              </table:table-cell>
              <table:table-cell office:value-type="float" office:value="1.37828205444234">
                <text:p>1.37828205444234</text:p>
              </table:table-cell>
            </table:table-row>
            <table:table-row>
              <table:table-cell office:value-type="float" office:value="3.77079770642101">
                <text:p/>
              </table:table-cell>
              <table:table-cell office:value-type="float" office:value="3.77079770642101">
                <text:p>3.77079770642101</text:p>
              </table:table-cell>
              <table:table-cell office:value-type="float" office:value="1.53034777809751">
                <text:p>1.53034777809751</text:p>
              </table:table-cell>
            </table:table-row>
            <table:table-row>
              <table:table-cell office:value-type="float" office:value="4.10841040177298">
                <text:p/>
              </table:table-cell>
              <table:table-cell office:value-type="float" office:value="4.10841040177298">
                <text:p>4.10841040177298</text:p>
              </table:table-cell>
              <table:table-cell office:value-type="float" office:value="2.11496586578067">
                <text:p>2.11496586578067</text:p>
              </table:table-cell>
            </table:table-row>
            <table:table-row>
              <table:table-cell office:value-type="float" office:value="5.32254254061689">
                <text:p>10</text:p>
              </table:table-cell>
              <table:table-cell office:value-type="float" office:value="5.32254254061689">
                <text:p>5.32254254061689</text:p>
              </table:table-cell>
              <table:table-cell office:value-type="float" office:value="1.77608063735563">
                <text:p>1.77608063735563</text:p>
              </table:table-cell>
            </table:table-row>
            <table:table-row>
              <table:table-cell office:value-type="float" office:value="5.74453433979445">
                <text:p>10</text:p>
              </table:table-cell>
              <table:table-cell office:value-type="float" office:value="5.74453433979445">
                <text:p>5.74453433979445</text:p>
              </table:table-cell>
              <table:table-cell office:value-type="float" office:value="0.737606374237333">
                <text:p>0.737606374237333</text:p>
              </table:table-cell>
            </table:table-row>
            <table:table-row>
              <table:table-cell office:value-type="float" office:value="5.13864274555165">
                <text:p>10</text:p>
              </table:table-cell>
              <table:table-cell office:value-type="float" office:value="5.13864274555165">
                <text:p>5.13864274555165</text:p>
              </table:table-cell>
              <table:table-cell office:value-type="float" office:value="1.2960042604313">
                <text:p>1.2960042604313</text:p>
              </table:table-cell>
            </table:table-row>
            <table:table-row>
              <table:table-cell office:value-type="float" office:value="4.46061075220823">
                <text:p/>
              </table:table-cell>
              <table:table-cell office:value-type="float" office:value="4.46061075220823">
                <text:p>4.46061075220823</text:p>
              </table:table-cell>
              <table:table-cell office:value-type="float" office:value="1.93071181477352">
                <text:p>1.93071181477352</text:p>
              </table:table-cell>
            </table:table-row>
            <table:table-row>
              <table:table-cell office:value-type="float" office:value="4.72371301874425">
                <text:p/>
              </table:table-cell>
              <table:table-cell office:value-type="float" office:value="4.72371301874425">
                <text:p>4.72371301874425</text:p>
              </table:table-cell>
              <table:table-cell office:value-type="float" office:value="1.95801215062888">
                <text:p>1.95801215062888</text:p>
              </table:table-cell>
            </table:table-row>
            <table:table-row>
              <table:table-cell office:value-type="float" office:value="4.23129963103299">
                <text:p/>
              </table:table-cell>
              <table:table-cell office:value-type="float" office:value="4.23129963103299">
                <text:p>4.23129963103299</text:p>
              </table:table-cell>
              <table:table-cell office:value-type="float" office:value="2.49877209730131">
                <text:p>2.49877209730131</text:p>
              </table:table-cell>
            </table:table-row>
            <table:table-row>
              <table:table-cell office:value-type="float" office:value="4.09454610449899">
                <text:p/>
              </table:table-cell>
              <table:table-cell office:value-type="float" office:value="4.09454610449899">
                <text:p>4.09454610449899</text:p>
              </table:table-cell>
              <table:table-cell office:value-type="float" office:value="1.66926612664831">
                <text:p>1.66926612664831</text:p>
              </table:table-cell>
            </table:table-row>
            <table:table-row>
              <table:table-cell office:value-type="float" office:value="4.92425771807532">
                <text:p/>
              </table:table-cell>
              <table:table-cell office:value-type="float" office:value="4.92425771807532">
                <text:p>4.92425771807532</text:p>
              </table:table-cell>
              <table:table-cell office:value-type="float" office:value="1.57054788994142">
                <text:p>1.57054788994142</text:p>
              </table:table-cell>
            </table:table-row>
            <table:table-row>
              <table:table-cell office:value-type="float" office:value="5.05838279095116">
                <text:p>10</text:p>
              </table:table-cell>
              <table:table-cell office:value-type="float" office:value="5.05838279095116">
                <text:p>5.05838279095116</text:p>
              </table:table-cell>
              <table:table-cell office:value-type="float" office:value="3.23307105258628">
                <text:p>3.23307105258628</text:p>
              </table:table-cell>
            </table:table-row>
            <table:table-row>
              <table:table-cell office:value-type="float" office:value="5.02891780653682">
                <text:p>10</text:p>
              </table:table-cell>
              <table:table-cell office:value-type="float" office:value="5.02891780653682">
                <text:p>5.02891780653682</text:p>
              </table:table-cell>
              <table:table-cell office:value-type="float" office:value="1.34156348923375">
                <text:p>1.34156348923375</text:p>
              </table:table-cell>
            </table:table-row>
            <table:table-row>
              <table:table-cell office:value-type="float" office:value="4.44798432524813">
                <text:p/>
              </table:table-cell>
              <table:table-cell office:value-type="float" office:value="4.44798432524813">
                <text:p>4.44798432524813</text:p>
              </table:table-cell>
              <table:table-cell office:value-type="float" office:value="0.797651633963686">
                <text:p>0.797651633963686</text:p>
              </table:table-cell>
            </table:table-row>
            <table:table-row>
              <table:table-cell office:value-type="float" office:value="3.98642616596185">
                <text:p/>
              </table:table-cell>
              <table:table-cell office:value-type="float" office:value="3.98642616596185">
                <text:p>3.98642616596185</text:p>
              </table:table-cell>
              <table:table-cell office:value-type="float" office:value="1.23354387894728">
                <text:p>1.23354387894728</text:p>
              </table:table-cell>
            </table:table-row>
            <table:table-row>
              <table:table-cell office:value-type="float" office:value="4.5411783155802">
                <text:p/>
              </table:table-cell>
              <table:table-cell office:value-type="float" office:value="4.5411783155802">
                <text:p>4.5411783155802</text:p>
              </table:table-cell>
              <table:table-cell office:value-type="float" office:value="1.32304277317016">
                <text:p>1.32304277317016</text:p>
              </table:table-cell>
            </table:table-row>
            <table:table-row>
              <table:table-cell office:value-type="float" office:value="3.84398857964383">
                <text:p/>
              </table:table-cell>
              <table:table-cell office:value-type="float" office:value="3.84398857964383">
                <text:p>3.84398857964383</text:p>
              </table:table-cell>
              <table:table-cell office:value-type="float" office:value="1.71393136902985">
                <text:p>1.71393136902985</text:p>
              </table:table-cell>
            </table:table-row>
            <table:table-row>
              <table:table-cell office:value-type="float" office:value="4.41765647652157">
                <text:p/>
              </table:table-cell>
              <table:table-cell office:value-type="float" office:value="4.41765647652157">
                <text:p>4.41765647652157</text:p>
              </table:table-cell>
              <table:table-cell office:value-type="float" office:value="1.81754602784472">
                <text:p>1.81754602784472</text:p>
              </table:table-cell>
            </table:table-row>
            <table:table-row>
              <table:table-cell office:value-type="float" office:value="4.12342189177789">
                <text:p/>
              </table:table-cell>
              <table:table-cell office:value-type="float" office:value="4.12342189177789">
                <text:p>4.12342189177789</text:p>
              </table:table-cell>
              <table:table-cell office:value-type="float" office:value="1.31661878401926">
                <text:p>1.31661878401926</text:p>
              </table:table-cell>
            </table:table-row>
            <table:table-row>
              <table:table-cell office:value-type="float" office:value="4.69589934435419">
                <text:p/>
              </table:table-cell>
              <table:table-cell office:value-type="float" office:value="4.69589934435419">
                <text:p>4.69589934435419</text:p>
              </table:table-cell>
              <table:table-cell office:value-type="float" office:value="1.51016371182887">
                <text:p>1.51016371182887</text:p>
              </table:table-cell>
            </table:table-row>
            <table:table-row>
              <table:table-cell office:value-type="float" office:value="4.61869017025512">
                <text:p/>
              </table:table-cell>
              <table:table-cell office:value-type="float" office:value="4.61869017025512">
                <text:p>4.61869017025512</text:p>
              </table:table-cell>
              <table:table-cell office:value-type="float" office:value="1.993692825469">
                <text:p>1.993692825469</text:p>
              </table:table-cell>
            </table:table-row>
            <table:table-row>
              <table:table-cell office:value-type="float" office:value="4.28342913798347">
                <text:p/>
              </table:table-cell>
              <table:table-cell office:value-type="float" office:value="4.28342913798347">
                <text:p>4.28342913798347</text:p>
              </table:table-cell>
              <table:table-cell office:value-type="float" office:value="0.251108402744365">
                <text:p>0.251108402744365</text:p>
              </table:table-cell>
            </table:table-row>
            <table:table-row>
              <table:table-cell office:value-type="float" office:value="4.68020402971904">
                <text:p/>
              </table:table-cell>
              <table:table-cell office:value-type="float" office:value="4.68020402971904">
                <text:p>4.68020402971904</text:p>
              </table:table-cell>
              <table:table-cell office:value-type="float" office:value="2.20162487923085">
                <text:p>2.20162487923085</text:p>
              </table:table-cell>
            </table:table-row>
            <table:table-row>
              <table:table-cell office:value-type="float" office:value="4.09878492411012">
                <text:p/>
              </table:table-cell>
              <table:table-cell office:value-type="float" office:value="4.09878492411012">
                <text:p>4.09878492411012</text:p>
              </table:table-cell>
              <table:table-cell office:value-type="float" office:value="2.38860319748626">
                <text:p>2.38860319748626</text:p>
              </table:table-cell>
            </table:table-row>
            <table:table-row>
              <table:table-cell office:value-type="float" office:value="4.03316355167739">
                <text:p/>
              </table:table-cell>
              <table:table-cell office:value-type="float" office:value="4.03316355167739">
                <text:p>4.03316355167739</text:p>
              </table:table-cell>
              <table:table-cell office:value-type="float" office:value="0.935848678352075">
                <text:p>0.935848678352075</text:p>
              </table:table-cell>
            </table:table-row>
            <table:table-row>
              <table:table-cell office:value-type="float" office:value="4.87754128289465">
                <text:p/>
              </table:table-cell>
              <table:table-cell office:value-type="float" office:value="4.87754128289465">
                <text:p>4.87754128289465</text:p>
              </table:table-cell>
              <table:table-cell office:value-type="float" office:value="1.51243084648282">
                <text:p>1.51243084648282</text:p>
              </table:table-cell>
            </table:table-row>
            <table:table-row>
              <table:table-cell office:value-type="float" office:value="5.42974750707041">
                <text:p>10</text:p>
              </table:table-cell>
              <table:table-cell office:value-type="float" office:value="5.42974750707041">
                <text:p>5.42974750707041</text:p>
              </table:table-cell>
              <table:table-cell office:value-type="float" office:value="1.87999196251224">
                <text:p>1.87999196251224</text:p>
              </table:table-cell>
            </table:table-row>
            <table:table-row>
              <table:table-cell office:value-type="float" office:value="5.50327733593735">
                <text:p>10</text:p>
              </table:table-cell>
              <table:table-cell office:value-type="float" office:value="5.50327733593735">
                <text:p>5.50327733593735</text:p>
              </table:table-cell>
              <table:table-cell office:value-type="float" office:value="1.00385141992847">
                <text:p>1.00385141992847</text:p>
              </table:table-cell>
            </table:table-row>
            <table:table-row>
              <table:table-cell office:value-type="float" office:value="4.35796208510032">
                <text:p/>
              </table:table-cell>
              <table:table-cell office:value-type="float" office:value="4.35796208510032">
                <text:p>4.35796208510032</text:p>
              </table:table-cell>
              <table:table-cell office:value-type="float" office:value="0.963371673939704">
                <text:p>0.963371673939704</text:p>
              </table:table-cell>
            </table:table-row>
            <table:table-row>
              <table:table-cell office:value-type="float" office:value="4.94612689816348">
                <text:p/>
              </table:table-cell>
              <table:table-cell office:value-type="float" office:value="4.94612689816348">
                <text:p>4.94612689816348</text:p>
              </table:table-cell>
              <table:table-cell office:value-type="float" office:value="1.42001229280922">
                <text:p>1.42001229280922</text:p>
              </table:table-cell>
            </table:table-row>
            <table:table-row>
              <table:table-cell office:value-type="float" office:value="5.20409448332252">
                <text:p>10</text:p>
              </table:table-cell>
              <table:table-cell office:value-type="float" office:value="5.20409448332252">
                <text:p>5.20409448332252</text:p>
              </table:table-cell>
              <table:table-cell office:value-type="float" office:value="1.85596400608429">
                <text:p>1.85596400608429</text:p>
              </table:table-cell>
            </table:table-row>
            <table:table-row>
              <table:table-cell office:value-type="float" office:value="4.65686985707807">
                <text:p/>
              </table:table-cell>
              <table:table-cell office:value-type="float" office:value="4.65686985707807">
                <text:p>4.65686985707807</text:p>
              </table:table-cell>
              <table:table-cell office:value-type="float" office:value="1.48733212104499">
                <text:p>1.48733212104499</text:p>
              </table:table-cell>
            </table:table-row>
            <table:table-row>
              <table:table-cell office:value-type="float" office:value="4.81363297063102">
                <text:p/>
              </table:table-cell>
              <table:table-cell office:value-type="float" office:value="4.81363297063102">
                <text:p>4.81363297063102</text:p>
              </table:table-cell>
              <table:table-cell office:value-type="float" office:value="1.41548826119625">
                <text:p>1.41548826119625</text:p>
              </table:table-cell>
            </table:table-row>
            <table:table-row>
              <table:table-cell office:value-type="float" office:value="4.35539845474506">
                <text:p/>
              </table:table-cell>
              <table:table-cell office:value-type="float" office:value="4.35539845474506">
                <text:p>4.35539845474506</text:p>
              </table:table-cell>
              <table:table-cell office:value-type="float" office:value="2.15327490154989">
                <text:p>2.15327490154989</text:p>
              </table:table-cell>
            </table:table-row>
            <table:table-row>
              <table:table-cell office:value-type="float" office:value="5.49435833428448">
                <text:p>10</text:p>
              </table:table-cell>
              <table:table-cell office:value-type="float" office:value="5.49435833428448">
                <text:p>5.49435833428448</text:p>
              </table:table-cell>
              <table:table-cell office:value-type="float" office:value="1.44905780159196">
                <text:p>1.44905780159196</text:p>
              </table:table-cell>
            </table:table-row>
            <table:table-row>
              <table:table-cell office:value-type="float" office:value="3.70957788380371">
                <text:p/>
              </table:table-cell>
              <table:table-cell office:value-type="float" office:value="3.70957788380371">
                <text:p>3.70957788380371</text:p>
              </table:table-cell>
              <table:table-cell office:value-type="float" office:value="1.60862091037961">
                <text:p>1.60862091037961</text:p>
              </table:table-cell>
            </table:table-row>
            <table:table-row>
              <table:table-cell office:value-type="float" office:value="3.95149527827581">
                <text:p/>
              </table:table-cell>
              <table:table-cell office:value-type="float" office:value="3.95149527827581">
                <text:p>3.95149527827581</text:p>
              </table:table-cell>
              <table:table-cell office:value-type="float" office:value="1.8773873458059">
                <text:p>1.8773873458059</text:p>
              </table:table-cell>
            </table:table-row>
            <table:table-row>
              <table:table-cell office:value-type="float" office:value="4.46557896932669">
                <text:p/>
              </table:table-cell>
              <table:table-cell office:value-type="float" office:value="4.46557896932669">
                <text:p>4.46557896932669</text:p>
              </table:table-cell>
              <table:table-cell office:value-type="float" office:value="2.53109929005974">
                <text:p>2.53109929005974</text:p>
              </table:table-cell>
            </table:table-row>
            <table:table-row>
              <table:table-cell office:value-type="float" office:value="4.33637015046392">
                <text:p/>
              </table:table-cell>
              <table:table-cell office:value-type="float" office:value="4.33637015046392">
                <text:p>4.33637015046392</text:p>
              </table:table-cell>
              <table:table-cell office:value-type="float" office:value="1.96329726028586">
                <text:p>1.96329726028586</text:p>
              </table:table-cell>
            </table:table-row>
            <table:table-row>
              <table:table-cell office:value-type="float" office:value="4.68053814743272">
                <text:p/>
              </table:table-cell>
              <table:table-cell office:value-type="float" office:value="4.68053814743272">
                <text:p>4.68053814743272</text:p>
              </table:table-cell>
              <table:table-cell office:value-type="float" office:value="1.15879843115483">
                <text:p>1.15879843115483</text:p>
              </table:table-cell>
            </table:table-row>
            <table:table-row>
              <table:table-cell office:value-type="float" office:value="4.93194502150377">
                <text:p/>
              </table:table-cell>
              <table:table-cell office:value-type="float" office:value="4.93194502150377">
                <text:p>4.93194502150377</text:p>
              </table:table-cell>
              <table:table-cell office:value-type="float" office:value="1.27420256455647">
                <text:p>1.27420256455647</text:p>
              </table:table-cell>
            </table:table-row>
            <table:table-row>
              <table:table-cell office:value-type="float" office:value="4.94725566639359">
                <text:p/>
              </table:table-cell>
              <table:table-cell office:value-type="float" office:value="4.94725566639359">
                <text:p>4.94725566639359</text:p>
              </table:table-cell>
              <table:table-cell office:value-type="float" office:value="2.23310996351443">
                <text:p>2.23310996351443</text:p>
              </table:table-cell>
            </table:table-row>
            <table:table-row>
              <table:table-cell office:value-type="float" office:value="4.06567509678669">
                <text:p/>
              </table:table-cell>
              <table:table-cell office:value-type="float" office:value="4.06567509678669">
                <text:p>4.06567509678669</text:p>
              </table:table-cell>
              <table:table-cell office:value-type="float" office:value="2.23834456276874">
                <text:p>2.23834456276874</text:p>
              </table:table-cell>
            </table:table-row>
            <table:table-row>
              <table:table-cell office:value-type="float" office:value="5.48179772964746">
                <text:p>10</text:p>
              </table:table-cell>
              <table:table-cell office:value-type="float" office:value="5.48179772964746">
                <text:p>5.48179772964746</text:p>
              </table:table-cell>
              <table:table-cell office:value-type="float" office:value="1.33238443358195">
                <text:p>1.33238443358195</text:p>
              </table:table-cell>
            </table:table-row>
            <table:table-row>
              <table:table-cell office:value-type="float" office:value="4.58722353948656">
                <text:p/>
              </table:table-cell>
              <table:table-cell office:value-type="float" office:value="4.58722353948656">
                <text:p>4.58722353948656</text:p>
              </table:table-cell>
              <table:table-cell office:value-type="float" office:value="2.15051563865184">
                <text:p>2.15051563865184</text:p>
              </table:table-cell>
            </table:table-row>
            <table:table-row>
              <table:table-cell office:value-type="float" office:value="5.47018281720958">
                <text:p>10</text:p>
              </table:table-cell>
              <table:table-cell office:value-type="float" office:value="5.47018281720958">
                <text:p>5.47018281720958</text:p>
              </table:table-cell>
              <table:table-cell office:value-type="float" office:value="2.28253159027999">
                <text:p>2.28253159027999</text:p>
              </table:table-cell>
            </table:table-row>
            <table:table-row>
              <table:table-cell office:value-type="float" office:value="3.72424644512583">
                <text:p/>
              </table:table-cell>
              <table:table-cell office:value-type="float" office:value="3.72424644512583">
                <text:p>3.72424644512583</text:p>
              </table:table-cell>
              <table:table-cell office:value-type="float" office:value="1.17329079963825">
                <text:p>1.17329079963825</text:p>
              </table:table-cell>
            </table:table-row>
            <table:table-row>
              <table:table-cell office:value-type="float" office:value="5.56126065699068">
                <text:p>10</text:p>
              </table:table-cell>
              <table:table-cell office:value-type="float" office:value="5.56126065699068">
                <text:p>5.56126065699068</text:p>
              </table:table-cell>
              <table:table-cell office:value-type="float" office:value="0.275499044473564">
                <text:p>0.275499044473564</text:p>
              </table:table-cell>
            </table:table-row>
            <table:table-row>
              <table:table-cell office:value-type="float" office:value="4.41651722323578">
                <text:p/>
              </table:table-cell>
              <table:table-cell office:value-type="float" office:value="4.41651722323578">
                <text:p>4.41651722323578</text:p>
              </table:table-cell>
              <table:table-cell office:value-type="float" office:value="1.61236217230836">
                <text:p>1.61236217230836</text:p>
              </table:table-cell>
            </table:table-row>
            <table:table-row>
              <table:table-cell office:value-type="float" office:value="5.08118908261426">
                <text:p>10</text:p>
              </table:table-cell>
              <table:table-cell office:value-type="float" office:value="5.08118908261426">
                <text:p>5.08118908261426</text:p>
              </table:table-cell>
              <table:table-cell office:value-type="float" office:value="2.75347193930389">
                <text:p>2.75347193930389</text:p>
              </table:table-cell>
            </table:table-row>
            <table:table-row>
              <table:table-cell office:value-type="float" office:value="3.55156540271484">
                <text:p/>
              </table:table-cell>
              <table:table-cell office:value-type="float" office:value="3.55156540271484">
                <text:p>3.55156540271484</text:p>
              </table:table-cell>
              <table:table-cell office:value-type="float" office:value="1.48124229172666">
                <text:p>1.48124229172666</text:p>
              </table:table-cell>
            </table:table-row>
            <table:table-row>
              <table:table-cell office:value-type="float" office:value="4.64206428235541">
                <text:p/>
              </table:table-cell>
              <table:table-cell office:value-type="float" office:value="4.64206428235541">
                <text:p>4.64206428235541</text:p>
              </table:table-cell>
              <table:table-cell office:value-type="float" office:value="2.38572480784943">
                <text:p>2.38572480784943</text:p>
              </table:table-cell>
            </table:table-row>
            <table:table-row>
              <table:table-cell office:value-type="float" office:value="5.16601688352201">
                <text:p>10</text:p>
              </table:table-cell>
              <table:table-cell office:value-type="float" office:value="5.16601688352201">
                <text:p>5.16601688352201</text:p>
              </table:table-cell>
              <table:table-cell office:value-type="float" office:value="0.46247210909375">
                <text:p>0.46247210909375</text:p>
              </table:table-cell>
            </table:table-row>
            <table:table-row>
              <table:table-cell office:value-type="float" office:value="4.49748596414692">
                <text:p/>
              </table:table-cell>
              <table:table-cell office:value-type="float" office:value="4.49748596414692">
                <text:p>4.49748596414692</text:p>
              </table:table-cell>
              <table:table-cell office:value-type="float" office:value="0.920771461233425">
                <text:p>0.920771461233425</text:p>
              </table:table-cell>
            </table:table-row>
            <table:table-row>
              <table:table-cell office:value-type="float" office:value="4.26621130043268">
                <text:p/>
              </table:table-cell>
              <table:table-cell office:value-type="float" office:value="4.26621130043268">
                <text:p>4.26621130043268</text:p>
              </table:table-cell>
              <table:table-cell office:value-type="float" office:value="0.493598086702947">
                <text:p>0.493598086702947</text:p>
              </table:table-cell>
            </table:table-row>
            <table:table-row>
              <table:table-cell office:value-type="float" office:value="3.94021103544368">
                <text:p/>
              </table:table-cell>
              <table:table-cell office:value-type="float" office:value="3.94021103544368">
                <text:p>3.94021103544368</text:p>
              </table:table-cell>
              <table:table-cell office:value-type="float" office:value="0.961843085185629">
                <text:p>0.961843085185629</text:p>
              </table:table-cell>
            </table:table-row>
            <table:table-row>
              <table:table-cell office:value-type="float" office:value="3.69827984487545">
                <text:p/>
              </table:table-cell>
              <table:table-cell office:value-type="float" office:value="3.69827984487545">
                <text:p>3.69827984487545</text:p>
              </table:table-cell>
              <table:table-cell office:value-type="float" office:value="1.69955950232382">
                <text:p>1.69955950232382</text:p>
              </table:table-cell>
            </table:table-row>
            <table:table-row>
              <table:table-cell office:value-type="float" office:value="3.65714853978792">
                <text:p/>
              </table:table-cell>
              <table:table-cell office:value-type="float" office:value="3.65714853978792">
                <text:p>3.65714853978792</text:p>
              </table:table-cell>
              <table:table-cell office:value-type="float" office:value="0.773974801631235">
                <text:p>0.773974801631235</text:p>
              </table:table-cell>
            </table:table-row>
            <table:table-row>
              <table:table-cell office:value-type="float" office:value="4.29617076540395">
                <text:p/>
              </table:table-cell>
              <table:table-cell office:value-type="float" office:value="4.29617076540395">
                <text:p>4.29617076540395</text:p>
              </table:table-cell>
              <table:table-cell office:value-type="float" office:value="1.6397465496858">
                <text:p>1.6397465496858</text:p>
              </table:table-cell>
            </table:table-row>
            <table:table-row>
              <table:table-cell office:value-type="float" office:value="3.32042935278178">
                <text:p/>
              </table:table-cell>
              <table:table-cell office:value-type="float" office:value="3.32042935278178">
                <text:p>3.32042935278178</text:p>
              </table:table-cell>
              <table:table-cell office:value-type="float" office:value="1.82550291349101">
                <text:p>1.82550291349101</text:p>
              </table:table-cell>
            </table:table-row>
            <table:table-row>
              <table:table-cell office:value-type="float" office:value="4.71866178837587">
                <text:p/>
              </table:table-cell>
              <table:table-cell office:value-type="float" office:value="4.71866178837587">
                <text:p>4.71866178837587</text:p>
              </table:table-cell>
              <table:table-cell office:value-type="float" office:value="1.94332754817318">
                <text:p>1.94332754817318</text:p>
              </table:table-cell>
            </table:table-row>
            <table:table-row>
              <table:table-cell office:value-type="float" office:value="4.09179936597355">
                <text:p/>
              </table:table-cell>
              <table:table-cell office:value-type="float" office:value="4.09179936597355">
                <text:p>4.09179936597355</text:p>
              </table:table-cell>
              <table:table-cell office:value-type="float" office:value="1.27422765229147">
                <text:p>1.27422765229147</text:p>
              </table:table-cell>
            </table:table-row>
            <table:table-row>
              <table:table-cell office:value-type="float" office:value="4.05900894299062">
                <text:p/>
              </table:table-cell>
              <table:table-cell office:value-type="float" office:value="4.05900894299062">
                <text:p>4.05900894299062</text:p>
              </table:table-cell>
              <table:table-cell office:value-type="float" office:value="1.69755002954864">
                <text:p>1.69755002954864</text:p>
              </table:table-cell>
            </table:table-row>
            <table:table-row>
              <table:table-cell office:value-type="float" office:value="4.18922425586679">
                <text:p/>
              </table:table-cell>
              <table:table-cell office:value-type="float" office:value="4.18922425586679">
                <text:p>4.18922425586679</text:p>
              </table:table-cell>
              <table:table-cell office:value-type="float" office:value="0.190730948036051">
                <text:p>0.190730948036051</text:p>
              </table:table-cell>
            </table:table-row>
            <table:table-row>
              <table:table-cell office:value-type="float" office:value="4.63517826209532">
                <text:p/>
              </table:table-cell>
              <table:table-cell office:value-type="float" office:value="4.63517826209532">
                <text:p>4.63517826209532</text:p>
              </table:table-cell>
              <table:table-cell office:value-type="float" office:value="2.7482356469082">
                <text:p>2.7482356469082</text:p>
              </table:table-cell>
            </table:table-row>
            <table:table-row>
              <table:table-cell office:value-type="float" office:value="4.52840697291704">
                <text:p/>
              </table:table-cell>
              <table:table-cell office:value-type="float" office:value="4.52840697291704">
                <text:p>4.52840697291704</text:p>
              </table:table-cell>
              <table:table-cell office:value-type="float" office:value="2.23725420464915">
                <text:p>2.23725420464915</text:p>
              </table:table-cell>
            </table:table-row>
            <table:table-row>
              <table:table-cell office:value-type="float" office:value="4.9769123684893">
                <text:p/>
              </table:table-cell>
              <table:table-cell office:value-type="float" office:value="4.9769123684893">
                <text:p>4.9769123684893</text:p>
              </table:table-cell>
              <table:table-cell office:value-type="float" office:value="1.78521074938557">
                <text:p>1.78521074938557</text:p>
              </table:table-cell>
            </table:table-row>
            <table:table-row>
              <table:table-cell office:value-type="float" office:value="4.00320338304623">
                <text:p/>
              </table:table-cell>
              <table:table-cell office:value-type="float" office:value="4.00320338304623">
                <text:p>4.00320338304623</text:p>
              </table:table-cell>
              <table:table-cell office:value-type="float" office:value="2.89593436739582">
                <text:p>2.89593436739582</text:p>
              </table:table-cell>
            </table:table-row>
            <table:table-row>
              <table:table-cell office:value-type="float" office:value="3.97840672709159">
                <text:p/>
              </table:table-cell>
              <table:table-cell office:value-type="float" office:value="3.97840672709159">
                <text:p>3.97840672709159</text:p>
              </table:table-cell>
              <table:table-cell office:value-type="float" office:value="1.17266550570367">
                <text:p>1.17266550570367</text:p>
              </table:table-cell>
            </table:table-row>
            <table:table-row>
              <table:table-cell office:value-type="float" office:value="4.60480143852607">
                <text:p/>
              </table:table-cell>
              <table:table-cell office:value-type="float" office:value="4.60480143852607">
                <text:p>4.60480143852607</text:p>
              </table:table-cell>
              <table:table-cell office:value-type="float" office:value="1.70751957423297">
                <text:p>1.70751957423297</text:p>
              </table:table-cell>
            </table:table-row>
            <table:table-row>
              <table:table-cell office:value-type="float" office:value="4.8927232445677">
                <text:p/>
              </table:table-cell>
              <table:table-cell office:value-type="float" office:value="4.8927232445677">
                <text:p>4.8927232445677</text:p>
              </table:table-cell>
              <table:table-cell office:value-type="float" office:value="1.89618276237442">
                <text:p>1.89618276237442</text:p>
              </table:table-cell>
            </table:table-row>
            <table:table-row>
              <table:table-cell office:value-type="float" office:value="3.7291473394309">
                <text:p/>
              </table:table-cell>
              <table:table-cell office:value-type="float" office:value="3.7291473394309">
                <text:p>3.7291473394309</text:p>
              </table:table-cell>
              <table:table-cell office:value-type="float" office:value="1.86333699371747">
                <text:p>1.86333699371747</text:p>
              </table:table-cell>
            </table:table-row>
            <table:table-row>
              <table:table-cell office:value-type="float" office:value="4.74953434969007">
                <text:p/>
              </table:table-cell>
              <table:table-cell office:value-type="float" office:value="4.74953434969007">
                <text:p>4.74953434969007</text:p>
              </table:table-cell>
              <table:table-cell office:value-type="float" office:value="1.76376393019127">
                <text:p>1.76376393019127</text:p>
              </table:table-cell>
            </table:table-row>
            <table:table-row>
              <table:table-cell office:value-type="float" office:value="4.5603503626214">
                <text:p/>
              </table:table-cell>
              <table:table-cell office:value-type="float" office:value="4.5603503626214">
                <text:p>4.5603503626214</text:p>
              </table:table-cell>
              <table:table-cell office:value-type="float" office:value="1.48360159016494">
                <text:p>1.48360159016494</text:p>
              </table:table-cell>
            </table:table-row>
            <table:table-row>
              <table:table-cell office:value-type="float" office:value="4.96671825296132">
                <text:p/>
              </table:table-cell>
              <table:table-cell office:value-type="float" office:value="4.96671825296132">
                <text:p>4.96671825296132</text:p>
              </table:table-cell>
              <table:table-cell office:value-type="float" office:value="0.440600055107375">
                <text:p>0.440600055107375</text:p>
              </table:table-cell>
            </table:table-row>
            <table:table-row>
              <table:table-cell office:value-type="float" office:value="5.0056796726253">
                <text:p>10</text:p>
              </table:table-cell>
              <table:table-cell office:value-type="float" office:value="5.0056796726253">
                <text:p>5.0056796726253</text:p>
              </table:table-cell>
              <table:table-cell office:value-type="float" office:value="2.3991131447282">
                <text:p>2.3991131447282</text:p>
              </table:table-cell>
            </table:table-row>
            <table:table-row>
              <table:table-cell office:value-type="float" office:value="5.01595246722932">
                <text:p>10</text:p>
              </table:table-cell>
              <table:table-cell office:value-type="float" office:value="5.01595246722932">
                <text:p>5.01595246722932</text:p>
              </table:table-cell>
              <table:table-cell office:value-type="float" office:value="0.870257309801135">
                <text:p>0.870257309801135</text:p>
              </table:table-cell>
            </table:table-row>
            <table:table-row>
              <table:table-cell office:value-type="float" office:value="4.58300813893456">
                <text:p/>
              </table:table-cell>
              <table:table-cell office:value-type="float" office:value="4.58300813893456">
                <text:p>4.58300813893456</text:p>
              </table:table-cell>
              <table:table-cell office:value-type="float" office:value="2.11635545955037">
                <text:p>2.11635545955037</text:p>
              </table:table-cell>
            </table:table-row>
            <table:table-row>
              <table:table-cell office:value-type="float" office:value="3.97604318559797">
                <text:p/>
              </table:table-cell>
              <table:table-cell office:value-type="float" office:value="3.97604318559797">
                <text:p>3.97604318559797</text:p>
              </table:table-cell>
              <table:table-cell office:value-type="float" office:value="2.3297406763795">
                <text:p>2.3297406763795</text:p>
              </table:table-cell>
            </table:table-row>
            <table:table-row>
              <table:table-cell office:value-type="float" office:value="4.5737976529581">
                <text:p/>
              </table:table-cell>
              <table:table-cell office:value-type="float" office:value="4.5737976529581">
                <text:p>4.5737976529581</text:p>
              </table:table-cell>
              <table:table-cell office:value-type="float" office:value="0.853271958742299">
                <text:p>0.853271958742299</text:p>
              </table:table-cell>
            </table:table-row>
            <table:table-row>
              <table:table-cell office:value-type="float" office:value="5.36925100227285">
                <text:p>10</text:p>
              </table:table-cell>
              <table:table-cell office:value-type="float" office:value="5.36925100227285">
                <text:p>5.36925100227285</text:p>
              </table:table-cell>
              <table:table-cell office:value-type="float" office:value="1.48749174630387">
                <text:p>1.48749174630387</text:p>
              </table:table-cell>
            </table:table-row>
            <table:table-row>
              <table:table-cell office:value-type="float" office:value="5.26752685676653">
                <text:p>10</text:p>
              </table:table-cell>
              <table:table-cell office:value-type="float" office:value="5.26752685676653">
                <text:p>5.26752685676653</text:p>
              </table:table-cell>
              <table:table-cell office:value-type="float" office:value="1.65400693306692">
                <text:p>1.65400693306692</text:p>
              </table:table-cell>
            </table:table-row>
            <table:table-row>
              <table:table-cell office:value-type="float" office:value="4.96002170017098">
                <text:p/>
              </table:table-cell>
              <table:table-cell office:value-type="float" office:value="4.96002170017098">
                <text:p>4.96002170017098</text:p>
              </table:table-cell>
              <table:table-cell office:value-type="float" office:value="1.63004906637993">
                <text:p>1.63004906637993</text:p>
              </table:table-cell>
            </table:table-row>
            <table:table-row>
              <table:table-cell office:value-type="float" office:value="4.25088468827469">
                <text:p/>
              </table:table-cell>
              <table:table-cell office:value-type="float" office:value="4.25088468827469">
                <text:p>4.25088468827469</text:p>
              </table:table-cell>
              <table:table-cell office:value-type="float" office:value="1.61776515502956">
                <text:p>1.61776515502956</text:p>
              </table:table-cell>
            </table:table-row>
            <table:table-row>
              <table:table-cell office:value-type="float" office:value="4.33376883764929">
                <text:p/>
              </table:table-cell>
              <table:table-cell office:value-type="float" office:value="4.33376883764929">
                <text:p>4.33376883764929</text:p>
              </table:table-cell>
              <table:table-cell office:value-type="float" office:value="1.47090274151557">
                <text:p>1.47090274151557</text:p>
              </table:table-cell>
            </table:table-row>
            <table:table-row>
              <table:table-cell office:value-type="float" office:value="5.19299360547867">
                <text:p>10</text:p>
              </table:table-cell>
              <table:table-cell office:value-type="float" office:value="5.19299360547867">
                <text:p>5.19299360547867</text:p>
              </table:table-cell>
              <table:table-cell office:value-type="float" office:value="1.44584995819086">
                <text:p>1.44584995819086</text:p>
              </table:table-cell>
            </table:table-row>
            <table:table-row>
              <table:table-cell office:value-type="float" office:value="3.44279255961321">
                <text:p/>
              </table:table-cell>
              <table:table-cell office:value-type="float" office:value="3.44279255961321">
                <text:p>3.44279255961321</text:p>
              </table:table-cell>
              <table:table-cell office:value-type="float" office:value="2.61307999686835">
                <text:p>2.61307999686835</text:p>
              </table:table-cell>
            </table:table-row>
            <table:table-row>
              <table:table-cell office:value-type="float" office:value="4.08571521506448">
                <text:p/>
              </table:table-cell>
              <table:table-cell office:value-type="float" office:value="4.08571521506448">
                <text:p>4.08571521506448</text:p>
              </table:table-cell>
              <table:table-cell office:value-type="float" office:value="1.67208202970396">
                <text:p>1.67208202970396</text:p>
              </table:table-cell>
            </table:table-row>
            <table:table-row>
              <table:table-cell office:value-type="float" office:value="6.14252063512264">
                <text:p>10</text:p>
              </table:table-cell>
              <table:table-cell office:value-type="float" office:value="6.14252063512264">
                <text:p>6.14252063512264</text:p>
              </table:table-cell>
              <table:table-cell office:value-type="float" office:value="1.14913422124351">
                <text:p>1.14913422124351</text:p>
              </table:table-cell>
            </table:table-row>
            <table:table-row>
              <table:table-cell office:value-type="float" office:value="4.81356727613094">
                <text:p/>
              </table:table-cell>
              <table:table-cell office:value-type="float" office:value="4.81356727613094">
                <text:p>4.81356727613094</text:p>
              </table:table-cell>
              <table:table-cell office:value-type="float" office:value="1.39257655695549">
                <text:p>1.39257655695549</text:p>
              </table:table-cell>
            </table:table-row>
            <table:table-row>
              <table:table-cell office:value-type="float" office:value="4.78573970298458">
                <text:p/>
              </table:table-cell>
              <table:table-cell office:value-type="float" office:value="4.78573970298458">
                <text:p>4.78573970298458</text:p>
              </table:table-cell>
              <table:table-cell office:value-type="float" office:value="1.8245020086768">
                <text:p>1.8245020086768</text:p>
              </table:table-cell>
            </table:table-row>
            <table:table-row>
              <table:table-cell office:value-type="float" office:value="4.49657754940246">
                <text:p/>
              </table:table-cell>
              <table:table-cell office:value-type="float" office:value="4.49657754940246">
                <text:p>4.49657754940246</text:p>
              </table:table-cell>
              <table:table-cell office:value-type="float" office:value="1.93968194834612">
                <text:p>1.93968194834612</text:p>
              </table:table-cell>
            </table:table-row>
            <table:table-row>
              <table:table-cell office:value-type="float" office:value="4.61533630118595">
                <text:p/>
              </table:table-cell>
              <table:table-cell office:value-type="float" office:value="4.61533630118595">
                <text:p>4.61533630118595</text:p>
              </table:table-cell>
              <table:table-cell office:value-type="float" office:value="1.82431916748203">
                <text:p>1.82431916748203</text:p>
              </table:table-cell>
            </table:table-row>
            <table:table-row>
              <table:table-cell office:value-type="float" office:value="5.75173695015141">
                <text:p>10</text:p>
              </table:table-cell>
              <table:table-cell office:value-type="float" office:value="5.75173695015141">
                <text:p>5.75173695015141</text:p>
              </table:table-cell>
              <table:table-cell office:value-type="float" office:value="2.08295526822863">
                <text:p>2.08295526822863</text:p>
              </table:table-cell>
            </table:table-row>
            <table:table-row>
              <table:table-cell office:value-type="float" office:value="3.9577402825111">
                <text:p/>
              </table:table-cell>
              <table:table-cell office:value-type="float" office:value="3.9577402825111">
                <text:p>3.9577402825111</text:p>
              </table:table-cell>
              <table:table-cell office:value-type="float" office:value="1.89853355335784">
                <text:p>1.89853355335784</text:p>
              </table:table-cell>
            </table:table-row>
            <table:table-row>
              <table:table-cell office:value-type="float" office:value="4.8007820437099">
                <text:p/>
              </table:table-cell>
              <table:table-cell office:value-type="float" office:value="4.8007820437099">
                <text:p>4.8007820437099</text:p>
              </table:table-cell>
              <table:table-cell office:value-type="float" office:value="1.27829914581118">
                <text:p>1.27829914581118</text:p>
              </table:table-cell>
            </table:table-row>
            <table:table-row>
              <table:table-cell office:value-type="float" office:value="3.82901420833583">
                <text:p/>
              </table:table-cell>
              <table:table-cell office:value-type="float" office:value="3.82901420833583">
                <text:p>3.82901420833583</text:p>
              </table:table-cell>
              <table:table-cell office:value-type="float" office:value="0.87385132194484">
                <text:p>0.87385132194484</text:p>
              </table:table-cell>
            </table:table-row>
            <table:table-row>
              <table:table-cell office:value-type="float" office:value="4.88701346156708">
                <text:p/>
              </table:table-cell>
              <table:table-cell office:value-type="float" office:value="4.88701346156708">
                <text:p>4.88701346156708</text:p>
              </table:table-cell>
              <table:table-cell office:value-type="float" office:value="1.97245220264145">
                <text:p>1.97245220264145</text:p>
              </table:table-cell>
            </table:table-row>
            <table:table-row>
              <table:table-cell office:value-type="float" office:value="4.2583916415775">
                <text:p/>
              </table:table-cell>
              <table:table-cell office:value-type="float" office:value="4.2583916415775">
                <text:p>4.2583916415775</text:p>
              </table:table-cell>
              <table:table-cell office:value-type="float" office:value="1.31460071636853">
                <text:p>1.31460071636853</text:p>
              </table:table-cell>
            </table:table-row>
            <table:table-row>
              <table:table-cell office:value-type="float" office:value="4.61422206085747">
                <text:p/>
              </table:table-cell>
              <table:table-cell office:value-type="float" office:value="4.61422206085747">
                <text:p>4.61422206085747</text:p>
              </table:table-cell>
              <table:table-cell office:value-type="float" office:value="1.3611955838273">
                <text:p>1.3611955838273</text:p>
              </table:table-cell>
            </table:table-row>
            <table:table-row>
              <table:table-cell office:value-type="float" office:value="5.02311073085247">
                <text:p>10</text:p>
              </table:table-cell>
              <table:table-cell office:value-type="float" office:value="5.02311073085247">
                <text:p>5.02311073085247</text:p>
              </table:table-cell>
              <table:table-cell office:value-type="float" office:value="1.81607711385064">
                <text:p>1.81607711385064</text:p>
              </table:table-cell>
            </table:table-row>
            <table:table-row>
              <table:table-cell office:value-type="float" office:value="3.38791147221275">
                <text:p/>
              </table:table-cell>
              <table:table-cell office:value-type="float" office:value="3.38791147221275">
                <text:p>3.38791147221275</text:p>
              </table:table-cell>
              <table:table-cell office:value-type="float" office:value="1.93723896762042">
                <text:p>1.93723896762042</text:p>
              </table:table-cell>
            </table:table-row>
            <table:table-row>
              <table:table-cell office:value-type="float" office:value="4.40422621471645">
                <text:p/>
              </table:table-cell>
              <table:table-cell office:value-type="float" office:value="4.40422621471645">
                <text:p>4.40422621471645</text:p>
              </table:table-cell>
              <table:table-cell office:value-type="float" office:value="1.60666958067296">
                <text:p>1.60666958067296</text:p>
              </table:table-cell>
            </table:table-row>
            <table:table-row>
              <table:table-cell office:value-type="float" office:value="4.53451584940551">
                <text:p/>
              </table:table-cell>
              <table:table-cell office:value-type="float" office:value="4.53451584940551">
                <text:p>4.53451584940551</text:p>
              </table:table-cell>
              <table:table-cell office:value-type="float" office:value="1.73645413281818">
                <text:p>1.73645413281818</text:p>
              </table:table-cell>
            </table:table-row>
            <table:table-row>
              <table:table-cell office:value-type="float" office:value="6.01129465333484">
                <text:p>10</text:p>
              </table:table-cell>
              <table:table-cell office:value-type="float" office:value="6.01129465333484">
                <text:p>6.01129465333484</text:p>
              </table:table-cell>
              <table:table-cell office:value-type="float" office:value="1.35690588636377">
                <text:p>1.35690588636377</text:p>
              </table:table-cell>
            </table:table-row>
            <table:table-row>
              <table:table-cell office:value-type="float" office:value="4.63647424160116">
                <text:p/>
              </table:table-cell>
              <table:table-cell office:value-type="float" office:value="4.63647424160116">
                <text:p>4.63647424160116</text:p>
              </table:table-cell>
              <table:table-cell office:value-type="float" office:value="1.81543148607268">
                <text:p>1.81543148607268</text:p>
              </table:table-cell>
            </table:table-row>
            <table:table-row>
              <table:table-cell office:value-type="float" office:value="4.4731728823463">
                <text:p/>
              </table:table-cell>
              <table:table-cell office:value-type="float" office:value="4.4731728823463">
                <text:p>4.4731728823463</text:p>
              </table:table-cell>
              <table:table-cell office:value-type="float" office:value="2.09901301383331">
                <text:p>2.09901301383331</text:p>
              </table:table-cell>
            </table:table-row>
            <table:table-row>
              <table:table-cell office:value-type="float" office:value="4.67168315923289">
                <text:p/>
              </table:table-cell>
              <table:table-cell office:value-type="float" office:value="4.67168315923289">
                <text:p>4.67168315923289</text:p>
              </table:table-cell>
              <table:table-cell office:value-type="float" office:value="1.91539280467917">
                <text:p>1.91539280467917</text:p>
              </table:table-cell>
            </table:table-row>
            <table:table-row>
              <table:table-cell office:value-type="float" office:value="4.36573444680157">
                <text:p/>
              </table:table-cell>
              <table:table-cell office:value-type="float" office:value="4.36573444680157">
                <text:p>4.36573444680157</text:p>
              </table:table-cell>
              <table:table-cell office:value-type="float" office:value="1.54845663478766">
                <text:p>1.54845663478766</text:p>
              </table:table-cell>
            </table:table-row>
            <table:table-row>
              <table:table-cell office:value-type="float" office:value="3.88437920620643">
                <text:p/>
              </table:table-cell>
              <table:table-cell office:value-type="float" office:value="3.88437920620643">
                <text:p>3.88437920620643</text:p>
              </table:table-cell>
              <table:table-cell office:value-type="float" office:value="2.18238290786627">
                <text:p>2.18238290786627</text:p>
              </table:table-cell>
            </table:table-row>
            <table:table-row>
              <table:table-cell office:value-type="float" office:value="3.98298486195965">
                <text:p/>
              </table:table-cell>
              <table:table-cell office:value-type="float" office:value="3.98298486195965">
                <text:p>3.98298486195965</text:p>
              </table:table-cell>
              <table:table-cell office:value-type="float" office:value="1.50971235238034">
                <text:p>1.50971235238034</text:p>
              </table:table-cell>
            </table:table-row>
            <table:table-row>
              <table:table-cell office:value-type="float" office:value="5.22199318875248">
                <text:p>10</text:p>
              </table:table-cell>
              <table:table-cell office:value-type="float" office:value="5.22199318875248">
                <text:p>5.22199318875248</text:p>
              </table:table-cell>
              <table:table-cell office:value-type="float" office:value="2.27212306814337">
                <text:p>2.27212306814337</text:p>
              </table:table-cell>
            </table:table-row>
            <table:table-row>
              <table:table-cell office:value-type="float" office:value="5.24049811871916">
                <text:p>10</text:p>
              </table:table-cell>
              <table:table-cell office:value-type="float" office:value="5.24049811871916">
                <text:p>5.24049811871916</text:p>
              </table:table-cell>
              <table:table-cell office:value-type="float" office:value="1.5454924531995">
                <text:p>1.5454924531995</text:p>
              </table:table-cell>
            </table:table-row>
            <table:table-row>
              <table:table-cell office:value-type="float" office:value="3.99086541694024">
                <text:p/>
              </table:table-cell>
              <table:table-cell office:value-type="float" office:value="3.99086541694024">
                <text:p>3.99086541694024</text:p>
              </table:table-cell>
              <table:table-cell office:value-type="float" office:value="3.50259806083584">
                <text:p>3.50259806083584</text:p>
              </table:table-cell>
            </table:table-row>
            <table:table-row>
              <table:table-cell office:value-type="float" office:value="4.03405411823892">
                <text:p/>
              </table:table-cell>
              <table:table-cell office:value-type="float" office:value="4.03405411823892">
                <text:p>4.03405411823892</text:p>
              </table:table-cell>
              <table:table-cell office:value-type="float" office:value="1.64014303517911">
                <text:p>1.64014303517911</text:p>
              </table:table-cell>
            </table:table-row>
            <table:table-row>
              <table:table-cell office:value-type="float" office:value="3.80482287003806">
                <text:p/>
              </table:table-cell>
              <table:table-cell office:value-type="float" office:value="3.80482287003806">
                <text:p>3.80482287003806</text:p>
              </table:table-cell>
              <table:table-cell office:value-type="float" office:value="1.81798650835354">
                <text:p>1.81798650835354</text:p>
              </table:table-cell>
            </table:table-row>
            <table:table-row>
              <table:table-cell office:value-type="float" office:value="3.41057562870626">
                <text:p/>
              </table:table-cell>
              <table:table-cell office:value-type="float" office:value="3.41057562870626">
                <text:p>3.41057562870626</text:p>
              </table:table-cell>
              <table:table-cell office:value-type="float" office:value="1.33020831447259">
                <text:p>1.33020831447259</text:p>
              </table:table-cell>
            </table:table-row>
            <table:table-row>
              <table:table-cell office:value-type="float" office:value="4.59530046298007">
                <text:p/>
              </table:table-cell>
              <table:table-cell office:value-type="float" office:value="4.59530046298007">
                <text:p>4.59530046298007</text:p>
              </table:table-cell>
              <table:table-cell office:value-type="float" office:value="2.00229703046777">
                <text:p>2.00229703046777</text:p>
              </table:table-cell>
            </table:table-row>
            <table:table-row>
              <table:table-cell office:value-type="float" office:value="4.7592932837789">
                <text:p/>
              </table:table-cell>
              <table:table-cell office:value-type="float" office:value="4.7592932837789">
                <text:p>4.7592932837789</text:p>
              </table:table-cell>
              <table:table-cell office:value-type="float" office:value="1.59047921809018">
                <text:p>1.59047921809018</text:p>
              </table:table-cell>
            </table:table-row>
            <table:table-row>
              <table:table-cell office:value-type="float" office:value="4.94306167132328">
                <text:p/>
              </table:table-cell>
              <table:table-cell office:value-type="float" office:value="4.94306167132328">
                <text:p>4.94306167132328</text:p>
              </table:table-cell>
              <table:table-cell office:value-type="float" office:value="0.924173999039893">
                <text:p>0.924173999039893</text:p>
              </table:table-cell>
            </table:table-row>
            <table:table-row>
              <table:table-cell office:value-type="float" office:value="4.71386818423052">
                <text:p/>
              </table:table-cell>
              <table:table-cell office:value-type="float" office:value="4.71386818423052">
                <text:p>4.71386818423052</text:p>
              </table:table-cell>
              <table:table-cell office:value-type="float" office:value="2.78148718264286">
                <text:p>2.78148718264286</text:p>
              </table:table-cell>
            </table:table-row>
            <table:table-row>
              <table:table-cell office:value-type="float" office:value="3.8351117581755">
                <text:p/>
              </table:table-cell>
              <table:table-cell office:value-type="float" office:value="3.8351117581755">
                <text:p>3.8351117581755</text:p>
              </table:table-cell>
              <table:table-cell office:value-type="float" office:value="1.89104943585947">
                <text:p>1.89104943585947</text:p>
              </table:table-cell>
            </table:table-row>
            <table:table-row>
              <table:table-cell office:value-type="float" office:value="4.1197352613601">
                <text:p/>
              </table:table-cell>
              <table:table-cell office:value-type="float" office:value="4.1197352613601">
                <text:p>4.1197352613601</text:p>
              </table:table-cell>
              <table:table-cell office:value-type="float" office:value="1.20012978758365">
                <text:p>1.20012978758365</text:p>
              </table:table-cell>
            </table:table-row>
            <table:table-row>
              <table:table-cell office:value-type="float" office:value="4.39194915201299">
                <text:p/>
              </table:table-cell>
              <table:table-cell office:value-type="float" office:value="4.39194915201299">
                <text:p>4.39194915201299</text:p>
              </table:table-cell>
              <table:table-cell office:value-type="float" office:value="1.37594245014159">
                <text:p>1.37594245014159</text:p>
              </table:table-cell>
            </table:table-row>
            <table:table-row>
              <table:table-cell office:value-type="float" office:value="4.49473455303355">
                <text:p/>
              </table:table-cell>
              <table:table-cell office:value-type="float" office:value="4.49473455303355">
                <text:p>4.49473455303355</text:p>
              </table:table-cell>
              <table:table-cell office:value-type="float" office:value="1.5553787623801">
                <text:p>1.5553787623801</text:p>
              </table:table-cell>
            </table:table-row>
            <table:table-row>
              <table:table-cell office:value-type="float" office:value="4.19969266724085">
                <text:p/>
              </table:table-cell>
              <table:table-cell office:value-type="float" office:value="4.19969266724085">
                <text:p>4.19969266724085</text:p>
              </table:table-cell>
              <table:table-cell office:value-type="float" office:value="1.53770665902398">
                <text:p>1.53770665902398</text:p>
              </table:table-cell>
            </table:table-row>
            <table:table-row>
              <table:table-cell office:value-type="float" office:value="4.59795652790238">
                <text:p/>
              </table:table-cell>
              <table:table-cell office:value-type="float" office:value="4.59795652790238">
                <text:p>4.59795652790238</text:p>
              </table:table-cell>
              <table:table-cell office:value-type="float" office:value="3.22928021222006">
                <text:p>3.22928021222006</text:p>
              </table:table-cell>
            </table:table-row>
            <table:table-row>
              <table:table-cell office:value-type="float" office:value="4.80224810718639">
                <text:p/>
              </table:table-cell>
              <table:table-cell office:value-type="float" office:value="4.80224810718639">
                <text:p>4.80224810718639</text:p>
              </table:table-cell>
              <table:table-cell office:value-type="float" office:value="1.22931281909529">
                <text:p>1.22931281909529</text:p>
              </table:table-cell>
            </table:table-row>
            <table:table-row>
              <table:table-cell office:value-type="float" office:value="4.35199154545908">
                <text:p/>
              </table:table-cell>
              <table:table-cell office:value-type="float" office:value="4.35199154545908">
                <text:p>4.35199154545908</text:p>
              </table:table-cell>
              <table:table-cell office:value-type="float" office:value="1.71652736356962">
                <text:p>1.71652736356962</text:p>
              </table:table-cell>
            </table:table-row>
            <table:table-row>
              <table:table-cell office:value-type="float" office:value="4.18335695724387">
                <text:p/>
              </table:table-cell>
              <table:table-cell office:value-type="float" office:value="4.18335695724387">
                <text:p>4.18335695724387</text:p>
              </table:table-cell>
              <table:table-cell office:value-type="float" office:value="2.08876524918155">
                <text:p>2.08876524918155</text:p>
              </table:table-cell>
            </table:table-row>
            <table:table-row>
              <table:table-cell office:value-type="float" office:value="4.46353221331316">
                <text:p/>
              </table:table-cell>
              <table:table-cell office:value-type="float" office:value="4.46353221331316">
                <text:p>4.46353221331316</text:p>
              </table:table-cell>
              <table:table-cell office:value-type="float" office:value="1.46995567205156">
                <text:p>1.46995567205156</text:p>
              </table:table-cell>
            </table:table-row>
            <table:table-row>
              <table:table-cell office:value-type="float" office:value="4.59131792833071">
                <text:p/>
              </table:table-cell>
              <table:table-cell office:value-type="float" office:value="4.59131792833071">
                <text:p>4.59131792833071</text:p>
              </table:table-cell>
              <table:table-cell office:value-type="float" office:value="1.95456290933729">
                <text:p>1.95456290933729</text:p>
              </table:table-cell>
            </table:table-row>
            <table:table-row>
              <table:table-cell office:value-type="float" office:value="4.61215795880448">
                <text:p/>
              </table:table-cell>
              <table:table-cell office:value-type="float" office:value="4.61215795880448">
                <text:p>4.61215795880448</text:p>
              </table:table-cell>
              <table:table-cell office:value-type="float" office:value="1.3994535541066">
                <text:p>1.3994535541066</text:p>
              </table:table-cell>
            </table:table-row>
            <table:table-row>
              <table:table-cell office:value-type="float" office:value="3.92662980040806">
                <text:p/>
              </table:table-cell>
              <table:table-cell office:value-type="float" office:value="3.92662980040806">
                <text:p>3.92662980040806</text:p>
              </table:table-cell>
              <table:table-cell office:value-type="float" office:value="2.06249582527199">
                <text:p>2.06249582527199</text:p>
              </table:table-cell>
            </table:table-row>
            <table:table-row>
              <table:table-cell office:value-type="float" office:value="3.69843232375234">
                <text:p/>
              </table:table-cell>
              <table:table-cell office:value-type="float" office:value="3.69843232375234">
                <text:p>3.69843232375234</text:p>
              </table:table-cell>
              <table:table-cell office:value-type="float" office:value="2.28629887974545">
                <text:p>2.28629887974545</text:p>
              </table:table-cell>
            </table:table-row>
            <table:table-row>
              <table:table-cell office:value-type="float" office:value="2.98868256980696">
                <text:p/>
              </table:table-cell>
              <table:table-cell office:value-type="float" office:value="2.98868256980696">
                <text:p>2.98868256980696</text:p>
              </table:table-cell>
              <table:table-cell office:value-type="float" office:value="1.86483859929855">
                <text:p>1.86483859929855</text:p>
              </table:table-cell>
            </table:table-row>
            <table:table-row>
              <table:table-cell office:value-type="float" office:value="4.2498673146823">
                <text:p/>
              </table:table-cell>
              <table:table-cell office:value-type="float" office:value="4.2498673146823">
                <text:p>4.2498673146823</text:p>
              </table:table-cell>
              <table:table-cell office:value-type="float" office:value="1.46968862169722">
                <text:p>1.46968862169722</text:p>
              </table:table-cell>
            </table:table-row>
            <table:table-row>
              <table:table-cell office:value-type="float" office:value="5.05800436364552">
                <text:p>10</text:p>
              </table:table-cell>
              <table:table-cell office:value-type="float" office:value="5.05800436364552">
                <text:p>5.05800436364552</text:p>
              </table:table-cell>
              <table:table-cell office:value-type="float" office:value="2.2725752500613">
                <text:p>2.2725752500613</text:p>
              </table:table-cell>
            </table:table-row>
            <table:table-row>
              <table:table-cell office:value-type="float" office:value="4.61931716553855">
                <text:p/>
              </table:table-cell>
              <table:table-cell office:value-type="float" office:value="4.61931716553855">
                <text:p>4.61931716553855</text:p>
              </table:table-cell>
              <table:table-cell office:value-type="float" office:value="1.76040791797947">
                <text:p>1.76040791797947</text:p>
              </table:table-cell>
            </table:table-row>
            <table:table-row>
              <table:table-cell office:value-type="float" office:value="4.24516144806492">
                <text:p/>
              </table:table-cell>
              <table:table-cell office:value-type="float" office:value="4.24516144806492">
                <text:p>4.24516144806492</text:p>
              </table:table-cell>
              <table:table-cell office:value-type="float" office:value="2.32533060197611">
                <text:p>2.32533060197611</text:p>
              </table:table-cell>
            </table:table-row>
            <table:table-row>
              <table:table-cell office:value-type="float" office:value="3.44878795755231">
                <text:p/>
              </table:table-cell>
              <table:table-cell office:value-type="float" office:value="3.44878795755231">
                <text:p>3.44878795755231</text:p>
              </table:table-cell>
              <table:table-cell office:value-type="float" office:value="1.03411485649263">
                <text:p>1.03411485649263</text:p>
              </table:table-cell>
            </table:table-row>
            <table:table-row>
              <table:table-cell office:value-type="float" office:value="4.21432613508695">
                <text:p/>
              </table:table-cell>
              <table:table-cell office:value-type="float" office:value="4.21432613508695">
                <text:p>4.21432613508695</text:p>
              </table:table-cell>
              <table:table-cell office:value-type="float" office:value="1.18490359505867">
                <text:p>1.18490359505867</text:p>
              </table:table-cell>
            </table:table-row>
            <table:table-row>
              <table:table-cell office:value-type="float" office:value="4.7110868351104">
                <text:p/>
              </table:table-cell>
              <table:table-cell office:value-type="float" office:value="4.7110868351104">
                <text:p>4.7110868351104</text:p>
              </table:table-cell>
              <table:table-cell office:value-type="float" office:value="1.24077754112348">
                <text:p>1.24077754112348</text:p>
              </table:table-cell>
            </table:table-row>
            <table:table-row>
              <table:table-cell office:value-type="float" office:value="4.18414760017922">
                <text:p/>
              </table:table-cell>
              <table:table-cell office:value-type="float" office:value="4.18414760017922">
                <text:p>4.18414760017922</text:p>
              </table:table-cell>
              <table:table-cell office:value-type="float" office:value="1.36421832598723">
                <text:p>1.36421832598723</text:p>
              </table:table-cell>
            </table:table-row>
            <table:table-row>
              <table:table-cell office:value-type="float" office:value="4.46517137858999">
                <text:p/>
              </table:table-cell>
              <table:table-cell office:value-type="float" office:value="4.46517137858999">
                <text:p>4.46517137858999</text:p>
              </table:table-cell>
              <table:table-cell office:value-type="float" office:value="1.97445988428184">
                <text:p>1.97445988428184</text:p>
              </table:table-cell>
            </table:table-row>
            <table:table-row>
              <table:table-cell office:value-type="float" office:value="3.74731856920734">
                <text:p/>
              </table:table-cell>
              <table:table-cell office:value-type="float" office:value="3.74731856920734">
                <text:p>3.74731856920734</text:p>
              </table:table-cell>
              <table:table-cell office:value-type="float" office:value="2.14478294984446">
                <text:p>2.14478294984446</text:p>
              </table:table-cell>
            </table:table-row>
            <table:table-row>
              <table:table-cell office:value-type="float" office:value="4.62141594799262">
                <text:p/>
              </table:table-cell>
              <table:table-cell office:value-type="float" office:value="4.62141594799262">
                <text:p>4.62141594799262</text:p>
              </table:table-cell>
              <table:table-cell office:value-type="float" office:value="2.26549473908891">
                <text:p>2.26549473908891</text:p>
              </table:table-cell>
            </table:table-row>
            <table:table-row>
              <table:table-cell office:value-type="float" office:value="5.17045250191277">
                <text:p>10</text:p>
              </table:table-cell>
              <table:table-cell office:value-type="float" office:value="5.17045250191277">
                <text:p>5.17045250191277</text:p>
              </table:table-cell>
              <table:table-cell office:value-type="float" office:value="1.35361884660592">
                <text:p>1.35361884660592</text:p>
              </table:table-cell>
            </table:table-row>
            <table:table-row>
              <table:table-cell office:value-type="float" office:value="5.15014202210971">
                <text:p>10</text:p>
              </table:table-cell>
              <table:table-cell office:value-type="float" office:value="5.15014202210971">
                <text:p>5.15014202210971</text:p>
              </table:table-cell>
              <table:table-cell office:value-type="float" office:value="1.77474071977924">
                <text:p>1.77474071977924</text:p>
              </table:table-cell>
            </table:table-row>
            <table:table-row>
              <table:table-cell office:value-type="float" office:value="4.98226054941299">
                <text:p/>
              </table:table-cell>
              <table:table-cell office:value-type="float" office:value="4.98226054941299">
                <text:p>4.98226054941299</text:p>
              </table:table-cell>
              <table:table-cell office:value-type="float" office:value="2.1068122036983">
                <text:p>2.1068122036983</text:p>
              </table:table-cell>
            </table:table-row>
            <table:table-row>
              <table:table-cell office:value-type="float" office:value="4.39522540396672">
                <text:p/>
              </table:table-cell>
              <table:table-cell office:value-type="float" office:value="4.39522540396672">
                <text:p>4.39522540396672</text:p>
              </table:table-cell>
              <table:table-cell office:value-type="float" office:value="2.03781128895947">
                <text:p>2.03781128895947</text:p>
              </table:table-cell>
            </table:table-row>
            <table:table-row>
              <table:table-cell office:value-type="float" office:value="4.34049589423552">
                <text:p/>
              </table:table-cell>
              <table:table-cell office:value-type="float" office:value="4.34049589423552">
                <text:p>4.34049589423552</text:p>
              </table:table-cell>
              <table:table-cell office:value-type="float" office:value="2.59874144625619">
                <text:p>2.59874144625619</text:p>
              </table:table-cell>
            </table:table-row>
            <table:table-row>
              <table:table-cell office:value-type="float" office:value="4.07095054812616">
                <text:p/>
              </table:table-cell>
              <table:table-cell office:value-type="float" office:value="4.07095054812616">
                <text:p>4.07095054812616</text:p>
              </table:table-cell>
              <table:table-cell office:value-type="float" office:value="1.41885040744513">
                <text:p>1.41885040744513</text:p>
              </table:table-cell>
            </table:table-row>
            <table:table-row>
              <table:table-cell office:value-type="float" office:value="3.94289795237777">
                <text:p/>
              </table:table-cell>
              <table:table-cell office:value-type="float" office:value="3.94289795237777">
                <text:p>3.94289795237777</text:p>
              </table:table-cell>
              <table:table-cell office:value-type="float" office:value="1.16825784661498">
                <text:p>1.16825784661498</text:p>
              </table:table-cell>
            </table:table-row>
            <table:table-row>
              <table:table-cell office:value-type="float" office:value="3.26165405305586">
                <text:p/>
              </table:table-cell>
              <table:table-cell office:value-type="float" office:value="3.26165405305586">
                <text:p>3.26165405305586</text:p>
              </table:table-cell>
              <table:table-cell office:value-type="float" office:value="0.850065988752271">
                <text:p>0.850065988752271</text:p>
              </table:table-cell>
            </table:table-row>
            <table:table-row>
              <table:table-cell office:value-type="float" office:value="5.28008509484525">
                <text:p>10</text:p>
              </table:table-cell>
              <table:table-cell office:value-type="float" office:value="5.28008509484525">
                <text:p>5.28008509484525</text:p>
              </table:table-cell>
              <table:table-cell office:value-type="float" office:value="2.17203407483933">
                <text:p>2.17203407483933</text:p>
              </table:table-cell>
            </table:table-row>
            <table:table-row>
              <table:table-cell office:value-type="float" office:value="5.32567038066488">
                <text:p>10</text:p>
              </table:table-cell>
              <table:table-cell office:value-type="float" office:value="5.32567038066488">
                <text:p>5.32567038066488</text:p>
              </table:table-cell>
              <table:table-cell office:value-type="float" office:value="2.54918657222015">
                <text:p>2.54918657222015</text:p>
              </table:table-cell>
            </table:table-row>
            <table:table-row>
              <table:table-cell office:value-type="float" office:value="4.91855256428031">
                <text:p/>
              </table:table-cell>
              <table:table-cell office:value-type="float" office:value="4.91855256428031">
                <text:p>4.91855256428031</text:p>
              </table:table-cell>
              <table:table-cell office:value-type="float" office:value="1.23468575798717">
                <text:p>1.23468575798717</text:p>
              </table:table-cell>
            </table:table-row>
            <table:table-row>
              <table:table-cell office:value-type="float" office:value="3.59626862849717">
                <text:p/>
              </table:table-cell>
              <table:table-cell office:value-type="float" office:value="3.59626862849717">
                <text:p>3.59626862849717</text:p>
              </table:table-cell>
              <table:table-cell office:value-type="float" office:value="1.81024607208228">
                <text:p>1.81024607208228</text:p>
              </table:table-cell>
            </table:table-row>
            <table:table-row>
              <table:table-cell office:value-type="float" office:value="4.52947524827831">
                <text:p/>
              </table:table-cell>
              <table:table-cell office:value-type="float" office:value="4.52947524827831">
                <text:p>4.52947524827831</text:p>
              </table:table-cell>
              <table:table-cell office:value-type="float" office:value="1.66934188595376">
                <text:p>1.66934188595376</text:p>
              </table:table-cell>
            </table:table-row>
            <table:table-row>
              <table:table-cell office:value-type="float" office:value="4.64593381175038">
                <text:p/>
              </table:table-cell>
              <table:table-cell office:value-type="float" office:value="4.64593381175038">
                <text:p>4.64593381175038</text:p>
              </table:table-cell>
              <table:table-cell office:value-type="float" office:value="2.11544580963603">
                <text:p>2.11544580963603</text:p>
              </table:table-cell>
            </table:table-row>
            <table:table-row>
              <table:table-cell office:value-type="float" office:value="4.17446052294744">
                <text:p/>
              </table:table-cell>
              <table:table-cell office:value-type="float" office:value="4.17446052294744">
                <text:p>4.17446052294744</text:p>
              </table:table-cell>
              <table:table-cell office:value-type="float" office:value="1.22476932409167">
                <text:p>1.22476932409167</text:p>
              </table:table-cell>
            </table:table-row>
            <table:table-row>
              <table:table-cell office:value-type="float" office:value="4.34698266998607">
                <text:p/>
              </table:table-cell>
              <table:table-cell office:value-type="float" office:value="4.34698266998607">
                <text:p>4.34698266998607</text:p>
              </table:table-cell>
              <table:table-cell office:value-type="float" office:value="1.79334119563294">
                <text:p>1.79334119563294</text:p>
              </table:table-cell>
            </table:table-row>
            <table:table-row>
              <table:table-cell office:value-type="float" office:value="4.87563324811876">
                <text:p/>
              </table:table-cell>
              <table:table-cell office:value-type="float" office:value="4.87563324811876">
                <text:p>4.87563324811876</text:p>
              </table:table-cell>
              <table:table-cell office:value-type="float" office:value="1.73338008162389">
                <text:p>1.73338008162389</text:p>
              </table:table-cell>
            </table:table-row>
            <table:table-row>
              <table:table-cell office:value-type="float" office:value="5.08988314646877">
                <text:p>10</text:p>
              </table:table-cell>
              <table:table-cell office:value-type="float" office:value="5.08988314646877">
                <text:p>5.08988314646877</text:p>
              </table:table-cell>
              <table:table-cell office:value-type="float" office:value="1.67896691128549">
                <text:p>1.67896691128549</text:p>
              </table:table-cell>
            </table:table-row>
            <table:table-row>
              <table:table-cell office:value-type="float" office:value="4.20453226137664">
                <text:p/>
              </table:table-cell>
              <table:table-cell office:value-type="float" office:value="4.20453226137664">
                <text:p>4.20453226137664</text:p>
              </table:table-cell>
              <table:table-cell office:value-type="float" office:value="2.13061198977349">
                <text:p>2.13061198977349</text:p>
              </table:table-cell>
            </table:table-row>
            <table:table-row>
              <table:table-cell office:value-type="float" office:value="5.39053417431785">
                <text:p>10</text:p>
              </table:table-cell>
              <table:table-cell office:value-type="float" office:value="5.39053417431785">
                <text:p>5.39053417431785</text:p>
              </table:table-cell>
              <table:table-cell office:value-type="float" office:value="2.08609391969585">
                <text:p>2.08609391969585</text:p>
              </table:table-cell>
            </table:table-row>
            <table:table-row>
              <table:table-cell office:value-type="float" office:value="3.91813815580115">
                <text:p/>
              </table:table-cell>
              <table:table-cell office:value-type="float" office:value="3.91813815580115">
                <text:p>3.91813815580115</text:p>
              </table:table-cell>
              <table:table-cell office:value-type="float" office:value="1.57412210655157">
                <text:p>1.57412210655157</text:p>
              </table:table-cell>
            </table:table-row>
            <table:table-row>
              <table:table-cell office:value-type="float" office:value="5.0310673119638">
                <text:p>10</text:p>
              </table:table-cell>
              <table:table-cell office:value-type="float" office:value="5.0310673119638">
                <text:p>5.0310673119638</text:p>
              </table:table-cell>
              <table:table-cell office:value-type="float" office:value="1.60402403493254">
                <text:p>1.60402403493254</text:p>
              </table:table-cell>
            </table:table-row>
            <table:table-row>
              <table:table-cell office:value-type="float" office:value="5.53293387537216">
                <text:p>10</text:p>
              </table:table-cell>
              <table:table-cell office:value-type="float" office:value="5.53293387537216">
                <text:p>5.53293387537216</text:p>
              </table:table-cell>
              <table:table-cell office:value-type="float" office:value="1.95436934431419">
                <text:p>1.95436934431419</text:p>
              </table:table-cell>
            </table:table-row>
            <table:table-row>
              <table:table-cell office:value-type="float" office:value="3.49466966243639">
                <text:p/>
              </table:table-cell>
              <table:table-cell office:value-type="float" office:value="3.49466966243639">
                <text:p>3.49466966243639</text:p>
              </table:table-cell>
              <table:table-cell office:value-type="float" office:value="1.81110562758218">
                <text:p>1.81110562758218</text:p>
              </table:table-cell>
            </table:table-row>
            <table:table-row>
              <table:table-cell office:value-type="float" office:value="3.99763707236777">
                <text:p/>
              </table:table-cell>
              <table:table-cell office:value-type="float" office:value="3.99763707236777">
                <text:p>3.99763707236777</text:p>
              </table:table-cell>
              <table:table-cell office:value-type="float" office:value="2.11525624552033">
                <text:p>2.11525624552033</text:p>
              </table:table-cell>
            </table:table-row>
            <table:table-row>
              <table:table-cell office:value-type="float" office:value="3.93095136050742">
                <text:p/>
              </table:table-cell>
              <table:table-cell office:value-type="float" office:value="3.93095136050742">
                <text:p>3.93095136050742</text:p>
              </table:table-cell>
              <table:table-cell office:value-type="float" office:value="1.2661692197321">
                <text:p>1.2661692197321</text:p>
              </table:table-cell>
            </table:table-row>
            <table:table-row>
              <table:table-cell office:value-type="float" office:value="4.56707538729295">
                <text:p/>
              </table:table-cell>
              <table:table-cell office:value-type="float" office:value="4.56707538729295">
                <text:p>4.56707538729295</text:p>
              </table:table-cell>
              <table:table-cell office:value-type="float" office:value="1.80519095974566">
                <text:p>1.80519095974566</text:p>
              </table:table-cell>
            </table:table-row>
            <table:table-row>
              <table:table-cell office:value-type="float" office:value="4.98763670628692">
                <text:p/>
              </table:table-cell>
              <table:table-cell office:value-type="float" office:value="4.98763670628692">
                <text:p>4.98763670628692</text:p>
              </table:table-cell>
              <table:table-cell office:value-type="float" office:value="1.34430378351491">
                <text:p>1.34430378351491</text:p>
              </table:table-cell>
            </table:table-row>
            <table:table-row>
              <table:table-cell office:value-type="float" office:value="4.61902528482354">
                <text:p/>
              </table:table-cell>
              <table:table-cell office:value-type="float" office:value="4.61902528482354">
                <text:p>4.61902528482354</text:p>
              </table:table-cell>
              <table:table-cell office:value-type="float" office:value="1.11898173010794">
                <text:p>1.11898173010794</text:p>
              </table:table-cell>
            </table:table-row>
            <table:table-row>
              <table:table-cell office:value-type="float" office:value="3.91227874534302">
                <text:p/>
              </table:table-cell>
              <table:table-cell office:value-type="float" office:value="3.91227874534302">
                <text:p>3.91227874534302</text:p>
              </table:table-cell>
              <table:table-cell office:value-type="float" office:value="1.01593362356477">
                <text:p>1.01593362356477</text:p>
              </table:table-cell>
            </table:table-row>
            <table:table-row>
              <table:table-cell office:value-type="float" office:value="3.92110702370673">
                <text:p/>
              </table:table-cell>
              <table:table-cell office:value-type="float" office:value="3.92110702370673">
                <text:p>3.92110702370673</text:p>
              </table:table-cell>
              <table:table-cell office:value-type="float" office:value="1.3226885780696">
                <text:p>1.3226885780696</text:p>
              </table:table-cell>
            </table:table-row>
            <table:table-row>
              <table:table-cell office:value-type="float" office:value="4.59617490343922">
                <text:p/>
              </table:table-cell>
              <table:table-cell office:value-type="float" office:value="4.59617490343922">
                <text:p>4.59617490343922</text:p>
              </table:table-cell>
              <table:table-cell office:value-type="float" office:value="1.06516669512889">
                <text:p>1.06516669512889</text:p>
              </table:table-cell>
            </table:table-row>
            <table:table-row>
              <table:table-cell office:value-type="float" office:value="2.93179401475902">
                <text:p/>
              </table:table-cell>
              <table:table-cell office:value-type="float" office:value="2.93179401475902">
                <text:p>2.93179401475902</text:p>
              </table:table-cell>
              <table:table-cell office:value-type="float" office:value="1.55504157926404">
                <text:p>1.55504157926404</text:p>
              </table:table-cell>
            </table:table-row>
            <table:table-row>
              <table:table-cell office:value-type="float" office:value="4.71186478045851">
                <text:p/>
              </table:table-cell>
              <table:table-cell office:value-type="float" office:value="4.71186478045851">
                <text:p>4.71186478045851</text:p>
              </table:table-cell>
              <table:table-cell office:value-type="float" office:value="1.39092907365334">
                <text:p>1.39092907365334</text:p>
              </table:table-cell>
            </table:table-row>
            <table:table-row>
              <table:table-cell office:value-type="float" office:value="3.78314386496878">
                <text:p/>
              </table:table-cell>
              <table:table-cell office:value-type="float" office:value="3.78314386496878">
                <text:p>3.78314386496878</text:p>
              </table:table-cell>
              <table:table-cell office:value-type="float" office:value="2.85856826185697">
                <text:p>2.85856826185697</text:p>
              </table:table-cell>
            </table:table-row>
            <table:table-row>
              <table:table-cell office:value-type="float" office:value="4.2224983149606">
                <text:p/>
              </table:table-cell>
              <table:table-cell office:value-type="float" office:value="4.2224983149606">
                <text:p>4.2224983149606</text:p>
              </table:table-cell>
              <table:table-cell office:value-type="float" office:value="1.82679974543997">
                <text:p>1.82679974543997</text:p>
              </table:table-cell>
            </table:table-row>
            <table:table-row>
              <table:table-cell office:value-type="float" office:value="4.23470447936822">
                <text:p/>
              </table:table-cell>
              <table:table-cell office:value-type="float" office:value="4.23470447936822">
                <text:p>4.23470447936822</text:p>
              </table:table-cell>
              <table:table-cell office:value-type="float" office:value="2.71299220674764">
                <text:p>2.71299220674764</text:p>
              </table:table-cell>
            </table:table-row>
            <table:table-row>
              <table:table-cell office:value-type="float" office:value="4.59759445744905">
                <text:p/>
              </table:table-cell>
              <table:table-cell office:value-type="float" office:value="4.59759445744905">
                <text:p>4.59759445744905</text:p>
              </table:table-cell>
              <table:table-cell office:value-type="float" office:value="1.72822677070621">
                <text:p>1.72822677070621</text:p>
              </table:table-cell>
            </table:table-row>
            <table:table-row>
              <table:table-cell office:value-type="float" office:value="4.5031249443261">
                <text:p/>
              </table:table-cell>
              <table:table-cell office:value-type="float" office:value="4.5031249443261">
                <text:p>4.5031249443261</text:p>
              </table:table-cell>
              <table:table-cell office:value-type="float" office:value="2.12310048182993">
                <text:p>2.12310048182993</text:p>
              </table:table-cell>
            </table:table-row>
            <table:table-row>
              <table:table-cell office:value-type="float" office:value="4.10479654291886">
                <text:p/>
              </table:table-cell>
              <table:table-cell office:value-type="float" office:value="4.10479654291886">
                <text:p>4.10479654291886</text:p>
              </table:table-cell>
              <table:table-cell office:value-type="float" office:value="1.41566071922755">
                <text:p>1.41566071922755</text:p>
              </table:table-cell>
            </table:table-row>
            <table:table-row>
              <table:table-cell office:value-type="float" office:value="4.42241679937288">
                <text:p/>
              </table:table-cell>
              <table:table-cell office:value-type="float" office:value="4.42241679937288">
                <text:p>4.42241679937288</text:p>
              </table:table-cell>
              <table:table-cell office:value-type="float" office:value="1.17550091908078">
                <text:p>1.17550091908078</text:p>
              </table:table-cell>
            </table:table-row>
            <table:table-row>
              <table:table-cell office:value-type="float" office:value="4.59008771212828">
                <text:p/>
              </table:table-cell>
              <table:table-cell office:value-type="float" office:value="4.59008771212828">
                <text:p>4.59008771212828</text:p>
              </table:table-cell>
              <table:table-cell office:value-type="float" office:value="1.03677415999002">
                <text:p>1.03677415999002</text:p>
              </table:table-cell>
            </table:table-row>
            <table:table-row>
              <table:table-cell office:value-type="float" office:value="3.86822498878035">
                <text:p/>
              </table:table-cell>
              <table:table-cell office:value-type="float" office:value="3.86822498878035">
                <text:p>3.86822498878035</text:p>
              </table:table-cell>
              <table:table-cell office:value-type="float" office:value="1.24375476270602">
                <text:p>1.24375476270602</text:p>
              </table:table-cell>
            </table:table-row>
            <table:table-row>
              <table:table-cell office:value-type="float" office:value="3.78506667183758">
                <text:p/>
              </table:table-cell>
              <table:table-cell office:value-type="float" office:value="3.78506667183758">
                <text:p>3.78506667183758</text:p>
              </table:table-cell>
              <table:table-cell office:value-type="float" office:value="1.36170615541309">
                <text:p>1.36170615541309</text:p>
              </table:table-cell>
            </table:table-row>
            <table:table-row>
              <table:table-cell office:value-type="float" office:value="3.97802557687007">
                <text:p/>
              </table:table-cell>
              <table:table-cell office:value-type="float" office:value="3.97802557687007">
                <text:p>3.97802557687007</text:p>
              </table:table-cell>
              <table:table-cell office:value-type="float" office:value="1.74114260514608">
                <text:p>1.74114260514608</text:p>
              </table:table-cell>
            </table:table-row>
            <table:table-row>
              <table:table-cell office:value-type="float" office:value="4.31351082479901">
                <text:p/>
              </table:table-cell>
              <table:table-cell office:value-type="float" office:value="4.31351082479901">
                <text:p>4.31351082479901</text:p>
              </table:table-cell>
              <table:table-cell office:value-type="float" office:value="0.882086778623451">
                <text:p>0.882086778623451</text:p>
              </table:table-cell>
            </table:table-row>
            <table:table-row>
              <table:table-cell office:value-type="float" office:value="3.98804077040785">
                <text:p/>
              </table:table-cell>
              <table:table-cell office:value-type="float" office:value="3.98804077040785">
                <text:p>3.98804077040785</text:p>
              </table:table-cell>
              <table:table-cell office:value-type="float" office:value="2.42185732386718">
                <text:p>2.42185732386718</text:p>
              </table:table-cell>
            </table:table-row>
            <table:table-row>
              <table:table-cell office:value-type="float" office:value="4.27720321148498">
                <text:p/>
              </table:table-cell>
              <table:table-cell office:value-type="float" office:value="4.27720321148498">
                <text:p>4.27720321148498</text:p>
              </table:table-cell>
              <table:table-cell office:value-type="float" office:value="1.23882112397818">
                <text:p>1.23882112397818</text:p>
              </table:table-cell>
            </table:table-row>
            <table:table-row>
              <table:table-cell office:value-type="float" office:value="2.95209159758759">
                <text:p/>
              </table:table-cell>
              <table:table-cell office:value-type="float" office:value="2.95209159758759">
                <text:p>2.95209159758759</text:p>
              </table:table-cell>
              <table:table-cell office:value-type="float" office:value="0.492766044106652">
                <text:p>0.492766044106652</text:p>
              </table:table-cell>
            </table:table-row>
            <table:table-row>
              <table:table-cell office:value-type="float" office:value="4.50793162649522">
                <text:p/>
              </table:table-cell>
              <table:table-cell office:value-type="float" office:value="4.50793162649522">
                <text:p>4.50793162649522</text:p>
              </table:table-cell>
              <table:table-cell office:value-type="float" office:value="1.46758561208657">
                <text:p>1.46758561208657</text:p>
              </table:table-cell>
            </table:table-row>
            <table:table-row>
              <table:table-cell office:value-type="float" office:value="5.0309075789367">
                <text:p>10</text:p>
              </table:table-cell>
              <table:table-cell office:value-type="float" office:value="5.0309075789367">
                <text:p>5.0309075789367</text:p>
              </table:table-cell>
              <table:table-cell office:value-type="float" office:value="1.4224986155505">
                <text:p>1.4224986155505</text:p>
              </table:table-cell>
            </table:table-row>
            <table:table-row>
              <table:table-cell office:value-type="float" office:value="4.49185329498284">
                <text:p/>
              </table:table-cell>
              <table:table-cell office:value-type="float" office:value="4.49185329498284">
                <text:p>4.49185329498284</text:p>
              </table:table-cell>
              <table:table-cell office:value-type="float" office:value="1.98923842995619">
                <text:p>1.98923842995619</text:p>
              </table:table-cell>
            </table:table-row>
            <table:table-row>
              <table:table-cell office:value-type="float" office:value="4.59383874605485">
                <text:p/>
              </table:table-cell>
              <table:table-cell office:value-type="float" office:value="4.59383874605485">
                <text:p>4.59383874605485</text:p>
              </table:table-cell>
              <table:table-cell office:value-type="float" office:value="2.02835847144597">
                <text:p>2.02835847144597</text:p>
              </table:table-cell>
            </table:table-row>
            <table:table-row>
              <table:table-cell office:value-type="float" office:value="4.66950549596216">
                <text:p/>
              </table:table-cell>
              <table:table-cell office:value-type="float" office:value="4.66950549596216">
                <text:p>4.66950549596216</text:p>
              </table:table-cell>
              <table:table-cell office:value-type="float" office:value="0.855903911904428">
                <text:p>0.855903911904428</text:p>
              </table:table-cell>
            </table:table-row>
            <table:table-row>
              <table:table-cell office:value-type="float" office:value="5.03036101228569">
                <text:p>10</text:p>
              </table:table-cell>
              <table:table-cell office:value-type="float" office:value="5.03036101228569">
                <text:p>5.03036101228569</text:p>
              </table:table-cell>
              <table:table-cell office:value-type="float" office:value="2.80046412382187">
                <text:p>2.80046412382187</text:p>
              </table:table-cell>
            </table:table-row>
            <table:table-row>
              <table:table-cell office:value-type="float" office:value="5.05442885080507">
                <text:p>10</text:p>
              </table:table-cell>
              <table:table-cell office:value-type="float" office:value="5.05442885080507">
                <text:p>5.05442885080507</text:p>
              </table:table-cell>
              <table:table-cell office:value-type="float" office:value="1.6921807247459">
                <text:p>1.6921807247459</text:p>
              </table:table-cell>
            </table:table-row>
            <table:table-row>
              <table:table-cell office:value-type="float" office:value="5.44993119180197">
                <text:p>10</text:p>
              </table:table-cell>
              <table:table-cell office:value-type="float" office:value="5.44993119180197">
                <text:p>5.44993119180197</text:p>
              </table:table-cell>
              <table:table-cell office:value-type="float" office:value="1.36098904591247">
                <text:p>1.36098904591247</text:p>
              </table:table-cell>
            </table:table-row>
            <table:table-row>
              <table:table-cell office:value-type="float" office:value="4.81076752508962">
                <text:p/>
              </table:table-cell>
              <table:table-cell office:value-type="float" office:value="4.81076752508962">
                <text:p>4.81076752508962</text:p>
              </table:table-cell>
              <table:table-cell office:value-type="float" office:value="2.26952776655599">
                <text:p>2.26952776655599</text:p>
              </table:table-cell>
            </table:table-row>
            <table:table-row>
              <table:table-cell office:value-type="float" office:value="4.36266083142794">
                <text:p/>
              </table:table-cell>
              <table:table-cell office:value-type="float" office:value="4.36266083142794">
                <text:p>4.36266083142794</text:p>
              </table:table-cell>
              <table:table-cell office:value-type="float" office:value="1.25562449762488">
                <text:p>1.25562449762488</text:p>
              </table:table-cell>
            </table:table-row>
            <table:table-row>
              <table:table-cell office:value-type="float" office:value="4.30894114208908">
                <text:p/>
              </table:table-cell>
              <table:table-cell office:value-type="float" office:value="4.30894114208908">
                <text:p>4.30894114208908</text:p>
              </table:table-cell>
              <table:table-cell office:value-type="float" office:value="2.17592866837611">
                <text:p>2.17592866837611</text:p>
              </table:table-cell>
            </table:table-row>
            <table:table-row>
              <table:table-cell office:value-type="float" office:value="3.78205591248926">
                <text:p/>
              </table:table-cell>
              <table:table-cell office:value-type="float" office:value="3.78205591248926">
                <text:p>3.78205591248926</text:p>
              </table:table-cell>
              <table:table-cell office:value-type="float" office:value="2.68672778655148">
                <text:p>2.68672778655148</text:p>
              </table:table-cell>
            </table:table-row>
            <table:table-row>
              <table:table-cell office:value-type="float" office:value="4.39082059053644">
                <text:p/>
              </table:table-cell>
              <table:table-cell office:value-type="float" office:value="4.39082059053644">
                <text:p>4.39082059053644</text:p>
              </table:table-cell>
              <table:table-cell office:value-type="float" office:value="2.30936872691538">
                <text:p>2.30936872691538</text:p>
              </table:table-cell>
            </table:table-row>
            <table:table-row>
              <table:table-cell office:value-type="float" office:value="3.7490754904337">
                <text:p/>
              </table:table-cell>
              <table:table-cell office:value-type="float" office:value="3.7490754904337">
                <text:p>3.7490754904337</text:p>
              </table:table-cell>
              <table:table-cell office:value-type="float" office:value="1.13705830437134">
                <text:p>1.13705830437134</text:p>
              </table:table-cell>
            </table:table-row>
            <table:table-row>
              <table:table-cell office:value-type="float" office:value="4.20538219604842">
                <text:p/>
              </table:table-cell>
              <table:table-cell office:value-type="float" office:value="4.20538219604842">
                <text:p>4.20538219604842</text:p>
              </table:table-cell>
              <table:table-cell office:value-type="float" office:value="1.51567618884695">
                <text:p>1.51567618884695</text:p>
              </table:table-cell>
            </table:table-row>
            <table:table-row>
              <table:table-cell office:value-type="float" office:value="4.50821841398247">
                <text:p/>
              </table:table-cell>
              <table:table-cell office:value-type="float" office:value="4.50821841398247">
                <text:p>4.50821841398247</text:p>
              </table:table-cell>
              <table:table-cell office:value-type="float" office:value="2.69132392933635">
                <text:p>2.69132392933635</text:p>
              </table:table-cell>
            </table:table-row>
            <table:table-row>
              <table:table-cell office:value-type="float" office:value="3.9412412971093">
                <text:p/>
              </table:table-cell>
              <table:table-cell office:value-type="float" office:value="3.9412412971093">
                <text:p>3.9412412971093</text:p>
              </table:table-cell>
              <table:table-cell office:value-type="float" office:value="1.64575652358254">
                <text:p>1.64575652358254</text:p>
              </table:table-cell>
            </table:table-row>
            <table:table-row>
              <table:table-cell office:value-type="float" office:value="5.32185406767888">
                <text:p>10</text:p>
              </table:table-cell>
              <table:table-cell office:value-type="float" office:value="5.32185406767888">
                <text:p>5.32185406767888</text:p>
              </table:table-cell>
              <table:table-cell office:value-type="float" office:value="0.689490030406754">
                <text:p>0.689490030406754</text:p>
              </table:table-cell>
            </table:table-row>
            <table:table-row>
              <table:table-cell office:value-type="float" office:value="5.17167866840208">
                <text:p>10</text:p>
              </table:table-cell>
              <table:table-cell office:value-type="float" office:value="5.17167866840208">
                <text:p>5.17167866840208</text:p>
              </table:table-cell>
              <table:table-cell office:value-type="float" office:value="1.90660460500823">
                <text:p>1.90660460500823</text:p>
              </table:table-cell>
            </table:table-row>
            <table:table-row>
              <table:table-cell office:value-type="float" office:value="4.68927064480445">
                <text:p/>
              </table:table-cell>
              <table:table-cell office:value-type="float" office:value="4.68927064480445">
                <text:p>4.68927064480445</text:p>
              </table:table-cell>
              <table:table-cell office:value-type="float" office:value="1.27583035732604">
                <text:p>1.27583035732604</text:p>
              </table:table-cell>
            </table:table-row>
            <table:table-row>
              <table:table-cell office:value-type="float" office:value="4.66615085549672">
                <text:p/>
              </table:table-cell>
              <table:table-cell office:value-type="float" office:value="4.66615085549672">
                <text:p>4.66615085549672</text:p>
              </table:table-cell>
              <table:table-cell office:value-type="float" office:value="2.11969622905135">
                <text:p>2.11969622905135</text:p>
              </table:table-cell>
            </table:table-row>
            <table:table-row>
              <table:table-cell office:value-type="float" office:value="4.48535434132374">
                <text:p/>
              </table:table-cell>
              <table:table-cell office:value-type="float" office:value="4.48535434132374">
                <text:p>4.48535434132374</text:p>
              </table:table-cell>
              <table:table-cell office:value-type="float" office:value="1.38855781753811">
                <text:p>1.38855781753811</text:p>
              </table:table-cell>
            </table:table-row>
            <table:table-row>
              <table:table-cell office:value-type="float" office:value="4.18958615445404">
                <text:p/>
              </table:table-cell>
              <table:table-cell office:value-type="float" office:value="4.18958615445404">
                <text:p>4.18958615445404</text:p>
              </table:table-cell>
              <table:table-cell office:value-type="float" office:value="1.36860420169512">
                <text:p>1.36860420169512</text:p>
              </table:table-cell>
            </table:table-row>
            <table:table-row>
              <table:table-cell office:value-type="float" office:value="4.14517822856925">
                <text:p/>
              </table:table-cell>
              <table:table-cell office:value-type="float" office:value="4.14517822856925">
                <text:p>4.14517822856925</text:p>
              </table:table-cell>
              <table:table-cell office:value-type="float" office:value="1.3710831024812">
                <text:p>1.3710831024812</text:p>
              </table:table-cell>
            </table:table-row>
            <table:table-row>
              <table:table-cell office:value-type="float" office:value="4.15151562088375">
                <text:p/>
              </table:table-cell>
              <table:table-cell office:value-type="float" office:value="4.15151562088375">
                <text:p>4.15151562088375</text:p>
              </table:table-cell>
              <table:table-cell office:value-type="float" office:value="1.52112750075892">
                <text:p>1.52112750075892</text:p>
              </table:table-cell>
            </table:table-row>
            <table:table-row>
              <table:table-cell office:value-type="float" office:value="4.13837316493585">
                <text:p/>
              </table:table-cell>
              <table:table-cell office:value-type="float" office:value="4.13837316493585">
                <text:p>4.13837316493585</text:p>
              </table:table-cell>
              <table:table-cell office:value-type="float" office:value="0.479839409819066">
                <text:p>0.479839409819066</text:p>
              </table:table-cell>
            </table:table-row>
            <table:table-row>
              <table:table-cell office:value-type="float" office:value="4.10124854437072">
                <text:p/>
              </table:table-cell>
              <table:table-cell office:value-type="float" office:value="4.10124854437072">
                <text:p>4.10124854437072</text:p>
              </table:table-cell>
              <table:table-cell office:value-type="float" office:value="1.55794729903587">
                <text:p>1.55794729903587</text:p>
              </table:table-cell>
            </table:table-row>
            <table:table-row>
              <table:table-cell office:value-type="float" office:value="4.72966908506411">
                <text:p/>
              </table:table-cell>
              <table:table-cell office:value-type="float" office:value="4.72966908506411">
                <text:p>4.72966908506411</text:p>
              </table:table-cell>
              <table:table-cell office:value-type="float" office:value="1.35275440274102">
                <text:p>1.35275440274102</text:p>
              </table:table-cell>
            </table:table-row>
            <table:table-row>
              <table:table-cell office:value-type="float" office:value="4.10749933137681">
                <text:p/>
              </table:table-cell>
              <table:table-cell office:value-type="float" office:value="4.10749933137681">
                <text:p>4.10749933137681</text:p>
              </table:table-cell>
              <table:table-cell office:value-type="float" office:value="2.10102400579116">
                <text:p>2.10102400579116</text:p>
              </table:table-cell>
            </table:table-row>
            <table:table-row>
              <table:table-cell office:value-type="float" office:value="1.93217513597017">
                <text:p/>
              </table:table-cell>
              <table:table-cell office:value-type="float" office:value="1.93217513597017">
                <text:p>1.93217513597017</text:p>
              </table:table-cell>
              <table:table-cell office:value-type="float" office:value="5.18720457675527">
                <text:p>5.18720457675527</text:p>
              </table:table-cell>
            </table:table-row>
            <table:table-row>
              <table:table-cell office:value-type="float" office:value="1.25813138900297">
                <text:p/>
              </table:table-cell>
              <table:table-cell office:value-type="float" office:value="1.25813138900297">
                <text:p>1.25813138900297</text:p>
              </table:table-cell>
              <table:table-cell office:value-type="float" office:value="3.47582769728771">
                <text:p>3.47582769728771</text:p>
              </table:table-cell>
            </table:table-row>
            <table:table-row>
              <table:table-cell office:value-type="float" office:value="1.64827670909802">
                <text:p/>
              </table:table-cell>
              <table:table-cell office:value-type="float" office:value="1.64827670909802">
                <text:p>1.64827670909802</text:p>
              </table:table-cell>
              <table:table-cell office:value-type="float" office:value="4.34655976811622">
                <text:p>4.34655976811622</text:p>
              </table:table-cell>
            </table:table-row>
            <table:table-row>
              <table:table-cell office:value-type="float" office:value="1.73537913594083">
                <text:p/>
              </table:table-cell>
              <table:table-cell office:value-type="float" office:value="1.73537913594083">
                <text:p>1.73537913594083</text:p>
              </table:table-cell>
              <table:table-cell office:value-type="float" office:value="4.58760547401361">
                <text:p>4.58760547401361</text:p>
              </table:table-cell>
            </table:table-row>
            <table:table-row>
              <table:table-cell office:value-type="float" office:value="2.59006938376739">
                <text:p/>
              </table:table-cell>
              <table:table-cell office:value-type="float" office:value="2.59006938376739">
                <text:p>2.59006938376739</text:p>
              </table:table-cell>
              <table:table-cell office:value-type="float" office:value="4.61693805943333">
                <text:p>4.61693805943333</text:p>
              </table:table-cell>
            </table:table-row>
            <table:table-row>
              <table:table-cell office:value-type="float" office:value="1.34743895859819">
                <text:p/>
              </table:table-cell>
              <table:table-cell office:value-type="float" office:value="1.34743895859819">
                <text:p>1.34743895859819</text:p>
              </table:table-cell>
              <table:table-cell office:value-type="float" office:value="4.79413381995024">
                <text:p>4.79413381995024</text:p>
              </table:table-cell>
            </table:table-row>
            <table:table-row>
              <table:table-cell office:value-type="float" office:value="1.82957925691307">
                <text:p/>
              </table:table-cell>
              <table:table-cell office:value-type="float" office:value="1.82957925691307">
                <text:p>1.82957925691307</text:p>
              </table:table-cell>
              <table:table-cell office:value-type="float" office:value="4.25169708095652">
                <text:p>4.25169708095652</text:p>
              </table:table-cell>
            </table:table-row>
            <table:table-row>
              <table:table-cell office:value-type="float" office:value="2.2939689714072">
                <text:p/>
              </table:table-cell>
              <table:table-cell office:value-type="float" office:value="2.2939689714072">
                <text:p>2.2939689714072</text:p>
              </table:table-cell>
              <table:table-cell office:value-type="float" office:value="4.27725243155135">
                <text:p>4.27725243155135</text:p>
              </table:table-cell>
            </table:table-row>
            <table:table-row>
              <table:table-cell office:value-type="float" office:value="1.78250600361331">
                <text:p/>
              </table:table-cell>
              <table:table-cell office:value-type="float" office:value="1.78250600361331">
                <text:p>1.78250600361331</text:p>
              </table:table-cell>
              <table:table-cell office:value-type="float" office:value="4.67899071306394">
                <text:p>4.67899071306394</text:p>
              </table:table-cell>
            </table:table-row>
            <table:table-row>
              <table:table-cell office:value-type="float" office:value="1.04401361311317">
                <text:p/>
              </table:table-cell>
              <table:table-cell office:value-type="float" office:value="1.04401361311317">
                <text:p>1.04401361311317</text:p>
              </table:table-cell>
              <table:table-cell office:value-type="float" office:value="4.09213099328147">
                <text:p>4.09213099328147</text:p>
              </table:table-cell>
            </table:table-row>
            <table:table-row>
              <table:table-cell office:value-type="float" office:value="1.56277218430256">
                <text:p/>
              </table:table-cell>
              <table:table-cell office:value-type="float" office:value="1.56277218430256">
                <text:p>1.56277218430256</text:p>
              </table:table-cell>
              <table:table-cell office:value-type="float" office:value="4.1459619701734">
                <text:p>4.1459619701734</text:p>
              </table:table-cell>
            </table:table-row>
            <table:table-row>
              <table:table-cell office:value-type="float" office:value="1.72713159750217">
                <text:p/>
              </table:table-cell>
              <table:table-cell office:value-type="float" office:value="1.72713159750217">
                <text:p>1.72713159750217</text:p>
              </table:table-cell>
              <table:table-cell office:value-type="float" office:value="3.19866705861713">
                <text:p>3.19866705861713</text:p>
              </table:table-cell>
            </table:table-row>
            <table:table-row>
              <table:table-cell office:value-type="float" office:value="2.07781627809798">
                <text:p/>
              </table:table-cell>
              <table:table-cell office:value-type="float" office:value="2.07781627809798">
                <text:p>2.07781627809798</text:p>
              </table:table-cell>
              <table:table-cell office:value-type="float" office:value="4.73719901615956">
                <text:p>4.73719901615956</text:p>
              </table:table-cell>
            </table:table-row>
            <table:table-row>
              <table:table-cell office:value-type="float" office:value="1.65112868185569">
                <text:p/>
              </table:table-cell>
              <table:table-cell office:value-type="float" office:value="1.65112868185569">
                <text:p>1.65112868185569</text:p>
              </table:table-cell>
              <table:table-cell office:value-type="float" office:value="4.9548779048642">
                <text:p>4.9548779048642</text:p>
              </table:table-cell>
            </table:table-row>
            <table:table-row>
              <table:table-cell office:value-type="float" office:value="2.57748685527869">
                <text:p/>
              </table:table-cell>
              <table:table-cell office:value-type="float" office:value="2.57748685527869">
                <text:p>2.57748685527869</text:p>
              </table:table-cell>
              <table:table-cell office:value-type="float" office:value="4.21474969082699">
                <text:p>4.21474969082699</text:p>
              </table:table-cell>
            </table:table-row>
            <table:table-row>
              <table:table-cell office:value-type="float" office:value="1.62665507514129">
                <text:p/>
              </table:table-cell>
              <table:table-cell office:value-type="float" office:value="1.62665507514129">
                <text:p>1.62665507514129</text:p>
              </table:table-cell>
              <table:table-cell office:value-type="float" office:value="4.88043261318962">
                <text:p>4.88043261318962</text:p>
              </table:table-cell>
            </table:table-row>
            <table:table-row>
              <table:table-cell office:value-type="float" office:value="1.62175156861084">
                <text:p/>
              </table:table-cell>
              <table:table-cell office:value-type="float" office:value="1.62175156861084">
                <text:p>1.62175156861084</text:p>
              </table:table-cell>
              <table:table-cell office:value-type="float" office:value="3.66130520145625">
                <text:p>3.66130520145625</text:p>
              </table:table-cell>
            </table:table-row>
            <table:table-row>
              <table:table-cell office:value-type="float" office:value="1.48090608052261">
                <text:p/>
              </table:table-cell>
              <table:table-cell office:value-type="float" office:value="1.48090608052261">
                <text:p>1.48090608052261</text:p>
              </table:table-cell>
              <table:table-cell office:value-type="float" office:value="3.81634392615649">
                <text:p>3.81634392615649</text:p>
              </table:table-cell>
            </table:table-row>
            <table:table-row>
              <table:table-cell office:value-type="float" office:value="2.52407957341916">
                <text:p/>
              </table:table-cell>
              <table:table-cell office:value-type="float" office:value="2.52407957341916">
                <text:p>2.52407957341916</text:p>
              </table:table-cell>
              <table:table-cell office:value-type="float" office:value="4.26347167031915">
                <text:p>4.26347167031915</text:p>
              </table:table-cell>
            </table:table-row>
            <table:table-row>
              <table:table-cell office:value-type="float" office:value="1.79251983432793">
                <text:p/>
              </table:table-cell>
              <table:table-cell office:value-type="float" office:value="1.79251983432793">
                <text:p>1.79251983432793</text:p>
              </table:table-cell>
              <table:table-cell office:value-type="float" office:value="4.26295935727323">
                <text:p>4.26295935727323</text:p>
              </table:table-cell>
            </table:table-row>
            <table:table-row>
              <table:table-cell office:value-type="float" office:value="1.95297627007771">
                <text:p/>
              </table:table-cell>
              <table:table-cell office:value-type="float" office:value="1.95297627007771">
                <text:p>1.95297627007771</text:p>
              </table:table-cell>
              <table:table-cell office:value-type="float" office:value="4.97435515753357">
                <text:p>4.97435515753357</text:p>
              </table:table-cell>
            </table:table-row>
            <table:table-row>
              <table:table-cell office:value-type="float" office:value="0.977193255778809">
                <text:p>0</text:p>
              </table:table-cell>
              <table:table-cell office:value-type="float" office:value="0.977193255778809">
                <text:p>0.977193255778809</text:p>
              </table:table-cell>
              <table:table-cell office:value-type="float" office:value="2.76892523604352">
                <text:p>2.76892523604352</text:p>
              </table:table-cell>
            </table:table-row>
            <table:table-row>
              <table:table-cell office:value-type="float" office:value="2.60156335190437">
                <text:p/>
              </table:table-cell>
              <table:table-cell office:value-type="float" office:value="2.60156335190437">
                <text:p>2.60156335190437</text:p>
              </table:table-cell>
              <table:table-cell office:value-type="float" office:value="4.09741447712526">
                <text:p>4.09741447712526</text:p>
              </table:table-cell>
            </table:table-row>
            <table:table-row>
              <table:table-cell office:value-type="float" office:value="2.21652235917248">
                <text:p/>
              </table:table-cell>
              <table:table-cell office:value-type="float" office:value="2.21652235917248">
                <text:p>2.21652235917248</text:p>
              </table:table-cell>
              <table:table-cell office:value-type="float" office:value="4.97971219502297">
                <text:p>4.97971219502297</text:p>
              </table:table-cell>
            </table:table-row>
            <table:table-row>
              <table:table-cell office:value-type="float" office:value="1.11567772507949">
                <text:p/>
              </table:table-cell>
              <table:table-cell office:value-type="float" office:value="1.11567772507949">
                <text:p>1.11567772507949</text:p>
              </table:table-cell>
              <table:table-cell office:value-type="float" office:value="3.71969882559649">
                <text:p>3.71969882559649</text:p>
              </table:table-cell>
            </table:table-row>
            <table:table-row>
              <table:table-cell office:value-type="float" office:value="1.71628741504694">
                <text:p/>
              </table:table-cell>
              <table:table-cell office:value-type="float" office:value="1.71628741504694">
                <text:p>1.71628741504694</text:p>
              </table:table-cell>
              <table:table-cell office:value-type="float" office:value="4.28584364160326">
                <text:p>4.28584364160326</text:p>
              </table:table-cell>
            </table:table-row>
            <table:table-row>
              <table:table-cell office:value-type="float" office:value="2.3193933240886">
                <text:p/>
              </table:table-cell>
              <table:table-cell office:value-type="float" office:value="2.3193933240886">
                <text:p>2.3193933240886</text:p>
              </table:table-cell>
              <table:table-cell office:value-type="float" office:value="4.87315256568548">
                <text:p>4.87315256568548</text:p>
              </table:table-cell>
            </table:table-row>
            <table:table-row>
              <table:table-cell office:value-type="float" office:value="1.70961439623676">
                <text:p/>
              </table:table-cell>
              <table:table-cell office:value-type="float" office:value="1.70961439623676">
                <text:p>1.70961439623676</text:p>
              </table:table-cell>
              <table:table-cell office:value-type="float" office:value="4.81869035819907">
                <text:p>4.81869035819907</text:p>
              </table:table-cell>
            </table:table-row>
            <table:table-row>
              <table:table-cell office:value-type="float" office:value="1.53477515660561">
                <text:p/>
              </table:table-cell>
              <table:table-cell office:value-type="float" office:value="1.53477515660561">
                <text:p>1.53477515660561</text:p>
              </table:table-cell>
              <table:table-cell office:value-type="float" office:value="5.69205796388709">
                <text:p>5.69205796388709</text:p>
              </table:table-cell>
            </table:table-row>
            <table:table-row>
              <table:table-cell office:value-type="float" office:value="1.83124053680268">
                <text:p/>
              </table:table-cell>
              <table:table-cell office:value-type="float" office:value="1.83124053680268">
                <text:p>1.83124053680268</text:p>
              </table:table-cell>
              <table:table-cell office:value-type="float" office:value="5.49904046153231">
                <text:p>5.49904046153231</text:p>
              </table:table-cell>
            </table:table-row>
            <table:table-row>
              <table:table-cell office:value-type="float" office:value="1.05378480754568">
                <text:p/>
              </table:table-cell>
              <table:table-cell office:value-type="float" office:value="1.05378480754568">
                <text:p>1.05378480754568</text:p>
              </table:table-cell>
              <table:table-cell office:value-type="float" office:value="4.44184924954968">
                <text:p>4.44184924954968</text:p>
              </table:table-cell>
            </table:table-row>
            <table:table-row>
              <table:table-cell office:value-type="float" office:value="1.62996889075514">
                <text:p/>
              </table:table-cell>
              <table:table-cell office:value-type="float" office:value="1.62996889075514">
                <text:p>1.62996889075514</text:p>
              </table:table-cell>
              <table:table-cell office:value-type="float" office:value="4.09534352422914">
                <text:p>4.09534352422914</text:p>
              </table:table-cell>
            </table:table-row>
            <table:table-row>
              <table:table-cell office:value-type="float" office:value="2.23066216153104">
                <text:p/>
              </table:table-cell>
              <table:table-cell office:value-type="float" office:value="2.23066216153104">
                <text:p>2.23066216153104</text:p>
              </table:table-cell>
              <table:table-cell office:value-type="float" office:value="4.00286943420797">
                <text:p>4.00286943420797</text:p>
              </table:table-cell>
            </table:table-row>
            <table:table-row>
              <table:table-cell office:value-type="float" office:value="1.55939689387408">
                <text:p/>
              </table:table-cell>
              <table:table-cell office:value-type="float" office:value="1.55939689387408">
                <text:p>1.55939689387408</text:p>
              </table:table-cell>
              <table:table-cell office:value-type="float" office:value="4.21159640026411">
                <text:p>4.21159640026411</text:p>
              </table:table-cell>
            </table:table-row>
            <table:table-row>
              <table:table-cell office:value-type="float" office:value="2.26632888457375">
                <text:p/>
              </table:table-cell>
              <table:table-cell office:value-type="float" office:value="2.26632888457375">
                <text:p>2.26632888457375</text:p>
              </table:table-cell>
              <table:table-cell office:value-type="float" office:value="4.34851162142929">
                <text:p>4.34851162142929</text:p>
              </table:table-cell>
            </table:table-row>
            <table:table-row>
              <table:table-cell office:value-type="float" office:value="1.65404661154835">
                <text:p/>
              </table:table-cell>
              <table:table-cell office:value-type="float" office:value="1.65404661154835">
                <text:p>1.65404661154835</text:p>
              </table:table-cell>
              <table:table-cell office:value-type="float" office:value="5.15113354900452">
                <text:p>5.15113354900452</text:p>
              </table:table-cell>
            </table:table-row>
            <table:table-row>
              <table:table-cell office:value-type="float" office:value="1.55404584970952">
                <text:p/>
              </table:table-cell>
              <table:table-cell office:value-type="float" office:value="1.55404584970952">
                <text:p>1.55404584970952</text:p>
              </table:table-cell>
              <table:table-cell office:value-type="float" office:value="4.5370374669677">
                <text:p>4.5370374669677</text:p>
              </table:table-cell>
            </table:table-row>
            <table:table-row>
              <table:table-cell office:value-type="float" office:value="2.20153597308461">
                <text:p/>
              </table:table-cell>
              <table:table-cell office:value-type="float" office:value="2.20153597308461">
                <text:p>2.20153597308461</text:p>
              </table:table-cell>
              <table:table-cell office:value-type="float" office:value="3.68281103129206">
                <text:p>3.68281103129206</text:p>
              </table:table-cell>
            </table:table-row>
            <table:table-row>
              <table:table-cell office:value-type="float" office:value="1.98829300695696">
                <text:p/>
              </table:table-cell>
              <table:table-cell office:value-type="float" office:value="1.98829300695696">
                <text:p>1.98829300695696</text:p>
              </table:table-cell>
              <table:table-cell office:value-type="float" office:value="4.51946581010693">
                <text:p>4.51946581010693</text:p>
              </table:table-cell>
            </table:table-row>
            <table:table-row>
              <table:table-cell office:value-type="float" office:value="1.75765351400047">
                <text:p/>
              </table:table-cell>
              <table:table-cell office:value-type="float" office:value="1.75765351400047">
                <text:p>1.75765351400047</text:p>
              </table:table-cell>
              <table:table-cell office:value-type="float" office:value="4.07953832308317">
                <text:p>4.07953832308317</text:p>
              </table:table-cell>
            </table:table-row>
            <table:table-row>
              <table:table-cell office:value-type="float" office:value="1.20752440167611">
                <text:p/>
              </table:table-cell>
              <table:table-cell office:value-type="float" office:value="1.20752440167611">
                <text:p>1.20752440167611</text:p>
              </table:table-cell>
              <table:table-cell office:value-type="float" office:value="3.68132686765281">
                <text:p>3.68132686765281</text:p>
              </table:table-cell>
            </table:table-row>
            <table:table-row>
              <table:table-cell office:value-type="float" office:value="2.02481268583536">
                <text:p/>
              </table:table-cell>
              <table:table-cell office:value-type="float" office:value="2.02481268583536">
                <text:p>2.02481268583536</text:p>
              </table:table-cell>
              <table:table-cell office:value-type="float" office:value="3.94505088773293">
                <text:p>3.94505088773293</text:p>
              </table:table-cell>
            </table:table-row>
            <table:table-row>
              <table:table-cell office:value-type="float" office:value="2.01478734412485">
                <text:p/>
              </table:table-cell>
              <table:table-cell office:value-type="float" office:value="2.01478734412485">
                <text:p>2.01478734412485</text:p>
              </table:table-cell>
              <table:table-cell office:value-type="float" office:value="4.12113199847349">
                <text:p>4.12113199847349</text:p>
              </table:table-cell>
            </table:table-row>
            <table:table-row>
              <table:table-cell office:value-type="float" office:value="1.19348025223458">
                <text:p/>
              </table:table-cell>
              <table:table-cell office:value-type="float" office:value="1.19348025223458">
                <text:p>1.19348025223458</text:p>
              </table:table-cell>
              <table:table-cell office:value-type="float" office:value="4.37654141084076">
                <text:p>4.37654141084076</text:p>
              </table:table-cell>
            </table:table-row>
            <table:table-row>
              <table:table-cell office:value-type="float" office:value="1.30479200318178">
                <text:p/>
              </table:table-cell>
              <table:table-cell office:value-type="float" office:value="1.30479200318178">
                <text:p>1.30479200318178</text:p>
              </table:table-cell>
              <table:table-cell office:value-type="float" office:value="5.26149191891664">
                <text:p>5.26149191891664</text:p>
              </table:table-cell>
            </table:table-row>
            <table:table-row>
              <table:table-cell office:value-type="float" office:value="2.13711212363343">
                <text:p/>
              </table:table-cell>
              <table:table-cell office:value-type="float" office:value="2.13711212363343">
                <text:p>2.13711212363343</text:p>
              </table:table-cell>
              <table:table-cell office:value-type="float" office:value="5.62981948713503">
                <text:p>5.62981948713503</text:p>
              </table:table-cell>
            </table:table-row>
            <table:table-row>
              <table:table-cell office:value-type="float" office:value="1.47366089708431">
                <text:p/>
              </table:table-cell>
              <table:table-cell office:value-type="float" office:value="1.47366089708431">
                <text:p>1.47366089708431</text:p>
              </table:table-cell>
              <table:table-cell office:value-type="float" office:value="4.45201582558092">
                <text:p>4.45201582558092</text:p>
              </table:table-cell>
            </table:table-row>
            <table:table-row>
              <table:table-cell office:value-type="float" office:value="1.18014864095328">
                <text:p/>
              </table:table-cell>
              <table:table-cell office:value-type="float" office:value="1.18014864095328">
                <text:p>1.18014864095328</text:p>
              </table:table-cell>
              <table:table-cell office:value-type="float" office:value="4.848831740119">
                <text:p>4.848831740119</text:p>
              </table:table-cell>
            </table:table-row>
            <table:table-row>
              <table:table-cell office:value-type="float" office:value="1.18556200526943">
                <text:p/>
              </table:table-cell>
              <table:table-cell office:value-type="float" office:value="1.18556200526943">
                <text:p>1.18556200526943</text:p>
              </table:table-cell>
              <table:table-cell office:value-type="float" office:value="4.7801894560302">
                <text:p>4.7801894560302</text:p>
              </table:table-cell>
            </table:table-row>
            <table:table-row>
              <table:table-cell office:value-type="float" office:value="1.38802647987844">
                <text:p/>
              </table:table-cell>
              <table:table-cell office:value-type="float" office:value="1.38802647987844">
                <text:p>1.38802647987844</text:p>
              </table:table-cell>
              <table:table-cell office:value-type="float" office:value="5.04398237893429">
                <text:p>5.04398237893429</text:p>
              </table:table-cell>
            </table:table-row>
            <table:table-row>
              <table:table-cell office:value-type="float" office:value="1.20692164169944">
                <text:p/>
              </table:table-cell>
              <table:table-cell office:value-type="float" office:value="1.20692164169944">
                <text:p>1.20692164169944</text:p>
              </table:table-cell>
              <table:table-cell office:value-type="float" office:value="5.40302703345651">
                <text:p>5.40302703345651</text:p>
              </table:table-cell>
            </table:table-row>
            <table:table-row>
              <table:table-cell office:value-type="float" office:value="1.12146654043393">
                <text:p/>
              </table:table-cell>
              <table:table-cell office:value-type="float" office:value="1.12146654043393">
                <text:p>1.12146654043393</text:p>
              </table:table-cell>
              <table:table-cell office:value-type="float" office:value="3.67760401897153">
                <text:p>3.67760401897153</text:p>
              </table:table-cell>
            </table:table-row>
            <table:table-row>
              <table:table-cell office:value-type="float" office:value="1.19779832933829">
                <text:p/>
              </table:table-cell>
              <table:table-cell office:value-type="float" office:value="1.19779832933829">
                <text:p>1.19779832933829</text:p>
              </table:table-cell>
              <table:table-cell office:value-type="float" office:value="5.04003373473941">
                <text:p>5.04003373473941</text:p>
              </table:table-cell>
            </table:table-row>
            <table:table-row>
              <table:table-cell office:value-type="float" office:value="1.90538071987353">
                <text:p/>
              </table:table-cell>
              <table:table-cell office:value-type="float" office:value="1.90538071987353">
                <text:p>1.90538071987353</text:p>
              </table:table-cell>
              <table:table-cell office:value-type="float" office:value="4.85733583377727">
                <text:p>4.85733583377727</text:p>
              </table:table-cell>
            </table:table-row>
            <table:table-row>
              <table:table-cell office:value-type="float" office:value="1.58689311980336">
                <text:p/>
              </table:table-cell>
              <table:table-cell office:value-type="float" office:value="1.58689311980336">
                <text:p>1.58689311980336</text:p>
              </table:table-cell>
              <table:table-cell office:value-type="float" office:value="4.31320917583046">
                <text:p>4.31320917583046</text:p>
              </table:table-cell>
            </table:table-row>
            <table:table-row>
              <table:table-cell office:value-type="float" office:value="1.76376210572017">
                <text:p/>
              </table:table-cell>
              <table:table-cell office:value-type="float" office:value="1.76376210572017">
                <text:p>1.76376210572017</text:p>
              </table:table-cell>
              <table:table-cell office:value-type="float" office:value="4.70922775229926">
                <text:p>4.70922775229926</text:p>
              </table:table-cell>
            </table:table-row>
            <table:table-row>
              <table:table-cell office:value-type="float" office:value="1.92597060644317">
                <text:p/>
              </table:table-cell>
              <table:table-cell office:value-type="float" office:value="1.92597060644317">
                <text:p>1.92597060644317</text:p>
              </table:table-cell>
              <table:table-cell office:value-type="float" office:value="5.91354412415162">
                <text:p>5.91354412415162</text:p>
              </table:table-cell>
            </table:table-row>
            <table:table-row>
              <table:table-cell office:value-type="float" office:value="1.67654018357777">
                <text:p/>
              </table:table-cell>
              <table:table-cell office:value-type="float" office:value="1.67654018357777">
                <text:p>1.67654018357777</text:p>
              </table:table-cell>
              <table:table-cell office:value-type="float" office:value="4.34833392429768">
                <text:p>4.34833392429768</text:p>
              </table:table-cell>
            </table:table-row>
            <table:table-row>
              <table:table-cell office:value-type="float" office:value="1.40099078063937">
                <text:p/>
              </table:table-cell>
              <table:table-cell office:value-type="float" office:value="1.40099078063937">
                <text:p>1.40099078063937</text:p>
              </table:table-cell>
              <table:table-cell office:value-type="float" office:value="4.41099840056067">
                <text:p>4.41099840056067</text:p>
              </table:table-cell>
            </table:table-row>
            <table:table-row>
              <table:table-cell office:value-type="float" office:value="2.4704653482553">
                <text:p/>
              </table:table-cell>
              <table:table-cell office:value-type="float" office:value="2.4704653482553">
                <text:p>2.4704653482553</text:p>
              </table:table-cell>
              <table:table-cell office:value-type="float" office:value="3.99730620505702">
                <text:p>3.99730620505702</text:p>
              </table:table-cell>
            </table:table-row>
            <table:table-row>
              <table:table-cell office:value-type="float" office:value="1.03818914681514">
                <text:p/>
              </table:table-cell>
              <table:table-cell office:value-type="float" office:value="1.03818914681514">
                <text:p>1.03818914681514</text:p>
              </table:table-cell>
              <table:table-cell office:value-type="float" office:value="4.54142300748406">
                <text:p>4.54142300748406</text:p>
              </table:table-cell>
            </table:table-row>
            <table:table-row>
              <table:table-cell office:value-type="float" office:value="1.6389057135986">
                <text:p/>
              </table:table-cell>
              <table:table-cell office:value-type="float" office:value="1.6389057135986">
                <text:p>1.6389057135986</text:p>
              </table:table-cell>
              <table:table-cell office:value-type="float" office:value="4.32870361398126">
                <text:p>4.32870361398126</text:p>
              </table:table-cell>
            </table:table-row>
            <table:table-row>
              <table:table-cell office:value-type="float" office:value="1.98213441205755">
                <text:p/>
              </table:table-cell>
              <table:table-cell office:value-type="float" office:value="1.98213441205755">
                <text:p>1.98213441205755</text:p>
              </table:table-cell>
              <table:table-cell office:value-type="float" office:value="5.44698419109825">
                <text:p>5.44698419109825</text:p>
              </table:table-cell>
            </table:table-row>
            <table:table-row>
              <table:table-cell office:value-type="float" office:value="2.56584868617564">
                <text:p/>
              </table:table-cell>
              <table:table-cell office:value-type="float" office:value="2.56584868617564">
                <text:p>2.56584868617564</text:p>
              </table:table-cell>
              <table:table-cell office:value-type="float" office:value="4.27494293386569">
                <text:p>4.27494293386569</text:p>
              </table:table-cell>
            </table:table-row>
            <table:table-row>
              <table:table-cell office:value-type="float" office:value="2.7309427329321">
                <text:p/>
              </table:table-cell>
              <table:table-cell office:value-type="float" office:value="2.7309427329321">
                <text:p>2.7309427329321</text:p>
              </table:table-cell>
              <table:table-cell office:value-type="float" office:value="4.92995311380593">
                <text:p>4.92995311380593</text:p>
              </table:table-cell>
            </table:table-row>
            <table:table-row>
              <table:table-cell office:value-type="float" office:value="1.72875521827203">
                <text:p/>
              </table:table-cell>
              <table:table-cell office:value-type="float" office:value="1.72875521827203">
                <text:p>1.72875521827203</text:p>
              </table:table-cell>
              <table:table-cell office:value-type="float" office:value="3.95821121581173">
                <text:p>3.95821121581173</text:p>
              </table:table-cell>
            </table:table-row>
            <table:table-row>
              <table:table-cell office:value-type="float" office:value="1.72046286021295">
                <text:p/>
              </table:table-cell>
              <table:table-cell office:value-type="float" office:value="1.72046286021295">
                <text:p>1.72046286021295</text:p>
              </table:table-cell>
              <table:table-cell office:value-type="float" office:value="4.14460001626805">
                <text:p>4.14460001626805</text:p>
              </table:table-cell>
            </table:table-row>
            <table:table-row>
              <table:table-cell office:value-type="float" office:value="2.0443524303728">
                <text:p/>
              </table:table-cell>
              <table:table-cell office:value-type="float" office:value="2.0443524303728">
                <text:p>2.0443524303728</text:p>
              </table:table-cell>
              <table:table-cell office:value-type="float" office:value="4.746470481885">
                <text:p>4.746470481885</text:p>
              </table:table-cell>
            </table:table-row>
            <table:table-row>
              <table:table-cell office:value-type="float" office:value="2.29681371247164">
                <text:p/>
              </table:table-cell>
              <table:table-cell office:value-type="float" office:value="2.29681371247164">
                <text:p>2.29681371247164</text:p>
              </table:table-cell>
              <table:table-cell office:value-type="float" office:value="4.17386186950238">
                <text:p>4.17386186950238</text:p>
              </table:table-cell>
            </table:table-row>
            <table:table-row>
              <table:table-cell office:value-type="float" office:value="1.34763897304391">
                <text:p/>
              </table:table-cell>
              <table:table-cell office:value-type="float" office:value="1.34763897304391">
                <text:p>1.34763897304391</text:p>
              </table:table-cell>
              <table:table-cell office:value-type="float" office:value="4.45540328433073">
                <text:p>4.45540328433073</text:p>
              </table:table-cell>
            </table:table-row>
            <table:table-row>
              <table:table-cell office:value-type="float" office:value="1.53406241001488">
                <text:p/>
              </table:table-cell>
              <table:table-cell office:value-type="float" office:value="1.53406241001488">
                <text:p>1.53406241001488</text:p>
              </table:table-cell>
              <table:table-cell office:value-type="float" office:value="4.12845916786455">
                <text:p>4.12845916786455</text:p>
              </table:table-cell>
            </table:table-row>
            <table:table-row>
              <table:table-cell office:value-type="float" office:value="0.974559788461512">
                <text:p>0</text:p>
              </table:table-cell>
              <table:table-cell office:value-type="float" office:value="0.974559788461512">
                <text:p>0.974559788461512</text:p>
              </table:table-cell>
              <table:table-cell office:value-type="float" office:value="3.59717035079788">
                <text:p>3.59717035079788</text:p>
              </table:table-cell>
            </table:table-row>
            <table:table-row>
              <table:table-cell office:value-type="float" office:value="0.947482464345709">
                <text:p>0</text:p>
              </table:table-cell>
              <table:table-cell office:value-type="float" office:value="0.947482464345709">
                <text:p>0.947482464345709</text:p>
              </table:table-cell>
              <table:table-cell office:value-type="float" office:value="4.79610301925923">
                <text:p>4.79610301925923</text:p>
              </table:table-cell>
            </table:table-row>
            <table:table-row>
              <table:table-cell office:value-type="float" office:value="2.47199095733403">
                <text:p/>
              </table:table-cell>
              <table:table-cell office:value-type="float" office:value="2.47199095733403">
                <text:p>2.47199095733403</text:p>
              </table:table-cell>
              <table:table-cell office:value-type="float" office:value="4.91427201413626">
                <text:p>4.91427201413626</text:p>
              </table:table-cell>
            </table:table-row>
            <table:table-row>
              <table:table-cell office:value-type="float" office:value="1.516008473753">
                <text:p/>
              </table:table-cell>
              <table:table-cell office:value-type="float" office:value="1.516008473753">
                <text:p>1.516008473753</text:p>
              </table:table-cell>
              <table:table-cell office:value-type="float" office:value="5.01397353114468">
                <text:p>5.01397353114468</text:p>
              </table:table-cell>
            </table:table-row>
            <table:table-row>
              <table:table-cell office:value-type="float" office:value="1.67843768776744">
                <text:p/>
              </table:table-cell>
              <table:table-cell office:value-type="float" office:value="1.67843768776744">
                <text:p>1.67843768776744</text:p>
              </table:table-cell>
              <table:table-cell office:value-type="float" office:value="4.96991106500367">
                <text:p>4.96991106500367</text:p>
              </table:table-cell>
            </table:table-row>
            <table:table-row>
              <table:table-cell office:value-type="float" office:value="1.60434379204496">
                <text:p/>
              </table:table-cell>
              <table:table-cell office:value-type="float" office:value="1.60434379204496">
                <text:p>1.60434379204496</text:p>
              </table:table-cell>
              <table:table-cell office:value-type="float" office:value="6.12649573076195">
                <text:p>6.12649573076195</text:p>
              </table:table-cell>
            </table:table-row>
            <table:table-row>
              <table:table-cell office:value-type="float" office:value="2.22356537344998">
                <text:p/>
              </table:table-cell>
              <table:table-cell office:value-type="float" office:value="2.22356537344998">
                <text:p>2.22356537344998</text:p>
              </table:table-cell>
              <table:table-cell office:value-type="float" office:value="4.61490678986502">
                <text:p>4.61490678986502</text:p>
              </table:table-cell>
            </table:table-row>
            <table:table-row>
              <table:table-cell office:value-type="float" office:value="1.95791984444265">
                <text:p/>
              </table:table-cell>
              <table:table-cell office:value-type="float" office:value="1.95791984444265">
                <text:p>1.95791984444265</text:p>
              </table:table-cell>
              <table:table-cell office:value-type="float" office:value="4.42732748781001">
                <text:p>4.42732748781001</text:p>
              </table:table-cell>
            </table:table-row>
            <table:table-row>
              <table:table-cell office:value-type="float" office:value="1.79778732126476">
                <text:p/>
              </table:table-cell>
              <table:table-cell office:value-type="float" office:value="1.79778732126476">
                <text:p>1.79778732126476</text:p>
              </table:table-cell>
              <table:table-cell office:value-type="float" office:value="4.38040858770463">
                <text:p>4.38040858770463</text:p>
              </table:table-cell>
            </table:table-row>
            <table:table-row>
              <table:table-cell office:value-type="float" office:value="0.477535179860985">
                <text:p>0</text:p>
              </table:table-cell>
              <table:table-cell office:value-type="float" office:value="0.477535179860985">
                <text:p>0.477535179860985</text:p>
              </table:table-cell>
              <table:table-cell office:value-type="float" office:value="4.67061807252232">
                <text:p>4.67061807252232</text:p>
              </table:table-cell>
            </table:table-row>
            <table:table-row>
              <table:table-cell office:value-type="float" office:value="2.59470362234205">
                <text:p/>
              </table:table-cell>
              <table:table-cell office:value-type="float" office:value="2.59470362234205">
                <text:p>2.59470362234205</text:p>
              </table:table-cell>
              <table:table-cell office:value-type="float" office:value="3.77901838813287">
                <text:p>3.77901838813287</text:p>
              </table:table-cell>
            </table:table-row>
            <table:table-row>
              <table:table-cell office:value-type="float" office:value="1.0911617105373">
                <text:p/>
              </table:table-cell>
              <table:table-cell office:value-type="float" office:value="1.0911617105373">
                <text:p>1.0911617105373</text:p>
              </table:table-cell>
              <table:table-cell office:value-type="float" office:value="4.87109972639825">
                <text:p>4.87109972639825</text:p>
              </table:table-cell>
            </table:table-row>
            <table:table-row>
              <table:table-cell office:value-type="float" office:value="1.77734868720424">
                <text:p/>
              </table:table-cell>
              <table:table-cell office:value-type="float" office:value="1.77734868720424">
                <text:p>1.77734868720424</text:p>
              </table:table-cell>
              <table:table-cell office:value-type="float" office:value="5.13270615819179">
                <text:p>5.13270615819179</text:p>
              </table:table-cell>
            </table:table-row>
            <table:table-row>
              <table:table-cell office:value-type="float" office:value="1.49586369362937">
                <text:p/>
              </table:table-cell>
              <table:table-cell office:value-type="float" office:value="1.49586369362937">
                <text:p>1.49586369362937</text:p>
              </table:table-cell>
              <table:table-cell office:value-type="float" office:value="3.96445080938035">
                <text:p>3.96445080938035</text:p>
              </table:table-cell>
            </table:table-row>
            <table:table-row>
              <table:table-cell office:value-type="float" office:value="1.91292079570425">
                <text:p/>
              </table:table-cell>
              <table:table-cell office:value-type="float" office:value="1.91292079570425">
                <text:p>1.91292079570425</text:p>
              </table:table-cell>
              <table:table-cell office:value-type="float" office:value="4.14154922082268">
                <text:p>4.14154922082268</text:p>
              </table:table-cell>
            </table:table-row>
            <table:table-row>
              <table:table-cell office:value-type="float" office:value="2.5323088556372">
                <text:p/>
              </table:table-cell>
              <table:table-cell office:value-type="float" office:value="2.5323088556372">
                <text:p>2.5323088556372</text:p>
              </table:table-cell>
              <table:table-cell office:value-type="float" office:value="4.383335396729">
                <text:p>4.383335396729</text:p>
              </table:table-cell>
            </table:table-row>
            <table:table-row>
              <table:table-cell office:value-type="float" office:value="1.89041120891095">
                <text:p/>
              </table:table-cell>
              <table:table-cell office:value-type="float" office:value="1.89041120891095">
                <text:p>1.89041120891095</text:p>
              </table:table-cell>
              <table:table-cell office:value-type="float" office:value="4.39889576883508">
                <text:p>4.39889576883508</text:p>
              </table:table-cell>
            </table:table-row>
            <table:table-row>
              <table:table-cell office:value-type="float" office:value="1.66052908316467">
                <text:p/>
              </table:table-cell>
              <table:table-cell office:value-type="float" office:value="1.66052908316467">
                <text:p>1.66052908316467</text:p>
              </table:table-cell>
              <table:table-cell office:value-type="float" office:value="4.83359412777547">
                <text:p>4.83359412777547</text:p>
              </table:table-cell>
            </table:table-row>
            <table:table-row>
              <table:table-cell office:value-type="float" office:value="2.08992959684525">
                <text:p/>
              </table:table-cell>
              <table:table-cell office:value-type="float" office:value="2.08992959684525">
                <text:p>2.08992959684525</text:p>
              </table:table-cell>
              <table:table-cell office:value-type="float" office:value="4.68117997990694">
                <text:p>4.68117997990694</text:p>
              </table:table-cell>
            </table:table-row>
            <table:table-row>
              <table:table-cell office:value-type="float" office:value="1.31024791615644">
                <text:p/>
              </table:table-cell>
              <table:table-cell office:value-type="float" office:value="1.31024791615644">
                <text:p>1.31024791615644</text:p>
              </table:table-cell>
              <table:table-cell office:value-type="float" office:value="3.95106090153178">
                <text:p>3.95106090153178</text:p>
              </table:table-cell>
            </table:table-row>
            <table:table-row>
              <table:table-cell office:value-type="float" office:value="1.35284498576362">
                <text:p/>
              </table:table-cell>
              <table:table-cell office:value-type="float" office:value="1.35284498576362">
                <text:p>1.35284498576362</text:p>
              </table:table-cell>
              <table:table-cell office:value-type="float" office:value="4.92051709136771">
                <text:p>4.92051709136771</text:p>
              </table:table-cell>
            </table:table-row>
            <table:table-row>
              <table:table-cell office:value-type="float" office:value="2.04453006625995">
                <text:p/>
              </table:table-cell>
              <table:table-cell office:value-type="float" office:value="2.04453006625995">
                <text:p>2.04453006625995</text:p>
              </table:table-cell>
              <table:table-cell office:value-type="float" office:value="3.808365384084">
                <text:p>3.808365384084</text:p>
              </table:table-cell>
            </table:table-row>
            <table:table-row>
              <table:table-cell office:value-type="float" office:value="1.50838857169998">
                <text:p/>
              </table:table-cell>
              <table:table-cell office:value-type="float" office:value="1.50838857169998">
                <text:p>1.50838857169998</text:p>
              </table:table-cell>
              <table:table-cell office:value-type="float" office:value="4.86700784037333">
                <text:p>4.86700784037333</text:p>
              </table:table-cell>
            </table:table-row>
            <table:table-row>
              <table:table-cell office:value-type="float" office:value="1.55303960178519">
                <text:p/>
              </table:table-cell>
              <table:table-cell office:value-type="float" office:value="1.55303960178519">
                <text:p>1.55303960178519</text:p>
              </table:table-cell>
              <table:table-cell office:value-type="float" office:value="4.07572684044774">
                <text:p>4.07572684044774</text:p>
              </table:table-cell>
            </table:table-row>
            <table:table-row>
              <table:table-cell office:value-type="float" office:value="2.31290590983338">
                <text:p/>
              </table:table-cell>
              <table:table-cell office:value-type="float" office:value="2.31290590983338">
                <text:p>2.31290590983338</text:p>
              </table:table-cell>
              <table:table-cell office:value-type="float" office:value="4.15531348534882">
                <text:p>4.15531348534882</text:p>
              </table:table-cell>
            </table:table-row>
            <table:table-row>
              <table:table-cell office:value-type="float" office:value="1.65043396553644">
                <text:p/>
              </table:table-cell>
              <table:table-cell office:value-type="float" office:value="1.65043396553644">
                <text:p>1.65043396553644</text:p>
              </table:table-cell>
              <table:table-cell office:value-type="float" office:value="4.02441702783723">
                <text:p>4.02441702783723</text:p>
              </table:table-cell>
            </table:table-row>
            <table:table-row>
              <table:table-cell office:value-type="float" office:value="2.22723257604166">
                <text:p/>
              </table:table-cell>
              <table:table-cell office:value-type="float" office:value="2.22723257604166">
                <text:p>2.22723257604166</text:p>
              </table:table-cell>
              <table:table-cell office:value-type="float" office:value="4.94170433228522">
                <text:p>4.94170433228522</text:p>
              </table:table-cell>
            </table:table-row>
            <table:table-row>
              <table:table-cell office:value-type="float" office:value="1.53864753666895">
                <text:p/>
              </table:table-cell>
              <table:table-cell office:value-type="float" office:value="1.53864753666895">
                <text:p>1.53864753666895</text:p>
              </table:table-cell>
              <table:table-cell office:value-type="float" office:value="3.9905609018387">
                <text:p>3.9905609018387</text:p>
              </table:table-cell>
            </table:table-row>
            <table:table-row>
              <table:table-cell office:value-type="float" office:value="0.888330065628696">
                <text:p>0</text:p>
              </table:table-cell>
              <table:table-cell office:value-type="float" office:value="0.888330065628696">
                <text:p>0.888330065628696</text:p>
              </table:table-cell>
              <table:table-cell office:value-type="float" office:value="4.29881385164512">
                <text:p>4.29881385164512</text:p>
              </table:table-cell>
            </table:table-row>
            <table:table-row>
              <table:table-cell office:value-type="float" office:value="2.30850791006638">
                <text:p/>
              </table:table-cell>
              <table:table-cell office:value-type="float" office:value="2.30850791006638">
                <text:p>2.30850791006638</text:p>
              </table:table-cell>
              <table:table-cell office:value-type="float" office:value="4.36421660504397">
                <text:p>4.36421660504397</text:p>
              </table:table-cell>
            </table:table-row>
            <table:table-row>
              <table:table-cell office:value-type="float" office:value="1.495303566563">
                <text:p/>
              </table:table-cell>
              <table:table-cell office:value-type="float" office:value="1.495303566563">
                <text:p>1.495303566563</text:p>
              </table:table-cell>
              <table:table-cell office:value-type="float" office:value="5.02760976426487">
                <text:p>5.02760976426487</text:p>
              </table:table-cell>
            </table:table-row>
            <table:table-row>
              <table:table-cell office:value-type="float" office:value="1.48939037460097">
                <text:p/>
              </table:table-cell>
              <table:table-cell office:value-type="float" office:value="1.48939037460097">
                <text:p>1.48939037460097</text:p>
              </table:table-cell>
              <table:table-cell office:value-type="float" office:value="4.18742716468269">
                <text:p>4.18742716468269</text:p>
              </table:table-cell>
            </table:table-row>
            <table:table-row>
              <table:table-cell office:value-type="float" office:value="2.05199730947718">
                <text:p/>
              </table:table-cell>
              <table:table-cell office:value-type="float" office:value="2.05199730947718">
                <text:p>2.05199730947718</text:p>
              </table:table-cell>
              <table:table-cell office:value-type="float" office:value="4.67128786433369">
                <text:p>4.67128786433369</text:p>
              </table:table-cell>
            </table:table-row>
            <table:table-row>
              <table:table-cell office:value-type="float" office:value="1.95437725628698">
                <text:p/>
              </table:table-cell>
              <table:table-cell office:value-type="float" office:value="1.95437725628698">
                <text:p>1.95437725628698</text:p>
              </table:table-cell>
              <table:table-cell office:value-type="float" office:value="4.89341749298667">
                <text:p>4.89341749298667</text:p>
              </table:table-cell>
            </table:table-row>
            <table:table-row>
              <table:table-cell office:value-type="float" office:value="1.68207670512199">
                <text:p/>
              </table:table-cell>
              <table:table-cell office:value-type="float" office:value="1.68207670512199">
                <text:p>1.68207670512199</text:p>
              </table:table-cell>
              <table:table-cell office:value-type="float" office:value="4.23209774301807">
                <text:p>4.23209774301807</text:p>
              </table:table-cell>
            </table:table-row>
            <table:table-row>
              <table:table-cell office:value-type="float" office:value="1.96108236022991">
                <text:p/>
              </table:table-cell>
              <table:table-cell office:value-type="float" office:value="1.96108236022991">
                <text:p>1.96108236022991</text:p>
              </table:table-cell>
              <table:table-cell office:value-type="float" office:value="4.13159681466091">
                <text:p>4.13159681466091</text:p>
              </table:table-cell>
            </table:table-row>
            <table:table-row>
              <table:table-cell office:value-type="float" office:value="1.25872775206943">
                <text:p/>
              </table:table-cell>
              <table:table-cell office:value-type="float" office:value="1.25872775206943">
                <text:p>1.25872775206943</text:p>
              </table:table-cell>
              <table:table-cell office:value-type="float" office:value="3.94917326070776">
                <text:p>3.94917326070776</text:p>
              </table:table-cell>
            </table:table-row>
            <table:table-row>
              <table:table-cell office:value-type="float" office:value="1.49253284940083">
                <text:p/>
              </table:table-cell>
              <table:table-cell office:value-type="float" office:value="1.49253284940083">
                <text:p>1.49253284940083</text:p>
              </table:table-cell>
              <table:table-cell office:value-type="float" office:value="4.64636569292874">
                <text:p>4.64636569292874</text:p>
              </table:table-cell>
            </table:table-row>
            <table:table-row>
              <table:table-cell office:value-type="float" office:value="1.19463851113868">
                <text:p/>
              </table:table-cell>
              <table:table-cell office:value-type="float" office:value="1.19463851113868">
                <text:p>1.19463851113868</text:p>
              </table:table-cell>
              <table:table-cell office:value-type="float" office:value="4.85950968824965">
                <text:p>4.85950968824965</text:p>
              </table:table-cell>
            </table:table-row>
            <table:table-row>
              <table:table-cell office:value-type="float" office:value="1.41966405367722">
                <text:p/>
              </table:table-cell>
              <table:table-cell office:value-type="float" office:value="1.41966405367722">
                <text:p>1.41966405367722</text:p>
              </table:table-cell>
              <table:table-cell office:value-type="float" office:value="3.41849564283576">
                <text:p>3.41849564283576</text:p>
              </table:table-cell>
            </table:table-row>
            <table:table-row>
              <table:table-cell office:value-type="float" office:value="1.46244785816575">
                <text:p/>
              </table:table-cell>
              <table:table-cell office:value-type="float" office:value="1.46244785816575">
                <text:p>1.46244785816575</text:p>
              </table:table-cell>
              <table:table-cell office:value-type="float" office:value="3.92622288133142">
                <text:p>3.92622288133142</text:p>
              </table:table-cell>
            </table:table-row>
            <table:table-row>
              <table:table-cell office:value-type="float" office:value="2.41918055321037">
                <text:p/>
              </table:table-cell>
              <table:table-cell office:value-type="float" office:value="2.41918055321037">
                <text:p>2.41918055321037</text:p>
              </table:table-cell>
              <table:table-cell office:value-type="float" office:value="3.94899995163313">
                <text:p>3.94899995163313</text:p>
              </table:table-cell>
            </table:table-row>
            <table:table-row>
              <table:table-cell office:value-type="float" office:value="1.64770665110554">
                <text:p/>
              </table:table-cell>
              <table:table-cell office:value-type="float" office:value="1.64770665110554">
                <text:p>1.64770665110554</text:p>
              </table:table-cell>
              <table:table-cell office:value-type="float" office:value="4.25164878978493">
                <text:p>4.25164878978493</text:p>
              </table:table-cell>
            </table:table-row>
            <table:table-row>
              <table:table-cell office:value-type="float" office:value="1.76277942468386">
                <text:p/>
              </table:table-cell>
              <table:table-cell office:value-type="float" office:value="1.76277942468386">
                <text:p>1.76277942468386</text:p>
              </table:table-cell>
              <table:table-cell office:value-type="float" office:value="4.82887269964456">
                <text:p>4.82887269964456</text:p>
              </table:table-cell>
            </table:table-row>
            <table:table-row>
              <table:table-cell office:value-type="float" office:value="1.31103235942535">
                <text:p/>
              </table:table-cell>
              <table:table-cell office:value-type="float" office:value="1.31103235942535">
                <text:p>1.31103235942535</text:p>
              </table:table-cell>
              <table:table-cell office:value-type="float" office:value="3.89869159079852">
                <text:p>3.89869159079852</text:p>
              </table:table-cell>
            </table:table-row>
            <table:table-row>
              <table:table-cell office:value-type="float" office:value="1.24389197161764">
                <text:p/>
              </table:table-cell>
              <table:table-cell office:value-type="float" office:value="1.24389197161764">
                <text:p>1.24389197161764</text:p>
              </table:table-cell>
              <table:table-cell office:value-type="float" office:value="4.74581292431801">
                <text:p>4.74581292431801</text:p>
              </table:table-cell>
            </table:table-row>
            <table:table-row>
              <table:table-cell office:value-type="float" office:value="1.26968491414086">
                <text:p/>
              </table:table-cell>
              <table:table-cell office:value-type="float" office:value="1.26968491414086">
                <text:p>1.26968491414086</text:p>
              </table:table-cell>
              <table:table-cell office:value-type="float" office:value="5.05657233892572">
                <text:p>5.05657233892572</text:p>
              </table:table-cell>
            </table:table-row>
            <table:table-row>
              <table:table-cell office:value-type="float" office:value="1.428811206641">
                <text:p/>
              </table:table-cell>
              <table:table-cell office:value-type="float" office:value="1.428811206641">
                <text:p>1.428811206641</text:p>
              </table:table-cell>
              <table:table-cell office:value-type="float" office:value="4.66396535726345">
                <text:p>4.66396535726345</text:p>
              </table:table-cell>
            </table:table-row>
            <table:table-row>
              <table:table-cell office:value-type="float" office:value="0.340277374191441">
                <text:p>0</text:p>
              </table:table-cell>
              <table:table-cell office:value-type="float" office:value="0.340277374191441">
                <text:p>0.340277374191441</text:p>
              </table:table-cell>
              <table:table-cell office:value-type="float" office:value="4.94647791328775">
                <text:p>4.94647791328775</text:p>
              </table:table-cell>
            </table:table-row>
            <table:table-row>
              <table:table-cell office:value-type="float" office:value="0.801609183229358">
                <text:p>0</text:p>
              </table:table-cell>
              <table:table-cell office:value-type="float" office:value="0.801609183229358">
                <text:p>0.801609183229358</text:p>
              </table:table-cell>
              <table:table-cell office:value-type="float" office:value="4.52395536492109">
                <text:p>4.52395536492109</text:p>
              </table:table-cell>
            </table:table-row>
            <table:table-row>
              <table:table-cell office:value-type="float" office:value="1.32557263617916">
                <text:p/>
              </table:table-cell>
              <table:table-cell office:value-type="float" office:value="1.32557263617916">
                <text:p>1.32557263617916</text:p>
              </table:table-cell>
              <table:table-cell office:value-type="float" office:value="4.95808271035396">
                <text:p>4.95808271035396</text:p>
              </table:table-cell>
            </table:table-row>
            <table:table-row>
              <table:table-cell office:value-type="float" office:value="0.922411355122482">
                <text:p>0</text:p>
              </table:table-cell>
              <table:table-cell office:value-type="float" office:value="0.922411355122482">
                <text:p>0.922411355122482</text:p>
              </table:table-cell>
              <table:table-cell office:value-type="float" office:value="3.75397444520982">
                <text:p>3.75397444520982</text:p>
              </table:table-cell>
            </table:table-row>
            <table:table-row>
              <table:table-cell office:value-type="float" office:value="1.92278167209016">
                <text:p/>
              </table:table-cell>
              <table:table-cell office:value-type="float" office:value="1.92278167209016">
                <text:p>1.92278167209016</text:p>
              </table:table-cell>
              <table:table-cell office:value-type="float" office:value="4.15148956827406">
                <text:p>4.15148956827406</text:p>
              </table:table-cell>
            </table:table-row>
            <table:table-row>
              <table:table-cell office:value-type="float" office:value="2.05471994808676">
                <text:p/>
              </table:table-cell>
              <table:table-cell office:value-type="float" office:value="2.05471994808676">
                <text:p>2.05471994808676</text:p>
              </table:table-cell>
              <table:table-cell office:value-type="float" office:value="4.32884775425579">
                <text:p>4.32884775425579</text:p>
              </table:table-cell>
            </table:table-row>
            <table:table-row>
              <table:table-cell office:value-type="float" office:value="0.949323247409603">
                <text:p>0</text:p>
              </table:table-cell>
              <table:table-cell office:value-type="float" office:value="0.949323247409603">
                <text:p>0.949323247409603</text:p>
              </table:table-cell>
              <table:table-cell office:value-type="float" office:value="4.31395876038311">
                <text:p>4.31395876038311</text:p>
              </table:table-cell>
            </table:table-row>
            <table:table-row>
              <table:table-cell office:value-type="float" office:value="2.79364535724773">
                <text:p/>
              </table:table-cell>
              <table:table-cell office:value-type="float" office:value="2.79364535724773">
                <text:p>2.79364535724773</text:p>
              </table:table-cell>
              <table:table-cell office:value-type="float" office:value="4.99064899669613">
                <text:p>4.99064899669613</text:p>
              </table:table-cell>
            </table:table-row>
            <table:table-row>
              <table:table-cell office:value-type="float" office:value="2.01287373076078">
                <text:p/>
              </table:table-cell>
              <table:table-cell office:value-type="float" office:value="2.01287373076078">
                <text:p>2.01287373076078</text:p>
              </table:table-cell>
              <table:table-cell office:value-type="float" office:value="4.65086061213335">
                <text:p>4.65086061213335</text:p>
              </table:table-cell>
            </table:table-row>
            <table:table-row>
              <table:table-cell office:value-type="float" office:value="0.939905255635246">
                <text:p>0</text:p>
              </table:table-cell>
              <table:table-cell office:value-type="float" office:value="0.939905255635246">
                <text:p>0.939905255635246</text:p>
              </table:table-cell>
              <table:table-cell office:value-type="float" office:value="5.74550730489116">
                <text:p>5.74550730489116</text:p>
              </table:table-cell>
            </table:table-row>
            <table:table-row>
              <table:table-cell office:value-type="float" office:value="1.64815545710775">
                <text:p/>
              </table:table-cell>
              <table:table-cell office:value-type="float" office:value="1.64815545710775">
                <text:p>1.64815545710775</text:p>
              </table:table-cell>
              <table:table-cell office:value-type="float" office:value="3.90506822336925">
                <text:p>3.90506822336925</text:p>
              </table:table-cell>
            </table:table-row>
            <table:table-row>
              <table:table-cell office:value-type="float" office:value="1.81634127681587">
                <text:p/>
              </table:table-cell>
              <table:table-cell office:value-type="float" office:value="1.81634127681587">
                <text:p>1.81634127681587</text:p>
              </table:table-cell>
              <table:table-cell office:value-type="float" office:value="4.72438302908033">
                <text:p>4.72438302908033</text:p>
              </table:table-cell>
            </table:table-row>
            <table:table-row>
              <table:table-cell office:value-type="float" office:value="2.60798054363011">
                <text:p/>
              </table:table-cell>
              <table:table-cell office:value-type="float" office:value="2.60798054363011">
                <text:p>2.60798054363011</text:p>
              </table:table-cell>
              <table:table-cell office:value-type="float" office:value="4.30425614669583">
                <text:p>4.30425614669583</text:p>
              </table:table-cell>
            </table:table-row>
            <table:table-row>
              <table:table-cell office:value-type="float" office:value="1.81600755328589">
                <text:p/>
              </table:table-cell>
              <table:table-cell office:value-type="float" office:value="1.81600755328589">
                <text:p>1.81600755328589</text:p>
              </table:table-cell>
              <table:table-cell office:value-type="float" office:value="3.65093665985732">
                <text:p>3.65093665985732</text:p>
              </table:table-cell>
            </table:table-row>
            <table:table-row>
              <table:table-cell office:value-type="float" office:value="1.92751400730352">
                <text:p/>
              </table:table-cell>
              <table:table-cell office:value-type="float" office:value="1.92751400730352">
                <text:p>1.92751400730352</text:p>
              </table:table-cell>
              <table:table-cell office:value-type="float" office:value="4.19396002872008">
                <text:p>4.19396002872008</text:p>
              </table:table-cell>
            </table:table-row>
            <table:table-row>
              <table:table-cell office:value-type="float" office:value="1.40955413077272">
                <text:p/>
              </table:table-cell>
              <table:table-cell office:value-type="float" office:value="1.40955413077272">
                <text:p>1.40955413077272</text:p>
              </table:table-cell>
              <table:table-cell office:value-type="float" office:value="4.33204044480866">
                <text:p>4.33204044480866</text:p>
              </table:table-cell>
            </table:table-row>
            <table:table-row>
              <table:table-cell office:value-type="float" office:value="1.49668887033739">
                <text:p/>
              </table:table-cell>
              <table:table-cell office:value-type="float" office:value="1.49668887033739">
                <text:p>1.49668887033739</text:p>
              </table:table-cell>
              <table:table-cell office:value-type="float" office:value="5.56360791327418">
                <text:p>5.56360791327418</text:p>
              </table:table-cell>
            </table:table-row>
            <table:table-row>
              <table:table-cell office:value-type="float" office:value="1.33454442503655">
                <text:p/>
              </table:table-cell>
              <table:table-cell office:value-type="float" office:value="1.33454442503655">
                <text:p>1.33454442503655</text:p>
              </table:table-cell>
              <table:table-cell office:value-type="float" office:value="4.5073730547995">
                <text:p>4.5073730547995</text:p>
              </table:table-cell>
            </table:table-row>
            <table:table-row>
              <table:table-cell office:value-type="float" office:value="1.89762463625561">
                <text:p/>
              </table:table-cell>
              <table:table-cell office:value-type="float" office:value="1.89762463625561">
                <text:p>1.89762463625561</text:p>
              </table:table-cell>
              <table:table-cell office:value-type="float" office:value="4.64818213553807">
                <text:p>4.64818213553807</text:p>
              </table:table-cell>
            </table:table-row>
            <table:table-row>
              <table:table-cell office:value-type="float" office:value="0.74244266308045">
                <text:p>0</text:p>
              </table:table-cell>
              <table:table-cell office:value-type="float" office:value="0.74244266308045">
                <text:p>0.74244266308045</text:p>
              </table:table-cell>
              <table:table-cell office:value-type="float" office:value="5.31318436192173">
                <text:p>5.31318436192173</text:p>
              </table:table-cell>
            </table:table-row>
            <table:table-row>
              <table:table-cell office:value-type="float" office:value="1.86116760809899">
                <text:p/>
              </table:table-cell>
              <table:table-cell office:value-type="float" office:value="1.86116760809899">
                <text:p>1.86116760809899</text:p>
              </table:table-cell>
              <table:table-cell office:value-type="float" office:value="4.76806829224848">
                <text:p>4.76806829224848</text:p>
              </table:table-cell>
            </table:table-row>
            <table:table-row>
              <table:table-cell office:value-type="float" office:value="1.54321421499038">
                <text:p/>
              </table:table-cell>
              <table:table-cell office:value-type="float" office:value="1.54321421499038">
                <text:p>1.54321421499038</text:p>
              </table:table-cell>
              <table:table-cell office:value-type="float" office:value="4.59533205874667">
                <text:p>4.59533205874667</text:p>
              </table:table-cell>
            </table:table-row>
            <table:table-row>
              <table:table-cell office:value-type="float" office:value="1.08594507352619">
                <text:p/>
              </table:table-cell>
              <table:table-cell office:value-type="float" office:value="1.08594507352619">
                <text:p>1.08594507352619</text:p>
              </table:table-cell>
              <table:table-cell office:value-type="float" office:value="4.04269664714266">
                <text:p>4.04269664714266</text:p>
              </table:table-cell>
            </table:table-row>
            <table:table-row>
              <table:table-cell office:value-type="float" office:value="1.47924935992853">
                <text:p/>
              </table:table-cell>
              <table:table-cell office:value-type="float" office:value="1.47924935992853">
                <text:p>1.47924935992853</text:p>
              </table:table-cell>
              <table:table-cell office:value-type="float" office:value="4.52669005613428">
                <text:p>4.52669005613428</text:p>
              </table:table-cell>
            </table:table-row>
            <table:table-row>
              <table:table-cell office:value-type="float" office:value="1.67290499251721">
                <text:p/>
              </table:table-cell>
              <table:table-cell office:value-type="float" office:value="1.67290499251721">
                <text:p>1.67290499251721</text:p>
              </table:table-cell>
              <table:table-cell office:value-type="float" office:value="4.54316474760174">
                <text:p>4.54316474760174</text:p>
              </table:table-cell>
            </table:table-row>
            <table:table-row>
              <table:table-cell office:value-type="float" office:value="1.964082914111">
                <text:p/>
              </table:table-cell>
              <table:table-cell office:value-type="float" office:value="1.964082914111">
                <text:p>1.964082914111</text:p>
              </table:table-cell>
              <table:table-cell office:value-type="float" office:value="4.68932430294372">
                <text:p>4.68932430294372</text:p>
              </table:table-cell>
            </table:table-row>
            <table:table-row>
              <table:table-cell office:value-type="float" office:value="-0.0996509780525325">
                <text:p>-0</text:p>
              </table:table-cell>
              <table:table-cell office:value-type="float" office:value="-0.0996509780525325">
                <text:p>-0.0996509780525325</text:p>
              </table:table-cell>
              <table:table-cell office:value-type="float" office:value="3.80802339402655">
                <text:p>3.80802339402655</text:p>
              </table:table-cell>
            </table:table-row>
            <table:table-row>
              <table:table-cell office:value-type="float" office:value="1.99878499008346">
                <text:p/>
              </table:table-cell>
              <table:table-cell office:value-type="float" office:value="1.99878499008346">
                <text:p>1.99878499008346</text:p>
              </table:table-cell>
              <table:table-cell office:value-type="float" office:value="5.01565837992671">
                <text:p>5.01565837992671</text:p>
              </table:table-cell>
            </table:table-row>
            <table:table-row>
              <table:table-cell office:value-type="float" office:value="2.40804079296241">
                <text:p/>
              </table:table-cell>
              <table:table-cell office:value-type="float" office:value="2.40804079296241">
                <text:p>2.40804079296241</text:p>
              </table:table-cell>
              <table:table-cell office:value-type="float" office:value="4.79772445400187">
                <text:p>4.79772445400187</text:p>
              </table:table-cell>
            </table:table-row>
            <table:table-row>
              <table:table-cell office:value-type="float" office:value="2.12490471864185">
                <text:p/>
              </table:table-cell>
              <table:table-cell office:value-type="float" office:value="2.12490471864185">
                <text:p>2.12490471864185</text:p>
              </table:table-cell>
              <table:table-cell office:value-type="float" office:value="4.93421029749379">
                <text:p>4.93421029749379</text:p>
              </table:table-cell>
            </table:table-row>
            <table:table-row>
              <table:table-cell office:value-type="float" office:value="2.16583946024772">
                <text:p/>
              </table:table-cell>
              <table:table-cell office:value-type="float" office:value="2.16583946024772">
                <text:p>2.16583946024772</text:p>
              </table:table-cell>
              <table:table-cell office:value-type="float" office:value="3.54877387572207">
                <text:p>3.54877387572207</text:p>
              </table:table-cell>
            </table:table-row>
            <table:table-row>
              <table:table-cell office:value-type="float" office:value="1.18276656109652">
                <text:p/>
              </table:table-cell>
              <table:table-cell office:value-type="float" office:value="1.18276656109652">
                <text:p>1.18276656109652</text:p>
              </table:table-cell>
              <table:table-cell office:value-type="float" office:value="4.59094255897488">
                <text:p>4.59094255897488</text:p>
              </table:table-cell>
            </table:table-row>
            <table:table-row>
              <table:table-cell office:value-type="float" office:value="2.11836043072674">
                <text:p/>
              </table:table-cell>
              <table:table-cell office:value-type="float" office:value="2.11836043072674">
                <text:p>2.11836043072674</text:p>
              </table:table-cell>
              <table:table-cell office:value-type="float" office:value="5.25648533239559">
                <text:p>5.25648533239559</text:p>
              </table:table-cell>
            </table:table-row>
            <table:table-row>
              <table:table-cell office:value-type="float" office:value="1.99404667327111">
                <text:p/>
              </table:table-cell>
              <table:table-cell office:value-type="float" office:value="1.99404667327111">
                <text:p>1.99404667327111</text:p>
              </table:table-cell>
              <table:table-cell office:value-type="float" office:value="3.28488948126493">
                <text:p>3.28488948126493</text:p>
              </table:table-cell>
            </table:table-row>
            <table:table-row>
              <table:table-cell office:value-type="float" office:value="1.03217616203466">
                <text:p/>
              </table:table-cell>
              <table:table-cell office:value-type="float" office:value="1.03217616203466">
                <text:p>1.03217616203466</text:p>
              </table:table-cell>
              <table:table-cell office:value-type="float" office:value="5.50430346254959">
                <text:p>5.50430346254959</text:p>
              </table:table-cell>
            </table:table-row>
            <table:table-row>
              <table:table-cell office:value-type="float" office:value="1.90468537936781">
                <text:p/>
              </table:table-cell>
              <table:table-cell office:value-type="float" office:value="1.90468537936781">
                <text:p>1.90468537936781</text:p>
              </table:table-cell>
              <table:table-cell office:value-type="float" office:value="5.10587728023629">
                <text:p>5.10587728023629</text:p>
              </table:table-cell>
            </table:table-row>
            <table:table-row>
              <table:table-cell office:value-type="float" office:value="2.23470042352344">
                <text:p/>
              </table:table-cell>
              <table:table-cell office:value-type="float" office:value="2.23470042352344">
                <text:p>2.23470042352344</text:p>
              </table:table-cell>
              <table:table-cell office:value-type="float" office:value="5.30641158341633">
                <text:p>5.30641158341633</text:p>
              </table:table-cell>
            </table:table-row>
            <table:table-row>
              <table:table-cell office:value-type="float" office:value="1.5281751293262">
                <text:p/>
              </table:table-cell>
              <table:table-cell office:value-type="float" office:value="1.5281751293262">
                <text:p>1.5281751293262</text:p>
              </table:table-cell>
              <table:table-cell office:value-type="float" office:value="4.74823807399496">
                <text:p>4.74823807399496</text:p>
              </table:table-cell>
            </table:table-row>
            <table:table-row>
              <table:table-cell office:value-type="float" office:value="3.10097295366403">
                <text:p/>
              </table:table-cell>
              <table:table-cell office:value-type="float" office:value="3.10097295366403">
                <text:p>3.10097295366403</text:p>
              </table:table-cell>
              <table:table-cell office:value-type="float" office:value="4.16537105421069">
                <text:p>4.16537105421069</text:p>
              </table:table-cell>
            </table:table-row>
            <table:table-row>
              <table:table-cell office:value-type="float" office:value="1.72796017302711">
                <text:p/>
              </table:table-cell>
              <table:table-cell office:value-type="float" office:value="1.72796017302711">
                <text:p>1.72796017302711</text:p>
              </table:table-cell>
              <table:table-cell office:value-type="float" office:value="5.05723017682161">
                <text:p>5.05723017682161</text:p>
              </table:table-cell>
            </table:table-row>
            <table:table-row>
              <table:table-cell office:value-type="float" office:value="2.2827427499266">
                <text:p/>
              </table:table-cell>
              <table:table-cell office:value-type="float" office:value="2.2827427499266">
                <text:p>2.2827427499266</text:p>
              </table:table-cell>
              <table:table-cell office:value-type="float" office:value="4.71276395749393">
                <text:p>4.71276395749393</text:p>
              </table:table-cell>
            </table:table-row>
            <table:table-row>
              <table:table-cell office:value-type="float" office:value="1.69747251669339">
                <text:p/>
              </table:table-cell>
              <table:table-cell office:value-type="float" office:value="1.69747251669339">
                <text:p>1.69747251669339</text:p>
              </table:table-cell>
              <table:table-cell office:value-type="float" office:value="3.95926793053202">
                <text:p>3.95926793053202</text:p>
              </table:table-cell>
            </table:table-row>
            <table:table-row>
              <table:table-cell office:value-type="float" office:value="2.77335120555751">
                <text:p/>
              </table:table-cell>
              <table:table-cell office:value-type="float" office:value="2.77335120555751">
                <text:p>2.77335120555751</text:p>
              </table:table-cell>
              <table:table-cell office:value-type="float" office:value="4.57261902446545">
                <text:p>4.57261902446545</text:p>
              </table:table-cell>
            </table:table-row>
            <table:table-row>
              <table:table-cell office:value-type="float" office:value="1.69865118513876">
                <text:p/>
              </table:table-cell>
              <table:table-cell office:value-type="float" office:value="1.69865118513876">
                <text:p>1.69865118513876</text:p>
              </table:table-cell>
              <table:table-cell office:value-type="float" office:value="4.19897647231267">
                <text:p>4.19897647231267</text:p>
              </table:table-cell>
            </table:table-row>
            <table:table-row>
              <table:table-cell office:value-type="float" office:value="1.25951115059278">
                <text:p/>
              </table:table-cell>
              <table:table-cell office:value-type="float" office:value="1.25951115059278">
                <text:p>1.25951115059278</text:p>
              </table:table-cell>
              <table:table-cell office:value-type="float" office:value="4.26047348397934">
                <text:p>4.26047348397934</text:p>
              </table:table-cell>
            </table:table-row>
            <table:table-row>
              <table:table-cell office:value-type="float" office:value="1.60223037963639">
                <text:p/>
              </table:table-cell>
              <table:table-cell office:value-type="float" office:value="1.60223037963639">
                <text:p>1.60223037963639</text:p>
              </table:table-cell>
              <table:table-cell office:value-type="float" office:value="4.61346816416481">
                <text:p>4.61346816416481</text:p>
              </table:table-cell>
            </table:table-row>
            <table:table-row>
              <table:table-cell office:value-type="float" office:value="1.60165302753388">
                <text:p/>
              </table:table-cell>
              <table:table-cell office:value-type="float" office:value="1.60165302753388">
                <text:p>1.60165302753388</text:p>
              </table:table-cell>
              <table:table-cell office:value-type="float" office:value="4.69454150105826">
                <text:p>4.69454150105826</text:p>
              </table:table-cell>
            </table:table-row>
            <table:table-row>
              <table:table-cell office:value-type="float" office:value="1.17931105647503">
                <text:p/>
              </table:table-cell>
              <table:table-cell office:value-type="float" office:value="1.17931105647503">
                <text:p>1.17931105647503</text:p>
              </table:table-cell>
              <table:table-cell office:value-type="float" office:value="4.26146393949534">
                <text:p>4.26146393949534</text:p>
              </table:table-cell>
            </table:table-row>
            <table:table-row>
              <table:table-cell office:value-type="float" office:value="1.04333821980301">
                <text:p/>
              </table:table-cell>
              <table:table-cell office:value-type="float" office:value="1.04333821980301">
                <text:p>1.04333821980301</text:p>
              </table:table-cell>
              <table:table-cell office:value-type="float" office:value="5.19523373804897">
                <text:p>5.19523373804897</text:p>
              </table:table-cell>
            </table:table-row>
            <table:table-row>
              <table:table-cell office:value-type="float" office:value="2.43337428955297">
                <text:p/>
              </table:table-cell>
              <table:table-cell office:value-type="float" office:value="2.43337428955297">
                <text:p>2.43337428955297</text:p>
              </table:table-cell>
              <table:table-cell office:value-type="float" office:value="4.56184432381914">
                <text:p>4.56184432381914</text:p>
              </table:table-cell>
            </table:table-row>
            <table:table-row>
              <table:table-cell office:value-type="float" office:value="2.57949215792507">
                <text:p/>
              </table:table-cell>
              <table:table-cell office:value-type="float" office:value="2.57949215792507">
                <text:p>2.57949215792507</text:p>
              </table:table-cell>
              <table:table-cell office:value-type="float" office:value="4.02274077264376">
                <text:p>4.02274077264376</text:p>
              </table:table-cell>
            </table:table-row>
            <table:table-row>
              <table:table-cell office:value-type="float" office:value="1.94047185271247">
                <text:p/>
              </table:table-cell>
              <table:table-cell office:value-type="float" office:value="1.94047185271247">
                <text:p>1.94047185271247</text:p>
              </table:table-cell>
              <table:table-cell office:value-type="float" office:value="3.6781170975385">
                <text:p>3.6781170975385</text:p>
              </table:table-cell>
            </table:table-row>
            <table:table-row>
              <table:table-cell office:value-type="float" office:value="1.51561850229594">
                <text:p/>
              </table:table-cell>
              <table:table-cell office:value-type="float" office:value="1.51561850229594">
                <text:p>1.51561850229594</text:p>
              </table:table-cell>
              <table:table-cell office:value-type="float" office:value="4.43876105094071">
                <text:p>4.43876105094071</text:p>
              </table:table-cell>
            </table:table-row>
            <table:table-row>
              <table:table-cell office:value-type="float" office:value="2.0335218838293">
                <text:p/>
              </table:table-cell>
              <table:table-cell office:value-type="float" office:value="2.0335218838293">
                <text:p>2.0335218838293</text:p>
              </table:table-cell>
              <table:table-cell office:value-type="float" office:value="4.03074062282544">
                <text:p>4.03074062282544</text:p>
              </table:table-cell>
            </table:table-row>
            <table:table-row>
              <table:table-cell office:value-type="float" office:value="2.30977741882319">
                <text:p/>
              </table:table-cell>
              <table:table-cell office:value-type="float" office:value="2.30977741882319">
                <text:p>2.30977741882319</text:p>
              </table:table-cell>
              <table:table-cell office:value-type="float" office:value="4.11806177811623">
                <text:p>4.11806177811623</text:p>
              </table:table-cell>
            </table:table-row>
            <table:table-row>
              <table:table-cell office:value-type="float" office:value="1.97928154930351">
                <text:p/>
              </table:table-cell>
              <table:table-cell office:value-type="float" office:value="1.97928154930351">
                <text:p>1.97928154930351</text:p>
              </table:table-cell>
              <table:table-cell office:value-type="float" office:value="3.5712553751973">
                <text:p>3.5712553751973</text:p>
              </table:table-cell>
            </table:table-row>
            <table:table-row>
              <table:table-cell office:value-type="float" office:value="2.5341544484443">
                <text:p/>
              </table:table-cell>
              <table:table-cell office:value-type="float" office:value="2.5341544484443">
                <text:p>2.5341544484443</text:p>
              </table:table-cell>
              <table:table-cell office:value-type="float" office:value="5.16658397715294">
                <text:p>5.16658397715294</text:p>
              </table:table-cell>
            </table:table-row>
            <table:table-row>
              <table:table-cell office:value-type="float" office:value="1.63696734141221">
                <text:p/>
              </table:table-cell>
              <table:table-cell office:value-type="float" office:value="1.63696734141221">
                <text:p>1.63696734141221</text:p>
              </table:table-cell>
              <table:table-cell office:value-type="float" office:value="4.75535891326552">
                <text:p>4.75535891326552</text:p>
              </table:table-cell>
            </table:table-row>
            <table:table-row>
              <table:table-cell office:value-type="float" office:value="1.62046162066812">
                <text:p/>
              </table:table-cell>
              <table:table-cell office:value-type="float" office:value="1.62046162066812">
                <text:p>1.62046162066812</text:p>
              </table:table-cell>
              <table:table-cell office:value-type="float" office:value="4.05918131711997">
                <text:p>4.05918131711997</text:p>
              </table:table-cell>
            </table:table-row>
            <table:table-row>
              <table:table-cell office:value-type="float" office:value="2.0360677421992">
                <text:p/>
              </table:table-cell>
              <table:table-cell office:value-type="float" office:value="2.0360677421992">
                <text:p>2.0360677421992</text:p>
              </table:table-cell>
              <table:table-cell office:value-type="float" office:value="5.32468066127945">
                <text:p>5.32468066127945</text:p>
              </table:table-cell>
            </table:table-row>
            <table:table-row>
              <table:table-cell office:value-type="float" office:value="1.57623886213674">
                <text:p/>
              </table:table-cell>
              <table:table-cell office:value-type="float" office:value="1.57623886213674">
                <text:p>1.57623886213674</text:p>
              </table:table-cell>
              <table:table-cell office:value-type="float" office:value="4.79103945443869">
                <text:p>4.79103945443869</text:p>
              </table:table-cell>
            </table:table-row>
            <table:table-row>
              <table:table-cell office:value-type="float" office:value="2.30579490623656">
                <text:p/>
              </table:table-cell>
              <table:table-cell office:value-type="float" office:value="2.30579490623656">
                <text:p>2.30579490623656</text:p>
              </table:table-cell>
              <table:table-cell office:value-type="float" office:value="4.85097305063123">
                <text:p>4.85097305063123</text:p>
              </table:table-cell>
            </table:table-row>
            <table:table-row>
              <table:table-cell office:value-type="float" office:value="1.46939938527903">
                <text:p/>
              </table:table-cell>
              <table:table-cell office:value-type="float" office:value="1.46939938527903">
                <text:p>1.46939938527903</text:p>
              </table:table-cell>
              <table:table-cell office:value-type="float" office:value="4.83601481420791">
                <text:p>4.83601481420791</text:p>
              </table:table-cell>
            </table:table-row>
            <table:table-row>
              <table:table-cell office:value-type="float" office:value="1.05956392404132">
                <text:p/>
              </table:table-cell>
              <table:table-cell office:value-type="float" office:value="1.05956392404132">
                <text:p>1.05956392404132</text:p>
              </table:table-cell>
              <table:table-cell office:value-type="float" office:value="4.66451674083691">
                <text:p>4.66451674083691</text:p>
              </table:table-cell>
            </table:table-row>
            <table:table-row>
              <table:table-cell office:value-type="float" office:value="1.84522745790214">
                <text:p/>
              </table:table-cell>
              <table:table-cell office:value-type="float" office:value="1.84522745790214">
                <text:p>1.84522745790214</text:p>
              </table:table-cell>
              <table:table-cell office:value-type="float" office:value="4.31455622509497">
                <text:p>4.31455622509497</text:p>
              </table:table-cell>
            </table:table-row>
            <table:table-row>
              <table:table-cell office:value-type="float" office:value="1.59229574231258">
                <text:p/>
              </table:table-cell>
              <table:table-cell office:value-type="float" office:value="1.59229574231258">
                <text:p>1.59229574231258</text:p>
              </table:table-cell>
              <table:table-cell office:value-type="float" office:value="4.1715073225626">
                <text:p>4.1715073225626</text:p>
              </table:table-cell>
            </table:table-row>
            <table:table-row>
              <table:table-cell office:value-type="float" office:value="2.03796156472883">
                <text:p/>
              </table:table-cell>
              <table:table-cell office:value-type="float" office:value="2.03796156472883">
                <text:p>2.03796156472883</text:p>
              </table:table-cell>
              <table:table-cell office:value-type="float" office:value="4.52231627393423">
                <text:p>4.52231627393423</text:p>
              </table:table-cell>
            </table:table-row>
            <table:table-row>
              <table:table-cell office:value-type="float" office:value="2.35649093822783">
                <text:p/>
              </table:table-cell>
              <table:table-cell office:value-type="float" office:value="2.35649093822783">
                <text:p>2.35649093822783</text:p>
              </table:table-cell>
              <table:table-cell office:value-type="float" office:value="5.33408698689347">
                <text:p>5.33408698689347</text:p>
              </table:table-cell>
            </table:table-row>
            <table:table-row>
              <table:table-cell office:value-type="float" office:value="1.24670603722312">
                <text:p/>
              </table:table-cell>
              <table:table-cell office:value-type="float" office:value="1.24670603722312">
                <text:p>1.24670603722312</text:p>
              </table:table-cell>
              <table:table-cell office:value-type="float" office:value="4.63488447817605">
                <text:p>4.63488447817605</text:p>
              </table:table-cell>
            </table:table-row>
            <table:table-row>
              <table:table-cell office:value-type="float" office:value="1.73942432169773">
                <text:p/>
              </table:table-cell>
              <table:table-cell office:value-type="float" office:value="1.73942432169773">
                <text:p>1.73942432169773</text:p>
              </table:table-cell>
              <table:table-cell office:value-type="float" office:value="4.94333867686618">
                <text:p>4.94333867686618</text:p>
              </table:table-cell>
            </table:table-row>
            <table:table-row>
              <table:table-cell office:value-type="float" office:value="1.93443431507171">
                <text:p/>
              </table:table-cell>
              <table:table-cell office:value-type="float" office:value="1.93443431507171">
                <text:p>1.93443431507171</text:p>
              </table:table-cell>
              <table:table-cell office:value-type="float" office:value="4.62527292997123">
                <text:p>4.62527292997123</text:p>
              </table:table-cell>
            </table:table-row>
            <table:table-row>
              <table:table-cell office:value-type="float" office:value="1.62426868207974">
                <text:p/>
              </table:table-cell>
              <table:table-cell office:value-type="float" office:value="1.62426868207974">
                <text:p>1.62426868207974</text:p>
              </table:table-cell>
              <table:table-cell office:value-type="float" office:value="4.33778359960081">
                <text:p>4.33778359960081</text:p>
              </table:table-cell>
            </table:table-row>
            <table:table-row>
              <table:table-cell office:value-type="float" office:value="1.14338299089848">
                <text:p/>
              </table:table-cell>
              <table:table-cell office:value-type="float" office:value="1.14338299089848">
                <text:p>1.14338299089848</text:p>
              </table:table-cell>
              <table:table-cell office:value-type="float" office:value="4.88225360386603">
                <text:p>4.88225360386603</text:p>
              </table:table-cell>
            </table:table-row>
            <table:table-row>
              <table:table-cell office:value-type="float" office:value="2.20948971599073">
                <text:p/>
              </table:table-cell>
              <table:table-cell office:value-type="float" office:value="2.20948971599073">
                <text:p>2.20948971599073</text:p>
              </table:table-cell>
              <table:table-cell office:value-type="float" office:value="3.91185395316273">
                <text:p>3.91185395316273</text:p>
              </table:table-cell>
            </table:table-row>
            <table:table-row>
              <table:table-cell office:value-type="float" office:value="2.53933996400551">
                <text:p/>
              </table:table-cell>
              <table:table-cell office:value-type="float" office:value="2.53933996400551">
                <text:p>2.53933996400551</text:p>
              </table:table-cell>
              <table:table-cell office:value-type="float" office:value="4.58205773886562">
                <text:p>4.58205773886562</text:p>
              </table:table-cell>
            </table:table-row>
            <table:table-row>
              <table:table-cell office:value-type="float" office:value="0.891671580470217">
                <text:p>0</text:p>
              </table:table-cell>
              <table:table-cell office:value-type="float" office:value="0.891671580470217">
                <text:p>0.891671580470217</text:p>
              </table:table-cell>
              <table:table-cell office:value-type="float" office:value="4.78090338110674">
                <text:p>4.78090338110674</text:p>
              </table:table-cell>
            </table:table-row>
            <table:table-row>
              <table:table-cell office:value-type="float" office:value="1.20264375848738">
                <text:p/>
              </table:table-cell>
              <table:table-cell office:value-type="float" office:value="1.20264375848738">
                <text:p>1.20264375848738</text:p>
              </table:table-cell>
              <table:table-cell office:value-type="float" office:value="4.1571586815878">
                <text:p>4.1571586815878</text:p>
              </table:table-cell>
            </table:table-row>
            <table:table-row>
              <table:table-cell office:value-type="float" office:value="1.30987648946121">
                <text:p/>
              </table:table-cell>
              <table:table-cell office:value-type="float" office:value="1.30987648946121">
                <text:p>1.30987648946121</text:p>
              </table:table-cell>
              <table:table-cell office:value-type="float" office:value="3.94165520171953">
                <text:p>3.94165520171953</text:p>
              </table:table-cell>
            </table:table-row>
            <table:table-row>
              <table:table-cell office:value-type="float" office:value="1.38367385284974">
                <text:p/>
              </table:table-cell>
              <table:table-cell office:value-type="float" office:value="1.38367385284974">
                <text:p>1.38367385284974</text:p>
              </table:table-cell>
              <table:table-cell office:value-type="float" office:value="4.02096573096494">
                <text:p>4.02096573096494</text:p>
              </table:table-cell>
            </table:table-row>
            <table:table-row>
              <table:table-cell office:value-type="float" office:value="0.961457512312984">
                <text:p>0</text:p>
              </table:table-cell>
              <table:table-cell office:value-type="float" office:value="0.961457512312984">
                <text:p>0.961457512312984</text:p>
              </table:table-cell>
              <table:table-cell office:value-type="float" office:value="4.46658810181659">
                <text:p>4.46658810181659</text:p>
              </table:table-cell>
            </table:table-row>
            <table:table-row>
              <table:table-cell office:value-type="float" office:value="2.07309620354964">
                <text:p/>
              </table:table-cell>
              <table:table-cell office:value-type="float" office:value="2.07309620354964">
                <text:p>2.07309620354964</text:p>
              </table:table-cell>
              <table:table-cell office:value-type="float" office:value="4.62900301708335">
                <text:p>4.62900301708335</text:p>
              </table:table-cell>
            </table:table-row>
            <table:table-row>
              <table:table-cell office:value-type="float" office:value="1.51316859695609">
                <text:p/>
              </table:table-cell>
              <table:table-cell office:value-type="float" office:value="1.51316859695609">
                <text:p>1.51316859695609</text:p>
              </table:table-cell>
              <table:table-cell office:value-type="float" office:value="4.464054890433">
                <text:p>4.464054890433</text:p>
              </table:table-cell>
            </table:table-row>
            <table:table-row>
              <table:table-cell office:value-type="float" office:value="2.03604923818495">
                <text:p/>
              </table:table-cell>
              <table:table-cell office:value-type="float" office:value="2.03604923818495">
                <text:p>2.03604923818495</text:p>
              </table:table-cell>
              <table:table-cell office:value-type="float" office:value="4.21925404451601">
                <text:p>4.21925404451601</text:p>
              </table:table-cell>
            </table:table-row>
            <table:table-row>
              <table:table-cell office:value-type="float" office:value="1.07942211659636">
                <text:p/>
              </table:table-cell>
              <table:table-cell office:value-type="float" office:value="1.07942211659636">
                <text:p>1.07942211659636</text:p>
              </table:table-cell>
              <table:table-cell office:value-type="float" office:value="5.21721572089602">
                <text:p>5.21721572089602</text:p>
              </table:table-cell>
            </table:table-row>
            <table:table-row>
              <table:table-cell office:value-type="float" office:value="1.78454518848666">
                <text:p/>
              </table:table-cell>
              <table:table-cell office:value-type="float" office:value="1.78454518848666">
                <text:p>1.78454518848666</text:p>
              </table:table-cell>
              <table:table-cell office:value-type="float" office:value="4.62429789255434">
                <text:p>4.62429789255434</text:p>
              </table:table-cell>
            </table:table-row>
            <table:table-row>
              <table:table-cell office:value-type="float" office:value="1.36690403220277">
                <text:p/>
              </table:table-cell>
              <table:table-cell office:value-type="float" office:value="1.36690403220277">
                <text:p>1.36690403220277</text:p>
              </table:table-cell>
              <table:table-cell office:value-type="float" office:value="4.87217684702135">
                <text:p>4.87217684702135</text:p>
              </table:table-cell>
            </table:table-row>
            <table:table-row>
              <table:table-cell office:value-type="float" office:value="1.67402703120884">
                <text:p/>
              </table:table-cell>
              <table:table-cell office:value-type="float" office:value="1.67402703120884">
                <text:p>1.67402703120884</text:p>
              </table:table-cell>
              <table:table-cell office:value-type="float" office:value="4.67883748619171">
                <text:p>4.67883748619171</text:p>
              </table:table-cell>
            </table:table-row>
            <table:table-row>
              <table:table-cell office:value-type="float" office:value="2.13895435998719">
                <text:p/>
              </table:table-cell>
              <table:table-cell office:value-type="float" office:value="2.13895435998719">
                <text:p>2.13895435998719</text:p>
              </table:table-cell>
              <table:table-cell office:value-type="float" office:value="4.56171298706627">
                <text:p>4.56171298706627</text:p>
              </table:table-cell>
            </table:table-row>
            <table:table-row>
              <table:table-cell office:value-type="float" office:value="1.39806221449762">
                <text:p/>
              </table:table-cell>
              <table:table-cell office:value-type="float" office:value="1.39806221449762">
                <text:p>1.39806221449762</text:p>
              </table:table-cell>
              <table:table-cell office:value-type="float" office:value="4.06944845373499">
                <text:p>4.06944845373499</text:p>
              </table:table-cell>
            </table:table-row>
            <table:table-row>
              <table:table-cell office:value-type="float" office:value="2.71555392002204">
                <text:p/>
              </table:table-cell>
              <table:table-cell office:value-type="float" office:value="2.71555392002204">
                <text:p>2.71555392002204</text:p>
              </table:table-cell>
              <table:table-cell office:value-type="float" office:value="4.31974878318346">
                <text:p>4.31974878318346</text:p>
              </table:table-cell>
            </table:table-row>
            <table:table-row>
              <table:table-cell office:value-type="float" office:value="1.99655428987346">
                <text:p/>
              </table:table-cell>
              <table:table-cell office:value-type="float" office:value="1.99655428987346">
                <text:p>1.99655428987346</text:p>
              </table:table-cell>
              <table:table-cell office:value-type="float" office:value="4.52340289014264">
                <text:p>4.52340289014264</text:p>
              </table:table-cell>
            </table:table-row>
            <table:table-row>
              <table:table-cell office:value-type="float" office:value="1.88675051080942">
                <text:p/>
              </table:table-cell>
              <table:table-cell office:value-type="float" office:value="1.88675051080942">
                <text:p>1.88675051080942</text:p>
              </table:table-cell>
              <table:table-cell office:value-type="float" office:value="3.84358061926903">
                <text:p>3.84358061926903</text:p>
              </table:table-cell>
            </table:table-row>
            <table:table-row>
              <table:table-cell office:value-type="float" office:value="2.0316343904874">
                <text:p/>
              </table:table-cell>
              <table:table-cell office:value-type="float" office:value="2.0316343904874">
                <text:p>2.0316343904874</text:p>
              </table:table-cell>
              <table:table-cell office:value-type="float" office:value="5.01823008364033">
                <text:p>5.01823008364033</text:p>
              </table:table-cell>
            </table:table-row>
            <table:table-row>
              <table:table-cell office:value-type="float" office:value="2.07838165667531">
                <text:p/>
              </table:table-cell>
              <table:table-cell office:value-type="float" office:value="2.07838165667531">
                <text:p>2.07838165667531</text:p>
              </table:table-cell>
              <table:table-cell office:value-type="float" office:value="4.68076054880955">
                <text:p>4.68076054880955</text:p>
              </table:table-cell>
            </table:table-row>
            <table:table-row>
              <table:table-cell office:value-type="float" office:value="1.82447625645626">
                <text:p/>
              </table:table-cell>
              <table:table-cell office:value-type="float" office:value="1.82447625645626">
                <text:p>1.82447625645626</text:p>
              </table:table-cell>
              <table:table-cell office:value-type="float" office:value="4.06978329393377">
                <text:p>4.06978329393377</text:p>
              </table:table-cell>
            </table:table-row>
            <table:table-row>
              <table:table-cell office:value-type="float" office:value="2.35355256377755">
                <text:p/>
              </table:table-cell>
              <table:table-cell office:value-type="float" office:value="2.35355256377755">
                <text:p>2.35355256377755</text:p>
              </table:table-cell>
              <table:table-cell office:value-type="float" office:value="5.37050505619525">
                <text:p>5.37050505619525</text:p>
              </table:table-cell>
            </table:table-row>
            <table:table-row>
              <table:table-cell office:value-type="float" office:value="1.7897917593637">
                <text:p/>
              </table:table-cell>
              <table:table-cell office:value-type="float" office:value="1.7897917593637">
                <text:p>1.7897917593637</text:p>
              </table:table-cell>
              <table:table-cell office:value-type="float" office:value="3.69050542652128">
                <text:p>3.69050542652128</text:p>
              </table:table-cell>
            </table:table-row>
            <table:table-row>
              <table:table-cell office:value-type="float" office:value="1.47109995742262">
                <text:p/>
              </table:table-cell>
              <table:table-cell office:value-type="float" office:value="1.47109995742262">
                <text:p>1.47109995742262</text:p>
              </table:table-cell>
              <table:table-cell office:value-type="float" office:value="4.99004880697594">
                <text:p>4.99004880697594</text:p>
              </table:table-cell>
            </table:table-row>
            <table:table-row>
              <table:table-cell office:value-type="float" office:value="2.0742392596641">
                <text:p/>
              </table:table-cell>
              <table:table-cell office:value-type="float" office:value="2.0742392596641">
                <text:p>2.0742392596641</text:p>
              </table:table-cell>
              <table:table-cell office:value-type="float" office:value="4.83213886768065">
                <text:p>4.83213886768065</text:p>
              </table:table-cell>
            </table:table-row>
            <table:table-row>
              <table:table-cell office:value-type="float" office:value="1.09765946904142">
                <text:p/>
              </table:table-cell>
              <table:table-cell office:value-type="float" office:value="1.09765946904142">
                <text:p>1.09765946904142</text:p>
              </table:table-cell>
              <table:table-cell office:value-type="float" office:value="5.43137281012968">
                <text:p>5.43137281012968</text:p>
              </table:table-cell>
            </table:table-row>
            <table:table-row>
              <table:table-cell office:value-type="float" office:value="1.6644868424169">
                <text:p/>
              </table:table-cell>
              <table:table-cell office:value-type="float" office:value="1.6644868424169">
                <text:p>1.6644868424169</text:p>
              </table:table-cell>
              <table:table-cell office:value-type="float" office:value="4.17136899329781">
                <text:p>4.17136899329781</text:p>
              </table:table-cell>
            </table:table-row>
            <table:table-row>
              <table:table-cell office:value-type="float" office:value="1.44824110010089">
                <text:p/>
              </table:table-cell>
              <table:table-cell office:value-type="float" office:value="1.44824110010089">
                <text:p>1.44824110010089</text:p>
              </table:table-cell>
              <table:table-cell office:value-type="float" office:value="4.3738936112479">
                <text:p>4.3738936112479</text:p>
              </table:table-cell>
            </table:table-row>
            <table:table-row>
              <table:table-cell office:value-type="float" office:value="1.52086884032178">
                <text:p/>
              </table:table-cell>
              <table:table-cell office:value-type="float" office:value="1.52086884032178">
                <text:p>1.52086884032178</text:p>
              </table:table-cell>
              <table:table-cell office:value-type="float" office:value="4.09864357640061">
                <text:p>4.09864357640061</text:p>
              </table:table-cell>
            </table:table-row>
            <table:table-row>
              <table:table-cell office:value-type="float" office:value="1.94662509574997">
                <text:p/>
              </table:table-cell>
              <table:table-cell office:value-type="float" office:value="1.94662509574997">
                <text:p>1.94662509574997</text:p>
              </table:table-cell>
              <table:table-cell office:value-type="float" office:value="4.05077884502544">
                <text:p>4.05077884502544</text:p>
              </table:table-cell>
            </table:table-row>
            <table:table-row>
              <table:table-cell office:value-type="float" office:value="1.47882816177468">
                <text:p/>
              </table:table-cell>
              <table:table-cell office:value-type="float" office:value="1.47882816177468">
                <text:p>1.47882816177468</text:p>
              </table:table-cell>
              <table:table-cell office:value-type="float" office:value="4.75277412239371">
                <text:p>4.75277412239371</text:p>
              </table:table-cell>
            </table:table-row>
            <table:table-row>
              <table:table-cell office:value-type="float" office:value="1.55962399384851">
                <text:p/>
              </table:table-cell>
              <table:table-cell office:value-type="float" office:value="1.55962399384851">
                <text:p>1.55962399384851</text:p>
              </table:table-cell>
              <table:table-cell office:value-type="float" office:value="3.70591871540129">
                <text:p>3.70591871540129</text:p>
              </table:table-cell>
            </table:table-row>
            <table:table-row>
              <table:table-cell office:value-type="float" office:value="1.37527025994953">
                <text:p/>
              </table:table-cell>
              <table:table-cell office:value-type="float" office:value="1.37527025994953">
                <text:p>1.37527025994953</text:p>
              </table:table-cell>
              <table:table-cell office:value-type="float" office:value="3.32042913601862">
                <text:p>3.32042913601862</text:p>
              </table:table-cell>
            </table:table-row>
            <table:table-row>
              <table:table-cell office:value-type="float" office:value="2.66069623232755">
                <text:p/>
              </table:table-cell>
              <table:table-cell office:value-type="float" office:value="2.66069623232755">
                <text:p>2.66069623232755</text:p>
              </table:table-cell>
              <table:table-cell office:value-type="float" office:value="5.00616839760015">
                <text:p>5.00616839760015</text:p>
              </table:table-cell>
            </table:table-row>
            <table:table-row>
              <table:table-cell office:value-type="float" office:value="1.81032088575289">
                <text:p/>
              </table:table-cell>
              <table:table-cell office:value-type="float" office:value="1.81032088575289">
                <text:p>1.81032088575289</text:p>
              </table:table-cell>
              <table:table-cell office:value-type="float" office:value="4.88304645493263">
                <text:p>4.88304645493263</text:p>
              </table:table-cell>
            </table:table-row>
            <table:table-row>
              <table:table-cell office:value-type="float" office:value="2.35872680191056">
                <text:p/>
              </table:table-cell>
              <table:table-cell office:value-type="float" office:value="2.35872680191056">
                <text:p>2.35872680191056</text:p>
              </table:table-cell>
              <table:table-cell office:value-type="float" office:value="3.89048110915532">
                <text:p>3.89048110915532</text:p>
              </table:table-cell>
            </table:table-row>
            <table:table-row>
              <table:table-cell office:value-type="float" office:value="2.36168816244128">
                <text:p/>
              </table:table-cell>
              <table:table-cell office:value-type="float" office:value="2.36168816244128">
                <text:p>2.36168816244128</text:p>
              </table:table-cell>
              <table:table-cell office:value-type="float" office:value="4.2530911763725">
                <text:p>4.2530911763725</text:p>
              </table:table-cell>
            </table:table-row>
            <table:table-row>
              <table:table-cell office:value-type="float" office:value="1.02365737753792">
                <text:p/>
              </table:table-cell>
              <table:table-cell office:value-type="float" office:value="1.02365737753792">
                <text:p>1.02365737753792</text:p>
              </table:table-cell>
              <table:table-cell office:value-type="float" office:value="4.13926006342015">
                <text:p>4.13926006342015</text:p>
              </table:table-cell>
            </table:table-row>
            <table:table-row>
              <table:table-cell office:value-type="float" office:value="1.3472704863735">
                <text:p/>
              </table:table-cell>
              <table:table-cell office:value-type="float" office:value="1.3472704863735">
                <text:p>1.3472704863735</text:p>
              </table:table-cell>
              <table:table-cell office:value-type="float" office:value="4.06596367339461">
                <text:p>4.06596367339461</text:p>
              </table:table-cell>
            </table:table-row>
            <table:table-row>
              <table:table-cell office:value-type="float" office:value="1.67445661603902">
                <text:p/>
              </table:table-cell>
              <table:table-cell office:value-type="float" office:value="1.67445661603902">
                <text:p>1.67445661603902</text:p>
              </table:table-cell>
              <table:table-cell office:value-type="float" office:value="4.042120128415">
                <text:p>4.042120128415</text:p>
              </table:table-cell>
            </table:table-row>
            <table:table-row>
              <table:table-cell office:value-type="float" office:value="1.21492732328877">
                <text:p/>
              </table:table-cell>
              <table:table-cell office:value-type="float" office:value="1.21492732328877">
                <text:p>1.21492732328877</text:p>
              </table:table-cell>
              <table:table-cell office:value-type="float" office:value="4.99299803196677">
                <text:p>4.99299803196677</text:p>
              </table:table-cell>
            </table:table-row>
            <table:table-row>
              <table:table-cell office:value-type="float" office:value="1.98875913357702">
                <text:p/>
              </table:table-cell>
              <table:table-cell office:value-type="float" office:value="1.98875913357702">
                <text:p>1.98875913357702</text:p>
              </table:table-cell>
              <table:table-cell office:value-type="float" office:value="4.84565082908418">
                <text:p>4.84565082908418</text:p>
              </table:table-cell>
            </table:table-row>
            <table:table-row>
              <table:table-cell office:value-type="float" office:value="2.67524319720766">
                <text:p/>
              </table:table-cell>
              <table:table-cell office:value-type="float" office:value="2.67524319720766">
                <text:p>2.67524319720766</text:p>
              </table:table-cell>
              <table:table-cell office:value-type="float" office:value="5.63720766956711">
                <text:p>5.63720766956711</text:p>
              </table:table-cell>
            </table:table-row>
            <table:table-row>
              <table:table-cell office:value-type="float" office:value="1.00163897912158">
                <text:p/>
              </table:table-cell>
              <table:table-cell office:value-type="float" office:value="1.00163897912158">
                <text:p>1.00163897912158</text:p>
              </table:table-cell>
              <table:table-cell office:value-type="float" office:value="5.12896299250497">
                <text:p>5.12896299250497</text:p>
              </table:table-cell>
            </table:table-row>
            <table:table-row>
              <table:table-cell office:value-type="float" office:value="1.28055635024746">
                <text:p/>
              </table:table-cell>
              <table:table-cell office:value-type="float" office:value="1.28055635024746">
                <text:p>1.28055635024746</text:p>
              </table:table-cell>
              <table:table-cell office:value-type="float" office:value="4.58494247134798">
                <text:p>4.58494247134798</text:p>
              </table:table-cell>
            </table:table-row>
            <table:table-row>
              <table:table-cell office:value-type="float" office:value="1.8319322856249">
                <text:p/>
              </table:table-cell>
              <table:table-cell office:value-type="float" office:value="1.8319322856249">
                <text:p>1.8319322856249</text:p>
              </table:table-cell>
              <table:table-cell office:value-type="float" office:value="4.74524033093031">
                <text:p>4.74524033093031</text:p>
              </table:table-cell>
            </table:table-row>
            <table:table-row>
              <table:table-cell office:value-type="float" office:value="1.85433158537816">
                <text:p/>
              </table:table-cell>
              <table:table-cell office:value-type="float" office:value="1.85433158537816">
                <text:p>1.85433158537816</text:p>
              </table:table-cell>
              <table:table-cell office:value-type="float" office:value="4.60201469702522">
                <text:p>4.60201469702522</text:p>
              </table:table-cell>
            </table:table-row>
            <table:table-row>
              <table:table-cell office:value-type="float" office:value="1.72862052080341">
                <text:p/>
              </table:table-cell>
              <table:table-cell office:value-type="float" office:value="1.72862052080341">
                <text:p>1.72862052080341</text:p>
              </table:table-cell>
              <table:table-cell office:value-type="float" office:value="4.33716398146076">
                <text:p>4.33716398146076</text:p>
              </table:table-cell>
            </table:table-row>
            <table:table-row>
              <table:table-cell office:value-type="float" office:value="1.97500141557666">
                <text:p/>
              </table:table-cell>
              <table:table-cell office:value-type="float" office:value="1.97500141557666">
                <text:p>1.97500141557666</text:p>
              </table:table-cell>
              <table:table-cell office:value-type="float" office:value="3.72597434474202">
                <text:p>3.72597434474202</text:p>
              </table:table-cell>
            </table:table-row>
            <table:table-row>
              <table:table-cell office:value-type="float" office:value="0.90969108919724">
                <text:p>0</text:p>
              </table:table-cell>
              <table:table-cell office:value-type="float" office:value="0.90969108919724">
                <text:p>0.90969108919724</text:p>
              </table:table-cell>
              <table:table-cell office:value-type="float" office:value="4.32989737050084">
                <text:p>4.32989737050084</text:p>
              </table:table-cell>
            </table:table-row>
            <table:table-row>
              <table:table-cell office:value-type="float" office:value="2.18496372501247">
                <text:p/>
              </table:table-cell>
              <table:table-cell office:value-type="float" office:value="2.18496372501247">
                <text:p>2.18496372501247</text:p>
              </table:table-cell>
              <table:table-cell office:value-type="float" office:value="4.18710818121825">
                <text:p>4.18710818121825</text:p>
              </table:table-cell>
            </table:table-row>
            <table:table-row>
              <table:table-cell office:value-type="float" office:value="1.47918669440096">
                <text:p/>
              </table:table-cell>
              <table:table-cell office:value-type="float" office:value="1.47918669440096">
                <text:p>1.47918669440096</text:p>
              </table:table-cell>
              <table:table-cell office:value-type="float" office:value="4.9134150321927">
                <text:p>4.9134150321927</text:p>
              </table:table-cell>
            </table:table-row>
            <table:table-row>
              <table:table-cell office:value-type="float" office:value="1.14239085782558">
                <text:p/>
              </table:table-cell>
              <table:table-cell office:value-type="float" office:value="1.14239085782558">
                <text:p>1.14239085782558</text:p>
              </table:table-cell>
              <table:table-cell office:value-type="float" office:value="4.78025106238374">
                <text:p>4.78025106238374</text:p>
              </table:table-cell>
            </table:table-row>
            <table:table-row>
              <table:table-cell office:value-type="float" office:value="2.35723525670795">
                <text:p/>
              </table:table-cell>
              <table:table-cell office:value-type="float" office:value="2.35723525670795">
                <text:p>2.35723525670795</text:p>
              </table:table-cell>
              <table:table-cell office:value-type="float" office:value="4.5698055726768">
                <text:p>4.5698055726768</text:p>
              </table:table-cell>
            </table:table-row>
            <table:table-row>
              <table:table-cell office:value-type="float" office:value="2.45898679311417">
                <text:p/>
              </table:table-cell>
              <table:table-cell office:value-type="float" office:value="2.45898679311417">
                <text:p>2.45898679311417</text:p>
              </table:table-cell>
              <table:table-cell office:value-type="float" office:value="4.5472050532912">
                <text:p>4.5472050532912</text:p>
              </table:table-cell>
            </table:table-row>
            <table:table-row>
              <table:table-cell office:value-type="float" office:value="0.915141635057323">
                <text:p>0</text:p>
              </table:table-cell>
              <table:table-cell office:value-type="float" office:value="0.915141635057323">
                <text:p>0.915141635057323</text:p>
              </table:table-cell>
              <table:table-cell office:value-type="float" office:value="3.20382064628612">
                <text:p>3.20382064628612</text:p>
              </table:table-cell>
            </table:table-row>
            <table:table-row>
              <table:table-cell office:value-type="float" office:value="1.1330689576902">
                <text:p/>
              </table:table-cell>
              <table:table-cell office:value-type="float" office:value="1.1330689576902">
                <text:p>1.1330689576902</text:p>
              </table:table-cell>
              <table:table-cell office:value-type="float" office:value="4.68851794612517">
                <text:p>4.68851794612517</text:p>
              </table:table-cell>
            </table:table-row>
            <table:table-row>
              <table:table-cell office:value-type="float" office:value="1.67405272308505">
                <text:p/>
              </table:table-cell>
              <table:table-cell office:value-type="float" office:value="1.67405272308505">
                <text:p>1.67405272308505</text:p>
              </table:table-cell>
              <table:table-cell office:value-type="float" office:value="4.46542090650667">
                <text:p>4.46542090650667</text:p>
              </table:table-cell>
            </table:table-row>
            <table:table-row>
              <table:table-cell office:value-type="float" office:value="2.0013895924136">
                <text:p/>
              </table:table-cell>
              <table:table-cell office:value-type="float" office:value="2.0013895924136">
                <text:p>2.0013895924136</text:p>
              </table:table-cell>
              <table:table-cell office:value-type="float" office:value="4.2014932462289">
                <text:p>4.2014932462289</text:p>
              </table:table-cell>
            </table:table-row>
            <table:table-row>
              <table:table-cell office:value-type="float" office:value="1.39808060008976">
                <text:p/>
              </table:table-cell>
              <table:table-cell office:value-type="float" office:value="1.39808060008976">
                <text:p>1.39808060008976</text:p>
              </table:table-cell>
              <table:table-cell office:value-type="float" office:value="4.19548691137711">
                <text:p>4.19548691137711</text:p>
              </table:table-cell>
            </table:table-row>
            <table:table-row>
              <table:table-cell office:value-type="float" office:value="1.52952168330114">
                <text:p/>
              </table:table-cell>
              <table:table-cell office:value-type="float" office:value="1.52952168330114">
                <text:p>1.52952168330114</text:p>
              </table:table-cell>
              <table:table-cell office:value-type="float" office:value="5.04312694038474">
                <text:p>5.04312694038474</text:p>
              </table:table-cell>
            </table:table-row>
            <table:table-row>
              <table:table-cell office:value-type="float" office:value="1.02835453882098">
                <text:p/>
              </table:table-cell>
              <table:table-cell office:value-type="float" office:value="1.02835453882098">
                <text:p>1.02835453882098</text:p>
              </table:table-cell>
              <table:table-cell office:value-type="float" office:value="5.50743048747883">
                <text:p>5.50743048747883</text:p>
              </table:table-cell>
            </table:table-row>
            <table:table-row>
              <table:table-cell office:value-type="float" office:value="1.67084702110954">
                <text:p/>
              </table:table-cell>
              <table:table-cell office:value-type="float" office:value="1.67084702110954">
                <text:p>1.67084702110954</text:p>
              </table:table-cell>
              <table:table-cell office:value-type="float" office:value="5.66887671523511">
                <text:p>5.66887671523511</text:p>
              </table:table-cell>
            </table:table-row>
            <table:table-row>
              <table:table-cell office:value-type="float" office:value="1.79566365141361">
                <text:p/>
              </table:table-cell>
              <table:table-cell office:value-type="float" office:value="1.79566365141361">
                <text:p>1.79566365141361</text:p>
              </table:table-cell>
              <table:table-cell office:value-type="float" office:value="4.7324699068044">
                <text:p>4.7324699068044</text:p>
              </table:table-cell>
            </table:table-row>
            <table:table-row>
              <table:table-cell office:value-type="float" office:value="1.71900928210883">
                <text:p/>
              </table:table-cell>
              <table:table-cell office:value-type="float" office:value="1.71900928210883">
                <text:p>1.71900928210883</text:p>
              </table:table-cell>
              <table:table-cell office:value-type="float" office:value="4.88539314718302">
                <text:p>4.88539314718302</text:p>
              </table:table-cell>
            </table:table-row>
            <table:table-row>
              <table:table-cell office:value-type="float" office:value="0.840629857809336">
                <text:p>0</text:p>
              </table:table-cell>
              <table:table-cell office:value-type="float" office:value="0.840629857809336">
                <text:p>0.840629857809336</text:p>
              </table:table-cell>
              <table:table-cell office:value-type="float" office:value="4.84515344007824">
                <text:p>4.84515344007824</text:p>
              </table:table-cell>
            </table:table-row>
            <table:table-row>
              <table:table-cell office:value-type="float" office:value="2.10136651479993">
                <text:p/>
              </table:table-cell>
              <table:table-cell office:value-type="float" office:value="2.10136651479993">
                <text:p>2.10136651479993</text:p>
              </table:table-cell>
              <table:table-cell office:value-type="float" office:value="4.01702983458928">
                <text:p>4.01702983458928</text:p>
              </table:table-cell>
            </table:table-row>
            <table:table-row>
              <table:table-cell office:value-type="float" office:value="1.59464956813008">
                <text:p/>
              </table:table-cell>
              <table:table-cell office:value-type="float" office:value="1.59464956813008">
                <text:p>1.59464956813008</text:p>
              </table:table-cell>
              <table:table-cell office:value-type="float" office:value="3.75083903517046">
                <text:p>3.75083903517046</text:p>
              </table:table-cell>
            </table:table-row>
            <table:table-row>
              <table:table-cell office:value-type="float" office:value="2.56934120961303">
                <text:p/>
              </table:table-cell>
              <table:table-cell office:value-type="float" office:value="2.56934120961303">
                <text:p>2.56934120961303</text:p>
              </table:table-cell>
              <table:table-cell office:value-type="float" office:value="4.73029159637929">
                <text:p>4.73029159637929</text:p>
              </table:table-cell>
            </table:table-row>
            <table:table-row>
              <table:table-cell office:value-type="float" office:value="2.3863156812148">
                <text:p/>
              </table:table-cell>
              <table:table-cell office:value-type="float" office:value="2.3863156812148">
                <text:p>2.3863156812148</text:p>
              </table:table-cell>
              <table:table-cell office:value-type="float" office:value="4.68711592367905">
                <text:p>4.68711592367905</text:p>
              </table:table-cell>
            </table:table-row>
            <table:table-row>
              <table:table-cell office:value-type="float" office:value="2.94778877415252">
                <text:p/>
              </table:table-cell>
              <table:table-cell office:value-type="float" office:value="2.94778877415252">
                <text:p>2.94778877415252</text:p>
              </table:table-cell>
              <table:table-cell office:value-type="float" office:value="5.48769315786703">
                <text:p>5.48769315786703</text:p>
              </table:table-cell>
            </table:table-row>
            <table:table-row>
              <table:table-cell office:value-type="float" office:value="1.93006379323937">
                <text:p/>
              </table:table-cell>
              <table:table-cell office:value-type="float" office:value="1.93006379323937">
                <text:p>1.93006379323937</text:p>
              </table:table-cell>
              <table:table-cell office:value-type="float" office:value="4.77813603484015">
                <text:p>4.77813603484015</text:p>
              </table:table-cell>
            </table:table-row>
            <table:table-row>
              <table:table-cell office:value-type="float" office:value="1.89058010861203">
                <text:p/>
              </table:table-cell>
              <table:table-cell office:value-type="float" office:value="1.89058010861203">
                <text:p>1.89058010861203</text:p>
              </table:table-cell>
              <table:table-cell office:value-type="float" office:value="4.88598328587909">
                <text:p>4.88598328587909</text:p>
              </table:table-cell>
            </table:table-row>
            <table:table-row>
              <table:table-cell office:value-type="float" office:value="1.39083273641721">
                <text:p/>
              </table:table-cell>
              <table:table-cell office:value-type="float" office:value="1.39083273641721">
                <text:p>1.39083273641721</text:p>
              </table:table-cell>
              <table:table-cell office:value-type="float" office:value="3.77297004391322">
                <text:p>3.77297004391322</text:p>
              </table:table-cell>
            </table:table-row>
            <table:table-row>
              <table:table-cell office:value-type="float" office:value="0.865339127340492">
                <text:p>0</text:p>
              </table:table-cell>
              <table:table-cell office:value-type="float" office:value="0.865339127340492">
                <text:p>0.865339127340492</text:p>
              </table:table-cell>
              <table:table-cell office:value-type="float" office:value="5.93754122070141">
                <text:p>5.93754122070141</text:p>
              </table:table-cell>
            </table:table-row>
            <table:table-row>
              <table:table-cell office:value-type="float" office:value="2.11044550768089">
                <text:p/>
              </table:table-cell>
              <table:table-cell office:value-type="float" office:value="2.11044550768089">
                <text:p>2.11044550768089</text:p>
              </table:table-cell>
              <table:table-cell office:value-type="float" office:value="4.62705340351048">
                <text:p>4.62705340351048</text:p>
              </table:table-cell>
            </table:table-row>
            <table:table-row>
              <table:table-cell office:value-type="float" office:value="1.6602831734501">
                <text:p/>
              </table:table-cell>
              <table:table-cell office:value-type="float" office:value="1.6602831734501">
                <text:p>1.6602831734501</text:p>
              </table:table-cell>
              <table:table-cell office:value-type="float" office:value="4.86761957449317">
                <text:p>4.86761957449317</text:p>
              </table:table-cell>
            </table:table-row>
            <table:table-row>
              <table:table-cell office:value-type="float" office:value="2.14682257853115">
                <text:p/>
              </table:table-cell>
              <table:table-cell office:value-type="float" office:value="2.14682257853115">
                <text:p>2.14682257853115</text:p>
              </table:table-cell>
              <table:table-cell office:value-type="float" office:value="4.0892742114929">
                <text:p>4.0892742114929</text:p>
              </table:table-cell>
            </table:table-row>
            <table:table-row>
              <table:table-cell office:value-type="float" office:value="2.19796903359832">
                <text:p/>
              </table:table-cell>
              <table:table-cell office:value-type="float" office:value="2.19796903359832">
                <text:p>2.19796903359832</text:p>
              </table:table-cell>
              <table:table-cell office:value-type="float" office:value="3.99735154170185">
                <text:p>3.99735154170185</text:p>
              </table:table-cell>
            </table:table-row>
            <table:table-row>
              <table:table-cell office:value-type="float" office:value="1.71278869900214">
                <text:p/>
              </table:table-cell>
              <table:table-cell office:value-type="float" office:value="1.71278869900214">
                <text:p>1.71278869900214</text:p>
              </table:table-cell>
              <table:table-cell office:value-type="float" office:value="4.77873592277736">
                <text:p>4.77873592277736</text:p>
              </table:table-cell>
            </table:table-row>
            <table:table-row>
              <table:table-cell office:value-type="float" office:value="1.72400811496318">
                <text:p/>
              </table:table-cell>
              <table:table-cell office:value-type="float" office:value="1.72400811496318">
                <text:p>1.72400811496318</text:p>
              </table:table-cell>
              <table:table-cell office:value-type="float" office:value="5.04734998060556">
                <text:p>5.04734998060556</text:p>
              </table:table-cell>
            </table:table-row>
            <table:table-row>
              <table:table-cell office:value-type="float" office:value="1.73536884928081">
                <text:p/>
              </table:table-cell>
              <table:table-cell office:value-type="float" office:value="1.73536884928081">
                <text:p>1.73536884928081</text:p>
              </table:table-cell>
              <table:table-cell office:value-type="float" office:value="4.64559309461942">
                <text:p>4.64559309461942</text:p>
              </table:table-cell>
            </table:table-row>
            <table:table-row>
              <table:table-cell office:value-type="float" office:value="1.98786919936704">
                <text:p/>
              </table:table-cell>
              <table:table-cell office:value-type="float" office:value="1.98786919936704">
                <text:p>1.98786919936704</text:p>
              </table:table-cell>
              <table:table-cell office:value-type="float" office:value="5.12071978750119">
                <text:p>5.12071978750119</text:p>
              </table:table-cell>
            </table:table-row>
            <table:table-row>
              <table:table-cell office:value-type="float" office:value="1.83206727798116">
                <text:p/>
              </table:table-cell>
              <table:table-cell office:value-type="float" office:value="1.83206727798116">
                <text:p>1.83206727798116</text:p>
              </table:table-cell>
              <table:table-cell office:value-type="float" office:value="4.58346318297989">
                <text:p>4.58346318297989</text:p>
              </table:table-cell>
            </table:table-row>
            <table:table-row>
              <table:table-cell office:value-type="float" office:value="1.76335648593148">
                <text:p/>
              </table:table-cell>
              <table:table-cell office:value-type="float" office:value="1.76335648593148">
                <text:p>1.76335648593148</text:p>
              </table:table-cell>
              <table:table-cell office:value-type="float" office:value="4.16724500833407">
                <text:p>4.16724500833407</text:p>
              </table:table-cell>
            </table:table-row>
            <table:table-row>
              <table:table-cell office:value-type="float" office:value="2.55098456805758">
                <text:p/>
              </table:table-cell>
              <table:table-cell office:value-type="float" office:value="2.55098456805758">
                <text:p>2.55098456805758</text:p>
              </table:table-cell>
              <table:table-cell office:value-type="float" office:value="3.73795633447066">
                <text:p>3.73795633447066</text:p>
              </table:table-cell>
            </table:table-row>
            <table:table-row>
              <table:table-cell office:value-type="float" office:value="1.38491382583499">
                <text:p/>
              </table:table-cell>
              <table:table-cell office:value-type="float" office:value="1.38491382583499">
                <text:p>1.38491382583499</text:p>
              </table:table-cell>
              <table:table-cell office:value-type="float" office:value="4.62396294928235">
                <text:p>4.62396294928235</text:p>
              </table:table-cell>
            </table:table-row>
            <table:table-row>
              <table:table-cell office:value-type="float" office:value="1.77677652075001">
                <text:p/>
              </table:table-cell>
              <table:table-cell office:value-type="float" office:value="1.77677652075001">
                <text:p>1.77677652075001</text:p>
              </table:table-cell>
              <table:table-cell office:value-type="float" office:value="4.39277566259113">
                <text:p>4.39277566259113</text:p>
              </table:table-cell>
            </table:table-row>
            <table:table-row>
              <table:table-cell office:value-type="float" office:value="2.0421894293007">
                <text:p/>
              </table:table-cell>
              <table:table-cell office:value-type="float" office:value="2.0421894293007">
                <text:p>2.0421894293007</text:p>
              </table:table-cell>
              <table:table-cell office:value-type="float" office:value="4.52657151362012">
                <text:p>4.52657151362012</text:p>
              </table:table-cell>
            </table:table-row>
            <table:table-row>
              <table:table-cell office:value-type="float" office:value="1.7546322845521">
                <text:p/>
              </table:table-cell>
              <table:table-cell office:value-type="float" office:value="1.7546322845521">
                <text:p>1.7546322845521</text:p>
              </table:table-cell>
              <table:table-cell office:value-type="float" office:value="5.33529405265656">
                <text:p>5.33529405265656</text:p>
              </table:table-cell>
            </table:table-row>
            <table:table-row>
              <table:table-cell office:value-type="float" office:value="1.36856291122902">
                <text:p/>
              </table:table-cell>
              <table:table-cell office:value-type="float" office:value="1.36856291122902">
                <text:p>1.36856291122902</text:p>
              </table:table-cell>
              <table:table-cell office:value-type="float" office:value="3.95744234000107">
                <text:p>3.95744234000107</text:p>
              </table:table-cell>
            </table:table-row>
            <table:table-row>
              <table:table-cell office:value-type="float" office:value="0.991727782552661">
                <text:p>0</text:p>
              </table:table-cell>
              <table:table-cell office:value-type="float" office:value="0.991727782552661">
                <text:p>0.991727782552661</text:p>
              </table:table-cell>
              <table:table-cell office:value-type="float" office:value="4.58612332370114">
                <text:p>4.58612332370114</text:p>
              </table:table-cell>
            </table:table-row>
            <table:table-row>
              <table:table-cell office:value-type="float" office:value="2.25776693314941">
                <text:p/>
              </table:table-cell>
              <table:table-cell office:value-type="float" office:value="2.25776693314941">
                <text:p>2.25776693314941</text:p>
              </table:table-cell>
              <table:table-cell office:value-type="float" office:value="5.09676045993502">
                <text:p>5.09676045993502</text:p>
              </table:table-cell>
            </table:table-row>
            <table:table-row>
              <table:table-cell office:value-type="float" office:value="1.51363981470731">
                <text:p/>
              </table:table-cell>
              <table:table-cell office:value-type="float" office:value="1.51363981470731">
                <text:p>1.51363981470731</text:p>
              </table:table-cell>
              <table:table-cell office:value-type="float" office:value="3.7604367274703">
                <text:p>3.7604367274703</text:p>
              </table:table-cell>
            </table:table-row>
            <table:table-row>
              <table:table-cell office:value-type="float" office:value="2.02651642834829">
                <text:p/>
              </table:table-cell>
              <table:table-cell office:value-type="float" office:value="2.02651642834829">
                <text:p>2.02651642834829</text:p>
              </table:table-cell>
              <table:table-cell office:value-type="float" office:value="3.88140137881343">
                <text:p>3.88140137881343</text:p>
              </table:table-cell>
            </table:table-row>
            <table:table-row>
              <table:table-cell office:value-type="float" office:value="1.15191729089583">
                <text:p/>
              </table:table-cell>
              <table:table-cell office:value-type="float" office:value="1.15191729089583">
                <text:p>1.15191729089583</text:p>
              </table:table-cell>
              <table:table-cell office:value-type="float" office:value="5.36101177359108">
                <text:p>5.36101177359108</text:p>
              </table:table-cell>
            </table:table-row>
            <table:table-row>
              <table:table-cell office:value-type="float" office:value="1.43416460863928">
                <text:p/>
              </table:table-cell>
              <table:table-cell office:value-type="float" office:value="1.43416460863928">
                <text:p>1.43416460863928</text:p>
              </table:table-cell>
              <table:table-cell office:value-type="float" office:value="5.02289695039385">
                <text:p>5.02289695039385</text:p>
              </table:table-cell>
            </table:table-row>
            <table:table-row>
              <table:table-cell office:value-type="float" office:value="1.62791774069502">
                <text:p/>
              </table:table-cell>
              <table:table-cell office:value-type="float" office:value="1.62791774069502">
                <text:p>1.62791774069502</text:p>
              </table:table-cell>
              <table:table-cell office:value-type="float" office:value="4.47798205971219">
                <text:p>4.47798205971219</text:p>
              </table:table-cell>
            </table:table-row>
            <table:table-row>
              <table:table-cell office:value-type="float" office:value="2.12700993300137">
                <text:p/>
              </table:table-cell>
              <table:table-cell office:value-type="float" office:value="2.12700993300137">
                <text:p>2.12700993300137</text:p>
              </table:table-cell>
              <table:table-cell office:value-type="float" office:value="4.83067111396987">
                <text:p>4.83067111396987</text:p>
              </table:table-cell>
            </table:table-row>
            <table:table-row>
              <table:table-cell office:value-type="float" office:value="1.83267015129709">
                <text:p/>
              </table:table-cell>
              <table:table-cell office:value-type="float" office:value="1.83267015129709">
                <text:p>1.83267015129709</text:p>
              </table:table-cell>
              <table:table-cell office:value-type="float" office:value="4.60608752363688">
                <text:p>4.60608752363688</text:p>
              </table:table-cell>
            </table:table-row>
            <table:table-row>
              <table:table-cell office:value-type="float" office:value="0.809051577466485">
                <text:p>0</text:p>
              </table:table-cell>
              <table:table-cell office:value-type="float" office:value="0.809051577466485">
                <text:p>0.809051577466485</text:p>
              </table:table-cell>
              <table:table-cell office:value-type="float" office:value="4.42814530418974">
                <text:p>4.42814530418974</text:p>
              </table:table-cell>
            </table:table-row>
            <table:table-row>
              <table:table-cell office:value-type="float" office:value="1.75522630005098">
                <text:p/>
              </table:table-cell>
              <table:table-cell office:value-type="float" office:value="1.75522630005098">
                <text:p>1.75522630005098</text:p>
              </table:table-cell>
              <table:table-cell office:value-type="float" office:value="4.75266612816747">
                <text:p>4.75266612816747</text:p>
              </table:table-cell>
            </table:table-row>
            <table:table-row>
              <table:table-cell office:value-type="float" office:value="1.41645757352248">
                <text:p/>
              </table:table-cell>
              <table:table-cell office:value-type="float" office:value="1.41645757352248">
                <text:p>1.41645757352248</text:p>
              </table:table-cell>
              <table:table-cell office:value-type="float" office:value="4.14295333198245">
                <text:p>4.14295333198245</text:p>
              </table:table-cell>
            </table:table-row>
            <table:table-row>
              <table:table-cell office:value-type="float" office:value="1.8794245817609">
                <text:p/>
              </table:table-cell>
              <table:table-cell office:value-type="float" office:value="1.8794245817609">
                <text:p>1.8794245817609</text:p>
              </table:table-cell>
              <table:table-cell office:value-type="float" office:value="4.85303269079265">
                <text:p>4.85303269079265</text:p>
              </table:table-cell>
            </table:table-row>
            <table:table-row>
              <table:table-cell office:value-type="float" office:value="2.15069796645417">
                <text:p/>
              </table:table-cell>
              <table:table-cell office:value-type="float" office:value="2.15069796645417">
                <text:p>2.15069796645417</text:p>
              </table:table-cell>
              <table:table-cell office:value-type="float" office:value="4.93148741738501">
                <text:p>4.93148741738501</text:p>
              </table:table-cell>
            </table:table-row>
            <table:table-row>
              <table:table-cell office:value-type="float" office:value="1.68851910549914">
                <text:p/>
              </table:table-cell>
              <table:table-cell office:value-type="float" office:value="1.68851910549914">
                <text:p>1.68851910549914</text:p>
              </table:table-cell>
              <table:table-cell office:value-type="float" office:value="4.63494526928496">
                <text:p>4.63494526928496</text:p>
              </table:table-cell>
            </table:table-row>
            <table:table-row>
              <table:table-cell office:value-type="float" office:value="2.3867566727727">
                <text:p/>
              </table:table-cell>
              <table:table-cell office:value-type="float" office:value="2.3867566727727">
                <text:p>2.3867566727727</text:p>
              </table:table-cell>
              <table:table-cell office:value-type="float" office:value="4.28474417090479">
                <text:p>4.28474417090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3.926cm" style:legend-expansion="high" chart:style-name="ch2"/>
        <chart:plot-area chart:style-name="ch3" table:cell-range-address="'データの生成；非線形'.A1:'データの生成；非線形'.B300 'データの生成；非線形'.B301:'データの生成；非線形'.B600" svg:x="0.938cm" svg:y="0.976cm" svg:width="12.879cm" svg:height="7.543cm">
          <chartooo:coordinate-region svg:x="1.559cm" svg:y="1.188cm" svg:width="12.164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データの生成；非線形'.B1:'データの生成；非線形'.B300" chart:class="chart:scatter">
            <chart:domain table:cell-range-address="'データの生成；非線形'.A1:'データの生成；非線形'.A300"/>
            <chart:data-point chart:repeated="300"/>
          </chart:series>
          <chart:series chart:style-name="ch7" chart:values-cell-range-address="'データの生成；非線形'.B301:'データの生成；非線形'.B600" chart:class="chart:scatter">
            <chart:domain table:cell-range-address="'データの生成；非線形'.A301:'データの生成；非線形'.A600"/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728629968764">
                <text:p>1.90728629968764</text:p>
                <draw:g>
                  <svg:desc>'データの生成；非線形'.A1:'データの生成；非線形'.A300</svg:desc>
                </draw:g>
              </table:table-cell>
              <table:table-cell office:value-type="float" office:value="4.7477764127716">
                <text:p>4.7477764127716</text:p>
                <draw:g>
                  <svg:desc>'データの生成；非線形'.B1:'データの生成；非線形'.B300</svg:desc>
                </draw:g>
              </table:table-cell>
              <table:table-cell office:value-type="float" office:value="1.03243283099093">
                <text:p>1.03243283099093</text:p>
                <draw:g>
                  <svg:desc>'データの生成；非線形'.A301:'データの生成；非線形'.A600</svg:desc>
                </draw:g>
              </table:table-cell>
              <table:table-cell office:value-type="float" office:value="2.70200649209343">
                <text:p>2.70200649209343</text:p>
                <draw:g>
                  <svg:desc>'データの生成；非線形'.B301:'データの生成；非線形'.B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085295331004">
                <text:p>1.78085295331004</text:p>
              </table:table-cell>
              <table:table-cell office:value-type="float" office:value="6.09878097651987">
                <text:p>6.09878097651987</text:p>
              </table:table-cell>
              <table:table-cell office:value-type="float" office:value="2.24936610899568">
                <text:p>2.24936610899568</text:p>
              </table:table-cell>
              <table:table-cell office:value-type="float" office:value="2.62595238101712">
                <text:p>2.62595238101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130531451198">
                <text:p>2.12130531451198</text:p>
              </table:table-cell>
              <table:table-cell office:value-type="float" office:value="6.70584146948186">
                <text:p>6.70584146948186</text:p>
              </table:table-cell>
              <table:table-cell office:value-type="float" office:value="2.20287217515851">
                <text:p>2.20287217515851</text:p>
              </table:table-cell>
              <table:table-cell office:value-type="float" office:value="2.00867589689195">
                <text:p>2.00867589689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878338324878">
                <text:p>1.75878338324878</text:p>
              </table:table-cell>
              <table:table-cell office:value-type="float" office:value="5.56707317412469">
                <text:p>5.56707317412469</text:p>
              </table:table-cell>
              <table:table-cell office:value-type="float" office:value="1.59208053037469">
                <text:p>1.59208053037469</text:p>
              </table:table-cell>
              <table:table-cell office:value-type="float" office:value="1.71411383814728">
                <text:p>1.71411383814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2461222326683">
                <text:p>2.62461222326683</text:p>
              </table:table-cell>
              <table:table-cell office:value-type="float" office:value="6.98964268654276">
                <text:p>6.98964268654276</text:p>
              </table:table-cell>
              <table:table-cell office:value-type="float" office:value="1.65712565687756">
                <text:p>1.65712565687756</text:p>
              </table:table-cell>
              <table:table-cell office:value-type="float" office:value="2.30826280199453">
                <text:p>2.30826280199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529009995604">
                <text:p>2.34529009995604</text:p>
              </table:table-cell>
              <table:table-cell office:value-type="float" office:value="6.53226076791741">
                <text:p>6.53226076791741</text:p>
              </table:table-cell>
              <table:table-cell office:value-type="float" office:value="1.26849597342679">
                <text:p>1.26849597342679</text:p>
              </table:table-cell>
              <table:table-cell office:value-type="float" office:value="2.84541640510831">
                <text:p>2.84541640510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869043440187">
                <text:p>2.61869043440187</text:p>
              </table:table-cell>
              <table:table-cell office:value-type="float" office:value="7.37254372484922">
                <text:p>7.37254372484922</text:p>
              </table:table-cell>
              <table:table-cell office:value-type="float" office:value="2.75119641570008">
                <text:p>2.75119641570008</text:p>
              </table:table-cell>
              <table:table-cell office:value-type="float" office:value="3.89613512539633">
                <text:p>3.89613512539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493049284259">
                <text:p>2.1493049284259</text:p>
              </table:table-cell>
              <table:table-cell office:value-type="float" office:value="7.1226946473033">
                <text:p>7.1226946473033</text:p>
              </table:table-cell>
              <table:table-cell office:value-type="float" office:value="2.1318793303685">
                <text:p>2.1318793303685</text:p>
              </table:table-cell>
              <table:table-cell office:value-type="float" office:value="2.05355574746041">
                <text:p>2.05355574746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008766634479">
                <text:p>1.78008766634479</text:p>
              </table:table-cell>
              <table:table-cell office:value-type="float" office:value="5.49377172314447">
                <text:p>5.49377172314447</text:p>
              </table:table-cell>
              <table:table-cell office:value-type="float" office:value="2.13476416532746">
                <text:p>2.13476416532746</text:p>
              </table:table-cell>
              <table:table-cell office:value-type="float" office:value="1.82444887408713">
                <text:p>1.82444887408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52570687453">
                <text:p>1.50752570687453</text:p>
              </table:table-cell>
              <table:table-cell office:value-type="float" office:value="4.33385140825713">
                <text:p>4.33385140825713</text:p>
              </table:table-cell>
              <table:table-cell office:value-type="float" office:value="2.12297874914596">
                <text:p>2.12297874914596</text:p>
              </table:table-cell>
              <table:table-cell office:value-type="float" office:value="2.28871665276687">
                <text:p>2.28871665276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0516928428709">
                <text:p>2.40516928428709</text:p>
              </table:table-cell>
              <table:table-cell office:value-type="float" office:value="6.89424679163819">
                <text:p>6.89424679163819</text:p>
              </table:table-cell>
              <table:table-cell office:value-type="float" office:value="1.86970401680015">
                <text:p>1.86970401680015</text:p>
              </table:table-cell>
              <table:table-cell office:value-type="float" office:value="2.4663165174291">
                <text:p>2.466316517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7827659760894">
                <text:p>2.27827659760894</text:p>
              </table:table-cell>
              <table:table-cell office:value-type="float" office:value="6.56191339806529">
                <text:p>6.56191339806529</text:p>
              </table:table-cell>
              <table:table-cell office:value-type="float" office:value="1.37480472258184">
                <text:p>1.37480472258184</text:p>
              </table:table-cell>
              <table:table-cell office:value-type="float" office:value="1.70348057452499">
                <text:p>1.70348057452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4520380359819">
                <text:p>2.14520380359819</text:p>
              </table:table-cell>
              <table:table-cell office:value-type="float" office:value="5.8278073006249">
                <text:p>5.8278073006249</text:p>
              </table:table-cell>
              <table:table-cell office:value-type="float" office:value="2.18621705438664">
                <text:p>2.18621705438664</text:p>
              </table:table-cell>
              <table:table-cell office:value-type="float" office:value="2.41132688681301">
                <text:p>2.4113268868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760874568991">
                <text:p>1.14760874568991</text:p>
              </table:table-cell>
              <table:table-cell office:value-type="float" office:value="5.54308098923508">
                <text:p>5.54308098923508</text:p>
              </table:table-cell>
              <table:table-cell office:value-type="float" office:value="0.910586185484461">
                <text:p>0.910586185484461</text:p>
              </table:table-cell>
              <table:table-cell office:value-type="float" office:value="3.24922368840774">
                <text:p>3.24922368840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664111098678">
                <text:p>2.23664111098678</text:p>
              </table:table-cell>
              <table:table-cell office:value-type="float" office:value="6.11188658566488">
                <text:p>6.11188658566488</text:p>
              </table:table-cell>
              <table:table-cell office:value-type="float" office:value="1.55396864479064">
                <text:p>1.55396864479064</text:p>
              </table:table-cell>
              <table:table-cell office:value-type="float" office:value="1.26403692733031">
                <text:p>1.2640369273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1432621727421">
                <text:p>2.61432621727421</text:p>
              </table:table-cell>
              <table:table-cell office:value-type="float" office:value="8.25695897785987">
                <text:p>8.25695897785987</text:p>
              </table:table-cell>
              <table:table-cell office:value-type="float" office:value="2.08198235966041">
                <text:p>2.08198235966041</text:p>
              </table:table-cell>
              <table:table-cell office:value-type="float" office:value="1.91734013625227">
                <text:p>1.91734013625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5123267557229">
                <text:p>2.45123267557229</text:p>
              </table:table-cell>
              <table:table-cell office:value-type="float" office:value="8.04332433119438">
                <text:p>8.04332433119438</text:p>
              </table:table-cell>
              <table:table-cell office:value-type="float" office:value="2.06341093657144">
                <text:p>2.06341093657144</text:p>
              </table:table-cell>
              <table:table-cell office:value-type="float" office:value="1.30488286095969">
                <text:p>1.30488286095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4230359774623">
                <text:p>2.24230359774623</text:p>
              </table:table-cell>
              <table:table-cell office:value-type="float" office:value="5.96600099684483">
                <text:p>5.96600099684483</text:p>
              </table:table-cell>
              <table:table-cell office:value-type="float" office:value="1.83707893192856">
                <text:p>1.83707893192856</text:p>
              </table:table-cell>
              <table:table-cell office:value-type="float" office:value="1.21637423426842">
                <text:p>1.21637423426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8627229963513">
                <text:p>1.58627229963513</text:p>
              </table:table-cell>
              <table:table-cell office:value-type="float" office:value="5.38591773365071">
                <text:p>5.38591773365071</text:p>
              </table:table-cell>
              <table:table-cell office:value-type="float" office:value="1.15659145229508">
                <text:p>1.15659145229508</text:p>
              </table:table-cell>
              <table:table-cell office:value-type="float" office:value="1.25086427888358">
                <text:p>1.25086427888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448862285958">
                <text:p>1.85448862285958</text:p>
              </table:table-cell>
              <table:table-cell office:value-type="float" office:value="5.17266609120358">
                <text:p>5.17266609120358</text:p>
              </table:table-cell>
              <table:table-cell office:value-type="float" office:value="1.13472119504693">
                <text:p>1.13472119504693</text:p>
              </table:table-cell>
              <table:table-cell office:value-type="float" office:value="2.24089844322102">
                <text:p>2.24089844322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1110015285844">
                <text:p>2.41110015285844</text:p>
              </table:table-cell>
              <table:table-cell office:value-type="float" office:value="6.59281467501328">
                <text:p>6.59281467501328</text:p>
              </table:table-cell>
              <table:table-cell office:value-type="float" office:value="1.36081058302662">
                <text:p>1.36081058302662</text:p>
              </table:table-cell>
              <table:table-cell office:value-type="float" office:value="1.23404980813325">
                <text:p>1.23404980813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7499209414894">
                <text:p>1.87499209414894</text:p>
              </table:table-cell>
              <table:table-cell office:value-type="float" office:value="5.32297504561246">
                <text:p>5.32297504561246</text:p>
              </table:table-cell>
              <table:table-cell office:value-type="float" office:value="1.78453449270946">
                <text:p>1.78453449270946</text:p>
              </table:table-cell>
              <table:table-cell office:value-type="float" office:value="1.26921368343058">
                <text:p>1.26921368343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478183564574">
                <text:p>1.19478183564574</text:p>
              </table:table-cell>
              <table:table-cell office:value-type="float" office:value="5.43607738644969">
                <text:p>5.43607738644969</text:p>
              </table:table-cell>
              <table:table-cell office:value-type="float" office:value="1.57471911866409">
                <text:p>1.57471911866409</text:p>
              </table:table-cell>
              <table:table-cell office:value-type="float" office:value="0.877534359293681">
                <text:p>0.877534359293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2286317547436">
                <text:p>2.32286317547436</text:p>
              </table:table-cell>
              <table:table-cell office:value-type="float" office:value="6.16450141327204">
                <text:p>6.16450141327204</text:p>
              </table:table-cell>
              <table:table-cell office:value-type="float" office:value="2.85859027889263">
                <text:p>2.85859027889263</text:p>
              </table:table-cell>
              <table:table-cell office:value-type="float" office:value="5.1928948999573">
                <text:p>5.1928948999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5686227165059">
                <text:p>3.25686227165059</text:p>
              </table:table-cell>
              <table:table-cell office:value-type="float" office:value="11.6464738986519">
                <text:p>11.6464738986519</text:p>
              </table:table-cell>
              <table:table-cell office:value-type="float" office:value="2.03630875879217">
                <text:p>2.03630875879217</text:p>
              </table:table-cell>
              <table:table-cell office:value-type="float" office:value="2.6126097546813">
                <text:p>2.6126097546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817533041217">
                <text:p>1.9817533041217</text:p>
              </table:table-cell>
              <table:table-cell office:value-type="float" office:value="5.80564198787732">
                <text:p>5.80564198787732</text:p>
              </table:table-cell>
              <table:table-cell office:value-type="float" office:value="1.58589823435452">
                <text:p>1.58589823435452</text:p>
              </table:table-cell>
              <table:table-cell office:value-type="float" office:value="2.42113864262734">
                <text:p>2.42113864262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979020132485">
                <text:p>2.59979020132485</text:p>
              </table:table-cell>
              <table:table-cell office:value-type="float" office:value="6.80590696528899">
                <text:p>6.80590696528899</text:p>
              </table:table-cell>
              <table:table-cell office:value-type="float" office:value="1.80046007606442">
                <text:p>1.80046007606442</text:p>
              </table:table-cell>
              <table:table-cell office:value-type="float" office:value="1.72942343571852">
                <text:p>1.72942343571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9494431135905">
                <text:p>2.19494431135905</text:p>
              </table:table-cell>
              <table:table-cell office:value-type="float" office:value="6.67949429207715">
                <text:p>6.67949429207715</text:p>
              </table:table-cell>
              <table:table-cell office:value-type="float" office:value="1.85306030216195">
                <text:p>1.85306030216195</text:p>
              </table:table-cell>
              <table:table-cell office:value-type="float" office:value="1.18430287508031">
                <text:p>1.184302875080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9933989873106">
                <text:p>1.89933989873106</text:p>
              </table:table-cell>
              <table:table-cell office:value-type="float" office:value="5.44854351251957">
                <text:p>5.44854351251957</text:p>
              </table:table-cell>
              <table:table-cell office:value-type="float" office:value="1.38546538714094">
                <text:p>1.38546538714094</text:p>
              </table:table-cell>
              <table:table-cell office:value-type="float" office:value="1.82366641925029">
                <text:p>1.82366641925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6665597220114">
                <text:p>1.76665597220114</text:p>
              </table:table-cell>
              <table:table-cell office:value-type="float" office:value="4.38440235991801">
                <text:p>4.38440235991801</text:p>
              </table:table-cell>
              <table:table-cell office:value-type="float" office:value="1.69052246134283">
                <text:p>1.69052246134283</text:p>
              </table:table-cell>
              <table:table-cell office:value-type="float" office:value="1.70121209539478">
                <text:p>1.70121209539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8120655052767">
                <text:p>2.28120655052767</text:p>
              </table:table-cell>
              <table:table-cell office:value-type="float" office:value="6.30489151090662">
                <text:p>6.30489151090662</text:p>
              </table:table-cell>
              <table:table-cell office:value-type="float" office:value="1.79070500501936">
                <text:p>1.79070500501936</text:p>
              </table:table-cell>
              <table:table-cell office:value-type="float" office:value="2.41484933181368">
                <text:p>2.41484933181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483494281732">
                <text:p>1.06483494281732</text:p>
              </table:table-cell>
              <table:table-cell office:value-type="float" office:value="5.18275261919071">
                <text:p>5.18275261919071</text:p>
              </table:table-cell>
              <table:table-cell office:value-type="float" office:value="1.8640895192824">
                <text:p>1.8640895192824</text:p>
              </table:table-cell>
              <table:table-cell office:value-type="float" office:value="0.596551867261427">
                <text:p>0.596551867261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3016166380823">
                <text:p>0.873016166380823</text:p>
              </table:table-cell>
              <table:table-cell office:value-type="float" office:value="6.40493822110533">
                <text:p>6.40493822110533</text:p>
              </table:table-cell>
              <table:table-cell office:value-type="float" office:value="1.11785324592858">
                <text:p>1.11785324592858</text:p>
              </table:table-cell>
              <table:table-cell office:value-type="float" office:value="2.12766157818151">
                <text:p>2.12766157818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4012921452435">
                <text:p>1.84012921452435</text:p>
              </table:table-cell>
              <table:table-cell office:value-type="float" office:value="5.65552312186468">
                <text:p>5.65552312186468</text:p>
              </table:table-cell>
              <table:table-cell office:value-type="float" office:value="1.98775273626695">
                <text:p>1.98775273626695</text:p>
              </table:table-cell>
              <table:table-cell office:value-type="float" office:value="2.66098469610832">
                <text:p>2.66098469610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709580841053">
                <text:p>1.16709580841053</text:p>
              </table:table-cell>
              <table:table-cell office:value-type="float" office:value="6.03244941457468">
                <text:p>6.03244941457468</text:p>
              </table:table-cell>
              <table:table-cell office:value-type="float" office:value="1.98999139575096">
                <text:p>1.98999139575096</text:p>
              </table:table-cell>
              <table:table-cell office:value-type="float" office:value="2.6520349767652">
                <text:p>2.6520349767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8984816130369">
                <text:p>1.58984816130369</text:p>
              </table:table-cell>
              <table:table-cell office:value-type="float" office:value="5.17276260951987">
                <text:p>5.17276260951987</text:p>
              </table:table-cell>
              <table:table-cell office:value-type="float" office:value="2.4783744040974">
                <text:p>2.4783744040974</text:p>
              </table:table-cell>
              <table:table-cell office:value-type="float" office:value="3.04969616791">
                <text:p>3.04969616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7614643442843">
                <text:p>2.47614643442843</text:p>
              </table:table-cell>
              <table:table-cell office:value-type="float" office:value="7.77163537138712">
                <text:p>7.77163537138712</text:p>
              </table:table-cell>
              <table:table-cell office:value-type="float" office:value="2.25667527309639">
                <text:p>2.25667527309639</text:p>
              </table:table-cell>
              <table:table-cell office:value-type="float" office:value="2.59299956799083">
                <text:p>2.59299956799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283020169666">
                <text:p>2.14283020169666</text:p>
              </table:table-cell>
              <table:table-cell office:value-type="float" office:value="5.99020122158022">
                <text:p>5.99020122158022</text:p>
              </table:table-cell>
              <table:table-cell office:value-type="float" office:value="2.05834323278977">
                <text:p>2.05834323278977</text:p>
              </table:table-cell>
              <table:table-cell office:value-type="float" office:value="2.78040466523492">
                <text:p>2.78040466523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9570842245337">
                <text:p>1.69570842245337</text:p>
              </table:table-cell>
              <table:table-cell office:value-type="float" office:value="5.02755858282259">
                <text:p>5.02755858282259</text:p>
              </table:table-cell>
              <table:table-cell office:value-type="float" office:value="1.32872650761667">
                <text:p>1.32872650761667</text:p>
              </table:table-cell>
              <table:table-cell office:value-type="float" office:value="1.46463673590128">
                <text:p>1.46463673590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906780473712">
                <text:p>2.49906780473712</text:p>
              </table:table-cell>
              <table:table-cell office:value-type="float" office:value="7.62752184626333">
                <text:p>7.62752184626333</text:p>
              </table:table-cell>
              <table:table-cell office:value-type="float" office:value="1.97487909954138">
                <text:p>1.97487909954138</text:p>
              </table:table-cell>
              <table:table-cell office:value-type="float" office:value="1.62022625606229">
                <text:p>1.62022625606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1540960692862">
                <text:p>2.21540960692862</text:p>
              </table:table-cell>
              <table:table-cell office:value-type="float" office:value="6.61479235964585">
                <text:p>6.61479235964585</text:p>
              </table:table-cell>
              <table:table-cell office:value-type="float" office:value="0.601324420921233">
                <text:p>0.601324420921233</text:p>
              </table:table-cell>
              <table:table-cell office:value-type="float" office:value="5.50625384720784">
                <text:p>5.50625384720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9573484327544">
                <text:p>1.79573484327544</text:p>
              </table:table-cell>
              <table:table-cell office:value-type="float" office:value="5.44574245812535">
                <text:p>5.44574245812535</text:p>
              </table:table-cell>
              <table:table-cell office:value-type="float" office:value="0.951622259436215">
                <text:p>0.951622259436215</text:p>
              </table:table-cell>
              <table:table-cell office:value-type="float" office:value="2.08225937023308">
                <text:p>2.08225937023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439481325699">
                <text:p>1.96439481325699</text:p>
              </table:table-cell>
              <table:table-cell office:value-type="float" office:value="4.4039861720702">
                <text:p>4.4039861720702</text:p>
              </table:table-cell>
              <table:table-cell office:value-type="float" office:value="1.83753550354524">
                <text:p>1.83753550354524</text:p>
              </table:table-cell>
              <table:table-cell office:value-type="float" office:value="1.58815636491996">
                <text:p>1.58815636491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0073860283409">
                <text:p>2.50073860283409</text:p>
              </table:table-cell>
              <table:table-cell office:value-type="float" office:value="6.75100961456241">
                <text:p>6.75100961456241</text:p>
              </table:table-cell>
              <table:table-cell office:value-type="float" office:value="1.39174697878348">
                <text:p>1.39174697878348</text:p>
              </table:table-cell>
              <table:table-cell office:value-type="float" office:value="2.26904288308662">
                <text:p>2.26904288308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9086438274558">
                <text:p>2.69086438274558</text:p>
              </table:table-cell>
              <table:table-cell office:value-type="float" office:value="7.91627345433164">
                <text:p>7.91627345433164</text:p>
              </table:table-cell>
              <table:table-cell office:value-type="float" office:value="1.06895841980288">
                <text:p>1.06895841980288</text:p>
              </table:table-cell>
              <table:table-cell office:value-type="float" office:value="3.36071212429317">
                <text:p>3.36071212429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4660608801527">
                <text:p>1.84660608801527</text:p>
              </table:table-cell>
              <table:table-cell office:value-type="float" office:value="5.96351880037664">
                <text:p>5.96351880037664</text:p>
              </table:table-cell>
              <table:table-cell office:value-type="float" office:value="1.74262044867132">
                <text:p>1.74262044867132</text:p>
              </table:table-cell>
              <table:table-cell office:value-type="float" office:value="1.91590715321435">
                <text:p>1.91590715321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7457894069351">
                <text:p>2.37457894069351</text:p>
              </table:table-cell>
              <table:table-cell office:value-type="float" office:value="6.68567314753553">
                <text:p>6.68567314753553</text:p>
              </table:table-cell>
              <table:table-cell office:value-type="float" office:value="1.27736469306345">
                <text:p>1.27736469306345</text:p>
              </table:table-cell>
              <table:table-cell office:value-type="float" office:value="2.24733679393299">
                <text:p>2.24733679393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9194239282486">
                <text:p>1.79194239282486</text:p>
              </table:table-cell>
              <table:table-cell office:value-type="float" office:value="4.89022905675529">
                <text:p>4.89022905675529</text:p>
              </table:table-cell>
              <table:table-cell office:value-type="float" office:value="1.99268814720331">
                <text:p>1.99268814720331</text:p>
              </table:table-cell>
              <table:table-cell office:value-type="float" office:value="1.89569150170906">
                <text:p>1.89569150170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7700195362466">
                <text:p>1.17700195362466</text:p>
              </table:table-cell>
              <table:table-cell office:value-type="float" office:value="5.49569193418931">
                <text:p>5.49569193418931</text:p>
              </table:table-cell>
              <table:table-cell office:value-type="float" office:value="1.82801642695373">
                <text:p>1.82801642695373</text:p>
              </table:table-cell>
              <table:table-cell office:value-type="float" office:value="1.06077181972507">
                <text:p>1.06077181972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4966051576029">
                <text:p>2.54966051576029</text:p>
              </table:table-cell>
              <table:table-cell office:value-type="float" office:value="7.14246580078985">
                <text:p>7.14246580078985</text:p>
              </table:table-cell>
              <table:table-cell office:value-type="float" office:value="2.08493491546098">
                <text:p>2.08493491546098</text:p>
              </table:table-cell>
              <table:table-cell office:value-type="float" office:value="1.27283075383159">
                <text:p>1.27283075383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08620313235">
                <text:p>1.1808620313235</text:p>
              </table:table-cell>
              <table:table-cell office:value-type="float" office:value="6.39637754478873">
                <text:p>6.39637754478873</text:p>
              </table:table-cell>
              <table:table-cell office:value-type="float" office:value="1.73534849466627">
                <text:p>1.73534849466627</text:p>
              </table:table-cell>
              <table:table-cell office:value-type="float" office:value="1.51393851049617">
                <text:p>1.51393851049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5473683028822">
                <text:p>0.955473683028822</text:p>
              </table:table-cell>
              <table:table-cell office:value-type="float" office:value="7.01173164193931">
                <text:p>7.01173164193931</text:p>
              </table:table-cell>
              <table:table-cell office:value-type="float" office:value="2.67423960607742">
                <text:p>2.67423960607742</text:p>
              </table:table-cell>
              <table:table-cell office:value-type="float" office:value="5.06189968409721">
                <text:p>5.06189968409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2955356107912">
                <text:p>1.52955356107912</text:p>
              </table:table-cell>
              <table:table-cell office:value-type="float" office:value="4.76843868730307">
                <text:p>4.76843868730307</text:p>
              </table:table-cell>
              <table:table-cell office:value-type="float" office:value="2.42270968811296">
                <text:p>2.42270968811296</text:p>
              </table:table-cell>
              <table:table-cell office:value-type="float" office:value="2.22976472173399">
                <text:p>2.22976472173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817365828263">
                <text:p>1.7817365828263</text:p>
              </table:table-cell>
              <table:table-cell office:value-type="float" office:value="5.72610472823994">
                <text:p>5.72610472823994</text:p>
              </table:table-cell>
              <table:table-cell office:value-type="float" office:value="2.04520288095971">
                <text:p>2.04520288095971</text:p>
              </table:table-cell>
              <table:table-cell office:value-type="float" office:value="2.24032321558982">
                <text:p>2.24032321558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4493309613813">
                <text:p>2.74493309613813</text:p>
              </table:table-cell>
              <table:table-cell office:value-type="float" office:value="8.53044373030339">
                <text:p>8.53044373030339</text:p>
              </table:table-cell>
              <table:table-cell office:value-type="float" office:value="1.41385967502007">
                <text:p>1.41385967502007</text:p>
              </table:table-cell>
              <table:table-cell office:value-type="float" office:value="2.18530944559577">
                <text:p>2.18530944559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612351524252">
                <text:p>1.69612351524252</text:p>
              </table:table-cell>
              <table:table-cell office:value-type="float" office:value="5.36150799070389">
                <text:p>5.36150799070389</text:p>
              </table:table-cell>
              <table:table-cell office:value-type="float" office:value="2.18597990504846">
                <text:p>2.18597990504846</text:p>
              </table:table-cell>
              <table:table-cell office:value-type="float" office:value="1.77510651833221">
                <text:p>1.77510651833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9745755422527">
                <text:p>1.99745755422527</text:p>
              </table:table-cell>
              <table:table-cell office:value-type="float" office:value="5.18102767037129">
                <text:p>5.18102767037129</text:p>
              </table:table-cell>
              <table:table-cell office:value-type="float" office:value="1.75959948822598">
                <text:p>1.75959948822598</text:p>
              </table:table-cell>
              <table:table-cell office:value-type="float" office:value="2.77889822246859">
                <text:p>2.77889822246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245278696159">
                <text:p>1.93245278696159</text:p>
              </table:table-cell>
              <table:table-cell office:value-type="float" office:value="5.55670232345637">
                <text:p>5.55670232345637</text:p>
              </table:table-cell>
              <table:table-cell office:value-type="float" office:value="2.27042423529572">
                <text:p>2.27042423529572</text:p>
              </table:table-cell>
              <table:table-cell office:value-type="float" office:value="2.71891071303717">
                <text:p>2.71891071303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8651818559158">
                <text:p>1.78651818559158</text:p>
              </table:table-cell>
              <table:table-cell office:value-type="float" office:value="5.81108112206785">
                <text:p>5.81108112206785</text:p>
              </table:table-cell>
              <table:table-cell office:value-type="float" office:value="1.5658893529344">
                <text:p>1.5658893529344</text:p>
              </table:table-cell>
              <table:table-cell office:value-type="float" office:value="1.06694666008038">
                <text:p>1.06694666008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1449372127158">
                <text:p>2.01449372127158</text:p>
              </table:table-cell>
              <table:table-cell office:value-type="float" office:value="5.59195562314782">
                <text:p>5.59195562314782</text:p>
              </table:table-cell>
              <table:table-cell office:value-type="float" office:value="1.85745462175504">
                <text:p>1.85745462175504</text:p>
              </table:table-cell>
              <table:table-cell office:value-type="float" office:value="3.46342193305026">
                <text:p>3.46342193305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1080078637279">
                <text:p>2.21080078637279</text:p>
              </table:table-cell>
              <table:table-cell office:value-type="float" office:value="6.34332315003057">
                <text:p>6.34332315003057</text:p>
              </table:table-cell>
              <table:table-cell office:value-type="float" office:value="1.38885167076792">
                <text:p>1.38885167076792</text:p>
              </table:table-cell>
              <table:table-cell office:value-type="float" office:value="2.25826047637557">
                <text:p>2.25826047637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431484498536">
                <text:p>1.66431484498536</text:p>
              </table:table-cell>
              <table:table-cell office:value-type="float" office:value="6.05956831947167">
                <text:p>6.05956831947167</text:p>
              </table:table-cell>
              <table:table-cell office:value-type="float" office:value="2.06226284677808">
                <text:p>2.06226284677808</text:p>
              </table:table-cell>
              <table:table-cell office:value-type="float" office:value="0.535540237838533">
                <text:p>0.535540237838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22986366073">
                <text:p>2.4822986366073</text:p>
              </table:table-cell>
              <table:table-cell office:value-type="float" office:value="7.5675108079669">
                <text:p>7.5675108079669</text:p>
              </table:table-cell>
              <table:table-cell office:value-type="float" office:value="1.4584495678768">
                <text:p>1.4584495678768</text:p>
              </table:table-cell>
              <table:table-cell office:value-type="float" office:value="1.72649978497762">
                <text:p>1.72649978497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4355578208264">
                <text:p>3.24355578208264</text:p>
              </table:table-cell>
              <table:table-cell office:value-type="float" office:value="11.4922097928813">
                <text:p>11.4922097928813</text:p>
              </table:table-cell>
              <table:table-cell office:value-type="float" office:value="1.77436725297478">
                <text:p>1.77436725297478</text:p>
              </table:table-cell>
              <table:table-cell office:value-type="float" office:value="1.66213992314024">
                <text:p>1.66213992314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2380865822412">
                <text:p>1.02380865822412</text:p>
              </table:table-cell>
              <table:table-cell office:value-type="float" office:value="6.57468065782335">
                <text:p>6.57468065782335</text:p>
              </table:table-cell>
              <table:table-cell office:value-type="float" office:value="0.806894516230668">
                <text:p>0.806894516230668</text:p>
              </table:table-cell>
              <table:table-cell office:value-type="float" office:value="3.41179127415044">
                <text:p>3.41179127415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8121495572185">
                <text:p>2.28121495572185</text:p>
              </table:table-cell>
              <table:table-cell office:value-type="float" office:value="5.75059318595009">
                <text:p>5.75059318595009</text:p>
              </table:table-cell>
              <table:table-cell office:value-type="float" office:value="1.58549084123284">
                <text:p>1.58549084123284</text:p>
              </table:table-cell>
              <table:table-cell office:value-type="float" office:value="1.23957836584963">
                <text:p>1.239578365849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0212427276939">
                <text:p>2.70212427276939</text:p>
              </table:table-cell>
              <table:table-cell office:value-type="float" office:value="8.11065860068662">
                <text:p>8.11065860068662</text:p>
              </table:table-cell>
              <table:table-cell office:value-type="float" office:value="1.4130062194053">
                <text:p>1.4130062194053</text:p>
              </table:table-cell>
              <table:table-cell office:value-type="float" office:value="1.69580787781811">
                <text:p>1.69580787781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3692976447872">
                <text:p>2.23692976447872</text:p>
              </table:table-cell>
              <table:table-cell office:value-type="float" office:value="5.81348743547192">
                <text:p>5.81348743547192</text:p>
              </table:table-cell>
              <table:table-cell office:value-type="float" office:value="0.585570225247061">
                <text:p>0.585570225247061</text:p>
              </table:table-cell>
              <table:table-cell office:value-type="float" office:value="4.6906641834561">
                <text:p>4.6906641834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2740284865619">
                <text:p>2.12740284865619</text:p>
              </table:table-cell>
              <table:table-cell office:value-type="float" office:value="6.82419632550035">
                <text:p>6.82419632550035</text:p>
              </table:table-cell>
              <table:table-cell office:value-type="float" office:value="1.61875389050868">
                <text:p>1.61875389050868</text:p>
              </table:table-cell>
              <table:table-cell office:value-type="float" office:value="1.59837615023029">
                <text:p>1.59837615023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235345797899">
                <text:p>1.8235345797899</text:p>
              </table:table-cell>
              <table:table-cell office:value-type="float" office:value="5.05899527624019">
                <text:p>5.05899527624019</text:p>
              </table:table-cell>
              <table:table-cell office:value-type="float" office:value="2.09153624908087">
                <text:p>2.09153624908087</text:p>
              </table:table-cell>
              <table:table-cell office:value-type="float" office:value="2.82064905886432">
                <text:p>2.82064905886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3004428600928">
                <text:p>2.53004428600928</text:p>
              </table:table-cell>
              <table:table-cell office:value-type="float" office:value="7.03291920643849">
                <text:p>7.03291920643849</text:p>
              </table:table-cell>
              <table:table-cell office:value-type="float" office:value="1.21334291340511">
                <text:p>1.21334291340511</text:p>
              </table:table-cell>
              <table:table-cell office:value-type="float" office:value="2.33293955114887">
                <text:p>2.33293955114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7917969480703">
                <text:p>2.37917969480703</text:p>
              </table:table-cell>
              <table:table-cell office:value-type="float" office:value="6.47595197797321">
                <text:p>6.47595197797321</text:p>
              </table:table-cell>
              <table:table-cell office:value-type="float" office:value="2.36487597484929">
                <text:p>2.36487597484929</text:p>
              </table:table-cell>
              <table:table-cell office:value-type="float" office:value="2.48080352067438">
                <text:p>2.48080352067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2555240184465">
                <text:p>1.82555240184465</text:p>
              </table:table-cell>
              <table:table-cell office:value-type="float" office:value="4.68248305017764">
                <text:p>4.68248305017764</text:p>
              </table:table-cell>
              <table:table-cell office:value-type="float" office:value="1.18206409752662">
                <text:p>1.18206409752662</text:p>
              </table:table-cell>
              <table:table-cell office:value-type="float" office:value="2.60023426829781">
                <text:p>2.60023426829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428145562267">
                <text:p>2.03428145562267</text:p>
              </table:table-cell>
              <table:table-cell office:value-type="float" office:value="6.30023278169881">
                <text:p>6.30023278169881</text:p>
              </table:table-cell>
              <table:table-cell office:value-type="float" office:value="1.83221868666667">
                <text:p>1.83221868666667</text:p>
              </table:table-cell>
              <table:table-cell office:value-type="float" office:value="1.88557427379357">
                <text:p>1.88557427379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7226361307233">
                <text:p>1.97226361307233</text:p>
              </table:table-cell>
              <table:table-cell office:value-type="float" office:value="4.9990591386055">
                <text:p>4.9990591386055</text:p>
              </table:table-cell>
              <table:table-cell office:value-type="float" office:value="2.05167573002948">
                <text:p>2.05167573002948</text:p>
              </table:table-cell>
              <table:table-cell office:value-type="float" office:value="1.59674340663473">
                <text:p>1.59674340663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8526370015576">
                <text:p>0.918526370015576</text:p>
              </table:table-cell>
              <table:table-cell office:value-type="float" office:value="6.42962337604599">
                <text:p>6.42962337604599</text:p>
              </table:table-cell>
              <table:table-cell office:value-type="float" office:value="2.24483209358633">
                <text:p>2.24483209358633</text:p>
              </table:table-cell>
              <table:table-cell office:value-type="float" office:value="2.25340786915222">
                <text:p>2.25340786915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9576539709375">
                <text:p>0.729576539709375</text:p>
              </table:table-cell>
              <table:table-cell office:value-type="float" office:value="7.89216702542257">
                <text:p>7.89216702542257</text:p>
              </table:table-cell>
              <table:table-cell office:value-type="float" office:value="1.25197081136557">
                <text:p>1.25197081136557</text:p>
              </table:table-cell>
              <table:table-cell office:value-type="float" office:value="1.33201089947967">
                <text:p>1.33201089947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4777792992596">
                <text:p>2.04777792992596</text:p>
              </table:table-cell>
              <table:table-cell office:value-type="float" office:value="5.98070152665794">
                <text:p>5.98070152665794</text:p>
              </table:table-cell>
              <table:table-cell office:value-type="float" office:value="1.5002675262495">
                <text:p>1.5002675262495</text:p>
              </table:table-cell>
              <table:table-cell office:value-type="float" office:value="2.02258707222945">
                <text:p>2.02258707222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2093809612902">
                <text:p>1.82093809612902</text:p>
              </table:table-cell>
              <table:table-cell office:value-type="float" office:value="5.18635174722506">
                <text:p>5.18635174722506</text:p>
              </table:table-cell>
              <table:table-cell office:value-type="float" office:value="2.48183291061285">
                <text:p>2.48183291061285</text:p>
              </table:table-cell>
              <table:table-cell office:value-type="float" office:value="2.08313838341246">
                <text:p>2.08313838341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2736976932376">
                <text:p>3.02736976932376</text:p>
              </table:table-cell>
              <table:table-cell office:value-type="float" office:value="10.6558735953404">
                <text:p>10.6558735953404</text:p>
              </table:table-cell>
              <table:table-cell office:value-type="float" office:value="2.18878482558136">
                <text:p>2.18878482558136</text:p>
              </table:table-cell>
              <table:table-cell office:value-type="float" office:value="1.95233857482687">
                <text:p>1.95233857482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4881685173559">
                <text:p>1.44881685173559</text:p>
              </table:table-cell>
              <table:table-cell office:value-type="float" office:value="6.06016463382231">
                <text:p>6.06016463382231</text:p>
              </table:table-cell>
              <table:table-cell office:value-type="float" office:value="1.37949778894897">
                <text:p>1.37949778894897</text:p>
              </table:table-cell>
              <table:table-cell office:value-type="float" office:value="1.35970699976613">
                <text:p>1.359706999766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163679255459">
                <text:p>2.02163679255459</text:p>
              </table:table-cell>
              <table:table-cell office:value-type="float" office:value="5.97974114996764">
                <text:p>5.97974114996764</text:p>
              </table:table-cell>
              <table:table-cell office:value-type="float" office:value="1.12232330376182">
                <text:p>1.12232330376182</text:p>
              </table:table-cell>
              <table:table-cell office:value-type="float" office:value="2.57850926980038">
                <text:p>2.57850926980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190266543301">
                <text:p>1.79190266543301</text:p>
              </table:table-cell>
              <table:table-cell office:value-type="float" office:value="6.48659622495959">
                <text:p>6.48659622495959</text:p>
              </table:table-cell>
              <table:table-cell office:value-type="float" office:value="1.21507237455293">
                <text:p>1.21507237455293</text:p>
              </table:table-cell>
              <table:table-cell office:value-type="float" office:value="1.59210055602097">
                <text:p>1.592100556020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7445518205478">
                <text:p>1.57445518205478</text:p>
              </table:table-cell>
              <table:table-cell office:value-type="float" office:value="4.99292988867685">
                <text:p>4.99292988867685</text:p>
              </table:table-cell>
              <table:table-cell office:value-type="float" office:value="2.73544671688991">
                <text:p>2.73544671688991</text:p>
              </table:table-cell>
              <table:table-cell office:value-type="float" office:value="3.91799354683443">
                <text:p>3.917993546834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9183360794368">
                <text:p>2.29183360794368</text:p>
              </table:table-cell>
              <table:table-cell office:value-type="float" office:value="6.01584406775616">
                <text:p>6.01584406775616</text:p>
              </table:table-cell>
              <table:table-cell office:value-type="float" office:value="2.4995453613476">
                <text:p>2.4995453613476</text:p>
              </table:table-cell>
              <table:table-cell office:value-type="float" office:value="3.44062925724616">
                <text:p>3.44062925724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1577354886733">
                <text:p>1.61577354886733</text:p>
              </table:table-cell>
              <table:table-cell office:value-type="float" office:value="5.40346565391226">
                <text:p>5.40346565391226</text:p>
              </table:table-cell>
              <table:table-cell office:value-type="float" office:value="1.75066427608119">
                <text:p>1.75066427608119</text:p>
              </table:table-cell>
              <table:table-cell office:value-type="float" office:value="2.70091855564861">
                <text:p>2.70091855564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2010319378171">
                <text:p>2.42010319378171</text:p>
              </table:table-cell>
              <table:table-cell office:value-type="float" office:value="6.80150467199758">
                <text:p>6.80150467199758</text:p>
              </table:table-cell>
              <table:table-cell office:value-type="float" office:value="2.16257970797617">
                <text:p>2.16257970797617</text:p>
              </table:table-cell>
              <table:table-cell office:value-type="float" office:value="3.51581275708575">
                <text:p>3.51581275708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4008168673024">
                <text:p>1.54008168673024</text:p>
              </table:table-cell>
              <table:table-cell office:value-type="float" office:value="4.29243038281824">
                <text:p>4.29243038281824</text:p>
              </table:table-cell>
              <table:table-cell office:value-type="float" office:value="2.1287827620022">
                <text:p>2.1287827620022</text:p>
              </table:table-cell>
              <table:table-cell office:value-type="float" office:value="1.1504617937849">
                <text:p>1.1504617937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39733154504757">
                <text:p>0.539733154504757</text:p>
              </table:table-cell>
              <table:table-cell office:value-type="float" office:value="8.14999586221207">
                <text:p>8.14999586221207</text:p>
              </table:table-cell>
              <table:table-cell office:value-type="float" office:value="2.23285456939019">
                <text:p>2.23285456939019</text:p>
              </table:table-cell>
              <table:table-cell office:value-type="float" office:value="1.7248487885171">
                <text:p>1.7248487885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4585433566947">
                <text:p>1.94585433566947</text:p>
              </table:table-cell>
              <table:table-cell office:value-type="float" office:value="5.91544820526959">
                <text:p>5.91544820526959</text:p>
              </table:table-cell>
              <table:table-cell office:value-type="float" office:value="1.75069685055422">
                <text:p>1.75069685055422</text:p>
              </table:table-cell>
              <table:table-cell office:value-type="float" office:value="1.2126674912996">
                <text:p>1.2126674912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1376371934163">
                <text:p>0.901376371934163</text:p>
              </table:table-cell>
              <table:table-cell office:value-type="float" office:value="6.38551181605824">
                <text:p>6.38551181605824</text:p>
              </table:table-cell>
              <table:table-cell office:value-type="float" office:value="1.74912812098333">
                <text:p>1.74912812098333</text:p>
              </table:table-cell>
              <table:table-cell office:value-type="float" office:value="1.39337105971519">
                <text:p>1.39337105971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3320803796726">
                <text:p>1.83320803796726</text:p>
              </table:table-cell>
              <table:table-cell office:value-type="float" office:value="6.2503720015679">
                <text:p>6.2503720015679</text:p>
              </table:table-cell>
              <table:table-cell office:value-type="float" office:value="2.30204810560802">
                <text:p>2.30204810560802</text:p>
              </table:table-cell>
              <table:table-cell office:value-type="float" office:value="3.4913392317722">
                <text:p>3.4913392317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9199049350009">
                <text:p>1.99199049350009</text:p>
              </table:table-cell>
              <table:table-cell office:value-type="float" office:value="6.07394127740357">
                <text:p>6.07394127740357</text:p>
              </table:table-cell>
              <table:table-cell office:value-type="float" office:value="2.43612921152117">
                <text:p>2.43612921152117</text:p>
              </table:table-cell>
              <table:table-cell office:value-type="float" office:value="3.86230298995243">
                <text:p>3.862302989952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4686618515793">
                <text:p>1.74686618515793</text:p>
              </table:table-cell>
              <table:table-cell office:value-type="float" office:value="5.77822817843289">
                <text:p>5.77822817843289</text:p>
              </table:table-cell>
              <table:table-cell office:value-type="float" office:value="1.07292727412885">
                <text:p>1.07292727412885</text:p>
              </table:table-cell>
              <table:table-cell office:value-type="float" office:value="2.71956994833395">
                <text:p>2.7195699483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947117556217">
                <text:p>1.15947117556217</text:p>
              </table:table-cell>
              <table:table-cell office:value-type="float" office:value="6.40455790538862">
                <text:p>6.40455790538862</text:p>
              </table:table-cell>
              <table:table-cell office:value-type="float" office:value="1.68613160974722">
                <text:p>1.68613160974722</text:p>
              </table:table-cell>
              <table:table-cell office:value-type="float" office:value="1.38546519083195">
                <text:p>1.38546519083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527648912189">
                <text:p>1.7527648912189</text:p>
              </table:table-cell>
              <table:table-cell office:value-type="float" office:value="4.69641303877582">
                <text:p>4.69641303877582</text:p>
              </table:table-cell>
              <table:table-cell office:value-type="float" office:value="1.02261789191421">
                <text:p>1.02261789191421</text:p>
              </table:table-cell>
              <table:table-cell office:value-type="float" office:value="2.94002537690253">
                <text:p>2.940025376902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0615453756878">
                <text:p>1.30615453756878</text:p>
              </table:table-cell>
              <table:table-cell office:value-type="float" office:value="6.0636636299667">
                <text:p>6.0636636299667</text:p>
              </table:table-cell>
              <table:table-cell office:value-type="float" office:value="1.64728160499143">
                <text:p>1.64728160499143</text:p>
              </table:table-cell>
              <table:table-cell office:value-type="float" office:value="1.27931239994164">
                <text:p>1.27931239994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952105205891">
                <text:p>1.94952105205891</text:p>
              </table:table-cell>
              <table:table-cell office:value-type="float" office:value="5.91954832567067">
                <text:p>5.91954832567067</text:p>
              </table:table-cell>
              <table:table-cell office:value-type="float" office:value="1.58931107160841">
                <text:p>1.58931107160841</text:p>
              </table:table-cell>
              <table:table-cell office:value-type="float" office:value="1.70987017247857">
                <text:p>1.70987017247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9355140137552">
                <text:p>1.99355140137552</text:p>
              </table:table-cell>
              <table:table-cell office:value-type="float" office:value="5.81191109139701">
                <text:p>5.81191109139701</text:p>
              </table:table-cell>
              <table:table-cell office:value-type="float" office:value="2.45573187786884">
                <text:p>2.45573187786884</text:p>
              </table:table-cell>
              <table:table-cell office:value-type="float" office:value="4.1761129791544">
                <text:p>4.17611297915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8716767762205">
                <text:p>2.18716767762205</text:p>
              </table:table-cell>
              <table:table-cell office:value-type="float" office:value="6.62943319907537">
                <text:p>6.62943319907537</text:p>
              </table:table-cell>
              <table:table-cell office:value-type="float" office:value="1.95354924719088">
                <text:p>1.95354924719088</text:p>
              </table:table-cell>
              <table:table-cell office:value-type="float" office:value="2.70654517107133">
                <text:p>2.70654517107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5300730134635">
                <text:p>2.75300730134635</text:p>
              </table:table-cell>
              <table:table-cell office:value-type="float" office:value="8.71368589512462">
                <text:p>8.71368589512462</text:p>
              </table:table-cell>
              <table:table-cell office:value-type="float" office:value="1.61855462028586">
                <text:p>1.61855462028586</text:p>
              </table:table-cell>
              <table:table-cell office:value-type="float" office:value="1.67328791817282">
                <text:p>1.673287918172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6092646236714">
                <text:p>1.56092646236714</text:p>
              </table:table-cell>
              <table:table-cell office:value-type="float" office:value="5.92499739526053">
                <text:p>5.92499739526053</text:p>
              </table:table-cell>
              <table:table-cell office:value-type="float" office:value="0.9582864102245">
                <text:p>0.9582864102245</text:p>
              </table:table-cell>
              <table:table-cell office:value-type="float" office:value="2.17316603092286">
                <text:p>2.17316603092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5133740894064">
                <text:p>2.45133740894064</text:p>
              </table:table-cell>
              <table:table-cell office:value-type="float" office:value="7.08097851562192">
                <text:p>7.08097851562192</text:p>
              </table:table-cell>
              <table:table-cell office:value-type="float" office:value="1.95690811824544">
                <text:p>1.95690811824544</text:p>
              </table:table-cell>
              <table:table-cell office:value-type="float" office:value="1.59624697104022">
                <text:p>1.596246971040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6647933547327">
                <text:p>1.86647933547327</text:p>
              </table:table-cell>
              <table:table-cell office:value-type="float" office:value="6.07568842243743">
                <text:p>6.07568842243743</text:p>
              </table:table-cell>
              <table:table-cell office:value-type="float" office:value="1.74270968798317">
                <text:p>1.74270968798317</text:p>
              </table:table-cell>
              <table:table-cell office:value-type="float" office:value="2.85478077065419">
                <text:p>2.854780770654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4042208977337">
                <text:p>2.04042208977337</text:p>
              </table:table-cell>
              <table:table-cell office:value-type="float" office:value="5.3662569689741">
                <text:p>5.3662569689741</text:p>
              </table:table-cell>
              <table:table-cell office:value-type="float" office:value="1.35965335720058">
                <text:p>1.35965335720058</text:p>
              </table:table-cell>
              <table:table-cell office:value-type="float" office:value="1.38188987138484">
                <text:p>1.38188987138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8985771275553">
                <text:p>1.98985771275553</text:p>
              </table:table-cell>
              <table:table-cell office:value-type="float" office:value="5.93399911182059">
                <text:p>5.93399911182059</text:p>
              </table:table-cell>
              <table:table-cell office:value-type="float" office:value="0.928795246646628">
                <text:p>0.928795246646628</text:p>
              </table:table-cell>
              <table:table-cell office:value-type="float" office:value="2.32266277809892">
                <text:p>2.3226627780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4236607236979">
                <text:p>2.04236607236979</text:p>
              </table:table-cell>
              <table:table-cell office:value-type="float" office:value="5.7561470347126">
                <text:p>5.7561470347126</text:p>
              </table:table-cell>
              <table:table-cell office:value-type="float" office:value="1.52397646804387">
                <text:p>1.52397646804387</text:p>
              </table:table-cell>
              <table:table-cell office:value-type="float" office:value="2.64456400260602">
                <text:p>2.64456400260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3971136714806">
                <text:p>1.43971136714806</text:p>
              </table:table-cell>
              <table:table-cell office:value-type="float" office:value="5.79288201679693">
                <text:p>5.79288201679693</text:p>
              </table:table-cell>
              <table:table-cell office:value-type="float" office:value="1.47328768198458">
                <text:p>1.47328768198458</text:p>
              </table:table-cell>
              <table:table-cell office:value-type="float" office:value="1.17805253933122">
                <text:p>1.17805253933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4983690415111">
                <text:p>1.64983690415111</text:p>
              </table:table-cell>
              <table:table-cell office:value-type="float" office:value="5.24463653287134">
                <text:p>5.24463653287134</text:p>
              </table:table-cell>
              <table:table-cell office:value-type="float" office:value="1.51735377380814">
                <text:p>1.51735377380814</text:p>
              </table:table-cell>
              <table:table-cell office:value-type="float" office:value="2.43900143413885">
                <text:p>2.43900143413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7387311583231">
                <text:p>1.87387311583231</text:p>
              </table:table-cell>
              <table:table-cell office:value-type="float" office:value="5.89295102279114">
                <text:p>5.89295102279114</text:p>
              </table:table-cell>
              <table:table-cell office:value-type="float" office:value="2.10899075225812">
                <text:p>2.10899075225812</text:p>
              </table:table-cell>
              <table:table-cell office:value-type="float" office:value="1.17635227543424">
                <text:p>1.17635227543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7925140276126">
                <text:p>2.87925140276126</text:p>
              </table:table-cell>
              <table:table-cell office:value-type="float" office:value="10.2536583397802">
                <text:p>10.2536583397802</text:p>
              </table:table-cell>
              <table:table-cell office:value-type="float" office:value="2.10764635905876">
                <text:p>2.10764635905876</text:p>
              </table:table-cell>
              <table:table-cell office:value-type="float" office:value="2.18132882825273">
                <text:p>2.18132882825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1416213015968">
                <text:p>1.31416213015968</text:p>
              </table:table-cell>
              <table:table-cell office:value-type="float" office:value="5.63528289319631">
                <text:p>5.63528289319631</text:p>
              </table:table-cell>
              <table:table-cell office:value-type="float" office:value="1.91860414807852">
                <text:p>1.91860414807852</text:p>
              </table:table-cell>
              <table:table-cell office:value-type="float" office:value="2.19062719865076">
                <text:p>2.190627198650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4703234600997">
                <text:p>1.64703234600997</text:p>
              </table:table-cell>
              <table:table-cell office:value-type="float" office:value="5.80669697924567">
                <text:p>5.80669697924567</text:p>
              </table:table-cell>
              <table:table-cell office:value-type="float" office:value="1.73480906326396">
                <text:p>1.73480906326396</text:p>
              </table:table-cell>
              <table:table-cell office:value-type="float" office:value="1.40120700327062">
                <text:p>1.40120700327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9552773591701">
                <text:p>2.19552773591701</text:p>
              </table:table-cell>
              <table:table-cell office:value-type="float" office:value="5.60684575065802">
                <text:p>5.60684575065802</text:p>
              </table:table-cell>
              <table:table-cell office:value-type="float" office:value="0.92918654121159">
                <text:p>0.92918654121159</text:p>
              </table:table-cell>
              <table:table-cell office:value-type="float" office:value="2.57791005468012">
                <text:p>2.57791005468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310760402878">
                <text:p>1.9310760402878</text:p>
              </table:table-cell>
              <table:table-cell office:value-type="float" office:value="4.92779838949382">
                <text:p>4.92779838949382</text:p>
              </table:table-cell>
              <table:table-cell office:value-type="float" office:value="1.63930790770301">
                <text:p>1.63930790770301</text:p>
              </table:table-cell>
              <table:table-cell office:value-type="float" office:value="0.926766988394286">
                <text:p>0.92676698839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87640332885">
                <text:p>2.087640332885</text:p>
              </table:table-cell>
              <table:table-cell office:value-type="float" office:value="5.65741642424639">
                <text:p>5.65741642424639</text:p>
              </table:table-cell>
              <table:table-cell office:value-type="float" office:value="2.01470944693944">
                <text:p>2.01470944693944</text:p>
              </table:table-cell>
              <table:table-cell office:value-type="float" office:value="1.74506986789206">
                <text:p>1.74506986789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0583991916438">
                <text:p>1.70583991916438</text:p>
              </table:table-cell>
              <table:table-cell office:value-type="float" office:value="5.71680900708502">
                <text:p>5.71680900708502</text:p>
              </table:table-cell>
              <table:table-cell office:value-type="float" office:value="1.54501813398666">
                <text:p>1.54501813398666</text:p>
              </table:table-cell>
              <table:table-cell office:value-type="float" office:value="2.42805634431671">
                <text:p>2.428056344316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3588856992081">
                <text:p>1.53588856992081</text:p>
              </table:table-cell>
              <table:table-cell office:value-type="float" office:value="5.16503626178387">
                <text:p>5.16503626178387</text:p>
              </table:table-cell>
              <table:table-cell office:value-type="float" office:value="1.57605767909244">
                <text:p>1.57605767909244</text:p>
              </table:table-cell>
              <table:table-cell office:value-type="float" office:value="1.10027106356288">
                <text:p>1.10027106356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2396094807976">
                <text:p>1.32396094807976</text:p>
              </table:table-cell>
              <table:table-cell office:value-type="float" office:value="6.12680435630505">
                <text:p>6.12680435630505</text:p>
              </table:table-cell>
              <table:table-cell office:value-type="float" office:value="1.83396187379532">
                <text:p>1.83396187379532</text:p>
              </table:table-cell>
              <table:table-cell office:value-type="float" office:value="1.65916985407464">
                <text:p>1.65916985407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3991493668577">
                <text:p>1.93991493668577</text:p>
              </table:table-cell>
              <table:table-cell office:value-type="float" office:value="5.68252335537824">
                <text:p>5.68252335537824</text:p>
              </table:table-cell>
              <table:table-cell office:value-type="float" office:value="2.51131896269654">
                <text:p>2.51131896269654</text:p>
              </table:table-cell>
              <table:table-cell office:value-type="float" office:value="2.81709077959894">
                <text:p>2.817090779598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3400412106419">
                <text:p>1.33400412106419</text:p>
              </table:table-cell>
              <table:table-cell office:value-type="float" office:value="5.55173688735569">
                <text:p>5.55173688735569</text:p>
              </table:table-cell>
              <table:table-cell office:value-type="float" office:value="2.21399559174553">
                <text:p>2.21399559174553</text:p>
              </table:table-cell>
              <table:table-cell office:value-type="float" office:value="2.86546585557255">
                <text:p>2.86546585557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5905713024297">
                <text:p>1.45905713024297</text:p>
              </table:table-cell>
              <table:table-cell office:value-type="float" office:value="5.64573289986812">
                <text:p>5.64573289986812</text:p>
              </table:table-cell>
              <table:table-cell office:value-type="float" office:value="1.51339484624952">
                <text:p>1.51339484624952</text:p>
              </table:table-cell>
              <table:table-cell office:value-type="float" office:value="2.35040083648023">
                <text:p>2.35040083648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9070828479327">
                <text:p>2.59070828479327</text:p>
              </table:table-cell>
              <table:table-cell office:value-type="float" office:value="7.85255685010866">
                <text:p>7.85255685010866</text:p>
              </table:table-cell>
              <table:table-cell office:value-type="float" office:value="2.14653135928887">
                <text:p>2.14653135928887</text:p>
              </table:table-cell>
              <table:table-cell office:value-type="float" office:value="1.67653842122814">
                <text:p>1.67653842122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0598773090716">
                <text:p>1.60598773090716</text:p>
              </table:table-cell>
              <table:table-cell office:value-type="float" office:value="5.6994732959287">
                <text:p>5.6994732959287</text:p>
              </table:table-cell>
              <table:table-cell office:value-type="float" office:value="1.31687811067189">
                <text:p>1.31687811067189</text:p>
              </table:table-cell>
              <table:table-cell office:value-type="float" office:value="3.22948067609221">
                <text:p>3.22948067609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722510805286">
                <text:p>1.7722510805286</text:p>
              </table:table-cell>
              <table:table-cell office:value-type="float" office:value="5.61241834123184">
                <text:p>5.61241834123184</text:p>
              </table:table-cell>
              <table:table-cell office:value-type="float" office:value="1.57079651350018">
                <text:p>1.57079651350018</text:p>
              </table:table-cell>
              <table:table-cell office:value-type="float" office:value="1.10475458548711">
                <text:p>1.104754585487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2033131185447">
                <text:p>2.22033131185447</text:p>
              </table:table-cell>
              <table:table-cell office:value-type="float" office:value="5.86642817378098">
                <text:p>5.86642817378098</text:p>
              </table:table-cell>
              <table:table-cell office:value-type="float" office:value="1.70732530382862">
                <text:p>1.70732530382862</text:p>
              </table:table-cell>
              <table:table-cell office:value-type="float" office:value="1.02780629300242">
                <text:p>1.02780629300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249139330699">
                <text:p>1.58249139330699</text:p>
              </table:table-cell>
              <table:table-cell office:value-type="float" office:value="5.91586730295429">
                <text:p>5.91586730295429</text:p>
              </table:table-cell>
              <table:table-cell office:value-type="float" office:value="2.12501787784955">
                <text:p>2.12501787784955</text:p>
              </table:table-cell>
              <table:table-cell office:value-type="float" office:value="1.93197839348437">
                <text:p>1.93197839348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168482388924">
                <text:p>2.00168482388924</text:p>
              </table:table-cell>
              <table:table-cell office:value-type="float" office:value="5.61932779661586">
                <text:p>5.61932779661586</text:p>
              </table:table-cell>
              <table:table-cell office:value-type="float" office:value="1.3250247490943">
                <text:p>1.3250247490943</text:p>
              </table:table-cell>
              <table:table-cell office:value-type="float" office:value="1.86377991986638">
                <text:p>1.863779919866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7876806414969">
                <text:p>1.97876806414969</text:p>
              </table:table-cell>
              <table:table-cell office:value-type="float" office:value="5.9731558896948">
                <text:p>5.9731558896948</text:p>
              </table:table-cell>
              <table:table-cell office:value-type="float" office:value="1.00791327202923">
                <text:p>1.00791327202923</text:p>
              </table:table-cell>
              <table:table-cell office:value-type="float" office:value="2.06437888563992">
                <text:p>2.06437888563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3629893537275">
                <text:p>2.03629893537275</text:p>
              </table:table-cell>
              <table:table-cell office:value-type="float" office:value="6.12991214796156">
                <text:p>6.12991214796156</text:p>
              </table:table-cell>
              <table:table-cell office:value-type="float" office:value="1.24262938826102">
                <text:p>1.24262938826102</text:p>
              </table:table-cell>
              <table:table-cell office:value-type="float" office:value="1.50279736552696">
                <text:p>1.502797365526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9262396448941">
                <text:p>1.79262396448941</text:p>
              </table:table-cell>
              <table:table-cell office:value-type="float" office:value="5.59547343039489">
                <text:p>5.59547343039489</text:p>
              </table:table-cell>
              <table:table-cell office:value-type="float" office:value="1.85905757718806">
                <text:p>1.85905757718806</text:p>
              </table:table-cell>
              <table:table-cell office:value-type="float" office:value="1.32087866591315">
                <text:p>1.32087866591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741454398258">
                <text:p>2.2741454398258</text:p>
              </table:table-cell>
              <table:table-cell office:value-type="float" office:value="6.00173818465559">
                <text:p>6.00173818465559</text:p>
              </table:table-cell>
              <table:table-cell office:value-type="float" office:value="2.40662519965842">
                <text:p>2.40662519965842</text:p>
              </table:table-cell>
              <table:table-cell office:value-type="float" office:value="3.28801444154783">
                <text:p>3.288014441547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012947928917">
                <text:p>1.9012947928917</text:p>
              </table:table-cell>
              <table:table-cell office:value-type="float" office:value="5.49890287686526">
                <text:p>5.49890287686526</text:p>
              </table:table-cell>
              <table:table-cell office:value-type="float" office:value="2.8193499885936">
                <text:p>2.8193499885936</text:p>
              </table:table-cell>
              <table:table-cell office:value-type="float" office:value="4.96994152031458">
                <text:p>4.96994152031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859271095874">
                <text:p>2.0859271095874</text:p>
              </table:table-cell>
              <table:table-cell office:value-type="float" office:value="6.21429632760589">
                <text:p>6.21429632760589</text:p>
              </table:table-cell>
              <table:table-cell office:value-type="float" office:value="2.26325564876988">
                <text:p>2.26325564876988</text:p>
              </table:table-cell>
              <table:table-cell office:value-type="float" office:value="2.43396029558786">
                <text:p>2.433960295587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14740099455902">
                <text:p>0.714740099455902</text:p>
              </table:table-cell>
              <table:table-cell office:value-type="float" office:value="7.47264268707888">
                <text:p>7.47264268707888</text:p>
              </table:table-cell>
              <table:table-cell office:value-type="float" office:value="1.87034386140319">
                <text:p>1.87034386140319</text:p>
              </table:table-cell>
              <table:table-cell office:value-type="float" office:value="2.55532827660059">
                <text:p>2.55532827660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7647286924224">
                <text:p>1.67647286924224</text:p>
              </table:table-cell>
              <table:table-cell office:value-type="float" office:value="4.3673166625031">
                <text:p>4.3673166625031</text:p>
              </table:table-cell>
              <table:table-cell office:value-type="float" office:value="1.11343338124071">
                <text:p>1.11343338124071</text:p>
              </table:table-cell>
              <table:table-cell office:value-type="float" office:value="1.76665846006661">
                <text:p>1.76665846006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4630030149381">
                <text:p>1.44630030149381</text:p>
              </table:table-cell>
              <table:table-cell office:value-type="float" office:value="5.08170435168565">
                <text:p>5.08170435168565</text:p>
              </table:table-cell>
              <table:table-cell office:value-type="float" office:value="1.44083421639143">
                <text:p>1.44083421639143</text:p>
              </table:table-cell>
              <table:table-cell office:value-type="float" office:value="2.12815167217979">
                <text:p>2.128151672179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509057175134">
                <text:p>1.34509057175134</text:p>
              </table:table-cell>
              <table:table-cell office:value-type="float" office:value="5.78234835935087">
                <text:p>5.78234835935087</text:p>
              </table:table-cell>
              <table:table-cell office:value-type="float" office:value="1.23105231297285">
                <text:p>1.23105231297285</text:p>
              </table:table-cell>
              <table:table-cell office:value-type="float" office:value="3.03613773936595">
                <text:p>3.036137739365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0804665270558">
                <text:p>1.80804665270558</text:p>
              </table:table-cell>
              <table:table-cell office:value-type="float" office:value="5.05934289362761">
                <text:p>5.05934289362761</text:p>
              </table:table-cell>
              <table:table-cell office:value-type="float" office:value="2.24135263623244">
                <text:p>2.24135263623244</text:p>
              </table:table-cell>
              <table:table-cell office:value-type="float" office:value="1.81989477114554">
                <text:p>1.819894771145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9262212471926">
                <text:p>1.49262212471926</text:p>
              </table:table-cell>
              <table:table-cell office:value-type="float" office:value="4.90409908798777">
                <text:p>4.90409908798777</text:p>
              </table:table-cell>
              <table:table-cell office:value-type="float" office:value="2.96777124695327">
                <text:p>2.96777124695327</text:p>
              </table:table-cell>
              <table:table-cell office:value-type="float" office:value="5.1880261982189">
                <text:p>5.1880261982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2179404686719">
                <text:p>1.72179404686719</text:p>
              </table:table-cell>
              <table:table-cell office:value-type="float" office:value="5.81931544591986">
                <text:p>5.81931544591986</text:p>
              </table:table-cell>
              <table:table-cell office:value-type="float" office:value="1.57307827138131">
                <text:p>1.57307827138131</text:p>
              </table:table-cell>
              <table:table-cell office:value-type="float" office:value="2.45710849758736">
                <text:p>2.457108497587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1964656657222">
                <text:p>0.891964656657222</text:p>
              </table:table-cell>
              <table:table-cell office:value-type="float" office:value="6.70996736271447">
                <text:p>6.70996736271447</text:p>
              </table:table-cell>
              <table:table-cell office:value-type="float" office:value="1.60094248561475">
                <text:p>1.60094248561475</text:p>
              </table:table-cell>
              <table:table-cell office:value-type="float" office:value="1.88198766461586">
                <text:p>1.881987664615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0641321727798">
                <text:p>2.10641321727798</text:p>
              </table:table-cell>
              <table:table-cell office:value-type="float" office:value="5.76497376793792">
                <text:p>5.76497376793792</text:p>
              </table:table-cell>
              <table:table-cell office:value-type="float" office:value="0.742135966703838">
                <text:p>0.742135966703838</text:p>
              </table:table-cell>
              <table:table-cell office:value-type="float" office:value="4.06059133601526">
                <text:p>4.06059133601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5411906239145">
                <text:p>2.05411906239145</text:p>
              </table:table-cell>
              <table:table-cell office:value-type="float" office:value="5.94148701452391">
                <text:p>5.94148701452391</text:p>
              </table:table-cell>
              <table:table-cell office:value-type="float" office:value="1.74644821405184">
                <text:p>1.74644821405184</text:p>
              </table:table-cell>
              <table:table-cell office:value-type="float" office:value="1.49634486090448">
                <text:p>1.49634486090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54609141427616">
                <text:p>2.54609141427616</text:p>
              </table:table-cell>
              <table:table-cell office:value-type="float" office:value="8.24380981960064">
                <text:p>8.24380981960064</text:p>
              </table:table-cell>
              <table:table-cell office:value-type="float" office:value="1.68799156494285">
                <text:p>1.68799156494285</text:p>
              </table:table-cell>
              <table:table-cell office:value-type="float" office:value="0.872700294091288">
                <text:p>0.8727002940912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2042681194911">
                <text:p>1.62042681194911</text:p>
              </table:table-cell>
              <table:table-cell office:value-type="float" office:value="5.29529185194601">
                <text:p>5.29529185194601</text:p>
              </table:table-cell>
              <table:table-cell office:value-type="float" office:value="3.00189098806845">
                <text:p>3.00189098806845</text:p>
              </table:table-cell>
              <table:table-cell office:value-type="float" office:value="6.20009450057107">
                <text:p>6.20009450057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593542644198">
                <text:p>1.47593542644198</text:p>
              </table:table-cell>
              <table:table-cell office:value-type="float" office:value="6.65632975345255">
                <text:p>6.65632975345255</text:p>
              </table:table-cell>
              <table:table-cell office:value-type="float" office:value="1.29973112410541">
                <text:p>1.29973112410541</text:p>
              </table:table-cell>
              <table:table-cell office:value-type="float" office:value="1.25584414890572">
                <text:p>1.255844148905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0620597742092">
                <text:p>2.50620597742092</text:p>
              </table:table-cell>
              <table:table-cell office:value-type="float" office:value="8.38089917718113">
                <text:p>8.38089917718113</text:p>
              </table:table-cell>
              <table:table-cell office:value-type="float" office:value="1.39690194744833">
                <text:p>1.39690194744833</text:p>
              </table:table-cell>
              <table:table-cell office:value-type="float" office:value="2.24904403364553">
                <text:p>2.24904403364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93397711047">
                <text:p>2.30493397711047</text:p>
              </table:table-cell>
              <table:table-cell office:value-type="float" office:value="6.50477347586227">
                <text:p>6.50477347586227</text:p>
              </table:table-cell>
              <table:table-cell office:value-type="float" office:value="0.694059664376884">
                <text:p>0.694059664376884</text:p>
              </table:table-cell>
              <table:table-cell office:value-type="float" office:value="4.63470468999137">
                <text:p>4.63470468999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0171186711168">
                <text:p>1.70171186711168</text:p>
              </table:table-cell>
              <table:table-cell office:value-type="float" office:value="5.8210028159317">
                <text:p>5.8210028159317</text:p>
              </table:table-cell>
              <table:table-cell office:value-type="float" office:value="0.986256441718424">
                <text:p>0.986256441718424</text:p>
              </table:table-cell>
              <table:table-cell office:value-type="float" office:value="2.99616993858129">
                <text:p>2.99616993858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0460535116371">
                <text:p>1.60460535116371</text:p>
              </table:table-cell>
              <table:table-cell office:value-type="float" office:value="5.34396789673363">
                <text:p>5.34396789673363</text:p>
              </table:table-cell>
              <table:table-cell office:value-type="float" office:value="0.685315471143153">
                <text:p>0.685315471143153</text:p>
              </table:table-cell>
              <table:table-cell office:value-type="float" office:value="3.16999073916545">
                <text:p>3.169990739165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926849594277">
                <text:p>1.9926849594277</text:p>
              </table:table-cell>
              <table:table-cell office:value-type="float" office:value="5.52785924627938">
                <text:p>5.52785924627938</text:p>
              </table:table-cell>
              <table:table-cell office:value-type="float" office:value="1.49500933695477">
                <text:p>1.49500933695477</text:p>
              </table:table-cell>
              <table:table-cell office:value-type="float" office:value="1.71356686413087">
                <text:p>1.71356686413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017799160481">
                <text:p>1.3017799160481</text:p>
              </table:table-cell>
              <table:table-cell office:value-type="float" office:value="5.09443653878864">
                <text:p>5.09443653878864</text:p>
              </table:table-cell>
              <table:table-cell office:value-type="float" office:value="2.57987552895547">
                <text:p>2.57987552895547</text:p>
              </table:table-cell>
              <table:table-cell office:value-type="float" office:value="3.52978315389739">
                <text:p>3.529783153897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046254444188">
                <text:p>1.56046254444188</text:p>
              </table:table-cell>
              <table:table-cell office:value-type="float" office:value="5.04988521474442">
                <text:p>5.04988521474442</text:p>
              </table:table-cell>
              <table:table-cell office:value-type="float" office:value="1.73321485139465">
                <text:p>1.73321485139465</text:p>
              </table:table-cell>
              <table:table-cell office:value-type="float" office:value="1.63282987082076">
                <text:p>1.632829870820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0166656095607">
                <text:p>1.30166656095607</text:p>
              </table:table-cell>
              <table:table-cell office:value-type="float" office:value="5.7479524700445">
                <text:p>5.7479524700445</text:p>
              </table:table-cell>
              <table:table-cell office:value-type="float" office:value="2.87537220286667">
                <text:p>2.87537220286667</text:p>
              </table:table-cell>
              <table:table-cell office:value-type="float" office:value="5.53401027115748">
                <text:p>5.53401027115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7021019341006">
                <text:p>2.07021019341006</text:p>
              </table:table-cell>
              <table:table-cell office:value-type="float" office:value="6.11370699006556">
                <text:p>6.11370699006556</text:p>
              </table:table-cell>
              <table:table-cell office:value-type="float" office:value="1.79390469415626">
                <text:p>1.79390469415626</text:p>
              </table:table-cell>
              <table:table-cell office:value-type="float" office:value="1.53286869966163">
                <text:p>1.532868699661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4694778615881">
                <text:p>1.94694778615881</text:p>
              </table:table-cell>
              <table:table-cell office:value-type="float" office:value="6.07399459135001">
                <text:p>6.07399459135001</text:p>
              </table:table-cell>
              <table:table-cell office:value-type="float" office:value="1.74647227722981">
                <text:p>1.74647227722981</text:p>
              </table:table-cell>
              <table:table-cell office:value-type="float" office:value="1.04033278076923">
                <text:p>1.040332780769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0843802689413">
                <text:p>1.70843802689413</text:p>
              </table:table-cell>
              <table:table-cell office:value-type="float" office:value="4.82041278524344">
                <text:p>4.82041278524344</text:p>
              </table:table-cell>
              <table:table-cell office:value-type="float" office:value="2.39260404444976">
                <text:p>2.39260404444976</text:p>
              </table:table-cell>
              <table:table-cell office:value-type="float" office:value="2.47901199702075">
                <text:p>2.479011997020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625274870575">
                <text:p>2.1625274870575</text:p>
              </table:table-cell>
              <table:table-cell office:value-type="float" office:value="5.52269240050364">
                <text:p>5.52269240050364</text:p>
              </table:table-cell>
              <table:table-cell office:value-type="float" office:value="2.06541745062319">
                <text:p>2.06541745062319</text:p>
              </table:table-cell>
              <table:table-cell office:value-type="float" office:value="1.39424322608012">
                <text:p>1.39424322608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1587542108869">
                <text:p>2.41587542108869</text:p>
              </table:table-cell>
              <table:table-cell office:value-type="float" office:value="6.6134394509285">
                <text:p>6.6134394509285</text:p>
              </table:table-cell>
              <table:table-cell office:value-type="float" office:value="1.77727070420952">
                <text:p>1.77727070420952</text:p>
              </table:table-cell>
              <table:table-cell office:value-type="float" office:value="2.35272276593783">
                <text:p>2.35272276593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1682473477452">
                <text:p>2.01682473477452</text:p>
              </table:table-cell>
              <table:table-cell office:value-type="float" office:value="5.53396982996996">
                <text:p>5.53396982996996</text:p>
              </table:table-cell>
              <table:table-cell office:value-type="float" office:value="1.6496705834074">
                <text:p>1.6496705834074</text:p>
              </table:table-cell>
              <table:table-cell office:value-type="float" office:value="1.75652894332892">
                <text:p>1.75652894332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3321894396671">
                <text:p>1.93321894396671</text:p>
              </table:table-cell>
              <table:table-cell office:value-type="float" office:value="6.22855800730482">
                <text:p>6.22855800730482</text:p>
              </table:table-cell>
              <table:table-cell office:value-type="float" office:value="1.50028451516796">
                <text:p>1.50028451516796</text:p>
              </table:table-cell>
              <table:table-cell office:value-type="float" office:value="2.47351345437423">
                <text:p>2.473513454374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3908740884029">
                <text:p>2.33908740884029</text:p>
              </table:table-cell>
              <table:table-cell office:value-type="float" office:value="6.47023703687216">
                <text:p>6.47023703687216</text:p>
              </table:table-cell>
              <table:table-cell office:value-type="float" office:value="1.59178344989519">
                <text:p>1.59178344989519</text:p>
              </table:table-cell>
              <table:table-cell office:value-type="float" office:value="1.37251705815899">
                <text:p>1.372517058158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4544154107434">
                <text:p>2.64544154107434</text:p>
              </table:table-cell>
              <table:table-cell office:value-type="float" office:value="7.82234300041185">
                <text:p>7.82234300041185</text:p>
              </table:table-cell>
              <table:table-cell office:value-type="float" office:value="1.92337175368643">
                <text:p>1.92337175368643</text:p>
              </table:table-cell>
              <table:table-cell office:value-type="float" office:value="2.32919898126053">
                <text:p>2.32919898126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7634480992979">
                <text:p>2.87634480992979</text:p>
              </table:table-cell>
              <table:table-cell office:value-type="float" office:value="8.99294968758536">
                <text:p>8.99294968758536</text:p>
              </table:table-cell>
              <table:table-cell office:value-type="float" office:value="2.7339862626715">
                <text:p>2.7339862626715</text:p>
              </table:table-cell>
              <table:table-cell office:value-type="float" office:value="5.31355588691088">
                <text:p>5.31355588691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2505439013038">
                <text:p>2.82505439013038</text:p>
              </table:table-cell>
              <table:table-cell office:value-type="float" office:value="9.56583977393162">
                <text:p>9.56583977393162</text:p>
              </table:table-cell>
              <table:table-cell office:value-type="float" office:value="2.24898325269812">
                <text:p>2.24898325269812</text:p>
              </table:table-cell>
              <table:table-cell office:value-type="float" office:value="2.02590321258138">
                <text:p>2.025903212581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9070215783978">
                <text:p>2.19070215783978</text:p>
              </table:table-cell>
              <table:table-cell office:value-type="float" office:value="5.69456403423296">
                <text:p>5.69456403423296</text:p>
              </table:table-cell>
              <table:table-cell office:value-type="float" office:value="1.46147737615987">
                <text:p>1.46147737615987</text:p>
              </table:table-cell>
              <table:table-cell office:value-type="float" office:value="2.2854780719511">
                <text:p>2.28547807195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6034413958329">
                <text:p>1.46034413958329</text:p>
              </table:table-cell>
              <table:table-cell office:value-type="float" office:value="5.36307954089618">
                <text:p>5.36307954089618</text:p>
              </table:table-cell>
              <table:table-cell office:value-type="float" office:value="1.9407766485247">
                <text:p>1.9407766485247</text:p>
              </table:table-cell>
              <table:table-cell office:value-type="float" office:value="1.95108362129539">
                <text:p>1.951083621295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5349032498334">
                <text:p>1.35349032498334</text:p>
              </table:table-cell>
              <table:table-cell office:value-type="float" office:value="4.91130277191091">
                <text:p>4.91130277191091</text:p>
              </table:table-cell>
              <table:table-cell office:value-type="float" office:value="1.36854464471322">
                <text:p>1.36854464471322</text:p>
              </table:table-cell>
              <table:table-cell office:value-type="float" office:value="3.09055219724423">
                <text:p>3.09055219724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48266485060932">
                <text:p>2.48266485060932</text:p>
              </table:table-cell>
              <table:table-cell office:value-type="float" office:value="7.83952064706128">
                <text:p>7.83952064706128</text:p>
              </table:table-cell>
              <table:table-cell office:value-type="float" office:value="1.48657361999093">
                <text:p>1.48657361999093</text:p>
              </table:table-cell>
              <table:table-cell office:value-type="float" office:value="1.96935483318573">
                <text:p>1.969354833185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8948927234139">
                <text:p>1.48948927234139</text:p>
              </table:table-cell>
              <table:table-cell office:value-type="float" office:value="5.5748074644875">
                <text:p>5.5748074644875</text:p>
              </table:table-cell>
              <table:table-cell office:value-type="float" office:value="2.15880180454505">
                <text:p>2.15880180454505</text:p>
              </table:table-cell>
              <table:table-cell office:value-type="float" office:value="2.83737535257251">
                <text:p>2.837375352572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4988646044664">
                <text:p>1.44988646044664</text:p>
              </table:table-cell>
              <table:table-cell office:value-type="float" office:value="5.47508380436493">
                <text:p>5.47508380436493</text:p>
              </table:table-cell>
              <table:table-cell office:value-type="float" office:value="2.25613001461526">
                <text:p>2.25613001461526</text:p>
              </table:table-cell>
              <table:table-cell office:value-type="float" office:value="3.16673289532642">
                <text:p>3.166732895326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819178432234">
                <text:p>1.5819178432234</text:p>
              </table:table-cell>
              <table:table-cell office:value-type="float" office:value="5.20262206624743">
                <text:p>5.20262206624743</text:p>
              </table:table-cell>
              <table:table-cell office:value-type="float" office:value="1.28933833970509">
                <text:p>1.28933833970509</text:p>
              </table:table-cell>
              <table:table-cell office:value-type="float" office:value="1.82642191595492">
                <text:p>1.82642191595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3361160485172">
                <text:p>2.83361160485172</text:p>
              </table:table-cell>
              <table:table-cell office:value-type="float" office:value="7.98482355986747">
                <text:p>7.98482355986747</text:p>
              </table:table-cell>
              <table:table-cell office:value-type="float" office:value="1.96146377413421">
                <text:p>1.96146377413421</text:p>
              </table:table-cell>
              <table:table-cell office:value-type="float" office:value="1.97397417009698">
                <text:p>1.973974170096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508301881822">
                <text:p>1.8508301881822</text:p>
              </table:table-cell>
              <table:table-cell office:value-type="float" office:value="5.5991280130804">
                <text:p>5.5991280130804</text:p>
              </table:table-cell>
              <table:table-cell office:value-type="float" office:value="0.918524922639926">
                <text:p>0.918524922639926</text:p>
              </table:table-cell>
              <table:table-cell office:value-type="float" office:value="2.36012343303069">
                <text:p>2.36012343303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45093089721366">
                <text:p>2.45093089721366</text:p>
              </table:table-cell>
              <table:table-cell office:value-type="float" office:value="6.05296835257601">
                <text:p>6.05296835257601</text:p>
              </table:table-cell>
              <table:table-cell office:value-type="float" office:value="2.97545404985417">
                <text:p>2.97545404985417</text:p>
              </table:table-cell>
              <table:table-cell office:value-type="float" office:value="6.06280437921943">
                <text:p>6.062804379219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1441374756452">
                <text:p>1.41441374756452</text:p>
              </table:table-cell>
              <table:table-cell office:value-type="float" office:value="5.76341967274052">
                <text:p>5.76341967274052</text:p>
              </table:table-cell>
              <table:table-cell office:value-type="float" office:value="2.3132709944786">
                <text:p>2.3132709944786</text:p>
              </table:table-cell>
              <table:table-cell office:value-type="float" office:value="3.51101466200168">
                <text:p>3.511014662001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540916927829">
                <text:p>1.77540916927829</text:p>
              </table:table-cell>
              <table:table-cell office:value-type="float" office:value="5.16831794684078">
                <text:p>5.16831794684078</text:p>
              </table:table-cell>
              <table:table-cell office:value-type="float" office:value="1.16305809483783">
                <text:p>1.16305809483783</text:p>
              </table:table-cell>
              <table:table-cell office:value-type="float" office:value="2.73480931368527">
                <text:p>2.734809313685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8398742027168">
                <text:p>1.58398742027168</text:p>
              </table:table-cell>
              <table:table-cell office:value-type="float" office:value="4.82012688415895">
                <text:p>4.82012688415895</text:p>
              </table:table-cell>
              <table:table-cell office:value-type="float" office:value="1.72023622532582">
                <text:p>1.72023622532582</text:p>
              </table:table-cell>
              <table:table-cell office:value-type="float" office:value="2.06397858146508">
                <text:p>2.06397858146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9999351034867">
                <text:p>2.09999351034867</text:p>
              </table:table-cell>
              <table:table-cell office:value-type="float" office:value="5.62021962722189">
                <text:p>5.62021962722189</text:p>
              </table:table-cell>
              <table:table-cell office:value-type="float" office:value="1.69813958945018">
                <text:p>1.69813958945018</text:p>
              </table:table-cell>
              <table:table-cell office:value-type="float" office:value="2.09314277089521">
                <text:p>2.093142770895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6556511225822">
                <text:p>2.16556511225822</text:p>
              </table:table-cell>
              <table:table-cell office:value-type="float" office:value="7.46515688500161">
                <text:p>7.46515688500161</text:p>
              </table:table-cell>
              <table:table-cell office:value-type="float" office:value="1.38919094430437">
                <text:p>1.38919094430437</text:p>
              </table:table-cell>
              <table:table-cell office:value-type="float" office:value="2.13112068767613">
                <text:p>2.13112068767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3088374226203">
                <text:p>1.23088374226203</text:p>
              </table:table-cell>
              <table:table-cell office:value-type="float" office:value="5.98176475308543">
                <text:p>5.98176475308543</text:p>
              </table:table-cell>
              <table:table-cell office:value-type="float" office:value="1.02525491916925">
                <text:p>1.02525491916925</text:p>
              </table:table-cell>
              <table:table-cell office:value-type="float" office:value="2.44003107352823">
                <text:p>2.440031073528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9091012782559">
                <text:p>2.89091012782559</text:p>
              </table:table-cell>
              <table:table-cell office:value-type="float" office:value="8.22660138960116">
                <text:p>8.22660138960116</text:p>
              </table:table-cell>
              <table:table-cell office:value-type="float" office:value="1.4278305001471">
                <text:p>1.4278305001471</text:p>
              </table:table-cell>
              <table:table-cell office:value-type="float" office:value="1.23400450545529">
                <text:p>1.23400450545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9633963043606">
                <text:p>1.49633963043606</text:p>
              </table:table-cell>
              <table:table-cell office:value-type="float" office:value="6.63249046413726">
                <text:p>6.63249046413726</text:p>
              </table:table-cell>
              <table:table-cell office:value-type="float" office:value="1.71193461722702">
                <text:p>1.71193461722702</text:p>
              </table:table-cell>
              <table:table-cell office:value-type="float" office:value="1.59952999185748">
                <text:p>1.599529991857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7744985229435">
                <text:p>2.37744985229435</text:p>
              </table:table-cell>
              <table:table-cell office:value-type="float" office:value="6.85574624439345">
                <text:p>6.85574624439345</text:p>
              </table:table-cell>
              <table:table-cell office:value-type="float" office:value="1.50899610293325">
                <text:p>1.50899610293325</text:p>
              </table:table-cell>
              <table:table-cell office:value-type="float" office:value="2.33984363538106">
                <text:p>2.33984363538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2284864714589">
                <text:p>1.42284864714589</text:p>
              </table:table-cell>
              <table:table-cell office:value-type="float" office:value="6.05093104329717">
                <text:p>6.05093104329717</text:p>
              </table:table-cell>
              <table:table-cell office:value-type="float" office:value="1.64211318182916">
                <text:p>1.64211318182916</text:p>
              </table:table-cell>
              <table:table-cell office:value-type="float" office:value="1.91880015079869">
                <text:p>1.918800150798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4789101072427">
                <text:p>1.84789101072427</text:p>
              </table:table-cell>
              <table:table-cell office:value-type="float" office:value="5.25416554119061">
                <text:p>5.25416554119061</text:p>
              </table:table-cell>
              <table:table-cell office:value-type="float" office:value="2.13618637949098">
                <text:p>2.13618637949098</text:p>
              </table:table-cell>
              <table:table-cell office:value-type="float" office:value="1.68304192934441">
                <text:p>1.683041929344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4368109806333">
                <text:p>1.64368109806333</text:p>
              </table:table-cell>
              <table:table-cell office:value-type="float" office:value="6.25351247451067">
                <text:p>6.25351247451067</text:p>
              </table:table-cell>
              <table:table-cell office:value-type="float" office:value="2.11868584022536">
                <text:p>2.11868584022536</text:p>
              </table:table-cell>
              <table:table-cell office:value-type="float" office:value="2.64873140849826">
                <text:p>2.648731408498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7791723676176">
                <text:p>2.27791723676176</text:p>
              </table:table-cell>
              <table:table-cell office:value-type="float" office:value="6.00364705064792">
                <text:p>6.00364705064792</text:p>
              </table:table-cell>
              <table:table-cell office:value-type="float" office:value="2.8324638092308">
                <text:p>2.8324638092308</text:p>
              </table:table-cell>
              <table:table-cell office:value-type="float" office:value="4.74147307749629">
                <text:p>4.741473077496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4551736858602">
                <text:p>1.44551736858602</text:p>
              </table:table-cell>
              <table:table-cell office:value-type="float" office:value="6.14614239090524">
                <text:p>6.14614239090524</text:p>
              </table:table-cell>
              <table:table-cell office:value-type="float" office:value="1.50498265797623">
                <text:p>1.50498265797623</text:p>
              </table:table-cell>
              <table:table-cell office:value-type="float" office:value="1.71888111629192">
                <text:p>1.718881116291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81926908053044">
                <text:p>1.81926908053044</text:p>
              </table:table-cell>
              <table:table-cell office:value-type="float" office:value="5.38342239137912">
                <text:p>5.38342239137912</text:p>
              </table:table-cell>
              <table:table-cell office:value-type="float" office:value="1.69558710083596">
                <text:p>1.69558710083596</text:p>
              </table:table-cell>
              <table:table-cell office:value-type="float" office:value="1.27421716070505">
                <text:p>1.274217160705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7145526370985">
                <text:p>1.17145526370985</text:p>
              </table:table-cell>
              <table:table-cell office:value-type="float" office:value="6.22254692087254">
                <text:p>6.22254692087254</text:p>
              </table:table-cell>
              <table:table-cell office:value-type="float" office:value="1.91864628630762">
                <text:p>1.91864628630762</text:p>
              </table:table-cell>
              <table:table-cell office:value-type="float" office:value="2.97989020047331">
                <text:p>2.979890200473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471640520284">
                <text:p>2.4471640520284</text:p>
              </table:table-cell>
              <table:table-cell office:value-type="float" office:value="6.76844782948517">
                <text:p>6.76844782948517</text:p>
              </table:table-cell>
              <table:table-cell office:value-type="float" office:value="2.38917038436274">
                <text:p>2.38917038436274</text:p>
              </table:table-cell>
              <table:table-cell office:value-type="float" office:value="2.07018515943703">
                <text:p>2.070185159437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84198444700761">
                <text:p>1.84198444700761</text:p>
              </table:table-cell>
              <table:table-cell office:value-type="float" office:value="5.16505684507875">
                <text:p>5.16505684507875</text:p>
              </table:table-cell>
              <table:table-cell office:value-type="float" office:value="1.62320801742876">
                <text:p>1.62320801742876</text:p>
              </table:table-cell>
              <table:table-cell office:value-type="float" office:value="1.35543025046801">
                <text:p>1.355430250468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4139643887563">
                <text:p>1.24139643887563</text:p>
              </table:table-cell>
              <table:table-cell office:value-type="float" office:value="5.61884028600419">
                <text:p>5.61884028600419</text:p>
              </table:table-cell>
              <table:table-cell office:value-type="float" office:value="2.09081785326531">
                <text:p>2.09081785326531</text:p>
              </table:table-cell>
              <table:table-cell office:value-type="float" office:value="2.41804788693925">
                <text:p>2.41804788693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9062611043577">
                <text:p>1.99062611043577</text:p>
              </table:table-cell>
              <table:table-cell office:value-type="float" office:value="6.21944706130813">
                <text:p>6.21944706130813</text:p>
              </table:table-cell>
              <table:table-cell office:value-type="float" office:value="1.84634894096037">
                <text:p>1.84634894096037</text:p>
              </table:table-cell>
              <table:table-cell office:value-type="float" office:value="1.01352555678181">
                <text:p>1.01352555678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6984576276532">
                <text:p>1.36984576276532</text:p>
              </table:table-cell>
              <table:table-cell office:value-type="float" office:value="6.4713726299724">
                <text:p>6.4713726299724</text:p>
              </table:table-cell>
              <table:table-cell office:value-type="float" office:value="1.40136252986683">
                <text:p>1.40136252986683</text:p>
              </table:table-cell>
              <table:table-cell office:value-type="float" office:value="2.54339213766322">
                <text:p>2.54339213766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1263340203231">
                <text:p>2.41263340203231</text:p>
              </table:table-cell>
              <table:table-cell office:value-type="float" office:value="6.83887991787615">
                <text:p>6.83887991787615</text:p>
              </table:table-cell>
              <table:table-cell office:value-type="float" office:value="1.10676363221039">
                <text:p>1.10676363221039</text:p>
              </table:table-cell>
              <table:table-cell office:value-type="float" office:value="2.81145039456093">
                <text:p>2.811450394560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8497197560621">
                <text:p>1.28497197560621</text:p>
              </table:table-cell>
              <table:table-cell office:value-type="float" office:value="5.6560187672904">
                <text:p>5.6560187672904</text:p>
              </table:table-cell>
              <table:table-cell office:value-type="float" office:value="1.43550517786047">
                <text:p>1.43550517786047</text:p>
              </table:table-cell>
              <table:table-cell office:value-type="float" office:value="1.35340296211233">
                <text:p>1.353402962112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7813777925716">
                <text:p>1.87813777925716</text:p>
              </table:table-cell>
              <table:table-cell office:value-type="float" office:value="4.93848017007894">
                <text:p>4.93848017007894</text:p>
              </table:table-cell>
              <table:table-cell office:value-type="float" office:value="1.47171137789787">
                <text:p>1.47171137789787</text:p>
              </table:table-cell>
              <table:table-cell office:value-type="float" office:value="2.08722147607972">
                <text:p>2.08722147607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8827319367354">
                <text:p>1.68827319367354</text:p>
              </table:table-cell>
              <table:table-cell office:value-type="float" office:value="5.55480851959138">
                <text:p>5.55480851959138</text:p>
              </table:table-cell>
              <table:table-cell office:value-type="float" office:value="3.18934767307067">
                <text:p>3.18934767307067</text:p>
              </table:table-cell>
              <table:table-cell office:value-type="float" office:value="6.76421333646193">
                <text:p>6.764213336461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0743902196235">
                <text:p>2.10743902196235</text:p>
              </table:table-cell>
              <table:table-cell office:value-type="float" office:value="5.25395840710549">
                <text:p>5.25395840710549</text:p>
              </table:table-cell>
              <table:table-cell office:value-type="float" office:value="2.34676119630489">
                <text:p>2.34676119630489</text:p>
              </table:table-cell>
              <table:table-cell office:value-type="float" office:value="2.77753135250662">
                <text:p>2.77753135250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5418638546648">
                <text:p>1.95418638546648</text:p>
              </table:table-cell>
              <table:table-cell office:value-type="float" office:value="5.60510121757212">
                <text:p>5.60510121757212</text:p>
              </table:table-cell>
              <table:table-cell office:value-type="float" office:value="1.38291685532572">
                <text:p>1.38291685532572</text:p>
              </table:table-cell>
              <table:table-cell office:value-type="float" office:value="2.55447731339709">
                <text:p>2.554477313397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43201188055609">
                <text:p>2.43201188055609</text:p>
              </table:table-cell>
              <table:table-cell office:value-type="float" office:value="7.32980551011829">
                <text:p>7.32980551011829</text:p>
              </table:table-cell>
              <table:table-cell office:value-type="float" office:value="1.92647801019575">
                <text:p>1.92647801019575</text:p>
              </table:table-cell>
              <table:table-cell office:value-type="float" office:value="1.69714000716447">
                <text:p>1.69714000716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3431224348589">
                <text:p>2.23431224348589</text:p>
              </table:table-cell>
              <table:table-cell office:value-type="float" office:value="5.18841239634929">
                <text:p>5.18841239634929</text:p>
              </table:table-cell>
              <table:table-cell office:value-type="float" office:value="1.45683300539268">
                <text:p>1.45683300539268</text:p>
              </table:table-cell>
              <table:table-cell office:value-type="float" office:value="1.99514783170904">
                <text:p>1.995147831709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3869439840936">
                <text:p>1.83869439840936</text:p>
              </table:table-cell>
              <table:table-cell office:value-type="float" office:value="5.60011003918464">
                <text:p>5.60011003918464</text:p>
              </table:table-cell>
              <table:table-cell office:value-type="float" office:value="1.19401323549503">
                <text:p>1.19401323549503</text:p>
              </table:table-cell>
              <table:table-cell office:value-type="float" office:value="2.86536792710822">
                <text:p>2.865367927108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3980394197536">
                <text:p>2.63980394197536</text:p>
              </table:table-cell>
              <table:table-cell office:value-type="float" office:value="7.23629350333447">
                <text:p>7.23629350333447</text:p>
              </table:table-cell>
              <table:table-cell office:value-type="float" office:value="2.42990471127241">
                <text:p>2.42990471127241</text:p>
              </table:table-cell>
              <table:table-cell office:value-type="float" office:value="2.40601717085932">
                <text:p>2.406017170859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5013094669482">
                <text:p>2.25013094669482</text:p>
              </table:table-cell>
              <table:table-cell office:value-type="float" office:value="6.09525442553548">
                <text:p>6.09525442553548</text:p>
              </table:table-cell>
              <table:table-cell office:value-type="float" office:value="2.03785130726186">
                <text:p>2.03785130726186</text:p>
              </table:table-cell>
              <table:table-cell office:value-type="float" office:value="2.27994324133966">
                <text:p>2.27994324133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8881245259676">
                <text:p>2.28881245259676</text:p>
              </table:table-cell>
              <table:table-cell office:value-type="float" office:value="6.20837267204982">
                <text:p>6.20837267204982</text:p>
              </table:table-cell>
              <table:table-cell office:value-type="float" office:value="1.55628181147935">
                <text:p>1.55628181147935</text:p>
              </table:table-cell>
              <table:table-cell office:value-type="float" office:value="2.2941031394048">
                <text:p>2.2941031394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6520878140731">
                <text:p>1.26520878140731</text:p>
              </table:table-cell>
              <table:table-cell office:value-type="float" office:value="6.02750368263725">
                <text:p>6.02750368263725</text:p>
              </table:table-cell>
              <table:table-cell office:value-type="float" office:value="2.52720797850898">
                <text:p>2.52720797850898</text:p>
              </table:table-cell>
              <table:table-cell office:value-type="float" office:value="3.1948414370849">
                <text:p>3.19484143708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3916290984575">
                <text:p>1.13916290984575</text:p>
              </table:table-cell>
              <table:table-cell office:value-type="float" office:value="6.61115449060481">
                <text:p>6.61115449060481</text:p>
              </table:table-cell>
              <table:table-cell office:value-type="float" office:value="1.20619857795283">
                <text:p>1.20619857795283</text:p>
              </table:table-cell>
              <table:table-cell office:value-type="float" office:value="2.52229489590963">
                <text:p>2.52229489590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614018452293">
                <text:p>1.53614018452293</text:p>
              </table:table-cell>
              <table:table-cell office:value-type="float" office:value="5.22432188746447">
                <text:p>5.22432188746447</text:p>
              </table:table-cell>
              <table:table-cell office:value-type="float" office:value="2.09524117925518">
                <text:p>2.09524117925518</text:p>
              </table:table-cell>
              <table:table-cell office:value-type="float" office:value="1.68132636449939">
                <text:p>1.681326364499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9380040579044">
                <text:p>1.59380040579044</text:p>
              </table:table-cell>
              <table:table-cell office:value-type="float" office:value="5.46773445416634">
                <text:p>5.46773445416634</text:p>
              </table:table-cell>
              <table:table-cell office:value-type="float" office:value="1.72822644020464">
                <text:p>1.72822644020464</text:p>
              </table:table-cell>
              <table:table-cell office:value-type="float" office:value="1.63601423172597">
                <text:p>1.636014231725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41626645128778">
                <text:p>0.641626645128778</text:p>
              </table:table-cell>
              <table:table-cell office:value-type="float" office:value="8.53649992603227">
                <text:p>8.53649992603227</text:p>
              </table:table-cell>
              <table:table-cell office:value-type="float" office:value="1.30377336767716">
                <text:p>1.30377336767716</text:p>
              </table:table-cell>
              <table:table-cell office:value-type="float" office:value="1.59394230071061">
                <text:p>1.593942300710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44635883182037">
                <text:p>2.44635883182037</text:p>
              </table:table-cell>
              <table:table-cell office:value-type="float" office:value="7.06052610813616">
                <text:p>7.06052610813616</text:p>
              </table:table-cell>
              <table:table-cell office:value-type="float" office:value="1.16552050946418">
                <text:p>1.16552050946418</text:p>
              </table:table-cell>
              <table:table-cell office:value-type="float" office:value="3.45901185549614">
                <text:p>3.459011855496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2779879462566">
                <text:p>2.52779879462566</text:p>
              </table:table-cell>
              <table:table-cell office:value-type="float" office:value="7.20022023136045">
                <text:p>7.20022023136045</text:p>
              </table:table-cell>
              <table:table-cell office:value-type="float" office:value="1.64731769497193">
                <text:p>1.64731769497193</text:p>
              </table:table-cell>
              <table:table-cell office:value-type="float" office:value="1.97517457744409">
                <text:p>1.97517457744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9211378814074">
                <text:p>1.39211378814074</text:p>
              </table:table-cell>
              <table:table-cell office:value-type="float" office:value="6.27360724925644">
                <text:p>6.27360724925644</text:p>
              </table:table-cell>
              <table:table-cell office:value-type="float" office:value="1.26430607062772">
                <text:p>1.26430607062772</text:p>
              </table:table-cell>
              <table:table-cell office:value-type="float" office:value="1.99953124728818">
                <text:p>1.99953124728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0286134012215">
                <text:p>2.0286134012215</text:p>
              </table:table-cell>
              <table:table-cell office:value-type="float" office:value="5.95458598265633">
                <text:p>5.95458598265633</text:p>
              </table:table-cell>
              <table:table-cell office:value-type="float" office:value="3.12282790506992">
                <text:p>3.12282790506992</text:p>
              </table:table-cell>
              <table:table-cell office:value-type="float" office:value="7.23231207351207">
                <text:p>7.232312073512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01342250843699">
                <text:p>2.01342250843699</text:p>
              </table:table-cell>
              <table:table-cell office:value-type="float" office:value="5.00240804612971">
                <text:p>5.00240804612971</text:p>
              </table:table-cell>
              <table:table-cell office:value-type="float" office:value="1.81863185816547">
                <text:p>1.81863185816547</text:p>
              </table:table-cell>
              <table:table-cell office:value-type="float" office:value="1.60306978068388">
                <text:p>1.60306978068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1558049024185">
                <text:p>1.61558049024185</text:p>
              </table:table-cell>
              <table:table-cell office:value-type="float" office:value="5.20873177819699">
                <text:p>5.20873177819699</text:p>
              </table:table-cell>
              <table:table-cell office:value-type="float" office:value="1.45966299192747">
                <text:p>1.45966299192747</text:p>
              </table:table-cell>
              <table:table-cell office:value-type="float" office:value="1.89045839040289">
                <text:p>1.89045839040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5679732595779">
                <text:p>2.25679732595779</text:p>
              </table:table-cell>
              <table:table-cell office:value-type="float" office:value="5.46729871369148">
                <text:p>5.46729871369148</text:p>
              </table:table-cell>
              <table:table-cell office:value-type="float" office:value="1.55451321813302">
                <text:p>1.55451321813302</text:p>
              </table:table-cell>
              <table:table-cell office:value-type="float" office:value="1.98336220495797">
                <text:p>1.983362204957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9967883507278">
                <text:p>1.49967883507278</text:p>
              </table:table-cell>
              <table:table-cell office:value-type="float" office:value="5.22990187275315">
                <text:p>5.22990187275315</text:p>
              </table:table-cell>
              <table:table-cell office:value-type="float" office:value="2.27780208025854">
                <text:p>2.27780208025854</text:p>
              </table:table-cell>
              <table:table-cell office:value-type="float" office:value="2.92984715921202">
                <text:p>2.929847159212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2579460997574">
                <text:p>2.32579460997574</text:p>
              </table:table-cell>
              <table:table-cell office:value-type="float" office:value="6.6530079774235">
                <text:p>6.6530079774235</text:p>
              </table:table-cell>
              <table:table-cell office:value-type="float" office:value="1.77267321375557">
                <text:p>1.77267321375557</text:p>
              </table:table-cell>
              <table:table-cell office:value-type="float" office:value="1.43440870275185">
                <text:p>1.434408702751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1552187783496">
                <text:p>1.41552187783496</text:p>
              </table:table-cell>
              <table:table-cell office:value-type="float" office:value="5.35597354561175">
                <text:p>5.35597354561175</text:p>
              </table:table-cell>
              <table:table-cell office:value-type="float" office:value="1.80228532167922">
                <text:p>1.80228532167922</text:p>
              </table:table-cell>
              <table:table-cell office:value-type="float" office:value="2.12189429512411">
                <text:p>2.121894295124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17593071742859">
                <text:p>2.17593071742859</text:p>
              </table:table-cell>
              <table:table-cell office:value-type="float" office:value="5.84459738757148">
                <text:p>5.84459738757148</text:p>
              </table:table-cell>
              <table:table-cell office:value-type="float" office:value="1.57036622611366">
                <text:p>1.57036622611366</text:p>
              </table:table-cell>
              <table:table-cell office:value-type="float" office:value="2.03109949398275">
                <text:p>2.031099493982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9676092034945">
                <text:p>1.69676092034945</text:p>
              </table:table-cell>
              <table:table-cell office:value-type="float" office:value="5.86335311420125">
                <text:p>5.86335311420125</text:p>
              </table:table-cell>
              <table:table-cell office:value-type="float" office:value="1.71969312162483">
                <text:p>1.71969312162483</text:p>
              </table:table-cell>
              <table:table-cell office:value-type="float" office:value="1.00322546386721">
                <text:p>1.003225463867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1651709545791">
                <text:p>2.11651709545791</text:p>
              </table:table-cell>
              <table:table-cell office:value-type="float" office:value="6.0453212543602">
                <text:p>6.0453212543602</text:p>
              </table:table-cell>
              <table:table-cell office:value-type="float" office:value="1.20258396661365">
                <text:p>1.20258396661365</text:p>
              </table:table-cell>
              <table:table-cell office:value-type="float" office:value="2.26020407672015">
                <text:p>2.260204076720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0743330253872">
                <text:p>1.90743330253872</text:p>
              </table:table-cell>
              <table:table-cell office:value-type="float" office:value="6.05020576076937">
                <text:p>6.05020576076937</text:p>
              </table:table-cell>
              <table:table-cell office:value-type="float" office:value="2.74282971801758">
                <text:p>2.74282971801758</text:p>
              </table:table-cell>
              <table:table-cell office:value-type="float" office:value="4.71042470715757">
                <text:p>4.71042470715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3376172144236">
                <text:p>2.33376172144236</text:p>
              </table:table-cell>
              <table:table-cell office:value-type="float" office:value="6.46822073072764">
                <text:p>6.46822073072764</text:p>
              </table:table-cell>
              <table:table-cell office:value-type="float" office:value="0.905697561465459">
                <text:p>0.905697561465459</text:p>
              </table:table-cell>
              <table:table-cell office:value-type="float" office:value="3.52871324314961">
                <text:p>3.52871324314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0993370935721">
                <text:p>1.70993370935721</text:p>
              </table:table-cell>
              <table:table-cell office:value-type="float" office:value="5.05845014486211">
                <text:p>5.05845014486211</text:p>
              </table:table-cell>
              <table:table-cell office:value-type="float" office:value="1.70277866435692">
                <text:p>1.70277866435692</text:p>
              </table:table-cell>
              <table:table-cell office:value-type="float" office:value="2.15576619623469">
                <text:p>2.15576619623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08576562981629">
                <text:p>2.08576562981629</text:p>
              </table:table-cell>
              <table:table-cell office:value-type="float" office:value="6.17900664342832">
                <text:p>6.17900664342832</text:p>
              </table:table-cell>
              <table:table-cell office:value-type="float" office:value="1.3369559487668">
                <text:p>1.3369559487668</text:p>
              </table:table-cell>
              <table:table-cell office:value-type="float" office:value="2.39209912964956">
                <text:p>2.392099129649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8382707221569">
                <text:p>1.78382707221569</text:p>
              </table:table-cell>
              <table:table-cell office:value-type="float" office:value="5.51263077497863">
                <text:p>5.51263077497863</text:p>
              </table:table-cell>
              <table:table-cell office:value-type="float" office:value="1.66097159193841">
                <text:p>1.66097159193841</text:p>
              </table:table-cell>
              <table:table-cell office:value-type="float" office:value="2.12421155671546">
                <text:p>2.12421155671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852069117756">
                <text:p>2.0852069117756</text:p>
              </table:table-cell>
              <table:table-cell office:value-type="float" office:value="5.08074004978859">
                <text:p>5.08074004978859</text:p>
              </table:table-cell>
              <table:table-cell office:value-type="float" office:value="1.08537913405469">
                <text:p>1.08537913405469</text:p>
              </table:table-cell>
              <table:table-cell office:value-type="float" office:value="2.38360773135836">
                <text:p>2.383607731358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2763729099322">
                <text:p>1.72763729099322</text:p>
              </table:table-cell>
              <table:table-cell office:value-type="float" office:value="5.46206463439729">
                <text:p>5.46206463439729</text:p>
              </table:table-cell>
              <table:table-cell office:value-type="float" office:value="1.90847976171933">
                <text:p>1.90847976171933</text:p>
              </table:table-cell>
              <table:table-cell office:value-type="float" office:value="0.713385655639431">
                <text:p>0.713385655639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4346132166196">
                <text:p>1.74346132166196</text:p>
              </table:table-cell>
              <table:table-cell office:value-type="float" office:value="6.05156715750426">
                <text:p>6.05156715750426</text:p>
              </table:table-cell>
              <table:table-cell office:value-type="float" office:value="1.77278448638424">
                <text:p>1.77278448638424</text:p>
              </table:table-cell>
              <table:table-cell office:value-type="float" office:value="2.2960455372626">
                <text:p>2.29604553726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1506390657394">
                <text:p>1.21506390657394</text:p>
              </table:table-cell>
              <table:table-cell office:value-type="float" office:value="4.84546570049192">
                <text:p>4.84546570049192</text:p>
              </table:table-cell>
              <table:table-cell office:value-type="float" office:value="3.03865947864936">
                <text:p>3.03865947864936</text:p>
              </table:table-cell>
              <table:table-cell office:value-type="float" office:value="5.88358958811476">
                <text:p>5.883589588114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53311753557377">
                <text:p>2.53311753557377</text:p>
              </table:table-cell>
              <table:table-cell office:value-type="float" office:value="6.62595795445305">
                <text:p>6.62595795445305</text:p>
              </table:table-cell>
              <table:table-cell office:value-type="float" office:value="1.91202284476938">
                <text:p>1.91202284476938</text:p>
              </table:table-cell>
              <table:table-cell office:value-type="float" office:value="2.58958848753262">
                <text:p>2.589588487532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4464031527143">
                <text:p>1.14464031527143</text:p>
              </table:table-cell>
              <table:table-cell office:value-type="float" office:value="5.08075536490568">
                <text:p>5.08075536490568</text:p>
              </table:table-cell>
              <table:table-cell office:value-type="float" office:value="0.858170854425395">
                <text:p>0.858170854425395</text:p>
              </table:table-cell>
              <table:table-cell office:value-type="float" office:value="3.05287850749821">
                <text:p>3.052878507498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53979771882412">
                <text:p>2.53979771882412</text:p>
              </table:table-cell>
              <table:table-cell office:value-type="float" office:value="6.9274919335957">
                <text:p>6.9274919335957</text:p>
              </table:table-cell>
              <table:table-cell office:value-type="float" office:value="1.67627993657715">
                <text:p>1.67627993657715</text:p>
              </table:table-cell>
              <table:table-cell office:value-type="float" office:value="1.32530281407083">
                <text:p>1.32530281407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03672884012565">
                <text:p>2.03672884012565</text:p>
              </table:table-cell>
              <table:table-cell office:value-type="float" office:value="5.75430046147005">
                <text:p>5.75430046147005</text:p>
              </table:table-cell>
              <table:table-cell office:value-type="float" office:value="1.51918439109113">
                <text:p>1.51918439109113</text:p>
              </table:table-cell>
              <table:table-cell office:value-type="float" office:value="1.66499555673667">
                <text:p>1.66499555673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1703486654129">
                <text:p>2.11703486654129</text:p>
              </table:table-cell>
              <table:table-cell office:value-type="float" office:value="5.7948389986456">
                <text:p>5.7948389986456</text:p>
              </table:table-cell>
              <table:table-cell office:value-type="float" office:value="1.91925147932099">
                <text:p>1.91925147932099</text:p>
              </table:table-cell>
              <table:table-cell office:value-type="float" office:value="2.22494632082516">
                <text:p>2.224946320825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8463149048067">
                <text:p>1.48463149048067</text:p>
              </table:table-cell>
              <table:table-cell office:value-type="float" office:value="5.04925904380535">
                <text:p>5.04925904380535</text:p>
              </table:table-cell>
              <table:table-cell office:value-type="float" office:value="1.39123590684006">
                <text:p>1.39123590684006</text:p>
              </table:table-cell>
              <table:table-cell office:value-type="float" office:value="1.69522555246202">
                <text:p>1.695225552462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23649184624674">
                <text:p>2.23649184624674</text:p>
              </table:table-cell>
              <table:table-cell office:value-type="float" office:value="5.66866623996211">
                <text:p>5.66866623996211</text:p>
              </table:table-cell>
              <table:table-cell office:value-type="float" office:value="0.387390174702101">
                <text:p>0.387390174702101</text:p>
              </table:table-cell>
              <table:table-cell office:value-type="float" office:value="4.60166960898423">
                <text:p>4.60166960898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3304006511782">
                <text:p>1.93304006511782</text:p>
              </table:table-cell>
              <table:table-cell office:value-type="float" office:value="5.82915538522002">
                <text:p>5.82915538522002</text:p>
              </table:table-cell>
              <table:table-cell office:value-type="float" office:value="1.81178407132342">
                <text:p>1.81178407132342</text:p>
              </table:table-cell>
              <table:table-cell office:value-type="float" office:value="1.47467888594446">
                <text:p>1.47467888594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4808007113595">
                <text:p>1.54808007113595</text:p>
              </table:table-cell>
              <table:table-cell office:value-type="float" office:value="5.15709154551144">
                <text:p>5.15709154551144</text:p>
              </table:table-cell>
              <table:table-cell office:value-type="float" office:value="0.444619493868359">
                <text:p>0.444619493868359</text:p>
              </table:table-cell>
              <table:table-cell office:value-type="float" office:value="4.32832953594893">
                <text:p>4.328329535948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10616804528789">
                <text:p>2.10616804528789</text:p>
              </table:table-cell>
              <table:table-cell office:value-type="float" office:value="5.40076696646372">
                <text:p>5.40076696646372</text:p>
              </table:table-cell>
              <table:table-cell office:value-type="float" office:value="1.08649296493374">
                <text:p>1.08649296493374</text:p>
              </table:table-cell>
              <table:table-cell office:value-type="float" office:value="3.38774957773338">
                <text:p>3.387749577733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84624108605995">
                <text:p>2.84624108605995</text:p>
              </table:table-cell>
              <table:table-cell office:value-type="float" office:value="8.71978434807157">
                <text:p>8.71978434807157</text:p>
              </table:table-cell>
              <table:table-cell office:value-type="float" office:value="1.30354144725284">
                <text:p>1.30354144725284</text:p>
              </table:table-cell>
              <table:table-cell office:value-type="float" office:value="1.65602757285846">
                <text:p>1.656027572858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4505930640169">
                <text:p>2.54505930640169</text:p>
              </table:table-cell>
              <table:table-cell office:value-type="float" office:value="7.48997027553217">
                <text:p>7.48997027553217</text:p>
              </table:table-cell>
              <table:table-cell office:value-type="float" office:value="1.17262635888926">
                <text:p>1.17262635888926</text:p>
              </table:table-cell>
              <table:table-cell office:value-type="float" office:value="3.3074562626313">
                <text:p>3.30745626263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0510701350524">
                <text:p>1.70510701350524</text:p>
              </table:table-cell>
              <table:table-cell office:value-type="float" office:value="4.47928276028649">
                <text:p>4.47928276028649</text:p>
              </table:table-cell>
              <table:table-cell office:value-type="float" office:value="1.75599864541652">
                <text:p>1.75599864541652</text:p>
              </table:table-cell>
              <table:table-cell office:value-type="float" office:value="0.598633681327669">
                <text:p>0.5986336813276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2412525802372">
                <text:p>1.32412525802372</text:p>
              </table:table-cell>
              <table:table-cell office:value-type="float" office:value="5.24588314864421">
                <text:p>5.24588314864421</text:p>
              </table:table-cell>
              <table:table-cell office:value-type="float" office:value="1.80718116482463">
                <text:p>1.80718116482463</text:p>
              </table:table-cell>
              <table:table-cell office:value-type="float" office:value="1.44345220379686">
                <text:p>1.443452203796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853056187321">
                <text:p>2.49853056187321</text:p>
              </table:table-cell>
              <table:table-cell office:value-type="float" office:value="7.2739123226239">
                <text:p>7.2739123226239</text:p>
              </table:table-cell>
              <table:table-cell office:value-type="float" office:value="0.963220447508606">
                <text:p>0.963220447508606</text:p>
              </table:table-cell>
              <table:table-cell office:value-type="float" office:value="2.41711587694273">
                <text:p>2.417115876942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9229044103331">
                <text:p>2.69229044103331</text:p>
              </table:table-cell>
              <table:table-cell office:value-type="float" office:value="7.28325345275188">
                <text:p>7.28325345275188</text:p>
              </table:table-cell>
              <table:table-cell office:value-type="float" office:value="1.81037709204299">
                <text:p>1.81037709204299</text:p>
              </table:table-cell>
              <table:table-cell office:value-type="float" office:value="1.75132723659347">
                <text:p>1.751327236593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07763300387539">
                <text:p>2.07763300387539</text:p>
              </table:table-cell>
              <table:table-cell office:value-type="float" office:value="4.97560263471855">
                <text:p>4.97560263471855</text:p>
              </table:table-cell>
              <table:table-cell office:value-type="float" office:value="0.926651268409061">
                <text:p>0.926651268409061</text:p>
              </table:table-cell>
              <table:table-cell office:value-type="float" office:value="3.06225264471453">
                <text:p>3.062252644714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30831311391519">
                <text:p>2.30831311391519</text:p>
              </table:table-cell>
              <table:table-cell office:value-type="float" office:value="7.22223101634662">
                <text:p>7.22223101634662</text:p>
              </table:table-cell>
              <table:table-cell office:value-type="float" office:value="1.70116519077914">
                <text:p>1.70116519077914</text:p>
              </table:table-cell>
              <table:table-cell office:value-type="float" office:value="1.98263544542551">
                <text:p>1.982635445425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5583387375854">
                <text:p>1.55583387375854</text:p>
              </table:table-cell>
              <table:table-cell office:value-type="float" office:value="5.63675769342884">
                <text:p>5.63675769342884</text:p>
              </table:table-cell>
              <table:table-cell office:value-type="float" office:value="1.47015264156207">
                <text:p>1.47015264156207</text:p>
              </table:table-cell>
              <table:table-cell office:value-type="float" office:value="2.47044788719415">
                <text:p>2.470447887194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7462061120149">
                <text:p>1.57462061120149</text:p>
              </table:table-cell>
              <table:table-cell office:value-type="float" office:value="5.60447972970948">
                <text:p>5.60447972970948</text:p>
              </table:table-cell>
              <table:table-cell office:value-type="float" office:value="1.44340861880134">
                <text:p>1.44340861880134</text:p>
              </table:table-cell>
              <table:table-cell office:value-type="float" office:value="2.43347668502198">
                <text:p>2.433476685021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8093585673125">
                <text:p>1.58093585673125</text:p>
              </table:table-cell>
              <table:table-cell office:value-type="float" office:value="5.23724381649811">
                <text:p>5.23724381649811</text:p>
              </table:table-cell>
              <table:table-cell office:value-type="float" office:value="2.05755962662923">
                <text:p>2.05755962662923</text:p>
              </table:table-cell>
              <table:table-cell office:value-type="float" office:value="1.96962345394536">
                <text:p>1.969623453945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2541305158733">
                <text:p>2.52541305158733</text:p>
              </table:table-cell>
              <table:table-cell office:value-type="float" office:value="7.41749193873388">
                <text:p>7.41749193873388</text:p>
              </table:table-cell>
              <table:table-cell office:value-type="float" office:value="1.97731141477487">
                <text:p>1.97731141477487</text:p>
              </table:table-cell>
              <table:table-cell office:value-type="float" office:value="2.21535579240577">
                <text:p>2.215355792405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82118526447577">
                <text:p>1.82118526447577</text:p>
              </table:table-cell>
              <table:table-cell office:value-type="float" office:value="6.24236552556251">
                <text:p>6.24236552556251</text:p>
              </table:table-cell>
              <table:table-cell office:value-type="float" office:value="1.91621957535509">
                <text:p>1.91621957535509</text:p>
              </table:table-cell>
              <table:table-cell office:value-type="float" office:value="1.02672594092274">
                <text:p>1.026725940922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20083723752446">
                <text:p>2.20083723752446</text:p>
              </table:table-cell>
              <table:table-cell office:value-type="float" office:value="5.89279948674754">
                <text:p>5.89279948674754</text:p>
              </table:table-cell>
              <table:table-cell office:value-type="float" office:value="1.43307371693369">
                <text:p>1.43307371693369</text:p>
              </table:table-cell>
              <table:table-cell office:value-type="float" office:value="2.98066780261248">
                <text:p>2.980667802612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9063028939119">
                <text:p>1.09063028939119</text:p>
              </table:table-cell>
              <table:table-cell office:value-type="float" office:value="5.88512027272706">
                <text:p>5.88512027272706</text:p>
              </table:table-cell>
              <table:table-cell office:value-type="float" office:value="1.03722910050368">
                <text:p>1.03722910050368</text:p>
              </table:table-cell>
              <table:table-cell office:value-type="float" office:value="2.66837653116853">
                <text:p>2.668376531168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8092157827643">
                <text:p>1.58092157827643</text:p>
              </table:table-cell>
              <table:table-cell office:value-type="float" office:value="5.77137341974874">
                <text:p>5.77137341974874</text:p>
              </table:table-cell>
              <table:table-cell office:value-type="float" office:value="2.32550136917752">
                <text:p>2.32550136917752</text:p>
              </table:table-cell>
              <table:table-cell office:value-type="float" office:value="2.60208773026977">
                <text:p>2.602087730269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2059350261563">
                <text:p>2.22059350261563</text:p>
              </table:table-cell>
              <table:table-cell office:value-type="float" office:value="7.10079787912548">
                <text:p>7.10079787912548</text:p>
              </table:table-cell>
              <table:table-cell office:value-type="float" office:value="1.57567959298387">
                <text:p>1.57567959298387</text:p>
              </table:table-cell>
              <table:table-cell office:value-type="float" office:value="2.12316265996192">
                <text:p>2.123162659961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7896415729412">
                <text:p>1.77896415729412</text:p>
              </table:table-cell>
              <table:table-cell office:value-type="float" office:value="4.80627189586511">
                <text:p>4.80627189586511</text:p>
              </table:table-cell>
              <table:table-cell office:value-type="float" office:value="1.01529029665912">
                <text:p>1.01529029665912</text:p>
              </table:table-cell>
              <table:table-cell office:value-type="float" office:value="2.95868230128217">
                <text:p>2.958682301282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3254644088994">
                <text:p>1.93254644088994</text:p>
              </table:table-cell>
              <table:table-cell office:value-type="float" office:value="5.5388302067839">
                <text:p>5.5388302067839</text:p>
              </table:table-cell>
              <table:table-cell office:value-type="float" office:value="1.05925338248997">
                <text:p>1.05925338248997</text:p>
              </table:table-cell>
              <table:table-cell office:value-type="float" office:value="2.13379358946307">
                <text:p>2.133793589463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7654886511647">
                <text:p>1.27654886511647</text:p>
              </table:table-cell>
              <table:table-cell office:value-type="float" office:value="4.87660658823936">
                <text:p>4.87660658823936</text:p>
              </table:table-cell>
              <table:table-cell office:value-type="float" office:value="1.05304836241985">
                <text:p>1.05304836241985</text:p>
              </table:table-cell>
              <table:table-cell office:value-type="float" office:value="2.28895764807199">
                <text:p>2.288957648071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3502843763038">
                <text:p>1.33502843763038</text:p>
              </table:table-cell>
              <table:table-cell office:value-type="float" office:value="5.06431054923677">
                <text:p>5.06431054923677</text:p>
              </table:table-cell>
              <table:table-cell office:value-type="float" office:value="1.12649218882237">
                <text:p>1.12649218882237</text:p>
              </table:table-cell>
              <table:table-cell office:value-type="float" office:value="1.72784316846053">
                <text:p>1.727843168460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2714198666013">
                <text:p>2.22714198666013</text:p>
              </table:table-cell>
              <table:table-cell office:value-type="float" office:value="5.98906847166762">
                <text:p>5.98906847166762</text:p>
              </table:table-cell>
              <table:table-cell office:value-type="float" office:value="1.24972920304312">
                <text:p>1.24972920304312</text:p>
              </table:table-cell>
              <table:table-cell office:value-type="float" office:value="2.70576382018162">
                <text:p>2.705763820181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05586369462844">
                <text:p>2.05586369462844</text:p>
              </table:table-cell>
              <table:table-cell office:value-type="float" office:value="5.62010758971337">
                <text:p>5.62010758971337</text:p>
              </table:table-cell>
              <table:table-cell office:value-type="float" office:value="1.23528318411265">
                <text:p>1.23528318411265</text:p>
              </table:table-cell>
              <table:table-cell office:value-type="float" office:value="2.153289699577">
                <text:p>2.1532896995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00990604218646">
                <text:p>2.00990604218646</text:p>
              </table:table-cell>
              <table:table-cell office:value-type="float" office:value="4.8415717768178">
                <text:p>4.8415717768178</text:p>
              </table:table-cell>
              <table:table-cell office:value-type="float" office:value="1.53420871854815">
                <text:p>1.53420871854815</text:p>
              </table:table-cell>
              <table:table-cell office:value-type="float" office:value="1.25475443723029">
                <text:p>1.254754437230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5708500412615">
                <text:p>1.65708500412615</text:p>
              </table:table-cell>
              <table:table-cell office:value-type="float" office:value="5.45701130762126">
                <text:p>5.45701130762126</text:p>
              </table:table-cell>
              <table:table-cell office:value-type="float" office:value="2.00349201734144">
                <text:p>2.00349201734144</text:p>
              </table:table-cell>
              <table:table-cell office:value-type="float" office:value="1.90829254561723">
                <text:p>1.908292545617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2154475079403">
                <text:p>1.32154475079403</text:p>
              </table:table-cell>
              <table:table-cell office:value-type="float" office:value="5.51108058050029">
                <text:p>5.51108058050029</text:p>
              </table:table-cell>
              <table:table-cell office:value-type="float" office:value="3.54304452761386">
                <text:p>3.54304452761386</text:p>
              </table:table-cell>
              <table:table-cell office:value-type="float" office:value="10.7775244575749">
                <text:p>10.77752445757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1872980990442">
                <text:p>1.71872980990442</text:p>
              </table:table-cell>
              <table:table-cell office:value-type="float" office:value="5.36739156041944">
                <text:p>5.36739156041944</text:p>
              </table:table-cell>
              <table:table-cell office:value-type="float" office:value="2.09727948036949">
                <text:p>2.09727948036949</text:p>
              </table:table-cell>
              <table:table-cell office:value-type="float" office:value="1.7582219316108">
                <text:p>1.7582219316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0354339324399">
                <text:p>2.0354339324399</text:p>
              </table:table-cell>
              <table:table-cell office:value-type="float" office:value="5.16766289633233">
                <text:p>5.16766289633233</text:p>
              </table:table-cell>
              <table:table-cell office:value-type="float" office:value="2.04761748481058">
                <text:p>2.04761748481058</text:p>
              </table:table-cell>
              <table:table-cell office:value-type="float" office:value="2.64347710306545">
                <text:p>2.64347710306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16048860738707">
                <text:p>2.16048860738707</text:p>
              </table:table-cell>
              <table:table-cell office:value-type="float" office:value="5.68422606785122">
                <text:p>5.68422606785122</text:p>
              </table:table-cell>
              <table:table-cell office:value-type="float" office:value="0.859696751005128">
                <text:p>0.859696751005128</text:p>
              </table:table-cell>
              <table:table-cell office:value-type="float" office:value="2.97529220260279">
                <text:p>2.975292202602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9807608285527">
                <text:p>1.09807608285527</text:p>
              </table:table-cell>
              <table:table-cell office:value-type="float" office:value="6.67179400329206">
                <text:p>6.67179400329206</text:p>
              </table:table-cell>
              <table:table-cell office:value-type="float" office:value="1.22549909814655">
                <text:p>1.22549909814655</text:p>
              </table:table-cell>
              <table:table-cell office:value-type="float" office:value="2.15285431174143">
                <text:p>2.152854311741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3669351276751">
                <text:p>2.23669351276751</text:p>
              </table:table-cell>
              <table:table-cell office:value-type="float" office:value="7.09316375384984">
                <text:p>7.09316375384984</text:p>
              </table:table-cell>
              <table:table-cell office:value-type="float" office:value="0.970613652464772">
                <text:p>0.970613652464772</text:p>
              </table:table-cell>
              <table:table-cell office:value-type="float" office:value="4.0134054339781">
                <text:p>4.01340543397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8935816681811">
                <text:p>1.68935816681811</text:p>
              </table:table-cell>
              <table:table-cell office:value-type="float" office:value="6.04521851225896">
                <text:p>6.04521851225896</text:p>
              </table:table-cell>
              <table:table-cell office:value-type="float" office:value="1.44459072244741">
                <text:p>1.44459072244741</text:p>
              </table:table-cell>
              <table:table-cell office:value-type="float" office:value="1.30852498191297">
                <text:p>1.308524981912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36063465557588">
                <text:p>2.36063465557588</text:p>
              </table:table-cell>
              <table:table-cell office:value-type="float" office:value="6.94367962741644">
                <text:p>6.94367962741644</text:p>
              </table:table-cell>
              <table:table-cell office:value-type="float" office:value="1.76742914003309">
                <text:p>1.76742914003309</text:p>
              </table:table-cell>
              <table:table-cell office:value-type="float" office:value="2.74512380765528">
                <text:p>2.745123807655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8531830231535">
                <text:p>1.58531830231535</text:p>
              </table:table-cell>
              <table:table-cell office:value-type="float" office:value="6.15749809904328">
                <text:p>6.15749809904328</text:p>
              </table:table-cell>
              <table:table-cell office:value-type="float" office:value="1.42728836620095">
                <text:p>1.42728836620095</text:p>
              </table:table-cell>
              <table:table-cell office:value-type="float" office:value="2.04449663854336">
                <text:p>2.044496638543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15440210709964">
                <text:p>2.15440210709964</text:p>
              </table:table-cell>
              <table:table-cell office:value-type="float" office:value="4.67728447268518">
                <text:p>4.67728447268518</text:p>
              </table:table-cell>
              <table:table-cell office:value-type="float" office:value="1.7082136328647">
                <text:p>1.7082136328647</text:p>
              </table:table-cell>
              <table:table-cell office:value-type="float" office:value="1.84387618769125">
                <text:p>1.84387618769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8293416872807">
                <text:p>1.68293416872807</text:p>
              </table:table-cell>
              <table:table-cell office:value-type="float" office:value="5.64235210756651">
                <text:p>5.64235210756651</text:p>
              </table:table-cell>
              <table:table-cell office:value-type="float" office:value="2.21151419098583">
                <text:p>2.21151419098583</text:p>
              </table:table-cell>
              <table:table-cell office:value-type="float" office:value="2.31144111213328">
                <text:p>2.311441112133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6940588935057">
                <text:p>3.06940588935057</text:p>
              </table:table-cell>
              <table:table-cell office:value-type="float" office:value="10.816823099569">
                <text:p>10.816823099569</text:p>
              </table:table-cell>
              <table:table-cell office:value-type="float" office:value="1.15265829705998">
                <text:p>1.15265829705998</text:p>
              </table:table-cell>
              <table:table-cell office:value-type="float" office:value="1.85910479611203">
                <text:p>1.85910479611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1462617092221">
                <text:p>1.71462617092221</text:p>
              </table:table-cell>
              <table:table-cell office:value-type="float" office:value="4.77516347757395">
                <text:p>4.77516347757395</text:p>
              </table:table-cell>
              <table:table-cell office:value-type="float" office:value="2.66583454007341">
                <text:p>2.66583454007341</text:p>
              </table:table-cell>
              <table:table-cell office:value-type="float" office:value="3.61057050439057">
                <text:p>3.610570504390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175490437973">
                <text:p>1.4175490437973</text:p>
              </table:table-cell>
              <table:table-cell office:value-type="float" office:value="4.91174308766421">
                <text:p>4.91174308766421</text:p>
              </table:table-cell>
              <table:table-cell office:value-type="float" office:value="1.41635139299088">
                <text:p>1.41635139299088</text:p>
              </table:table-cell>
              <table:table-cell office:value-type="float" office:value="1.37477305989325">
                <text:p>1.374773059893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7731920138098">
                <text:p>2.27731920138098</text:p>
              </table:table-cell>
              <table:table-cell office:value-type="float" office:value="5.99744550784368">
                <text:p>5.99744550784368</text:p>
              </table:table-cell>
              <table:table-cell office:value-type="float" office:value="2.66532339949074">
                <text:p>2.66532339949074</text:p>
              </table:table-cell>
              <table:table-cell office:value-type="float" office:value="3.75850569622912">
                <text:p>3.758505696229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0080867312135">
                <text:p>2.0080867312135</text:p>
              </table:table-cell>
              <table:table-cell office:value-type="float" office:value="5.66150059527593">
                <text:p>5.66150059527593</text:p>
              </table:table-cell>
              <table:table-cell office:value-type="float" office:value="1.49321655949368">
                <text:p>1.49321655949368</text:p>
              </table:table-cell>
              <table:table-cell office:value-type="float" office:value="2.16847503323066">
                <text:p>2.16847503323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394171642031">
                <text:p>1.2394171642031</text:p>
              </table:table-cell>
              <table:table-cell office:value-type="float" office:value="5.32091773212261">
                <text:p>5.32091773212261</text:p>
              </table:table-cell>
              <table:table-cell office:value-type="float" office:value="1.3420917226597">
                <text:p>1.3420917226597</text:p>
              </table:table-cell>
              <table:table-cell office:value-type="float" office:value="1.37314167563021">
                <text:p>1.373141675630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2854974882786">
                <text:p>2.42854974882786</text:p>
              </table:table-cell>
              <table:table-cell office:value-type="float" office:value="6.37524441141757">
                <text:p>6.37524441141757</text:p>
              </table:table-cell>
              <table:table-cell office:value-type="float" office:value="1.134222824005">
                <text:p>1.134222824005</text:p>
              </table:table-cell>
              <table:table-cell office:value-type="float" office:value="2.95030489256088">
                <text:p>2.950304892560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04200517972206">
                <text:p>2.04200517972206</text:p>
              </table:table-cell>
              <table:table-cell office:value-type="float" office:value="5.37725893640459">
                <text:p>5.37725893640459</text:p>
              </table:table-cell>
              <table:table-cell office:value-type="float" office:value="1.39349321335254">
                <text:p>1.39349321335254</text:p>
              </table:table-cell>
              <table:table-cell office:value-type="float" office:value="1.5040678440009">
                <text:p>1.50406784400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2985063997738">
                <text:p>1.62985063997738</text:p>
              </table:table-cell>
              <table:table-cell office:value-type="float" office:value="5.15110184410246">
                <text:p>5.15110184410246</text:p>
              </table:table-cell>
              <table:table-cell office:value-type="float" office:value="2.19057564261045">
                <text:p>2.19057564261045</text:p>
              </table:table-cell>
              <table:table-cell office:value-type="float" office:value="2.00027369086246">
                <text:p>2.000273690862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3862875644718">
                <text:p>1.23862875644718</text:p>
              </table:table-cell>
              <table:table-cell office:value-type="float" office:value="6.78558929367735">
                <text:p>6.78558929367735</text:p>
              </table:table-cell>
              <table:table-cell office:value-type="float" office:value="1.62650239608283">
                <text:p>1.62650239608283</text:p>
              </table:table-cell>
              <table:table-cell office:value-type="float" office:value="2.61602159173483">
                <text:p>2.61602159173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1132023956783">
                <text:p>1.51132023956783</text:p>
              </table:table-cell>
              <table:table-cell office:value-type="float" office:value="5.05774481572099">
                <text:p>5.05774481572099</text:p>
              </table:table-cell>
              <table:table-cell office:value-type="float" office:value="1.91323207172359">
                <text:p>1.91323207172359</text:p>
              </table:table-cell>
              <table:table-cell office:value-type="float" office:value="1.68133779625852">
                <text:p>1.681337796258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5894967527049">
                <text:p>1.75894967527049</text:p>
              </table:table-cell>
              <table:table-cell office:value-type="float" office:value="4.79637241181004">
                <text:p>4.79637241181004</text:p>
              </table:table-cell>
              <table:table-cell office:value-type="float" office:value="1.69910774270153">
                <text:p>1.69910774270153</text:p>
              </table:table-cell>
              <table:table-cell office:value-type="float" office:value="1.87525666467471">
                <text:p>1.875256664674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36222766719371">
                <text:p>1.36222766719371</text:p>
              </table:table-cell>
              <table:table-cell office:value-type="float" office:value="5.47065854955584">
                <text:p>5.47065854955584</text:p>
              </table:table-cell>
              <table:table-cell office:value-type="float" office:value="1.77488646032636">
                <text:p>1.77488646032636</text:p>
              </table:table-cell>
              <table:table-cell office:value-type="float" office:value="1.65752916516998">
                <text:p>1.657529165169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415446664075">
                <text:p>1.7415446664075</text:p>
              </table:table-cell>
              <table:table-cell office:value-type="float" office:value="5.29717414338017">
                <text:p>5.29717414338017</text:p>
              </table:table-cell>
              <table:table-cell office:value-type="float" office:value="1.39240295887803">
                <text:p>1.39240295887803</text:p>
              </table:table-cell>
              <table:table-cell office:value-type="float" office:value="1.29161246192438">
                <text:p>1.291612461924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8351863933643">
                <text:p>1.58351863933643</text:p>
              </table:table-cell>
              <table:table-cell office:value-type="float" office:value="5.99520436119557">
                <text:p>5.99520436119557</text:p>
              </table:table-cell>
              <table:table-cell office:value-type="float" office:value="1.82087506560865">
                <text:p>1.82087506560865</text:p>
              </table:table-cell>
              <table:table-cell office:value-type="float" office:value="1.78606541688648">
                <text:p>1.78606541688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3240071500163">
                <text:p>1.93240071500163</text:p>
              </table:table-cell>
              <table:table-cell office:value-type="float" office:value="5.67367216089736">
                <text:p>5.67367216089736</text:p>
              </table:table-cell>
              <table:table-cell office:value-type="float" office:value="1.98244353352176">
                <text:p>1.98244353352176</text:p>
              </table:table-cell>
              <table:table-cell office:value-type="float" office:value="2.05382706471534">
                <text:p>2.053827064715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3941475326172">
                <text:p>2.43941475326172</text:p>
              </table:table-cell>
              <table:table-cell office:value-type="float" office:value="6.9508952998396">
                <text:p>6.9508952998396</text:p>
              </table:table-cell>
              <table:table-cell office:value-type="float" office:value="0.920201473326336">
                <text:p>0.920201473326336</text:p>
              </table:table-cell>
              <table:table-cell office:value-type="float" office:value="2.74045779240094">
                <text:p>2.740457792400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82673762533964">
                <text:p>1.82673762533964</text:p>
              </table:table-cell>
              <table:table-cell office:value-type="float" office:value="5.31540738564647">
                <text:p>5.31540738564647</text:p>
              </table:table-cell>
              <table:table-cell office:value-type="float" office:value="0.573013303875291">
                <text:p>0.573013303875291</text:p>
              </table:table-cell>
              <table:table-cell office:value-type="float" office:value="4.28859534983441">
                <text:p>4.28859534983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